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1" table:style-name="ta1">
        <table:shapes>
          <draw:frame draw:z-index="0" draw:style-name="gr1" draw:text-style-name="P1" svg:width="6.2965in" svg:height="3.5449in" svg:x="3.2232in" svg:y="3.6602in">
            <draw:object draw:notify-on-update-of-ranges="flatDgait1.B1:flatDgait1.NA1 flatDgait1.B1:flatDgait1.NA1 flatDgait1.A6:flatDgait1.A6 flatDgait1.B6:flatDgait1.NA6 flatDgait1.B1:flatDgait1.NA1 flatDgait1.A8:flatDgait1.A8 flatDgait1.B8:flatDgait1.NA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0" table:number-columns-repeated="2" table:default-cell-style-name="Default"/>
        <table:table-column table:style-name="co9" table:number-columns-repeated="4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9" table:number-columns-repeated="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23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3" table:default-cell-style-name="Default"/>
        <table:table-column table:style-name="co9" table:number-columns-repeated="17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30" table:default-cell-style-name="Default"/>
        <table:table-column table:style-name="co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number-columns-repeated="4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number-columns-repeated="47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19026184082" calcext:value-type="float">
            <text:p>0.066711902618408</text:p>
          </table:table-cell>
          <table:table-cell office:value-type="float" office:value="0.133423566818237" calcext:value-type="float">
            <text:p>0.133423566818237</text:p>
          </table:table-cell>
          <table:table-cell office:value-type="float" office:value="0.200135469436645" calcext:value-type="float">
            <text:p>0.200135469436645</text:p>
          </table:table-cell>
          <table:table-cell office:value-type="float" office:value="0.23349142074585" calcext:value-type="float">
            <text:p>0.23349142074585</text:p>
          </table:table-cell>
          <table:table-cell office:value-type="float" office:value="0.300203084945679" calcext:value-type="float">
            <text:p>0.300203084945679</text:p>
          </table:table-cell>
          <table:table-cell office:value-type="float" office:value="0.366914749145508" calcext:value-type="float">
            <text:p>0.366914749145508</text:p>
          </table:table-cell>
          <table:table-cell office:value-type="float" office:value="0.400270462036133" calcext:value-type="float">
            <text:p>0.400270462036133</text:p>
          </table:table-cell>
          <table:table-cell office:value-type="float" office:value="0.466982126235962" calcext:value-type="float">
            <text:p>0.466982126235962</text:p>
          </table:table-cell>
          <table:table-cell office:value-type="float" office:value="0.500338077545166" calcext:value-type="float">
            <text:p>0.500338077545166</text:p>
          </table:table-cell>
          <table:table-cell office:value-type="float" office:value="0.567049503326416" calcext:value-type="float">
            <text:p>0.567049503326416</text:p>
          </table:table-cell>
          <table:table-cell office:value-type="float" office:value="0.60040545463562" calcext:value-type="float">
            <text:p>0.60040545463562</text:p>
          </table:table-cell>
          <table:table-cell office:value-type="float" office:value="0.667120933532715" calcext:value-type="float">
            <text:p>0.667120933532715</text:p>
          </table:table-cell>
          <table:table-cell office:value-type="float" office:value="0.700480699539185" calcext:value-type="float">
            <text:p>0.700480699539185</text:p>
          </table:table-cell>
          <table:table-cell office:value-type="float" office:value="0.733840703964233" calcext:value-type="float">
            <text:p>0.733840703964233</text:p>
          </table:table-cell>
          <table:table-cell office:value-type="float" office:value="0.800560474395752" calcext:value-type="float">
            <text:p>0.800560474395752</text:p>
          </table:table-cell>
          <table:table-cell office:value-type="float" office:value="0.867280244827271" calcext:value-type="float">
            <text:p>0.867280244827271</text:p>
          </table:table-cell>
          <table:table-cell office:value-type="float" office:value="0.934000015258789" calcext:value-type="float">
            <text:p>0.934000015258789</text:p>
          </table:table-cell>
          <table:table-cell office:value-type="float" office:value="0.967360019683838" calcext:value-type="float">
            <text:p>0.967360019683838</text:p>
          </table:table-cell>
          <table:table-cell office:value-type="float" office:value="1.00072002410889" calcext:value-type="float">
            <text:p>1.00072002410889</text:p>
          </table:table-cell>
          <table:table-cell office:value-type="float" office:value="1.06744003295898" calcext:value-type="float">
            <text:p>1.06744003295898</text:p>
          </table:table-cell>
          <table:table-cell office:value-type="float" office:value="1.10080003738403" calcext:value-type="float">
            <text:p>1.10080003738403</text:p>
          </table:table-cell>
          <table:table-cell office:value-type="float" office:value="1.16752028465271" calcext:value-type="float">
            <text:p>1.16752028465271</text:p>
          </table:table-cell>
          <table:table-cell office:value-type="float" office:value="1.20088028907776" calcext:value-type="float">
            <text:p>1.20088028907776</text:p>
          </table:table-cell>
          <table:table-cell office:value-type="float" office:value="1.23424029350281" calcext:value-type="float">
            <text:p>1.23424029350281</text:p>
          </table:table-cell>
          <table:table-cell office:value-type="float" office:value="1.26760077476501" calcext:value-type="float">
            <text:p>1.26760077476501</text:p>
          </table:table-cell>
          <table:table-cell office:value-type="float" office:value="1.33432078361511" calcext:value-type="float">
            <text:p>1.33432078361511</text:p>
          </table:table-cell>
          <table:table-cell office:value-type="float" office:value="1.36768102645874" calcext:value-type="float">
            <text:p>1.36768102645874</text:p>
          </table:table-cell>
          <table:table-cell office:value-type="float" office:value="1.40104126930237" calcext:value-type="float">
            <text:p>1.40104126930237</text:p>
          </table:table-cell>
          <table:table-cell office:value-type="float" office:value="1.46776151657105" calcext:value-type="float">
            <text:p>1.46776151657105</text:p>
          </table:table-cell>
          <table:table-cell office:value-type="float" office:value="1.53448224067688" calcext:value-type="float">
            <text:p>1.53448224067688</text:p>
          </table:table-cell>
          <table:table-cell office:value-type="float" office:value="1.60120272636414" calcext:value-type="float">
            <text:p>1.60120272636414</text:p>
          </table:table-cell>
          <table:table-cell office:value-type="float" office:value="1.66791939735413" calcext:value-type="float">
            <text:p>1.66791939735413</text:p>
          </table:table-cell>
          <table:table-cell office:value-type="float" office:value="1.73463177680969" calcext:value-type="float">
            <text:p>1.73463177680969</text:p>
          </table:table-cell>
          <table:table-cell office:value-type="float" office:value="1.76798796653748" calcext:value-type="float">
            <text:p>1.76798796653748</text:p>
          </table:table-cell>
          <table:table-cell office:value-type="float" office:value="1.83470034599304" calcext:value-type="float">
            <text:p>1.83470034599304</text:p>
          </table:table-cell>
          <table:table-cell office:value-type="float" office:value="1.90141272544861" calcext:value-type="float">
            <text:p>1.90141272544861</text:p>
          </table:table-cell>
          <table:table-cell office:value-type="float" office:value="1.96812510490417" calcext:value-type="float">
            <text:p>1.96812510490417</text:p>
          </table:table-cell>
          <table:table-cell office:value-type="float" office:value="2.03483724594116" calcext:value-type="float">
            <text:p>2.03483724594116</text:p>
          </table:table-cell>
          <table:table-cell office:value-type="float" office:value="2.06819343566895" calcext:value-type="float">
            <text:p>2.06819343566895</text:p>
          </table:table-cell>
          <table:table-cell office:value-type="float" office:value="2.13490581512451" calcext:value-type="float">
            <text:p>2.13490581512451</text:p>
          </table:table-cell>
          <table:table-cell office:value-type="float" office:value="2.2016179561615" calcext:value-type="float">
            <text:p>2.2016179561615</text:p>
          </table:table-cell>
          <table:table-cell office:value-type="float" office:value="2.26833009719849" calcext:value-type="float">
            <text:p>2.26833009719849</text:p>
          </table:table-cell>
          <table:table-cell office:value-type="float" office:value="2.33504247665405" calcext:value-type="float">
            <text:p>2.33504247665405</text:p>
          </table:table-cell>
          <table:table-cell office:value-type="float" office:value="2.36839842796326" calcext:value-type="float">
            <text:p>2.36839842796326</text:p>
          </table:table-cell>
          <table:table-cell office:value-type="float" office:value="2.43511080741882" calcext:value-type="float">
            <text:p>2.43511080741882</text:p>
          </table:table-cell>
          <table:table-cell office:value-type="float" office:value="2.50182294845581" calcext:value-type="float">
            <text:p>2.50182294845581</text:p>
          </table:table-cell>
          <table:table-cell office:value-type="float" office:value="2.53517913818359" calcext:value-type="float">
            <text:p>2.53517913818359</text:p>
          </table:table-cell>
          <table:table-cell office:value-type="float" office:value="2.5685350894928" calcext:value-type="float">
            <text:p>2.5685350894928</text:p>
          </table:table-cell>
          <table:table-cell office:value-type="float" office:value="2.63524723052979" calcext:value-type="float">
            <text:p>2.63524723052979</text:p>
          </table:table-cell>
          <table:table-cell office:value-type="float" office:value="2.70195937156677" calcext:value-type="float">
            <text:p>2.70195937156677</text:p>
          </table:table-cell>
          <table:table-cell office:value-type="float" office:value="2.76867151260376" calcext:value-type="float">
            <text:p>2.76867151260376</text:p>
          </table:table-cell>
          <table:table-cell office:value-type="float" office:value="2.83538365364075" calcext:value-type="float">
            <text:p>2.83538365364075</text:p>
          </table:table-cell>
          <table:table-cell office:value-type="float" office:value="2.86873960494995" calcext:value-type="float">
            <text:p>2.86873960494995</text:p>
          </table:table-cell>
          <table:table-cell office:value-type="float" office:value="2.93545174598694" calcext:value-type="float">
            <text:p>2.93545174598694</text:p>
          </table:table-cell>
          <table:table-cell office:value-type="float" office:value="3.00216364860535" calcext:value-type="float">
            <text:p>3.00216364860535</text:p>
          </table:table-cell>
          <table:table-cell office:value-type="float" office:value="3.06887578964233" calcext:value-type="float">
            <text:p>3.06887578964233</text:p>
          </table:table-cell>
          <table:table-cell office:value-type="float" office:value="3.10223174095154" calcext:value-type="float">
            <text:p>3.10223174095154</text:p>
          </table:table-cell>
          <table:table-cell office:value-type="float" office:value="3.13558769226074" calcext:value-type="float">
            <text:p>3.13558769226074</text:p>
          </table:table-cell>
          <table:table-cell office:value-type="float" office:value="3.20229959487915" calcext:value-type="float">
            <text:p>3.20229959487915</text:p>
          </table:table-cell>
          <table:table-cell office:value-type="float" office:value="3.26901149749756" calcext:value-type="float">
            <text:p>3.26901149749756</text:p>
          </table:table-cell>
          <table:table-cell office:value-type="float" office:value="3.30236744880676" calcext:value-type="float">
            <text:p>3.30236744880676</text:p>
          </table:table-cell>
          <table:table-cell office:value-type="float" office:value="3.36907935142517" calcext:value-type="float">
            <text:p>3.36907935142517</text:p>
          </table:table-cell>
          <table:table-cell office:value-type="float" office:value="3.40243530273437" calcext:value-type="float">
            <text:p>3.40243530273437</text:p>
          </table:table-cell>
          <table:table-cell office:value-type="float" office:value="3.46914720535278" calcext:value-type="float">
            <text:p>3.46914720535278</text:p>
          </table:table-cell>
          <table:table-cell office:value-type="float" office:value="3.53585886955261" calcext:value-type="float">
            <text:p>3.53585886955261</text:p>
          </table:table-cell>
          <table:table-cell office:value-type="float" office:value="3.6025710105896" calcext:value-type="float">
            <text:p>3.6025710105896</text:p>
          </table:table-cell>
          <table:table-cell office:value-type="float" office:value="3.6359269618988" calcext:value-type="float">
            <text:p>3.6359269618988</text:p>
          </table:table-cell>
          <table:table-cell office:value-type="float" office:value="3.70263886451721" calcext:value-type="float">
            <text:p>3.70263886451721</text:p>
          </table:table-cell>
          <table:table-cell office:value-type="float" office:value="3.73599481582642" calcext:value-type="float">
            <text:p>3.73599481582642</text:p>
          </table:table-cell>
          <table:table-cell office:value-type="float" office:value="3.80270671844482" calcext:value-type="float">
            <text:p>3.80270671844482</text:p>
          </table:table-cell>
          <table:table-cell office:value-type="float" office:value="3.83606266975403" calcext:value-type="float">
            <text:p>3.83606266975403</text:p>
          </table:table-cell>
          <table:table-cell office:value-type="float" office:value="3.90277457237244" calcext:value-type="float">
            <text:p>3.90277457237244</text:p>
          </table:table-cell>
          <table:table-cell office:value-type="float" office:value="3.93613052368164" calcext:value-type="float">
            <text:p>3.93613052368164</text:p>
          </table:table-cell>
          <table:table-cell office:value-type="float" office:value="3.96948623657227" calcext:value-type="float">
            <text:p>3.96948623657227</text:p>
          </table:table-cell>
          <table:table-cell office:value-type="float" office:value="4.03619813919067" calcext:value-type="float">
            <text:p>4.03619813919067</text:p>
          </table:table-cell>
          <table:table-cell office:value-type="float" office:value="4.06955409049988" calcext:value-type="float">
            <text:p>4.06955409049988</text:p>
          </table:table-cell>
          <table:table-cell office:value-type="float" office:value="4.1029098033905" calcext:value-type="float">
            <text:p>4.1029098033905</text:p>
          </table:table-cell>
          <table:table-cell office:value-type="float" office:value="4.16962170600891" calcext:value-type="float">
            <text:p>4.16962170600891</text:p>
          </table:table-cell>
          <table:table-cell office:value-type="float" office:value="4.23633337020874" calcext:value-type="float">
            <text:p>4.23633337020874</text:p>
          </table:table-cell>
          <table:table-cell office:value-type="float" office:value="4.26968932151794" calcext:value-type="float">
            <text:p>4.26968932151794</text:p>
          </table:table-cell>
          <table:table-cell office:value-type="float" office:value="4.33640098571777" calcext:value-type="float">
            <text:p>4.33640098571777</text:p>
          </table:table-cell>
          <table:table-cell office:value-type="float" office:value="4.40311241149902" calcext:value-type="float">
            <text:p>4.40311241149902</text:p>
          </table:table-cell>
          <table:table-cell office:value-type="float" office:value="4.43646836280823" calcext:value-type="float">
            <text:p>4.43646836280823</text:p>
          </table:table-cell>
          <table:table-cell office:value-type="float" office:value="4.50318002700806" calcext:value-type="float">
            <text:p>4.50318002700806</text:p>
          </table:table-cell>
          <table:table-cell office:value-type="float" office:value="4.56989145278931" calcext:value-type="float">
            <text:p>4.56989145278931</text:p>
          </table:table-cell>
          <table:table-cell office:value-type="float" office:value="4.60324716567993" calcext:value-type="float">
            <text:p>4.60324716567993</text:p>
          </table:table-cell>
          <table:table-cell office:value-type="float" office:value="4.66995930671692" calcext:value-type="float">
            <text:p>4.66995930671692</text:p>
          </table:table-cell>
          <table:table-cell office:value-type="float" office:value="4.7033154964447" calcext:value-type="float">
            <text:p>4.7033154964447</text:p>
          </table:table-cell>
          <table:table-cell office:value-type="float" office:value="4.73667168617249" calcext:value-type="float">
            <text:p>4.73667168617249</text:p>
          </table:table-cell>
          <table:table-cell office:value-type="float" office:value="4.77002787590027" calcext:value-type="float">
            <text:p>4.77002787590027</text:p>
          </table:table-cell>
          <table:table-cell office:value-type="float" office:value="4.83674025535584" calcext:value-type="float">
            <text:p>4.83674025535584</text:p>
          </table:table-cell>
          <table:table-cell office:value-type="float" office:value="4.87009644508362" calcext:value-type="float">
            <text:p>4.87009644508362</text:p>
          </table:table-cell>
          <table:table-cell office:value-type="float" office:value="4.93680858612061" calcext:value-type="float">
            <text:p>4.93680858612061</text:p>
          </table:table-cell>
          <table:table-cell office:value-type="float" office:value="5.13694596290588" calcext:value-type="float">
            <text:p>5.13694596290588</text:p>
          </table:table-cell>
          <table:table-cell office:value-type="float" office:value="5.23701429367065" calcext:value-type="float">
            <text:p>5.23701429367065</text:p>
          </table:table-cell>
          <table:table-cell office:value-type="float" office:value="5.33708262443543" calcext:value-type="float">
            <text:p>5.33708262443543</text:p>
          </table:table-cell>
          <table:table-cell office:value-type="float" office:value="5.40379476547241" calcext:value-type="float">
            <text:p>5.40379476547241</text:p>
          </table:table-cell>
          <table:table-cell office:value-type="float" office:value="5.4371509552002" calcext:value-type="float">
            <text:p>5.4371509552002</text:p>
          </table:table-cell>
          <table:table-cell office:value-type="float" office:value="5.53721928596497" calcext:value-type="float">
            <text:p>5.53721928596497</text:p>
          </table:table-cell>
          <table:table-cell office:value-type="float" office:value="5.77072715759277" calcext:value-type="float">
            <text:p>5.77072715759277</text:p>
          </table:table-cell>
          <table:table-cell office:value-type="float" office:value="6.03760695457459" calcext:value-type="float">
            <text:p>6.03760695457459</text:p>
          </table:table-cell>
          <table:table-cell office:value-type="float" office:value="6.10432720184326" calcext:value-type="float">
            <text:p>6.10432720184326</text:p>
          </table:table-cell>
          <table:table-cell office:value-type="float" office:value="6.13768744468689" calcext:value-type="float">
            <text:p>6.13768744468689</text:p>
          </table:table-cell>
          <table:table-cell office:value-type="float" office:value="6.20440745353699" calcext:value-type="float">
            <text:p>6.20440745353699</text:p>
          </table:table-cell>
          <table:table-cell office:value-type="float" office:value="6.27112770080566" calcext:value-type="float">
            <text:p>6.27112770080566</text:p>
          </table:table-cell>
          <table:table-cell office:value-type="float" office:value="6.33784818649292" calcext:value-type="float">
            <text:p>6.33784818649292</text:p>
          </table:table-cell>
          <table:table-cell office:value-type="float" office:value="6.37120842933655" calcext:value-type="float">
            <text:p>6.37120842933655</text:p>
          </table:table-cell>
          <table:table-cell office:value-type="float" office:value="6.73815631866455" calcext:value-type="float">
            <text:p>6.73815631866455</text:p>
          </table:table-cell>
          <table:table-cell office:value-type="float" office:value="6.87157702445984" calcext:value-type="float">
            <text:p>6.87157702445984</text:p>
          </table:table-cell>
          <table:table-cell office:value-type="float" office:value="6.93828725814819" calcext:value-type="float">
            <text:p>6.93828725814819</text:p>
          </table:table-cell>
          <table:table-cell office:value-type="float" office:value="7.00499749183655" calcext:value-type="float">
            <text:p>7.00499749183655</text:p>
          </table:table-cell>
          <table:table-cell office:value-type="float" office:value="7.03835248947144" calcext:value-type="float">
            <text:p>7.03835248947144</text:p>
          </table:table-cell>
          <table:table-cell office:value-type="float" office:value="7.10506248474121" calcext:value-type="float">
            <text:p>7.10506248474121</text:p>
          </table:table-cell>
          <table:table-cell office:value-type="float" office:value="7.20512747764587" calcext:value-type="float">
            <text:p>7.20512747764587</text:p>
          </table:table-cell>
          <table:table-cell office:value-type="float" office:value="7.27183747291565" calcext:value-type="float">
            <text:p>7.27183747291565</text:p>
          </table:table-cell>
          <table:table-cell office:value-type="float" office:value="7.33854722976685" calcext:value-type="float">
            <text:p>7.33854722976685</text:p>
          </table:table-cell>
          <table:table-cell office:value-type="float" office:value="7.40525722503662" calcext:value-type="float">
            <text:p>7.40525722503662</text:p>
          </table:table-cell>
          <table:table-cell office:value-type="float" office:value="7.43861222267151" calcext:value-type="float">
            <text:p>7.43861222267151</text:p>
          </table:table-cell>
          <table:table-cell office:value-type="float" office:value="7.57203149795532" calcext:value-type="float">
            <text:p>7.57203149795532</text:p>
          </table:table-cell>
          <table:table-cell office:value-type="float" office:value="7.60538625717163" calcext:value-type="float">
            <text:p>7.60538625717163</text:p>
          </table:table-cell>
          <table:table-cell office:value-type="float" office:value="7.67209649085999" calcext:value-type="float">
            <text:p>7.67209649085999</text:p>
          </table:table-cell>
          <table:table-cell office:value-type="float" office:value="7.70545172691345" calcext:value-type="float">
            <text:p>7.70545172691345</text:p>
          </table:table-cell>
          <table:table-cell office:value-type="float" office:value="7.77216243743897" calcext:value-type="float">
            <text:p>7.77216243743897</text:p>
          </table:table-cell>
          <table:table-cell office:value-type="float" office:value="7.83887314796448" calcext:value-type="float">
            <text:p>7.83887314796448</text:p>
          </table:table-cell>
          <table:table-cell office:value-type="float" office:value="7.87222838401794" calcext:value-type="float">
            <text:p>7.87222838401794</text:p>
          </table:table-cell>
          <table:table-cell office:value-type="float" office:value="7.90558362007141" calcext:value-type="float">
            <text:p>7.90558362007141</text:p>
          </table:table-cell>
          <table:table-cell office:value-type="float" office:value="7.97229409217835" calcext:value-type="float">
            <text:p>7.97229409217835</text:p>
          </table:table-cell>
          <table:table-cell office:value-type="float" office:value="8.03900456428528" calcext:value-type="float">
            <text:p>8.03900456428528</text:p>
          </table:table-cell>
          <table:table-cell office:value-type="float" office:value="8.10571503639221" calcext:value-type="float">
            <text:p>8.10571503639221</text:p>
          </table:table-cell>
          <table:table-cell office:value-type="float" office:value="8.13907027244568" calcext:value-type="float">
            <text:p>8.13907027244568</text:p>
          </table:table-cell>
          <table:table-cell office:value-type="float" office:value="8.27249050140381" calcext:value-type="float">
            <text:p>8.27249050140381</text:p>
          </table:table-cell>
          <table:table-cell office:value-type="float" office:value="8.33920073509216" calcext:value-type="float">
            <text:p>8.33920073509216</text:p>
          </table:table-cell>
          <table:table-cell office:value-type="float" office:value="8.37255573272705" calcext:value-type="float">
            <text:p>8.37255573272705</text:p>
          </table:table-cell>
          <table:table-cell office:value-type="float" office:value="8.50597596168518" calcext:value-type="float">
            <text:p>8.50597596168518</text:p>
          </table:table-cell>
          <table:table-cell office:value-type="float" office:value="8.57268595695496" calcext:value-type="float">
            <text:p>8.57268595695496</text:p>
          </table:table-cell>
          <table:table-cell office:value-type="float" office:value="8.60604095458984" calcext:value-type="float">
            <text:p>8.60604095458984</text:p>
          </table:table-cell>
          <table:table-cell office:value-type="float" office:value="8.77283000946045" calcext:value-type="float">
            <text:p>8.77283000946045</text:p>
          </table:table-cell>
          <table:table-cell office:value-type="float" office:value="8.83954691886902" calcext:value-type="float">
            <text:p>8.83954691886902</text:p>
          </table:table-cell>
          <table:table-cell office:value-type="float" office:value="8.87290573120117" calcext:value-type="float">
            <text:p>8.87290573120117</text:p>
          </table:table-cell>
          <table:table-cell office:value-type="float" office:value="9.13977527618408" calcext:value-type="float">
            <text:p>9.13977527618408</text:p>
          </table:table-cell>
          <table:table-cell office:value-type="float" office:value="9.20649266242981" calcext:value-type="float">
            <text:p>9.20649266242981</text:p>
          </table:table-cell>
          <table:table-cell office:value-type="float" office:value="9.23985171318054" calcext:value-type="float">
            <text:p>9.23985171318054</text:p>
          </table:table-cell>
          <table:table-cell office:value-type="float" office:value="9.2732105255127" calcext:value-type="float">
            <text:p>9.2732105255127</text:p>
          </table:table-cell>
          <table:table-cell office:value-type="float" office:value="9.37328720092773" calcext:value-type="float">
            <text:p>9.37328720092773</text:p>
          </table:table-cell>
          <table:table-cell office:value-type="float" office:value="9.47336411476135" calcext:value-type="float">
            <text:p>9.47336411476135</text:p>
          </table:table-cell>
          <table:table-cell office:value-type="float" office:value="9.57344126701355" calcext:value-type="float">
            <text:p>9.57344126701355</text:p>
          </table:table-cell>
          <table:table-cell office:value-type="float" office:value="9.60680031776428" calcext:value-type="float">
            <text:p>9.60680031776428</text:p>
          </table:table-cell>
          <table:table-cell office:value-type="float" office:value="9.67351579666138" calcext:value-type="float">
            <text:p>9.67351579666138</text:p>
          </table:table-cell>
          <table:table-cell office:value-type="float" office:value="9.7402286529541" calcext:value-type="float">
            <text:p>9.7402286529541</text:p>
          </table:table-cell>
          <table:table-cell office:value-type="float" office:value="9.80694127082825" calcext:value-type="float">
            <text:p>9.80694127082825</text:p>
          </table:table-cell>
          <table:table-cell office:value-type="float" office:value="9.84029769897461" calcext:value-type="float">
            <text:p>9.84029769897461</text:p>
          </table:table-cell>
          <table:table-cell office:value-type="float" office:value="9.87365388870239" calcext:value-type="float">
            <text:p>9.87365388870239</text:p>
          </table:table-cell>
          <table:table-cell office:value-type="float" office:value="9.94036674499512" calcext:value-type="float">
            <text:p>9.94036674499512</text:p>
          </table:table-cell>
          <table:table-cell office:value-type="float" office:value="9.97372317314148" calcext:value-type="float">
            <text:p>9.97372317314148</text:p>
          </table:table-cell>
          <table:table-cell office:value-type="float" office:value="10.0404357910156" calcext:value-type="float">
            <text:p>10.0404357910156</text:p>
          </table:table-cell>
          <table:table-cell office:value-type="float" office:value="10.3072867393494" calcext:value-type="float">
            <text:p>10.3072867393494</text:p>
          </table:table-cell>
          <table:table-cell office:value-type="float" office:value="10.3739993572235" calcext:value-type="float">
            <text:p>10.3739993572235</text:p>
          </table:table-cell>
          <table:table-cell office:value-type="float" office:value="10.4073555469513" calcext:value-type="float">
            <text:p>10.4073555469513</text:p>
          </table:table-cell>
          <table:table-cell office:value-type="float" office:value="10.4407119750977" calcext:value-type="float">
            <text:p>10.4407119750977</text:p>
          </table:table-cell>
          <table:table-cell office:value-type="float" office:value="10.5074245929718" calcext:value-type="float">
            <text:p>10.5074245929718</text:p>
          </table:table-cell>
          <table:table-cell office:value-type="float" office:value="10.5407810211182" calcext:value-type="float">
            <text:p>10.5407810211182</text:p>
          </table:table-cell>
          <table:table-cell office:value-type="float" office:value="10.5741372108459" calcext:value-type="float">
            <text:p>10.5741372108459</text:p>
          </table:table-cell>
          <table:table-cell office:value-type="float" office:value="10.6408500671387" calcext:value-type="float">
            <text:p>10.6408500671387</text:p>
          </table:table-cell>
          <table:table-cell office:value-type="float" office:value="10.7409298419952" calcext:value-type="float">
            <text:p>10.7409298419952</text:p>
          </table:table-cell>
          <table:table-cell office:value-type="float" office:value="10.7742898464203" calcext:value-type="float">
            <text:p>10.7742898464203</text:p>
          </table:table-cell>
          <table:table-cell office:value-type="float" office:value="10.8076498508453" calcext:value-type="float">
            <text:p>10.8076498508453</text:p>
          </table:table-cell>
          <table:table-cell office:value-type="float" office:value="11.1746110916138" calcext:value-type="float">
            <text:p>11.1746110916138</text:p>
          </table:table-cell>
          <table:table-cell office:value-type="float" office:value="11.2413318157196" calcext:value-type="float">
            <text:p>11.2413318157196</text:p>
          </table:table-cell>
          <table:table-cell office:value-type="float" office:value="11.3080523014069" calcext:value-type="float">
            <text:p>11.3080523014069</text:p>
          </table:table-cell>
          <table:table-cell office:value-type="float" office:value="11.3747730255127" calcext:value-type="float">
            <text:p>11.3747730255127</text:p>
          </table:table-cell>
          <table:table-cell office:value-type="float" office:value="11.4414937496185" calcext:value-type="float">
            <text:p>11.4414937496185</text:p>
          </table:table-cell>
          <table:table-cell office:value-type="float" office:value="11.5082147121429" calcext:value-type="float">
            <text:p>11.5082147121429</text:p>
          </table:table-cell>
          <table:table-cell office:value-type="float" office:value="11.7750818729401" calcext:value-type="float">
            <text:p>11.7750818729401</text:p>
          </table:table-cell>
          <table:table-cell office:value-type="float" office:value="11.8417947292328" calcext:value-type="float">
            <text:p>11.8417947292328</text:p>
          </table:table-cell>
          <table:table-cell office:value-type="float" office:value="11.8751511573792" calcext:value-type="float">
            <text:p>11.8751511573792</text:p>
          </table:table-cell>
          <table:table-cell office:value-type="float" office:value="11.9752202033997" calcext:value-type="float">
            <text:p>11.9752202033997</text:p>
          </table:table-cell>
          <table:table-cell office:value-type="float" office:value="12.0419330596924" calcext:value-type="float">
            <text:p>12.0419330596924</text:p>
          </table:table-cell>
          <table:table-cell office:value-type="float" office:value="12.1086456775665" calcext:value-type="float">
            <text:p>12.1086456775665</text:p>
          </table:table-cell>
          <table:table-cell office:value-type="float" office:value="12.1420021057129" calcext:value-type="float">
            <text:p>12.1420021057129</text:p>
          </table:table-cell>
          <table:table-cell office:value-type="float" office:value="12.208714723587" calcext:value-type="float">
            <text:p>12.208714723587</text:p>
          </table:table-cell>
          <table:table-cell office:value-type="float" office:value="12.2754273414612" calcext:value-type="float">
            <text:p>12.2754273414612</text:p>
          </table:table-cell>
          <table:table-cell office:value-type="float" office:value="12.308783531189" calcext:value-type="float">
            <text:p>12.308783531189</text:p>
          </table:table-cell>
          <table:table-cell office:value-type="float" office:value="12.3421399593353" calcext:value-type="float">
            <text:p>12.3421399593353</text:p>
          </table:table-cell>
          <table:table-cell office:value-type="float" office:value="12.3754961490631" calcext:value-type="float">
            <text:p>12.3754961490631</text:p>
          </table:table-cell>
          <table:table-cell office:value-type="float" office:value="12.4422087669373" calcext:value-type="float">
            <text:p>12.4422087669373</text:p>
          </table:table-cell>
          <table:table-cell office:value-type="float" office:value="12.5089213848114" calcext:value-type="float">
            <text:p>12.5089213848114</text:p>
          </table:table-cell>
          <table:table-cell office:value-type="float" office:value="12.5422778129578" calcext:value-type="float">
            <text:p>12.5422778129578</text:p>
          </table:table-cell>
          <table:table-cell office:value-type="float" office:value="12.6089904308319" calcext:value-type="float">
            <text:p>12.6089904308319</text:p>
          </table:table-cell>
          <table:table-cell office:value-type="float" office:value="12.6423468589783" calcext:value-type="float">
            <text:p>12.6423468589783</text:p>
          </table:table-cell>
          <table:table-cell office:value-type="float" office:value="12.7090594768524" calcext:value-type="float">
            <text:p>12.7090594768524</text:p>
          </table:table-cell>
          <table:table-cell office:value-type="float" office:value="12.8758413791657" calcext:value-type="float">
            <text:p>12.8758413791657</text:p>
          </table:table-cell>
          <table:table-cell office:value-type="float" office:value="12.9425542354584" calcext:value-type="float">
            <text:p>12.9425542354584</text:p>
          </table:table-cell>
          <table:table-cell office:value-type="float" office:value="13.0092668533325" calcext:value-type="float">
            <text:p>13.0092668533325</text:p>
          </table:table-cell>
          <table:table-cell office:value-type="float" office:value="13.0759794712067" calcext:value-type="float">
            <text:p>13.0759794712067</text:p>
          </table:table-cell>
          <table:table-cell office:value-type="float" office:value="13.1093361377716" calcext:value-type="float">
            <text:p>13.1093361377716</text:p>
          </table:table-cell>
          <table:table-cell office:value-type="float" office:value="13.1760487556458" calcext:value-type="float">
            <text:p>13.1760487556458</text:p>
          </table:table-cell>
          <table:table-cell office:value-type="float" office:value="13.2094049453735" calcext:value-type="float">
            <text:p>13.2094049453735</text:p>
          </table:table-cell>
          <table:table-cell office:value-type="float" office:value="13.2761175632477" calcext:value-type="float">
            <text:p>13.2761175632477</text:p>
          </table:table-cell>
          <table:table-cell office:value-type="float" office:value="13.309473991394" calcext:value-type="float">
            <text:p>13.309473991394</text:p>
          </table:table-cell>
          <table:table-cell office:value-type="float" office:value="13.5429677963257" calcext:value-type="float">
            <text:p>13.5429677963257</text:p>
          </table:table-cell>
          <table:table-cell office:value-type="float" office:value="13.6096804141998" calcext:value-type="float">
            <text:p>13.6096804141998</text:p>
          </table:table-cell>
          <table:table-cell office:value-type="float" office:value="13.7764594554901" calcext:value-type="float">
            <text:p>13.7764594554901</text:p>
          </table:table-cell>
          <table:table-cell office:value-type="float" office:value="13.8098149299622" calcext:value-type="float">
            <text:p>13.8098149299622</text:p>
          </table:table-cell>
          <table:table-cell office:value-type="float" office:value="13.8431706428528" calcext:value-type="float">
            <text:p>13.8431706428528</text:p>
          </table:table-cell>
          <table:table-cell office:value-type="float" office:value="13.909882068634" calcext:value-type="float">
            <text:p>13.909882068634</text:p>
          </table:table-cell>
          <table:table-cell office:value-type="float" office:value="13.9432375431061" calcext:value-type="float">
            <text:p>13.9432375431061</text:p>
          </table:table-cell>
          <table:table-cell office:value-type="float" office:value="14.0099487304688" calcext:value-type="float">
            <text:p>14.0099487304688</text:p>
          </table:table-cell>
          <table:table-cell office:value-type="float" office:value="14.0433044433594" calcext:value-type="float">
            <text:p>14.0433044433594</text:p>
          </table:table-cell>
          <table:table-cell office:value-type="float" office:value="14.4102153778076" calcext:value-type="float">
            <text:p>14.4102153778076</text:p>
          </table:table-cell>
          <table:table-cell office:value-type="float" office:value="14.4435710906982" calcext:value-type="float">
            <text:p>14.4435710906982</text:p>
          </table:table-cell>
          <table:table-cell office:value-type="float" office:value="14.5102820396423" calcext:value-type="float">
            <text:p>14.5102820396423</text:p>
          </table:table-cell>
          <table:table-cell office:value-type="float" office:value="14.5769929885864" calcext:value-type="float">
            <text:p>14.5769929885864</text:p>
          </table:table-cell>
          <table:table-cell office:value-type="float" office:value="14.6437036991119" calcext:value-type="float">
            <text:p>14.6437036991119</text:p>
          </table:table-cell>
          <table:table-cell office:value-type="float" office:value="14.7104156017303" calcext:value-type="float">
            <text:p>14.7104156017303</text:p>
          </table:table-cell>
          <table:table-cell office:value-type="float" office:value="14.8104832172394" calcext:value-type="float">
            <text:p>14.8104832172394</text:p>
          </table:table-cell>
          <table:table-cell office:value-type="float" office:value="14.8771948814392" calcext:value-type="float">
            <text:p>14.8771948814392</text:p>
          </table:table-cell>
          <table:table-cell office:value-type="float" office:value="14.943906545639" calcext:value-type="float">
            <text:p>14.943906545639</text:p>
          </table:table-cell>
          <table:table-cell office:value-type="float" office:value="15.0106182098389" calcext:value-type="float">
            <text:p>15.0106182098389</text:p>
          </table:table-cell>
          <table:table-cell office:value-type="float" office:value="15.0439741611481" calcext:value-type="float">
            <text:p>15.0439741611481</text:p>
          </table:table-cell>
          <table:table-cell office:value-type="float" office:value="15.1106855869293" calcext:value-type="float">
            <text:p>15.1106855869293</text:p>
          </table:table-cell>
          <table:table-cell office:value-type="float" office:value="15.1440412998199" calcext:value-type="float">
            <text:p>15.1440412998199</text:p>
          </table:table-cell>
          <table:table-cell office:value-type="float" office:value="15.2107529640198" calcext:value-type="float">
            <text:p>15.2107529640198</text:p>
          </table:table-cell>
          <table:table-cell office:value-type="float" office:value="15.2441086769104" calcext:value-type="float">
            <text:p>15.2441086769104</text:p>
          </table:table-cell>
          <table:table-cell office:value-type="float" office:value="15.3108201026917" calcext:value-type="float">
            <text:p>15.3108201026917</text:p>
          </table:table-cell>
          <table:table-cell office:value-type="float" office:value="15.5109543800354" calcext:value-type="float">
            <text:p>15.5109543800354</text:p>
          </table:table-cell>
          <table:table-cell office:value-type="float" office:value="15.6443769931793" calcext:value-type="float">
            <text:p>15.6443769931793</text:p>
          </table:table-cell>
          <table:table-cell office:value-type="float" office:value="15.7110888957977" calcext:value-type="float">
            <text:p>15.7110888957977</text:p>
          </table:table-cell>
          <table:table-cell office:value-type="float" office:value="15.7778010368347" calcext:value-type="float">
            <text:p>15.7778010368347</text:p>
          </table:table-cell>
          <table:table-cell office:value-type="float" office:value="15.8778688907623" calcext:value-type="float">
            <text:p>15.8778688907623</text:p>
          </table:table-cell>
          <table:table-cell office:value-type="float" office:value="16.2781400680542" calcext:value-type="float">
            <text:p>16.2781400680542</text:p>
          </table:table-cell>
          <table:table-cell office:value-type="float" office:value="16.3782076835632" calcext:value-type="float">
            <text:p>16.3782076835632</text:p>
          </table:table-cell>
          <table:table-cell office:value-type="float" office:value="16.5783424377441" calcext:value-type="float">
            <text:p>16.5783424377441</text:p>
          </table:table-cell>
          <table:table-cell office:value-type="float" office:value="16.6450538635254" calcext:value-type="float">
            <text:p>16.6450538635254</text:p>
          </table:table-cell>
          <table:table-cell office:value-type="float" office:value="16.911910533905" calcext:value-type="float">
            <text:p>16.911910533905</text:p>
          </table:table-cell>
          <table:table-cell office:value-type="float" office:value="16.9786248207092" calcext:value-type="float">
            <text:p>16.9786248207092</text:p>
          </table:table-cell>
          <table:table-cell office:value-type="float" office:value="17.0119819641113" calcext:value-type="float">
            <text:p>17.0119819641113</text:p>
          </table:table-cell>
          <table:table-cell office:value-type="float" office:value="17.0453391075134" calcext:value-type="float">
            <text:p>17.0453391075134</text:p>
          </table:table-cell>
          <table:table-cell office:value-type="float" office:value="17.1120536327362" calcext:value-type="float">
            <text:p>17.1120536327362</text:p>
          </table:table-cell>
          <table:table-cell office:value-type="float" office:value="17.1454107761383" calcext:value-type="float">
            <text:p>17.1454107761383</text:p>
          </table:table-cell>
          <table:table-cell office:value-type="float" office:value="17.2121250629425" calcext:value-type="float">
            <text:p>17.2121250629425</text:p>
          </table:table-cell>
          <table:table-cell office:value-type="float" office:value="17.2788395881653" calcext:value-type="float">
            <text:p>17.2788395881653</text:p>
          </table:table-cell>
          <table:table-cell office:value-type="float" office:value="17.312196969986" calcext:value-type="float">
            <text:p>17.312196969986</text:p>
          </table:table-cell>
          <table:table-cell office:value-type="float" office:value="17.3789114952087" calcext:value-type="float">
            <text:p>17.3789114952087</text:p>
          </table:table-cell>
          <table:table-cell office:value-type="float" office:value="17.4456260204315" calcext:value-type="float">
            <text:p>17.4456260204315</text:p>
          </table:table-cell>
          <table:table-cell office:value-type="float" office:value="17.5123410224915" calcext:value-type="float">
            <text:p>17.5123410224915</text:p>
          </table:table-cell>
          <table:table-cell office:value-type="float" office:value="17.5790555477142" calcext:value-type="float">
            <text:p>17.5790555477142</text:p>
          </table:table-cell>
          <table:table-cell office:value-type="float" office:value="17.679126739502" calcext:value-type="float">
            <text:p>17.679126739502</text:p>
          </table:table-cell>
          <table:table-cell office:value-type="float" office:value="17.7124834060669" calcext:value-type="float">
            <text:p>17.7124834060669</text:p>
          </table:table-cell>
          <table:table-cell office:value-type="float" office:value="17.7791967391968" calcext:value-type="float">
            <text:p>17.7791967391968</text:p>
          </table:table-cell>
          <table:table-cell office:value-type="float" office:value="17.8125534057617" calcext:value-type="float">
            <text:p>17.8125534057617</text:p>
          </table:table-cell>
          <table:table-cell office:value-type="float" office:value="17.879266500473" calcext:value-type="float">
            <text:p>17.879266500473</text:p>
          </table:table-cell>
          <table:table-cell office:value-type="float" office:value="18.0126926898956" calcext:value-type="float">
            <text:p>18.0126926898956</text:p>
          </table:table-cell>
          <table:table-cell office:value-type="float" office:value="18.0460493564606" calcext:value-type="float">
            <text:p>18.0460493564606</text:p>
          </table:table-cell>
          <table:table-cell office:value-type="float" office:value="18.1461188793182" calcext:value-type="float">
            <text:p>18.1461188793182</text:p>
          </table:table-cell>
          <table:table-cell office:value-type="float" office:value="18.2128322124481" calcext:value-type="float">
            <text:p>18.2128322124481</text:p>
          </table:table-cell>
          <table:table-cell office:value-type="float" office:value="18.3129019737244" calcext:value-type="float">
            <text:p>18.3129019737244</text:p>
          </table:table-cell>
          <table:table-cell office:value-type="float" office:value="18.4463279247284" calcext:value-type="float">
            <text:p>18.4463279247284</text:p>
          </table:table-cell>
          <table:table-cell office:value-type="float" office:value="18.6464674472809" calcext:value-type="float">
            <text:p>18.6464674472809</text:p>
          </table:table-cell>
          <table:table-cell office:value-type="float" office:value="18.7131803035736" calcext:value-type="float">
            <text:p>18.7131803035736</text:p>
          </table:table-cell>
          <table:table-cell office:value-type="float" office:value="18.74653673172" calcext:value-type="float">
            <text:p>18.74653673172</text:p>
          </table:table-cell>
          <table:table-cell office:value-type="float" office:value="18.946674823761" calcext:value-type="float">
            <text:p>18.946674823761</text:p>
          </table:table-cell>
          <table:table-cell office:value-type="float" office:value="19.0133874416351" calcext:value-type="float">
            <text:p>19.0133874416351</text:p>
          </table:table-cell>
          <table:table-cell office:value-type="float" office:value="19.0801002979279" calcext:value-type="float">
            <text:p>19.0801002979279</text:p>
          </table:table-cell>
          <table:table-cell office:value-type="float" office:value="19.1468126773834" calcext:value-type="float">
            <text:p>19.1468126773834</text:p>
          </table:table-cell>
          <table:table-cell office:value-type="float" office:value="19.2135252952576" calcext:value-type="float">
            <text:p>19.2135252952576</text:p>
          </table:table-cell>
          <table:table-cell office:value-type="float" office:value="19.2802379131317" calcext:value-type="float">
            <text:p>19.2802379131317</text:p>
          </table:table-cell>
          <table:table-cell office:value-type="float" office:value="19.6138002872467" calcext:value-type="float">
            <text:p>19.6138002872467</text:p>
          </table:table-cell>
          <table:table-cell office:value-type="float" office:value="19.6805129051209" calcext:value-type="float">
            <text:p>19.6805129051209</text:p>
          </table:table-cell>
          <table:table-cell office:value-type="float" office:value="19.7138755321503" calcext:value-type="float">
            <text:p>19.7138755321503</text:p>
          </table:table-cell>
          <table:table-cell office:value-type="float" office:value="19.7806015014648" calcext:value-type="float">
            <text:p>19.7806015014648</text:p>
          </table:table-cell>
          <table:table-cell office:value-type="float" office:value="19.8473274707794" calcext:value-type="float">
            <text:p>19.8473274707794</text:p>
          </table:table-cell>
          <table:table-cell office:value-type="float" office:value="19.9140536785126" calcext:value-type="float">
            <text:p>19.9140536785126</text:p>
          </table:table-cell>
          <table:table-cell office:value-type="float" office:value="19.9807796478271" calcext:value-type="float">
            <text:p>19.9807796478271</text:p>
          </table:table-cell>
          <table:table-cell office:value-type="float" office:value="20.0141429901123" calcext:value-type="float">
            <text:p>20.0141429901123</text:p>
          </table:table-cell>
          <table:table-cell office:value-type="float" office:value="20.0475060939789" calcext:value-type="float">
            <text:p>20.0475060939789</text:p>
          </table:table-cell>
          <table:table-cell office:value-type="float" office:value="20.1142327785492" calcext:value-type="float">
            <text:p>20.1142327785492</text:p>
          </table:table-cell>
          <table:table-cell office:value-type="float" office:value="20.1475961208344" calcext:value-type="float">
            <text:p>20.1475961208344</text:p>
          </table:table-cell>
          <table:table-cell office:value-type="float" office:value="20.2143225669861" calcext:value-type="float">
            <text:p>20.2143225669861</text:p>
          </table:table-cell>
          <table:table-cell office:value-type="float" office:value="20.2810497283936" calcext:value-type="float">
            <text:p>20.2810497283936</text:p>
          </table:table-cell>
          <table:table-cell office:value-type="float" office:value="20.3144130706787" calcext:value-type="float">
            <text:p>20.3144130706787</text:p>
          </table:table-cell>
          <table:table-cell office:value-type="float" office:value="20.3477766513824" calcext:value-type="float">
            <text:p>20.3477766513824</text:p>
          </table:table-cell>
          <table:table-cell office:value-type="float" office:value="20.4145038127899" calcext:value-type="float">
            <text:p>20.4145038127899</text:p>
          </table:table-cell>
          <table:table-cell office:value-type="float" office:value="20.6814138889313" calcext:value-type="float">
            <text:p>20.6814138889313</text:p>
          </table:table-cell>
          <table:table-cell office:value-type="float" office:value="20.7481262683868" calcext:value-type="float">
            <text:p>20.7481262683868</text:p>
          </table:table-cell>
          <table:table-cell office:value-type="float" office:value="20.7814824581146" calcext:value-type="float">
            <text:p>20.7814824581146</text:p>
          </table:table-cell>
          <table:table-cell office:value-type="float" office:value="20.8481945991516" calcext:value-type="float">
            <text:p>20.8481945991516</text:p>
          </table:table-cell>
          <table:table-cell office:value-type="float" office:value="20.8815507888794" calcext:value-type="float">
            <text:p>20.8815507888794</text:p>
          </table:table-cell>
          <table:table-cell office:value-type="float" office:value="20.9149069786072" calcext:value-type="float">
            <text:p>20.9149069786072</text:p>
          </table:table-cell>
          <table:table-cell office:value-type="float" office:value="20.948263168335" calcext:value-type="float">
            <text:p>20.948263168335</text:p>
          </table:table-cell>
          <table:table-cell office:value-type="float" office:value="21.0149755477905" calcext:value-type="float">
            <text:p>21.0149755477905</text:p>
          </table:table-cell>
          <table:table-cell office:value-type="float" office:value="21.0816876888275" calcext:value-type="float">
            <text:p>21.0816876888275</text:p>
          </table:table-cell>
          <table:table-cell office:value-type="float" office:value="21.1483998298645" calcext:value-type="float">
            <text:p>21.1483998298645</text:p>
          </table:table-cell>
          <table:table-cell office:value-type="float" office:value="21.1817560195923" calcext:value-type="float">
            <text:p>21.1817560195923</text:p>
          </table:table-cell>
          <table:table-cell office:value-type="float" office:value="21.2484681606293" calcext:value-type="float">
            <text:p>21.2484681606293</text:p>
          </table:table-cell>
          <table:table-cell office:value-type="float" office:value="21.2818241119385" calcext:value-type="float">
            <text:p>21.2818241119385</text:p>
          </table:table-cell>
          <table:table-cell office:value-type="float" office:value="21.3485362529755" calcext:value-type="float">
            <text:p>21.3485362529755</text:p>
          </table:table-cell>
          <table:table-cell office:value-type="float" office:value="21.3818922042847" calcext:value-type="float">
            <text:p>21.3818922042847</text:p>
          </table:table-cell>
          <table:table-cell office:value-type="float" office:value="21.4486043453217" calcext:value-type="float">
            <text:p>21.4486043453217</text:p>
          </table:table-cell>
          <table:table-cell office:value-type="float" office:value="21.5486721992493" calcext:value-type="float">
            <text:p>21.5486721992493</text:p>
          </table:table-cell>
          <table:table-cell office:value-type="float" office:value="21.6153841018677" calcext:value-type="float">
            <text:p>21.6153841018677</text:p>
          </table:table-cell>
          <table:table-cell office:value-type="float" office:value="21.6820960044861" calcext:value-type="float">
            <text:p>21.6820960044861</text:p>
          </table:table-cell>
          <table:table-cell office:value-type="float" office:value="21.7488143444061" calcext:value-type="float">
            <text:p>21.7488143444061</text:p>
          </table:table-cell>
          <table:table-cell office:value-type="float" office:value="21.7821733951569" calcext:value-type="float">
            <text:p>21.7821733951569</text:p>
          </table:table-cell>
          <table:table-cell office:value-type="float" office:value="21.8155326843262" calcext:value-type="float">
            <text:p>21.8155326843262</text:p>
          </table:table-cell>
          <table:table-cell office:value-type="float" office:value="21.8822510242462" calcext:value-type="float">
            <text:p>21.8822510242462</text:p>
          </table:table-cell>
          <table:table-cell office:value-type="float" office:value="21.9156105518341" calcext:value-type="float">
            <text:p>21.9156105518341</text:p>
          </table:table-cell>
          <table:table-cell office:value-type="float" office:value="21.9489696025848" calcext:value-type="float">
            <text:p>21.9489696025848</text:p>
          </table:table-cell>
          <table:table-cell office:value-type="float" office:value="22.015688419342" calcext:value-type="float">
            <text:p>22.015688419342</text:p>
          </table:table-cell>
          <table:table-cell office:value-type="float" office:value="22.0824069976807" calcext:value-type="float">
            <text:p>22.0824069976807</text:p>
          </table:table-cell>
          <table:table-cell office:value-type="float" office:value="22.1491258144379" calcext:value-type="float">
            <text:p>22.1491258144379</text:p>
          </table:table-cell>
          <table:table-cell office:value-type="float" office:value="22.2158448696136" calcext:value-type="float">
            <text:p>22.2158448696136</text:p>
          </table:table-cell>
          <table:table-cell office:value-type="float" office:value="22.249204158783" calcext:value-type="float">
            <text:p>22.249204158783</text:p>
          </table:table-cell>
          <table:table-cell office:value-type="float" office:value="22.2825639247894" calcext:value-type="float">
            <text:p>22.2825639247894</text:p>
          </table:table-cell>
          <table:table-cell office:value-type="float" office:value="22.3492827415466" calcext:value-type="float">
            <text:p>22.3492827415466</text:p>
          </table:table-cell>
          <table:table-cell office:value-type="float" office:value="22.416002035141" calcext:value-type="float">
            <text:p>22.416002035141</text:p>
          </table:table-cell>
          <table:table-cell office:value-type="float" office:value="22.4493615627289" calcext:value-type="float">
            <text:p>22.4493615627289</text:p>
          </table:table-cell>
          <table:table-cell office:value-type="float" office:value="22.4827215671539" calcext:value-type="float">
            <text:p>22.4827215671539</text:p>
          </table:table-cell>
          <table:table-cell office:value-type="float" office:value="22.5494408607483" calcext:value-type="float">
            <text:p>22.5494408607483</text:p>
          </table:table-cell>
          <table:table-cell office:value-type="float" office:value="22.5828006267548" calcext:value-type="float">
            <text:p>22.5828006267548</text:p>
          </table:table-cell>
          <table:table-cell office:value-type="float" office:value="22.6161601543426" calcext:value-type="float">
            <text:p>22.6161601543426</text:p>
          </table:table-cell>
          <table:table-cell office:value-type="float" office:value="22.6828799247742" calcext:value-type="float">
            <text:p>22.6828799247742</text:p>
          </table:table-cell>
          <table:table-cell office:value-type="float" office:value="22.7495932579041" calcext:value-type="float">
            <text:p>22.7495932579041</text:p>
          </table:table-cell>
          <table:table-cell office:value-type="float" office:value="22.8163070678711" calcext:value-type="float">
            <text:p>22.8163070678711</text:p>
          </table:table-cell>
          <table:table-cell office:value-type="float" office:value="22.883020401001" calcext:value-type="float">
            <text:p>22.883020401001</text:p>
          </table:table-cell>
          <table:table-cell office:value-type="float" office:value="22.9497337341309" calcext:value-type="float">
            <text:p>22.9497337341309</text:p>
          </table:table-cell>
          <table:table-cell office:value-type="float" office:value="23.0164470672607" calcext:value-type="float">
            <text:p>23.0164470672607</text:p>
          </table:table-cell>
          <table:table-cell office:value-type="float" office:value="23.0831604003906" calcext:value-type="float">
            <text:p>23.0831604003906</text:p>
          </table:table-cell>
          <table:table-cell office:value-type="float" office:value="23.1165173053741" calcext:value-type="float">
            <text:p>23.1165173053741</text:p>
          </table:table-cell>
          <table:table-cell office:value-type="float" office:value="23.183230638504" calcext:value-type="float">
            <text:p>23.183230638504</text:p>
          </table:table-cell>
          <table:table-cell office:value-type="float" office:value="23.2499439716339" calcext:value-type="float">
            <text:p>23.2499439716339</text:p>
          </table:table-cell>
          <table:table-cell office:value-type="float" office:value="23.3166573047638" calcext:value-type="float">
            <text:p>23.3166573047638</text:p>
          </table:table-cell>
          <table:table-cell office:value-type="float" office:value="23.3833703994751" calcext:value-type="float">
            <text:p>23.3833703994751</text:p>
          </table:table-cell>
          <table:table-cell office:value-type="float" office:value="23.450083732605" calcext:value-type="float">
            <text:p>23.450083732605</text:p>
          </table:table-cell>
          <table:table-cell office:value-type="float" office:value="23.4834406375885" calcext:value-type="float">
            <text:p>23.4834406375885</text:p>
          </table:table-cell>
          <table:table-cell office:value-type="float" office:value="23.5501537322998" calcext:value-type="float">
            <text:p>23.5501537322998</text:p>
          </table:table-cell>
          <table:table-cell office:value-type="float" office:value="23.5835103988647" calcext:value-type="float">
            <text:p>23.5835103988647</text:p>
          </table:table-cell>
          <table:table-cell office:value-type="float" office:value="23.650223493576" calcext:value-type="float">
            <text:p>23.650223493576</text:p>
          </table:table-cell>
          <table:table-cell office:value-type="float" office:value="23.7169349193573" calcext:value-type="float">
            <text:p>23.7169349193573</text:p>
          </table:table-cell>
          <table:table-cell office:value-type="float" office:value="23.7502899169922" calcext:value-type="float">
            <text:p>23.7502899169922</text:p>
          </table:table-cell>
          <table:table-cell office:value-type="float" office:value="23.8169996738434" calcext:value-type="float">
            <text:p>23.8169996738434</text:p>
          </table:table-cell>
          <table:table-cell office:value-type="float" office:value="23.8503546714783" calcext:value-type="float">
            <text:p>23.8503546714783</text:p>
          </table:table-cell>
          <table:table-cell office:value-type="float" office:value="23.9170641899109" calcext:value-type="float">
            <text:p>23.9170641899109</text:p>
          </table:table-cell>
          <table:table-cell office:value-type="float" office:value="23.9504189491272" calcext:value-type="float">
            <text:p>23.9504189491272</text:p>
          </table:table-cell>
          <table:table-cell office:value-type="float" office:value="24.0171287059784" calcext:value-type="float">
            <text:p>24.0171287059784</text:p>
          </table:table-cell>
          <table:table-cell office:value-type="float" office:value="24.083838224411" calcext:value-type="float">
            <text:p>24.083838224411</text:p>
          </table:table-cell>
          <table:table-cell office:value-type="float" office:value="24.1171929836273" calcext:value-type="float">
            <text:p>24.1171929836273</text:p>
          </table:table-cell>
          <table:table-cell office:value-type="float" office:value="24.1839025020599" calcext:value-type="float">
            <text:p>24.1839025020599</text:p>
          </table:table-cell>
          <table:table-cell office:value-type="float" office:value="24.250611782074" calcext:value-type="float">
            <text:p>24.250611782074</text:p>
          </table:table-cell>
          <table:table-cell office:value-type="float" office:value="24.2839663028717" calcext:value-type="float">
            <text:p>24.2839663028717</text:p>
          </table:table-cell>
          <table:table-cell office:value-type="float" office:value="24.3506755828857" calcext:value-type="float">
            <text:p>24.3506755828857</text:p>
          </table:table-cell>
          <table:table-cell office:value-type="float" office:value="24.4507393836975" calcext:value-type="float">
            <text:p>24.4507393836975</text:p>
          </table:table-cell>
          <table:table-cell office:value-type="float" office:value="24.4840941429138" calcext:value-type="float">
            <text:p>24.4840941429138</text:p>
          </table:table-cell>
          <table:table-cell office:value-type="float" office:value="24.5508031845093" calcext:value-type="float">
            <text:p>24.5508031845093</text:p>
          </table:table-cell>
          <table:table-cell office:value-type="float" office:value="24.5841574668884" calcext:value-type="float">
            <text:p>24.5841574668884</text:p>
          </table:table-cell>
          <table:table-cell office:value-type="float" office:value="24.6508665084839" calcext:value-type="float">
            <text:p>24.6508665084839</text:p>
          </table:table-cell>
          <table:table-cell office:value-type="float" office:value="24.6842210292816" calcext:value-type="float">
            <text:p>24.6842210292816</text:p>
          </table:table-cell>
          <table:table-cell office:value-type="float" office:value="24.7509338855743" calcext:value-type="float">
            <text:p>24.7509338855743</text:p>
          </table:table-cell>
          <table:table-cell office:value-type="float" office:value="24.8176469802856" calcext:value-type="float">
            <text:p>24.8176469802856</text:p>
          </table:table-cell>
          <table:table-cell office:value-type="float" office:value="24.851003408432" calcext:value-type="float">
            <text:p>24.851003408432</text:p>
          </table:table-cell>
          <table:table-cell office:value-type="float" office:value="24.9177165031433" calcext:value-type="float">
            <text:p>24.9177165031433</text:p>
          </table:table-cell>
          <table:table-cell office:value-type="float" office:value="24.984429359436" calcext:value-type="float">
            <text:p>24.984429359436</text:p>
          </table:table-cell>
          <table:table-cell office:value-type="float" office:value="25.0177857875824" calcext:value-type="float">
            <text:p>25.0177857875824</text:p>
          </table:table-cell>
          <table:table-cell office:value-type="float" office:value="25.0844986438751" calcext:value-type="float">
            <text:p>25.0844986438751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1773537555996" calcext:value-type="float">
            <text:p>0.141773537555996</text:p>
          </table:table-cell>
          <table:table-cell office:value-type="float" office:value="0.141984983200063" calcext:value-type="float">
            <text:p>0.141984983200063</text:p>
          </table:table-cell>
          <table:table-cell office:value-type="float" office:value="0.141974052810524" calcext:value-type="float">
            <text:p>0.141974052810524</text:p>
          </table:table-cell>
          <table:table-cell office:value-type="float" office:value="0.141897616715619" calcext:value-type="float">
            <text:p>0.141897616715619</text:p>
          </table:table-cell>
          <table:table-cell office:value-type="float" office:value="0.141845719343313" calcext:value-type="float">
            <text:p>0.141845719343313</text:p>
          </table:table-cell>
          <table:table-cell office:value-type="float" office:value="0.141745290596927" calcext:value-type="float">
            <text:p>0.141745290596927</text:p>
          </table:table-cell>
          <table:table-cell office:value-type="float" office:value="0.141832008353894" calcext:value-type="float">
            <text:p>0.141832008353894</text:p>
          </table:table-cell>
          <table:table-cell office:value-type="float" office:value="0.141967071747066" calcext:value-type="float">
            <text:p>0.141967071747066</text:p>
          </table:table-cell>
          <table:table-cell office:value-type="float" office:value="0.141677990879464" calcext:value-type="float">
            <text:p>0.141677990879464</text:p>
          </table:table-cell>
          <table:table-cell office:value-type="float" office:value="0.141802551786269" calcext:value-type="float">
            <text:p>0.141802551786269</text:p>
          </table:table-cell>
          <table:table-cell office:value-type="float" office:value="0.141704693138351" calcext:value-type="float">
            <text:p>0.141704693138351</text:p>
          </table:table-cell>
          <table:table-cell office:value-type="float" office:value="0.141844542888933" calcext:value-type="float">
            <text:p>0.141844542888933</text:p>
          </table:table-cell>
          <table:table-cell office:value-type="float" office:value="0.141805483687451" calcext:value-type="float">
            <text:p>0.141805483687451</text:p>
          </table:table-cell>
          <table:table-cell office:value-type="float" office:value="0.141845596334912" calcext:value-type="float">
            <text:p>0.141845596334912</text:p>
          </table:table-cell>
          <table:table-cell office:value-type="float" office:value="0.141818789185762" calcext:value-type="float">
            <text:p>0.141818789185762</text:p>
          </table:table-cell>
          <table:table-cell office:value-type="float" office:value="0.141912068017596" calcext:value-type="float">
            <text:p>0.141912068017596</text:p>
          </table:table-cell>
          <table:table-cell office:value-type="float" office:value="0.141717636585185" calcext:value-type="float">
            <text:p>0.141717636585185</text:p>
          </table:table-cell>
          <table:table-cell office:value-type="float" office:value="0.141824274111525" calcext:value-type="float">
            <text:p>0.141824274111525</text:p>
          </table:table-cell>
          <table:table-cell office:value-type="float" office:value="0.141799318782296" calcext:value-type="float">
            <text:p>0.141799318782296</text:p>
          </table:table-cell>
          <table:table-cell office:value-type="float" office:value="0.141789665383473" calcext:value-type="float">
            <text:p>0.141789665383473</text:p>
          </table:table-cell>
          <table:table-cell office:value-type="float" office:value="0.14170259173678" calcext:value-type="float">
            <text:p>0.14170259173678</text:p>
          </table:table-cell>
          <table:table-cell office:value-type="float" office:value="0.141760231278788" calcext:value-type="float">
            <text:p>0.141760231278788</text:p>
          </table:table-cell>
          <table:table-cell office:value-type="float" office:value="0.141910684954325" calcext:value-type="float">
            <text:p>0.141910684954325</text:p>
          </table:table-cell>
          <table:table-cell office:value-type="float" office:value="0.141795362239795" calcext:value-type="float">
            <text:p>0.141795362239795</text:p>
          </table:table-cell>
          <table:table-cell office:value-type="float" office:value="0.14174112605116" calcext:value-type="float">
            <text:p>0.14174112605116</text:p>
          </table:table-cell>
          <table:table-cell office:value-type="float" office:value="0.14178618416648" calcext:value-type="float">
            <text:p>0.14178618416648</text:p>
          </table:table-cell>
          <table:table-cell office:value-type="float" office:value="0.141877321095755" calcext:value-type="float">
            <text:p>0.141877321095755</text:p>
          </table:table-cell>
          <table:table-cell office:value-type="float" office:value="0.141788304817384" calcext:value-type="float">
            <text:p>0.141788304817384</text:p>
          </table:table-cell>
          <table:table-cell office:value-type="float" office:value="0.141721273016795" calcext:value-type="float">
            <text:p>0.141721273016795</text:p>
          </table:table-cell>
          <table:table-cell office:value-type="float" office:value="0.141863102431873" calcext:value-type="float">
            <text:p>0.141863102431873</text:p>
          </table:table-cell>
          <table:table-cell office:value-type="float" office:value="0.141866775951797" calcext:value-type="float">
            <text:p>0.141866775951797</text:p>
          </table:table-cell>
          <table:table-cell office:value-type="float" office:value="0.14175752473553" calcext:value-type="float">
            <text:p>0.14175752473553</text:p>
          </table:table-cell>
          <table:table-cell office:value-type="float" office:value="0.141967046690638" calcext:value-type="float">
            <text:p>0.141967046690638</text:p>
          </table:table-cell>
          <table:table-cell office:value-type="float" office:value="0.141890029351642" calcext:value-type="float">
            <text:p>0.141890029351642</text:p>
          </table:table-cell>
          <table:table-cell office:value-type="float" office:value="0.141921015189092" calcext:value-type="float">
            <text:p>0.141921015189092</text:p>
          </table:table-cell>
          <table:table-cell office:value-type="float" office:value="0.14190982249711" calcext:value-type="float">
            <text:p>0.14190982249711</text:p>
          </table:table-cell>
          <table:table-cell office:value-type="float" office:value="0.141895860244318" calcext:value-type="float">
            <text:p>0.141895860244318</text:p>
          </table:table-cell>
          <table:table-cell office:value-type="float" office:value="0.141873044107218" calcext:value-type="float">
            <text:p>0.141873044107218</text:p>
          </table:table-cell>
          <table:table-cell office:value-type="float" office:value="0.141879956295982" calcext:value-type="float">
            <text:p>0.141879956295982</text:p>
          </table:table-cell>
          <table:table-cell office:value-type="float" office:value="0.141933889295202" calcext:value-type="float">
            <text:p>0.141933889295202</text:p>
          </table:table-cell>
          <table:table-cell office:value-type="float" office:value="0.141857210267227" calcext:value-type="float">
            <text:p>0.141857210267227</text:p>
          </table:table-cell>
          <table:table-cell office:value-type="float" office:value="0.141621157912708" calcext:value-type="float">
            <text:p>0.141621157912708</text:p>
          </table:table-cell>
          <table:table-cell office:value-type="float" office:value="0.14176610900258" calcext:value-type="float">
            <text:p>0.14176610900258</text:p>
          </table:table-cell>
          <table:table-cell office:value-type="float" office:value="0.141731481929553" calcext:value-type="float">
            <text:p>0.141731481929553</text:p>
          </table:table-cell>
          <table:table-cell office:value-type="float" office:value="0.14187743727453" calcext:value-type="float">
            <text:p>0.14187743727453</text:p>
          </table:table-cell>
          <table:table-cell office:value-type="float" office:value="0.141723795987239" calcext:value-type="float">
            <text:p>0.141723795987239</text:p>
          </table:table-cell>
          <table:table-cell office:value-type="float" office:value="0.141771692767763" calcext:value-type="float">
            <text:p>0.141771692767763</text:p>
          </table:table-cell>
          <table:table-cell office:value-type="float" office:value="0.141903585174756" calcext:value-type="float">
            <text:p>0.141903585174756</text:p>
          </table:table-cell>
          <table:table-cell office:value-type="float" office:value="0.141652437664454" calcext:value-type="float">
            <text:p>0.141652437664454</text:p>
          </table:table-cell>
          <table:table-cell office:value-type="float" office:value="0.141710093185468" calcext:value-type="float">
            <text:p>0.141710093185468</text:p>
          </table:table-cell>
          <table:table-cell office:value-type="float" office:value="0.141885770968633" calcext:value-type="float">
            <text:p>0.141885770968633</text:p>
          </table:table-cell>
          <table:table-cell office:value-type="float" office:value="0.141818700023574" calcext:value-type="float">
            <text:p>0.141818700023574</text:p>
          </table:table-cell>
          <table:table-cell office:value-type="float" office:value="0.14181769712365" calcext:value-type="float">
            <text:p>0.14181769712365</text:p>
          </table:table-cell>
          <table:table-cell office:value-type="float" office:value="0.141847784584796" calcext:value-type="float">
            <text:p>0.141847784584796</text:p>
          </table:table-cell>
          <table:table-cell office:value-type="float" office:value="0.141865905143086" calcext:value-type="float">
            <text:p>0.141865905143086</text:p>
          </table:table-cell>
          <table:table-cell office:value-type="float" office:value="0.141901534958345" calcext:value-type="float">
            <text:p>0.141901534958345</text:p>
          </table:table-cell>
          <table:table-cell office:value-type="float" office:value="0.141813681167558" calcext:value-type="float">
            <text:p>0.141813681167558</text:p>
          </table:table-cell>
          <table:table-cell office:value-type="float" office:value="0.141897999225603" calcext:value-type="float">
            <text:p>0.141897999225603</text:p>
          </table:table-cell>
          <table:table-cell office:value-type="float" office:value="0.141793464959586" calcext:value-type="float">
            <text:p>0.141793464959586</text:p>
          </table:table-cell>
          <table:table-cell office:value-type="float" office:value="0.141909977122365" calcext:value-type="float">
            <text:p>0.141909977122365</text:p>
          </table:table-cell>
          <table:table-cell office:value-type="float" office:value="0.141794936108341" calcext:value-type="float">
            <text:p>0.141794936108341</text:p>
          </table:table-cell>
          <table:table-cell office:value-type="float" office:value="0.141761635686959" calcext:value-type="float">
            <text:p>0.141761635686959</text:p>
          </table:table-cell>
          <table:table-cell office:value-type="float" office:value="0.14189047293331" calcext:value-type="float">
            <text:p>0.14189047293331</text:p>
          </table:table-cell>
          <table:table-cell office:value-type="float" office:value="0.141926239428026" calcext:value-type="float">
            <text:p>0.141926239428026</text:p>
          </table:table-cell>
          <table:table-cell office:value-type="float" office:value="0.141881638392626" calcext:value-type="float">
            <text:p>0.141881638392626</text:p>
          </table:table-cell>
          <table:table-cell office:value-type="float" office:value="0.141696640733215" calcext:value-type="float">
            <text:p>0.141696640733215</text:p>
          </table:table-cell>
          <table:table-cell office:value-type="float" office:value="0.141754337263151" calcext:value-type="float">
            <text:p>0.141754337263151</text:p>
          </table:table-cell>
          <table:table-cell office:value-type="float" office:value="0.141862242604997" calcext:value-type="float">
            <text:p>0.141862242604997</text:p>
          </table:table-cell>
          <table:table-cell office:value-type="float" office:value="0.141859146738677" calcext:value-type="float">
            <text:p>0.141859146738677</text:p>
          </table:table-cell>
          <table:table-cell office:value-type="float" office:value="0.141843764308541" calcext:value-type="float">
            <text:p>0.141843764308541</text:p>
          </table:table-cell>
          <table:table-cell office:value-type="float" office:value="0.141894337875392" calcext:value-type="float">
            <text:p>0.141894337875392</text:p>
          </table:table-cell>
          <table:table-cell office:value-type="float" office:value="0.141834730648163" calcext:value-type="float">
            <text:p>0.141834730648163</text:p>
          </table:table-cell>
          <table:table-cell office:value-type="float" office:value="0.141870573409229" calcext:value-type="float">
            <text:p>0.141870573409229</text:p>
          </table:table-cell>
          <table:table-cell office:value-type="float" office:value="0.141905922010265" calcext:value-type="float">
            <text:p>0.141905922010265</text:p>
          </table:table-cell>
          <table:table-cell office:value-type="float" office:value="0.141902229044164" calcext:value-type="float">
            <text:p>0.141902229044164</text:p>
          </table:table-cell>
          <table:table-cell office:value-type="float" office:value="0.141743912062187" calcext:value-type="float">
            <text:p>0.141743912062187</text:p>
          </table:table-cell>
          <table:table-cell office:value-type="float" office:value="0.141787510059446" calcext:value-type="float">
            <text:p>0.141787510059446</text:p>
          </table:table-cell>
          <table:table-cell office:value-type="float" office:value="0.141883717443547" calcext:value-type="float">
            <text:p>0.141883717443547</text:p>
          </table:table-cell>
          <table:table-cell office:value-type="float" office:value="0.141882940477097" calcext:value-type="float">
            <text:p>0.141882940477097</text:p>
          </table:table-cell>
          <table:table-cell office:value-type="float" office:value="0.141723625567822" calcext:value-type="float">
            <text:p>0.141723625567822</text:p>
          </table:table-cell>
          <table:table-cell office:value-type="float" office:value="0.141911533397272" calcext:value-type="float">
            <text:p>0.141911533397272</text:p>
          </table:table-cell>
          <table:table-cell office:value-type="float" office:value="0.141887560926714" calcext:value-type="float">
            <text:p>0.141887560926714</text:p>
          </table:table-cell>
          <table:table-cell office:value-type="float" office:value="0.142447783469034" calcext:value-type="float">
            <text:p>0.142447783469034</text:p>
          </table:table-cell>
          <table:table-cell office:value-type="float" office:value="0.142399528517501" calcext:value-type="float">
            <text:p>0.142399528517501</text:p>
          </table:table-cell>
          <table:table-cell office:value-type="float" office:value="0.143381042072806" calcext:value-type="float">
            <text:p>0.143381042072806</text:p>
          </table:table-cell>
          <table:table-cell office:value-type="float" office:value="0.145357784546058" calcext:value-type="float">
            <text:p>0.145357784546058</text:p>
          </table:table-cell>
          <table:table-cell office:value-type="float" office:value="0.146373040778577" calcext:value-type="float">
            <text:p>0.146373040778577</text:p>
          </table:table-cell>
          <table:table-cell office:value-type="float" office:value="0.14758927455045" calcext:value-type="float">
            <text:p>0.14758927455045</text:p>
          </table:table-cell>
          <table:table-cell office:value-type="float" office:value="0.147626707181535" calcext:value-type="float">
            <text:p>0.147626707181535</text:p>
          </table:table-cell>
          <table:table-cell office:value-type="float" office:value="0.146971673073638" calcext:value-type="float">
            <text:p>0.146971673073638</text:p>
          </table:table-cell>
          <table:table-cell office:value-type="float" office:value="0.14643091002584" calcext:value-type="float">
            <text:p>0.14643091002584</text:p>
          </table:table-cell>
          <table:table-cell office:value-type="float" office:value="0.140648616167006" calcext:value-type="float">
            <text:p>0.140648616167006</text:p>
          </table:table-cell>
          <table:table-cell office:value-type="float" office:value="0.138189552852392" calcext:value-type="float">
            <text:p>0.138189552852392</text:p>
          </table:table-cell>
          <table:table-cell office:value-type="float" office:value="0.135052421244452" calcext:value-type="float">
            <text:p>0.135052421244452</text:p>
          </table:table-cell>
          <table:table-cell office:value-type="float" office:value="0.174367961458875" calcext:value-type="float">
            <text:p>0.174367961458875</text:p>
          </table:table-cell>
          <table:table-cell office:value-type="float" office:value="0.17939004856612" calcext:value-type="float">
            <text:p>0.17939004856612</text:p>
          </table:table-cell>
          <table:table-cell office:value-type="float" office:value="0.176679711667756" calcext:value-type="float">
            <text:p>0.176679711667756</text:p>
          </table:table-cell>
          <table:table-cell office:value-type="float" office:value="0.174605949879485" calcext:value-type="float">
            <text:p>0.174605949879485</text:p>
          </table:table-cell>
          <table:table-cell office:value-type="float" office:value="0.174233626687974" calcext:value-type="float">
            <text:p>0.174233626687974</text:p>
          </table:table-cell>
          <table:table-cell office:value-type="float" office:value="0.173773904159698" calcext:value-type="float">
            <text:p>0.173773904159698</text:p>
          </table:table-cell>
          <table:table-cell office:value-type="float" office:value="0.180042986320818" calcext:value-type="float">
            <text:p>0.180042986320818</text:p>
          </table:table-cell>
          <table:table-cell office:value-type="float" office:value="0.165371200130383" calcext:value-type="float">
            <text:p>0.165371200130383</text:p>
          </table:table-cell>
          <table:table-cell office:value-type="float" office:value="0.171207818792959" calcext:value-type="float">
            <text:p>0.171207818792959</text:p>
          </table:table-cell>
          <table:table-cell office:value-type="float" office:value="0.173859616684668" calcext:value-type="float">
            <text:p>0.173859616684668</text:p>
          </table:table-cell>
          <table:table-cell office:value-type="float" office:value="0.176914012460234" calcext:value-type="float">
            <text:p>0.176914012460234</text:p>
          </table:table-cell>
          <table:table-cell office:value-type="float" office:value="0.175549119438931" calcext:value-type="float">
            <text:p>0.175549119438931</text:p>
          </table:table-cell>
          <table:table-cell office:value-type="float" office:value="0.181783031352997" calcext:value-type="float">
            <text:p>0.181783031352997</text:p>
          </table:table-cell>
          <table:table-cell office:value-type="float" office:value="0.186561696164796" calcext:value-type="float">
            <text:p>0.186561696164796</text:p>
          </table:table-cell>
          <table:table-cell office:value-type="float" office:value="0.101958024243483" calcext:value-type="float">
            <text:p>0.101958024243483</text:p>
          </table:table-cell>
          <table:table-cell office:value-type="float" office:value="0.104721679561808" calcext:value-type="float">
            <text:p>0.104721679561808</text:p>
          </table:table-cell>
          <table:table-cell office:value-type="float" office:value="0.112601694546895" calcext:value-type="float">
            <text:p>0.112601694546895</text:p>
          </table:table-cell>
          <table:table-cell office:value-type="float" office:value="0.110904417586659" calcext:value-type="float">
            <text:p>0.110904417586659</text:p>
          </table:table-cell>
          <table:table-cell office:value-type="float" office:value="0.113186814405982" calcext:value-type="float">
            <text:p>0.113186814405982</text:p>
          </table:table-cell>
          <table:table-cell office:value-type="float" office:value="0.116732547132892" calcext:value-type="float">
            <text:p>0.116732547132892</text:p>
          </table:table-cell>
          <table:table-cell office:value-type="float" office:value="0.111268472509266" calcext:value-type="float">
            <text:p>0.111268472509266</text:p>
          </table:table-cell>
          <table:table-cell office:value-type="float" office:value="0.110196913294031" calcext:value-type="float">
            <text:p>0.110196913294031</text:p>
          </table:table-cell>
          <table:table-cell office:value-type="float" office:value="0.110477191335574" calcext:value-type="float">
            <text:p>0.110477191335574</text:p>
          </table:table-cell>
          <table:table-cell office:value-type="float" office:value="0.104204291811303" calcext:value-type="float">
            <text:p>0.104204291811303</text:p>
          </table:table-cell>
          <table:table-cell office:value-type="float" office:value="0.101309925455375" calcext:value-type="float">
            <text:p>0.101309925455375</text:p>
          </table:table-cell>
          <table:table-cell office:value-type="float" office:value="0.111105987282441" calcext:value-type="float">
            <text:p>0.111105987282441</text:p>
          </table:table-cell>
          <table:table-cell office:value-type="float" office:value="0.113511804499893" calcext:value-type="float">
            <text:p>0.113511804499893</text:p>
          </table:table-cell>
          <table:table-cell office:value-type="float" office:value="0.116553740836009" calcext:value-type="float">
            <text:p>0.116553740836009</text:p>
          </table:table-cell>
          <table:table-cell office:value-type="float" office:value="0.112869165915796" calcext:value-type="float">
            <text:p>0.112869165915796</text:p>
          </table:table-cell>
          <table:table-cell office:value-type="float" office:value="0.111606791930699" calcext:value-type="float">
            <text:p>0.111606791930699</text:p>
          </table:table-cell>
          <table:table-cell office:value-type="float" office:value="0.1151099836646" calcext:value-type="float">
            <text:p>0.1151099836646</text:p>
          </table:table-cell>
          <table:table-cell office:value-type="float" office:value="0.119690584851389" calcext:value-type="float">
            <text:p>0.119690584851389</text:p>
          </table:table-cell>
          <table:table-cell office:value-type="float" office:value="0.122359106499704" calcext:value-type="float">
            <text:p>0.122359106499704</text:p>
          </table:table-cell>
          <table:table-cell office:value-type="float" office:value="0.123394509996813" calcext:value-type="float">
            <text:p>0.123394509996813</text:p>
          </table:table-cell>
          <table:table-cell office:value-type="float" office:value="0.123768128550667" calcext:value-type="float">
            <text:p>0.123768128550667</text:p>
          </table:table-cell>
          <table:table-cell office:value-type="float" office:value="0.131649110918515" calcext:value-type="float">
            <text:p>0.131649110918515</text:p>
          </table:table-cell>
          <table:table-cell office:value-type="float" office:value="0.134331568745962" calcext:value-type="float">
            <text:p>0.134331568745962</text:p>
          </table:table-cell>
          <table:table-cell office:value-type="float" office:value="0.14752946603306" calcext:value-type="float">
            <text:p>0.14752946603306</text:p>
          </table:table-cell>
          <table:table-cell office:value-type="float" office:value="0.149960383904145" calcext:value-type="float">
            <text:p>0.149960383904145</text:p>
          </table:table-cell>
          <table:table-cell office:value-type="float" office:value="0.147720532275881" calcext:value-type="float">
            <text:p>0.147720532275881</text:p>
          </table:table-cell>
          <table:table-cell office:value-type="float" office:value="0.131863110884243" calcext:value-type="float">
            <text:p>0.131863110884243</text:p>
          </table:table-cell>
          <table:table-cell office:value-type="float" office:value="0.122298655249889" calcext:value-type="float">
            <text:p>0.122298655249889</text:p>
          </table:table-cell>
          <table:table-cell office:value-type="float" office:value="0.121905863191236" calcext:value-type="float">
            <text:p>0.121905863191236</text:p>
          </table:table-cell>
          <table:table-cell office:value-type="float" office:value="0.139296686573674" calcext:value-type="float">
            <text:p>0.139296686573674</text:p>
          </table:table-cell>
          <table:table-cell office:value-type="float" office:value="0.141741430265817" calcext:value-type="float">
            <text:p>0.141741430265817</text:p>
          </table:table-cell>
          <table:table-cell office:value-type="float" office:value="0.142500163617149" calcext:value-type="float">
            <text:p>0.142500163617149</text:p>
          </table:table-cell>
          <table:table-cell office:value-type="float" office:value="0.106318231178894" calcext:value-type="float">
            <text:p>0.106318231178894</text:p>
          </table:table-cell>
          <table:table-cell office:value-type="float" office:value="0.0966608626439192" calcext:value-type="float">
            <text:p>0.096660862643919</text:p>
          </table:table-cell>
          <table:table-cell office:value-type="float" office:value="0.0957324145801862" calcext:value-type="float">
            <text:p>0.095732414580186</text:p>
          </table:table-cell>
          <table:table-cell office:value-type="float" office:value="0.0954661774340472" calcext:value-type="float">
            <text:p>0.095466177434047</text:p>
          </table:table-cell>
          <table:table-cell office:value-type="float" office:value="0.0934151303262652" calcext:value-type="float">
            <text:p>0.093415130326265</text:p>
          </table:table-cell>
          <table:table-cell office:value-type="float" office:value="0.106320705669777" calcext:value-type="float">
            <text:p>0.106320705669777</text:p>
          </table:table-cell>
          <table:table-cell office:value-type="float" office:value="0.110862599616067" calcext:value-type="float">
            <text:p>0.110862599616067</text:p>
          </table:table-cell>
          <table:table-cell office:value-type="float" office:value="0.114846019900731" calcext:value-type="float">
            <text:p>0.114846019900731</text:p>
          </table:table-cell>
          <table:table-cell office:value-type="float" office:value="0.118017577553766" calcext:value-type="float">
            <text:p>0.118017577553766</text:p>
          </table:table-cell>
          <table:table-cell office:value-type="float" office:value="0.119157226338677" calcext:value-type="float">
            <text:p>0.119157226338677</text:p>
          </table:table-cell>
          <table:table-cell office:value-type="float" office:value="0.113016920675309" calcext:value-type="float">
            <text:p>0.113016920675309</text:p>
          </table:table-cell>
          <table:table-cell office:value-type="float" office:value="0.11171239895931" calcext:value-type="float">
            <text:p>0.11171239895931</text:p>
          </table:table-cell>
          <table:table-cell office:value-type="float" office:value="0.11152575645998" calcext:value-type="float">
            <text:p>0.11152575645998</text:p>
          </table:table-cell>
          <table:table-cell office:value-type="float" office:value="0.11071992598485" calcext:value-type="float">
            <text:p>0.11071992598485</text:p>
          </table:table-cell>
          <table:table-cell office:value-type="float" office:value="0.108332608988062" calcext:value-type="float">
            <text:p>0.108332608988062</text:p>
          </table:table-cell>
          <table:table-cell office:value-type="float" office:value="0.105545693840362" calcext:value-type="float">
            <text:p>0.105545693840362</text:p>
          </table:table-cell>
          <table:table-cell office:value-type="float" office:value="0.158759199427108" calcext:value-type="float">
            <text:p>0.158759199427108</text:p>
          </table:table-cell>
          <table:table-cell office:value-type="float" office:value="0.174434842853842" calcext:value-type="float">
            <text:p>0.174434842853842</text:p>
          </table:table-cell>
          <table:table-cell office:value-type="float" office:value="0.17471599699495" calcext:value-type="float">
            <text:p>0.17471599699495</text:p>
          </table:table-cell>
          <table:table-cell office:value-type="float" office:value="0.180601233221538" calcext:value-type="float">
            <text:p>0.180601233221538</text:p>
          </table:table-cell>
          <table:table-cell office:value-type="float" office:value="0.18489556990734" calcext:value-type="float">
            <text:p>0.18489556990734</text:p>
          </table:table-cell>
          <table:table-cell office:value-type="float" office:value="0.187537958195453" calcext:value-type="float">
            <text:p>0.187537958195453</text:p>
          </table:table-cell>
          <table:table-cell office:value-type="float" office:value="0.190202976839487" calcext:value-type="float">
            <text:p>0.190202976839487</text:p>
          </table:table-cell>
          <table:table-cell office:value-type="float" office:value="0.192091098367177" calcext:value-type="float">
            <text:p>0.192091098367177</text:p>
          </table:table-cell>
          <table:table-cell office:value-type="float" office:value="0.207230234213726" calcext:value-type="float">
            <text:p>0.207230234213726</text:p>
          </table:table-cell>
          <table:table-cell office:value-type="float" office:value="0.20253293161678" calcext:value-type="float">
            <text:p>0.20253293161678</text:p>
          </table:table-cell>
          <table:table-cell office:value-type="float" office:value="0.208519919022035" calcext:value-type="float">
            <text:p>0.208519919022035</text:p>
          </table:table-cell>
          <table:table-cell office:value-type="float" office:value="0.139446476810147" calcext:value-type="float">
            <text:p>0.139446476810147</text:p>
          </table:table-cell>
          <table:table-cell office:value-type="float" office:value="0.144868052019679" calcext:value-type="float">
            <text:p>0.144868052019679</text:p>
          </table:table-cell>
          <table:table-cell office:value-type="float" office:value="0.154081297737499" calcext:value-type="float">
            <text:p>0.154081297737499</text:p>
          </table:table-cell>
          <table:table-cell office:value-type="float" office:value="0.16423268602189" calcext:value-type="float">
            <text:p>0.16423268602189</text:p>
          </table:table-cell>
          <table:table-cell office:value-type="float" office:value="0.167662381765241" calcext:value-type="float">
            <text:p>0.167662381765241</text:p>
          </table:table-cell>
          <table:table-cell office:value-type="float" office:value="0.177330795344663" calcext:value-type="float">
            <text:p>0.177330795344663</text:p>
          </table:table-cell>
          <table:table-cell office:value-type="float" office:value="0.115958144390983" calcext:value-type="float">
            <text:p>0.115958144390983</text:p>
          </table:table-cell>
          <table:table-cell office:value-type="float" office:value="0.113254455480203" calcext:value-type="float">
            <text:p>0.113254455480203</text:p>
          </table:table-cell>
          <table:table-cell office:value-type="float" office:value="0.113967258857206" calcext:value-type="float">
            <text:p>0.113967258857206</text:p>
          </table:table-cell>
          <table:table-cell office:value-type="float" office:value="0.114635200851373" calcext:value-type="float">
            <text:p>0.114635200851373</text:p>
          </table:table-cell>
          <table:table-cell office:value-type="float" office:value="0.114443101540302" calcext:value-type="float">
            <text:p>0.114443101540302</text:p>
          </table:table-cell>
          <table:table-cell office:value-type="float" office:value="0.112236239535667" calcext:value-type="float">
            <text:p>0.112236239535667</text:p>
          </table:table-cell>
          <table:table-cell office:value-type="float" office:value="0.112056215433252" calcext:value-type="float">
            <text:p>0.112056215433252</text:p>
          </table:table-cell>
          <table:table-cell office:value-type="float" office:value="0.11935420282916" calcext:value-type="float">
            <text:p>0.11935420282916</text:p>
          </table:table-cell>
          <table:table-cell office:value-type="float" office:value="0.128363536252346" calcext:value-type="float">
            <text:p>0.128363536252346</text:p>
          </table:table-cell>
          <table:table-cell office:value-type="float" office:value="0.131034069360208" calcext:value-type="float">
            <text:p>0.131034069360208</text:p>
          </table:table-cell>
          <table:table-cell office:value-type="float" office:value="0.133347532120152" calcext:value-type="float">
            <text:p>0.133347532120152</text:p>
          </table:table-cell>
          <table:table-cell office:value-type="float" office:value="0.130575973642003" calcext:value-type="float">
            <text:p>0.130575973642003</text:p>
          </table:table-cell>
          <table:table-cell office:value-type="float" office:value="0.129801635327738" calcext:value-type="float">
            <text:p>0.129801635327738</text:p>
          </table:table-cell>
          <table:table-cell office:value-type="float" office:value="0.127236113426655" calcext:value-type="float">
            <text:p>0.127236113426655</text:p>
          </table:table-cell>
          <table:table-cell office:value-type="float" office:value="0.125173783303012" calcext:value-type="float">
            <text:p>0.125173783303012</text:p>
          </table:table-cell>
          <table:table-cell office:value-type="float" office:value="0.118655992128007" calcext:value-type="float">
            <text:p>0.118655992128007</text:p>
          </table:table-cell>
          <table:table-cell office:value-type="float" office:value="0.110634639191936" calcext:value-type="float">
            <text:p>0.110634639191936</text:p>
          </table:table-cell>
          <table:table-cell office:value-type="float" office:value="0.112645466259395" calcext:value-type="float">
            <text:p>0.112645466259395</text:p>
          </table:table-cell>
          <table:table-cell office:value-type="float" office:value="0.142309044466416" calcext:value-type="float">
            <text:p>0.142309044466416</text:p>
          </table:table-cell>
          <table:table-cell office:value-type="float" office:value="0.160448294939647" calcext:value-type="float">
            <text:p>0.160448294939647</text:p>
          </table:table-cell>
          <table:table-cell office:value-type="float" office:value="0.173338274670133" calcext:value-type="float">
            <text:p>0.173338274670133</text:p>
          </table:table-cell>
          <table:table-cell office:value-type="float" office:value="0.185738975667786" calcext:value-type="float">
            <text:p>0.185738975667786</text:p>
          </table:table-cell>
          <table:table-cell office:value-type="float" office:value="0.190348426307548" calcext:value-type="float">
            <text:p>0.190348426307548</text:p>
          </table:table-cell>
          <table:table-cell office:value-type="float" office:value="0.18961713772391" calcext:value-type="float">
            <text:p>0.18961713772391</text:p>
          </table:table-cell>
          <table:table-cell office:value-type="float" office:value="0.186342634625934" calcext:value-type="float">
            <text:p>0.186342634625934</text:p>
          </table:table-cell>
          <table:table-cell office:value-type="float" office:value="0.187897195593761" calcext:value-type="float">
            <text:p>0.187897195593761</text:p>
          </table:table-cell>
          <table:table-cell office:value-type="float" office:value="0.189163546334496" calcext:value-type="float">
            <text:p>0.189163546334496</text:p>
          </table:table-cell>
          <table:table-cell office:value-type="float" office:value="0.207958363796926" calcext:value-type="float">
            <text:p>0.207958363796926</text:p>
          </table:table-cell>
          <table:table-cell office:value-type="float" office:value="0.197001611130085" calcext:value-type="float">
            <text:p>0.197001611130085</text:p>
          </table:table-cell>
          <table:table-cell office:value-type="float" office:value="0.190009389411762" calcext:value-type="float">
            <text:p>0.190009389411762</text:p>
          </table:table-cell>
          <table:table-cell office:value-type="float" office:value="0.195686051622097" calcext:value-type="float">
            <text:p>0.195686051622097</text:p>
          </table:table-cell>
          <table:table-cell office:value-type="float" office:value="0.19673409872936" calcext:value-type="float">
            <text:p>0.19673409872936</text:p>
          </table:table-cell>
          <table:table-cell office:value-type="float" office:value="0.19896172334842" calcext:value-type="float">
            <text:p>0.19896172334842</text:p>
          </table:table-cell>
          <table:table-cell office:value-type="float" office:value="0.198149855542614" calcext:value-type="float">
            <text:p>0.198149855542614</text:p>
          </table:table-cell>
          <table:table-cell office:value-type="float" office:value="0.197747467609204" calcext:value-type="float">
            <text:p>0.197747467609204</text:p>
          </table:table-cell>
          <table:table-cell office:value-type="float" office:value="0.2036953222228" calcext:value-type="float">
            <text:p>0.2036953222228</text:p>
          </table:table-cell>
          <table:table-cell office:value-type="float" office:value="0.117448438158758" calcext:value-type="float">
            <text:p>0.117448438158758</text:p>
          </table:table-cell>
          <table:table-cell office:value-type="float" office:value="0.116303476319925" calcext:value-type="float">
            <text:p>0.116303476319925</text:p>
          </table:table-cell>
          <table:table-cell office:value-type="float" office:value="0.105476726024571" calcext:value-type="float">
            <text:p>0.105476726024571</text:p>
          </table:table-cell>
          <table:table-cell office:value-type="float" office:value="0.109237638618923" calcext:value-type="float">
            <text:p>0.109237638618923</text:p>
          </table:table-cell>
          <table:table-cell office:value-type="float" office:value="0.10869148616786" calcext:value-type="float">
            <text:p>0.10869148616786</text:p>
          </table:table-cell>
          <table:table-cell office:value-type="float" office:value="0.106682106567894" calcext:value-type="float">
            <text:p>0.106682106567894</text:p>
          </table:table-cell>
          <table:table-cell office:value-type="float" office:value="0.116851515302366" calcext:value-type="float">
            <text:p>0.116851515302366</text:p>
          </table:table-cell>
          <table:table-cell office:value-type="float" office:value="0.126227956641089" calcext:value-type="float">
            <text:p>0.126227956641089</text:p>
          </table:table-cell>
          <table:table-cell office:value-type="float" office:value="0.131101586490208" calcext:value-type="float">
            <text:p>0.131101586490208</text:p>
          </table:table-cell>
          <table:table-cell office:value-type="float" office:value="0.133869184807765" calcext:value-type="float">
            <text:p>0.133869184807765</text:p>
          </table:table-cell>
          <table:table-cell office:value-type="float" office:value="0.131571908651015" calcext:value-type="float">
            <text:p>0.131571908651015</text:p>
          </table:table-cell>
          <table:table-cell office:value-type="float" office:value="0.127390948142449" calcext:value-type="float">
            <text:p>0.127390948142449</text:p>
          </table:table-cell>
          <table:table-cell office:value-type="float" office:value="0.126848517067815" calcext:value-type="float">
            <text:p>0.126848517067815</text:p>
          </table:table-cell>
          <table:table-cell office:value-type="float" office:value="0.114614627397586" calcext:value-type="float">
            <text:p>0.114614627397586</text:p>
          </table:table-cell>
          <table:table-cell office:value-type="float" office:value="0.105372872098946" calcext:value-type="float">
            <text:p>0.105372872098946</text:p>
          </table:table-cell>
          <table:table-cell office:value-type="float" office:value="0.100843055292284" calcext:value-type="float">
            <text:p>0.100843055292284</text:p>
          </table:table-cell>
          <table:table-cell office:value-type="float" office:value="0.133749447321034" calcext:value-type="float">
            <text:p>0.133749447321034</text:p>
          </table:table-cell>
          <table:table-cell office:value-type="float" office:value="0.171645429285882" calcext:value-type="float">
            <text:p>0.171645429285882</text:p>
          </table:table-cell>
          <table:table-cell office:value-type="float" office:value="0.178974234370176" calcext:value-type="float">
            <text:p>0.178974234370176</text:p>
          </table:table-cell>
          <table:table-cell office:value-type="float" office:value="0.187343954774865" calcext:value-type="float">
            <text:p>0.187343954774865</text:p>
          </table:table-cell>
          <table:table-cell office:value-type="float" office:value="0.20019531639282" calcext:value-type="float">
            <text:p>0.20019531639282</text:p>
          </table:table-cell>
          <table:table-cell office:value-type="float" office:value="0.165107150380414" calcext:value-type="float">
            <text:p>0.165107150380414</text:p>
          </table:table-cell>
          <table:table-cell office:value-type="float" office:value="0.164415662765431" calcext:value-type="float">
            <text:p>0.164415662765431</text:p>
          </table:table-cell>
          <table:table-cell office:value-type="float" office:value="0.188899102861757" calcext:value-type="float">
            <text:p>0.188899102861757</text:p>
          </table:table-cell>
          <table:table-cell office:value-type="float" office:value="0.184566969184054" calcext:value-type="float">
            <text:p>0.184566969184054</text:p>
          </table:table-cell>
          <table:table-cell office:value-type="float" office:value="0.125837262130069" calcext:value-type="float">
            <text:p>0.125837262130069</text:p>
          </table:table-cell>
          <table:table-cell office:value-type="float" office:value="0.124804863381428" calcext:value-type="float">
            <text:p>0.124804863381428</text:p>
          </table:table-cell>
          <table:table-cell office:value-type="float" office:value="0.126609496479294" calcext:value-type="float">
            <text:p>0.126609496479294</text:p>
          </table:table-cell>
          <table:table-cell office:value-type="float" office:value="0.12318924367554" calcext:value-type="float">
            <text:p>0.12318924367554</text:p>
          </table:table-cell>
          <table:table-cell office:value-type="float" office:value="0.120847066915289" calcext:value-type="float">
            <text:p>0.120847066915289</text:p>
          </table:table-cell>
          <table:table-cell office:value-type="float" office:value="0.120510718419682" calcext:value-type="float">
            <text:p>0.120510718419682</text:p>
          </table:table-cell>
          <table:table-cell office:value-type="float" office:value="0.121564031103685" calcext:value-type="float">
            <text:p>0.121564031103685</text:p>
          </table:table-cell>
          <table:table-cell office:value-type="float" office:value="0.111238446594603" calcext:value-type="float">
            <text:p>0.111238446594603</text:p>
          </table:table-cell>
          <table:table-cell office:value-type="float" office:value="0.115501887469384" calcext:value-type="float">
            <text:p>0.115501887469384</text:p>
          </table:table-cell>
          <table:table-cell office:value-type="float" office:value="0.125057814055004" calcext:value-type="float">
            <text:p>0.125057814055004</text:p>
          </table:table-cell>
          <table:table-cell office:value-type="float" office:value="0.136990619932808" calcext:value-type="float">
            <text:p>0.136990619932808</text:p>
          </table:table-cell>
          <table:table-cell office:value-type="float" office:value="0.13960117912473" calcext:value-type="float">
            <text:p>0.13960117912473</text:p>
          </table:table-cell>
          <table:table-cell office:value-type="float" office:value="0.138939608583178" calcext:value-type="float">
            <text:p>0.138939608583178</text:p>
          </table:table-cell>
          <table:table-cell office:value-type="float" office:value="0.134508595146098" calcext:value-type="float">
            <text:p>0.134508595146098</text:p>
          </table:table-cell>
          <table:table-cell office:value-type="float" office:value="0.13301016209474" calcext:value-type="float">
            <text:p>0.13301016209474</text:p>
          </table:table-cell>
          <table:table-cell office:value-type="float" office:value="0.124728711580818" calcext:value-type="float">
            <text:p>0.124728711580818</text:p>
          </table:table-cell>
          <table:table-cell office:value-type="float" office:value="0.117660644280027" calcext:value-type="float">
            <text:p>0.117660644280027</text:p>
          </table:table-cell>
          <table:table-cell office:value-type="float" office:value="0.113132613976827" calcext:value-type="float">
            <text:p>0.113132613976827</text:p>
          </table:table-cell>
          <table:table-cell office:value-type="float" office:value="0.140044956733199" calcext:value-type="float">
            <text:p>0.140044956733199</text:p>
          </table:table-cell>
          <table:table-cell office:value-type="float" office:value="0.15185570930475" calcext:value-type="float">
            <text:p>0.15185570930475</text:p>
          </table:table-cell>
          <table:table-cell office:value-type="float" office:value="0.175569084697247" calcext:value-type="float">
            <text:p>0.175569084697247</text:p>
          </table:table-cell>
          <table:table-cell office:value-type="float" office:value="0.191399387496912" calcext:value-type="float">
            <text:p>0.191399387496912</text:p>
          </table:table-cell>
          <table:table-cell office:value-type="float" office:value="0.194378880564522" calcext:value-type="float">
            <text:p>0.194378880564522</text:p>
          </table:table-cell>
          <table:table-cell office:value-type="float" office:value="0.188917258973336" calcext:value-type="float">
            <text:p>0.188917258973336</text:p>
          </table:table-cell>
          <table:table-cell office:value-type="float" office:value="0.216201915551921" calcext:value-type="float">
            <text:p>0.216201915551921</text:p>
          </table:table-cell>
          <table:table-cell office:value-type="float" office:value="0.203824347898774" calcext:value-type="float">
            <text:p>0.203824347898774</text:p>
          </table:table-cell>
          <table:table-cell office:value-type="float" office:value="0.203300266319459" calcext:value-type="float">
            <text:p>0.203300266319459</text:p>
          </table:table-cell>
          <table:table-cell office:value-type="float" office:value="0.197514787443068" calcext:value-type="float">
            <text:p>0.197514787443068</text:p>
          </table:table-cell>
          <table:table-cell office:value-type="float" office:value="0.201471098555982" calcext:value-type="float">
            <text:p>0.201471098555982</text:p>
          </table:table-cell>
          <table:table-cell office:value-type="float" office:value="0.204371037362107" calcext:value-type="float">
            <text:p>0.204371037362107</text:p>
          </table:table-cell>
          <table:table-cell office:value-type="float" office:value="0.202541576074701" calcext:value-type="float">
            <text:p>0.202541576074701</text:p>
          </table:table-cell>
          <table:table-cell office:value-type="float" office:value="0.204616132721503" calcext:value-type="float">
            <text:p>0.204616132721503</text:p>
          </table:table-cell>
          <table:table-cell office:value-type="float" office:value="0.20808533085283" calcext:value-type="float">
            <text:p>0.20808533085283</text:p>
          </table:table-cell>
          <table:table-cell office:value-type="float" office:value="0.104307333221974" calcext:value-type="float">
            <text:p>0.104307333221974</text:p>
          </table:table-cell>
          <table:table-cell office:value-type="float" office:value="0.11024571868933" calcext:value-type="float">
            <text:p>0.11024571868933</text:p>
          </table:table-cell>
          <table:table-cell office:value-type="float" office:value="0.112547856357811" calcext:value-type="float">
            <text:p>0.112547856357811</text:p>
          </table:table-cell>
          <table:table-cell office:value-type="float" office:value="0.117379632150666" calcext:value-type="float">
            <text:p>0.117379632150666</text:p>
          </table:table-cell>
          <table:table-cell office:value-type="float" office:value="0.12052548607535" calcext:value-type="float">
            <text:p>0.12052548607535</text:p>
          </table:table-cell>
          <table:table-cell office:value-type="float" office:value="0.123562318764334" calcext:value-type="float">
            <text:p>0.123562318764334</text:p>
          </table:table-cell>
          <table:table-cell office:value-type="float" office:value="0.129927980130414" calcext:value-type="float">
            <text:p>0.129927980130414</text:p>
          </table:table-cell>
          <table:table-cell office:value-type="float" office:value="0.134812719686682" calcext:value-type="float">
            <text:p>0.134812719686682</text:p>
          </table:table-cell>
          <table:table-cell office:value-type="float" office:value="0.140862339956781" calcext:value-type="float">
            <text:p>0.140862339956781</text:p>
          </table:table-cell>
          <table:table-cell office:value-type="float" office:value="0.145205422504829" calcext:value-type="float">
            <text:p>0.145205422504829</text:p>
          </table:table-cell>
          <table:table-cell office:value-type="float" office:value="0.145954562556632" calcext:value-type="float">
            <text:p>0.145954562556632</text:p>
          </table:table-cell>
          <table:table-cell office:value-type="float" office:value="0.145318341077487" calcext:value-type="float">
            <text:p>0.145318341077487</text:p>
          </table:table-cell>
          <table:table-cell office:value-type="float" office:value="0.141444629317641" calcext:value-type="float">
            <text:p>0.141444629317641</text:p>
          </table:table-cell>
          <table:table-cell office:value-type="float" office:value="0.135329038126454" calcext:value-type="float">
            <text:p>0.135329038126454</text:p>
          </table:table-cell>
          <table:table-cell office:value-type="float" office:value="0.132016379266103" calcext:value-type="float">
            <text:p>0.132016379266103</text:p>
          </table:table-cell>
          <table:table-cell office:value-type="float" office:value="0.112143586010935" calcext:value-type="float">
            <text:p>0.112143586010935</text:p>
          </table:table-cell>
          <table:table-cell office:value-type="float" office:value="0.14297417262872" calcext:value-type="float">
            <text:p>0.14297417262872</text:p>
          </table:table-cell>
          <table:table-cell office:value-type="float" office:value="0.140089970681678" calcext:value-type="float">
            <text:p>0.140089970681678</text:p>
          </table:table-cell>
          <table:table-cell office:value-type="float" office:value="0.1389424587194" calcext:value-type="float">
            <text:p>0.1389424587194</text:p>
          </table:table-cell>
          <table:table-cell office:value-type="float" office:value="0.136667518819169" calcext:value-type="float">
            <text:p>0.136667518819169</text:p>
          </table:table-cell>
          <table:table-cell office:value-type="float" office:value="0.136505066708876" calcext:value-type="float">
            <text:p>0.136505066708876</text:p>
          </table:table-cell>
          <table:table-cell office:value-type="float" office:value="0.13703487602503" calcext:value-type="float">
            <text:p>0.13703487602503</text:p>
          </table:table-cell>
          <table:table-cell office:value-type="float" office:value="0.137501061878299" calcext:value-type="float">
            <text:p>0.137501061878299</text:p>
          </table:table-cell>
          <table:table-cell office:value-type="float" office:value="0.137100105954489" calcext:value-type="float">
            <text:p>0.137100105954489</text:p>
          </table:table-cell>
          <table:table-cell office:value-type="float" office:value="0.13692793571783" calcext:value-type="float">
            <text:p>0.13692793571783</text:p>
          </table:table-cell>
          <table:table-cell office:value-type="float" office:value="0.136789830281301" calcext:value-type="float">
            <text:p>0.136789830281301</text:p>
          </table:table-cell>
          <table:table-cell office:value-type="float" office:value="0.137106206484993" calcext:value-type="float">
            <text:p>0.137106206484993</text:p>
          </table:table-cell>
          <table:table-cell office:value-type="float" office:value="0.137156236271244" calcext:value-type="float">
            <text:p>0.137156236271244</text:p>
          </table:table-cell>
          <table:table-cell office:value-type="float" office:value="0.137069234158414" calcext:value-type="float">
            <text:p>0.137069234158414</text:p>
          </table:table-cell>
          <table:table-cell office:value-type="float" office:value="0.136911681878158" calcext:value-type="float">
            <text:p>0.136911681878158</text:p>
          </table:table-cell>
          <table:table-cell office:value-type="float" office:value="0.137146924522531" calcext:value-type="float">
            <text:p>0.137146924522531</text:p>
          </table:table-cell>
          <table:table-cell office:value-type="float" office:value="0.137070000014579" calcext:value-type="float">
            <text:p>0.137070000014579</text:p>
          </table:table-cell>
          <table:table-cell office:value-type="float" office:value="0.136986260576188" calcext:value-type="float">
            <text:p>0.136986260576188</text:p>
          </table:table-cell>
          <table:table-cell office:value-type="float" office:value="0.136999506201164" calcext:value-type="float">
            <text:p>0.136999506201164</text:p>
          </table:table-cell>
          <table:table-cell office:value-type="float" office:value="0.137019081659462" calcext:value-type="float">
            <text:p>0.137019081659462</text:p>
          </table:table-cell>
          <table:table-cell office:value-type="float" office:value="0.136853791673015" calcext:value-type="float">
            <text:p>0.136853791673015</text:p>
          </table:table-cell>
          <table:table-cell office:value-type="float" office:value="0.137007262796271" calcext:value-type="float">
            <text:p>0.137007262796271</text:p>
          </table:table-cell>
          <table:table-cell office:value-type="float" office:value="0.13706594639678" calcext:value-type="float">
            <text:p>0.13706594639678</text:p>
          </table:table-cell>
          <table:table-cell office:value-type="float" office:value="0.136958267347581" calcext:value-type="float">
            <text:p>0.136958267347581</text:p>
          </table:table-cell>
          <table:table-cell office:value-type="float" office:value="0.136967178570398" calcext:value-type="float">
            <text:p>0.136967178570398</text:p>
          </table:table-cell>
          <table:table-cell office:value-type="float" office:value="0.136880213891399" calcext:value-type="float">
            <text:p>0.136880213891399</text:p>
          </table:table-cell>
          <table:table-cell office:value-type="float" office:value="0.136950080056072" calcext:value-type="float">
            <text:p>0.136950080056072</text:p>
          </table:table-cell>
          <table:table-cell office:value-type="float" office:value="0.136925107460657" calcext:value-type="float">
            <text:p>0.136925107460657</text:p>
          </table:table-cell>
          <table:table-cell office:value-type="float" office:value="0.136992451212416" calcext:value-type="float">
            <text:p>0.136992451212416</text:p>
          </table:table-cell>
          <table:table-cell office:value-type="float" office:value="0.137059239163525" calcext:value-type="float">
            <text:p>0.137059239163525</text:p>
          </table:table-cell>
          <table:table-cell office:value-type="float" office:value="0.136942167285902" calcext:value-type="float">
            <text:p>0.136942167285902</text:p>
          </table:table-cell>
          <table:table-cell office:value-type="float" office:value="0.136842318076854" calcext:value-type="float">
            <text:p>0.136842318076854</text:p>
          </table:table-cell>
          <table:table-cell office:value-type="float" office:value="0.137100806195095" calcext:value-type="float">
            <text:p>0.137100806195095</text:p>
          </table:table-cell>
          <table:table-cell office:value-type="float" office:value="0.137060322773308" calcext:value-type="float">
            <text:p>0.137060322773308</text:p>
          </table:table-cell>
          <table:table-cell office:value-type="float" office:value="0.137138318319947" calcext:value-type="float">
            <text:p>0.137138318319947</text:p>
          </table:table-cell>
          <table:table-cell office:value-type="float" office:value="0.136943409629353" calcext:value-type="float">
            <text:p>0.136943409629353</text:p>
          </table:table-cell>
          <table:table-cell office:value-type="float" office:value="0.136917011967757" calcext:value-type="float">
            <text:p>0.136917011967757</text:p>
          </table:table-cell>
          <table:table-cell office:value-type="float" office:value="0.136966271985281" calcext:value-type="float">
            <text:p>0.136966271985281</text:p>
          </table:table-cell>
          <table:table-cell office:value-type="float" office:value="0.136821096968869" calcext:value-type="float">
            <text:p>0.136821096968869</text:p>
          </table:table-cell>
          <table:table-cell office:value-type="float" office:value="0.136981331263384" calcext:value-type="float">
            <text:p>0.136981331263384</text:p>
          </table:table-cell>
          <table:table-cell office:value-type="float" office:value="0.137091116181848" calcext:value-type="float">
            <text:p>0.137091116181848</text:p>
          </table:table-cell>
          <table:table-cell office:value-type="float" office:value="0.136838898633229" calcext:value-type="float">
            <text:p>0.136838898633229</text:p>
          </table:table-cell>
          <table:table-cell office:value-type="float" office:value="0.13710617719094" calcext:value-type="float">
            <text:p>0.13710617719094</text:p>
          </table:table-cell>
          <table:table-cell office:value-type="float" office:value="0.136927823352681" calcext:value-type="float">
            <text:p>0.136927823352681</text:p>
          </table:table-cell>
          <table:table-cell office:value-type="float" office:value="0.137200807528731" calcext:value-type="float">
            <text:p>0.137200807528731</text:p>
          </table:table-cell>
          <table:table-cell office:value-type="float" office:value="0.136996701856642" calcext:value-type="float">
            <text:p>0.136996701856642</text:p>
          </table:table-cell>
          <table:table-cell office:value-type="float" office:value="0.137002262471294" calcext:value-type="float">
            <text:p>0.137002262471294</text:p>
          </table:table-cell>
          <table:table-cell office:value-type="float" office:value="0.136946276675332" calcext:value-type="float">
            <text:p>0.136946276675332</text:p>
          </table:table-cell>
          <table:table-cell office:value-type="float" office:value="0.136940770384873" calcext:value-type="float">
            <text:p>0.136940770384873</text:p>
          </table:table-cell>
          <table:table-cell office:value-type="float" office:value="0.137036800622121" calcext:value-type="float">
            <text:p>0.137036800622121</text:p>
          </table:table-cell>
          <table:table-cell office:value-type="float" office:value="0.136950287751025" calcext:value-type="float">
            <text:p>0.136950287751025</text:p>
          </table:table-cell>
          <table:table-cell office:value-type="float" office:value="0.137039142519045" calcext:value-type="float">
            <text:p>0.137039142519045</text:p>
          </table:table-cell>
          <table:table-cell office:value-type="float" office:value="0.136969617458345" calcext:value-type="float">
            <text:p>0.136969617458345</text:p>
          </table:table-cell>
          <table:table-cell office:value-type="float" office:value="0.13691972739235" calcext:value-type="float">
            <text:p>0.13691972739235</text:p>
          </table:table-cell>
          <table:table-cell office:value-type="float" office:value="0.136884278097056" calcext:value-type="float">
            <text:p>0.136884278097056</text:p>
          </table:table-cell>
          <table:table-cell office:value-type="float" office:value="0.136991772809801" calcext:value-type="float">
            <text:p>0.136991772809801</text:p>
          </table:table-cell>
          <table:table-cell office:value-type="float" office:value="0.13693890366284" calcext:value-type="float">
            <text:p>0.13693890366284</text:p>
          </table:table-cell>
          <table:table-cell office:value-type="float" office:value="0.137002542355138" calcext:value-type="float">
            <text:p>0.137002542355138</text:p>
          </table:table-cell>
          <table:table-cell office:value-type="float" office:value="0.136947379661801" calcext:value-type="float">
            <text:p>0.136947379661801</text:p>
          </table:table-cell>
          <table:table-cell office:value-type="float" office:value="0.137084044141136" calcext:value-type="float">
            <text:p>0.137084044141136</text:p>
          </table:table-cell>
          <table:table-cell office:value-type="float" office:value="0.136967645927142" calcext:value-type="float">
            <text:p>0.136967645927142</text:p>
          </table:table-cell>
          <table:table-cell office:value-type="float" office:value="0.137023883937252" calcext:value-type="float">
            <text:p>0.137023883937252</text:p>
          </table:table-cell>
          <table:table-cell office:value-type="float" office:value="0.136961890709429" calcext:value-type="float">
            <text:p>0.136961890709429</text:p>
          </table:table-cell>
          <table:table-cell office:value-type="float" office:value="0.136901573987089" calcext:value-type="float">
            <text:p>0.136901573987089</text:p>
          </table:table-cell>
          <table:table-cell office:value-type="float" office:value="0.136915287475377" calcext:value-type="float">
            <text:p>0.136915287475377</text:p>
          </table:table-cell>
          <table:table-cell office:value-type="float" office:value="0.137037081968006" calcext:value-type="float">
            <text:p>0.137037081968006</text:p>
          </table:table-cell>
          <table:table-cell office:value-type="float" office:value="0.136929559277549" calcext:value-type="float">
            <text:p>0.136929559277549</text:p>
          </table:table-cell>
          <table:table-cell office:value-type="float" office:value="0.137030206041772" calcext:value-type="float">
            <text:p>0.137030206041772</text:p>
          </table:table-cell>
          <table:table-cell office:value-type="float" office:value="0.137028921876814" calcext:value-type="float">
            <text:p>0.137028921876814</text:p>
          </table:table-cell>
          <table:table-cell office:value-type="float" office:value="0.136912764968434" calcext:value-type="float">
            <text:p>0.136912764968434</text:p>
          </table:table-cell>
          <table:table-cell office:value-type="float" office:value="0.137039359213854" calcext:value-type="float">
            <text:p>0.137039359213854</text:p>
          </table:table-cell>
          <table:table-cell office:value-type="float" office:value="0.13702432336061" calcext:value-type="float">
            <text:p>0.13702432336061</text:p>
          </table:table-cell>
          <table:table-cell office:value-type="float" office:value="0.137057212555059" calcext:value-type="float">
            <text:p>0.137057212555059</text:p>
          </table:table-cell>
          <table:table-cell office:value-type="float" office:value="0.136992789020838" calcext:value-type="float">
            <text:p>0.136992789020838</text:p>
          </table:table-cell>
          <table:table-cell office:value-type="float" office:value="0.136906039515135" calcext:value-type="float">
            <text:p>0.136906039515135</text:p>
          </table:table-cell>
          <table:table-cell office:value-type="float" office:value="0.137006056698234" calcext:value-type="float">
            <text:p>0.137006056698234</text:p>
          </table:table-cell>
          <table:table-cell office:value-type="float" office:value="0.136986320820164" calcext:value-type="float">
            <text:p>0.136986320820164</text:p>
          </table:table-cell>
          <table:table-cell office:value-type="float" office:value="0.136980209027215" calcext:value-type="float">
            <text:p>0.136980209027215</text:p>
          </table:table-cell>
          <table:table-cell office:value-type="float" office:value="0.137013525801735" calcext:value-type="float">
            <text:p>0.137013525801735</text:p>
          </table:table-cell>
          <table:table-cell office:value-type="float" office:value="0.137020934104919" calcext:value-type="float">
            <text:p>0.137020934104919</text:p>
          </table:table-cell>
          <table:table-cell office:value-type="float" office:value="0.137000786623624" calcext:value-type="float">
            <text:p>0.137000786623624</text:p>
          </table:table-cell>
          <table:table-cell office:value-type="float" office:value="0.136979114821968" calcext:value-type="float">
            <text:p>0.136979114821968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430023048917021" calcext:value-type="float">
            <text:p>-0.00430023048917</text:p>
          </table:table-cell>
          <table:table-cell office:value-type="float" office:value="-0.00428583082158779" calcext:value-type="float">
            <text:p>-0.004285830821588</text:p>
          </table:table-cell>
          <table:table-cell office:value-type="float" office:value="-0.00428194743069795" calcext:value-type="float">
            <text:p>-0.004281947430698</text:p>
          </table:table-cell>
          <table:table-cell office:value-type="float" office:value="-0.00430897764104789" calcext:value-type="float">
            <text:p>-0.004308977641048</text:p>
          </table:table-cell>
          <table:table-cell office:value-type="float" office:value="-0.00429790689869466" calcext:value-type="float">
            <text:p>-0.004297906898695</text:p>
          </table:table-cell>
          <table:table-cell office:value-type="float" office:value="-0.00430973291526639" calcext:value-type="float">
            <text:p>-0.004309732915266</text:p>
          </table:table-cell>
          <table:table-cell office:value-type="float" office:value="-0.00429804877153375" calcext:value-type="float">
            <text:p>-0.004298048771534</text:p>
          </table:table-cell>
          <table:table-cell office:value-type="float" office:value="-0.0042912732828066" calcext:value-type="float">
            <text:p>-0.004291273282807</text:p>
          </table:table-cell>
          <table:table-cell office:value-type="float" office:value="-0.00429666743556045" calcext:value-type="float">
            <text:p>-0.00429666743556</text:p>
          </table:table-cell>
          <table:table-cell office:value-type="float" office:value="-0.00430128676870428" calcext:value-type="float">
            <text:p>-0.004301286768704</text:p>
          </table:table-cell>
          <table:table-cell office:value-type="float" office:value="-0.00431413230334167" calcext:value-type="float">
            <text:p>-0.004314132303342</text:p>
          </table:table-cell>
          <table:table-cell office:value-type="float" office:value="-0.00430567635048969" calcext:value-type="float">
            <text:p>-0.00430567635049</text:p>
          </table:table-cell>
          <table:table-cell office:value-type="float" office:value="-0.00430730603289397" calcext:value-type="float">
            <text:p>-0.004307306032894</text:p>
          </table:table-cell>
          <table:table-cell office:value-type="float" office:value="-0.00430498702326087" calcext:value-type="float">
            <text:p>-0.004304987023261</text:p>
          </table:table-cell>
          <table:table-cell office:value-type="float" office:value="-0.00429468769296564" calcext:value-type="float">
            <text:p>-0.004294687692966</text:p>
          </table:table-cell>
          <table:table-cell office:value-type="float" office:value="-0.0043082551693066" calcext:value-type="float">
            <text:p>-0.004308255169307</text:p>
          </table:table-cell>
          <table:table-cell office:value-type="float" office:value="-0.00430643215923408" calcext:value-type="float">
            <text:p>-0.004306432159234</text:p>
          </table:table-cell>
          <table:table-cell office:value-type="float" office:value="-0.00430895909751201" calcext:value-type="float">
            <text:p>-0.004308959097512</text:p>
          </table:table-cell>
          <table:table-cell office:value-type="float" office:value="-0.00429775411601779" calcext:value-type="float">
            <text:p>-0.004297754116018</text:p>
          </table:table-cell>
          <table:table-cell office:value-type="float" office:value="-0.00429244114332728" calcext:value-type="float">
            <text:p>-0.004292441143327</text:p>
          </table:table-cell>
          <table:table-cell office:value-type="float" office:value="-0.00428666489830975" calcext:value-type="float">
            <text:p>-0.00428666489831</text:p>
          </table:table-cell>
          <table:table-cell office:value-type="float" office:value="-0.00430158475809788" calcext:value-type="float">
            <text:p>-0.004301584758098</text:p>
          </table:table-cell>
          <table:table-cell office:value-type="float" office:value="-0.0042883789975362" calcext:value-type="float">
            <text:p>-0.004288378997536</text:p>
          </table:table-cell>
          <table:table-cell office:value-type="float" office:value="-0.00430856369391125" calcext:value-type="float">
            <text:p>-0.004308563693911</text:p>
          </table:table-cell>
          <table:table-cell office:value-type="float" office:value="-0.0043135918627587" calcext:value-type="float">
            <text:p>-0.004313591862759</text:p>
          </table:table-cell>
          <table:table-cell office:value-type="float" office:value="-0.00430261206664417" calcext:value-type="float">
            <text:p>-0.004302612066644</text:p>
          </table:table-cell>
          <table:table-cell office:value-type="float" office:value="-0.00430068788763721" calcext:value-type="float">
            <text:p>-0.004300687887637</text:p>
          </table:table-cell>
          <table:table-cell office:value-type="float" office:value="-0.00429869280572808" calcext:value-type="float">
            <text:p>-0.004298692805728</text:p>
          </table:table-cell>
          <table:table-cell office:value-type="float" office:value="-0.00430546749138753" calcext:value-type="float">
            <text:p>-0.004305467491388</text:p>
          </table:table-cell>
          <table:table-cell office:value-type="float" office:value="-0.00430313258966789" calcext:value-type="float">
            <text:p>-0.004303132589668</text:p>
          </table:table-cell>
          <table:table-cell office:value-type="float" office:value="-0.00430375073056744" calcext:value-type="float">
            <text:p>-0.004303750730567</text:p>
          </table:table-cell>
          <table:table-cell office:value-type="float" office:value="-0.0042956080333435" calcext:value-type="float">
            <text:p>-0.004295608033344</text:p>
          </table:table-cell>
          <table:table-cell office:value-type="float" office:value="-0.00428931235399067" calcext:value-type="float">
            <text:p>-0.004289312353991</text:p>
          </table:table-cell>
          <table:table-cell office:value-type="float" office:value="-0.00430856197367986" calcext:value-type="float">
            <text:p>-0.00430856197368</text:p>
          </table:table-cell>
          <table:table-cell office:value-type="float" office:value="-0.00429332970796888" calcext:value-type="float">
            <text:p>-0.004293329707969</text:p>
          </table:table-cell>
          <table:table-cell office:value-type="float" office:value="-0.00428830984676486" calcext:value-type="float">
            <text:p>-0.004288309846765</text:p>
          </table:table-cell>
          <table:table-cell office:value-type="float" office:value="-0.00430835961048449" calcext:value-type="float">
            <text:p>-0.004308359610484</text:p>
          </table:table-cell>
          <table:table-cell office:value-type="float" office:value="-0.00431174216522409" calcext:value-type="float">
            <text:p>-0.004311742165224</text:p>
          </table:table-cell>
          <table:table-cell office:value-type="float" office:value="-0.00430022956994746" calcext:value-type="float">
            <text:p>-0.004300229569947</text:p>
          </table:table-cell>
          <table:table-cell office:value-type="float" office:value="-0.00430962231208442" calcext:value-type="float">
            <text:p>-0.004309622312084</text:p>
          </table:table-cell>
          <table:table-cell office:value-type="float" office:value="-0.00429723484824323" calcext:value-type="float">
            <text:p>-0.004297234848243</text:p>
          </table:table-cell>
          <table:table-cell office:value-type="float" office:value="-0.00430088609644606" calcext:value-type="float">
            <text:p>-0.004300886096446</text:p>
          </table:table-cell>
          <table:table-cell office:value-type="float" office:value="-0.00431123952610113" calcext:value-type="float">
            <text:p>-0.004311239526101</text:p>
          </table:table-cell>
          <table:table-cell office:value-type="float" office:value="-0.0042823516705165" calcext:value-type="float">
            <text:p>-0.004282351670517</text:p>
          </table:table-cell>
          <table:table-cell office:value-type="float" office:value="-0.00429730747325245" calcext:value-type="float">
            <text:p>-0.004297307473252</text:p>
          </table:table-cell>
          <table:table-cell office:value-type="float" office:value="-0.00429731345313414" calcext:value-type="float">
            <text:p>-0.004297313453134</text:p>
          </table:table-cell>
          <table:table-cell office:value-type="float" office:value="-0.00428579591282483" calcext:value-type="float">
            <text:p>-0.004285795912825</text:p>
          </table:table-cell>
          <table:table-cell office:value-type="float" office:value="-0.00428092862778049" calcext:value-type="float">
            <text:p>-0.00428092862778</text:p>
          </table:table-cell>
          <table:table-cell office:value-type="float" office:value="-0.00428867499595703" calcext:value-type="float">
            <text:p>-0.004288674995957</text:p>
          </table:table-cell>
          <table:table-cell office:value-type="float" office:value="-0.0043099257185131" calcext:value-type="float">
            <text:p>-0.004309925718513</text:p>
          </table:table-cell>
          <table:table-cell office:value-type="float" office:value="-0.00429908908364114" calcext:value-type="float">
            <text:p>-0.004299089083641</text:p>
          </table:table-cell>
          <table:table-cell office:value-type="float" office:value="-0.00426914476846301" calcext:value-type="float">
            <text:p>-0.004269144768463</text:p>
          </table:table-cell>
          <table:table-cell office:value-type="float" office:value="-0.0043071141729733" calcext:value-type="float">
            <text:p>-0.004307114172973</text:p>
          </table:table-cell>
          <table:table-cell office:value-type="float" office:value="-0.00429459223220264" calcext:value-type="float">
            <text:p>-0.004294592232203</text:p>
          </table:table-cell>
          <table:table-cell office:value-type="float" office:value="-0.00429437606438082" calcext:value-type="float">
            <text:p>-0.004294376064381</text:p>
          </table:table-cell>
          <table:table-cell office:value-type="float" office:value="-0.0042683353395261" calcext:value-type="float">
            <text:p>-0.004268335339526</text:p>
          </table:table-cell>
          <table:table-cell office:value-type="float" office:value="-0.00428199748818644" calcext:value-type="float">
            <text:p>-0.004281997488186</text:p>
          </table:table-cell>
          <table:table-cell office:value-type="float" office:value="-0.00429976119962352" calcext:value-type="float">
            <text:p>-0.004299761199624</text:p>
          </table:table-cell>
          <table:table-cell office:value-type="float" office:value="-0.00428666333655291" calcext:value-type="float">
            <text:p>-0.004286663336553</text:p>
          </table:table-cell>
          <table:table-cell office:value-type="float" office:value="-0.00427222001967681" calcext:value-type="float">
            <text:p>-0.004272220019677</text:p>
          </table:table-cell>
          <table:table-cell office:value-type="float" office:value="-0.00427366336112473" calcext:value-type="float">
            <text:p>-0.004273663361125</text:p>
          </table:table-cell>
          <table:table-cell office:value-type="float" office:value="-0.00426158656165461" calcext:value-type="float">
            <text:p>-0.004261586561655</text:p>
          </table:table-cell>
          <table:table-cell office:value-type="float" office:value="-0.00428872683389596" calcext:value-type="float">
            <text:p>-0.004288726833896</text:p>
          </table:table-cell>
          <table:table-cell office:value-type="float" office:value="-0.00427583412666222" calcext:value-type="float">
            <text:p>-0.004275834126662</text:p>
          </table:table-cell>
          <table:table-cell office:value-type="float" office:value="-0.00426363756592317" calcext:value-type="float">
            <text:p>-0.004263637565923</text:p>
          </table:table-cell>
          <table:table-cell office:value-type="float" office:value="-0.00430808694929322" calcext:value-type="float">
            <text:p>-0.004308086949293</text:p>
          </table:table-cell>
          <table:table-cell office:value-type="float" office:value="-0.00426296178129433" calcext:value-type="float">
            <text:p>-0.004262961781294</text:p>
          </table:table-cell>
          <table:table-cell office:value-type="float" office:value="-0.00428468059874779" calcext:value-type="float">
            <text:p>-0.004284680598748</text:p>
          </table:table-cell>
          <table:table-cell office:value-type="float" office:value="-0.00428934912964583" calcext:value-type="float">
            <text:p>-0.004289349129646</text:p>
          </table:table-cell>
          <table:table-cell office:value-type="float" office:value="-0.00428175926038516" calcext:value-type="float">
            <text:p>-0.004281759260385</text:p>
          </table:table-cell>
          <table:table-cell office:value-type="float" office:value="-0.00427536142653108" calcext:value-type="float">
            <text:p>-0.004275361426531</text:p>
          </table:table-cell>
          <table:table-cell office:value-type="float" office:value="-0.00427159126636902" calcext:value-type="float">
            <text:p>-0.004271591266369</text:p>
          </table:table-cell>
          <table:table-cell office:value-type="float" office:value="-0.00427905832683318" calcext:value-type="float">
            <text:p>-0.004279058326833</text:p>
          </table:table-cell>
          <table:table-cell office:value-type="float" office:value="-0.00429813693183427" calcext:value-type="float">
            <text:p>-0.004298136931834</text:p>
          </table:table-cell>
          <table:table-cell office:value-type="float" office:value="-0.00428205427101674" calcext:value-type="float">
            <text:p>-0.004282054271017</text:p>
          </table:table-cell>
          <table:table-cell office:value-type="float" office:value="-0.00427666028676893" calcext:value-type="float">
            <text:p>-0.004276660286769</text:p>
          </table:table-cell>
          <table:table-cell office:value-type="float" office:value="-0.00427878174237278" calcext:value-type="float">
            <text:p>-0.004278781742373</text:p>
          </table:table-cell>
          <table:table-cell office:value-type="float" office:value="-0.00428309575028191" calcext:value-type="float">
            <text:p>-0.004283095750282</text:p>
          </table:table-cell>
          <table:table-cell office:value-type="float" office:value="-0.00427728101090785" calcext:value-type="float">
            <text:p>-0.004277281010908</text:p>
          </table:table-cell>
          <table:table-cell office:value-type="float" office:value="-0.0042928447660985" calcext:value-type="float">
            <text:p>-0.004292844766099</text:p>
          </table:table-cell>
          <table:table-cell office:value-type="float" office:value="-0.00427397790466606" calcext:value-type="float">
            <text:p>-0.004273977904666</text:p>
          </table:table-cell>
          <table:table-cell office:value-type="float" office:value="-0.00332651543298987" calcext:value-type="float">
            <text:p>-0.00332651543299</text:p>
          </table:table-cell>
          <table:table-cell office:value-type="float" office:value="-0.00326144276862567" calcext:value-type="float">
            <text:p>-0.003261442768626</text:p>
          </table:table-cell>
          <table:table-cell office:value-type="float" office:value="-0.00319881058404013" calcext:value-type="float">
            <text:p>-0.00319881058404</text:p>
          </table:table-cell>
          <table:table-cell office:value-type="float" office:value="-0.00373469047046816" calcext:value-type="float">
            <text:p>-0.003734690470468</text:p>
          </table:table-cell>
          <table:table-cell office:value-type="float" office:value="-0.00489705507400813" calcext:value-type="float">
            <text:p>-0.004897055074008</text:p>
          </table:table-cell>
          <table:table-cell office:value-type="float" office:value="-0.00539858205561233" calcext:value-type="float">
            <text:p>-0.005398582055612</text:p>
          </table:table-cell>
          <table:table-cell office:value-type="float" office:value="-0.00622232973501309" calcext:value-type="float">
            <text:p>-0.006222329735013</text:p>
          </table:table-cell>
          <table:table-cell office:value-type="float" office:value="-0.00632329093231672" calcext:value-type="float">
            <text:p>-0.006323290932317</text:p>
          </table:table-cell>
          <table:table-cell office:value-type="float" office:value="-0.0064555874295593" calcext:value-type="float">
            <text:p>-0.006455587429559</text:p>
          </table:table-cell>
          <table:table-cell office:value-type="float" office:value="-0.00687395340106496" calcext:value-type="float">
            <text:p>-0.006873953401065</text:p>
          </table:table-cell>
          <table:table-cell office:value-type="float" office:value="-0.00972839508350587" calcext:value-type="float">
            <text:p>-0.009728395083506</text:p>
          </table:table-cell>
          <table:table-cell office:value-type="float" office:value="-0.0112805220531908" calcext:value-type="float">
            <text:p>-0.011280522053191</text:p>
          </table:table-cell>
          <table:table-cell office:value-type="float" office:value="-0.0184432432405181" calcext:value-type="float">
            <text:p>-0.018443243240518</text:p>
          </table:table-cell>
          <table:table-cell office:value-type="float" office:value="-0.030652240833909" calcext:value-type="float">
            <text:p>-0.030652240833909</text:p>
          </table:table-cell>
          <table:table-cell office:value-type="float" office:value="-0.042322064533875" calcext:value-type="float">
            <text:p>-0.042322064533875</text:p>
          </table:table-cell>
          <table:table-cell office:value-type="float" office:value="-0.0480727519206185" calcext:value-type="float">
            <text:p>-0.048072751920619</text:p>
          </table:table-cell>
          <table:table-cell office:value-type="float" office:value="-0.0468245402010327" calcext:value-type="float">
            <text:p>-0.046824540201033</text:p>
          </table:table-cell>
          <table:table-cell office:value-type="float" office:value="-0.0459829915372185" calcext:value-type="float">
            <text:p>-0.045982991537219</text:p>
          </table:table-cell>
          <table:table-cell office:value-type="float" office:value="-0.0481204041144926" calcext:value-type="float">
            <text:p>-0.048120404114493</text:p>
          </table:table-cell>
          <table:table-cell office:value-type="float" office:value="-0.0177739210776916" calcext:value-type="float">
            <text:p>-0.017773921077692</text:p>
          </table:table-cell>
          <table:table-cell office:value-type="float" office:value="-0.0112375601603504" calcext:value-type="float">
            <text:p>-0.01123756016035</text:p>
          </table:table-cell>
          <table:table-cell office:value-type="float" office:value="-0.0131412846449411" calcext:value-type="float">
            <text:p>-0.013141284644941</text:p>
          </table:table-cell>
          <table:table-cell office:value-type="float" office:value="-0.0140255672928771" calcext:value-type="float">
            <text:p>-0.014025567292877</text:p>
          </table:table-cell>
          <table:table-cell office:value-type="float" office:value="-0.0166771293392198" calcext:value-type="float">
            <text:p>-0.01667712933922</text:p>
          </table:table-cell>
          <table:table-cell office:value-type="float" office:value="-0.0180372832030614" calcext:value-type="float">
            <text:p>-0.018037283203061</text:p>
          </table:table-cell>
          <table:table-cell office:value-type="float" office:value="-0.014172560017288" calcext:value-type="float">
            <text:p>-0.014172560017288</text:p>
          </table:table-cell>
          <table:table-cell office:value-type="float" office:value="-0.0144244264598208" calcext:value-type="float">
            <text:p>-0.014424426459821</text:p>
          </table:table-cell>
          <table:table-cell office:value-type="float" office:value="-0.0378762861664" calcext:value-type="float">
            <text:p>-0.0378762861664</text:p>
          </table:table-cell>
          <table:table-cell office:value-type="float" office:value="-0.0191148985214615" calcext:value-type="float">
            <text:p>-0.019114898521462</text:p>
          </table:table-cell>
          <table:table-cell office:value-type="float" office:value="-0.0145235045387693" calcext:value-type="float">
            <text:p>-0.014523504538769</text:p>
          </table:table-cell>
          <table:table-cell office:value-type="float" office:value="-0.00687486271875683" calcext:value-type="float">
            <text:p>-0.006874862718757</text:p>
          </table:table-cell>
          <table:table-cell office:value-type="float" office:value="-0.00829047113929667" calcext:value-type="float">
            <text:p>-0.008290471139297</text:p>
          </table:table-cell>
          <table:table-cell office:value-type="float" office:value="-0.00987312140893083" calcext:value-type="float">
            <text:p>-0.009873121408931</text:p>
          </table:table-cell>
          <table:table-cell office:value-type="float" office:value="-0.00854604406054546" calcext:value-type="float">
            <text:p>-0.008546044060545</text:p>
          </table:table-cell>
          <table:table-cell office:value-type="float" office:value="-0.00797146872143393" calcext:value-type="float">
            <text:p>-0.007971468721434</text:p>
          </table:table-cell>
          <table:table-cell office:value-type="float" office:value="-0.00882590792389052" calcext:value-type="float">
            <text:p>-0.008825907923891</text:p>
          </table:table-cell>
          <table:table-cell office:value-type="float" office:value="-0.0116639813516337" calcext:value-type="float">
            <text:p>-0.011663981351634</text:p>
          </table:table-cell>
          <table:table-cell office:value-type="float" office:value="-0.0134157073386593" calcext:value-type="float">
            <text:p>-0.013415707338659</text:p>
          </table:table-cell>
          <table:table-cell office:value-type="float" office:value="-0.0208677009850265" calcext:value-type="float">
            <text:p>-0.020867700985027</text:p>
          </table:table-cell>
          <table:table-cell office:value-type="float" office:value="-0.0226131930104422" calcext:value-type="float">
            <text:p>-0.022613193010442</text:p>
          </table:table-cell>
          <table:table-cell office:value-type="float" office:value="-0.0213000872540078" calcext:value-type="float">
            <text:p>-0.021300087254008</text:p>
          </table:table-cell>
          <table:table-cell office:value-type="float" office:value="-0.0190526496262872" calcext:value-type="float">
            <text:p>-0.019052649626287</text:p>
          </table:table-cell>
          <table:table-cell office:value-type="float" office:value="-0.026862709959276" calcext:value-type="float">
            <text:p>-0.026862709959276</text:p>
          </table:table-cell>
          <table:table-cell office:value-type="float" office:value="-0.036959359282187" calcext:value-type="float">
            <text:p>-0.036959359282187</text:p>
          </table:table-cell>
          <table:table-cell office:value-type="float" office:value="-0.0388416245611485" calcext:value-type="float">
            <text:p>-0.038841624561149</text:p>
          </table:table-cell>
          <table:table-cell office:value-type="float" office:value="-0.0403592675122536" calcext:value-type="float">
            <text:p>-0.040359267512254</text:p>
          </table:table-cell>
          <table:table-cell office:value-type="float" office:value="-0.0385896272140691" calcext:value-type="float">
            <text:p>-0.038589627214069</text:p>
          </table:table-cell>
          <table:table-cell office:value-type="float" office:value="-0.0375293508001846" calcext:value-type="float">
            <text:p>-0.037529350800185</text:p>
          </table:table-cell>
          <table:table-cell office:value-type="float" office:value="-0.0403890715766777" calcext:value-type="float">
            <text:p>-0.040389071576678</text:p>
          </table:table-cell>
          <table:table-cell office:value-type="float" office:value="-0.0385231592150817" calcext:value-type="float">
            <text:p>-0.038523159215082</text:p>
          </table:table-cell>
          <table:table-cell office:value-type="float" office:value="-0.0205883632745021" calcext:value-type="float">
            <text:p>-0.020588363274502</text:p>
          </table:table-cell>
          <table:table-cell office:value-type="float" office:value="-0.0219433343700862" calcext:value-type="float">
            <text:p>-0.021943334370086</text:p>
          </table:table-cell>
          <table:table-cell office:value-type="float" office:value="-0.0193134134928288" calcext:value-type="float">
            <text:p>-0.019313413492829</text:p>
          </table:table-cell>
          <table:table-cell office:value-type="float" office:value="-0.0135792744275267" calcext:value-type="float">
            <text:p>-0.013579274427527</text:p>
          </table:table-cell>
          <table:table-cell office:value-type="float" office:value="-0.0116530412398789" calcext:value-type="float">
            <text:p>-0.011653041239879</text:p>
          </table:table-cell>
          <table:table-cell office:value-type="float" office:value="-0.0115366362478772" calcext:value-type="float">
            <text:p>-0.011536636247877</text:p>
          </table:table-cell>
          <table:table-cell office:value-type="float" office:value="-0.00630870406071912" calcext:value-type="float">
            <text:p>-0.006308704060719</text:p>
          </table:table-cell>
          <table:table-cell office:value-type="float" office:value="-0.00383209026581138" calcext:value-type="float">
            <text:p>-0.003832090265811</text:p>
          </table:table-cell>
          <table:table-cell office:value-type="float" office:value="-0.00338407655086789" calcext:value-type="float">
            <text:p>-0.003384076550868</text:p>
          </table:table-cell>
          <table:table-cell office:value-type="float" office:value="-0.0460033119699498" calcext:value-type="float">
            <text:p>-0.04600331196995</text:p>
          </table:table-cell>
          <table:table-cell office:value-type="float" office:value="-0.0439284040852297" calcext:value-type="float">
            <text:p>-0.04392840408523</text:p>
          </table:table-cell>
          <table:table-cell office:value-type="float" office:value="-0.043356059211204" calcext:value-type="float">
            <text:p>-0.043356059211204</text:p>
          </table:table-cell>
          <table:table-cell office:value-type="float" office:value="-0.0430371656005554" calcext:value-type="float">
            <text:p>-0.043037165600555</text:p>
          </table:table-cell>
          <table:table-cell office:value-type="float" office:value="-0.0293755878446922" calcext:value-type="float">
            <text:p>-0.029375587844692</text:p>
          </table:table-cell>
          <table:table-cell office:value-type="float" office:value="-0.0230630188186017" calcext:value-type="float">
            <text:p>-0.023063018818602</text:p>
          </table:table-cell>
          <table:table-cell office:value-type="float" office:value="-0.00979387906084209" calcext:value-type="float">
            <text:p>-0.009793879060842</text:p>
          </table:table-cell>
          <table:table-cell office:value-type="float" office:value="-0.00991760247736219" calcext:value-type="float">
            <text:p>-0.009917602477362</text:p>
          </table:table-cell>
          <table:table-cell office:value-type="float" office:value="-0.0119496703498811" calcext:value-type="float">
            <text:p>-0.011949670349881</text:p>
          </table:table-cell>
          <table:table-cell office:value-type="float" office:value="-0.0114292820833727" calcext:value-type="float">
            <text:p>-0.011429282083373</text:p>
          </table:table-cell>
          <table:table-cell office:value-type="float" office:value="-0.00904562340139229" calcext:value-type="float">
            <text:p>-0.009045623401392</text:p>
          </table:table-cell>
          <table:table-cell office:value-type="float" office:value="-0.00866980807160809" calcext:value-type="float">
            <text:p>-0.008669808071608</text:p>
          </table:table-cell>
          <table:table-cell office:value-type="float" office:value="-0.00824153379843502" calcext:value-type="float">
            <text:p>-0.008241533798435</text:p>
          </table:table-cell>
          <table:table-cell office:value-type="float" office:value="-0.00976191900416623" calcext:value-type="float">
            <text:p>-0.009761919004166</text:p>
          </table:table-cell>
          <table:table-cell office:value-type="float" office:value="-0.0112871163689534" calcext:value-type="float">
            <text:p>-0.011287116368953</text:p>
          </table:table-cell>
          <table:table-cell office:value-type="float" office:value="-0.0150825158541491" calcext:value-type="float">
            <text:p>-0.015082515854149</text:p>
          </table:table-cell>
          <table:table-cell office:value-type="float" office:value="-0.0238508153546118" calcext:value-type="float">
            <text:p>-0.023850815354612</text:p>
          </table:table-cell>
          <table:table-cell office:value-type="float" office:value="-0.0353671993170328" calcext:value-type="float">
            <text:p>-0.035367199317033</text:p>
          </table:table-cell>
          <table:table-cell office:value-type="float" office:value="-0.0386940610285898" calcext:value-type="float">
            <text:p>-0.03869406102859</text:p>
          </table:table-cell>
          <table:table-cell office:value-type="float" office:value="-0.0399360857876308" calcext:value-type="float">
            <text:p>-0.039936085787631</text:p>
          </table:table-cell>
          <table:table-cell office:value-type="float" office:value="-0.0381386363703524" calcext:value-type="float">
            <text:p>-0.038138636370352</text:p>
          </table:table-cell>
          <table:table-cell office:value-type="float" office:value="-0.0362412206273116" calcext:value-type="float">
            <text:p>-0.036241220627312</text:p>
          </table:table-cell>
          <table:table-cell office:value-type="float" office:value="-0.034125533365646" calcext:value-type="float">
            <text:p>-0.034125533365646</text:p>
          </table:table-cell>
          <table:table-cell office:value-type="float" office:value="-0.0337497556597312" calcext:value-type="float">
            <text:p>-0.033749755659731</text:p>
          </table:table-cell>
          <table:table-cell office:value-type="float" office:value="-0.0311692697348684" calcext:value-type="float">
            <text:p>-0.031169269734868</text:p>
          </table:table-cell>
          <table:table-cell office:value-type="float" office:value="-0.0228566790027232" calcext:value-type="float">
            <text:p>-0.022856679002723</text:p>
          </table:table-cell>
          <table:table-cell office:value-type="float" office:value="-0.019376352958566" calcext:value-type="float">
            <text:p>-0.019376352958566</text:p>
          </table:table-cell>
          <table:table-cell office:value-type="float" office:value="-0.0095880380034513" calcext:value-type="float">
            <text:p>-0.009588038003451</text:p>
          </table:table-cell>
          <table:table-cell office:value-type="float" office:value="-0.00764488304888867" calcext:value-type="float">
            <text:p>-0.007644883048889</text:p>
          </table:table-cell>
          <table:table-cell office:value-type="float" office:value="-0.0055688155824357" calcext:value-type="float">
            <text:p>-0.005568815582436</text:p>
          </table:table-cell>
          <table:table-cell office:value-type="float" office:value="-0.00280109983166532" calcext:value-type="float">
            <text:p>-0.002801099831665</text:p>
          </table:table-cell>
          <table:table-cell office:value-type="float" office:value="-0.000869347419360615" calcext:value-type="float">
            <text:p>-0.000869347419361</text:p>
          </table:table-cell>
          <table:table-cell office:value-type="float" office:value="-0.00134733508467387" calcext:value-type="float">
            <text:p>-0.001347335084674</text:p>
          </table:table-cell>
          <table:table-cell office:value-type="float" office:value="-0.0401791631731697" calcext:value-type="float">
            <text:p>-0.04017916317317</text:p>
          </table:table-cell>
          <table:table-cell office:value-type="float" office:value="-0.0366261751964363" calcext:value-type="float">
            <text:p>-0.036626175196436</text:p>
          </table:table-cell>
          <table:table-cell office:value-type="float" office:value="-0.0333937195856423" calcext:value-type="float">
            <text:p>-0.033393719585642</text:p>
          </table:table-cell>
          <table:table-cell office:value-type="float" office:value="-0.0168226487207219" calcext:value-type="float">
            <text:p>-0.016822648720722</text:p>
          </table:table-cell>
          <table:table-cell office:value-type="float" office:value="-0.0119691048266748" calcext:value-type="float">
            <text:p>-0.011969104826675</text:p>
          </table:table-cell>
          <table:table-cell office:value-type="float" office:value="-0.00635755557470293" calcext:value-type="float">
            <text:p>-0.006357555574703</text:p>
          </table:table-cell>
          <table:table-cell office:value-type="float" office:value="-0.00635832613869802" calcext:value-type="float">
            <text:p>-0.006358326138698</text:p>
          </table:table-cell>
          <table:table-cell office:value-type="float" office:value="-0.0111851006497648" calcext:value-type="float">
            <text:p>-0.011185100649765</text:p>
          </table:table-cell>
          <table:table-cell office:value-type="float" office:value="-0.013020307053735" calcext:value-type="float">
            <text:p>-0.013020307053735</text:p>
          </table:table-cell>
          <table:table-cell office:value-type="float" office:value="-0.0130640017284072" calcext:value-type="float">
            <text:p>-0.013064001728407</text:p>
          </table:table-cell>
          <table:table-cell office:value-type="float" office:value="-0.0122301467248499" calcext:value-type="float">
            <text:p>-0.01223014672485</text:p>
          </table:table-cell>
          <table:table-cell office:value-type="float" office:value="-0.0121486944941326" calcext:value-type="float">
            <text:p>-0.012148694494133</text:p>
          </table:table-cell>
          <table:table-cell office:value-type="float" office:value="-0.0106199684146039" calcext:value-type="float">
            <text:p>-0.010619968414604</text:p>
          </table:table-cell>
          <table:table-cell office:value-type="float" office:value="-0.0127012088877004" calcext:value-type="float">
            <text:p>-0.0127012088877</text:p>
          </table:table-cell>
          <table:table-cell office:value-type="float" office:value="-0.0153608756977453" calcext:value-type="float">
            <text:p>-0.015360875697745</text:p>
          </table:table-cell>
          <table:table-cell office:value-type="float" office:value="-0.0208719624872307" calcext:value-type="float">
            <text:p>-0.020871962487231</text:p>
          </table:table-cell>
          <table:table-cell office:value-type="float" office:value="-0.0234869881319503" calcext:value-type="float">
            <text:p>-0.02348698813195</text:p>
          </table:table-cell>
          <table:table-cell office:value-type="float" office:value="-0.0275180635384242" calcext:value-type="float">
            <text:p>-0.027518063538424</text:p>
          </table:table-cell>
          <table:table-cell office:value-type="float" office:value="-0.0293627806078883" calcext:value-type="float">
            <text:p>-0.029362780607888</text:p>
          </table:table-cell>
          <table:table-cell office:value-type="float" office:value="-0.0395505804816388" calcext:value-type="float">
            <text:p>-0.039550580481639</text:p>
          </table:table-cell>
          <table:table-cell office:value-type="float" office:value="-0.0438229706218435" calcext:value-type="float">
            <text:p>-0.043822970621844</text:p>
          </table:table-cell>
          <table:table-cell office:value-type="float" office:value="-0.0444768942603646" calcext:value-type="float">
            <text:p>-0.044476894260365</text:p>
          </table:table-cell>
          <table:table-cell office:value-type="float" office:value="-0.0450660501070397" calcext:value-type="float">
            <text:p>-0.04506605010704</text:p>
          </table:table-cell>
          <table:table-cell office:value-type="float" office:value="-0.0441816591689423" calcext:value-type="float">
            <text:p>-0.044181659168942</text:p>
          </table:table-cell>
          <table:table-cell office:value-type="float" office:value="-0.0437072316555407" calcext:value-type="float">
            <text:p>-0.043707231655541</text:p>
          </table:table-cell>
          <table:table-cell office:value-type="float" office:value="-0.0465108393690123" calcext:value-type="float">
            <text:p>-0.046510839369012</text:p>
          </table:table-cell>
          <table:table-cell office:value-type="float" office:value="-0.0452230917253053" calcext:value-type="float">
            <text:p>-0.045223091725305</text:p>
          </table:table-cell>
          <table:table-cell office:value-type="float" office:value="-0.0202514573295254" calcext:value-type="float">
            <text:p>-0.020251457329525</text:p>
          </table:table-cell>
          <table:table-cell office:value-type="float" office:value="-0.0160668227849156" calcext:value-type="float">
            <text:p>-0.016066822784916</text:p>
          </table:table-cell>
          <table:table-cell office:value-type="float" office:value="-0.0134617452393584" calcext:value-type="float">
            <text:p>-0.013461745239358</text:p>
          </table:table-cell>
          <table:table-cell office:value-type="float" office:value="-0.0138150680682422" calcext:value-type="float">
            <text:p>-0.013815068068242</text:p>
          </table:table-cell>
          <table:table-cell office:value-type="float" office:value="-0.014229463734662" calcext:value-type="float">
            <text:p>-0.014229463734662</text:p>
          </table:table-cell>
          <table:table-cell office:value-type="float" office:value="-0.0154646497255123" calcext:value-type="float">
            <text:p>-0.015464649725512</text:p>
          </table:table-cell>
          <table:table-cell office:value-type="float" office:value="-0.0153185903710467" calcext:value-type="float">
            <text:p>-0.015318590371047</text:p>
          </table:table-cell>
          <table:table-cell office:value-type="float" office:value="-0.0140559337907822" calcext:value-type="float">
            <text:p>-0.014055933790782</text:p>
          </table:table-cell>
          <table:table-cell office:value-type="float" office:value="-0.0118042497681215" calcext:value-type="float">
            <text:p>-0.011804249768122</text:p>
          </table:table-cell>
          <table:table-cell office:value-type="float" office:value="-0.0375261378407175" calcext:value-type="float">
            <text:p>-0.037526137840718</text:p>
          </table:table-cell>
          <table:table-cell office:value-type="float" office:value="-0.035346773545947" calcext:value-type="float">
            <text:p>-0.035346773545947</text:p>
          </table:table-cell>
          <table:table-cell office:value-type="float" office:value="-0.026966748585221" calcext:value-type="float">
            <text:p>-0.026966748585221</text:p>
          </table:table-cell>
          <table:table-cell office:value-type="float" office:value="-0.0222831616329839" calcext:value-type="float">
            <text:p>-0.022283161632984</text:p>
          </table:table-cell>
          <table:table-cell office:value-type="float" office:value="-0.0222409708982545" calcext:value-type="float">
            <text:p>-0.022240970898255</text:p>
          </table:table-cell>
          <table:table-cell office:value-type="float" office:value="-0.0163473489234542" calcext:value-type="float">
            <text:p>-0.016347348923454</text:p>
          </table:table-cell>
          <table:table-cell office:value-type="float" office:value="-0.0156673627353258" calcext:value-type="float">
            <text:p>-0.015667362735326</text:p>
          </table:table-cell>
          <table:table-cell office:value-type="float" office:value="-0.0142593372631928" calcext:value-type="float">
            <text:p>-0.014259337263193</text:p>
          </table:table-cell>
          <table:table-cell office:value-type="float" office:value="-0.0127213361678384" calcext:value-type="float">
            <text:p>-0.012721336167838</text:p>
          </table:table-cell>
          <table:table-cell office:value-type="float" office:value="-0.0125361467268692" calcext:value-type="float">
            <text:p>-0.012536146726869</text:p>
          </table:table-cell>
          <table:table-cell office:value-type="float" office:value="-0.0129386833312707" calcext:value-type="float">
            <text:p>-0.012938683331271</text:p>
          </table:table-cell>
          <table:table-cell office:value-type="float" office:value="-0.0169072993315046" calcext:value-type="float">
            <text:p>-0.016907299331505</text:p>
          </table:table-cell>
          <table:table-cell office:value-type="float" office:value="-0.0210341281556634" calcext:value-type="float">
            <text:p>-0.021034128155663</text:p>
          </table:table-cell>
          <table:table-cell office:value-type="float" office:value="-0.0293135373945003" calcext:value-type="float">
            <text:p>-0.0293135373945</text:p>
          </table:table-cell>
          <table:table-cell office:value-type="float" office:value="-0.0318780445717672" calcext:value-type="float">
            <text:p>-0.031878044571767</text:p>
          </table:table-cell>
          <table:table-cell office:value-type="float" office:value="-0.0344100145942336" calcext:value-type="float">
            <text:p>-0.034410014594234</text:p>
          </table:table-cell>
          <table:table-cell office:value-type="float" office:value="-0.0387528133723953" calcext:value-type="float">
            <text:p>-0.038752813372395</text:p>
          </table:table-cell>
          <table:table-cell office:value-type="float" office:value="-0.0488549859835463" calcext:value-type="float">
            <text:p>-0.048854985983546</text:p>
          </table:table-cell>
          <table:table-cell office:value-type="float" office:value="-0.0453868386627935" calcext:value-type="float">
            <text:p>-0.045386838662794</text:p>
          </table:table-cell>
          <table:table-cell office:value-type="float" office:value="-0.0435422469037075" calcext:value-type="float">
            <text:p>-0.043542246903708</text:p>
          </table:table-cell>
          <table:table-cell office:value-type="float" office:value="-0.0410064799541083" calcext:value-type="float">
            <text:p>-0.041006479954108</text:p>
          </table:table-cell>
          <table:table-cell office:value-type="float" office:value="-0.0155523446744626" calcext:value-type="float">
            <text:p>-0.015552344674463</text:p>
          </table:table-cell>
          <table:table-cell office:value-type="float" office:value="-0.0155835862330713" calcext:value-type="float">
            <text:p>-0.015583586233071</text:p>
          </table:table-cell>
          <table:table-cell office:value-type="float" office:value="-0.00566686712532176" calcext:value-type="float">
            <text:p>-0.005666867125322</text:p>
          </table:table-cell>
          <table:table-cell office:value-type="float" office:value="-0.00237693948362465" calcext:value-type="float">
            <text:p>-0.002376939483625</text:p>
          </table:table-cell>
          <table:table-cell office:value-type="float" office:value="-0.0395884581156415" calcext:value-type="float">
            <text:p>-0.039588458115642</text:p>
          </table:table-cell>
          <table:table-cell office:value-type="float" office:value="-0.0383464161939335" calcext:value-type="float">
            <text:p>-0.038346416193934</text:p>
          </table:table-cell>
          <table:table-cell office:value-type="float" office:value="-0.0358015651325339" calcext:value-type="float">
            <text:p>-0.035801565132534</text:p>
          </table:table-cell>
          <table:table-cell office:value-type="float" office:value="-0.0308468270774826" calcext:value-type="float">
            <text:p>-0.030846827077483</text:p>
          </table:table-cell>
          <table:table-cell office:value-type="float" office:value="-0.0200638379716068" calcext:value-type="float">
            <text:p>-0.020063837971607</text:p>
          </table:table-cell>
          <table:table-cell office:value-type="float" office:value="-0.0168073679130107" calcext:value-type="float">
            <text:p>-0.016807367913011</text:p>
          </table:table-cell>
          <table:table-cell office:value-type="float" office:value="-0.0141579356832395" calcext:value-type="float">
            <text:p>-0.01415793568324</text:p>
          </table:table-cell>
          <table:table-cell office:value-type="float" office:value="-0.00848422389772638" calcext:value-type="float">
            <text:p>-0.008484223897726</text:p>
          </table:table-cell>
          <table:table-cell office:value-type="float" office:value="-0.00931022691222549" calcext:value-type="float">
            <text:p>-0.009310226912225</text:p>
          </table:table-cell>
          <table:table-cell office:value-type="float" office:value="-0.0136641943630685" calcext:value-type="float">
            <text:p>-0.013664194363069</text:p>
          </table:table-cell>
          <table:table-cell office:value-type="float" office:value="-0.0131761713302775" calcext:value-type="float">
            <text:p>-0.013176171330278</text:p>
          </table:table-cell>
          <table:table-cell office:value-type="float" office:value="-0.012127157104109" calcext:value-type="float">
            <text:p>-0.012127157104109</text:p>
          </table:table-cell>
          <table:table-cell office:value-type="float" office:value="-0.0107890984055123" calcext:value-type="float">
            <text:p>-0.010789098405512</text:p>
          </table:table-cell>
          <table:table-cell office:value-type="float" office:value="-0.0132786537032029" calcext:value-type="float">
            <text:p>-0.013278653703203</text:p>
          </table:table-cell>
          <table:table-cell office:value-type="float" office:value="-0.0155520131315054" calcext:value-type="float">
            <text:p>-0.015552013131505</text:p>
          </table:table-cell>
          <table:table-cell office:value-type="float" office:value="-0.0212460339270397" calcext:value-type="float">
            <text:p>-0.02124603392704</text:p>
          </table:table-cell>
          <table:table-cell office:value-type="float" office:value="-0.0224103477906424" calcext:value-type="float">
            <text:p>-0.022410347790642</text:p>
          </table:table-cell>
          <table:table-cell office:value-type="float" office:value="-0.0304851404008989" calcext:value-type="float">
            <text:p>-0.030485140400899</text:p>
          </table:table-cell>
          <table:table-cell office:value-type="float" office:value="-0.0307309920151463" calcext:value-type="float">
            <text:p>-0.030730992015146</text:p>
          </table:table-cell>
          <table:table-cell office:value-type="float" office:value="-0.0327542176498477" calcext:value-type="float">
            <text:p>-0.032754217649848</text:p>
          </table:table-cell>
          <table:table-cell office:value-type="float" office:value="-0.0441225525418184" calcext:value-type="float">
            <text:p>-0.044122552541818</text:p>
          </table:table-cell>
          <table:table-cell office:value-type="float" office:value="-0.0454672219870633" calcext:value-type="float">
            <text:p>-0.045467221987063</text:p>
          </table:table-cell>
          <table:table-cell office:value-type="float" office:value="-0.0460190970055971" calcext:value-type="float">
            <text:p>-0.046019097005597</text:p>
          </table:table-cell>
          <table:table-cell office:value-type="float" office:value="-0.0467506354699573" calcext:value-type="float">
            <text:p>-0.046750635469957</text:p>
          </table:table-cell>
          <table:table-cell office:value-type="float" office:value="-0.0238665578202005" calcext:value-type="float">
            <text:p>-0.023866557820201</text:p>
          </table:table-cell>
          <table:table-cell office:value-type="float" office:value="-0.0179235236840282" calcext:value-type="float">
            <text:p>-0.017923523684028</text:p>
          </table:table-cell>
          <table:table-cell office:value-type="float" office:value="-0.0157854050235799" calcext:value-type="float">
            <text:p>-0.01578540502358</text:p>
          </table:table-cell>
          <table:table-cell office:value-type="float" office:value="-0.012570054422152" calcext:value-type="float">
            <text:p>-0.012570054422152</text:p>
          </table:table-cell>
          <table:table-cell office:value-type="float" office:value="-0.0140254226688999" calcext:value-type="float">
            <text:p>-0.0140254226689</text:p>
          </table:table-cell>
          <table:table-cell office:value-type="float" office:value="-0.0162980726228844" calcext:value-type="float">
            <text:p>-0.016298072622884</text:p>
          </table:table-cell>
          <table:table-cell office:value-type="float" office:value="-0.0170798559276421" calcext:value-type="float">
            <text:p>-0.017079855927642</text:p>
          </table:table-cell>
          <table:table-cell office:value-type="float" office:value="-0.0130768881819838" calcext:value-type="float">
            <text:p>-0.013076888181984</text:p>
          </table:table-cell>
          <table:table-cell office:value-type="float" office:value="-0.0184680407839681" calcext:value-type="float">
            <text:p>-0.018468040783968</text:p>
          </table:table-cell>
          <table:table-cell office:value-type="float" office:value="-0.0169905840566835" calcext:value-type="float">
            <text:p>-0.016990584056684</text:p>
          </table:table-cell>
          <table:table-cell office:value-type="float" office:value="-0.00522439803709149" calcext:value-type="float">
            <text:p>-0.005224398037091</text:p>
          </table:table-cell>
          <table:table-cell office:value-type="float" office:value="-0.00344646700136721" calcext:value-type="float">
            <text:p>-0.003446467001367</text:p>
          </table:table-cell>
          <table:table-cell office:value-type="float" office:value="-0.00342706744906315" calcext:value-type="float">
            <text:p>-0.003427067449063</text:p>
          </table:table-cell>
          <table:table-cell office:value-type="float" office:value="-0.00479578139613172" calcext:value-type="float">
            <text:p>-0.004795781396132</text:p>
          </table:table-cell>
          <table:table-cell office:value-type="float" office:value="-0.0116559454033105" calcext:value-type="float">
            <text:p>-0.011655945403311</text:p>
          </table:table-cell>
          <table:table-cell office:value-type="float" office:value="-0.014789234515346" calcext:value-type="float">
            <text:p>-0.014789234515346</text:p>
          </table:table-cell>
          <table:table-cell office:value-type="float" office:value="-0.0139383901088431" calcext:value-type="float">
            <text:p>-0.013938390108843</text:p>
          </table:table-cell>
          <table:table-cell office:value-type="float" office:value="-0.0133041069663901" calcext:value-type="float">
            <text:p>-0.01330410696639</text:p>
          </table:table-cell>
          <table:table-cell office:value-type="float" office:value="-0.013019115684227" calcext:value-type="float">
            <text:p>-0.013019115684227</text:p>
          </table:table-cell>
          <table:table-cell office:value-type="float" office:value="-0.0126814367912247" calcext:value-type="float">
            <text:p>-0.012681436791225</text:p>
          </table:table-cell>
          <table:table-cell office:value-type="float" office:value="-0.0124431193420918" calcext:value-type="float">
            <text:p>-0.012443119342092</text:p>
          </table:table-cell>
          <table:table-cell office:value-type="float" office:value="-0.015118191893812" calcext:value-type="float">
            <text:p>-0.015118191893812</text:p>
          </table:table-cell>
          <table:table-cell office:value-type="float" office:value="-0.0179779752511381" calcext:value-type="float">
            <text:p>-0.017977975251138</text:p>
          </table:table-cell>
          <table:table-cell office:value-type="float" office:value="-0.021767644703015" calcext:value-type="float">
            <text:p>-0.021767644703015</text:p>
          </table:table-cell>
          <table:table-cell office:value-type="float" office:value="-0.0250687028132657" calcext:value-type="float">
            <text:p>-0.025068702813266</text:p>
          </table:table-cell>
          <table:table-cell office:value-type="float" office:value="-0.0396213371631816" calcext:value-type="float">
            <text:p>-0.039621337163182</text:p>
          </table:table-cell>
          <table:table-cell office:value-type="float" office:value="-0.039134205330325" calcext:value-type="float">
            <text:p>-0.039134205330325</text:p>
          </table:table-cell>
          <table:table-cell office:value-type="float" office:value="-0.0395620686263111" calcext:value-type="float">
            <text:p>-0.039562068626311</text:p>
          </table:table-cell>
          <table:table-cell office:value-type="float" office:value="-0.0394407257711578" calcext:value-type="float">
            <text:p>-0.039440725771158</text:p>
          </table:table-cell>
          <table:table-cell office:value-type="float" office:value="-0.0393546627626666" calcext:value-type="float">
            <text:p>-0.039354662762667</text:p>
          </table:table-cell>
          <table:table-cell office:value-type="float" office:value="-0.0392283731266714" calcext:value-type="float">
            <text:p>-0.039228373126671</text:p>
          </table:table-cell>
          <table:table-cell office:value-type="float" office:value="-0.0392123988596494" calcext:value-type="float">
            <text:p>-0.039212398859649</text:p>
          </table:table-cell>
          <table:table-cell office:value-type="float" office:value="-0.039221958632599" calcext:value-type="float">
            <text:p>-0.039221958632599</text:p>
          </table:table-cell>
          <table:table-cell office:value-type="float" office:value="-0.0392984233821939" calcext:value-type="float">
            <text:p>-0.039298423382194</text:p>
          </table:table-cell>
          <table:table-cell office:value-type="float" office:value="-0.0392312158493933" calcext:value-type="float">
            <text:p>-0.039231215849393</text:p>
          </table:table-cell>
          <table:table-cell office:value-type="float" office:value="-0.0392453660573427" calcext:value-type="float">
            <text:p>-0.039245366057343</text:p>
          </table:table-cell>
          <table:table-cell office:value-type="float" office:value="-0.0393105696198034" calcext:value-type="float">
            <text:p>-0.039310569619803</text:p>
          </table:table-cell>
          <table:table-cell office:value-type="float" office:value="-0.0392739860757379" calcext:value-type="float">
            <text:p>-0.039273986075738</text:p>
          </table:table-cell>
          <table:table-cell office:value-type="float" office:value="-0.0392546576928894" calcext:value-type="float">
            <text:p>-0.039254657692889</text:p>
          </table:table-cell>
          <table:table-cell office:value-type="float" office:value="-0.039310866527015" calcext:value-type="float">
            <text:p>-0.039310866527015</text:p>
          </table:table-cell>
          <table:table-cell office:value-type="float" office:value="-0.0392803755845707" calcext:value-type="float">
            <text:p>-0.039280375584571</text:p>
          </table:table-cell>
          <table:table-cell office:value-type="float" office:value="-0.0392688796164768" calcext:value-type="float">
            <text:p>-0.039268879616477</text:p>
          </table:table-cell>
          <table:table-cell office:value-type="float" office:value="-0.0392600483569508" calcext:value-type="float">
            <text:p>-0.039260048356951</text:p>
          </table:table-cell>
          <table:table-cell office:value-type="float" office:value="-0.0392655503855107" calcext:value-type="float">
            <text:p>-0.039265550385511</text:p>
          </table:table-cell>
          <table:table-cell office:value-type="float" office:value="-0.0392284729128019" calcext:value-type="float">
            <text:p>-0.039228472912802</text:p>
          </table:table-cell>
          <table:table-cell office:value-type="float" office:value="-0.0392569905759632" calcext:value-type="float">
            <text:p>-0.039256990575963</text:p>
          </table:table-cell>
          <table:table-cell office:value-type="float" office:value="-0.0392769759549322" calcext:value-type="float">
            <text:p>-0.039276975954932</text:p>
          </table:table-cell>
          <table:table-cell office:value-type="float" office:value="-0.0392622196419031" calcext:value-type="float">
            <text:p>-0.039262219641903</text:p>
          </table:table-cell>
          <table:table-cell office:value-type="float" office:value="-0.0392524196788806" calcext:value-type="float">
            <text:p>-0.039252419678881</text:p>
          </table:table-cell>
          <table:table-cell office:value-type="float" office:value="-0.0392291874456927" calcext:value-type="float">
            <text:p>-0.039229187445693</text:p>
          </table:table-cell>
          <table:table-cell office:value-type="float" office:value="-0.0392531801841616" calcext:value-type="float">
            <text:p>-0.039253180184162</text:p>
          </table:table-cell>
          <table:table-cell office:value-type="float" office:value="-0.0392424407721522" calcext:value-type="float">
            <text:p>-0.039242440772152</text:p>
          </table:table-cell>
          <table:table-cell office:value-type="float" office:value="-0.0392617911454723" calcext:value-type="float">
            <text:p>-0.039261791145472</text:p>
          </table:table-cell>
          <table:table-cell office:value-type="float" office:value="-0.0392818603034626" calcext:value-type="float">
            <text:p>-0.039281860303463</text:p>
          </table:table-cell>
          <table:table-cell office:value-type="float" office:value="-0.0392407077175629" calcext:value-type="float">
            <text:p>-0.039240707717563</text:p>
          </table:table-cell>
          <table:table-cell office:value-type="float" office:value="-0.0392299042805735" calcext:value-type="float">
            <text:p>-0.039229904280574</text:p>
          </table:table-cell>
          <table:table-cell office:value-type="float" office:value="-0.039286208712037" calcext:value-type="float">
            <text:p>-0.039286208712037</text:p>
          </table:table-cell>
          <table:table-cell office:value-type="float" office:value="-0.0392768878386115" calcext:value-type="float">
            <text:p>-0.039276887838612</text:p>
          </table:table-cell>
          <table:table-cell office:value-type="float" office:value="-0.0393005939470283" calcext:value-type="float">
            <text:p>-0.039300593947028</text:p>
          </table:table-cell>
          <table:table-cell office:value-type="float" office:value="-0.0392516809950128" calcext:value-type="float">
            <text:p>-0.039251680995013</text:p>
          </table:table-cell>
          <table:table-cell office:value-type="float" office:value="-0.0392391349854576" calcext:value-type="float">
            <text:p>-0.039239134985458</text:p>
          </table:table-cell>
          <table:table-cell office:value-type="float" office:value="-0.0392525665560623" calcext:value-type="float">
            <text:p>-0.039252566556062</text:p>
          </table:table-cell>
          <table:table-cell office:value-type="float" office:value="-0.039214713617135" calcext:value-type="float">
            <text:p>-0.039214713617135</text:p>
          </table:table-cell>
          <table:table-cell office:value-type="float" office:value="-0.0392666944525739" calcext:value-type="float">
            <text:p>-0.039266694452574</text:p>
          </table:table-cell>
          <table:table-cell office:value-type="float" office:value="-0.0392912131043596" calcext:value-type="float">
            <text:p>-0.03929121310436</text:p>
          </table:table-cell>
          <table:table-cell office:value-type="float" office:value="-0.0392245733203548" calcext:value-type="float">
            <text:p>-0.039224573320355</text:p>
          </table:table-cell>
          <table:table-cell office:value-type="float" office:value="-0.0392936074122671" calcext:value-type="float">
            <text:p>-0.039293607412267</text:p>
          </table:table-cell>
          <table:table-cell office:value-type="float" office:value="-0.0392444577019244" calcext:value-type="float">
            <text:p>-0.039244457701924</text:p>
          </table:table-cell>
          <table:table-cell office:value-type="float" office:value="-0.0393122587432298" calcext:value-type="float">
            <text:p>-0.03931225874323</text:p>
          </table:table-cell>
          <table:table-cell office:value-type="float" office:value="-0.0392624121061939" calcext:value-type="float">
            <text:p>-0.039262412106194</text:p>
          </table:table-cell>
          <table:table-cell office:value-type="float" office:value="-0.039251646091163" calcext:value-type="float">
            <text:p>-0.039251646091163</text:p>
          </table:table-cell>
          <table:table-cell office:value-type="float" office:value="-0.0392516464097671" calcext:value-type="float">
            <text:p>-0.039251646409767</text:p>
          </table:table-cell>
          <table:table-cell office:value-type="float" office:value="-0.0392597025976844" calcext:value-type="float">
            <text:p>-0.039259702597684</text:p>
          </table:table-cell>
          <table:table-cell office:value-type="float" office:value="-0.039273397267038" calcext:value-type="float">
            <text:p>-0.039273397267038</text:p>
          </table:table-cell>
          <table:table-cell office:value-type="float" office:value="-0.0392528827032671" calcext:value-type="float">
            <text:p>-0.039252882703267</text:p>
          </table:table-cell>
          <table:table-cell office:value-type="float" office:value="-0.0392726193116939" calcext:value-type="float">
            <text:p>-0.039272619311694</text:p>
          </table:table-cell>
          <table:table-cell office:value-type="float" office:value="-0.039267121893217" calcext:value-type="float">
            <text:p>-0.039267121893217</text:p>
          </table:table-cell>
          <table:table-cell office:value-type="float" office:value="-0.0392455259894589" calcext:value-type="float">
            <text:p>-0.039245525989459</text:p>
          </table:table-cell>
          <table:table-cell office:value-type="float" office:value="-0.0392347167813465" calcext:value-type="float">
            <text:p>-0.039234716781347</text:p>
          </table:table-cell>
          <table:table-cell office:value-type="float" office:value="-0.0392661654901537" calcext:value-type="float">
            <text:p>-0.039266165490154</text:p>
          </table:table-cell>
          <table:table-cell office:value-type="float" office:value="-0.0392502117090607" calcext:value-type="float">
            <text:p>-0.039250211709061</text:p>
          </table:table-cell>
          <table:table-cell office:value-type="float" office:value="-0.039263327763465" calcext:value-type="float">
            <text:p>-0.039263327763465</text:p>
          </table:table-cell>
          <table:table-cell office:value-type="float" office:value="-0.0392566768053885" calcext:value-type="float">
            <text:p>-0.039256676805389</text:p>
          </table:table-cell>
          <table:table-cell office:value-type="float" office:value="-0.0392894254494258" calcext:value-type="float">
            <text:p>-0.039289425449426</text:p>
          </table:table-cell>
          <table:table-cell office:value-type="float" office:value="-0.0392497040578826" calcext:value-type="float">
            <text:p>-0.039249704057883</text:p>
          </table:table-cell>
          <table:table-cell office:value-type="float" office:value="-0.0392691430406439" calcext:value-type="float">
            <text:p>-0.039269143040644</text:p>
          </table:table-cell>
          <table:table-cell office:value-type="float" office:value="-0.039249689508445" calcext:value-type="float">
            <text:p>-0.039249689508445</text:p>
          </table:table-cell>
          <table:table-cell office:value-type="float" office:value="-0.039243993074022" calcext:value-type="float">
            <text:p>-0.039243993074022</text:p>
          </table:table-cell>
          <table:table-cell office:value-type="float" office:value="-0.0392479182118873" calcext:value-type="float">
            <text:p>-0.039247918211887</text:p>
          </table:table-cell>
          <table:table-cell office:value-type="float" office:value="-0.0392673295065795" calcext:value-type="float">
            <text:p>-0.03926732950658</text:p>
          </table:table-cell>
          <table:table-cell office:value-type="float" office:value="-0.0392401590981463" calcext:value-type="float">
            <text:p>-0.039240159098146</text:p>
          </table:table-cell>
          <table:table-cell office:value-type="float" office:value="-0.0392747500845014" calcext:value-type="float">
            <text:p>-0.039274750084501</text:p>
          </table:table-cell>
          <table:table-cell office:value-type="float" office:value="-0.0392814737646074" calcext:value-type="float">
            <text:p>-0.039281473764607</text:p>
          </table:table-cell>
          <table:table-cell office:value-type="float" office:value="-0.0392471683783899" calcext:value-type="float">
            <text:p>-0.03924716837839</text:p>
          </table:table-cell>
          <table:table-cell office:value-type="float" office:value="-0.0392742813555162" calcext:value-type="float">
            <text:p>-0.039274281355516</text:p>
          </table:table-cell>
          <table:table-cell office:value-type="float" office:value="-0.0392756362518574" calcext:value-type="float">
            <text:p>-0.039275636251857</text:p>
          </table:table-cell>
          <table:table-cell office:value-type="float" office:value="-0.0392800369163386" calcext:value-type="float">
            <text:p>-0.039280036916339</text:p>
          </table:table-cell>
          <table:table-cell office:value-type="float" office:value="-0.039263754185785" calcext:value-type="float">
            <text:p>-0.039263754185785</text:p>
          </table:table-cell>
          <table:table-cell office:value-type="float" office:value="-0.0392361029548138" calcext:value-type="float">
            <text:p>-0.039236102954814</text:p>
          </table:table-cell>
          <table:table-cell office:value-type="float" office:value="-0.0392611638649109" calcext:value-type="float">
            <text:p>-0.039261163864911</text:p>
          </table:table-cell>
          <table:table-cell office:value-type="float" office:value="-0.0392567031643418" calcext:value-type="float">
            <text:p>-0.039256703164342</text:p>
          </table:table-cell>
          <table:table-cell office:value-type="float" office:value="-0.0392653976823786" calcext:value-type="float">
            <text:p>-0.039265397682379</text:p>
          </table:table-cell>
          <table:table-cell office:value-type="float" office:value="-0.0392708655075538" calcext:value-type="float">
            <text:p>-0.039270865507554</text:p>
          </table:table-cell>
          <table:table-cell office:value-type="float" office:value="-0.039275064494561" calcext:value-type="float">
            <text:p>-0.039275064494561</text:p>
          </table:table-cell>
          <table:table-cell office:value-type="float" office:value="-0.0392663698701076" calcext:value-type="float">
            <text:p>-0.039266369870108</text:p>
          </table:table-cell>
          <table:table-cell office:value-type="float" office:value="-0.0392688924658466" calcext:value-type="float">
            <text:p>-0.039268892465847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7648162561369" calcext:value-type="float">
            <text:p>0.587648162561369</text:p>
          </table:table-cell>
          <table:table-cell office:value-type="float" office:value="0.58847595806568" calcext:value-type="float">
            <text:p>0.58847595806568</text:p>
          </table:table-cell>
          <table:table-cell office:value-type="float" office:value="0.588529423123478" calcext:value-type="float">
            <text:p>0.588529423123478</text:p>
          </table:table-cell>
          <table:table-cell office:value-type="float" office:value="0.588053648286699" calcext:value-type="float">
            <text:p>0.588053648286699</text:p>
          </table:table-cell>
          <table:table-cell office:value-type="float" office:value="0.587915753081409" calcext:value-type="float">
            <text:p>0.587915753081409</text:p>
          </table:table-cell>
          <table:table-cell office:value-type="float" office:value="0.587564234390858" calcext:value-type="float">
            <text:p>0.587564234390858</text:p>
          </table:table-cell>
          <table:table-cell office:value-type="float" office:value="0.587886539248261" calcext:value-type="float">
            <text:p>0.587886539248261</text:p>
          </table:table-cell>
          <table:table-cell office:value-type="float" office:value="0.588365530693938" calcext:value-type="float">
            <text:p>0.588365530693938</text:p>
          </table:table-cell>
          <table:table-cell office:value-type="float" office:value="0.58717723186693" calcext:value-type="float">
            <text:p>0.58717723186693</text:p>
          </table:table-cell>
          <table:table-cell office:value-type="float" office:value="0.587766514508036" calcext:value-type="float">
            <text:p>0.587766514508036</text:p>
          </table:table-cell>
          <table:table-cell office:value-type="float" office:value="0.587230638279485" calcext:value-type="float">
            <text:p>0.587230638279485</text:p>
          </table:table-cell>
          <table:table-cell office:value-type="float" office:value="0.587923097519573" calcext:value-type="float">
            <text:p>0.587923097519573</text:p>
          </table:table-cell>
          <table:table-cell office:value-type="float" office:value="0.587780053101755" calcext:value-type="float">
            <text:p>0.587780053101755</text:p>
          </table:table-cell>
          <table:table-cell office:value-type="float" office:value="0.587932553336202" calcext:value-type="float">
            <text:p>0.587932553336202</text:p>
          </table:table-cell>
          <table:table-cell office:value-type="float" office:value="0.587798074192615" calcext:value-type="float">
            <text:p>0.587798074192615</text:p>
          </table:table-cell>
          <table:table-cell office:value-type="float" office:value="0.5881829462007" calcext:value-type="float">
            <text:p>0.5881829462007</text:p>
          </table:table-cell>
          <table:table-cell office:value-type="float" office:value="0.587361749195983" calcext:value-type="float">
            <text:p>0.587361749195983</text:p>
          </table:table-cell>
          <table:table-cell office:value-type="float" office:value="0.587862940828492" calcext:value-type="float">
            <text:p>0.587862940828492</text:p>
          </table:table-cell>
          <table:table-cell office:value-type="float" office:value="0.587751917045152" calcext:value-type="float">
            <text:p>0.587751917045152</text:p>
          </table:table-cell>
          <table:table-cell office:value-type="float" office:value="0.587697708770296" calcext:value-type="float">
            <text:p>0.587697708770296</text:p>
          </table:table-cell>
          <table:table-cell office:value-type="float" office:value="0.587246409132374" calcext:value-type="float">
            <text:p>0.587246409132374</text:p>
          </table:table-cell>
          <table:table-cell office:value-type="float" office:value="0.587556319132814" calcext:value-type="float">
            <text:p>0.587556319132814</text:p>
          </table:table-cell>
          <table:table-cell office:value-type="float" office:value="0.588248985820433" calcext:value-type="float">
            <text:p>0.588248985820433</text:p>
          </table:table-cell>
          <table:table-cell office:value-type="float" office:value="0.587708641061636" calcext:value-type="float">
            <text:p>0.587708641061636</text:p>
          </table:table-cell>
          <table:table-cell office:value-type="float" office:value="0.587427866749387" calcext:value-type="float">
            <text:p>0.587427866749387</text:p>
          </table:table-cell>
          <table:table-cell office:value-type="float" office:value="0.587624395535647" calcext:value-type="float">
            <text:p>0.587624395535647</text:p>
          </table:table-cell>
          <table:table-cell office:value-type="float" office:value="0.588046994119105" calcext:value-type="float">
            <text:p>0.588046994119105</text:p>
          </table:table-cell>
          <table:table-cell office:value-type="float" office:value="0.587727139896202" calcext:value-type="float">
            <text:p>0.587727139896202</text:p>
          </table:table-cell>
          <table:table-cell office:value-type="float" office:value="0.587325588165879" calcext:value-type="float">
            <text:p>0.587325588165879</text:p>
          </table:table-cell>
          <table:table-cell office:value-type="float" office:value="0.587977928484171" calcext:value-type="float">
            <text:p>0.587977928484171</text:p>
          </table:table-cell>
          <table:table-cell office:value-type="float" office:value="0.5879945752331" calcext:value-type="float">
            <text:p>0.5879945752331</text:p>
          </table:table-cell>
          <table:table-cell office:value-type="float" office:value="0.587505670024396" calcext:value-type="float">
            <text:p>0.587505670024396</text:p>
          </table:table-cell>
          <table:table-cell office:value-type="float" office:value="0.588372975028216" calcext:value-type="float">
            <text:p>0.588372975028216</text:p>
          </table:table-cell>
          <table:table-cell office:value-type="float" office:value="0.588077407862741" calcext:value-type="float">
            <text:p>0.588077407862741</text:p>
          </table:table-cell>
          <table:table-cell office:value-type="float" office:value="0.588238877428512" calcext:value-type="float">
            <text:p>0.588238877428512</text:p>
          </table:table-cell>
          <table:table-cell office:value-type="float" office:value="0.588227862265597" calcext:value-type="float">
            <text:p>0.588227862265597</text:p>
          </table:table-cell>
          <table:table-cell office:value-type="float" office:value="0.588056045448068" calcext:value-type="float">
            <text:p>0.588056045448068</text:p>
          </table:table-cell>
          <table:table-cell office:value-type="float" office:value="0.588031472059441" calcext:value-type="float">
            <text:p>0.588031472059441</text:p>
          </table:table-cell>
          <table:table-cell office:value-type="float" office:value="0.588113600330756" calcext:value-type="float">
            <text:p>0.588113600330756</text:p>
          </table:table-cell>
          <table:table-cell office:value-type="float" office:value="0.588240291482275" calcext:value-type="float">
            <text:p>0.588240291482275</text:p>
          </table:table-cell>
          <table:table-cell office:value-type="float" office:value="0.58797940115495" calcext:value-type="float">
            <text:p>0.58797940115495</text:p>
          </table:table-cell>
          <table:table-cell office:value-type="float" office:value="0.587036535914885" calcext:value-type="float">
            <text:p>0.587036535914885</text:p>
          </table:table-cell>
          <table:table-cell office:value-type="float" office:value="0.587597496593364" calcext:value-type="float">
            <text:p>0.587597496593364</text:p>
          </table:table-cell>
          <table:table-cell office:value-type="float" office:value="0.587455583321908" calcext:value-type="float">
            <text:p>0.587455583321908</text:p>
          </table:table-cell>
          <table:table-cell office:value-type="float" office:value="0.588054130159847" calcext:value-type="float">
            <text:p>0.588054130159847</text:p>
          </table:table-cell>
          <table:table-cell office:value-type="float" office:value="0.587388893691114" calcext:value-type="float">
            <text:p>0.587388893691114</text:p>
          </table:table-cell>
          <table:table-cell office:value-type="float" office:value="0.58754901227924" calcext:value-type="float">
            <text:p>0.58754901227924</text:p>
          </table:table-cell>
          <table:table-cell office:value-type="float" office:value="0.588164736827764" calcext:value-type="float">
            <text:p>0.588164736827764</text:p>
          </table:table-cell>
          <table:table-cell office:value-type="float" office:value="0.587046550624582" calcext:value-type="float">
            <text:p>0.587046550624582</text:p>
          </table:table-cell>
          <table:table-cell office:value-type="float" office:value="0.587356317466633" calcext:value-type="float">
            <text:p>0.587356317466633</text:p>
          </table:table-cell>
          <table:table-cell office:value-type="float" office:value="0.588044466395292" calcext:value-type="float">
            <text:p>0.588044466395292</text:p>
          </table:table-cell>
          <table:table-cell office:value-type="float" office:value="0.587935117331216" calcext:value-type="float">
            <text:p>0.587935117331216</text:p>
          </table:table-cell>
          <table:table-cell office:value-type="float" office:value="0.587798049015366" calcext:value-type="float">
            <text:p>0.587798049015366</text:p>
          </table:table-cell>
          <table:table-cell office:value-type="float" office:value="0.588039133568831" calcext:value-type="float">
            <text:p>0.588039133568831</text:p>
          </table:table-cell>
          <table:table-cell office:value-type="float" office:value="0.587881669838505" calcext:value-type="float">
            <text:p>0.587881669838505</text:p>
          </table:table-cell>
          <table:table-cell office:value-type="float" office:value="0.58821054442109" calcext:value-type="float">
            <text:p>0.58821054442109</text:p>
          </table:table-cell>
          <table:table-cell office:value-type="float" office:value="0.587692984549271" calcext:value-type="float">
            <text:p>0.587692984549271</text:p>
          </table:table-cell>
          <table:table-cell office:value-type="float" office:value="0.588152168113809" calcext:value-type="float">
            <text:p>0.588152168113809</text:p>
          </table:table-cell>
          <table:table-cell office:value-type="float" office:value="0.587797765534471" calcext:value-type="float">
            <text:p>0.587797765534471</text:p>
          </table:table-cell>
          <table:table-cell office:value-type="float" office:value="0.588118870384581" calcext:value-type="float">
            <text:p>0.588118870384581</text:p>
          </table:table-cell>
          <table:table-cell office:value-type="float" office:value="0.587599847709842" calcext:value-type="float">
            <text:p>0.587599847709842</text:p>
          </table:table-cell>
          <table:table-cell office:value-type="float" office:value="0.587839011980167" calcext:value-type="float">
            <text:p>0.587839011980167</text:p>
          </table:table-cell>
          <table:table-cell office:value-type="float" office:value="0.588141723131056" calcext:value-type="float">
            <text:p>0.588141723131056</text:p>
          </table:table-cell>
          <table:table-cell office:value-type="float" office:value="0.588218298655545" calcext:value-type="float">
            <text:p>0.588218298655545</text:p>
          </table:table-cell>
          <table:table-cell office:value-type="float" office:value="0.588078711089475" calcext:value-type="float">
            <text:p>0.588078711089475</text:p>
          </table:table-cell>
          <table:table-cell office:value-type="float" office:value="0.587381556498583" calcext:value-type="float">
            <text:p>0.587381556498583</text:p>
          </table:table-cell>
          <table:table-cell office:value-type="float" office:value="0.587538502704008" calcext:value-type="float">
            <text:p>0.587538502704008</text:p>
          </table:table-cell>
          <table:table-cell office:value-type="float" office:value="0.587895466034773" calcext:value-type="float">
            <text:p>0.587895466034773</text:p>
          </table:table-cell>
          <table:table-cell office:value-type="float" office:value="0.588029673731979" calcext:value-type="float">
            <text:p>0.588029673731979</text:p>
          </table:table-cell>
          <table:table-cell office:value-type="float" office:value="0.588062296285289" calcext:value-type="float">
            <text:p>0.588062296285289</text:p>
          </table:table-cell>
          <table:table-cell office:value-type="float" office:value="0.588173229439291" calcext:value-type="float">
            <text:p>0.588173229439291</text:p>
          </table:table-cell>
          <table:table-cell office:value-type="float" office:value="0.587871222969253" calcext:value-type="float">
            <text:p>0.587871222969253</text:p>
          </table:table-cell>
          <table:table-cell office:value-type="float" office:value="0.588045287254034" calcext:value-type="float">
            <text:p>0.588045287254034</text:p>
          </table:table-cell>
          <table:table-cell office:value-type="float" office:value="0.588327204439495" calcext:value-type="float">
            <text:p>0.588327204439495</text:p>
          </table:table-cell>
          <table:table-cell office:value-type="float" office:value="0.588131502267743" calcext:value-type="float">
            <text:p>0.588131502267743</text:p>
          </table:table-cell>
          <table:table-cell office:value-type="float" office:value="0.587491079949554" calcext:value-type="float">
            <text:p>0.587491079949554</text:p>
          </table:table-cell>
          <table:table-cell office:value-type="float" office:value="0.58773384332931" calcext:value-type="float">
            <text:p>0.58773384332931</text:p>
          </table:table-cell>
          <table:table-cell office:value-type="float" office:value="0.588105576247084" calcext:value-type="float">
            <text:p>0.588105576247084</text:p>
          </table:table-cell>
          <table:table-cell office:value-type="float" office:value="0.58801104800814" calcext:value-type="float">
            <text:p>0.58801104800814</text:p>
          </table:table-cell>
          <table:table-cell office:value-type="float" office:value="0.587355764412977" calcext:value-type="float">
            <text:p>0.587355764412977</text:p>
          </table:table-cell>
          <table:table-cell office:value-type="float" office:value="0.588234736641376" calcext:value-type="float">
            <text:p>0.588234736641376</text:p>
          </table:table-cell>
          <table:table-cell office:value-type="float" office:value="0.587699835877593" calcext:value-type="float">
            <text:p>0.587699835877593</text:p>
          </table:table-cell>
          <table:table-cell office:value-type="float" office:value="0.588512534169396" calcext:value-type="float">
            <text:p>0.588512534169396</text:p>
          </table:table-cell>
          <table:table-cell office:value-type="float" office:value="0.588932187298423" calcext:value-type="float">
            <text:p>0.588932187298423</text:p>
          </table:table-cell>
          <table:table-cell office:value-type="float" office:value="0.591426277963011" calcext:value-type="float">
            <text:p>0.591426277963011</text:p>
          </table:table-cell>
          <table:table-cell office:value-type="float" office:value="0.59541280771366" calcext:value-type="float">
            <text:p>0.59541280771366</text:p>
          </table:table-cell>
          <table:table-cell office:value-type="float" office:value="0.597591424207262" calcext:value-type="float">
            <text:p>0.597591424207262</text:p>
          </table:table-cell>
          <table:table-cell office:value-type="float" office:value="0.600321953828245" calcext:value-type="float">
            <text:p>0.600321953828245</text:p>
          </table:table-cell>
          <table:table-cell office:value-type="float" office:value="0.599810051654793" calcext:value-type="float">
            <text:p>0.599810051654793</text:p>
          </table:table-cell>
          <table:table-cell office:value-type="float" office:value="0.598304360526663" calcext:value-type="float">
            <text:p>0.598304360526663</text:p>
          </table:table-cell>
          <table:table-cell office:value-type="float" office:value="0.598988595628613" calcext:value-type="float">
            <text:p>0.598988595628613</text:p>
          </table:table-cell>
          <table:table-cell office:value-type="float" office:value="0.587633844169931" calcext:value-type="float">
            <text:p>0.587633844169931</text:p>
          </table:table-cell>
          <table:table-cell office:value-type="float" office:value="0.585192543417781" calcext:value-type="float">
            <text:p>0.585192543417781</text:p>
          </table:table-cell>
          <table:table-cell office:value-type="float" office:value="0.580186870858247" calcext:value-type="float">
            <text:p>0.580186870858247</text:p>
          </table:table-cell>
          <table:table-cell office:value-type="float" office:value="0.564323178242908" calcext:value-type="float">
            <text:p>0.564323178242908</text:p>
          </table:table-cell>
          <table:table-cell office:value-type="float" office:value="0.609545802250427" calcext:value-type="float">
            <text:p>0.609545802250427</text:p>
          </table:table-cell>
          <table:table-cell office:value-type="float" office:value="0.643618678598887" calcext:value-type="float">
            <text:p>0.643618678598887</text:p>
          </table:table-cell>
          <table:table-cell office:value-type="float" office:value="0.641555927973091" calcext:value-type="float">
            <text:p>0.641555927973091</text:p>
          </table:table-cell>
          <table:table-cell office:value-type="float" office:value="0.639389793987889" calcext:value-type="float">
            <text:p>0.639389793987889</text:p>
          </table:table-cell>
          <table:table-cell office:value-type="float" office:value="0.637996981160838" calcext:value-type="float">
            <text:p>0.637996981160838</text:p>
          </table:table-cell>
          <table:table-cell office:value-type="float" office:value="0.600859052124797" calcext:value-type="float">
            <text:p>0.600859052124797</text:p>
          </table:table-cell>
          <table:table-cell office:value-type="float" office:value="0.582756243639578" calcext:value-type="float">
            <text:p>0.582756243639578</text:p>
          </table:table-cell>
          <table:table-cell office:value-type="float" office:value="0.592989903223034" calcext:value-type="float">
            <text:p>0.592989903223034</text:p>
          </table:table-cell>
          <table:table-cell office:value-type="float" office:value="0.589084512823751" calcext:value-type="float">
            <text:p>0.589084512823751</text:p>
          </table:table-cell>
          <table:table-cell office:value-type="float" office:value="0.575537351447029" calcext:value-type="float">
            <text:p>0.575537351447029</text:p>
          </table:table-cell>
          <table:table-cell office:value-type="float" office:value="0.558463555501136" calcext:value-type="float">
            <text:p>0.558463555501136</text:p>
          </table:table-cell>
          <table:table-cell office:value-type="float" office:value="0.561230866560038" calcext:value-type="float">
            <text:p>0.561230866560038</text:p>
          </table:table-cell>
          <table:table-cell office:value-type="float" office:value="0.575481034266459" calcext:value-type="float">
            <text:p>0.575481034266459</text:p>
          </table:table-cell>
          <table:table-cell office:value-type="float" office:value="0.592326882523336" calcext:value-type="float">
            <text:p>0.592326882523336</text:p>
          </table:table-cell>
          <table:table-cell office:value-type="float" office:value="0.555515294106207" calcext:value-type="float">
            <text:p>0.555515294106207</text:p>
          </table:table-cell>
          <table:table-cell office:value-type="float" office:value="0.542587499544393" calcext:value-type="float">
            <text:p>0.542587499544393</text:p>
          </table:table-cell>
          <table:table-cell office:value-type="float" office:value="0.520768814430834" calcext:value-type="float">
            <text:p>0.520768814430834</text:p>
          </table:table-cell>
          <table:table-cell office:value-type="float" office:value="0.527976910837501" calcext:value-type="float">
            <text:p>0.527976910837501</text:p>
          </table:table-cell>
          <table:table-cell office:value-type="float" office:value="0.552774451012846" calcext:value-type="float">
            <text:p>0.552774451012846</text:p>
          </table:table-cell>
          <table:table-cell office:value-type="float" office:value="0.582802063959655" calcext:value-type="float">
            <text:p>0.582802063959655</text:p>
          </table:table-cell>
          <table:table-cell office:value-type="float" office:value="0.58053325230625" calcext:value-type="float">
            <text:p>0.58053325230625</text:p>
          </table:table-cell>
          <table:table-cell office:value-type="float" office:value="0.582160568746856" calcext:value-type="float">
            <text:p>0.582160568746856</text:p>
          </table:table-cell>
          <table:table-cell office:value-type="float" office:value="0.576890517130297" calcext:value-type="float">
            <text:p>0.576890517130297</text:p>
          </table:table-cell>
          <table:table-cell office:value-type="float" office:value="0.561729961863304" calcext:value-type="float">
            <text:p>0.561729961863304</text:p>
          </table:table-cell>
          <table:table-cell office:value-type="float" office:value="0.527493848503148" calcext:value-type="float">
            <text:p>0.527493848503148</text:p>
          </table:table-cell>
          <table:table-cell office:value-type="float" office:value="0.525334871315853" calcext:value-type="float">
            <text:p>0.525334871315853</text:p>
          </table:table-cell>
          <table:table-cell office:value-type="float" office:value="0.531926835707991" calcext:value-type="float">
            <text:p>0.531926835707991</text:p>
          </table:table-cell>
          <table:table-cell office:value-type="float" office:value="0.52514375450501" calcext:value-type="float">
            <text:p>0.52514375450501</text:p>
          </table:table-cell>
          <table:table-cell office:value-type="float" office:value="0.547307807020796" calcext:value-type="float">
            <text:p>0.547307807020796</text:p>
          </table:table-cell>
          <table:table-cell office:value-type="float" office:value="0.573697789833166" calcext:value-type="float">
            <text:p>0.573697789833166</text:p>
          </table:table-cell>
          <table:table-cell office:value-type="float" office:value="0.590887371178177" calcext:value-type="float">
            <text:p>0.590887371178177</text:p>
          </table:table-cell>
          <table:table-cell office:value-type="float" office:value="0.60451936746717" calcext:value-type="float">
            <text:p>0.60451936746717</text:p>
          </table:table-cell>
          <table:table-cell office:value-type="float" office:value="0.616463072208603" calcext:value-type="float">
            <text:p>0.616463072208603</text:p>
          </table:table-cell>
          <table:table-cell office:value-type="float" office:value="0.619161788962568" calcext:value-type="float">
            <text:p>0.619161788962568</text:p>
          </table:table-cell>
          <table:table-cell office:value-type="float" office:value="0.630144232065745" calcext:value-type="float">
            <text:p>0.630144232065745</text:p>
          </table:table-cell>
          <table:table-cell office:value-type="float" office:value="0.623525781357493" calcext:value-type="float">
            <text:p>0.623525781357493</text:p>
          </table:table-cell>
          <table:table-cell office:value-type="float" office:value="0.589741858230371" calcext:value-type="float">
            <text:p>0.589741858230371</text:p>
          </table:table-cell>
          <table:table-cell office:value-type="float" office:value="0.598370073437951" calcext:value-type="float">
            <text:p>0.598370073437951</text:p>
          </table:table-cell>
          <table:table-cell office:value-type="float" office:value="0.599979770060085" calcext:value-type="float">
            <text:p>0.599979770060085</text:p>
          </table:table-cell>
          <table:table-cell office:value-type="float" office:value="0.639325156130293" calcext:value-type="float">
            <text:p>0.639325156130293</text:p>
          </table:table-cell>
          <table:table-cell office:value-type="float" office:value="0.621932475464971" calcext:value-type="float">
            <text:p>0.621932475464971</text:p>
          </table:table-cell>
          <table:table-cell office:value-type="float" office:value="0.616431970529521" calcext:value-type="float">
            <text:p>0.616431970529521</text:p>
          </table:table-cell>
          <table:table-cell office:value-type="float" office:value="0.566952452266716" calcext:value-type="float">
            <text:p>0.566952452266716</text:p>
          </table:table-cell>
          <table:table-cell office:value-type="float" office:value="0.553411495111279" calcext:value-type="float">
            <text:p>0.553411495111279</text:p>
          </table:table-cell>
          <table:table-cell office:value-type="float" office:value="0.550803382757081" calcext:value-type="float">
            <text:p>0.550803382757081</text:p>
          </table:table-cell>
          <table:table-cell office:value-type="float" office:value="0.637404686089797" calcext:value-type="float">
            <text:p>0.637404686089797</text:p>
          </table:table-cell>
          <table:table-cell office:value-type="float" office:value="0.624932463108584" calcext:value-type="float">
            <text:p>0.624932463108584</text:p>
          </table:table-cell>
          <table:table-cell office:value-type="float" office:value="0.621848832427662" calcext:value-type="float">
            <text:p>0.621848832427662</text:p>
          </table:table-cell>
          <table:table-cell office:value-type="float" office:value="0.618467824930082" calcext:value-type="float">
            <text:p>0.618467824930082</text:p>
          </table:table-cell>
          <table:table-cell office:value-type="float" office:value="0.608512106834335" calcext:value-type="float">
            <text:p>0.608512106834335</text:p>
          </table:table-cell>
          <table:table-cell office:value-type="float" office:value="0.574839170313136" calcext:value-type="float">
            <text:p>0.574839170313136</text:p>
          </table:table-cell>
          <table:table-cell office:value-type="float" office:value="0.547571994266249" calcext:value-type="float">
            <text:p>0.547571994266249</text:p>
          </table:table-cell>
          <table:table-cell office:value-type="float" office:value="0.550622068987486" calcext:value-type="float">
            <text:p>0.550622068987486</text:p>
          </table:table-cell>
          <table:table-cell office:value-type="float" office:value="0.558729578537696" calcext:value-type="float">
            <text:p>0.558729578537696</text:p>
          </table:table-cell>
          <table:table-cell office:value-type="float" office:value="0.588903727392638" calcext:value-type="float">
            <text:p>0.588903727392638</text:p>
          </table:table-cell>
          <table:table-cell office:value-type="float" office:value="0.598119306179814" calcext:value-type="float">
            <text:p>0.598119306179814</text:p>
          </table:table-cell>
          <table:table-cell office:value-type="float" office:value="0.597354163702558" calcext:value-type="float">
            <text:p>0.597354163702558</text:p>
          </table:table-cell>
          <table:table-cell office:value-type="float" office:value="0.597033731813189" calcext:value-type="float">
            <text:p>0.597033731813189</text:p>
          </table:table-cell>
          <table:table-cell office:value-type="float" office:value="0.595110188950064" calcext:value-type="float">
            <text:p>0.595110188950064</text:p>
          </table:table-cell>
          <table:table-cell office:value-type="float" office:value="0.591996344301035" calcext:value-type="float">
            <text:p>0.591996344301035</text:p>
          </table:table-cell>
          <table:table-cell office:value-type="float" office:value="0.571001129075838" calcext:value-type="float">
            <text:p>0.571001129075838</text:p>
          </table:table-cell>
          <table:table-cell office:value-type="float" office:value="0.56984637582086" calcext:value-type="float">
            <text:p>0.56984637582086</text:p>
          </table:table-cell>
          <table:table-cell office:value-type="float" office:value="0.606409635748882" calcext:value-type="float">
            <text:p>0.606409635748882</text:p>
          </table:table-cell>
          <table:table-cell office:value-type="float" office:value="0.597020163684546" calcext:value-type="float">
            <text:p>0.597020163684546</text:p>
          </table:table-cell>
          <table:table-cell office:value-type="float" office:value="0.606879367787417" calcext:value-type="float">
            <text:p>0.606879367787417</text:p>
          </table:table-cell>
          <table:table-cell office:value-type="float" office:value="0.623331076051498" calcext:value-type="float">
            <text:p>0.623331076051498</text:p>
          </table:table-cell>
          <table:table-cell office:value-type="float" office:value="0.629262067461367" calcext:value-type="float">
            <text:p>0.629262067461367</text:p>
          </table:table-cell>
          <table:table-cell office:value-type="float" office:value="0.631492103691437" calcext:value-type="float">
            <text:p>0.631492103691437</text:p>
          </table:table-cell>
          <table:table-cell office:value-type="float" office:value="0.61818210505605" calcext:value-type="float">
            <text:p>0.61818210505605</text:p>
          </table:table-cell>
          <table:table-cell office:value-type="float" office:value="0.619510813850296" calcext:value-type="float">
            <text:p>0.619510813850296</text:p>
          </table:table-cell>
          <table:table-cell office:value-type="float" office:value="0.598355618980345" calcext:value-type="float">
            <text:p>0.598355618980345</text:p>
          </table:table-cell>
          <table:table-cell office:value-type="float" office:value="0.605503406917446" calcext:value-type="float">
            <text:p>0.605503406917446</text:p>
          </table:table-cell>
          <table:table-cell office:value-type="float" office:value="0.632103126194934" calcext:value-type="float">
            <text:p>0.632103126194934</text:p>
          </table:table-cell>
          <table:table-cell office:value-type="float" office:value="0.617255171805843" calcext:value-type="float">
            <text:p>0.617255171805843</text:p>
          </table:table-cell>
          <table:table-cell office:value-type="float" office:value="0.596876505187774" calcext:value-type="float">
            <text:p>0.596876505187774</text:p>
          </table:table-cell>
          <table:table-cell office:value-type="float" office:value="0.584031932843169" calcext:value-type="float">
            <text:p>0.584031932843169</text:p>
          </table:table-cell>
          <table:table-cell office:value-type="float" office:value="0.577536651745832" calcext:value-type="float">
            <text:p>0.577536651745832</text:p>
          </table:table-cell>
          <table:table-cell office:value-type="float" office:value="0.617691814579668" calcext:value-type="float">
            <text:p>0.617691814579668</text:p>
          </table:table-cell>
          <table:table-cell office:value-type="float" office:value="0.628949653855853" calcext:value-type="float">
            <text:p>0.628949653855853</text:p>
          </table:table-cell>
          <table:table-cell office:value-type="float" office:value="0.616918970197963" calcext:value-type="float">
            <text:p>0.616918970197963</text:p>
          </table:table-cell>
          <table:table-cell office:value-type="float" office:value="0.610538803859854" calcext:value-type="float">
            <text:p>0.610538803859854</text:p>
          </table:table-cell>
          <table:table-cell office:value-type="float" office:value="0.57783023869809" calcext:value-type="float">
            <text:p>0.57783023869809</text:p>
          </table:table-cell>
          <table:table-cell office:value-type="float" office:value="0.54742779999678" calcext:value-type="float">
            <text:p>0.54742779999678</text:p>
          </table:table-cell>
          <table:table-cell office:value-type="float" office:value="0.550106458463423" calcext:value-type="float">
            <text:p>0.550106458463423</text:p>
          </table:table-cell>
          <table:table-cell office:value-type="float" office:value="0.554189307287176" calcext:value-type="float">
            <text:p>0.554189307287176</text:p>
          </table:table-cell>
          <table:table-cell office:value-type="float" office:value="0.572500605647551" calcext:value-type="float">
            <text:p>0.572500605647551</text:p>
          </table:table-cell>
          <table:table-cell office:value-type="float" office:value="0.586515673121555" calcext:value-type="float">
            <text:p>0.586515673121555</text:p>
          </table:table-cell>
          <table:table-cell office:value-type="float" office:value="0.595717905756413" calcext:value-type="float">
            <text:p>0.595717905756413</text:p>
          </table:table-cell>
          <table:table-cell office:value-type="float" office:value="0.613092500828945" calcext:value-type="float">
            <text:p>0.613092500828945</text:p>
          </table:table-cell>
          <table:table-cell office:value-type="float" office:value="0.607313842780501" calcext:value-type="float">
            <text:p>0.607313842780501</text:p>
          </table:table-cell>
          <table:table-cell office:value-type="float" office:value="0.610851504257656" calcext:value-type="float">
            <text:p>0.610851504257656</text:p>
          </table:table-cell>
          <table:table-cell office:value-type="float" office:value="0.609760643378193" calcext:value-type="float">
            <text:p>0.609760643378193</text:p>
          </table:table-cell>
          <table:table-cell office:value-type="float" office:value="0.612613174522533" calcext:value-type="float">
            <text:p>0.612613174522533</text:p>
          </table:table-cell>
          <table:table-cell office:value-type="float" office:value="0.609776423534645" calcext:value-type="float">
            <text:p>0.609776423534645</text:p>
          </table:table-cell>
          <table:table-cell office:value-type="float" office:value="0.584287676576282" calcext:value-type="float">
            <text:p>0.584287676576282</text:p>
          </table:table-cell>
          <table:table-cell office:value-type="float" office:value="0.585112923504611" calcext:value-type="float">
            <text:p>0.585112923504611</text:p>
          </table:table-cell>
          <table:table-cell office:value-type="float" office:value="0.54448580509227" calcext:value-type="float">
            <text:p>0.54448580509227</text:p>
          </table:table-cell>
          <table:table-cell office:value-type="float" office:value="0.590570938718305" calcext:value-type="float">
            <text:p>0.590570938718305</text:p>
          </table:table-cell>
          <table:table-cell office:value-type="float" office:value="0.59758143418805" calcext:value-type="float">
            <text:p>0.59758143418805</text:p>
          </table:table-cell>
          <table:table-cell office:value-type="float" office:value="0.620784362421379" calcext:value-type="float">
            <text:p>0.620784362421379</text:p>
          </table:table-cell>
          <table:table-cell office:value-type="float" office:value="0.636056606533028" calcext:value-type="float">
            <text:p>0.636056606533028</text:p>
          </table:table-cell>
          <table:table-cell office:value-type="float" office:value="0.638710706907287" calcext:value-type="float">
            <text:p>0.638710706907287</text:p>
          </table:table-cell>
          <table:table-cell office:value-type="float" office:value="0.630796497027347" calcext:value-type="float">
            <text:p>0.630796497027347</text:p>
          </table:table-cell>
          <table:table-cell office:value-type="float" office:value="0.631493821912932" calcext:value-type="float">
            <text:p>0.631493821912932</text:p>
          </table:table-cell>
          <table:table-cell office:value-type="float" office:value="0.629637370129737" calcext:value-type="float">
            <text:p>0.629637370129737</text:p>
          </table:table-cell>
          <table:table-cell office:value-type="float" office:value="0.593842984648952" calcext:value-type="float">
            <text:p>0.593842984648952</text:p>
          </table:table-cell>
          <table:table-cell office:value-type="float" office:value="0.587613222097001" calcext:value-type="float">
            <text:p>0.587613222097001</text:p>
          </table:table-cell>
          <table:table-cell office:value-type="float" office:value="0.574010958357038" calcext:value-type="float">
            <text:p>0.574010958357038</text:p>
          </table:table-cell>
          <table:table-cell office:value-type="float" office:value="0.583016883994216" calcext:value-type="float">
            <text:p>0.583016883994216</text:p>
          </table:table-cell>
          <table:table-cell office:value-type="float" office:value="0.582219207316281" calcext:value-type="float">
            <text:p>0.582219207316281</text:p>
          </table:table-cell>
          <table:table-cell office:value-type="float" office:value="0.579258564875529" calcext:value-type="float">
            <text:p>0.579258564875529</text:p>
          </table:table-cell>
          <table:table-cell office:value-type="float" office:value="0.572019884127725" calcext:value-type="float">
            <text:p>0.572019884127725</text:p>
          </table:table-cell>
          <table:table-cell office:value-type="float" office:value="0.561356087573617" calcext:value-type="float">
            <text:p>0.561356087573617</text:p>
          </table:table-cell>
          <table:table-cell office:value-type="float" office:value="0.570774779344463" calcext:value-type="float">
            <text:p>0.570774779344463</text:p>
          </table:table-cell>
          <table:table-cell office:value-type="float" office:value="0.569565747826824" calcext:value-type="float">
            <text:p>0.569565747826824</text:p>
          </table:table-cell>
          <table:table-cell office:value-type="float" office:value="0.578751546454867" calcext:value-type="float">
            <text:p>0.578751546454867</text:p>
          </table:table-cell>
          <table:table-cell office:value-type="float" office:value="0.533101403331603" calcext:value-type="float">
            <text:p>0.533101403331603</text:p>
          </table:table-cell>
          <table:table-cell office:value-type="float" office:value="0.521621744446416" calcext:value-type="float">
            <text:p>0.521621744446416</text:p>
          </table:table-cell>
          <table:table-cell office:value-type="float" office:value="0.508473934732958" calcext:value-type="float">
            <text:p>0.508473934732958</text:p>
          </table:table-cell>
          <table:table-cell office:value-type="float" office:value="0.506465410027087" calcext:value-type="float">
            <text:p>0.506465410027087</text:p>
          </table:table-cell>
          <table:table-cell office:value-type="float" office:value="0.531204246940228" calcext:value-type="float">
            <text:p>0.531204246940228</text:p>
          </table:table-cell>
          <table:table-cell office:value-type="float" office:value="0.538231339094498" calcext:value-type="float">
            <text:p>0.538231339094498</text:p>
          </table:table-cell>
          <table:table-cell office:value-type="float" office:value="0.549816570055452" calcext:value-type="float">
            <text:p>0.549816570055452</text:p>
          </table:table-cell>
          <table:table-cell office:value-type="float" office:value="0.563911537458004" calcext:value-type="float">
            <text:p>0.563911537458004</text:p>
          </table:table-cell>
          <table:table-cell office:value-type="float" office:value="0.563533295694236" calcext:value-type="float">
            <text:p>0.563533295694236</text:p>
          </table:table-cell>
          <table:table-cell office:value-type="float" office:value="0.574679497584473" calcext:value-type="float">
            <text:p>0.574679497584473</text:p>
          </table:table-cell>
          <table:table-cell office:value-type="float" office:value="0.585709516363062" calcext:value-type="float">
            <text:p>0.585709516363062</text:p>
          </table:table-cell>
          <table:table-cell office:value-type="float" office:value="0.574091872410368" calcext:value-type="float">
            <text:p>0.574091872410368</text:p>
          </table:table-cell>
          <table:table-cell office:value-type="float" office:value="0.551935475145417" calcext:value-type="float">
            <text:p>0.551935475145417</text:p>
          </table:table-cell>
          <table:table-cell office:value-type="float" office:value="0.531601209578082" calcext:value-type="float">
            <text:p>0.531601209578082</text:p>
          </table:table-cell>
          <table:table-cell office:value-type="float" office:value="0.528099639003343" calcext:value-type="float">
            <text:p>0.528099639003343</text:p>
          </table:table-cell>
          <table:table-cell office:value-type="float" office:value="0.586433723622583" calcext:value-type="float">
            <text:p>0.586433723622583</text:p>
          </table:table-cell>
          <table:table-cell office:value-type="float" office:value="0.591066725174735" calcext:value-type="float">
            <text:p>0.591066725174735</text:p>
          </table:table-cell>
          <table:table-cell office:value-type="float" office:value="0.603884063491811" calcext:value-type="float">
            <text:p>0.603884063491811</text:p>
          </table:table-cell>
          <table:table-cell office:value-type="float" office:value="0.602789180874772" calcext:value-type="float">
            <text:p>0.602789180874772</text:p>
          </table:table-cell>
          <table:table-cell office:value-type="float" office:value="0.5933484674159" calcext:value-type="float">
            <text:p>0.5933484674159</text:p>
          </table:table-cell>
          <table:table-cell office:value-type="float" office:value="0.592458358582375" calcext:value-type="float">
            <text:p>0.592458358582375</text:p>
          </table:table-cell>
          <table:table-cell office:value-type="float" office:value="0.534415912364411" calcext:value-type="float">
            <text:p>0.534415912364411</text:p>
          </table:table-cell>
          <table:table-cell office:value-type="float" office:value="0.52559955864838" calcext:value-type="float">
            <text:p>0.52559955864838</text:p>
          </table:table-cell>
          <table:table-cell office:value-type="float" office:value="0.546662237035432" calcext:value-type="float">
            <text:p>0.546662237035432</text:p>
          </table:table-cell>
          <table:table-cell office:value-type="float" office:value="0.54559346325526" calcext:value-type="float">
            <text:p>0.54559346325526</text:p>
          </table:table-cell>
          <table:table-cell office:value-type="float" office:value="0.549550634825814" calcext:value-type="float">
            <text:p>0.549550634825814</text:p>
          </table:table-cell>
          <table:table-cell office:value-type="float" office:value="0.536085504013581" calcext:value-type="float">
            <text:p>0.536085504013581</text:p>
          </table:table-cell>
          <table:table-cell office:value-type="float" office:value="0.509582009244373" calcext:value-type="float">
            <text:p>0.509582009244373</text:p>
          </table:table-cell>
          <table:table-cell office:value-type="float" office:value="0.496896140642614" calcext:value-type="float">
            <text:p>0.496896140642614</text:p>
          </table:table-cell>
          <table:table-cell office:value-type="float" office:value="0.513658716414819" calcext:value-type="float">
            <text:p>0.513658716414819</text:p>
          </table:table-cell>
          <table:table-cell office:value-type="float" office:value="0.498080001872881" calcext:value-type="float">
            <text:p>0.498080001872881</text:p>
          </table:table-cell>
          <table:table-cell office:value-type="float" office:value="0.507952884518964" calcext:value-type="float">
            <text:p>0.507952884518964</text:p>
          </table:table-cell>
          <table:table-cell office:value-type="float" office:value="0.527297167812075" calcext:value-type="float">
            <text:p>0.527297167812075</text:p>
          </table:table-cell>
          <table:table-cell office:value-type="float" office:value="0.550760780175773" calcext:value-type="float">
            <text:p>0.550760780175773</text:p>
          </table:table-cell>
          <table:table-cell office:value-type="float" office:value="0.559408634935585" calcext:value-type="float">
            <text:p>0.559408634935585</text:p>
          </table:table-cell>
          <table:table-cell office:value-type="float" office:value="0.56771777198609" calcext:value-type="float">
            <text:p>0.56771777198609</text:p>
          </table:table-cell>
          <table:table-cell office:value-type="float" office:value="0.565512471745322" calcext:value-type="float">
            <text:p>0.565512471745322</text:p>
          </table:table-cell>
          <table:table-cell office:value-type="float" office:value="0.561600881116176" calcext:value-type="float">
            <text:p>0.561600881116176</text:p>
          </table:table-cell>
          <table:table-cell office:value-type="float" office:value="0.55187384005088" calcext:value-type="float">
            <text:p>0.55187384005088</text:p>
          </table:table-cell>
          <table:table-cell office:value-type="float" office:value="0.541601009006448" calcext:value-type="float">
            <text:p>0.541601009006448</text:p>
          </table:table-cell>
          <table:table-cell office:value-type="float" office:value="0.530478764520951" calcext:value-type="float">
            <text:p>0.530478764520951</text:p>
          </table:table-cell>
          <table:table-cell office:value-type="float" office:value="0.521832144658687" calcext:value-type="float">
            <text:p>0.521832144658687</text:p>
          </table:table-cell>
          <table:table-cell office:value-type="float" office:value="0.542590499726493" calcext:value-type="float">
            <text:p>0.542590499726493</text:p>
          </table:table-cell>
          <table:table-cell office:value-type="float" office:value="0.565089043971727" calcext:value-type="float">
            <text:p>0.565089043971727</text:p>
          </table:table-cell>
          <table:table-cell office:value-type="float" office:value="0.592788840913994" calcext:value-type="float">
            <text:p>0.592788840913994</text:p>
          </table:table-cell>
          <table:table-cell office:value-type="float" office:value="0.627059122706185" calcext:value-type="float">
            <text:p>0.627059122706185</text:p>
          </table:table-cell>
          <table:table-cell office:value-type="float" office:value="0.621048021708793" calcext:value-type="float">
            <text:p>0.621048021708793</text:p>
          </table:table-cell>
          <table:table-cell office:value-type="float" office:value="0.589051130376012" calcext:value-type="float">
            <text:p>0.589051130376012</text:p>
          </table:table-cell>
          <table:table-cell office:value-type="float" office:value="0.561838988275896" calcext:value-type="float">
            <text:p>0.561838988275896</text:p>
          </table:table-cell>
          <table:table-cell office:value-type="float" office:value="0.568760642251141" calcext:value-type="float">
            <text:p>0.568760642251141</text:p>
          </table:table-cell>
          <table:table-cell office:value-type="float" office:value="0.563551923391526" calcext:value-type="float">
            <text:p>0.563551923391526</text:p>
          </table:table-cell>
          <table:table-cell office:value-type="float" office:value="0.562920370243605" calcext:value-type="float">
            <text:p>0.562920370243605</text:p>
          </table:table-cell>
          <table:table-cell office:value-type="float" office:value="0.561936253228062" calcext:value-type="float">
            <text:p>0.561936253228062</text:p>
          </table:table-cell>
          <table:table-cell office:value-type="float" office:value="0.550114889731359" calcext:value-type="float">
            <text:p>0.550114889731359</text:p>
          </table:table-cell>
          <table:table-cell office:value-type="float" office:value="0.540153071681244" calcext:value-type="float">
            <text:p>0.540153071681244</text:p>
          </table:table-cell>
          <table:table-cell office:value-type="float" office:value="0.562768372734334" calcext:value-type="float">
            <text:p>0.562768372734334</text:p>
          </table:table-cell>
          <table:table-cell office:value-type="float" office:value="0.548464833892887" calcext:value-type="float">
            <text:p>0.548464833892887</text:p>
          </table:table-cell>
          <table:table-cell office:value-type="float" office:value="0.551221102033595" calcext:value-type="float">
            <text:p>0.551221102033595</text:p>
          </table:table-cell>
          <table:table-cell office:value-type="float" office:value="0.530591821552501" calcext:value-type="float">
            <text:p>0.530591821552501</text:p>
          </table:table-cell>
          <table:table-cell office:value-type="float" office:value="0.514360469689748" calcext:value-type="float">
            <text:p>0.514360469689748</text:p>
          </table:table-cell>
          <table:table-cell office:value-type="float" office:value="0.52161471694951" calcext:value-type="float">
            <text:p>0.52161471694951</text:p>
          </table:table-cell>
          <table:table-cell office:value-type="float" office:value="0.535421541385964" calcext:value-type="float">
            <text:p>0.535421541385964</text:p>
          </table:table-cell>
          <table:table-cell office:value-type="float" office:value="0.557169655937621" calcext:value-type="float">
            <text:p>0.557169655937621</text:p>
          </table:table-cell>
          <table:table-cell office:value-type="float" office:value="0.570082329429319" calcext:value-type="float">
            <text:p>0.570082329429319</text:p>
          </table:table-cell>
          <table:table-cell office:value-type="float" office:value="0.58429714585161" calcext:value-type="float">
            <text:p>0.58429714585161</text:p>
          </table:table-cell>
          <table:table-cell office:value-type="float" office:value="0.590553424443013" calcext:value-type="float">
            <text:p>0.590553424443013</text:p>
          </table:table-cell>
          <table:table-cell office:value-type="float" office:value="0.586001555658697" calcext:value-type="float">
            <text:p>0.586001555658697</text:p>
          </table:table-cell>
          <table:table-cell office:value-type="float" office:value="0.581398790170668" calcext:value-type="float">
            <text:p>0.581398790170668</text:p>
          </table:table-cell>
          <table:table-cell office:value-type="float" office:value="0.583443104894373" calcext:value-type="float">
            <text:p>0.583443104894373</text:p>
          </table:table-cell>
          <table:table-cell office:value-type="float" office:value="0.571083104242638" calcext:value-type="float">
            <text:p>0.571083104242638</text:p>
          </table:table-cell>
          <table:table-cell office:value-type="float" office:value="0.575095978442121" calcext:value-type="float">
            <text:p>0.575095978442121</text:p>
          </table:table-cell>
          <table:table-cell office:value-type="float" office:value="0.537293053383062" calcext:value-type="float">
            <text:p>0.537293053383062</text:p>
          </table:table-cell>
          <table:table-cell office:value-type="float" office:value="0.495525005713551" calcext:value-type="float">
            <text:p>0.495525005713551</text:p>
          </table:table-cell>
          <table:table-cell office:value-type="float" office:value="0.499700229981222" calcext:value-type="float">
            <text:p>0.499700229981222</text:p>
          </table:table-cell>
          <table:table-cell office:value-type="float" office:value="0.499901428123007" calcext:value-type="float">
            <text:p>0.499901428123007</text:p>
          </table:table-cell>
          <table:table-cell office:value-type="float" office:value="0.50054907624883" calcext:value-type="float">
            <text:p>0.50054907624883</text:p>
          </table:table-cell>
          <table:table-cell office:value-type="float" office:value="0.499876347423446" calcext:value-type="float">
            <text:p>0.499876347423446</text:p>
          </table:table-cell>
          <table:table-cell office:value-type="float" office:value="0.498076007749893" calcext:value-type="float">
            <text:p>0.498076007749893</text:p>
          </table:table-cell>
          <table:table-cell office:value-type="float" office:value="0.498471967025801" calcext:value-type="float">
            <text:p>0.498471967025801</text:p>
          </table:table-cell>
          <table:table-cell office:value-type="float" office:value="0.49870284569988" calcext:value-type="float">
            <text:p>0.49870284569988</text:p>
          </table:table-cell>
          <table:table-cell office:value-type="float" office:value="0.498770791575531" calcext:value-type="float">
            <text:p>0.498770791575531</text:p>
          </table:table-cell>
          <table:table-cell office:value-type="float" office:value="0.498485526899461" calcext:value-type="float">
            <text:p>0.498485526899461</text:p>
          </table:table-cell>
          <table:table-cell office:value-type="float" office:value="0.498774519635892" calcext:value-type="float">
            <text:p>0.498774519635892</text:p>
          </table:table-cell>
          <table:table-cell office:value-type="float" office:value="0.499014977318219" calcext:value-type="float">
            <text:p>0.499014977318219</text:p>
          </table:table-cell>
          <table:table-cell office:value-type="float" office:value="0.498797202362668" calcext:value-type="float">
            <text:p>0.498797202362668</text:p>
          </table:table-cell>
          <table:table-cell office:value-type="float" office:value="0.49851250346023" calcext:value-type="float">
            <text:p>0.49851250346023</text:p>
          </table:table-cell>
          <table:table-cell office:value-type="float" office:value="0.499305318794948" calcext:value-type="float">
            <text:p>0.499305318794948</text:p>
          </table:table-cell>
          <table:table-cell office:value-type="float" office:value="0.498934606022454" calcext:value-type="float">
            <text:p>0.498934606022454</text:p>
          </table:table-cell>
          <table:table-cell office:value-type="float" office:value="0.498699085383987" calcext:value-type="float">
            <text:p>0.498699085383987</text:p>
          </table:table-cell>
          <table:table-cell office:value-type="float" office:value="0.498552414094921" calcext:value-type="float">
            <text:p>0.498552414094921</text:p>
          </table:table-cell>
          <table:table-cell office:value-type="float" office:value="0.498704855576692" calcext:value-type="float">
            <text:p>0.498704855576692</text:p>
          </table:table-cell>
          <table:table-cell office:value-type="float" office:value="0.498240445419173" calcext:value-type="float">
            <text:p>0.498240445419173</text:p>
          </table:table-cell>
          <table:table-cell office:value-type="float" office:value="0.49868907976863" calcext:value-type="float">
            <text:p>0.49868907976863</text:p>
          </table:table-cell>
          <table:table-cell office:value-type="float" office:value="0.498870414118476" calcext:value-type="float">
            <text:p>0.498870414118476</text:p>
          </table:table-cell>
          <table:table-cell office:value-type="float" office:value="0.498634268376178" calcext:value-type="float">
            <text:p>0.498634268376178</text:p>
          </table:table-cell>
          <table:table-cell office:value-type="float" office:value="0.498521583007151" calcext:value-type="float">
            <text:p>0.498521583007151</text:p>
          </table:table-cell>
          <table:table-cell office:value-type="float" office:value="0.498291619266049" calcext:value-type="float">
            <text:p>0.498291619266049</text:p>
          </table:table-cell>
          <table:table-cell office:value-type="float" office:value="0.498484249463896" calcext:value-type="float">
            <text:p>0.498484249463896</text:p>
          </table:table-cell>
          <table:table-cell office:value-type="float" office:value="0.49844201850343" calcext:value-type="float">
            <text:p>0.49844201850343</text:p>
          </table:table-cell>
          <table:table-cell office:value-type="float" office:value="0.49860104170116" calcext:value-type="float">
            <text:p>0.49860104170116</text:p>
          </table:table-cell>
          <table:table-cell office:value-type="float" office:value="0.498900551172167" calcext:value-type="float">
            <text:p>0.498900551172167</text:p>
          </table:table-cell>
          <table:table-cell office:value-type="float" office:value="0.498490187813444" calcext:value-type="float">
            <text:p>0.498490187813444</text:p>
          </table:table-cell>
          <table:table-cell office:value-type="float" office:value="0.498060534746577" calcext:value-type="float">
            <text:p>0.498060534746577</text:p>
          </table:table-cell>
          <table:table-cell office:value-type="float" office:value="0.498995887907065" calcext:value-type="float">
            <text:p>0.498995887907065</text:p>
          </table:table-cell>
          <table:table-cell office:value-type="float" office:value="0.498900805452606" calcext:value-type="float">
            <text:p>0.498900805452606</text:p>
          </table:table-cell>
          <table:table-cell office:value-type="float" office:value="0.499200084659787" calcext:value-type="float">
            <text:p>0.499200084659787</text:p>
          </table:table-cell>
          <table:table-cell office:value-type="float" office:value="0.498487671801177" calcext:value-type="float">
            <text:p>0.498487671801177</text:p>
          </table:table-cell>
          <table:table-cell office:value-type="float" office:value="0.498354812644479" calcext:value-type="float">
            <text:p>0.498354812644479</text:p>
          </table:table-cell>
          <table:table-cell office:value-type="float" office:value="0.498537760036742" calcext:value-type="float">
            <text:p>0.498537760036742</text:p>
          </table:table-cell>
          <table:table-cell office:value-type="float" office:value="0.498024788236544" calcext:value-type="float">
            <text:p>0.498024788236544</text:p>
          </table:table-cell>
          <table:table-cell office:value-type="float" office:value="0.498608183927477" calcext:value-type="float">
            <text:p>0.498608183927477</text:p>
          </table:table-cell>
          <table:table-cell office:value-type="float" office:value="0.499028430871263" calcext:value-type="float">
            <text:p>0.499028430871263</text:p>
          </table:table-cell>
          <table:table-cell office:value-type="float" office:value="0.4981125599171" calcext:value-type="float">
            <text:p>0.4981125599171</text:p>
          </table:table-cell>
          <table:table-cell office:value-type="float" office:value="0.499038680586676" calcext:value-type="float">
            <text:p>0.499038680586676</text:p>
          </table:table-cell>
          <table:table-cell office:value-type="float" office:value="0.498417355516502" calcext:value-type="float">
            <text:p>0.498417355516502</text:p>
          </table:table-cell>
          <table:table-cell office:value-type="float" office:value="0.499360656596663" calcext:value-type="float">
            <text:p>0.499360656596663</text:p>
          </table:table-cell>
          <table:table-cell office:value-type="float" office:value="0.498666098400905" calcext:value-type="float">
            <text:p>0.498666098400905</text:p>
          </table:table-cell>
          <table:table-cell office:value-type="float" office:value="0.49865674155019" calcext:value-type="float">
            <text:p>0.49865674155019</text:p>
          </table:table-cell>
          <table:table-cell office:value-type="float" office:value="0.498491936275745" calcext:value-type="float">
            <text:p>0.498491936275745</text:p>
          </table:table-cell>
          <table:table-cell office:value-type="float" office:value="0.498493933819588" calcext:value-type="float">
            <text:p>0.498493933819588</text:p>
          </table:table-cell>
          <table:table-cell office:value-type="float" office:value="0.498819062919767" calcext:value-type="float">
            <text:p>0.498819062919767</text:p>
          </table:table-cell>
          <table:table-cell office:value-type="float" office:value="0.498504819751255" calcext:value-type="float">
            <text:p>0.498504819751255</text:p>
          </table:table-cell>
          <table:table-cell office:value-type="float" office:value="0.498802263667667" calcext:value-type="float">
            <text:p>0.498802263667667</text:p>
          </table:table-cell>
          <table:table-cell office:value-type="float" office:value="0.498611585739929" calcext:value-type="float">
            <text:p>0.498611585739929</text:p>
          </table:table-cell>
          <table:table-cell office:value-type="float" office:value="0.498404692221358" calcext:value-type="float">
            <text:p>0.498404692221358</text:p>
          </table:table-cell>
          <table:table-cell office:value-type="float" office:value="0.4982500453626" calcext:value-type="float">
            <text:p>0.4982500453626</text:p>
          </table:table-cell>
          <table:table-cell office:value-type="float" office:value="0.498704079294111" calcext:value-type="float">
            <text:p>0.498704079294111</text:p>
          </table:table-cell>
          <table:table-cell office:value-type="float" office:value="0.498448538293272" calcext:value-type="float">
            <text:p>0.498448538293272</text:p>
          </table:table-cell>
          <table:table-cell office:value-type="float" office:value="0.49871356025522" calcext:value-type="float">
            <text:p>0.49871356025522</text:p>
          </table:table-cell>
          <table:table-cell office:value-type="float" office:value="0.498488025294546" calcext:value-type="float">
            <text:p>0.498488025294546</text:p>
          </table:table-cell>
          <table:table-cell office:value-type="float" office:value="0.498985795217149" calcext:value-type="float">
            <text:p>0.498985795217149</text:p>
          </table:table-cell>
          <table:table-cell office:value-type="float" office:value="0.498565932383508" calcext:value-type="float">
            <text:p>0.498565932383508</text:p>
          </table:table-cell>
          <table:table-cell office:value-type="float" office:value="0.498753554383269" calcext:value-type="float">
            <text:p>0.498753554383269</text:p>
          </table:table-cell>
          <table:table-cell office:value-type="float" office:value="0.49852463853448" calcext:value-type="float">
            <text:p>0.49852463853448</text:p>
          </table:table-cell>
          <table:table-cell office:value-type="float" office:value="0.498352667391858" calcext:value-type="float">
            <text:p>0.498352667391858</text:p>
          </table:table-cell>
          <table:table-cell office:value-type="float" office:value="0.498377348412485" calcext:value-type="float">
            <text:p>0.498377348412485</text:p>
          </table:table-cell>
          <table:table-cell office:value-type="float" office:value="0.498785319165873" calcext:value-type="float">
            <text:p>0.498785319165873</text:p>
          </table:table-cell>
          <table:table-cell office:value-type="float" office:value="0.49842460718663" calcext:value-type="float">
            <text:p>0.49842460718663</text:p>
          </table:table-cell>
          <table:table-cell office:value-type="float" office:value="0.49877815214061" calcext:value-type="float">
            <text:p>0.49877815214061</text:p>
          </table:table-cell>
          <table:table-cell office:value-type="float" office:value="0.498789266867714" calcext:value-type="float">
            <text:p>0.498789266867714</text:p>
          </table:table-cell>
          <table:table-cell office:value-type="float" office:value="0.498402450750565" calcext:value-type="float">
            <text:p>0.498402450750565</text:p>
          </table:table-cell>
          <table:table-cell office:value-type="float" office:value="0.498835393899957" calcext:value-type="float">
            <text:p>0.498835393899957</text:p>
          </table:table-cell>
          <table:table-cell office:value-type="float" office:value="0.498771239850273" calcext:value-type="float">
            <text:p>0.498771239850273</text:p>
          </table:table-cell>
          <table:table-cell office:value-type="float" office:value="0.498923656532137" calcext:value-type="float">
            <text:p>0.498923656532137</text:p>
          </table:table-cell>
          <table:table-cell office:value-type="float" office:value="0.498666207584987" calcext:value-type="float">
            <text:p>0.498666207584987</text:p>
          </table:table-cell>
          <table:table-cell office:value-type="float" office:value="0.498329383537538" calcext:value-type="float">
            <text:p>0.498329383537538</text:p>
          </table:table-cell>
          <table:table-cell office:value-type="float" office:value="0.498707682780769" calcext:value-type="float">
            <text:p>0.498707682780769</text:p>
          </table:table-cell>
          <table:table-cell office:value-type="float" office:value="0.498648439674343" calcext:value-type="float">
            <text:p>0.498648439674343</text:p>
          </table:table-cell>
          <table:table-cell office:value-type="float" office:value="0.498604866520808" calcext:value-type="float">
            <text:p>0.498604866520808</text:p>
          </table:table-cell>
          <table:table-cell office:value-type="float" office:value="0.498734627360697" calcext:value-type="float">
            <text:p>0.498734627360697</text:p>
          </table:table-cell>
          <table:table-cell office:value-type="float" office:value="0.498770794693361" calcext:value-type="float">
            <text:p>0.498770794693361</text:p>
          </table:table-cell>
          <table:table-cell office:value-type="float" office:value="0.498702320999522" calcext:value-type="float">
            <text:p>0.498702320999522</text:p>
          </table:table-cell>
          <table:table-cell office:value-type="float" office:value="0.498608436810541" calcext:value-type="float">
            <text:p>0.498608436810541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5354912710948" calcext:value-type="float">
            <text:p>-0.205354912710948</text:p>
          </table:table-cell>
          <table:table-cell office:value-type="float" office:value="-0.205567600871213" calcext:value-type="float">
            <text:p>-0.205567600871213</text:p>
          </table:table-cell>
          <table:table-cell office:value-type="float" office:value="-0.205560270945158" calcext:value-type="float">
            <text:p>-0.205560270945158</text:p>
          </table:table-cell>
          <table:table-cell office:value-type="float" office:value="-0.205468116701953" calcext:value-type="float">
            <text:p>-0.205468116701953</text:p>
          </table:table-cell>
          <table:table-cell office:value-type="float" office:value="-0.205431263318664" calcext:value-type="float">
            <text:p>-0.205431263318664</text:p>
          </table:table-cell>
          <table:table-cell office:value-type="float" office:value="-0.205329715063996" calcext:value-type="float">
            <text:p>-0.205329715063996</text:p>
          </table:table-cell>
          <table:table-cell office:value-type="float" office:value="-0.205424468168505" calcext:value-type="float">
            <text:p>-0.205424468168505</text:p>
          </table:table-cell>
          <table:table-cell office:value-type="float" office:value="-0.205557096952276" calcext:value-type="float">
            <text:p>-0.205557096952276</text:p>
          </table:table-cell>
          <table:table-cell office:value-type="float" office:value="-0.20525148600794" calcext:value-type="float">
            <text:p>-0.20525148600794</text:p>
          </table:table-cell>
          <table:table-cell office:value-type="float" office:value="-0.205370226487923" calcext:value-type="float">
            <text:p>-0.205370226487923</text:p>
          </table:table-cell>
          <table:table-cell office:value-type="float" office:value="-0.205296202040827" calcext:value-type="float">
            <text:p>-0.205296202040827</text:p>
          </table:table-cell>
          <table:table-cell office:value-type="float" office:value="-0.205419489445319" calcext:value-type="float">
            <text:p>-0.205419489445319</text:p>
          </table:table-cell>
          <table:table-cell office:value-type="float" office:value="-0.205383995714594" calcext:value-type="float">
            <text:p>-0.205383995714594</text:p>
          </table:table-cell>
          <table:table-cell office:value-type="float" office:value="-0.205431790160556" calcext:value-type="float">
            <text:p>-0.205431790160556</text:p>
          </table:table-cell>
          <table:table-cell office:value-type="float" office:value="-0.205396226582874" calcext:value-type="float">
            <text:p>-0.205396226582874</text:p>
          </table:table-cell>
          <table:table-cell office:value-type="float" office:value="-0.20549560357835" calcext:value-type="float">
            <text:p>-0.20549560357835</text:p>
          </table:table-cell>
          <table:table-cell office:value-type="float" office:value="-0.205283698105004" calcext:value-type="float">
            <text:p>-0.205283698105004</text:p>
          </table:table-cell>
          <table:table-cell office:value-type="float" office:value="-0.205402971259109" calcext:value-type="float">
            <text:p>-0.205402971259109</text:p>
          </table:table-cell>
          <table:table-cell office:value-type="float" office:value="-0.205391795408466" calcext:value-type="float">
            <text:p>-0.205391795408466</text:p>
          </table:table-cell>
          <table:table-cell office:value-type="float" office:value="-0.205364065919067" calcext:value-type="float">
            <text:p>-0.205364065919067</text:p>
          </table:table-cell>
          <table:table-cell office:value-type="float" office:value="-0.205284703198874" calcext:value-type="float">
            <text:p>-0.205284703198874</text:p>
          </table:table-cell>
          <table:table-cell office:value-type="float" office:value="-0.205350740807018" calcext:value-type="float">
            <text:p>-0.205350740807018</text:p>
          </table:table-cell>
          <table:table-cell office:value-type="float" office:value="-0.205490571157512" calcext:value-type="float">
            <text:p>-0.205490571157512</text:p>
          </table:table-cell>
          <table:table-cell office:value-type="float" office:value="-0.205374730626269" calcext:value-type="float">
            <text:p>-0.205374730626269</text:p>
          </table:table-cell>
          <table:table-cell office:value-type="float" office:value="-0.205310074079308" calcext:value-type="float">
            <text:p>-0.205310074079308</text:p>
          </table:table-cell>
          <table:table-cell office:value-type="float" office:value="-0.205368653541128" calcext:value-type="float">
            <text:p>-0.205368653541128</text:p>
          </table:table-cell>
          <table:table-cell office:value-type="float" office:value="-0.205466513572802" calcext:value-type="float">
            <text:p>-0.205466513572802</text:p>
          </table:table-cell>
          <table:table-cell office:value-type="float" office:value="-0.205363171743707" calcext:value-type="float">
            <text:p>-0.205363171743707</text:p>
          </table:table-cell>
          <table:table-cell office:value-type="float" office:value="-0.205298491042572" calcext:value-type="float">
            <text:p>-0.205298491042572</text:p>
          </table:table-cell>
          <table:table-cell office:value-type="float" office:value="-0.205438087260994" calcext:value-type="float">
            <text:p>-0.205438087260994</text:p>
          </table:table-cell>
          <table:table-cell office:value-type="float" office:value="-0.205443048713756" calcext:value-type="float">
            <text:p>-0.205443048713756</text:p>
          </table:table-cell>
          <table:table-cell office:value-type="float" office:value="-0.205329463251936" calcext:value-type="float">
            <text:p>-0.205329463251936</text:p>
          </table:table-cell>
          <table:table-cell office:value-type="float" office:value="-0.205537670187534" calcext:value-type="float">
            <text:p>-0.205537670187534</text:p>
          </table:table-cell>
          <table:table-cell office:value-type="float" office:value="-0.205476598793812" calcext:value-type="float">
            <text:p>-0.205476598793812</text:p>
          </table:table-cell>
          <table:table-cell office:value-type="float" office:value="-0.205504426943167" calcext:value-type="float">
            <text:p>-0.205504426943167</text:p>
          </table:table-cell>
          <table:table-cell office:value-type="float" office:value="-0.205492241206668" calcext:value-type="float">
            <text:p>-0.205492241206668</text:p>
          </table:table-cell>
          <table:table-cell office:value-type="float" office:value="-0.20547278518064" calcext:value-type="float">
            <text:p>-0.20547278518064</text:p>
          </table:table-cell>
          <table:table-cell office:value-type="float" office:value="-0.205461665516348" calcext:value-type="float">
            <text:p>-0.205461665516348</text:p>
          </table:table-cell>
          <table:table-cell office:value-type="float" office:value="-0.205454887519895" calcext:value-type="float">
            <text:p>-0.205454887519895</text:p>
          </table:table-cell>
          <table:table-cell office:value-type="float" office:value="-0.205512301366417" calcext:value-type="float">
            <text:p>-0.205512301366417</text:p>
          </table:table-cell>
          <table:table-cell office:value-type="float" office:value="-0.20544025722376" calcext:value-type="float">
            <text:p>-0.20544025722376</text:p>
          </table:table-cell>
          <table:table-cell office:value-type="float" office:value="-0.205218482200242" calcext:value-type="float">
            <text:p>-0.205218482200242</text:p>
          </table:table-cell>
          <table:table-cell office:value-type="float" office:value="-0.205363939192129" calcext:value-type="float">
            <text:p>-0.205363939192129</text:p>
          </table:table-cell>
          <table:table-cell office:value-type="float" office:value="-0.205312803128449" calcext:value-type="float">
            <text:p>-0.205312803128449</text:p>
          </table:table-cell>
          <table:table-cell office:value-type="float" office:value="-0.205471373929519" calcext:value-type="float">
            <text:p>-0.205471373929519</text:p>
          </table:table-cell>
          <table:table-cell office:value-type="float" office:value="-0.205315473044356" calcext:value-type="float">
            <text:p>-0.205315473044356</text:p>
          </table:table-cell>
          <table:table-cell office:value-type="float" office:value="-0.205357820230653" calcext:value-type="float">
            <text:p>-0.205357820230653</text:p>
          </table:table-cell>
          <table:table-cell office:value-type="float" office:value="-0.205487476883246" calcext:value-type="float">
            <text:p>-0.205487476883246</text:p>
          </table:table-cell>
          <table:table-cell office:value-type="float" office:value="-0.205249405114185" calcext:value-type="float">
            <text:p>-0.205249405114185</text:p>
          </table:table-cell>
          <table:table-cell office:value-type="float" office:value="-0.205299720177694" calcext:value-type="float">
            <text:p>-0.205299720177694</text:p>
          </table:table-cell>
          <table:table-cell office:value-type="float" office:value="-0.205476679372818" calcext:value-type="float">
            <text:p>-0.205476679372818</text:p>
          </table:table-cell>
          <table:table-cell office:value-type="float" office:value="-0.205399284296789" calcext:value-type="float">
            <text:p>-0.205399284296789</text:p>
          </table:table-cell>
          <table:table-cell office:value-type="float" office:value="-0.2053974470875" calcext:value-type="float">
            <text:p>-0.2053974470875</text:p>
          </table:table-cell>
          <table:table-cell office:value-type="float" office:value="-0.20542776848838" calcext:value-type="float">
            <text:p>-0.20542776848838</text:p>
          </table:table-cell>
          <table:table-cell office:value-type="float" office:value="-0.205449442157884" calcext:value-type="float">
            <text:p>-0.205449442157884</text:p>
          </table:table-cell>
          <table:table-cell office:value-type="float" office:value="-0.205480846237745" calcext:value-type="float">
            <text:p>-0.205480846237745</text:p>
          </table:table-cell>
          <table:table-cell office:value-type="float" office:value="-0.20540141005888" calcext:value-type="float">
            <text:p>-0.20540141005888</text:p>
          </table:table-cell>
          <table:table-cell office:value-type="float" office:value="-0.205484349781765" calcext:value-type="float">
            <text:p>-0.205484349781765</text:p>
          </table:table-cell>
          <table:table-cell office:value-type="float" office:value="-0.205383574720486" calcext:value-type="float">
            <text:p>-0.205383574720486</text:p>
          </table:table-cell>
          <table:table-cell office:value-type="float" office:value="-0.205497213267068" calcext:value-type="float">
            <text:p>-0.205497213267068</text:p>
          </table:table-cell>
          <table:table-cell office:value-type="float" office:value="-0.205372064495858" calcext:value-type="float">
            <text:p>-0.205372064495858</text:p>
          </table:table-cell>
          <table:table-cell office:value-type="float" office:value="-0.205355277673538" calcext:value-type="float">
            <text:p>-0.205355277673538</text:p>
          </table:table-cell>
          <table:table-cell office:value-type="float" office:value="-0.205479021670147" calcext:value-type="float">
            <text:p>-0.205479021670147</text:p>
          </table:table-cell>
          <table:table-cell office:value-type="float" office:value="-0.205515898340183" calcext:value-type="float">
            <text:p>-0.205515898340183</text:p>
          </table:table-cell>
          <table:table-cell office:value-type="float" office:value="-0.205475879829984" calcext:value-type="float">
            <text:p>-0.205475879829984</text:p>
          </table:table-cell>
          <table:table-cell office:value-type="float" office:value="-0.205278419349506" calcext:value-type="float">
            <text:p>-0.205278419349506</text:p>
          </table:table-cell>
          <table:table-cell office:value-type="float" office:value="-0.205335271810774" calcext:value-type="float">
            <text:p>-0.205335271810774</text:p>
          </table:table-cell>
          <table:table-cell office:value-type="float" office:value="-0.205442979715136" calcext:value-type="float">
            <text:p>-0.205442979715136</text:p>
          </table:table-cell>
          <table:table-cell office:value-type="float" office:value="-0.205443795163389" calcext:value-type="float">
            <text:p>-0.205443795163389</text:p>
          </table:table-cell>
          <table:table-cell office:value-type="float" office:value="-0.205416749962876" calcext:value-type="float">
            <text:p>-0.205416749962876</text:p>
          </table:table-cell>
          <table:table-cell office:value-type="float" office:value="-0.205487292907615" calcext:value-type="float">
            <text:p>-0.205487292907615</text:p>
          </table:table-cell>
          <table:table-cell office:value-type="float" office:value="-0.205419547292183" calcext:value-type="float">
            <text:p>-0.205419547292183</text:p>
          </table:table-cell>
          <table:table-cell office:value-type="float" office:value="-0.205446933766019" calcext:value-type="float">
            <text:p>-0.205446933766019</text:p>
          </table:table-cell>
          <table:table-cell office:value-type="float" office:value="-0.205484558225136" calcext:value-type="float">
            <text:p>-0.205484558225136</text:p>
          </table:table-cell>
          <table:table-cell office:value-type="float" office:value="-0.205483789304599" calcext:value-type="float">
            <text:p>-0.205483789304599</text:p>
          </table:table-cell>
          <table:table-cell office:value-type="float" office:value="-0.205336245792885" calcext:value-type="float">
            <text:p>-0.205336245792885</text:p>
          </table:table-cell>
          <table:table-cell office:value-type="float" office:value="-0.205379506779512" calcext:value-type="float">
            <text:p>-0.205379506779512</text:p>
          </table:table-cell>
          <table:table-cell office:value-type="float" office:value="-0.205469161482975" calcext:value-type="float">
            <text:p>-0.205469161482975</text:p>
          </table:table-cell>
          <table:table-cell office:value-type="float" office:value="-0.205477057261277" calcext:value-type="float">
            <text:p>-0.205477057261277</text:p>
          </table:table-cell>
          <table:table-cell office:value-type="float" office:value="-0.205297598446403" calcext:value-type="float">
            <text:p>-0.205297598446403</text:p>
          </table:table-cell>
          <table:table-cell office:value-type="float" office:value="-0.205495119309988" calcext:value-type="float">
            <text:p>-0.205495119309988</text:p>
          </table:table-cell>
          <table:table-cell office:value-type="float" office:value="-0.20547739923089" calcext:value-type="float">
            <text:p>-0.20547739923089</text:p>
          </table:table-cell>
          <table:table-cell office:value-type="float" office:value="-0.206028549644478" calcext:value-type="float">
            <text:p>-0.206028549644478</text:p>
          </table:table-cell>
          <table:table-cell office:value-type="float" office:value="-0.205982670629406" calcext:value-type="float">
            <text:p>-0.205982670629406</text:p>
          </table:table-cell>
          <table:table-cell office:value-type="float" office:value="-0.206965395571812" calcext:value-type="float">
            <text:p>-0.206965395571812</text:p>
          </table:table-cell>
          <table:table-cell office:value-type="float" office:value="-0.208955559511874" calcext:value-type="float">
            <text:p>-0.208955559511874</text:p>
          </table:table-cell>
          <table:table-cell office:value-type="float" office:value="-0.209953149062417" calcext:value-type="float">
            <text:p>-0.209953149062417</text:p>
          </table:table-cell>
          <table:table-cell office:value-type="float" office:value="-0.21116055005488" calcext:value-type="float">
            <text:p>-0.21116055005488</text:p>
          </table:table-cell>
          <table:table-cell office:value-type="float" office:value="-0.211205828568507" calcext:value-type="float">
            <text:p>-0.211205828568507</text:p>
          </table:table-cell>
          <table:table-cell office:value-type="float" office:value="-0.210555360941579" calcext:value-type="float">
            <text:p>-0.210555360941579</text:p>
          </table:table-cell>
          <table:table-cell office:value-type="float" office:value="-0.210027812020165" calcext:value-type="float">
            <text:p>-0.210027812020165</text:p>
          </table:table-cell>
          <table:table-cell office:value-type="float" office:value="-0.204219637543885" calcext:value-type="float">
            <text:p>-0.204219637543885</text:p>
          </table:table-cell>
          <table:table-cell office:value-type="float" office:value="-0.201777013554154" calcext:value-type="float">
            <text:p>-0.201777013554154</text:p>
          </table:table-cell>
          <table:table-cell office:value-type="float" office:value="-0.198635961941224" calcext:value-type="float">
            <text:p>-0.198635961941224</text:p>
          </table:table-cell>
          <table:table-cell office:value-type="float" office:value="-0.23794845436782" calcext:value-type="float">
            <text:p>-0.23794845436782</text:p>
          </table:table-cell>
          <table:table-cell office:value-type="float" office:value="-0.242997346938808" calcext:value-type="float">
            <text:p>-0.242997346938808</text:p>
          </table:table-cell>
          <table:table-cell office:value-type="float" office:value="-0.240281288712755" calcext:value-type="float">
            <text:p>-0.240281288712755</text:p>
          </table:table-cell>
          <table:table-cell office:value-type="float" office:value="-0.238217282655505" calcext:value-type="float">
            <text:p>-0.238217282655505</text:p>
          </table:table-cell>
          <table:table-cell office:value-type="float" office:value="-0.237822849827567" calcext:value-type="float">
            <text:p>-0.237822849827567</text:p>
          </table:table-cell>
          <table:table-cell office:value-type="float" office:value="-0.237388099738768" calcext:value-type="float">
            <text:p>-0.237388099738768</text:p>
          </table:table-cell>
          <table:table-cell office:value-type="float" office:value="-0.243659724614395" calcext:value-type="float">
            <text:p>-0.243659724614395</text:p>
          </table:table-cell>
          <table:table-cell office:value-type="float" office:value="-0.228967751486293" calcext:value-type="float">
            <text:p>-0.228967751486293</text:p>
          </table:table-cell>
          <table:table-cell office:value-type="float" office:value="-0.234817921742535" calcext:value-type="float">
            <text:p>-0.234817921742535</text:p>
          </table:table-cell>
          <table:table-cell office:value-type="float" office:value="-0.237470236706139" calcext:value-type="float">
            <text:p>-0.237470236706139</text:p>
          </table:table-cell>
          <table:table-cell office:value-type="float" office:value="-0.240526103229772" calcext:value-type="float">
            <text:p>-0.240526103229772</text:p>
          </table:table-cell>
          <table:table-cell office:value-type="float" office:value="-0.239156131225054" calcext:value-type="float">
            <text:p>-0.239156131225054</text:p>
          </table:table-cell>
          <table:table-cell office:value-type="float" office:value="-0.245383603736509" calcext:value-type="float">
            <text:p>-0.245383603736509</text:p>
          </table:table-cell>
          <table:table-cell office:value-type="float" office:value="-0.250168368062375" calcext:value-type="float">
            <text:p>-0.250168368062375</text:p>
          </table:table-cell>
          <table:table-cell office:value-type="float" office:value="-0.165568931013182" calcext:value-type="float">
            <text:p>-0.165568931013182</text:p>
          </table:table-cell>
          <table:table-cell office:value-type="float" office:value="-0.168328100072304" calcext:value-type="float">
            <text:p>-0.168328100072304</text:p>
          </table:table-cell>
          <table:table-cell office:value-type="float" office:value="-0.176209208363035" calcext:value-type="float">
            <text:p>-0.176209208363035</text:p>
          </table:table-cell>
          <table:table-cell office:value-type="float" office:value="-0.174524832652451" calcext:value-type="float">
            <text:p>-0.174524832652451</text:p>
          </table:table-cell>
          <table:table-cell office:value-type="float" office:value="-0.176799415845783" calcext:value-type="float">
            <text:p>-0.176799415845783</text:p>
          </table:table-cell>
          <table:table-cell office:value-type="float" office:value="-0.180332650941878" calcext:value-type="float">
            <text:p>-0.180332650941878</text:p>
          </table:table-cell>
          <table:table-cell office:value-type="float" office:value="-0.174869901109351" calcext:value-type="float">
            <text:p>-0.174869901109351</text:p>
          </table:table-cell>
          <table:table-cell office:value-type="float" office:value="-0.173796283230522" calcext:value-type="float">
            <text:p>-0.173796283230522</text:p>
          </table:table-cell>
          <table:table-cell office:value-type="float" office:value="-0.174070054839707" calcext:value-type="float">
            <text:p>-0.174070054839707</text:p>
          </table:table-cell>
          <table:table-cell office:value-type="float" office:value="-0.16780104757144" calcext:value-type="float">
            <text:p>-0.16780104757144</text:p>
          </table:table-cell>
          <table:table-cell office:value-type="float" office:value="-0.164910939388636" calcext:value-type="float">
            <text:p>-0.164910939388636</text:p>
          </table:table-cell>
          <table:table-cell office:value-type="float" office:value="-0.174697982809823" calcext:value-type="float">
            <text:p>-0.174697982809823</text:p>
          </table:table-cell>
          <table:table-cell office:value-type="float" office:value="-0.177098349235277" calcext:value-type="float">
            <text:p>-0.177098349235277</text:p>
          </table:table-cell>
          <table:table-cell office:value-type="float" office:value="-0.180132195960498" calcext:value-type="float">
            <text:p>-0.180132195960498</text:p>
          </table:table-cell>
          <table:table-cell office:value-type="float" office:value="-0.17646832708767" calcext:value-type="float">
            <text:p>-0.17646832708767</text:p>
          </table:table-cell>
          <table:table-cell office:value-type="float" office:value="-0.175208422558179" calcext:value-type="float">
            <text:p>-0.175208422558179</text:p>
          </table:table-cell>
          <table:table-cell office:value-type="float" office:value="-0.178700506066864" calcext:value-type="float">
            <text:p>-0.178700506066864</text:p>
          </table:table-cell>
          <table:table-cell office:value-type="float" office:value="-0.183289829084533" calcext:value-type="float">
            <text:p>-0.183289829084533</text:p>
          </table:table-cell>
          <table:table-cell office:value-type="float" office:value="-0.185950796447321" calcext:value-type="float">
            <text:p>-0.185950796447321</text:p>
          </table:table-cell>
          <table:table-cell office:value-type="float" office:value="-0.186962283870918" calcext:value-type="float">
            <text:p>-0.186962283870918</text:p>
          </table:table-cell>
          <table:table-cell office:value-type="float" office:value="-0.187356451069235" calcext:value-type="float">
            <text:p>-0.187356451069235</text:p>
          </table:table-cell>
          <table:table-cell office:value-type="float" office:value="-0.195238897713053" calcext:value-type="float">
            <text:p>-0.195238897713053</text:p>
          </table:table-cell>
          <table:table-cell office:value-type="float" office:value="-0.197915487392204" calcext:value-type="float">
            <text:p>-0.197915487392204</text:p>
          </table:table-cell>
          <table:table-cell office:value-type="float" office:value="-0.211123992538615" calcext:value-type="float">
            <text:p>-0.211123992538615</text:p>
          </table:table-cell>
          <table:table-cell office:value-type="float" office:value="-0.213547744234237" calcext:value-type="float">
            <text:p>-0.213547744234237</text:p>
          </table:table-cell>
          <table:table-cell office:value-type="float" office:value="-0.211310527430958" calcext:value-type="float">
            <text:p>-0.211310527430958</text:p>
          </table:table-cell>
          <table:table-cell office:value-type="float" office:value="-0.195458200310714" calcext:value-type="float">
            <text:p>-0.195458200310714</text:p>
          </table:table-cell>
          <table:table-cell office:value-type="float" office:value="-0.185887614886764" calcext:value-type="float">
            <text:p>-0.185887614886764</text:p>
          </table:table-cell>
          <table:table-cell office:value-type="float" office:value="-0.185490219910783" calcext:value-type="float">
            <text:p>-0.185490219910783</text:p>
          </table:table-cell>
          <table:table-cell office:value-type="float" office:value="-0.202877331360298" calcext:value-type="float">
            <text:p>-0.202877331360298</text:p>
          </table:table-cell>
          <table:table-cell office:value-type="float" office:value="-0.205330802724389" calcext:value-type="float">
            <text:p>-0.205330802724389</text:p>
          </table:table-cell>
          <table:table-cell office:value-type="float" office:value="-0.206075781239494" calcext:value-type="float">
            <text:p>-0.206075781239494</text:p>
          </table:table-cell>
          <table:table-cell office:value-type="float" office:value="-0.169921420451506" calcext:value-type="float">
            <text:p>-0.169921420451506</text:p>
          </table:table-cell>
          <table:table-cell office:value-type="float" office:value="-0.160248478070763" calcext:value-type="float">
            <text:p>-0.160248478070763</text:p>
          </table:table-cell>
          <table:table-cell office:value-type="float" office:value="-0.159323158741863" calcext:value-type="float">
            <text:p>-0.159323158741863</text:p>
          </table:table-cell>
          <table:table-cell office:value-type="float" office:value="-0.159044104484706" calcext:value-type="float">
            <text:p>-0.159044104484706</text:p>
          </table:table-cell>
          <table:table-cell office:value-type="float" office:value="-0.157006121685447" calcext:value-type="float">
            <text:p>-0.157006121685447</text:p>
          </table:table-cell>
          <table:table-cell office:value-type="float" office:value="-0.169898845956507" calcext:value-type="float">
            <text:p>-0.169898845956507</text:p>
          </table:table-cell>
          <table:table-cell office:value-type="float" office:value="-0.174433803514965" calcext:value-type="float">
            <text:p>-0.174433803514965</text:p>
          </table:table-cell>
          <table:table-cell office:value-type="float" office:value="-0.17842029405734" calcext:value-type="float">
            <text:p>-0.17842029405734</text:p>
          </table:table-cell>
          <table:table-cell office:value-type="float" office:value="-0.181604302839805" calcext:value-type="float">
            <text:p>-0.181604302839805</text:p>
          </table:table-cell>
          <table:table-cell office:value-type="float" office:value="-0.182741503642272" calcext:value-type="float">
            <text:p>-0.182741503642272</text:p>
          </table:table-cell>
          <table:table-cell office:value-type="float" office:value="-0.176588417907198" calcext:value-type="float">
            <text:p>-0.176588417907198</text:p>
          </table:table-cell>
          <table:table-cell office:value-type="float" office:value="-0.175304683712551" calcext:value-type="float">
            <text:p>-0.175304683712551</text:p>
          </table:table-cell>
          <table:table-cell office:value-type="float" office:value="-0.175104776968855" calcext:value-type="float">
            <text:p>-0.175104776968855</text:p>
          </table:table-cell>
          <table:table-cell office:value-type="float" office:value="-0.174290489164239" calcext:value-type="float">
            <text:p>-0.174290489164239</text:p>
          </table:table-cell>
          <table:table-cell office:value-type="float" office:value="-0.171882462642616" calcext:value-type="float">
            <text:p>-0.171882462642616</text:p>
          </table:table-cell>
          <table:table-cell office:value-type="float" office:value="-0.169101971770493" calcext:value-type="float">
            <text:p>-0.169101971770493</text:p>
          </table:table-cell>
          <table:table-cell office:value-type="float" office:value="-0.222352005338164" calcext:value-type="float">
            <text:p>-0.222352005338164</text:p>
          </table:table-cell>
          <table:table-cell office:value-type="float" office:value="-0.238017000275867" calcext:value-type="float">
            <text:p>-0.238017000275867</text:p>
          </table:table-cell>
          <table:table-cell office:value-type="float" office:value="-0.2382817332212" calcext:value-type="float">
            <text:p>-0.2382817332212</text:p>
          </table:table-cell>
          <table:table-cell office:value-type="float" office:value="-0.244208754842435" calcext:value-type="float">
            <text:p>-0.244208754842435</text:p>
          </table:table-cell>
          <table:table-cell office:value-type="float" office:value="-0.248488485050489" calcext:value-type="float">
            <text:p>-0.248488485050489</text:p>
          </table:table-cell>
          <table:table-cell office:value-type="float" office:value="-0.251102586277977" calcext:value-type="float">
            <text:p>-0.251102586277977</text:p>
          </table:table-cell>
          <table:table-cell office:value-type="float" office:value="-0.253777045457241" calcext:value-type="float">
            <text:p>-0.253777045457241</text:p>
          </table:table-cell>
          <table:table-cell office:value-type="float" office:value="-0.255691165664927" calcext:value-type="float">
            <text:p>-0.255691165664927</text:p>
          </table:table-cell>
          <table:table-cell office:value-type="float" office:value="-0.270808478471833" calcext:value-type="float">
            <text:p>-0.270808478471833</text:p>
          </table:table-cell>
          <table:table-cell office:value-type="float" office:value="-0.266099643907211" calcext:value-type="float">
            <text:p>-0.266099643907211</text:p>
          </table:table-cell>
          <table:table-cell office:value-type="float" office:value="-0.272084594898702" calcext:value-type="float">
            <text:p>-0.272084594898702</text:p>
          </table:table-cell>
          <table:table-cell office:value-type="float" office:value="-0.203013310024725" calcext:value-type="float">
            <text:p>-0.203013310024725</text:p>
          </table:table-cell>
          <table:table-cell office:value-type="float" office:value="-0.208449525673697" calcext:value-type="float">
            <text:p>-0.208449525673697</text:p>
          </table:table-cell>
          <table:table-cell office:value-type="float" office:value="-0.217643762870575" calcext:value-type="float">
            <text:p>-0.217643762870575</text:p>
          </table:table-cell>
          <table:table-cell office:value-type="float" office:value="-0.227801846491797" calcext:value-type="float">
            <text:p>-0.227801846491797</text:p>
          </table:table-cell>
          <table:table-cell office:value-type="float" office:value="-0.231230968330287" calcext:value-type="float">
            <text:p>-0.231230968330287</text:p>
          </table:table-cell>
          <table:table-cell office:value-type="float" office:value="-0.240884483129014" calcext:value-type="float">
            <text:p>-0.240884483129014</text:p>
          </table:table-cell>
          <table:table-cell office:value-type="float" office:value="-0.179522751505298" calcext:value-type="float">
            <text:p>-0.179522751505298</text:p>
          </table:table-cell>
          <table:table-cell office:value-type="float" office:value="-0.176815131208677" calcext:value-type="float">
            <text:p>-0.176815131208677</text:p>
          </table:table-cell>
          <table:table-cell office:value-type="float" office:value="-0.17753708289559" calcext:value-type="float">
            <text:p>-0.17753708289559</text:p>
          </table:table-cell>
          <table:table-cell office:value-type="float" office:value="-0.178198146342783" calcext:value-type="float">
            <text:p>-0.178198146342783</text:p>
          </table:table-cell>
          <table:table-cell office:value-type="float" office:value="-0.178003441402937" calcext:value-type="float">
            <text:p>-0.178003441402937</text:p>
          </table:table-cell>
          <table:table-cell office:value-type="float" office:value="-0.175819047268066" calcext:value-type="float">
            <text:p>-0.175819047268066</text:p>
          </table:table-cell>
          <table:table-cell office:value-type="float" office:value="-0.175649442104317" calcext:value-type="float">
            <text:p>-0.175649442104317</text:p>
          </table:table-cell>
          <table:table-cell office:value-type="float" office:value="-0.182933496380351" calcext:value-type="float">
            <text:p>-0.182933496380351</text:p>
          </table:table-cell>
          <table:table-cell office:value-type="float" office:value="-0.191926592843151" calcext:value-type="float">
            <text:p>-0.191926592843151</text:p>
          </table:table-cell>
          <table:table-cell office:value-type="float" office:value="-0.194616280661985" calcext:value-type="float">
            <text:p>-0.194616280661985</text:p>
          </table:table-cell>
          <table:table-cell office:value-type="float" office:value="-0.196914212816629" calcext:value-type="float">
            <text:p>-0.196914212816629</text:p>
          </table:table-cell>
          <table:table-cell office:value-type="float" office:value="-0.194144633977008" calcext:value-type="float">
            <text:p>-0.194144633977008</text:p>
          </table:table-cell>
          <table:table-cell office:value-type="float" office:value="-0.193371699032066" calcext:value-type="float">
            <text:p>-0.193371699032066</text:p>
          </table:table-cell>
          <table:table-cell office:value-type="float" office:value="-0.190798609680092" calcext:value-type="float">
            <text:p>-0.190798609680092</text:p>
          </table:table-cell>
          <table:table-cell office:value-type="float" office:value="-0.188738716683136" calcext:value-type="float">
            <text:p>-0.188738716683136</text:p>
          </table:table-cell>
          <table:table-cell office:value-type="float" office:value="-0.182221373087757" calcext:value-type="float">
            <text:p>-0.182221373087757</text:p>
          </table:table-cell>
          <table:table-cell office:value-type="float" office:value="-0.174183504667138" calcext:value-type="float">
            <text:p>-0.174183504667138</text:p>
          </table:table-cell>
          <table:table-cell office:value-type="float" office:value="-0.176214240318562" calcext:value-type="float">
            <text:p>-0.176214240318562</text:p>
          </table:table-cell>
          <table:table-cell office:value-type="float" office:value="-0.205888437706222" calcext:value-type="float">
            <text:p>-0.205888437706222</text:p>
          </table:table-cell>
          <table:table-cell office:value-type="float" office:value="-0.224025365093" calcext:value-type="float">
            <text:p>-0.224025365093</text:p>
          </table:table-cell>
          <table:table-cell office:value-type="float" office:value="-0.236916152300884" calcext:value-type="float">
            <text:p>-0.236916152300884</text:p>
          </table:table-cell>
          <table:table-cell office:value-type="float" office:value="-0.249310779908909" calcext:value-type="float">
            <text:p>-0.249310779908909</text:p>
          </table:table-cell>
          <table:table-cell office:value-type="float" office:value="-0.253935560734956" calcext:value-type="float">
            <text:p>-0.253935560734956</text:p>
          </table:table-cell>
          <table:table-cell office:value-type="float" office:value="-0.253187973325681" calcext:value-type="float">
            <text:p>-0.253187973325681</text:p>
          </table:table-cell>
          <table:table-cell office:value-type="float" office:value="-0.249907233782749" calcext:value-type="float">
            <text:p>-0.249907233782749</text:p>
          </table:table-cell>
          <table:table-cell office:value-type="float" office:value="-0.251480174749713" calcext:value-type="float">
            <text:p>-0.251480174749713</text:p>
          </table:table-cell>
          <table:table-cell office:value-type="float" office:value="-0.252719846482164" calcext:value-type="float">
            <text:p>-0.252719846482164</text:p>
          </table:table-cell>
          <table:table-cell office:value-type="float" office:value="-0.271529711841195" calcext:value-type="float">
            <text:p>-0.271529711841195</text:p>
          </table:table-cell>
          <table:table-cell office:value-type="float" office:value="-0.260560784334099" calcext:value-type="float">
            <text:p>-0.260560784334099</text:p>
          </table:table-cell>
          <table:table-cell office:value-type="float" office:value="-0.253589847817105" calcext:value-type="float">
            <text:p>-0.253589847817105</text:p>
          </table:table-cell>
          <table:table-cell office:value-type="float" office:value="-0.259260972458008" calcext:value-type="float">
            <text:p>-0.259260972458008</text:p>
          </table:table-cell>
          <table:table-cell office:value-type="float" office:value="-0.260322952171655" calcext:value-type="float">
            <text:p>-0.260322952171655</text:p>
          </table:table-cell>
          <table:table-cell office:value-type="float" office:value="-0.262536895252231" calcext:value-type="float">
            <text:p>-0.262536895252231</text:p>
          </table:table-cell>
          <table:table-cell office:value-type="float" office:value="-0.261730122076667" calcext:value-type="float">
            <text:p>-0.261730122076667</text:p>
          </table:table-cell>
          <table:table-cell office:value-type="float" office:value="-0.261321033372608" calcext:value-type="float">
            <text:p>-0.261321033372608</text:p>
          </table:table-cell>
          <table:table-cell office:value-type="float" office:value="-0.267258063384081" calcext:value-type="float">
            <text:p>-0.267258063384081</text:p>
          </table:table-cell>
          <table:table-cell office:value-type="float" office:value="-0.181022006690163" calcext:value-type="float">
            <text:p>-0.181022006690163</text:p>
          </table:table-cell>
          <table:table-cell office:value-type="float" office:value="-0.179877382256569" calcext:value-type="float">
            <text:p>-0.179877382256569</text:p>
          </table:table-cell>
          <table:table-cell office:value-type="float" office:value="-0.169050837434312" calcext:value-type="float">
            <text:p>-0.169050837434312</text:p>
          </table:table-cell>
          <table:table-cell office:value-type="float" office:value="-0.172795456855791" calcext:value-type="float">
            <text:p>-0.172795456855791</text:p>
          </table:table-cell>
          <table:table-cell office:value-type="float" office:value="-0.172262984970439" calcext:value-type="float">
            <text:p>-0.172262984970439</text:p>
          </table:table-cell>
          <table:table-cell office:value-type="float" office:value="-0.170248885393985" calcext:value-type="float">
            <text:p>-0.170248885393985</text:p>
          </table:table-cell>
          <table:table-cell office:value-type="float" office:value="-0.180426978608098" calcext:value-type="float">
            <text:p>-0.180426978608098</text:p>
          </table:table-cell>
          <table:table-cell office:value-type="float" office:value="-0.189810141532458" calcext:value-type="float">
            <text:p>-0.189810141532458</text:p>
          </table:table-cell>
          <table:table-cell office:value-type="float" office:value="-0.194682049124218" calcext:value-type="float">
            <text:p>-0.194682049124218</text:p>
          </table:table-cell>
          <table:table-cell office:value-type="float" office:value="-0.197434188993896" calcext:value-type="float">
            <text:p>-0.197434188993896</text:p>
          </table:table-cell>
          <table:table-cell office:value-type="float" office:value="-0.195152541815782" calcext:value-type="float">
            <text:p>-0.195152541815782</text:p>
          </table:table-cell>
          <table:table-cell office:value-type="float" office:value="-0.190962760029463" calcext:value-type="float">
            <text:p>-0.190962760029463</text:p>
          </table:table-cell>
          <table:table-cell office:value-type="float" office:value="-0.190434727568319" calcext:value-type="float">
            <text:p>-0.190434727568319</text:p>
          </table:table-cell>
          <table:table-cell office:value-type="float" office:value="-0.178187484817606" calcext:value-type="float">
            <text:p>-0.178187484817606</text:p>
          </table:table-cell>
          <table:table-cell office:value-type="float" office:value="-0.168942271797229" calcext:value-type="float">
            <text:p>-0.168942271797229</text:p>
          </table:table-cell>
          <table:table-cell office:value-type="float" office:value="-0.164422327039157" calcext:value-type="float">
            <text:p>-0.164422327039157</text:p>
          </table:table-cell>
          <table:table-cell office:value-type="float" office:value="-0.197339263896286" calcext:value-type="float">
            <text:p>-0.197339263896286</text:p>
          </table:table-cell>
          <table:table-cell office:value-type="float" office:value="-0.235219437643838" calcext:value-type="float">
            <text:p>-0.235219437643838</text:p>
          </table:table-cell>
          <table:table-cell office:value-type="float" office:value="-0.242545651861283" calcext:value-type="float">
            <text:p>-0.242545651861283</text:p>
          </table:table-cell>
          <table:table-cell office:value-type="float" office:value="-0.250922862690846" calcext:value-type="float">
            <text:p>-0.250922862690846</text:p>
          </table:table-cell>
          <table:table-cell office:value-type="float" office:value="-0.263759598691354" calcext:value-type="float">
            <text:p>-0.263759598691354</text:p>
          </table:table-cell>
          <table:table-cell office:value-type="float" office:value="-0.228669749761213" calcext:value-type="float">
            <text:p>-0.228669749761213</text:p>
          </table:table-cell>
          <table:table-cell office:value-type="float" office:value="-0.227982666901361" calcext:value-type="float">
            <text:p>-0.227982666901361</text:p>
          </table:table-cell>
          <table:table-cell office:value-type="float" office:value="-0.252459991389463" calcext:value-type="float">
            <text:p>-0.252459991389463</text:p>
          </table:table-cell>
          <table:table-cell office:value-type="float" office:value="-0.248140529680694" calcext:value-type="float">
            <text:p>-0.248140529680694</text:p>
          </table:table-cell>
          <table:table-cell office:value-type="float" office:value="-0.189404779022514" calcext:value-type="float">
            <text:p>-0.189404779022514</text:p>
          </table:table-cell>
          <table:table-cell office:value-type="float" office:value="-0.188370506573125" calcext:value-type="float">
            <text:p>-0.188370506573125</text:p>
          </table:table-cell>
          <table:table-cell office:value-type="float" office:value="-0.190166625145537" calcext:value-type="float">
            <text:p>-0.190166625145537</text:p>
          </table:table-cell>
          <table:table-cell office:value-type="float" office:value="-0.186754289487458" calcext:value-type="float">
            <text:p>-0.186754289487458</text:p>
          </table:table-cell>
          <table:table-cell office:value-type="float" office:value="-0.184403030483663" calcext:value-type="float">
            <text:p>-0.184403030483663</text:p>
          </table:table-cell>
          <table:table-cell office:value-type="float" office:value="-0.18407093845218" calcext:value-type="float">
            <text:p>-0.18407093845218</text:p>
          </table:table-cell>
          <table:table-cell office:value-type="float" office:value="-0.185137902670007" calcext:value-type="float">
            <text:p>-0.185137902670007</text:p>
          </table:table-cell>
          <table:table-cell office:value-type="float" office:value="-0.174796280935168" calcext:value-type="float">
            <text:p>-0.174796280935168</text:p>
          </table:table-cell>
          <table:table-cell office:value-type="float" office:value="-0.179064059890018" calcext:value-type="float">
            <text:p>-0.179064059890018</text:p>
          </table:table-cell>
          <table:table-cell office:value-type="float" office:value="-0.188625000762059" calcext:value-type="float">
            <text:p>-0.188625000762059</text:p>
          </table:table-cell>
          <table:table-cell office:value-type="float" office:value="-0.200545839221556" calcext:value-type="float">
            <text:p>-0.200545839221556</text:p>
          </table:table-cell>
          <table:table-cell office:value-type="float" office:value="-0.203162066225798" calcext:value-type="float">
            <text:p>-0.203162066225798</text:p>
          </table:table-cell>
          <table:table-cell office:value-type="float" office:value="-0.202494981596982" calcext:value-type="float">
            <text:p>-0.202494981596982</text:p>
          </table:table-cell>
          <table:table-cell office:value-type="float" office:value="-0.198055128349789" calcext:value-type="float">
            <text:p>-0.198055128349789</text:p>
          </table:table-cell>
          <table:table-cell office:value-type="float" office:value="-0.196567928363816" calcext:value-type="float">
            <text:p>-0.196567928363816</text:p>
          </table:table-cell>
          <table:table-cell office:value-type="float" office:value="-0.188278161021913" calcext:value-type="float">
            <text:p>-0.188278161021913</text:p>
          </table:table-cell>
          <table:table-cell office:value-type="float" office:value="-0.181216195597787" calcext:value-type="float">
            <text:p>-0.181216195597787</text:p>
          </table:table-cell>
          <table:table-cell office:value-type="float" office:value="-0.176679897906421" calcext:value-type="float">
            <text:p>-0.176679897906421</text:p>
          </table:table-cell>
          <table:table-cell office:value-type="float" office:value="-0.20360988665451" calcext:value-type="float">
            <text:p>-0.20360988665451</text:p>
          </table:table-cell>
          <table:table-cell office:value-type="float" office:value="-0.215408653130396" calcext:value-type="float">
            <text:p>-0.215408653130396</text:p>
          </table:table-cell>
          <table:table-cell office:value-type="float" office:value="-0.239134516630123" calcext:value-type="float">
            <text:p>-0.239134516630123</text:p>
          </table:table-cell>
          <table:table-cell office:value-type="float" office:value="-0.254976239738765" calcext:value-type="float">
            <text:p>-0.254976239738765</text:p>
          </table:table-cell>
          <table:table-cell office:value-type="float" office:value="-0.257935476758949" calcext:value-type="float">
            <text:p>-0.257935476758949</text:p>
          </table:table-cell>
          <table:table-cell office:value-type="float" office:value="-0.2524799735857" calcext:value-type="float">
            <text:p>-0.2524799735857</text:p>
          </table:table-cell>
          <table:table-cell office:value-type="float" office:value="-0.279762558004369" calcext:value-type="float">
            <text:p>-0.279762558004369</text:p>
          </table:table-cell>
          <table:table-cell office:value-type="float" office:value="-0.267391896670115" calcext:value-type="float">
            <text:p>-0.267391896670115</text:p>
          </table:table-cell>
          <table:table-cell office:value-type="float" office:value="-0.266859263406908" calcext:value-type="float">
            <text:p>-0.266859263406908</text:p>
          </table:table-cell>
          <table:table-cell office:value-type="float" office:value="-0.261072863592725" calcext:value-type="float">
            <text:p>-0.261072863592725</text:p>
          </table:table-cell>
          <table:table-cell office:value-type="float" office:value="-0.265024251323619" calcext:value-type="float">
            <text:p>-0.265024251323619</text:p>
          </table:table-cell>
          <table:table-cell office:value-type="float" office:value="-0.26792327651228" calcext:value-type="float">
            <text:p>-0.26792327651228</text:p>
          </table:table-cell>
          <table:table-cell office:value-type="float" office:value="-0.266102880752987" calcext:value-type="float">
            <text:p>-0.266102880752987</text:p>
          </table:table-cell>
          <table:table-cell office:value-type="float" office:value="-0.268177396989586" calcext:value-type="float">
            <text:p>-0.268177396989586</text:p>
          </table:table-cell>
          <table:table-cell office:value-type="float" office:value="-0.271652008573473" calcext:value-type="float">
            <text:p>-0.271652008573473</text:p>
          </table:table-cell>
          <table:table-cell office:value-type="float" office:value="-0.167854785570344" calcext:value-type="float">
            <text:p>-0.167854785570344</text:p>
          </table:table-cell>
          <table:table-cell office:value-type="float" office:value="-0.173804283628771" calcext:value-type="float">
            <text:p>-0.173804283628771</text:p>
          </table:table-cell>
          <table:table-cell office:value-type="float" office:value="-0.176109122496926" calcext:value-type="float">
            <text:p>-0.176109122496926</text:p>
          </table:table-cell>
          <table:table-cell office:value-type="float" office:value="-0.180933203400454" calcext:value-type="float">
            <text:p>-0.180933203400454</text:p>
          </table:table-cell>
          <table:table-cell office:value-type="float" office:value="-0.184076393394686" calcext:value-type="float">
            <text:p>-0.184076393394686</text:p>
          </table:table-cell>
          <table:table-cell office:value-type="float" office:value="-0.18711322608367" calcext:value-type="float">
            <text:p>-0.18711322608367</text:p>
          </table:table-cell>
          <table:table-cell office:value-type="float" office:value="-0.193493866893559" calcext:value-type="float">
            <text:p>-0.193493866893559</text:p>
          </table:table-cell>
          <table:table-cell office:value-type="float" office:value="-0.198384953992425" calcext:value-type="float">
            <text:p>-0.198384953992425</text:p>
          </table:table-cell>
          <table:table-cell office:value-type="float" office:value="-0.204428632596967" calcext:value-type="float">
            <text:p>-0.204428632596967</text:p>
          </table:table-cell>
          <table:table-cell office:value-type="float" office:value="-0.208787866063148" calcext:value-type="float">
            <text:p>-0.208787866063148</text:p>
          </table:table-cell>
          <table:table-cell office:value-type="float" office:value="-0.209523790587386" calcext:value-type="float">
            <text:p>-0.209523790587386</text:p>
          </table:table-cell>
          <table:table-cell office:value-type="float" office:value="-0.208870523457178" calcext:value-type="float">
            <text:p>-0.208870523457178</text:p>
          </table:table-cell>
          <table:table-cell office:value-type="float" office:value="-0.205017442301804" calcext:value-type="float">
            <text:p>-0.205017442301804</text:p>
          </table:table-cell>
          <table:table-cell office:value-type="float" office:value="-0.19888404172859" calcext:value-type="float">
            <text:p>-0.19888404172859</text:p>
          </table:table-cell>
          <table:table-cell office:value-type="float" office:value="-0.195579613304195" calcext:value-type="float">
            <text:p>-0.195579613304195</text:p>
          </table:table-cell>
          <table:table-cell office:value-type="float" office:value="-0.175703634537288" calcext:value-type="float">
            <text:p>-0.175703634537288</text:p>
          </table:table-cell>
          <table:table-cell office:value-type="float" office:value="-0.206518922791464" calcext:value-type="float">
            <text:p>-0.206518922791464</text:p>
          </table:table-cell>
          <table:table-cell office:value-type="float" office:value="-0.203649259234794" calcext:value-type="float">
            <text:p>-0.203649259234794</text:p>
          </table:table-cell>
          <table:table-cell office:value-type="float" office:value="-0.202501342603998" calcext:value-type="float">
            <text:p>-0.202501342603998</text:p>
          </table:table-cell>
          <table:table-cell office:value-type="float" office:value="-0.200257232553269" calcext:value-type="float">
            <text:p>-0.200257232553269</text:p>
          </table:table-cell>
          <table:table-cell office:value-type="float" office:value="-0.200055062475481" calcext:value-type="float">
            <text:p>-0.200055062475481</text:p>
          </table:table-cell>
          <table:table-cell office:value-type="float" office:value="-0.200588251415235" calcext:value-type="float">
            <text:p>-0.200588251415235</text:p>
          </table:table-cell>
          <table:table-cell office:value-type="float" office:value="-0.201050717435922" calcext:value-type="float">
            <text:p>-0.201050717435922</text:p>
          </table:table-cell>
          <table:table-cell office:value-type="float" office:value="-0.200663082254603" calcext:value-type="float">
            <text:p>-0.200663082254603</text:p>
          </table:table-cell>
          <table:table-cell office:value-type="float" office:value="-0.200479083702578" calcext:value-type="float">
            <text:p>-0.200479083702578</text:p>
          </table:table-cell>
          <table:table-cell office:value-type="float" office:value="-0.200349625425248" calcext:value-type="float">
            <text:p>-0.200349625425248</text:p>
          </table:table-cell>
          <table:table-cell office:value-type="float" office:value="-0.200652789850886" calcext:value-type="float">
            <text:p>-0.200652789850886</text:p>
          </table:table-cell>
          <table:table-cell office:value-type="float" office:value="-0.200716759358086" calcext:value-type="float">
            <text:p>-0.200716759358086</text:p>
          </table:table-cell>
          <table:table-cell office:value-type="float" office:value="-0.200629757245256" calcext:value-type="float">
            <text:p>-0.200629757245256</text:p>
          </table:table-cell>
          <table:table-cell office:value-type="float" office:value="-0.200462737576963" calcext:value-type="float">
            <text:p>-0.200462737576963</text:p>
          </table:table-cell>
          <table:table-cell office:value-type="float" office:value="-0.200704031787738" calcext:value-type="float">
            <text:p>-0.200704031787738</text:p>
          </table:table-cell>
          <table:table-cell office:value-type="float" office:value="-0.200627141463435" calcext:value-type="float">
            <text:p>-0.200627141463435</text:p>
          </table:table-cell>
          <table:table-cell office:value-type="float" office:value="-0.200543367065488" calcext:value-type="float">
            <text:p>-0.200543367065488</text:p>
          </table:table-cell>
          <table:table-cell office:value-type="float" office:value="-0.200570762293941" calcext:value-type="float">
            <text:p>-0.200570762293941</text:p>
          </table:table-cell>
          <table:table-cell office:value-type="float" office:value="-0.200592373169122" calcext:value-type="float">
            <text:p>-0.200592373169122</text:p>
          </table:table-cell>
          <table:table-cell office:value-type="float" office:value="-0.20041470228178" calcext:value-type="float">
            <text:p>-0.20041470228178</text:p>
          </table:table-cell>
          <table:table-cell office:value-type="float" office:value="-0.200577394601128" calcext:value-type="float">
            <text:p>-0.200577394601128</text:p>
          </table:table-cell>
          <table:table-cell office:value-type="float" office:value="-0.200627685559807" calcext:value-type="float">
            <text:p>-0.200627685559807</text:p>
          </table:table-cell>
          <table:table-cell office:value-type="float" office:value="-0.200520283447622" calcext:value-type="float">
            <text:p>-0.200520283447622</text:p>
          </table:table-cell>
          <table:table-cell office:value-type="float" office:value="-0.200530166476236" calcext:value-type="float">
            <text:p>-0.200530166476236</text:p>
          </table:table-cell>
          <table:table-cell office:value-type="float" office:value="-0.200438139489225" calcext:value-type="float">
            <text:p>-0.200438139489225</text:p>
          </table:table-cell>
          <table:table-cell office:value-type="float" office:value="-0.200501701721745" calcext:value-type="float">
            <text:p>-0.200501701721745</text:p>
          </table:table-cell>
          <table:table-cell office:value-type="float" office:value="-0.200489125308925" calcext:value-type="float">
            <text:p>-0.200489125308925</text:p>
          </table:table-cell>
          <table:table-cell office:value-type="float" office:value="-0.200555764402995" calcext:value-type="float">
            <text:p>-0.200555764402995</text:p>
          </table:table-cell>
          <table:table-cell office:value-type="float" office:value="-0.200634803528362" calcext:value-type="float">
            <text:p>-0.200634803528362</text:p>
          </table:table-cell>
          <table:table-cell office:value-type="float" office:value="-0.200510707805319" calcext:value-type="float">
            <text:p>-0.200510707805319</text:p>
          </table:table-cell>
          <table:table-cell office:value-type="float" office:value="-0.200410671308837" calcext:value-type="float">
            <text:p>-0.200410671308837</text:p>
          </table:table-cell>
          <table:table-cell office:value-type="float" office:value="-0.200653654796839" calcext:value-type="float">
            <text:p>-0.200653654796839</text:p>
          </table:table-cell>
          <table:table-cell office:value-type="float" office:value="-0.200622635907333" calcext:value-type="float">
            <text:p>-0.200622635907333</text:p>
          </table:table-cell>
          <table:table-cell office:value-type="float" office:value="-0.200688204011356" calcext:value-type="float">
            <text:p>-0.200688204011356</text:p>
          </table:table-cell>
          <table:table-cell office:value-type="float" office:value="-0.200504949839585" calcext:value-type="float">
            <text:p>-0.200504949839585</text:p>
          </table:table-cell>
          <table:table-cell office:value-type="float" office:value="-0.200482772351466" calcext:value-type="float">
            <text:p>-0.200482772351466</text:p>
          </table:table-cell>
          <table:table-cell office:value-type="float" office:value="-0.200531906127313" calcext:value-type="float">
            <text:p>-0.200531906127313</text:p>
          </table:table-cell>
          <table:table-cell office:value-type="float" office:value="-0.200386675261096" calcext:value-type="float">
            <text:p>-0.200386675261096</text:p>
          </table:table-cell>
          <table:table-cell office:value-type="float" office:value="-0.200529453549668" calcext:value-type="float">
            <text:p>-0.200529453549668</text:p>
          </table:table-cell>
          <table:table-cell office:value-type="float" office:value="-0.200650634885878" calcext:value-type="float">
            <text:p>-0.200650634885878</text:p>
          </table:table-cell>
          <table:table-cell office:value-type="float" office:value="-0.200404061629059" calcext:value-type="float">
            <text:p>-0.200404061629059</text:p>
          </table:table-cell>
          <table:table-cell office:value-type="float" office:value="-0.200676111334585" calcext:value-type="float">
            <text:p>-0.200676111334585</text:p>
          </table:table-cell>
          <table:table-cell office:value-type="float" office:value="-0.200477442962983" calcext:value-type="float">
            <text:p>-0.200477442962983</text:p>
          </table:table-cell>
          <table:table-cell office:value-type="float" office:value="-0.200750427139032" calcext:value-type="float">
            <text:p>-0.200750427139032</text:p>
          </table:table-cell>
          <table:table-cell office:value-type="float" office:value="-0.200552615443478" calcext:value-type="float">
            <text:p>-0.200552615443478</text:p>
          </table:table-cell>
          <table:table-cell office:value-type="float" office:value="-0.20055169316783" calcext:value-type="float">
            <text:p>-0.20055169316783</text:p>
          </table:table-cell>
          <table:table-cell office:value-type="float" office:value="-0.200522506375117" calcext:value-type="float">
            <text:p>-0.200522506375117</text:p>
          </table:table-cell>
          <table:table-cell office:value-type="float" office:value="-0.200485480702291" calcext:value-type="float">
            <text:p>-0.200485480702291</text:p>
          </table:table-cell>
          <table:table-cell office:value-type="float" office:value="-0.200594867058537" calcext:value-type="float">
            <text:p>-0.200594867058537</text:p>
          </table:table-cell>
          <table:table-cell office:value-type="float" office:value="-0.200516915589105" calcext:value-type="float">
            <text:p>-0.200516915589105</text:p>
          </table:table-cell>
          <table:table-cell office:value-type="float" office:value="-0.200589964408143" calcext:value-type="float">
            <text:p>-0.200589964408143</text:p>
          </table:table-cell>
          <table:table-cell office:value-type="float" office:value="-0.200508179213815" calcext:value-type="float">
            <text:p>-0.200508179213815</text:p>
          </table:table-cell>
          <table:table-cell office:value-type="float" office:value="-0.200469593807677" calcext:value-type="float">
            <text:p>-0.200469593807677</text:p>
          </table:table-cell>
          <table:table-cell office:value-type="float" office:value="-0.20043406730638" calcext:value-type="float">
            <text:p>-0.20043406730638</text:p>
          </table:table-cell>
          <table:table-cell office:value-type="float" office:value="-0.200554321190978" calcext:value-type="float">
            <text:p>-0.200554321190978</text:p>
          </table:table-cell>
          <table:table-cell office:value-type="float" office:value="-0.200478354186465" calcext:value-type="float">
            <text:p>-0.200478354186465</text:p>
          </table:table-cell>
          <table:table-cell office:value-type="float" office:value="-0.200550918730206" calcext:value-type="float">
            <text:p>-0.200550918730206</text:p>
          </table:table-cell>
          <table:table-cell office:value-type="float" office:value="-0.200503693817118" calcext:value-type="float">
            <text:p>-0.200503693817118</text:p>
          </table:table-cell>
          <table:table-cell office:value-type="float" office:value="-0.200637238486206" calcext:value-type="float">
            <text:p>-0.200637238486206</text:p>
          </table:table-cell>
          <table:table-cell office:value-type="float" office:value="-0.200516606225352" calcext:value-type="float">
            <text:p>-0.200516606225352</text:p>
          </table:table-cell>
          <table:table-cell office:value-type="float" office:value="-0.200578463641748" calcext:value-type="float">
            <text:p>-0.200578463641748</text:p>
          </table:table-cell>
          <table:table-cell office:value-type="float" office:value="-0.200524089656838" calcext:value-type="float">
            <text:p>-0.200524089656838</text:p>
          </table:table-cell>
          <table:table-cell office:value-type="float" office:value="-0.200450823997108" calcext:value-type="float">
            <text:p>-0.200450823997108</text:p>
          </table:table-cell>
          <table:table-cell office:value-type="float" office:value="-0.200467961048826" calcext:value-type="float">
            <text:p>-0.200467961048826</text:p>
          </table:table-cell>
          <table:table-cell office:value-type="float" office:value="-0.200591755651487" calcext:value-type="float">
            <text:p>-0.200591755651487</text:p>
          </table:table-cell>
          <table:table-cell office:value-type="float" office:value="-0.20048823760187" calcext:value-type="float">
            <text:p>-0.20048823760187</text:p>
          </table:table-cell>
          <table:table-cell office:value-type="float" office:value="-0.200587877262636" calcext:value-type="float">
            <text:p>-0.200587877262636</text:p>
          </table:table-cell>
          <table:table-cell office:value-type="float" office:value="-0.200577366749364" calcext:value-type="float">
            <text:p>-0.200577366749364</text:p>
          </table:table-cell>
          <table:table-cell office:value-type="float" office:value="-0.200479926263106" calcext:value-type="float">
            <text:p>-0.200479926263106</text:p>
          </table:table-cell>
          <table:table-cell office:value-type="float" office:value="-0.20060580314372" calcext:value-type="float">
            <text:p>-0.20060580314372</text:p>
          </table:table-cell>
          <table:table-cell office:value-type="float" office:value="-0.200563430959273" calcext:value-type="float">
            <text:p>-0.200563430959273</text:p>
          </table:table-cell>
          <table:table-cell office:value-type="float" office:value="-0.200609356031295" calcext:value-type="float">
            <text:p>-0.200609356031295</text:p>
          </table:table-cell>
          <table:table-cell office:value-type="float" office:value="-0.200548994674487" calcext:value-type="float">
            <text:p>-0.200548994674487</text:p>
          </table:table-cell>
          <table:table-cell office:value-type="float" office:value="-0.200476055008734" calcext:value-type="float">
            <text:p>-0.200476055008734</text:p>
          </table:table-cell>
          <table:table-cell office:value-type="float" office:value="-0.200560501094615" calcext:value-type="float">
            <text:p>-0.200560501094615</text:p>
          </table:table-cell>
          <table:table-cell office:value-type="float" office:value="-0.200553438846836" calcext:value-type="float">
            <text:p>-0.200553438846836</text:p>
          </table:table-cell>
          <table:table-cell office:value-type="float" office:value="-0.200547327053887" calcext:value-type="float">
            <text:p>-0.200547327053887</text:p>
          </table:table-cell>
          <table:table-cell office:value-type="float" office:value="-0.200577153973325" calcext:value-type="float">
            <text:p>-0.200577153973325</text:p>
          </table:table-cell>
          <table:table-cell office:value-type="float" office:value="-0.200584562276509" calcext:value-type="float">
            <text:p>-0.200584562276509</text:p>
          </table:table-cell>
          <table:table-cell office:value-type="float" office:value="-0.200555791974245" calcext:value-type="float">
            <text:p>-0.200555791974245</text:p>
          </table:table-cell>
          <table:table-cell office:value-type="float" office:value="-0.200548028708533" calcext:value-type="float">
            <text:p>-0.200548028708533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0276806921989" calcext:value-type="float">
            <text:p>0.290276806921989</text:p>
          </table:table-cell>
          <table:table-cell office:value-type="float" office:value="0.290262962576437" calcext:value-type="float">
            <text:p>0.290262962576437</text:p>
          </table:table-cell>
          <table:table-cell office:value-type="float" office:value="0.290260370348616" calcext:value-type="float">
            <text:p>0.290260370348616</text:p>
          </table:table-cell>
          <table:table-cell office:value-type="float" office:value="0.290282233345554" calcext:value-type="float">
            <text:p>0.290282233345554</text:p>
          </table:table-cell>
          <table:table-cell office:value-type="float" office:value="0.290278035982716" calcext:value-type="float">
            <text:p>0.290278035982716</text:p>
          </table:table-cell>
          <table:table-cell office:value-type="float" office:value="0.290283229668394" calcext:value-type="float">
            <text:p>0.290283229668394</text:p>
          </table:table-cell>
          <table:table-cell office:value-type="float" office:value="0.290274016252346" calcext:value-type="float">
            <text:p>0.290274016252346</text:p>
          </table:table-cell>
          <table:table-cell office:value-type="float" office:value="0.290266449129334" calcext:value-type="float">
            <text:p>0.290266449129334</text:p>
          </table:table-cell>
          <table:table-cell office:value-type="float" office:value="0.290268487797074" calcext:value-type="float">
            <text:p>0.290268487797074</text:p>
          </table:table-cell>
          <table:table-cell office:value-type="float" office:value="0.290269304908164" calcext:value-type="float">
            <text:p>0.290269304908164</text:p>
          </table:table-cell>
          <table:table-cell office:value-type="float" office:value="0.290284725008917" calcext:value-type="float">
            <text:p>0.290284725008917</text:p>
          </table:table-cell>
          <table:table-cell office:value-type="float" office:value="0.290276812339649" calcext:value-type="float">
            <text:p>0.290276812339649</text:p>
          </table:table-cell>
          <table:table-cell office:value-type="float" office:value="0.290279545812106" calcext:value-type="float">
            <text:p>0.290279545812106</text:p>
          </table:table-cell>
          <table:table-cell office:value-type="float" office:value="0.290282571570953" calcext:value-type="float">
            <text:p>0.290282571570953</text:p>
          </table:table-cell>
          <table:table-cell office:value-type="float" office:value="0.290264623608408" calcext:value-type="float">
            <text:p>0.290264623608408</text:p>
          </table:table-cell>
          <table:table-cell office:value-type="float" office:value="0.29028324637028" calcext:value-type="float">
            <text:p>0.29028324637028</text:p>
          </table:table-cell>
          <table:table-cell office:value-type="float" office:value="0.290269373716997" calcext:value-type="float">
            <text:p>0.290269373716997</text:p>
          </table:table-cell>
          <table:table-cell office:value-type="float" office:value="0.290271703856356" calcext:value-type="float">
            <text:p>0.290271703856356</text:p>
          </table:table-cell>
          <table:table-cell office:value-type="float" office:value="0.290278507100575" calcext:value-type="float">
            <text:p>0.290278507100575</text:p>
          </table:table-cell>
          <table:table-cell office:value-type="float" office:value="0.290270082857524" calcext:value-type="float">
            <text:p>0.290270082857524</text:p>
          </table:table-cell>
          <table:table-cell office:value-type="float" office:value="0.290261702402137" calcext:value-type="float">
            <text:p>0.290261702402137</text:p>
          </table:table-cell>
          <table:table-cell office:value-type="float" office:value="0.290278542322929" calcext:value-type="float">
            <text:p>0.290278542322929</text:p>
          </table:table-cell>
          <table:table-cell office:value-type="float" office:value="0.290266718830053" calcext:value-type="float">
            <text:p>0.290266718830053</text:p>
          </table:table-cell>
          <table:table-cell office:value-type="float" office:value="0.290281857474139" calcext:value-type="float">
            <text:p>0.290281857474139</text:p>
          </table:table-cell>
          <table:table-cell office:value-type="float" office:value="0.290281785040768" calcext:value-type="float">
            <text:p>0.290281785040768</text:p>
          </table:table-cell>
          <table:table-cell office:value-type="float" office:value="0.290275340632625" calcext:value-type="float">
            <text:p>0.290275340632625</text:p>
          </table:table-cell>
          <table:table-cell office:value-type="float" office:value="0.290278040283581" calcext:value-type="float">
            <text:p>0.290278040283581</text:p>
          </table:table-cell>
          <table:table-cell office:value-type="float" office:value="0.290273735108799" calcext:value-type="float">
            <text:p>0.290273735108799</text:p>
          </table:table-cell>
          <table:table-cell office:value-type="float" office:value="0.290273842297577" calcext:value-type="float">
            <text:p>0.290273842297577</text:p>
          </table:table-cell>
          <table:table-cell office:value-type="float" office:value="0.290272175800041" calcext:value-type="float">
            <text:p>0.290272175800041</text:p>
          </table:table-cell>
          <table:table-cell office:value-type="float" office:value="0.290274110266267" calcext:value-type="float">
            <text:p>0.290274110266267</text:p>
          </table:table-cell>
          <table:table-cell office:value-type="float" office:value="0.290263460059288" calcext:value-type="float">
            <text:p>0.290263460059288</text:p>
          </table:table-cell>
          <table:table-cell office:value-type="float" office:value="0.290258141166644" calcext:value-type="float">
            <text:p>0.290258141166644</text:p>
          </table:table-cell>
          <table:table-cell office:value-type="float" office:value="0.290283416314022" calcext:value-type="float">
            <text:p>0.290283416314022</text:p>
          </table:table-cell>
          <table:table-cell office:value-type="float" office:value="0.290270559886414" calcext:value-type="float">
            <text:p>0.290270559886414</text:p>
          </table:table-cell>
          <table:table-cell office:value-type="float" office:value="0.290260365792783" calcext:value-type="float">
            <text:p>0.290260365792783</text:p>
          </table:table-cell>
          <table:table-cell office:value-type="float" office:value="0.290281275972132" calcext:value-type="float">
            <text:p>0.290281275972132</text:p>
          </table:table-cell>
          <table:table-cell office:value-type="float" office:value="0.290280550911116" calcext:value-type="float">
            <text:p>0.290280550911116</text:p>
          </table:table-cell>
          <table:table-cell office:value-type="float" office:value="0.290268611512025" calcext:value-type="float">
            <text:p>0.290268611512025</text:p>
          </table:table-cell>
          <table:table-cell office:value-type="float" office:value="0.290284067600837" calcext:value-type="float">
            <text:p>0.290284067600837</text:p>
          </table:table-cell>
          <table:table-cell office:value-type="float" office:value="0.290271793405981" calcext:value-type="float">
            <text:p>0.290271793405981</text:p>
          </table:table-cell>
          <table:table-cell office:value-type="float" office:value="0.290282152223398" calcext:value-type="float">
            <text:p>0.290282152223398</text:p>
          </table:table-cell>
          <table:table-cell office:value-type="float" office:value="0.290300228364969" calcext:value-type="float">
            <text:p>0.290300228364969</text:p>
          </table:table-cell>
          <table:table-cell office:value-type="float" office:value="0.290256525563376" calcext:value-type="float">
            <text:p>0.290256525563376</text:p>
          </table:table-cell>
          <table:table-cell office:value-type="float" office:value="0.290279829612994" calcext:value-type="float">
            <text:p>0.290279829612994</text:p>
          </table:table-cell>
          <table:table-cell office:value-type="float" office:value="0.290275505978146" calcext:value-type="float">
            <text:p>0.290275505978146</text:p>
          </table:table-cell>
          <table:table-cell office:value-type="float" office:value="0.290260982593419" calcext:value-type="float">
            <text:p>0.290260982593419</text:p>
          </table:table-cell>
          <table:table-cell office:value-type="float" office:value="0.290255565817395" calcext:value-type="float">
            <text:p>0.290255565817395</text:p>
          </table:table-cell>
          <table:table-cell office:value-type="float" office:value="0.290276628388372" calcext:value-type="float">
            <text:p>0.290276628388372</text:p>
          </table:table-cell>
          <table:table-cell office:value-type="float" office:value="0.290292755143351" calcext:value-type="float">
            <text:p>0.290292755143351</text:p>
          </table:table-cell>
          <table:table-cell office:value-type="float" office:value="0.29027686113805" calcext:value-type="float">
            <text:p>0.29027686113805</text:p>
          </table:table-cell>
          <table:table-cell office:value-type="float" office:value="0.29024673423409" calcext:value-type="float">
            <text:p>0.29024673423409</text:p>
          </table:table-cell>
          <table:table-cell office:value-type="float" office:value="0.290279175416271" calcext:value-type="float">
            <text:p>0.290279175416271</text:p>
          </table:table-cell>
          <table:table-cell office:value-type="float" office:value="0.29026979867201" calcext:value-type="float">
            <text:p>0.29026979867201</text:p>
          </table:table-cell>
          <table:table-cell office:value-type="float" office:value="0.290270572043594" calcext:value-type="float">
            <text:p>0.290270572043594</text:p>
          </table:table-cell>
          <table:table-cell office:value-type="float" office:value="0.290241916987219" calcext:value-type="float">
            <text:p>0.290241916987219</text:p>
          </table:table-cell>
          <table:table-cell office:value-type="float" office:value="0.290260276867019" calcext:value-type="float">
            <text:p>0.290260276867019</text:p>
          </table:table-cell>
          <table:table-cell office:value-type="float" office:value="0.290274046703675" calcext:value-type="float">
            <text:p>0.290274046703675</text:p>
          </table:table-cell>
          <table:table-cell office:value-type="float" office:value="0.290264923607968" calcext:value-type="float">
            <text:p>0.290264923607968</text:p>
          </table:table-cell>
          <table:table-cell office:value-type="float" office:value="0.290248677813334" calcext:value-type="float">
            <text:p>0.290248677813334</text:p>
          </table:table-cell>
          <table:table-cell office:value-type="float" office:value="0.290246962576894" calcext:value-type="float">
            <text:p>0.290246962576894</text:p>
          </table:table-cell>
          <table:table-cell office:value-type="float" office:value="0.290247601509139" calcext:value-type="float">
            <text:p>0.290247601509139</text:p>
          </table:table-cell>
          <table:table-cell office:value-type="float" office:value="0.290264418763923" calcext:value-type="float">
            <text:p>0.290264418763923</text:p>
          </table:table-cell>
          <table:table-cell office:value-type="float" office:value="0.290253451471671" calcext:value-type="float">
            <text:p>0.290253451471671</text:p>
          </table:table-cell>
          <table:table-cell office:value-type="float" office:value="0.290243126299941" calcext:value-type="float">
            <text:p>0.290243126299941</text:p>
          </table:table-cell>
          <table:table-cell office:value-type="float" office:value="0.290283383657799" calcext:value-type="float">
            <text:p>0.290283383657799</text:p>
          </table:table-cell>
          <table:table-cell office:value-type="float" office:value="0.290236252654424" calcext:value-type="float">
            <text:p>0.290236252654424</text:p>
          </table:table-cell>
          <table:table-cell office:value-type="float" office:value="0.29026248780295" calcext:value-type="float">
            <text:p>0.29026248780295</text:p>
          </table:table-cell>
          <table:table-cell office:value-type="float" office:value="0.290263003908148" calcext:value-type="float">
            <text:p>0.290263003908148</text:p>
          </table:table-cell>
          <table:table-cell office:value-type="float" office:value="0.290255671962162" calcext:value-type="float">
            <text:p>0.290255671962162</text:p>
          </table:table-cell>
          <table:table-cell office:value-type="float" office:value="0.290259109851572" calcext:value-type="float">
            <text:p>0.290259109851572</text:p>
          </table:table-cell>
          <table:table-cell office:value-type="float" office:value="0.290244207163347" calcext:value-type="float">
            <text:p>0.290244207163347</text:p>
          </table:table-cell>
          <table:table-cell office:value-type="float" office:value="0.290253832606654" calcext:value-type="float">
            <text:p>0.290253832606654</text:p>
          </table:table-cell>
          <table:table-cell office:value-type="float" office:value="0.290276380416921" calcext:value-type="float">
            <text:p>0.290276380416921</text:p>
          </table:table-cell>
          <table:table-cell office:value-type="float" office:value="0.29025205917846" calcext:value-type="float">
            <text:p>0.29025205917846</text:p>
          </table:table-cell>
          <table:table-cell office:value-type="float" office:value="0.290253077819338" calcext:value-type="float">
            <text:p>0.290253077819338</text:p>
          </table:table-cell>
          <table:table-cell office:value-type="float" office:value="0.29026634323932" calcext:value-type="float">
            <text:p>0.29026634323932</text:p>
          </table:table-cell>
          <table:table-cell office:value-type="float" office:value="0.290256838992114" calcext:value-type="float">
            <text:p>0.290256838992114</text:p>
          </table:table-cell>
          <table:table-cell office:value-type="float" office:value="0.290249829060073" calcext:value-type="float">
            <text:p>0.290249829060073</text:p>
          </table:table-cell>
          <table:table-cell office:value-type="float" office:value="0.290266090973753" calcext:value-type="float">
            <text:p>0.290266090973753</text:p>
          </table:table-cell>
          <table:table-cell office:value-type="float" office:value="0.290247361071329" calcext:value-type="float">
            <text:p>0.290247361071329</text:p>
          </table:table-cell>
          <table:table-cell office:value-type="float" office:value="0.289306544137834" calcext:value-type="float">
            <text:p>0.289306544137834</text:p>
          </table:table-cell>
          <table:table-cell office:value-type="float" office:value="0.28924659208701" calcext:value-type="float">
            <text:p>0.28924659208701</text:p>
          </table:table-cell>
          <table:table-cell office:value-type="float" office:value="0.289172502066139" calcext:value-type="float">
            <text:p>0.289172502066139</text:p>
          </table:table-cell>
          <table:table-cell office:value-type="float" office:value="0.289708880365229" calcext:value-type="float">
            <text:p>0.289708880365229</text:p>
          </table:table-cell>
          <table:table-cell office:value-type="float" office:value="0.290887821467584" calcext:value-type="float">
            <text:p>0.290887821467584</text:p>
          </table:table-cell>
          <table:table-cell office:value-type="float" office:value="0.291377048392681" calcext:value-type="float">
            <text:p>0.291377048392681</text:p>
          </table:table-cell>
          <table:table-cell office:value-type="float" office:value="0.292192858739593" calcext:value-type="float">
            <text:p>0.292192858739593</text:p>
          </table:table-cell>
          <table:table-cell office:value-type="float" office:value="0.29228984232884" calcext:value-type="float">
            <text:p>0.29228984232884</text:p>
          </table:table-cell>
          <table:table-cell office:value-type="float" office:value="0.292431232745778" calcext:value-type="float">
            <text:p>0.292431232745778</text:p>
          </table:table-cell>
          <table:table-cell office:value-type="float" office:value="0.292853324711307" calcext:value-type="float">
            <text:p>0.292853324711307</text:p>
          </table:table-cell>
          <table:table-cell office:value-type="float" office:value="0.295699534288506" calcext:value-type="float">
            <text:p>0.295699534288506</text:p>
          </table:table-cell>
          <table:table-cell office:value-type="float" office:value="0.29725493591978" calcext:value-type="float">
            <text:p>0.29725493591978</text:p>
          </table:table-cell>
          <table:table-cell office:value-type="float" office:value="0.304415846721142" calcext:value-type="float">
            <text:p>0.304415846721142</text:p>
          </table:table-cell>
          <table:table-cell office:value-type="float" office:value="0.316627121423474" calcext:value-type="float">
            <text:p>0.316627121423474</text:p>
          </table:table-cell>
          <table:table-cell office:value-type="float" office:value="0.328321439168739" calcext:value-type="float">
            <text:p>0.328321439168739</text:p>
          </table:table-cell>
          <table:table-cell office:value-type="float" office:value="0.334055019369565" calcext:value-type="float">
            <text:p>0.334055019369565</text:p>
          </table:table-cell>
          <table:table-cell office:value-type="float" office:value="0.332808918559714" calcext:value-type="float">
            <text:p>0.332808918559714</text:p>
          </table:table-cell>
          <table:table-cell office:value-type="float" office:value="0.331968559198352" calcext:value-type="float">
            <text:p>0.331968559198352</text:p>
          </table:table-cell>
          <table:table-cell office:value-type="float" office:value="0.334115536565326" calcext:value-type="float">
            <text:p>0.334115536565326</text:p>
          </table:table-cell>
          <table:table-cell office:value-type="float" office:value="0.303763082431316" calcext:value-type="float">
            <text:p>0.303763082431316</text:p>
          </table:table-cell>
          <table:table-cell office:value-type="float" office:value="0.297213759105154" calcext:value-type="float">
            <text:p>0.297213759105154</text:p>
          </table:table-cell>
          <table:table-cell office:value-type="float" office:value="0.299130557310793" calcext:value-type="float">
            <text:p>0.299130557310793</text:p>
          </table:table-cell>
          <table:table-cell office:value-type="float" office:value="0.300007199680708" calcext:value-type="float">
            <text:p>0.300007199680708</text:p>
          </table:table-cell>
          <table:table-cell office:value-type="float" office:value="0.302656046019896" calcext:value-type="float">
            <text:p>0.302656046019896</text:p>
          </table:table-cell>
          <table:table-cell office:value-type="float" office:value="0.304013306473117" calcext:value-type="float">
            <text:p>0.304013306473117</text:p>
          </table:table-cell>
          <table:table-cell office:value-type="float" office:value="0.300145586638397" calcext:value-type="float">
            <text:p>0.300145586638397</text:p>
          </table:table-cell>
          <table:table-cell office:value-type="float" office:value="0.300389837775436" calcext:value-type="float">
            <text:p>0.300389837775436</text:p>
          </table:table-cell>
          <table:table-cell office:value-type="float" office:value="0.323868724822944" calcext:value-type="float">
            <text:p>0.323868724822944</text:p>
          </table:table-cell>
          <table:table-cell office:value-type="float" office:value="0.305059108190442" calcext:value-type="float">
            <text:p>0.305059108190442</text:p>
          </table:table-cell>
          <table:table-cell office:value-type="float" office:value="0.300476504430238" calcext:value-type="float">
            <text:p>0.300476504430238</text:p>
          </table:table-cell>
          <table:table-cell office:value-type="float" office:value="0.29284393730619" calcext:value-type="float">
            <text:p>0.29284393730619</text:p>
          </table:table-cell>
          <table:table-cell office:value-type="float" office:value="0.294252956009998" calcext:value-type="float">
            <text:p>0.294252956009998</text:p>
          </table:table-cell>
          <table:table-cell office:value-type="float" office:value="0.295838190329663" calcext:value-type="float">
            <text:p>0.295838190329663</text:p>
          </table:table-cell>
          <table:table-cell office:value-type="float" office:value="0.294510164431422" calcext:value-type="float">
            <text:p>0.294510164431422</text:p>
          </table:table-cell>
          <table:table-cell office:value-type="float" office:value="0.293937525000363" calcext:value-type="float">
            <text:p>0.293937525000363</text:p>
          </table:table-cell>
          <table:table-cell office:value-type="float" office:value="0.294778202063078" calcext:value-type="float">
            <text:p>0.294778202063078</text:p>
          </table:table-cell>
          <table:table-cell office:value-type="float" office:value="0.297618288129802" calcext:value-type="float">
            <text:p>0.297618288129802</text:p>
          </table:table-cell>
          <table:table-cell office:value-type="float" office:value="0.299357068209753" calcext:value-type="float">
            <text:p>0.299357068209753</text:p>
          </table:table-cell>
          <table:table-cell office:value-type="float" office:value="0.306792112755802" calcext:value-type="float">
            <text:p>0.306792112755802</text:p>
          </table:table-cell>
          <table:table-cell office:value-type="float" office:value="0.308540093451224" calcext:value-type="float">
            <text:p>0.308540093451224</text:p>
          </table:table-cell>
          <table:table-cell office:value-type="float" office:value="0.307240585416588" calcext:value-type="float">
            <text:p>0.307240585416588</text:p>
          </table:table-cell>
          <table:table-cell office:value-type="float" office:value="0.30498304707286" calcext:value-type="float">
            <text:p>0.30498304707286</text:p>
          </table:table-cell>
          <table:table-cell office:value-type="float" office:value="0.312817657047202" calcext:value-type="float">
            <text:p>0.312817657047202</text:p>
          </table:table-cell>
          <table:table-cell office:value-type="float" office:value="0.32292886594407" calcext:value-type="float">
            <text:p>0.32292886594407</text:p>
          </table:table-cell>
          <table:table-cell office:value-type="float" office:value="0.324807881288884" calcext:value-type="float">
            <text:p>0.324807881288884</text:p>
          </table:table-cell>
          <table:table-cell office:value-type="float" office:value="0.326334674655498" calcext:value-type="float">
            <text:p>0.326334674655498</text:p>
          </table:table-cell>
          <table:table-cell office:value-type="float" office:value="0.324545862109589" calcext:value-type="float">
            <text:p>0.324545862109589</text:p>
          </table:table-cell>
          <table:table-cell office:value-type="float" office:value="0.323484995608804" calcext:value-type="float">
            <text:p>0.323484995608804</text:p>
          </table:table-cell>
          <table:table-cell office:value-type="float" office:value="0.326347448830762" calcext:value-type="float">
            <text:p>0.326347448830762</text:p>
          </table:table-cell>
          <table:table-cell office:value-type="float" office:value="0.324479964383135" calcext:value-type="float">
            <text:p>0.324479964383135</text:p>
          </table:table-cell>
          <table:table-cell office:value-type="float" office:value="0.306548110950152" calcext:value-type="float">
            <text:p>0.306548110950152</text:p>
          </table:table-cell>
          <table:table-cell office:value-type="float" office:value="0.307910262068375" calcext:value-type="float">
            <text:p>0.307910262068375</text:p>
          </table:table-cell>
          <table:table-cell office:value-type="float" office:value="0.305273915446072" calcext:value-type="float">
            <text:p>0.305273915446072</text:p>
          </table:table-cell>
          <table:table-cell office:value-type="float" office:value="0.299565896462535" calcext:value-type="float">
            <text:p>0.299565896462535</text:p>
          </table:table-cell>
          <table:table-cell office:value-type="float" office:value="0.29761403132576" calcext:value-type="float">
            <text:p>0.29761403132576</text:p>
          </table:table-cell>
          <table:table-cell office:value-type="float" office:value="0.297493963947318" calcext:value-type="float">
            <text:p>0.297493963947318</text:p>
          </table:table-cell>
          <table:table-cell office:value-type="float" office:value="0.292254712424625" calcext:value-type="float">
            <text:p>0.292254712424625</text:p>
          </table:table-cell>
          <table:table-cell office:value-type="float" office:value="0.289777717546649" calcext:value-type="float">
            <text:p>0.289777717546649</text:p>
          </table:table-cell>
          <table:table-cell office:value-type="float" office:value="0.289328257572875" calcext:value-type="float">
            <text:p>0.289328257572875</text:p>
          </table:table-cell>
          <table:table-cell office:value-type="float" office:value="0.33197980783788" calcext:value-type="float">
            <text:p>0.33197980783788</text:p>
          </table:table-cell>
          <table:table-cell office:value-type="float" office:value="0.329908558383226" calcext:value-type="float">
            <text:p>0.329908558383226</text:p>
          </table:table-cell>
          <table:table-cell office:value-type="float" office:value="0.329312688122186" calcext:value-type="float">
            <text:p>0.329312688122186</text:p>
          </table:table-cell>
          <table:table-cell office:value-type="float" office:value="0.328994347900998" calcext:value-type="float">
            <text:p>0.328994347900998</text:p>
          </table:table-cell>
          <table:table-cell office:value-type="float" office:value="0.31532532349773" calcext:value-type="float">
            <text:p>0.31532532349773</text:p>
          </table:table-cell>
          <table:table-cell office:value-type="float" office:value="0.309003206470124" calcext:value-type="float">
            <text:p>0.309003206470124</text:p>
          </table:table-cell>
          <table:table-cell office:value-type="float" office:value="0.295749863567994" calcext:value-type="float">
            <text:p>0.295749863567994</text:p>
          </table:table-cell>
          <table:table-cell office:value-type="float" office:value="0.295877204314092" calcext:value-type="float">
            <text:p>0.295877204314092</text:p>
          </table:table-cell>
          <table:table-cell office:value-type="float" office:value="0.29792951090329" calcext:value-type="float">
            <text:p>0.29792951090329</text:p>
          </table:table-cell>
          <table:table-cell office:value-type="float" office:value="0.297396364420766" calcext:value-type="float">
            <text:p>0.297396364420766</text:p>
          </table:table-cell>
          <table:table-cell office:value-type="float" office:value="0.295011509148478" calcext:value-type="float">
            <text:p>0.295011509148478</text:p>
          </table:table-cell>
          <table:table-cell office:value-type="float" office:value="0.29464027463302" calcext:value-type="float">
            <text:p>0.29464027463302</text:p>
          </table:table-cell>
          <table:table-cell office:value-type="float" office:value="0.294203627434683" calcext:value-type="float">
            <text:p>0.294203627434683</text:p>
          </table:table-cell>
          <table:table-cell office:value-type="float" office:value="0.295716444255421" calcext:value-type="float">
            <text:p>0.295716444255421</text:p>
          </table:table-cell>
          <table:table-cell office:value-type="float" office:value="0.297232941480233" calcext:value-type="float">
            <text:p>0.297232941480233</text:p>
          </table:table-cell>
          <table:table-cell office:value-type="float" office:value="0.301036058267723" calcext:value-type="float">
            <text:p>0.301036058267723</text:p>
          </table:table-cell>
          <table:table-cell office:value-type="float" office:value="0.309784027887051" calcext:value-type="float">
            <text:p>0.309784027887051</text:p>
          </table:table-cell>
          <table:table-cell office:value-type="float" office:value="0.321304664527221" calcext:value-type="float">
            <text:p>0.321304664527221</text:p>
          </table:table-cell>
          <table:table-cell office:value-type="float" office:value="0.324646255059575" calcext:value-type="float">
            <text:p>0.324646255059575</text:p>
          </table:table-cell>
          <table:table-cell office:value-type="float" office:value="0.325895027586004" calcext:value-type="float">
            <text:p>0.325895027586004</text:p>
          </table:table-cell>
          <table:table-cell office:value-type="float" office:value="0.324085564736844" calcext:value-type="float">
            <text:p>0.324085564736844</text:p>
          </table:table-cell>
          <table:table-cell office:value-type="float" office:value="0.322162094388328" calcext:value-type="float">
            <text:p>0.322162094388328</text:p>
          </table:table-cell>
          <table:table-cell office:value-type="float" office:value="0.320036756728363" calcext:value-type="float">
            <text:p>0.320036756728363</text:p>
          </table:table-cell>
          <table:table-cell office:value-type="float" office:value="0.319688747457355" calcext:value-type="float">
            <text:p>0.319688747457355</text:p>
          </table:table-cell>
          <table:table-cell office:value-type="float" office:value="0.317103846663118" calcext:value-type="float">
            <text:p>0.317103846663118</text:p>
          </table:table-cell>
          <table:table-cell office:value-type="float" office:value="0.308788070972116" calcext:value-type="float">
            <text:p>0.308788070972116</text:p>
          </table:table-cell>
          <table:table-cell office:value-type="float" office:value="0.305284550021972" calcext:value-type="float">
            <text:p>0.305284550021972</text:p>
          </table:table-cell>
          <table:table-cell office:value-type="float" office:value="0.295526988832998" calcext:value-type="float">
            <text:p>0.295526988832998</text:p>
          </table:table-cell>
          <table:table-cell office:value-type="float" office:value="0.293585877899108" calcext:value-type="float">
            <text:p>0.293585877899108</text:p>
          </table:table-cell>
          <table:table-cell office:value-type="float" office:value="0.291495600679353" calcext:value-type="float">
            <text:p>0.291495600679353</text:p>
          </table:table-cell>
          <table:table-cell office:value-type="float" office:value="0.288721489668289" calcext:value-type="float">
            <text:p>0.288721489668289</text:p>
          </table:table-cell>
          <table:table-cell office:value-type="float" office:value="0.286789136180128" calcext:value-type="float">
            <text:p>0.286789136180128</text:p>
          </table:table-cell>
          <table:table-cell office:value-type="float" office:value="0.287263510264908" calcext:value-type="float">
            <text:p>0.287263510264908</text:p>
          </table:table-cell>
          <table:table-cell office:value-type="float" office:value="0.326120876157112" calcext:value-type="float">
            <text:p>0.326120876157112</text:p>
          </table:table-cell>
          <table:table-cell office:value-type="float" office:value="0.322559636538463" calcext:value-type="float">
            <text:p>0.322559636538463</text:p>
          </table:table-cell>
          <table:table-cell office:value-type="float" office:value="0.319320994843063" calcext:value-type="float">
            <text:p>0.319320994843063</text:p>
          </table:table-cell>
          <table:table-cell office:value-type="float" office:value="0.30273647649229" calcext:value-type="float">
            <text:p>0.30273647649229</text:p>
          </table:table-cell>
          <table:table-cell office:value-type="float" office:value="0.297884524859771" calcext:value-type="float">
            <text:p>0.297884524859771</text:p>
          </table:table-cell>
          <table:table-cell office:value-type="float" office:value="0.29229086563163" calcext:value-type="float">
            <text:p>0.29229086563163</text:p>
          </table:table-cell>
          <table:table-cell office:value-type="float" office:value="0.292317824958547" calcext:value-type="float">
            <text:p>0.292317824958547</text:p>
          </table:table-cell>
          <table:table-cell office:value-type="float" office:value="0.297139620094998" calcext:value-type="float">
            <text:p>0.297139620094998</text:p>
          </table:table-cell>
          <table:table-cell office:value-type="float" office:value="0.298961466661896" calcext:value-type="float">
            <text:p>0.298961466661896</text:p>
          </table:table-cell>
          <table:table-cell office:value-type="float" office:value="0.29899728220921" calcext:value-type="float">
            <text:p>0.29899728220921</text:p>
          </table:table-cell>
          <table:table-cell office:value-type="float" office:value="0.29817528493745" calcext:value-type="float">
            <text:p>0.29817528493745</text:p>
          </table:table-cell>
          <table:table-cell office:value-type="float" office:value="0.29807658437934" calcext:value-type="float">
            <text:p>0.29807658437934</text:p>
          </table:table-cell>
          <table:table-cell office:value-type="float" office:value="0.296552014859204" calcext:value-type="float">
            <text:p>0.296552014859204</text:p>
          </table:table-cell>
          <table:table-cell office:value-type="float" office:value="0.298629952041349" calcext:value-type="float">
            <text:p>0.298629952041349</text:p>
          </table:table-cell>
          <table:table-cell office:value-type="float" office:value="0.301292511932756" calcext:value-type="float">
            <text:p>0.301292511932756</text:p>
          </table:table-cell>
          <table:table-cell office:value-type="float" office:value="0.306796393177006" calcext:value-type="float">
            <text:p>0.306796393177006</text:p>
          </table:table-cell>
          <table:table-cell office:value-type="float" office:value="0.309388612591618" calcext:value-type="float">
            <text:p>0.309388612591618</text:p>
          </table:table-cell>
          <table:table-cell office:value-type="float" office:value="0.313428764203761" calcext:value-type="float">
            <text:p>0.313428764203761</text:p>
          </table:table-cell>
          <table:table-cell office:value-type="float" office:value="0.315290307681228" calcext:value-type="float">
            <text:p>0.315290307681228</text:p>
          </table:table-cell>
          <table:table-cell office:value-type="float" office:value="0.325483736719523" calcext:value-type="float">
            <text:p>0.325483736719523</text:p>
          </table:table-cell>
          <table:table-cell office:value-type="float" office:value="0.329759555577374" calcext:value-type="float">
            <text:p>0.329759555577374</text:p>
          </table:table-cell>
          <table:table-cell office:value-type="float" office:value="0.330417814824775" calcext:value-type="float">
            <text:p>0.330417814824775</text:p>
          </table:table-cell>
          <table:table-cell office:value-type="float" office:value="0.331006502177901" calcext:value-type="float">
            <text:p>0.331006502177901</text:p>
          </table:table-cell>
          <table:table-cell office:value-type="float" office:value="0.330116141148352" calcext:value-type="float">
            <text:p>0.330116141148352</text:p>
          </table:table-cell>
          <table:table-cell office:value-type="float" office:value="0.329637293505078" calcext:value-type="float">
            <text:p>0.329637293505078</text:p>
          </table:table-cell>
          <table:table-cell office:value-type="float" office:value="0.332435748606391" calcext:value-type="float">
            <text:p>0.332435748606391</text:p>
          </table:table-cell>
          <table:table-cell office:value-type="float" office:value="0.331142056795726" calcext:value-type="float">
            <text:p>0.331142056795726</text:p>
          </table:table-cell>
          <table:table-cell office:value-type="float" office:value="0.306178631994108" calcext:value-type="float">
            <text:p>0.306178631994108</text:p>
          </table:table-cell>
          <table:table-cell office:value-type="float" office:value="0.301993603731484" calcext:value-type="float">
            <text:p>0.301993603731484</text:p>
          </table:table-cell>
          <table:table-cell office:value-type="float" office:value="0.299392477309467" calcext:value-type="float">
            <text:p>0.299392477309467</text:p>
          </table:table-cell>
          <table:table-cell office:value-type="float" office:value="0.299745294364731" calcext:value-type="float">
            <text:p>0.299745294364731</text:p>
          </table:table-cell>
          <table:table-cell office:value-type="float" office:value="0.300167989182781" calcext:value-type="float">
            <text:p>0.300167989182781</text:p>
          </table:table-cell>
          <table:table-cell office:value-type="float" office:value="0.301393831859956" calcext:value-type="float">
            <text:p>0.301393831859956</text:p>
          </table:table-cell>
          <table:table-cell office:value-type="float" office:value="0.301240547285787" calcext:value-type="float">
            <text:p>0.301240547285787</text:p>
          </table:table-cell>
          <table:table-cell office:value-type="float" office:value="0.299975287129321" calcext:value-type="float">
            <text:p>0.299975287129321</text:p>
          </table:table-cell>
          <table:table-cell office:value-type="float" office:value="0.297720382828342" calcext:value-type="float">
            <text:p>0.297720382828342</text:p>
          </table:table-cell>
          <table:table-cell office:value-type="float" office:value="0.323452096191239" calcext:value-type="float">
            <text:p>0.323452096191239</text:p>
          </table:table-cell>
          <table:table-cell office:value-type="float" office:value="0.321279326009322" calcext:value-type="float">
            <text:p>0.321279326009322</text:p>
          </table:table-cell>
          <table:table-cell office:value-type="float" office:value="0.312888385838594" calcext:value-type="float">
            <text:p>0.312888385838594</text:p>
          </table:table-cell>
          <table:table-cell office:value-type="float" office:value="0.3081852166975" calcext:value-type="float">
            <text:p>0.3081852166975</text:p>
          </table:table-cell>
          <table:table-cell office:value-type="float" office:value="0.308162693590924" calcext:value-type="float">
            <text:p>0.308162693590924</text:p>
          </table:table-cell>
          <table:table-cell office:value-type="float" office:value="0.302265849768311" calcext:value-type="float">
            <text:p>0.302265849768311</text:p>
          </table:table-cell>
          <table:table-cell office:value-type="float" office:value="0.301605067932909" calcext:value-type="float">
            <text:p>0.301605067932909</text:p>
          </table:table-cell>
          <table:table-cell office:value-type="float" office:value="0.300197081874303" calcext:value-type="float">
            <text:p>0.300197081874303</text:p>
          </table:table-cell>
          <table:table-cell office:value-type="float" office:value="0.298652681722425" calcext:value-type="float">
            <text:p>0.298652681722425</text:p>
          </table:table-cell>
          <table:table-cell office:value-type="float" office:value="0.298462230883211" calcext:value-type="float">
            <text:p>0.298462230883211</text:p>
          </table:table-cell>
          <table:table-cell office:value-type="float" office:value="0.298865529383592" calcext:value-type="float">
            <text:p>0.298865529383592</text:p>
          </table:table-cell>
          <table:table-cell office:value-type="float" office:value="0.30283211782547" calcext:value-type="float">
            <text:p>0.30283211782547</text:p>
          </table:table-cell>
          <table:table-cell office:value-type="float" office:value="0.306961577726" calcext:value-type="float">
            <text:p>0.306961577726</text:p>
          </table:table-cell>
          <table:table-cell office:value-type="float" office:value="0.315237309122099" calcext:value-type="float">
            <text:p>0.315237309122099</text:p>
          </table:table-cell>
          <table:table-cell office:value-type="float" office:value="0.317803235425163" calcext:value-type="float">
            <text:p>0.317803235425163</text:p>
          </table:table-cell>
          <table:table-cell office:value-type="float" office:value="0.320335001441378" calcext:value-type="float">
            <text:p>0.320335001441378</text:p>
          </table:table-cell>
          <table:table-cell office:value-type="float" office:value="0.324670305177304" calcext:value-type="float">
            <text:p>0.324670305177304</text:p>
          </table:table-cell>
          <table:table-cell office:value-type="float" office:value="0.334786559767886" calcext:value-type="float">
            <text:p>0.334786559767886</text:p>
          </table:table-cell>
          <table:table-cell office:value-type="float" office:value="0.331313202795361" calcext:value-type="float">
            <text:p>0.331313202795361</text:p>
          </table:table-cell>
          <table:table-cell office:value-type="float" office:value="0.329475597170897" calcext:value-type="float">
            <text:p>0.329475597170897</text:p>
          </table:table-cell>
          <table:table-cell office:value-type="float" office:value="0.326933411933102" calcext:value-type="float">
            <text:p>0.326933411933102</text:p>
          </table:table-cell>
          <table:table-cell office:value-type="float" office:value="0.301470981600312" calcext:value-type="float">
            <text:p>0.301470981600312</text:p>
          </table:table-cell>
          <table:table-cell office:value-type="float" office:value="0.301512561762975" calcext:value-type="float">
            <text:p>0.301512561762975</text:p>
          </table:table-cell>
          <table:table-cell office:value-type="float" office:value="0.291576030920919" calcext:value-type="float">
            <text:p>0.291576030920919</text:p>
          </table:table-cell>
          <table:table-cell office:value-type="float" office:value="0.288292477837688" calcext:value-type="float">
            <text:p>0.288292477837688</text:p>
          </table:table-cell>
          <table:table-cell office:value-type="float" office:value="0.325502514734731" calcext:value-type="float">
            <text:p>0.325502514734731</text:p>
          </table:table-cell>
          <table:table-cell office:value-type="float" office:value="0.324266221513616" calcext:value-type="float">
            <text:p>0.324266221513616</text:p>
          </table:table-cell>
          <table:table-cell office:value-type="float" office:value="0.321722176379094" calcext:value-type="float">
            <text:p>0.321722176379094</text:p>
          </table:table-cell>
          <table:table-cell office:value-type="float" office:value="0.316761292356422" calcext:value-type="float">
            <text:p>0.316761292356422</text:p>
          </table:table-cell>
          <table:table-cell office:value-type="float" office:value="0.305963406032446" calcext:value-type="float">
            <text:p>0.305963406032446</text:p>
          </table:table-cell>
          <table:table-cell office:value-type="float" office:value="0.302679917450806" calcext:value-type="float">
            <text:p>0.302679917450806</text:p>
          </table:table-cell>
          <table:table-cell office:value-type="float" office:value="0.300071157884983" calcext:value-type="float">
            <text:p>0.300071157884983</text:p>
          </table:table-cell>
          <table:table-cell office:value-type="float" office:value="0.294395437241836" calcext:value-type="float">
            <text:p>0.294395437241836</text:p>
          </table:table-cell>
          <table:table-cell office:value-type="float" office:value="0.295216625456773" calcext:value-type="float">
            <text:p>0.295216625456773</text:p>
          </table:table-cell>
          <table:table-cell office:value-type="float" office:value="0.299574592023406" calcext:value-type="float">
            <text:p>0.299574592023406</text:p>
          </table:table-cell>
          <table:table-cell office:value-type="float" office:value="0.299099112035902" calcext:value-type="float">
            <text:p>0.299099112035902</text:p>
          </table:table-cell>
          <table:table-cell office:value-type="float" office:value="0.298049407814452" calcext:value-type="float">
            <text:p>0.298049407814452</text:p>
          </table:table-cell>
          <table:table-cell office:value-type="float" office:value="0.296696838069091" calcext:value-type="float">
            <text:p>0.296696838069091</text:p>
          </table:table-cell>
          <table:table-cell office:value-type="float" office:value="0.299186448349166" calcext:value-type="float">
            <text:p>0.299186448349166</text:p>
          </table:table-cell>
          <table:table-cell office:value-type="float" office:value="0.301446619781679" calcext:value-type="float">
            <text:p>0.301446619781679</text:p>
          </table:table-cell>
          <table:table-cell office:value-type="float" office:value="0.3071335615218" calcext:value-type="float">
            <text:p>0.3071335615218</text:p>
          </table:table-cell>
          <table:table-cell office:value-type="float" office:value="0.308322566992541" calcext:value-type="float">
            <text:p>0.308322566992541</text:p>
          </table:table-cell>
          <table:table-cell office:value-type="float" office:value="0.316390187582433" calcext:value-type="float">
            <text:p>0.316390187582433</text:p>
          </table:table-cell>
          <table:table-cell office:value-type="float" office:value="0.316638180097677" calcext:value-type="float">
            <text:p>0.316638180097677</text:p>
          </table:table-cell>
          <table:table-cell office:value-type="float" office:value="0.318660889565365" calcext:value-type="float">
            <text:p>0.318660889565365</text:p>
          </table:table-cell>
          <table:table-cell office:value-type="float" office:value="0.330040898022689" calcext:value-type="float">
            <text:p>0.330040898022689</text:p>
          </table:table-cell>
          <table:table-cell office:value-type="float" office:value="0.331394576095108" calcext:value-type="float">
            <text:p>0.331394576095108</text:p>
          </table:table-cell>
          <table:table-cell office:value-type="float" office:value="0.331933413176754" calcext:value-type="float">
            <text:p>0.331933413176754</text:p>
          </table:table-cell>
          <table:table-cell office:value-type="float" office:value="0.332650970345902" calcext:value-type="float">
            <text:p>0.332650970345902</text:p>
          </table:table-cell>
          <table:table-cell office:value-type="float" office:value="0.309759701942735" calcext:value-type="float">
            <text:p>0.309759701942735</text:p>
          </table:table-cell>
          <table:table-cell office:value-type="float" office:value="0.303836582782982" calcext:value-type="float">
            <text:p>0.303836582782982</text:p>
          </table:table-cell>
          <table:table-cell office:value-type="float" office:value="0.301694494882002" calcext:value-type="float">
            <text:p>0.301694494882002</text:p>
          </table:table-cell>
          <table:table-cell office:value-type="float" office:value="0.298494933867024" calcext:value-type="float">
            <text:p>0.298494933867024</text:p>
          </table:table-cell>
          <table:table-cell office:value-type="float" office:value="0.299934154042159" calcext:value-type="float">
            <text:p>0.299934154042159</text:p>
          </table:table-cell>
          <table:table-cell office:value-type="float" office:value="0.302208859589915" calcext:value-type="float">
            <text:p>0.302208859589915</text:p>
          </table:table-cell>
          <table:table-cell office:value-type="float" office:value="0.302991804979599" calcext:value-type="float">
            <text:p>0.302991804979599</text:p>
          </table:table-cell>
          <table:table-cell office:value-type="float" office:value="0.298964222668965" calcext:value-type="float">
            <text:p>0.298964222668965</text:p>
          </table:table-cell>
          <table:table-cell office:value-type="float" office:value="0.304380456530029" calcext:value-type="float">
            <text:p>0.304380456530029</text:p>
          </table:table-cell>
          <table:table-cell office:value-type="float" office:value="0.302888666729119" calcext:value-type="float">
            <text:p>0.302888666729119</text:p>
          </table:table-cell>
          <table:table-cell office:value-type="float" office:value="0.291117166339271" calcext:value-type="float">
            <text:p>0.291117166339271</text:p>
          </table:table-cell>
          <table:table-cell office:value-type="float" office:value="0.289336748538224" calcext:value-type="float">
            <text:p>0.289336748538224</text:p>
          </table:table-cell>
          <table:table-cell office:value-type="float" office:value="0.28930701560155" calcext:value-type="float">
            <text:p>0.28930701560155</text:p>
          </table:table-cell>
          <table:table-cell office:value-type="float" office:value="0.290708357611463" calcext:value-type="float">
            <text:p>0.290708357611463</text:p>
          </table:table-cell>
          <table:table-cell office:value-type="float" office:value="0.297568521618642" calcext:value-type="float">
            <text:p>0.297568521618642</text:p>
          </table:table-cell>
          <table:table-cell office:value-type="float" office:value="0.300696445298129" calcext:value-type="float">
            <text:p>0.300696445298129</text:p>
          </table:table-cell>
          <table:table-cell office:value-type="float" office:value="0.299875608194073" calcext:value-type="float">
            <text:p>0.299875608194073</text:p>
          </table:table-cell>
          <table:table-cell office:value-type="float" office:value="0.299225142673989" calcext:value-type="float">
            <text:p>0.299225142673989</text:p>
          </table:table-cell>
          <table:table-cell office:value-type="float" office:value="0.298960152750923" calcext:value-type="float">
            <text:p>0.298960152750923</text:p>
          </table:table-cell>
          <table:table-cell office:value-type="float" office:value="0.298600904884897" calcext:value-type="float">
            <text:p>0.298600904884897</text:p>
          </table:table-cell>
          <table:table-cell office:value-type="float" office:value="0.298353674219369" calcext:value-type="float">
            <text:p>0.298353674219369</text:p>
          </table:table-cell>
          <table:table-cell office:value-type="float" office:value="0.301033963694035" calcext:value-type="float">
            <text:p>0.301033963694035</text:p>
          </table:table-cell>
          <table:table-cell office:value-type="float" office:value="0.30387853858378" calcext:value-type="float">
            <text:p>0.30387853858378</text:p>
          </table:table-cell>
          <table:table-cell office:value-type="float" office:value="0.307679744603199" calcext:value-type="float">
            <text:p>0.307679744603199</text:p>
          </table:table-cell>
          <table:table-cell office:value-type="float" office:value="0.310964535417155" calcext:value-type="float">
            <text:p>0.310964535417155</text:p>
          </table:table-cell>
          <table:table-cell office:value-type="float" office:value="0.325524968133965" calcext:value-type="float">
            <text:p>0.325524968133965</text:p>
          </table:table-cell>
          <table:table-cell office:value-type="float" office:value="0.325047675987844" calcext:value-type="float">
            <text:p>0.325047675987844</text:p>
          </table:table-cell>
          <table:table-cell office:value-type="float" office:value="0.325471235191766" calcext:value-type="float">
            <text:p>0.325471235191766</text:p>
          </table:table-cell>
          <table:table-cell office:value-type="float" office:value="0.325363544620151" calcext:value-type="float">
            <text:p>0.325363544620151</text:p>
          </table:table-cell>
          <table:table-cell office:value-type="float" office:value="0.325266538200302" calcext:value-type="float">
            <text:p>0.325266538200302</text:p>
          </table:table-cell>
          <table:table-cell office:value-type="float" office:value="0.325136377717003" calcext:value-type="float">
            <text:p>0.325136377717003</text:p>
          </table:table-cell>
          <table:table-cell office:value-type="float" office:value="0.325121414774297" calcext:value-type="float">
            <text:p>0.325121414774297</text:p>
          </table:table-cell>
          <table:table-cell office:value-type="float" office:value="0.325130866294613" calcext:value-type="float">
            <text:p>0.325130866294613</text:p>
          </table:table-cell>
          <table:table-cell office:value-type="float" office:value="0.325205353411633" calcext:value-type="float">
            <text:p>0.325205353411633</text:p>
          </table:table-cell>
          <table:table-cell office:value-type="float" office:value="0.325143401515934" calcext:value-type="float">
            <text:p>0.325143401515934</text:p>
          </table:table-cell>
          <table:table-cell office:value-type="float" office:value="0.325160003379572" calcext:value-type="float">
            <text:p>0.325160003379572</text:p>
          </table:table-cell>
          <table:table-cell office:value-type="float" office:value="0.325222306598469" calcext:value-type="float">
            <text:p>0.325222306598469</text:p>
          </table:table-cell>
          <table:table-cell office:value-type="float" office:value="0.325185723054404" calcext:value-type="float">
            <text:p>0.325185723054404</text:p>
          </table:table-cell>
          <table:table-cell office:value-type="float" office:value="0.325158061797359" calcext:value-type="float">
            <text:p>0.325158061797359</text:p>
          </table:table-cell>
          <table:table-cell office:value-type="float" office:value="0.325223521563727" calcext:value-type="float">
            <text:p>0.325223521563727</text:p>
          </table:table-cell>
          <table:table-cell office:value-type="float" office:value="0.325190300090958" calcext:value-type="float">
            <text:p>0.325190300090958</text:p>
          </table:table-cell>
          <table:table-cell office:value-type="float" office:value="0.325181136401434" calcext:value-type="float">
            <text:p>0.325181136401434</text:p>
          </table:table-cell>
          <table:table-cell office:value-type="float" office:value="0.325175990148627" calcext:value-type="float">
            <text:p>0.325175990148627</text:p>
          </table:table-cell>
          <table:table-cell office:value-type="float" office:value="0.325186578466508" calcext:value-type="float">
            <text:p>0.325186578466508</text:p>
          </table:table-cell>
          <table:table-cell office:value-type="float" office:value="0.325141046876481" calcext:value-type="float">
            <text:p>0.325141046876481</text:p>
          </table:table-cell>
          <table:table-cell office:value-type="float" office:value="0.325177513316081" calcext:value-type="float">
            <text:p>0.325177513316081</text:p>
          </table:table-cell>
          <table:table-cell office:value-type="float" office:value="0.325184155510337" calcext:value-type="float">
            <text:p>0.325184155510337</text:p>
          </table:table-cell>
          <table:table-cell office:value-type="float" office:value="0.325171127264257" calcext:value-type="float">
            <text:p>0.325171127264257</text:p>
          </table:table-cell>
          <table:table-cell office:value-type="float" office:value="0.325167478652709" calcext:value-type="float">
            <text:p>0.325167478652709</text:p>
          </table:table-cell>
          <table:table-cell office:value-type="float" office:value="0.325137555198162" calcext:value-type="float">
            <text:p>0.325137555198162</text:p>
          </table:table-cell>
          <table:table-cell office:value-type="float" office:value="0.325155816822339" calcext:value-type="float">
            <text:p>0.325155816822339</text:p>
          </table:table-cell>
          <table:table-cell office:value-type="float" office:value="0.325149046239059" calcext:value-type="float">
            <text:p>0.325149046239059</text:p>
          </table:table-cell>
          <table:table-cell office:value-type="float" office:value="0.325162062760596" calcext:value-type="float">
            <text:p>0.325162062760596</text:p>
          </table:table-cell>
          <table:table-cell office:value-type="float" office:value="0.325196348545458" calcext:value-type="float">
            <text:p>0.325196348545458</text:p>
          </table:table-cell>
          <table:table-cell office:value-type="float" office:value="0.32514953169275" calcext:value-type="float">
            <text:p>0.32514953169275</text:p>
          </table:table-cell>
          <table:table-cell office:value-type="float" office:value="0.325140653057545" calcext:value-type="float">
            <text:p>0.325140653057545</text:p>
          </table:table-cell>
          <table:table-cell office:value-type="float" office:value="0.325194535433462" calcext:value-type="float">
            <text:p>0.325194535433462</text:p>
          </table:table-cell>
          <table:table-cell office:value-type="float" office:value="0.325192454423096" calcext:value-type="float">
            <text:p>0.325192454423096</text:p>
          </table:table-cell>
          <table:table-cell office:value-type="float" office:value="0.325209587836795" calcext:value-type="float">
            <text:p>0.325209587836795</text:p>
          </table:table-cell>
          <table:table-cell office:value-type="float" office:value="0.325163815689599" calcext:value-type="float">
            <text:p>0.325163815689599</text:p>
          </table:table-cell>
          <table:table-cell office:value-type="float" office:value="0.32515549836785" calcext:value-type="float">
            <text:p>0.32515549836785</text:p>
          </table:table-cell>
          <table:table-cell office:value-type="float" office:value="0.325163657924371" calcext:value-type="float">
            <text:p>0.325163657924371</text:p>
          </table:table-cell>
          <table:table-cell office:value-type="float" office:value="0.325127501658793" calcext:value-type="float">
            <text:p>0.325127501658793</text:p>
          </table:table-cell>
          <table:table-cell office:value-type="float" office:value="0.325168461027114" calcext:value-type="float">
            <text:p>0.325168461027114</text:p>
          </table:table-cell>
          <table:table-cell office:value-type="float" office:value="0.32520777711691" calcext:value-type="float">
            <text:p>0.32520777711691</text:p>
          </table:table-cell>
          <table:table-cell office:value-type="float" office:value="0.325135233845118" calcext:value-type="float">
            <text:p>0.325135233845118</text:p>
          </table:table-cell>
          <table:table-cell office:value-type="float" office:value="0.325216804328918" calcext:value-type="float">
            <text:p>0.325216804328918</text:p>
          </table:table-cell>
          <table:table-cell office:value-type="float" office:value="0.325157023580043" calcext:value-type="float">
            <text:p>0.325157023580043</text:p>
          </table:table-cell>
          <table:table-cell office:value-type="float" office:value="0.325224824621348" calcext:value-type="float">
            <text:p>0.325224824621348</text:p>
          </table:table-cell>
          <table:table-cell office:value-type="float" office:value="0.325171612473577" calcext:value-type="float">
            <text:p>0.325171612473577</text:p>
          </table:table-cell>
          <table:table-cell office:value-type="float" office:value="0.325149000530092" calcext:value-type="float">
            <text:p>0.325149000530092</text:p>
          </table:table-cell>
          <table:table-cell office:value-type="float" office:value="0.325173978197838" calcext:value-type="float">
            <text:p>0.325173978197838</text:p>
          </table:table-cell>
          <table:table-cell office:value-type="float" office:value="0.32516486243365" calcext:value-type="float">
            <text:p>0.32516486243365</text:p>
          </table:table-cell>
          <table:table-cell office:value-type="float" office:value="0.325180500921923" calcext:value-type="float">
            <text:p>0.325180500921923</text:p>
          </table:table-cell>
          <table:table-cell office:value-type="float" office:value="0.325162455591452" calcext:value-type="float">
            <text:p>0.325162455591452</text:p>
          </table:table-cell>
          <table:table-cell office:value-type="float" office:value="0.325178247203189" calcext:value-type="float">
            <text:p>0.325178247203189</text:p>
          </table:table-cell>
          <table:table-cell office:value-type="float" office:value="0.325166987188114" calcext:value-type="float">
            <text:p>0.325166987188114</text:p>
          </table:table-cell>
          <table:table-cell office:value-type="float" office:value="0.325151035037455" calcext:value-type="float">
            <text:p>0.325151035037455</text:p>
          </table:table-cell>
          <table:table-cell office:value-type="float" office:value="0.325139718184905" calcext:value-type="float">
            <text:p>0.325139718184905</text:p>
          </table:table-cell>
          <table:table-cell office:value-type="float" office:value="0.325177102478859" calcext:value-type="float">
            <text:p>0.325177102478859</text:p>
          </table:table-cell>
          <table:table-cell office:value-type="float" office:value="0.325149296679059" calcext:value-type="float">
            <text:p>0.325149296679059</text:p>
          </table:table-cell>
          <table:table-cell office:value-type="float" office:value="0.325171573584178" calcext:value-type="float">
            <text:p>0.325171573584178</text:p>
          </table:table-cell>
          <table:table-cell office:value-type="float" office:value="0.325161774496455" calcext:value-type="float">
            <text:p>0.325161774496455</text:p>
          </table:table-cell>
          <table:table-cell office:value-type="float" office:value="0.325192564364752" calcext:value-type="float">
            <text:p>0.325192564364752</text:p>
          </table:table-cell>
          <table:table-cell office:value-type="float" office:value="0.325155893070465" calcext:value-type="float">
            <text:p>0.325155893070465</text:p>
          </table:table-cell>
          <table:table-cell office:value-type="float" office:value="0.325184121504443" calcext:value-type="float">
            <text:p>0.325184121504443</text:p>
          </table:table-cell>
          <table:table-cell office:value-type="float" office:value="0.325159602885993" calcext:value-type="float">
            <text:p>0.325159602885993</text:p>
          </table:table-cell>
          <table:table-cell office:value-type="float" office:value="0.325155893384636" calcext:value-type="float">
            <text:p>0.325155893384636</text:p>
          </table:table-cell>
          <table:table-cell office:value-type="float" office:value="0.325153952492657" calcext:value-type="float">
            <text:p>0.325153952492657</text:p>
          </table:table-cell>
          <table:table-cell office:value-type="float" office:value="0.325169634423311" calcext:value-type="float">
            <text:p>0.325169634423311</text:p>
          </table:table-cell>
          <table:table-cell office:value-type="float" office:value="0.325144111737071" calcext:value-type="float">
            <text:p>0.325144111737071</text:p>
          </table:table-cell>
          <table:table-cell office:value-type="float" office:value="0.32517810969135" calcext:value-type="float">
            <text:p>0.32517810969135</text:p>
          </table:table-cell>
          <table:table-cell office:value-type="float" office:value="0.325183228336011" calcext:value-type="float">
            <text:p>0.325183228336011</text:p>
          </table:table-cell>
          <table:table-cell office:value-type="float" office:value="0.325159428535253" calcext:value-type="float">
            <text:p>0.325159428535253</text:p>
          </table:table-cell>
          <table:table-cell office:value-type="float" office:value="0.325183739815033" calcext:value-type="float">
            <text:p>0.325183739815033</text:p>
          </table:table-cell>
          <table:table-cell office:value-type="float" office:value="0.325177444809215" calcext:value-type="float">
            <text:p>0.325177444809215</text:p>
          </table:table-cell>
          <table:table-cell office:value-type="float" office:value="0.325187551680916" calcext:value-type="float">
            <text:p>0.325187551680916</text:p>
          </table:table-cell>
          <table:table-cell office:value-type="float" office:value="0.325169919023" calcext:value-type="float">
            <text:p>0.325169919023</text:p>
          </table:table-cell>
          <table:table-cell office:value-type="float" office:value="0.325147479160301" calcext:value-type="float">
            <text:p>0.325147479160301</text:p>
          </table:table-cell>
          <table:table-cell office:value-type="float" office:value="0.325175786680221" calcext:value-type="float">
            <text:p>0.325175786680221</text:p>
          </table:table-cell>
          <table:table-cell office:value-type="float" office:value="0.32516698634989" calcext:value-type="float">
            <text:p>0.32516698634989</text:p>
          </table:table-cell>
          <table:table-cell office:value-type="float" office:value="0.325175680867927" calcext:value-type="float">
            <text:p>0.325175680867927</text:p>
          </table:table-cell>
          <table:table-cell office:value-type="float" office:value="0.325180144673491" calcext:value-type="float">
            <text:p>0.325180144673491</text:p>
          </table:table-cell>
          <table:table-cell office:value-type="float" office:value="0.325184343660499" calcext:value-type="float">
            <text:p>0.325184343660499</text:p>
          </table:table-cell>
          <table:table-cell office:value-type="float" office:value="0.325176104288885" calcext:value-type="float">
            <text:p>0.325176104288885</text:p>
          </table:table-cell>
          <table:table-cell office:value-type="float" office:value="0.325177546779274" calcext:value-type="float">
            <text:p>0.325177546779274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6407549855083" calcext:value-type="float">
            <text:p>-0.386407549855083</text:p>
          </table:table-cell>
          <table:table-cell office:value-type="float" office:value="-0.387235830680225" calcext:value-type="float">
            <text:p>-0.387235830680225</text:p>
          </table:table-cell>
          <table:table-cell office:value-type="float" office:value="-0.387276226890329" calcext:value-type="float">
            <text:p>-0.387276226890329</text:p>
          </table:table-cell>
          <table:table-cell office:value-type="float" office:value="-0.386843877261078" calcext:value-type="float">
            <text:p>-0.386843877261078</text:p>
          </table:table-cell>
          <table:table-cell office:value-type="float" office:value="-0.386679304102032" calcext:value-type="float">
            <text:p>-0.386679304102032</text:p>
          </table:table-cell>
          <table:table-cell office:value-type="float" office:value="-0.386326990945513" calcext:value-type="float">
            <text:p>-0.386326990945513</text:p>
          </table:table-cell>
          <table:table-cell office:value-type="float" office:value="-0.386610904869026" calcext:value-type="float">
            <text:p>-0.386610904869026</text:p>
          </table:table-cell>
          <table:table-cell office:value-type="float" office:value="-0.387114339473042" calcext:value-type="float">
            <text:p>-0.387114339473042</text:p>
          </table:table-cell>
          <table:table-cell office:value-type="float" office:value="-0.385966751330497" calcext:value-type="float">
            <text:p>-0.385966751330497</text:p>
          </table:table-cell>
          <table:table-cell office:value-type="float" office:value="-0.386575169170007" calcext:value-type="float">
            <text:p>-0.386575169170007</text:p>
          </table:table-cell>
          <table:table-cell office:value-type="float" office:value="-0.385993327698334" calcext:value-type="float">
            <text:p>-0.385993327698334</text:p>
          </table:table-cell>
          <table:table-cell office:value-type="float" office:value="-0.386711752145784" calcext:value-type="float">
            <text:p>-0.386711752145784</text:p>
          </table:table-cell>
          <table:table-cell office:value-type="float" office:value="-0.386547895888642" calcext:value-type="float">
            <text:p>-0.386547895888642</text:p>
          </table:table-cell>
          <table:table-cell office:value-type="float" office:value="-0.386683897984671" calcext:value-type="float">
            <text:p>-0.386683897984671</text:p>
          </table:table-cell>
          <table:table-cell office:value-type="float" office:value="-0.386579200215425" calcext:value-type="float">
            <text:p>-0.386579200215425</text:p>
          </table:table-cell>
          <table:table-cell office:value-type="float" office:value="-0.386939228891718" calcext:value-type="float">
            <text:p>-0.386939228891718</text:p>
          </table:table-cell>
          <table:table-cell office:value-type="float" office:value="-0.386188415859939" calcext:value-type="float">
            <text:p>-0.386188415859939</text:p>
          </table:table-cell>
          <table:table-cell office:value-type="float" office:value="-0.386665780362112" calcext:value-type="float">
            <text:p>-0.386665780362112</text:p>
          </table:table-cell>
          <table:table-cell office:value-type="float" office:value="-0.386480497228663" calcext:value-type="float">
            <text:p>-0.386480497228663</text:p>
          </table:table-cell>
          <table:table-cell office:value-type="float" office:value="-0.386469208622233" calcext:value-type="float">
            <text:p>-0.386469208622233</text:p>
          </table:table-cell>
          <table:table-cell office:value-type="float" office:value="-0.386018344995392" calcext:value-type="float">
            <text:p>-0.386018344995392</text:p>
          </table:table-cell>
          <table:table-cell office:value-type="float" office:value="-0.386311830846883" calcext:value-type="float">
            <text:p>-0.386311830846883</text:p>
          </table:table-cell>
          <table:table-cell office:value-type="float" office:value="-0.387013566339498" calcext:value-type="float">
            <text:p>-0.387013566339498</text:p>
          </table:table-cell>
          <table:table-cell office:value-type="float" office:value="-0.386480074243233" calcext:value-type="float">
            <text:p>-0.386480074243233</text:p>
          </table:table-cell>
          <table:table-cell office:value-type="float" office:value="-0.386247867856565" calcext:value-type="float">
            <text:p>-0.386247867856565</text:p>
          </table:table-cell>
          <table:table-cell office:value-type="float" office:value="-0.386390348835472" calcext:value-type="float">
            <text:p>-0.386390348835472</text:p>
          </table:table-cell>
          <table:table-cell office:value-type="float" office:value="-0.386781715044199" calcext:value-type="float">
            <text:p>-0.386781715044199</text:p>
          </table:table-cell>
          <table:table-cell office:value-type="float" office:value="-0.386510876911438" calcext:value-type="float">
            <text:p>-0.386510876911438</text:p>
          </table:table-cell>
          <table:table-cell office:value-type="float" office:value="-0.386123848313736" calcext:value-type="float">
            <text:p>-0.386123848313736</text:p>
          </table:table-cell>
          <table:table-cell office:value-type="float" office:value="-0.386763916962891" calcext:value-type="float">
            <text:p>-0.386763916962891</text:p>
          </table:table-cell>
          <table:table-cell office:value-type="float" office:value="-0.386768748057797" calcext:value-type="float">
            <text:p>-0.386768748057797</text:p>
          </table:table-cell>
          <table:table-cell office:value-type="float" office:value="-0.386333481003812" calcext:value-type="float">
            <text:p>-0.386333481003812</text:p>
          </table:table-cell>
          <table:table-cell office:value-type="float" office:value="-0.387186775736443" calcext:value-type="float">
            <text:p>-0.387186775736443</text:p>
          </table:table-cell>
          <table:table-cell office:value-type="float" office:value="-0.386818116368255" calcext:value-type="float">
            <text:p>-0.386818116368255</text:p>
          </table:table-cell>
          <table:table-cell office:value-type="float" office:value="-0.387006541435084" calcext:value-type="float">
            <text:p>-0.387006541435084</text:p>
          </table:table-cell>
          <table:table-cell office:value-type="float" office:value="-0.386994616601071" calcext:value-type="float">
            <text:p>-0.386994616601071</text:p>
          </table:table-cell>
          <table:table-cell office:value-type="float" office:value="-0.386858167662077" calcext:value-type="float">
            <text:p>-0.386858167662077</text:p>
          </table:table-cell>
          <table:table-cell office:value-type="float" office:value="-0.386795513534938" calcext:value-type="float">
            <text:p>-0.386795513534938</text:p>
          </table:table-cell>
          <table:table-cell office:value-type="float" office:value="-0.386896683478075" calcext:value-type="float">
            <text:p>-0.386896683478075</text:p>
          </table:table-cell>
          <table:table-cell office:value-type="float" office:value="-0.387018389729024" calcext:value-type="float">
            <text:p>-0.387018389729024</text:p>
          </table:table-cell>
          <table:table-cell office:value-type="float" office:value="-0.386760281010719" calcext:value-type="float">
            <text:p>-0.386760281010719</text:p>
          </table:table-cell>
          <table:table-cell office:value-type="float" office:value="-0.38574844079465" calcext:value-type="float">
            <text:p>-0.38574844079465</text:p>
          </table:table-cell>
          <table:table-cell office:value-type="float" office:value="-0.386321922032015" calcext:value-type="float">
            <text:p>-0.386321922032015</text:p>
          </table:table-cell>
          <table:table-cell office:value-type="float" office:value="-0.386225134251689" calcext:value-type="float">
            <text:p>-0.386225134251689</text:p>
          </table:table-cell>
          <table:table-cell office:value-type="float" office:value="-0.386785576964391" calcext:value-type="float">
            <text:p>-0.386785576964391</text:p>
          </table:table-cell>
          <table:table-cell office:value-type="float" office:value="-0.386144013156155" calcext:value-type="float">
            <text:p>-0.386144013156155</text:p>
          </table:table-cell>
          <table:table-cell office:value-type="float" office:value="-0.386326797460797" calcext:value-type="float">
            <text:p>-0.386326797460797</text:p>
          </table:table-cell>
          <table:table-cell office:value-type="float" office:value="-0.386916261028468" calcext:value-type="float">
            <text:p>-0.386916261028468</text:p>
          </table:table-cell>
          <table:table-cell office:value-type="float" office:value="-0.385795769042903" calcext:value-type="float">
            <text:p>-0.385795769042903</text:p>
          </table:table-cell>
          <table:table-cell office:value-type="float" office:value="-0.386117242976619" calcext:value-type="float">
            <text:p>-0.386117242976619</text:p>
          </table:table-cell>
          <table:table-cell office:value-type="float" office:value="-0.386789617166866" calcext:value-type="float">
            <text:p>-0.386789617166866</text:p>
          </table:table-cell>
          <table:table-cell office:value-type="float" office:value="-0.386720556939164" calcext:value-type="float">
            <text:p>-0.386720556939164</text:p>
          </table:table-cell>
          <table:table-cell office:value-type="float" office:value="-0.386582025086461" calcext:value-type="float">
            <text:p>-0.386582025086461</text:p>
          </table:table-cell>
          <table:table-cell office:value-type="float" office:value="-0.386819899240942" calcext:value-type="float">
            <text:p>-0.386819899240942</text:p>
          </table:table-cell>
          <table:table-cell office:value-type="float" office:value="-0.386651601503118" calcext:value-type="float">
            <text:p>-0.386651601503118</text:p>
          </table:table-cell>
          <table:table-cell office:value-type="float" office:value="-0.386981952296736" calcext:value-type="float">
            <text:p>-0.386981952296736</text:p>
          </table:table-cell>
          <table:table-cell office:value-type="float" office:value="-0.386459096705363" calcext:value-type="float">
            <text:p>-0.386459096705363</text:p>
          </table:table-cell>
          <table:table-cell office:value-type="float" office:value="-0.386911073907401" calcext:value-type="float">
            <text:p>-0.386911073907401</text:p>
          </table:table-cell>
          <table:table-cell office:value-type="float" office:value="-0.386546863419162" calcext:value-type="float">
            <text:p>-0.386546863419162</text:p>
          </table:table-cell>
          <table:table-cell office:value-type="float" office:value="-0.386865088473127" calcext:value-type="float">
            <text:p>-0.386865088473127</text:p>
          </table:table-cell>
          <table:table-cell office:value-type="float" office:value="-0.386387891772079" calcext:value-type="float">
            <text:p>-0.386387891772079</text:p>
          </table:table-cell>
          <table:table-cell office:value-type="float" office:value="-0.386563068688093" calcext:value-type="float">
            <text:p>-0.386563068688093</text:p>
          </table:table-cell>
          <table:table-cell office:value-type="float" office:value="-0.386900893349129" calcext:value-type="float">
            <text:p>-0.386900893349129</text:p>
          </table:table-cell>
          <table:table-cell office:value-type="float" office:value="-0.386972956833183" calcext:value-type="float">
            <text:p>-0.386972956833183</text:p>
          </table:table-cell>
          <table:table-cell office:value-type="float" office:value="-0.386822188373146" calcext:value-type="float">
            <text:p>-0.386822188373146</text:p>
          </table:table-cell>
          <table:table-cell office:value-type="float" office:value="-0.386152522074443" calcext:value-type="float">
            <text:p>-0.386152522074443</text:p>
          </table:table-cell>
          <table:table-cell office:value-type="float" office:value="-0.386315887967699" calcext:value-type="float">
            <text:p>-0.386315887967699</text:p>
          </table:table-cell>
          <table:table-cell office:value-type="float" office:value="-0.386684406140784" calcext:value-type="float">
            <text:p>-0.386684406140784</text:p>
          </table:table-cell>
          <table:table-cell office:value-type="float" office:value="-0.386798178250499" calcext:value-type="float">
            <text:p>-0.386798178250499</text:p>
          </table:table-cell>
          <table:table-cell office:value-type="float" office:value="-0.386847239875332" calcext:value-type="float">
            <text:p>-0.386847239875332</text:p>
          </table:table-cell>
          <table:table-cell office:value-type="float" office:value="-0.386909420403727" calcext:value-type="float">
            <text:p>-0.386909420403727</text:p>
          </table:table-cell>
          <table:table-cell office:value-type="float" office:value="-0.386643561953972" calcext:value-type="float">
            <text:p>-0.386643561953972</text:p>
          </table:table-cell>
          <table:table-cell office:value-type="float" office:value="-0.386845061979158" calcext:value-type="float">
            <text:p>-0.386845061979158</text:p>
          </table:table-cell>
          <table:table-cell office:value-type="float" office:value="-0.387117780202274" calcext:value-type="float">
            <text:p>-0.387117780202274</text:p>
          </table:table-cell>
          <table:table-cell office:value-type="float" office:value="-0.386927690339754" calcext:value-type="float">
            <text:p>-0.386927690339754</text:p>
          </table:table-cell>
          <table:table-cell office:value-type="float" office:value="-0.386247972965392" calcext:value-type="float">
            <text:p>-0.386247972965392</text:p>
          </table:table-cell>
          <table:table-cell office:value-type="float" office:value="-0.386464231835579" calcext:value-type="float">
            <text:p>-0.386464231835579</text:p>
          </table:table-cell>
          <table:table-cell office:value-type="float" office:value="-0.386862493425288" calcext:value-type="float">
            <text:p>-0.386862493425288</text:p>
          </table:table-cell>
          <table:table-cell office:value-type="float" office:value="-0.386750715600892" calcext:value-type="float">
            <text:p>-0.386750715600892</text:p>
          </table:table-cell>
          <table:table-cell office:value-type="float" office:value="-0.386142212826666" calcext:value-type="float">
            <text:p>-0.386142212826666</text:p>
          </table:table-cell>
          <table:table-cell office:value-type="float" office:value="-0.387005250828968" calcext:value-type="float">
            <text:p>-0.387005250828968</text:p>
          </table:table-cell>
          <table:table-cell office:value-type="float" office:value="-0.386427242150057" calcext:value-type="float">
            <text:p>-0.386427242150057</text:p>
          </table:table-cell>
          <table:table-cell office:value-type="float" office:value="-0.38728165338211" calcext:value-type="float">
            <text:p>-0.38728165338211</text:p>
          </table:table-cell>
          <table:table-cell office:value-type="float" office:value="-0.387666336473813" calcext:value-type="float">
            <text:p>-0.387666336473813</text:p>
          </table:table-cell>
          <table:table-cell office:value-type="float" office:value="-0.390171018189459" calcext:value-type="float">
            <text:p>-0.390171018189459</text:p>
          </table:table-cell>
          <table:table-cell office:value-type="float" office:value="-0.394127913015622" calcext:value-type="float">
            <text:p>-0.394127913015622</text:p>
          </table:table-cell>
          <table:table-cell office:value-type="float" office:value="-0.396364380896034" calcext:value-type="float">
            <text:p>-0.396364380896034</text:p>
          </table:table-cell>
          <table:table-cell office:value-type="float" office:value="-0.399110209709279" calcext:value-type="float">
            <text:p>-0.399110209709279</text:p>
          </table:table-cell>
          <table:table-cell office:value-type="float" office:value="-0.398554719929717" calcext:value-type="float">
            <text:p>-0.398554719929717</text:p>
          </table:table-cell>
          <table:table-cell office:value-type="float" office:value="-0.397059325388619" calcext:value-type="float">
            <text:p>-0.397059325388619</text:p>
          </table:table-cell>
          <table:table-cell office:value-type="float" office:value="-0.397730354861881" calcext:value-type="float">
            <text:p>-0.397730354861881</text:p>
          </table:table-cell>
          <table:table-cell office:value-type="float" office:value="-0.386449743147133" calcext:value-type="float">
            <text:p>-0.386449743147133</text:p>
          </table:table-cell>
          <table:table-cell office:value-type="float" office:value="-0.383949539978638" calcext:value-type="float">
            <text:p>-0.383949539978638</text:p>
          </table:table-cell>
          <table:table-cell office:value-type="float" office:value="-0.378951883655387" calcext:value-type="float">
            <text:p>-0.378951883655387</text:p>
          </table:table-cell>
          <table:table-cell office:value-type="float" office:value="-0.363089165263656" calcext:value-type="float">
            <text:p>-0.363089165263656</text:p>
          </table:table-cell>
          <table:table-cell office:value-type="float" office:value="-0.408245324788586" calcext:value-type="float">
            <text:p>-0.408245324788586</text:p>
          </table:table-cell>
          <table:table-cell office:value-type="float" office:value="-0.442430243625742" calcext:value-type="float">
            <text:p>-0.442430243625742</text:p>
          </table:table-cell>
          <table:table-cell office:value-type="float" office:value="-0.440309951263893" calcext:value-type="float">
            <text:p>-0.440309951263893</text:p>
          </table:table-cell>
          <table:table-cell office:value-type="float" office:value="-0.438168518216823" calcext:value-type="float">
            <text:p>-0.438168518216823</text:p>
          </table:table-cell>
          <table:table-cell office:value-type="float" office:value="-0.436758542873725" calcext:value-type="float">
            <text:p>-0.436758542873725</text:p>
          </table:table-cell>
          <table:table-cell office:value-type="float" office:value="-0.399612212689245" calcext:value-type="float">
            <text:p>-0.399612212689245</text:p>
          </table:table-cell>
          <table:table-cell office:value-type="float" office:value="-0.381599833477419" calcext:value-type="float">
            <text:p>-0.381599833477419</text:p>
          </table:table-cell>
          <table:table-cell office:value-type="float" office:value="-0.391766282265018" calcext:value-type="float">
            <text:p>-0.391766282265018</text:p>
          </table:table-cell>
          <table:table-cell office:value-type="float" office:value="-0.387844549644046" calcext:value-type="float">
            <text:p>-0.387844549644046</text:p>
          </table:table-cell>
          <table:table-cell office:value-type="float" office:value="-0.374297643738729" calcext:value-type="float">
            <text:p>-0.374297643738729</text:p>
          </table:table-cell>
          <table:table-cell office:value-type="float" office:value="-0.357223278637179" calcext:value-type="float">
            <text:p>-0.357223278637179</text:p>
          </table:table-cell>
          <table:table-cell office:value-type="float" office:value="-0.359981488204659" calcext:value-type="float">
            <text:p>-0.359981488204659</text:p>
          </table:table-cell>
          <table:table-cell office:value-type="float" office:value="-0.374199693679572" calcext:value-type="float">
            <text:p>-0.374199693679572</text:p>
          </table:table-cell>
          <table:table-cell office:value-type="float" office:value="-0.391118586174757" calcext:value-type="float">
            <text:p>-0.391118586174757</text:p>
          </table:table-cell>
          <table:table-cell office:value-type="float" office:value="-0.354269521459864" calcext:value-type="float">
            <text:p>-0.354269521459864</text:p>
          </table:table-cell>
          <table:table-cell office:value-type="float" office:value="-0.341382874961575" calcext:value-type="float">
            <text:p>-0.341382874961575</text:p>
          </table:table-cell>
          <table:table-cell office:value-type="float" office:value="-0.319561450840242" calcext:value-type="float">
            <text:p>-0.319561450840242</text:p>
          </table:table-cell>
          <table:table-cell office:value-type="float" office:value="-0.32680001679331" calcext:value-type="float">
            <text:p>-0.32680001679331</text:p>
          </table:table-cell>
          <table:table-cell office:value-type="float" office:value="-0.351638088847705" calcext:value-type="float">
            <text:p>-0.351638088847705</text:p>
          </table:table-cell>
          <table:table-cell office:value-type="float" office:value="-0.381682210328653" calcext:value-type="float">
            <text:p>-0.381682210328653</text:p>
          </table:table-cell>
          <table:table-cell office:value-type="float" office:value="-0.379413560601858" calcext:value-type="float">
            <text:p>-0.379413560601858</text:p>
          </table:table-cell>
          <table:table-cell office:value-type="float" office:value="-0.381019811350845" calcext:value-type="float">
            <text:p>-0.381019811350845</text:p>
          </table:table-cell>
          <table:table-cell office:value-type="float" office:value="-0.375720769927386" calcext:value-type="float">
            <text:p>-0.375720769927386</text:p>
          </table:table-cell>
          <table:table-cell office:value-type="float" office:value="-0.360555184994815" calcext:value-type="float">
            <text:p>-0.360555184994815</text:p>
          </table:table-cell>
          <table:table-cell office:value-type="float" office:value="-0.326275514166151" calcext:value-type="float">
            <text:p>-0.326275514166151</text:p>
          </table:table-cell>
          <table:table-cell office:value-type="float" office:value="-0.324182710238895" calcext:value-type="float">
            <text:p>-0.324182710238895</text:p>
          </table:table-cell>
          <table:table-cell office:value-type="float" office:value="-0.330777103640052" calcext:value-type="float">
            <text:p>-0.330777103640052</text:p>
          </table:table-cell>
          <table:table-cell office:value-type="float" office:value="-0.323963389343781" calcext:value-type="float">
            <text:p>-0.323963389343781</text:p>
          </table:table-cell>
          <table:table-cell office:value-type="float" office:value="-0.346132500275625" calcext:value-type="float">
            <text:p>-0.346132500275625</text:p>
          </table:table-cell>
          <table:table-cell office:value-type="float" office:value="-0.37254048345174" calcext:value-type="float">
            <text:p>-0.37254048345174</text:p>
          </table:table-cell>
          <table:table-cell office:value-type="float" office:value="-0.389773058632578" calcext:value-type="float">
            <text:p>-0.389773058632578</text:p>
          </table:table-cell>
          <table:table-cell office:value-type="float" office:value="-0.403384616873687" calcext:value-type="float">
            <text:p>-0.403384616873687</text:p>
          </table:table-cell>
          <table:table-cell office:value-type="float" office:value="-0.415353423967103" calcext:value-type="float">
            <text:p>-0.415353423967103</text:p>
          </table:table-cell>
          <table:table-cell office:value-type="float" office:value="-0.418028085272252" calcext:value-type="float">
            <text:p>-0.418028085272252</text:p>
          </table:table-cell>
          <table:table-cell office:value-type="float" office:value="-0.429012402932149" calcext:value-type="float">
            <text:p>-0.429012402932149</text:p>
          </table:table-cell>
          <table:table-cell office:value-type="float" office:value="-0.422368068238915" calcext:value-type="float">
            <text:p>-0.422368068238915</text:p>
          </table:table-cell>
          <table:table-cell office:value-type="float" office:value="-0.388601188401933" calcext:value-type="float">
            <text:p>-0.388601188401933</text:p>
          </table:table-cell>
          <table:table-cell office:value-type="float" office:value="-0.397202808145628" calcext:value-type="float">
            <text:p>-0.397202808145628</text:p>
          </table:table-cell>
          <table:table-cell office:value-type="float" office:value="-0.398817268067018" calcext:value-type="float">
            <text:p>-0.398817268067018</text:p>
          </table:table-cell>
          <table:table-cell office:value-type="float" office:value="-0.438231462176993" calcext:value-type="float">
            <text:p>-0.438231462176993</text:p>
          </table:table-cell>
          <table:table-cell office:value-type="float" office:value="-0.420789299899922" calcext:value-type="float">
            <text:p>-0.420789299899922</text:p>
          </table:table-cell>
          <table:table-cell office:value-type="float" office:value="-0.415254554623204" calcext:value-type="float">
            <text:p>-0.415254554623204</text:p>
          </table:table-cell>
          <table:table-cell office:value-type="float" office:value="-0.36575199738739" calcext:value-type="float">
            <text:p>-0.36575199738739</text:p>
          </table:table-cell>
          <table:table-cell office:value-type="float" office:value="-0.352190454693787" calcext:value-type="float">
            <text:p>-0.352190454693787</text:p>
          </table:table-cell>
          <table:table-cell office:value-type="float" office:value="-0.349611357290591" calcext:value-type="float">
            <text:p>-0.349611357290591</text:p>
          </table:table-cell>
          <table:table-cell office:value-type="float" office:value="-0.436206575996963" calcext:value-type="float">
            <text:p>-0.436206575996963</text:p>
          </table:table-cell>
          <table:table-cell office:value-type="float" office:value="-0.42381180412725" calcext:value-type="float">
            <text:p>-0.42381180412725</text:p>
          </table:table-cell>
          <table:table-cell office:value-type="float" office:value="-0.420696006070894" calcext:value-type="float">
            <text:p>-0.420696006070894</text:p>
          </table:table-cell>
          <table:table-cell office:value-type="float" office:value="-0.417324589487771" calcext:value-type="float">
            <text:p>-0.417324589487771</text:p>
          </table:table-cell>
          <table:table-cell office:value-type="float" office:value="-0.407311332747571" calcext:value-type="float">
            <text:p>-0.407311332747571</text:p>
          </table:table-cell>
          <table:table-cell office:value-type="float" office:value="-0.373688433316479" calcext:value-type="float">
            <text:p>-0.373688433316479</text:p>
          </table:table-cell>
          <table:table-cell office:value-type="float" office:value="-0.346413582078904" calcext:value-type="float">
            <text:p>-0.346413582078904</text:p>
          </table:table-cell>
          <table:table-cell office:value-type="float" office:value="-0.349517827872009" calcext:value-type="float">
            <text:p>-0.349517827872009</text:p>
          </table:table-cell>
          <table:table-cell office:value-type="float" office:value="-0.357550098980535" calcext:value-type="float">
            <text:p>-0.357550098980535</text:p>
          </table:table-cell>
          <table:table-cell office:value-type="float" office:value="-0.387811581333098" calcext:value-type="float">
            <text:p>-0.387811581333098</text:p>
          </table:table-cell>
          <table:table-cell office:value-type="float" office:value="-0.397030804048902" calcext:value-type="float">
            <text:p>-0.397030804048902</text:p>
          </table:table-cell>
          <table:table-cell office:value-type="float" office:value="-0.396231722428967" calcext:value-type="float">
            <text:p>-0.396231722428967</text:p>
          </table:table-cell>
          <table:table-cell office:value-type="float" office:value="-0.395917848068227" calcext:value-type="float">
            <text:p>-0.395917848068227</text:p>
          </table:table-cell>
          <table:table-cell office:value-type="float" office:value="-0.393962128857237" calcext:value-type="float">
            <text:p>-0.393962128857237</text:p>
          </table:table-cell>
          <table:table-cell office:value-type="float" office:value="-0.390951525006077" calcext:value-type="float">
            <text:p>-0.390951525006077</text:p>
          </table:table-cell>
          <table:table-cell office:value-type="float" office:value="-0.369880437105213" calcext:value-type="float">
            <text:p>-0.369880437105213</text:p>
          </table:table-cell>
          <table:table-cell office:value-type="float" office:value="-0.36868678820765" calcext:value-type="float">
            <text:p>-0.36868678820765</text:p>
          </table:table-cell>
          <table:table-cell office:value-type="float" office:value="-0.405300589889263" calcext:value-type="float">
            <text:p>-0.405300589889263</text:p>
          </table:table-cell>
          <table:table-cell office:value-type="float" office:value="-0.395917682204998" calcext:value-type="float">
            <text:p>-0.395917682204998</text:p>
          </table:table-cell>
          <table:table-cell office:value-type="float" office:value="-0.405704636747086" calcext:value-type="float">
            <text:p>-0.405704636747086</text:p>
          </table:table-cell>
          <table:table-cell office:value-type="float" office:value="-0.422210613519934" calcext:value-type="float">
            <text:p>-0.422210613519934</text:p>
          </table:table-cell>
          <table:table-cell office:value-type="float" office:value="-0.428170900610238" calcext:value-type="float">
            <text:p>-0.428170900610238</text:p>
          </table:table-cell>
          <table:table-cell office:value-type="float" office:value="-0.430386362785804" calcext:value-type="float">
            <text:p>-0.430386362785804</text:p>
          </table:table-cell>
          <table:table-cell office:value-type="float" office:value="-0.417004342699293" calcext:value-type="float">
            <text:p>-0.417004342699293</text:p>
          </table:table-cell>
          <table:table-cell office:value-type="float" office:value="-0.418360804273463" calcext:value-type="float">
            <text:p>-0.418360804273463</text:p>
          </table:table-cell>
          <table:table-cell office:value-type="float" office:value="-0.397254553713637" calcext:value-type="float">
            <text:p>-0.397254553713637</text:p>
          </table:table-cell>
          <table:table-cell office:value-type="float" office:value="-0.404372824823215" calcext:value-type="float">
            <text:p>-0.404372824823215</text:p>
          </table:table-cell>
          <table:table-cell office:value-type="float" office:value="-0.431011942311587" calcext:value-type="float">
            <text:p>-0.431011942311587</text:p>
          </table:table-cell>
          <table:table-cell office:value-type="float" office:value="-0.416063333912093" calcext:value-type="float">
            <text:p>-0.416063333912093</text:p>
          </table:table-cell>
          <table:table-cell office:value-type="float" office:value="-0.395762465536312" calcext:value-type="float">
            <text:p>-0.395762465536312</text:p>
          </table:table-cell>
          <table:table-cell office:value-type="float" office:value="-0.382887226433459" calcext:value-type="float">
            <text:p>-0.382887226433459</text:p>
          </table:table-cell>
          <table:table-cell office:value-type="float" office:value="-0.376384926266642" calcext:value-type="float">
            <text:p>-0.376384926266642</text:p>
          </table:table-cell>
          <table:table-cell office:value-type="float" office:value="-0.416554065533446" calcext:value-type="float">
            <text:p>-0.416554065533446</text:p>
          </table:table-cell>
          <table:table-cell office:value-type="float" office:value="-0.427865701975565" calcext:value-type="float">
            <text:p>-0.427865701975565</text:p>
          </table:table-cell>
          <table:table-cell office:value-type="float" office:value="-0.415821958983183" calcext:value-type="float">
            <text:p>-0.415821958983183</text:p>
          </table:table-cell>
          <table:table-cell office:value-type="float" office:value="-0.409392837838549" calcext:value-type="float">
            <text:p>-0.409392837838549</text:p>
          </table:table-cell>
          <table:table-cell office:value-type="float" office:value="-0.376666281651931" calcext:value-type="float">
            <text:p>-0.376666281651931</text:p>
          </table:table-cell>
          <table:table-cell office:value-type="float" office:value="-0.346301770991548" calcext:value-type="float">
            <text:p>-0.346301770991548</text:p>
          </table:table-cell>
          <table:table-cell office:value-type="float" office:value="-0.348932685427057" calcext:value-type="float">
            <text:p>-0.348932685427057</text:p>
          </table:table-cell>
          <table:table-cell office:value-type="float" office:value="-0.353001211864808" calcext:value-type="float">
            <text:p>-0.353001211864808</text:p>
          </table:table-cell>
          <table:table-cell office:value-type="float" office:value="-0.371359173200322" calcext:value-type="float">
            <text:p>-0.371359173200322</text:p>
          </table:table-cell>
          <table:table-cell office:value-type="float" office:value="-0.38543087873295" calcext:value-type="float">
            <text:p>-0.38543087873295</text:p>
          </table:table-cell>
          <table:table-cell office:value-type="float" office:value="-0.394629292797023" calcext:value-type="float">
            <text:p>-0.394629292797023</text:p>
          </table:table-cell>
          <table:table-cell office:value-type="float" office:value="-0.411987870035054" calcext:value-type="float">
            <text:p>-0.411987870035054</text:p>
          </table:table-cell>
          <table:table-cell office:value-type="float" office:value="-0.406219817193251" calcext:value-type="float">
            <text:p>-0.406219817193251</text:p>
          </table:table-cell>
          <table:table-cell office:value-type="float" office:value="-0.409745538743828" calcext:value-type="float">
            <text:p>-0.409745538743828</text:p>
          </table:table-cell>
          <table:table-cell office:value-type="float" office:value="-0.408650077240126" calcext:value-type="float">
            <text:p>-0.408650077240126</text:p>
          </table:table-cell>
          <table:table-cell office:value-type="float" office:value="-0.411478383796728" calcext:value-type="float">
            <text:p>-0.411478383796728</text:p>
          </table:table-cell>
          <table:table-cell office:value-type="float" office:value="-0.408642324454518" calcext:value-type="float">
            <text:p>-0.408642324454518</text:p>
          </table:table-cell>
          <table:table-cell office:value-type="float" office:value="-0.383203661704796" calcext:value-type="float">
            <text:p>-0.383203661704796</text:p>
          </table:table-cell>
          <table:table-cell office:value-type="float" office:value="-0.38395612362932" calcext:value-type="float">
            <text:p>-0.38395612362932</text:p>
          </table:table-cell>
          <table:table-cell office:value-type="float" office:value="-0.343309804056911" calcext:value-type="float">
            <text:p>-0.343309804056911</text:p>
          </table:table-cell>
          <table:table-cell office:value-type="float" office:value="-0.389418114828917" calcext:value-type="float">
            <text:p>-0.389418114828917</text:p>
          </table:table-cell>
          <table:table-cell office:value-type="float" office:value="-0.396444893592489" calcext:value-type="float">
            <text:p>-0.396444893592489</text:p>
          </table:table-cell>
          <table:table-cell office:value-type="float" office:value="-0.419707826075925" calcext:value-type="float">
            <text:p>-0.419707826075925</text:p>
          </table:table-cell>
          <table:table-cell office:value-type="float" office:value="-0.434945484016021" calcext:value-type="float">
            <text:p>-0.434945484016021</text:p>
          </table:table-cell>
          <table:table-cell office:value-type="float" office:value="-0.437596892990235" calcext:value-type="float">
            <text:p>-0.437596892990235</text:p>
          </table:table-cell>
          <table:table-cell office:value-type="float" office:value="-0.429674185012665" calcext:value-type="float">
            <text:p>-0.429674185012665</text:p>
          </table:table-cell>
          <table:table-cell office:value-type="float" office:value="-0.430325287456771" calcext:value-type="float">
            <text:p>-0.430325287456771</text:p>
          </table:table-cell>
          <table:table-cell office:value-type="float" office:value="-0.428534621948844" calcext:value-type="float">
            <text:p>-0.428534621948844</text:p>
          </table:table-cell>
          <table:table-cell office:value-type="float" office:value="-0.392685493606398" calcext:value-type="float">
            <text:p>-0.392685493606398</text:p>
          </table:table-cell>
          <table:table-cell office:value-type="float" office:value="-0.386526344241499" calcext:value-type="float">
            <text:p>-0.386526344241499</text:p>
          </table:table-cell>
          <table:table-cell office:value-type="float" office:value="-0.372888739997279" calcext:value-type="float">
            <text:p>-0.372888739997279</text:p>
          </table:table-cell>
          <table:table-cell office:value-type="float" office:value="-0.381885599058724" calcext:value-type="float">
            <text:p>-0.381885599058724</text:p>
          </table:table-cell>
          <table:table-cell office:value-type="float" office:value="-0.381064192620953" calcext:value-type="float">
            <text:p>-0.381064192620953</text:p>
          </table:table-cell>
          <table:table-cell office:value-type="float" office:value="-0.378130730811812" calcext:value-type="float">
            <text:p>-0.378130730811812</text:p>
          </table:table-cell>
          <table:table-cell office:value-type="float" office:value="-0.370842602452949" calcext:value-type="float">
            <text:p>-0.370842602452949</text:p>
          </table:table-cell>
          <table:table-cell office:value-type="float" office:value="-0.360216450848768" calcext:value-type="float">
            <text:p>-0.360216450848768</text:p>
          </table:table-cell>
          <table:table-cell office:value-type="float" office:value="-0.36965694914162" calcext:value-type="float">
            <text:p>-0.36965694914162</text:p>
          </table:table-cell>
          <table:table-cell office:value-type="float" office:value="-0.36849495997183" calcext:value-type="float">
            <text:p>-0.36849495997183</text:p>
          </table:table-cell>
          <table:table-cell office:value-type="float" office:value="-0.377641546249589" calcext:value-type="float">
            <text:p>-0.377641546249589</text:p>
          </table:table-cell>
          <table:table-cell office:value-type="float" office:value="-0.331976965817215" calcext:value-type="float">
            <text:p>-0.331976965817215</text:p>
          </table:table-cell>
          <table:table-cell office:value-type="float" office:value="-0.320474980633808" calcext:value-type="float">
            <text:p>-0.320474980633808</text:p>
          </table:table-cell>
          <table:table-cell office:value-type="float" office:value="-0.307317217505457" calcext:value-type="float">
            <text:p>-0.307317217505457</text:p>
          </table:table-cell>
          <table:table-cell office:value-type="float" office:value="-0.305346246979326" calcext:value-type="float">
            <text:p>-0.305346246979326</text:p>
          </table:table-cell>
          <table:table-cell office:value-type="float" office:value="-0.330096334449688" calcext:value-type="float">
            <text:p>-0.330096334449688</text:p>
          </table:table-cell>
          <table:table-cell office:value-type="float" office:value="-0.337127464399261" calcext:value-type="float">
            <text:p>-0.337127464399261</text:p>
          </table:table-cell>
          <table:table-cell office:value-type="float" office:value="-0.348717496266579" calcext:value-type="float">
            <text:p>-0.348717496266579</text:p>
          </table:table-cell>
          <table:table-cell office:value-type="float" office:value="-0.362834210327257" calcext:value-type="float">
            <text:p>-0.362834210327257</text:p>
          </table:table-cell>
          <table:table-cell office:value-type="float" office:value="-0.362407483128975" calcext:value-type="float">
            <text:p>-0.362407483128975</text:p>
          </table:table-cell>
          <table:table-cell office:value-type="float" office:value="-0.373581937912365" calcext:value-type="float">
            <text:p>-0.373581937912365</text:p>
          </table:table-cell>
          <table:table-cell office:value-type="float" office:value="-0.384568005080108" calcext:value-type="float">
            <text:p>-0.384568005080108</text:p>
          </table:table-cell>
          <table:table-cell office:value-type="float" office:value="-0.372965466283199" calcext:value-type="float">
            <text:p>-0.372965466283199</text:p>
          </table:table-cell>
          <table:table-cell office:value-type="float" office:value="-0.350849158430941" calcext:value-type="float">
            <text:p>-0.350849158430941</text:p>
          </table:table-cell>
          <table:table-cell office:value-type="float" office:value="-0.330456045809956" calcext:value-type="float">
            <text:p>-0.330456045809956</text:p>
          </table:table-cell>
          <table:table-cell office:value-type="float" office:value="-0.32693399922675" calcext:value-type="float">
            <text:p>-0.32693399922675</text:p>
          </table:table-cell>
          <table:table-cell office:value-type="float" office:value="-0.385359386104115" calcext:value-type="float">
            <text:p>-0.385359386104115</text:p>
          </table:table-cell>
          <table:table-cell office:value-type="float" office:value="-0.389995884504414" calcext:value-type="float">
            <text:p>-0.389995884504414</text:p>
          </table:table-cell>
          <table:table-cell office:value-type="float" office:value="-0.402749692407691" calcext:value-type="float">
            <text:p>-0.402749692407691</text:p>
          </table:table-cell>
          <table:table-cell office:value-type="float" office:value="-0.401717724029495" calcext:value-type="float">
            <text:p>-0.401717724029495</text:p>
          </table:table-cell>
          <table:table-cell office:value-type="float" office:value="-0.392289609765275" calcext:value-type="float">
            <text:p>-0.392289609765275</text:p>
          </table:table-cell>
          <table:table-cell office:value-type="float" office:value="-0.391394329151977" calcext:value-type="float">
            <text:p>-0.391394329151977</text:p>
          </table:table-cell>
          <table:table-cell office:value-type="float" office:value="-0.333334594794846" calcext:value-type="float">
            <text:p>-0.333334594794846</text:p>
          </table:table-cell>
          <table:table-cell office:value-type="float" office:value="-0.324471757768929" calcext:value-type="float">
            <text:p>-0.324471757768929</text:p>
          </table:table-cell>
          <table:table-cell office:value-type="float" office:value="-0.34559999716757" calcext:value-type="float">
            <text:p>-0.34559999716757</text:p>
          </table:table-cell>
          <table:table-cell office:value-type="float" office:value="-0.344547653889078" calcext:value-type="float">
            <text:p>-0.344547653889078</text:p>
          </table:table-cell>
          <table:table-cell office:value-type="float" office:value="-0.348478472693369" calcext:value-type="float">
            <text:p>-0.348478472693369</text:p>
          </table:table-cell>
          <table:table-cell office:value-type="float" office:value="-0.335015428377433" calcext:value-type="float">
            <text:p>-0.335015428377433</text:p>
          </table:table-cell>
          <table:table-cell office:value-type="float" office:value="-0.308480526515325" calcext:value-type="float">
            <text:p>-0.308480526515325</text:p>
          </table:table-cell>
          <table:table-cell office:value-type="float" office:value="-0.295747956636181" calcext:value-type="float">
            <text:p>-0.295747956636181</text:p>
          </table:table-cell>
          <table:table-cell office:value-type="float" office:value="-0.312525446146438" calcext:value-type="float">
            <text:p>-0.312525446146438</text:p>
          </table:table-cell>
          <table:table-cell office:value-type="float" office:value="-0.297027779037548" calcext:value-type="float">
            <text:p>-0.297027779037548</text:p>
          </table:table-cell>
          <table:table-cell office:value-type="float" office:value="-0.306912953787029" calcext:value-type="float">
            <text:p>-0.306912953787029</text:p>
          </table:table-cell>
          <table:table-cell office:value-type="float" office:value="-0.326278461579486" calcext:value-type="float">
            <text:p>-0.326278461579486</text:p>
          </table:table-cell>
          <table:table-cell office:value-type="float" office:value="-0.349754335315501" calcext:value-type="float">
            <text:p>-0.349754335315501</text:p>
          </table:table-cell>
          <table:table-cell office:value-type="float" office:value="-0.358360488820577" calcext:value-type="float">
            <text:p>-0.358360488820577</text:p>
          </table:table-cell>
          <table:table-cell office:value-type="float" office:value="-0.36667964645606" calcext:value-type="float">
            <text:p>-0.36667964645606</text:p>
          </table:table-cell>
          <table:table-cell office:value-type="float" office:value="-0.364492182964642" calcext:value-type="float">
            <text:p>-0.364492182964642</text:p>
          </table:table-cell>
          <table:table-cell office:value-type="float" office:value="-0.360533342514682" calcext:value-type="float">
            <text:p>-0.360533342514682</text:p>
          </table:table-cell>
          <table:table-cell office:value-type="float" office:value="-0.350796415988901" calcext:value-type="float">
            <text:p>-0.350796415988901</text:p>
          </table:table-cell>
          <table:table-cell office:value-type="float" office:value="-0.340515738977199" calcext:value-type="float">
            <text:p>-0.340515738977199</text:p>
          </table:table-cell>
          <table:table-cell office:value-type="float" office:value="-0.329385901405786" calcext:value-type="float">
            <text:p>-0.329385901405786</text:p>
          </table:table-cell>
          <table:table-cell office:value-type="float" office:value="-0.320742111606096" calcext:value-type="float">
            <text:p>-0.320742111606096</text:p>
          </table:table-cell>
          <table:table-cell office:value-type="float" office:value="-0.341552988882959" calcext:value-type="float">
            <text:p>-0.341552988882959</text:p>
          </table:table-cell>
          <table:table-cell office:value-type="float" office:value="-0.363998807173972" calcext:value-type="float">
            <text:p>-0.363998807173972</text:p>
          </table:table-cell>
          <table:table-cell office:value-type="float" office:value="-0.391683320571968" calcext:value-type="float">
            <text:p>-0.391683320571968</text:p>
          </table:table-cell>
          <table:table-cell office:value-type="float" office:value="-0.426012783648835" calcext:value-type="float">
            <text:p>-0.426012783648835</text:p>
          </table:table-cell>
          <table:table-cell office:value-type="float" office:value="-0.419953798889461" calcext:value-type="float">
            <text:p>-0.419953798889461</text:p>
          </table:table-cell>
          <table:table-cell office:value-type="float" office:value="-0.387975608207679" calcext:value-type="float">
            <text:p>-0.387975608207679</text:p>
          </table:table-cell>
          <table:table-cell office:value-type="float" office:value="-0.360756761482235" calcext:value-type="float">
            <text:p>-0.360756761482235</text:p>
          </table:table-cell>
          <table:table-cell office:value-type="float" office:value="-0.367704505645762" calcext:value-type="float">
            <text:p>-0.367704505645762</text:p>
          </table:table-cell>
          <table:table-cell office:value-type="float" office:value="-0.362472959551476" calcext:value-type="float">
            <text:p>-0.362472959551476</text:p>
          </table:table-cell>
          <table:table-cell office:value-type="float" office:value="-0.361873688758955" calcext:value-type="float">
            <text:p>-0.361873688758955</text:p>
          </table:table-cell>
          <table:table-cell office:value-type="float" office:value="-0.360835290432529" calcext:value-type="float">
            <text:p>-0.360835290432529</text:p>
          </table:table-cell>
          <table:table-cell office:value-type="float" office:value="-0.349014217029913" calcext:value-type="float">
            <text:p>-0.349014217029913</text:p>
          </table:table-cell>
          <table:table-cell office:value-type="float" office:value="-0.339036548213589" calcext:value-type="float">
            <text:p>-0.339036548213589</text:p>
          </table:table-cell>
          <table:table-cell office:value-type="float" office:value="-0.361650229134398" calcext:value-type="float">
            <text:p>-0.361650229134398</text:p>
          </table:table-cell>
          <table:table-cell office:value-type="float" office:value="-0.347441561313248" calcext:value-type="float">
            <text:p>-0.347441561313248</text:p>
          </table:table-cell>
          <table:table-cell office:value-type="float" office:value="-0.350103341448997" calcext:value-type="float">
            <text:p>-0.350103341448997</text:p>
          </table:table-cell>
          <table:table-cell office:value-type="float" office:value="-0.329472491691349" calcext:value-type="float">
            <text:p>-0.329472491691349</text:p>
          </table:table-cell>
          <table:table-cell office:value-type="float" office:value="-0.313286968363692" calcext:value-type="float">
            <text:p>-0.313286968363692</text:p>
          </table:table-cell>
          <table:table-cell office:value-type="float" office:value="-0.320601402064009" calcext:value-type="float">
            <text:p>-0.320601402064009</text:p>
          </table:table-cell>
          <table:table-cell office:value-type="float" office:value="-0.334408226500463" calcext:value-type="float">
            <text:p>-0.334408226500463</text:p>
          </table:table-cell>
          <table:table-cell office:value-type="float" office:value="-0.356146797174497" calcext:value-type="float">
            <text:p>-0.356146797174497</text:p>
          </table:table-cell>
          <table:table-cell office:value-type="float" office:value="-0.369034501202271" calcext:value-type="float">
            <text:p>-0.369034501202271</text:p>
          </table:table-cell>
          <table:table-cell office:value-type="float" office:value="-0.383287031997535" calcext:value-type="float">
            <text:p>-0.383287031997535</text:p>
          </table:table-cell>
          <table:table-cell office:value-type="float" office:value="-0.389473025050639" calcext:value-type="float">
            <text:p>-0.389473025050639</text:p>
          </table:table-cell>
          <table:table-cell office:value-type="float" office:value="-0.384947963974518" calcext:value-type="float">
            <text:p>-0.384947963974518</text:p>
          </table:table-cell>
          <table:table-cell office:value-type="float" office:value="-0.380335582374442" calcext:value-type="float">
            <text:p>-0.380335582374442</text:p>
          </table:table-cell>
          <table:table-cell office:value-type="float" office:value="-0.382327218454316" calcext:value-type="float">
            <text:p>-0.382327218454316</text:p>
          </table:table-cell>
          <table:table-cell office:value-type="float" office:value="-0.370045813948999" calcext:value-type="float">
            <text:p>-0.370045813948999</text:p>
          </table:table-cell>
          <table:table-cell office:value-type="float" office:value="-0.374041098665966" calcext:value-type="float">
            <text:p>-0.374041098665966</text:p>
          </table:table-cell>
          <table:table-cell office:value-type="float" office:value="-0.336237623119651" calcext:value-type="float">
            <text:p>-0.336237623119651</text:p>
          </table:table-cell>
          <table:table-cell office:value-type="float" office:value="-0.294539716258296" calcext:value-type="float">
            <text:p>-0.294539716258296</text:p>
          </table:table-cell>
          <table:table-cell office:value-type="float" office:value="-0.298680781076501" calcext:value-type="float">
            <text:p>-0.298680781076501</text:p>
          </table:table-cell>
          <table:table-cell office:value-type="float" office:value="-0.298876322610343" calcext:value-type="float">
            <text:p>-0.298876322610343</text:p>
          </table:table-cell>
          <table:table-cell office:value-type="float" office:value="-0.299448891757978" calcext:value-type="float">
            <text:p>-0.299448891757978</text:p>
          </table:table-cell>
          <table:table-cell office:value-type="float" office:value="-0.29883867163616" calcext:value-type="float">
            <text:p>-0.29883867163616</text:p>
          </table:table-cell>
          <table:table-cell office:value-type="float" office:value="-0.297028421569226" calcext:value-type="float">
            <text:p>-0.297028421569226</text:p>
          </table:table-cell>
          <table:table-cell office:value-type="float" office:value="-0.297440140226847" calcext:value-type="float">
            <text:p>-0.297440140226847</text:p>
          </table:table-cell>
          <table:table-cell office:value-type="float" office:value="-0.297637828548296" calcext:value-type="float">
            <text:p>-0.297637828548296</text:p>
          </table:table-cell>
          <table:table-cell office:value-type="float" office:value="-0.297748779938478" calcext:value-type="float">
            <text:p>-0.297748779938478</text:p>
          </table:table-cell>
          <table:table-cell office:value-type="float" office:value="-0.297429786943749" calcext:value-type="float">
            <text:p>-0.297429786943749</text:p>
          </table:table-cell>
          <table:table-cell office:value-type="float" office:value="-0.297726945569439" calcext:value-type="float">
            <text:p>-0.297726945569439</text:p>
          </table:table-cell>
          <table:table-cell office:value-type="float" office:value="-0.297959386086431" calcext:value-type="float">
            <text:p>-0.297959386086431</text:p>
          </table:table-cell>
          <table:table-cell office:value-type="float" office:value="-0.29774161113088" calcext:value-type="float">
            <text:p>-0.29774161113088</text:p>
          </table:table-cell>
          <table:table-cell office:value-type="float" office:value="-0.297489000241993" calcext:value-type="float">
            <text:p>-0.297489000241993</text:p>
          </table:table-cell>
          <table:table-cell office:value-type="float" office:value="-0.298259224172396" calcext:value-type="float">
            <text:p>-0.298259224172396</text:p>
          </table:table-cell>
          <table:table-cell office:value-type="float" office:value="-0.2978770655482" calcext:value-type="float">
            <text:p>-0.2978770655482</text:p>
          </table:table-cell>
          <table:table-cell office:value-type="float" office:value="-0.297654520190043" calcext:value-type="float">
            <text:p>-0.297654520190043</text:p>
          </table:table-cell>
          <table:table-cell office:value-type="float" office:value="-0.297461087151201" calcext:value-type="float">
            <text:p>-0.297461087151201</text:p>
          </table:table-cell>
          <table:table-cell office:value-type="float" office:value="-0.29759295968979" calcext:value-type="float">
            <text:p>-0.29759295968979</text:p>
          </table:table-cell>
          <table:table-cell office:value-type="float" office:value="-0.297168676032845" calcext:value-type="float">
            <text:p>-0.297168676032845</text:p>
          </table:table-cell>
          <table:table-cell office:value-type="float" office:value="-0.297596347529467" calcext:value-type="float">
            <text:p>-0.297596347529467</text:p>
          </table:table-cell>
          <table:table-cell office:value-type="float" office:value="-0.297798022629448" calcext:value-type="float">
            <text:p>-0.297798022629448</text:p>
          </table:table-cell>
          <table:table-cell office:value-type="float" office:value="-0.297567032299798" calcext:value-type="float">
            <text:p>-0.297567032299798</text:p>
          </table:table-cell>
          <table:table-cell office:value-type="float" office:value="-0.297472994506929" calcext:value-type="float">
            <text:p>-0.297472994506929</text:p>
          </table:table-cell>
          <table:table-cell office:value-type="float" office:value="-0.297238244186042" calcext:value-type="float">
            <text:p>-0.297238244186042</text:p>
          </table:table-cell>
          <table:table-cell office:value-type="float" office:value="-0.297458335442696" calcext:value-type="float">
            <text:p>-0.297458335442696</text:p>
          </table:table-cell>
          <table:table-cell office:value-type="float" office:value="-0.297397988843125" calcext:value-type="float">
            <text:p>-0.297397988843125</text:p>
          </table:table-cell>
          <table:table-cell office:value-type="float" office:value="-0.297537440244744" calcext:value-type="float">
            <text:p>-0.297537440244744</text:p>
          </table:table-cell>
          <table:table-cell office:value-type="float" office:value="-0.297822482663737" calcext:value-type="float">
            <text:p>-0.297822482663737</text:p>
          </table:table-cell>
          <table:table-cell office:value-type="float" office:value="-0.297414425036681" calcext:value-type="float">
            <text:p>-0.297414425036681</text:p>
          </table:table-cell>
          <table:table-cell office:value-type="float" office:value="-0.296983277597001" calcext:value-type="float">
            <text:p>-0.296983277597001</text:p>
          </table:table-cell>
          <table:table-cell office:value-type="float" office:value="-0.297978466959564" calcext:value-type="float">
            <text:p>-0.297978466959564</text:p>
          </table:table-cell>
          <table:table-cell office:value-type="float" office:value="-0.297839738640782" calcext:value-type="float">
            <text:p>-0.297839738640782</text:p>
          </table:table-cell>
          <table:table-cell office:value-type="float" office:value="-0.298165504487033" calcext:value-type="float">
            <text:p>-0.298165504487033</text:p>
          </table:table-cell>
          <table:table-cell office:value-type="float" office:value="-0.297420801179077" calcext:value-type="float">
            <text:p>-0.297420801179077</text:p>
          </table:table-cell>
          <table:table-cell office:value-type="float" office:value="-0.297291072187201" calcext:value-type="float">
            <text:p>-0.297291072187201</text:p>
          </table:table-cell>
          <table:table-cell office:value-type="float" office:value="-0.297480558705564" calcext:value-type="float">
            <text:p>-0.297480558705564</text:p>
          </table:table-cell>
          <table:table-cell office:value-type="float" office:value="-0.296971592811157" calcext:value-type="float">
            <text:p>-0.296971592811157</text:p>
          </table:table-cell>
          <table:table-cell office:value-type="float" office:value="-0.297600116660329" calcext:value-type="float">
            <text:p>-0.297600116660329</text:p>
          </table:table-cell>
          <table:table-cell office:value-type="float" office:value="-0.297968445504543" calcext:value-type="float">
            <text:p>-0.297968445504543</text:p>
          </table:table-cell>
          <table:table-cell office:value-type="float" office:value="-0.297042966343516" calcext:value-type="float">
            <text:p>-0.297042966343516</text:p>
          </table:table-cell>
          <table:table-cell office:value-type="float" office:value="-0.297943233480414" calcext:value-type="float">
            <text:p>-0.297943233480414</text:p>
          </table:table-cell>
          <table:table-cell office:value-type="float" office:value="-0.297398908164103" calcext:value-type="float">
            <text:p>-0.297398908164103</text:p>
          </table:table-cell>
          <table:table-cell office:value-type="float" office:value="-0.298342209244264" calcext:value-type="float">
            <text:p>-0.298342209244264</text:p>
          </table:table-cell>
          <table:table-cell office:value-type="float" office:value="-0.297623884448948" calcext:value-type="float">
            <text:p>-0.297623884448948</text:p>
          </table:table-cell>
          <table:table-cell office:value-type="float" office:value="-0.297667925603276" calcext:value-type="float">
            <text:p>-0.297667925603276</text:p>
          </table:table-cell>
          <table:table-cell office:value-type="float" office:value="-0.297388232007382" calcext:value-type="float">
            <text:p>-0.297388232007382</text:p>
          </table:table-cell>
          <table:table-cell office:value-type="float" office:value="-0.297476567017979" calcext:value-type="float">
            <text:p>-0.297476567017979</text:p>
          </table:table-cell>
          <table:table-cell office:value-type="float" office:value="-0.297794189186515" calcext:value-type="float">
            <text:p>-0.297794189186515</text:p>
          </table:table-cell>
          <table:table-cell office:value-type="float" office:value="-0.297425016484741" calcext:value-type="float">
            <text:p>-0.297425016484741</text:p>
          </table:table-cell>
          <table:table-cell office:value-type="float" office:value="-0.29776243797319" calcext:value-type="float">
            <text:p>-0.29776243797319</text:p>
          </table:table-cell>
          <table:table-cell office:value-type="float" office:value="-0.29759848154802" calcext:value-type="float">
            <text:p>-0.29759848154802</text:p>
          </table:table-cell>
          <table:table-cell office:value-type="float" office:value="-0.297387343494028" calcext:value-type="float">
            <text:p>-0.297387343494028</text:p>
          </table:table-cell>
          <table:table-cell office:value-type="float" office:value="-0.297250082323848" calcext:value-type="float">
            <text:p>-0.297250082323848</text:p>
          </table:table-cell>
          <table:table-cell office:value-type="float" office:value="-0.297642618756019" calcext:value-type="float">
            <text:p>-0.297642618756019</text:p>
          </table:table-cell>
          <table:table-cell office:value-type="float" office:value="-0.297444357553921" calcext:value-type="float">
            <text:p>-0.297444357553921</text:p>
          </table:table-cell>
          <table:table-cell office:value-type="float" office:value="-0.297693365572663" calcext:value-type="float">
            <text:p>-0.297693365572663</text:p>
          </table:table-cell>
          <table:table-cell office:value-type="float" office:value="-0.297447215053202" calcext:value-type="float">
            <text:p>-0.297447215053202</text:p>
          </table:table-cell>
          <table:table-cell office:value-type="float" office:value="-0.297965896912845" calcext:value-type="float">
            <text:p>-0.297965896912845</text:p>
          </table:table-cell>
          <table:table-cell office:value-type="float" office:value="-0.297548352616285" calcext:value-type="float">
            <text:p>-0.297548352616285</text:p>
          </table:table-cell>
          <table:table-cell office:value-type="float" office:value="-0.297695229877323" calcext:value-type="float">
            <text:p>-0.297695229877323</text:p>
          </table:table-cell>
          <table:table-cell office:value-type="float" office:value="-0.297460560139315" calcext:value-type="float">
            <text:p>-0.297460560139315</text:p>
          </table:table-cell>
          <table:table-cell office:value-type="float" office:value="-0.297335930044735" calcext:value-type="float">
            <text:p>-0.297335930044735</text:p>
          </table:table-cell>
          <table:table-cell office:value-type="float" office:value="-0.297349126971279" calcext:value-type="float">
            <text:p>-0.297349126971279</text:p>
          </table:table-cell>
          <table:table-cell office:value-type="float" office:value="-0.297751899877515" calcext:value-type="float">
            <text:p>-0.297751899877515</text:p>
          </table:table-cell>
          <table:table-cell office:value-type="float" office:value="-0.297387833392528" calcext:value-type="float">
            <text:p>-0.297387833392528</text:p>
          </table:table-cell>
          <table:table-cell office:value-type="float" office:value="-0.297756048630913" calcext:value-type="float">
            <text:p>-0.297756048630913</text:p>
          </table:table-cell>
          <table:table-cell office:value-type="float" office:value="-0.297763075436042" calcext:value-type="float">
            <text:p>-0.297763075436042</text:p>
          </table:table-cell>
          <table:table-cell office:value-type="float" office:value="-0.297343620177269" calcext:value-type="float">
            <text:p>-0.297343620177269</text:p>
          </table:table-cell>
          <table:table-cell office:value-type="float" office:value="-0.297770745672085" calcext:value-type="float">
            <text:p>-0.297770745672085</text:p>
          </table:table-cell>
          <table:table-cell office:value-type="float" office:value="-0.297764412373223" calcext:value-type="float">
            <text:p>-0.297764412373223</text:p>
          </table:table-cell>
          <table:table-cell office:value-type="float" office:value="-0.297898071327931" calcext:value-type="float">
            <text:p>-0.297898071327931</text:p>
          </table:table-cell>
          <table:table-cell office:value-type="float" office:value="-0.297615772296377" calcext:value-type="float">
            <text:p>-0.297615772296377</text:p>
          </table:table-cell>
          <table:table-cell office:value-type="float" office:value="-0.297259572839861" calcext:value-type="float">
            <text:p>-0.297259572839861</text:p>
          </table:table-cell>
          <table:table-cell office:value-type="float" office:value="-0.297667870016906" calcext:value-type="float">
            <text:p>-0.297667870016906</text:p>
          </table:table-cell>
          <table:table-cell office:value-type="float" office:value="-0.297549437849099" calcext:value-type="float">
            <text:p>-0.297549437849099</text:p>
          </table:table-cell>
          <table:table-cell office:value-type="float" office:value="-0.297505864695564" calcext:value-type="float">
            <text:p>-0.297505864695564</text:p>
          </table:table-cell>
          <table:table-cell office:value-type="float" office:value="-0.297668460354613" calcext:value-type="float">
            <text:p>-0.297668460354613</text:p>
          </table:table-cell>
          <table:table-cell office:value-type="float" office:value="-0.297704627687277" calcext:value-type="float">
            <text:p>-0.297704627687277</text:p>
          </table:table-cell>
          <table:table-cell office:value-type="float" office:value="-0.297654645476104" calcext:value-type="float">
            <text:p>-0.297654645476104</text:p>
          </table:table-cell>
          <table:table-cell office:value-type="float" office:value="-0.297546255619483" calcext:value-type="float">
            <text:p>-0.297546255619483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384408863468577" calcext:value-type="float">
            <text:p>3.84408863468577E-06</text:p>
          </table:table-cell>
          <table:table-cell office:value-type="float" office:value="-0.0000138443455521275" calcext:value-type="float">
            <text:p>-1.38443455521275E-05</text:p>
          </table:table-cell>
          <table:table-cell office:value-type="float" office:value="-0.00000259222782028612" calcext:value-type="float">
            <text:p>-2.59222782028612E-06</text:p>
          </table:table-cell>
          <table:table-cell office:value-type="float" office:value="0.0000218629969378492" calcext:value-type="float">
            <text:p>2.18629969378492E-05</text:p>
          </table:table-cell>
          <table:table-cell office:value-type="float" office:value="-0.00000419736283813199" calcext:value-type="float">
            <text:p>-4.19736283813199E-06</text:p>
          </table:table-cell>
          <table:table-cell office:value-type="float" office:value="0.00000519368567764023" calcext:value-type="float">
            <text:p>5.19368567764023E-06</text:p>
          </table:table-cell>
          <table:table-cell office:value-type="float" office:value="-0.00000921341604781523" calcext:value-type="float">
            <text:p>-9.21341604781523E-06</text:p>
          </table:table-cell>
          <table:table-cell office:value-type="float" office:value="-0.00000756712301236417" calcext:value-type="float">
            <text:p>-7.56712301236417E-06</text:p>
          </table:table-cell>
          <table:table-cell office:value-type="float" office:value="0.00000203866774006745" calcext:value-type="float">
            <text:p>2.03866774006745E-06</text:p>
          </table:table-cell>
          <table:table-cell office:value-type="float" office:value="0.000000817111090400946" calcext:value-type="float">
            <text:p>8.17111090400946E-07</text:p>
          </table:table-cell>
          <table:table-cell office:value-type="float" office:value="0.0000154201007528942" calcext:value-type="float">
            <text:p>1.54201007528942E-05</text:p>
          </table:table-cell>
          <table:table-cell office:value-type="float" office:value="-0.00000791266926836176" calcext:value-type="float">
            <text:p>-7.91266926836176E-06</text:p>
          </table:table-cell>
          <table:table-cell office:value-type="float" office:value="0.00000273347245743905" calcext:value-type="float">
            <text:p>2.73347245743905E-06</text:p>
          </table:table-cell>
          <table:table-cell office:value-type="float" office:value="0.00000302575884719714" calcext:value-type="float">
            <text:p>3.02575884719714E-06</text:p>
          </table:table-cell>
          <table:table-cell office:value-type="float" office:value="-0.0000179479625448953" calcext:value-type="float">
            <text:p>-1.79479625448953E-05</text:p>
          </table:table-cell>
          <table:table-cell office:value-type="float" office:value="0.0000186227618717005" calcext:value-type="float">
            <text:p>1.86227618717005E-05</text:p>
          </table:table-cell>
          <table:table-cell office:value-type="float" office:value="-0.0000138726532827871" calcext:value-type="float">
            <text:p>-1.38726532827871E-05</text:p>
          </table:table-cell>
          <table:table-cell office:value-type="float" office:value="0.00000233013935846404" calcext:value-type="float">
            <text:p>2.33013935846404E-06</text:p>
          </table:table-cell>
          <table:table-cell office:value-type="float" office:value="0.0000068032442192556" calcext:value-type="float">
            <text:p>6.8032442192556E-06</text:p>
          </table:table-cell>
          <table:table-cell office:value-type="float" office:value="-0.0000084242430509196" calcext:value-type="float">
            <text:p>-8.4242430509196E-06</text:p>
          </table:table-cell>
          <table:table-cell office:value-type="float" office:value="-0.00000838045538742449" calcext:value-type="float">
            <text:p>-8.38045538742449E-06</text:p>
          </table:table-cell>
          <table:table-cell office:value-type="float" office:value="0.0000168399207920444" calcext:value-type="float">
            <text:p>1.68399207920444E-05</text:p>
          </table:table-cell>
          <table:table-cell office:value-type="float" office:value="-0.0000118234928757621" calcext:value-type="float">
            <text:p>-1.18234928757621E-05</text:p>
          </table:table-cell>
          <table:table-cell office:value-type="float" office:value="0.0000151386440862544" calcext:value-type="float">
            <text:p>1.51386440862544E-05</text:p>
          </table:table-cell>
          <table:table-cell office:value-type="float" office:value="-0.0000000724333716339842" calcext:value-type="float">
            <text:p>-7.24333716339842E-08</text:p>
          </table:table-cell>
          <table:table-cell office:value-type="float" office:value="-0.00000644440814301372" calcext:value-type="float">
            <text:p>-6.44440814301372E-06</text:p>
          </table:table-cell>
          <table:table-cell office:value-type="float" office:value="0.00000269965095689439" calcext:value-type="float">
            <text:p>2.69965095689439E-06</text:p>
          </table:table-cell>
          <table:table-cell office:value-type="float" office:value="-0.00000430517478278158" calcext:value-type="float">
            <text:p>-4.30517478278158E-06</text:p>
          </table:table-cell>
          <table:table-cell office:value-type="float" office:value="0.000000107188778131206" calcext:value-type="float">
            <text:p>1.07188778131206E-07</text:p>
          </table:table-cell>
          <table:table-cell office:value-type="float" office:value="-0.00000166649753541304" calcext:value-type="float">
            <text:p>-1.66649753541304E-06</text:p>
          </table:table-cell>
          <table:table-cell office:value-type="float" office:value="0.00000193446622592797" calcext:value-type="float">
            <text:p>1.93446622592797E-06</text:p>
          </table:table-cell>
          <table:table-cell office:value-type="float" office:value="-0.0000106502069795456" calcext:value-type="float">
            <text:p>-1.06502069795456E-05</text:p>
          </table:table-cell>
          <table:table-cell office:value-type="float" office:value="-0.00000531889264404617" calcext:value-type="float">
            <text:p>-5.31889264404617E-06</text:p>
          </table:table-cell>
          <table:table-cell office:value-type="float" office:value="0.0000252751473786561" calcext:value-type="float">
            <text:p>2.52751473786561E-05</text:p>
          </table:table-cell>
          <table:table-cell office:value-type="float" office:value="-0.0000128564276086207" calcext:value-type="float">
            <text:p>-1.28564276086207E-05</text:p>
          </table:table-cell>
          <table:table-cell office:value-type="float" office:value="-0.0000101940936311218" calcext:value-type="float">
            <text:p>-1.01940936311218E-05</text:p>
          </table:table-cell>
          <table:table-cell office:value-type="float" office:value="0.0000209101793492428" calcext:value-type="float">
            <text:p>2.09101793492428E-05</text:p>
          </table:table-cell>
          <table:table-cell office:value-type="float" office:value="-0.000000725061015560691" calcext:value-type="float">
            <text:p>-7.25061015560691E-07</text:p>
          </table:table-cell>
          <table:table-cell office:value-type="float" office:value="-0.0000119393990917205" calcext:value-type="float">
            <text:p>-1.19393990917205E-05</text:p>
          </table:table-cell>
          <table:table-cell office:value-type="float" office:value="0.0000154560888125932" calcext:value-type="float">
            <text:p>1.54560888125932E-05</text:p>
          </table:table-cell>
          <table:table-cell office:value-type="float" office:value="-0.0000122741948564986" calcext:value-type="float">
            <text:p>-1.22741948564986E-05</text:p>
          </table:table-cell>
          <table:table-cell office:value-type="float" office:value="0.0000103588174175662" calcext:value-type="float">
            <text:p>1.03588174175662E-05</text:p>
          </table:table-cell>
          <table:table-cell office:value-type="float" office:value="0.0000180761415705111" calcext:value-type="float">
            <text:p>1.80761415705111E-05</text:p>
          </table:table-cell>
          <table:table-cell office:value-type="float" office:value="-0.0000437028015928265" calcext:value-type="float">
            <text:p>-4.37028015928265E-05</text:p>
          </table:table-cell>
          <table:table-cell office:value-type="float" office:value="0.0000233040496176451" calcext:value-type="float">
            <text:p>2.33040496176451E-05</text:p>
          </table:table-cell>
          <table:table-cell office:value-type="float" office:value="-0.00000432363484770271" calcext:value-type="float">
            <text:p>-4.32363484770271E-06</text:p>
          </table:table-cell>
          <table:table-cell office:value-type="float" office:value="-0.0000145233847273496" calcext:value-type="float">
            <text:p>-1.45233847273496E-05</text:p>
          </table:table-cell>
          <table:table-cell office:value-type="float" office:value="-0.00000541677602355906" calcext:value-type="float">
            <text:p>-5.41677602355906E-06</text:p>
          </table:table-cell>
          <table:table-cell office:value-type="float" office:value="0.0000210625709775036" calcext:value-type="float">
            <text:p>2.10625709775036E-05</text:p>
          </table:table-cell>
          <table:table-cell office:value-type="float" office:value="0.0000161267549785848" calcext:value-type="float">
            <text:p>1.61267549785848E-05</text:p>
          </table:table-cell>
          <table:table-cell office:value-type="float" office:value="-0.0000158940053013312" calcext:value-type="float">
            <text:p>-1.58940053013312E-05</text:p>
          </table:table-cell>
          <table:table-cell office:value-type="float" office:value="-0.0000301269039595931" calcext:value-type="float">
            <text:p>-3.01269039595931E-05</text:p>
          </table:table-cell>
          <table:table-cell office:value-type="float" office:value="0.0000324411821812087" calcext:value-type="float">
            <text:p>3.24411821812087E-05</text:p>
          </table:table-cell>
          <table:table-cell office:value-type="float" office:value="-0.0000093767442617132" calcext:value-type="float">
            <text:p>-9.3767442617132E-06</text:p>
          </table:table-cell>
          <table:table-cell office:value-type="float" office:value="0.000000773371584050775" calcext:value-type="float">
            <text:p>7.73371584050775E-07</text:p>
          </table:table-cell>
          <table:table-cell office:value-type="float" office:value="-0.0000286550563749488" calcext:value-type="float">
            <text:p>-2.86550563749488E-05</text:p>
          </table:table-cell>
          <table:table-cell office:value-type="float" office:value="0.000018359879800367" calcext:value-type="float">
            <text:p>1.8359879800367E-05</text:p>
          </table:table-cell>
          <table:table-cell office:value-type="float" office:value="0.0000137698366562411" calcext:value-type="float">
            <text:p>1.37698366562411E-05</text:p>
          </table:table-cell>
          <table:table-cell office:value-type="float" office:value="-0.00000912309570705316" calcext:value-type="float">
            <text:p>-9.12309570705316E-06</text:p>
          </table:table-cell>
          <table:table-cell office:value-type="float" office:value="-0.0000162457946342731" calcext:value-type="float">
            <text:p>-1.62457946342731E-05</text:p>
          </table:table-cell>
          <table:table-cell office:value-type="float" office:value="-0.0000017152364397699" calcext:value-type="float">
            <text:p>-1.7152364397699E-06</text:p>
          </table:table-cell>
          <table:table-cell office:value-type="float" office:value="0.000000638932244501067" calcext:value-type="float">
            <text:p>6.38932244501067E-07</text:p>
          </table:table-cell>
          <table:table-cell office:value-type="float" office:value="0.000016817254784085" calcext:value-type="float">
            <text:p>1.6817254784085E-05</text:p>
          </table:table-cell>
          <table:table-cell office:value-type="float" office:value="-0.0000109672922518067" calcext:value-type="float">
            <text:p>-1.09672922518067E-05</text:p>
          </table:table-cell>
          <table:table-cell office:value-type="float" office:value="-0.0000103251717301633" calcext:value-type="float">
            <text:p>-1.03251717301633E-05</text:p>
          </table:table-cell>
          <table:table-cell office:value-type="float" office:value="0.0000402573578584531" calcext:value-type="float">
            <text:p>4.02573578584531E-05</text:p>
          </table:table-cell>
          <table:table-cell office:value-type="float" office:value="-0.0000471310033752226" calcext:value-type="float">
            <text:p>-4.71310033752226E-05</text:p>
          </table:table-cell>
          <table:table-cell office:value-type="float" office:value="0.0000262351485259549" calcext:value-type="float">
            <text:p>2.62351485259549E-05</text:p>
          </table:table-cell>
          <table:table-cell office:value-type="float" office:value="0.000000516105198411498" calcext:value-type="float">
            <text:p>5.16105198411498E-07</text:p>
          </table:table-cell>
          <table:table-cell office:value-type="float" office:value="-0.0000073319459867327" calcext:value-type="float">
            <text:p>-7.3319459867327E-06</text:p>
          </table:table-cell>
          <table:table-cell office:value-type="float" office:value="0.0000034378894098186" calcext:value-type="float">
            <text:p>3.4378894098186E-06</text:p>
          </table:table-cell>
          <table:table-cell office:value-type="float" office:value="-0.0000149026882244052" calcext:value-type="float">
            <text:p>-1.49026882244052E-05</text:p>
          </table:table-cell>
          <table:table-cell office:value-type="float" office:value="0.00000962544330690429" calcext:value-type="float">
            <text:p>9.62544330690429E-06</text:p>
          </table:table-cell>
          <table:table-cell office:value-type="float" office:value="0.000022547810266671" calcext:value-type="float">
            <text:p>2.2547810266671E-05</text:p>
          </table:table-cell>
          <table:table-cell office:value-type="float" office:value="-0.0000243212384606339" calcext:value-type="float">
            <text:p>-2.43212384606339E-05</text:p>
          </table:table-cell>
          <table:table-cell office:value-type="float" office:value="0.00000101864087764803" calcext:value-type="float">
            <text:p>1.01864087764803E-06</text:p>
          </table:table-cell>
          <table:table-cell office:value-type="float" office:value="0.0000132654199826443" calcext:value-type="float">
            <text:p>1.32654199826443E-05</text:p>
          </table:table-cell>
          <table:table-cell office:value-type="float" office:value="-0.00000950424720669307" calcext:value-type="float">
            <text:p>-9.50424720669307E-06</text:p>
          </table:table-cell>
          <table:table-cell office:value-type="float" office:value="-0.00000700993204016953" calcext:value-type="float">
            <text:p>-7.00993204016953E-06</text:p>
          </table:table-cell>
          <table:table-cell office:value-type="float" office:value="0.0000162619136798159" calcext:value-type="float">
            <text:p>1.62619136798159E-05</text:p>
          </table:table-cell>
          <table:table-cell office:value-type="float" office:value="-0.0000187299024246856" calcext:value-type="float">
            <text:p>-1.87299024246856E-05</text:p>
          </table:table-cell>
          <table:table-cell office:value-type="float" office:value="-0.000940816933494348" calcext:value-type="float">
            <text:p>-0.000940816933494</text:p>
          </table:table-cell>
          <table:table-cell office:value-type="float" office:value="-0.000059952050824541" calcext:value-type="float">
            <text:p>-5.9952050824541E-05</text:p>
          </table:table-cell>
          <table:table-cell office:value-type="float" office:value="-0.0000740900208707207" calcext:value-type="float">
            <text:p>-7.40900208707207E-05</text:p>
          </table:table-cell>
          <table:table-cell office:value-type="float" office:value="0.000536378299090257" calcext:value-type="float">
            <text:p>0.00053637829909</text:p>
          </table:table-cell>
          <table:table-cell office:value-type="float" office:value="0.00117894110235511" calcext:value-type="float">
            <text:p>0.001178941102355</text:p>
          </table:table-cell>
          <table:table-cell office:value-type="float" office:value="0.000489226925096897" calcext:value-type="float">
            <text:p>0.000489226925097</text:p>
          </table:table-cell>
          <table:table-cell office:value-type="float" office:value="0.000815810346911527" calcext:value-type="float">
            <text:p>0.000815810346912</text:p>
          </table:table-cell>
          <table:table-cell office:value-type="float" office:value="0.0000969835892475346" calcext:value-type="float">
            <text:p>9.69835892475346E-05</text:p>
          </table:table-cell>
          <table:table-cell office:value-type="float" office:value="0.000141390416937726" calcext:value-type="float">
            <text:p>0.000141390416938</text:p>
          </table:table-cell>
          <table:table-cell office:value-type="float" office:value="0.000422091965529337" calcext:value-type="float">
            <text:p>0.000422091965529</text:p>
          </table:table-cell>
          <table:table-cell office:value-type="float" office:value="0.00284620957719861" calcext:value-type="float">
            <text:p>0.002846209577199</text:p>
          </table:table-cell>
          <table:table-cell office:value-type="float" office:value="0.00155540163127366" calcext:value-type="float">
            <text:p>0.001555401631274</text:p>
          </table:table-cell>
          <table:table-cell office:value-type="float" office:value="0.00716091080136244" calcext:value-type="float">
            <text:p>0.007160910801362</text:p>
          </table:table-cell>
          <table:table-cell office:value-type="float" office:value="0.0122112747023322" calcext:value-type="float">
            <text:p>0.012211274702332</text:p>
          </table:table-cell>
          <table:table-cell office:value-type="float" office:value="0.0116943177452642" calcext:value-type="float">
            <text:p>0.011694317745264</text:p>
          </table:table-cell>
          <table:table-cell office:value-type="float" office:value="0.00573358020082665" calcext:value-type="float">
            <text:p>0.005733580200827</text:p>
          </table:table-cell>
          <table:table-cell office:value-type="float" office:value="-0.00124610080985166" calcext:value-type="float">
            <text:p>-0.001246100809852</text:p>
          </table:table-cell>
          <table:table-cell office:value-type="float" office:value="-0.000840359361361176" calcext:value-type="float">
            <text:p>-0.000840359361361</text:p>
          </table:table-cell>
          <table:table-cell office:value-type="float" office:value="0.00214697736697378" calcext:value-type="float">
            <text:p>0.002146977366974</text:p>
          </table:table-cell>
          <table:table-cell office:value-type="float" office:value="-0.0303524541340104" calcext:value-type="float">
            <text:p>-0.03035245413401</text:p>
          </table:table-cell>
          <table:table-cell office:value-type="float" office:value="-0.00654932332616154" calcext:value-type="float">
            <text:p>-0.006549323326162</text:p>
          </table:table-cell>
          <table:table-cell office:value-type="float" office:value="0.00191679820563906" calcext:value-type="float">
            <text:p>0.001916798205639</text:p>
          </table:table-cell>
          <table:table-cell office:value-type="float" office:value="0.000876642369914415" calcext:value-type="float">
            <text:p>0.000876642369914</text:p>
          </table:table-cell>
          <table:table-cell office:value-type="float" office:value="0.00264884633918816" calcext:value-type="float">
            <text:p>0.002648846339188</text:p>
          </table:table-cell>
          <table:table-cell office:value-type="float" office:value="0.00135726045322138" calcext:value-type="float">
            <text:p>0.001357260453221</text:p>
          </table:table-cell>
          <table:table-cell office:value-type="float" office:value="-0.0038677198347204" calcext:value-type="float">
            <text:p>-0.00386771983472</text:p>
          </table:table-cell>
          <table:table-cell office:value-type="float" office:value="0.000244251137039075" calcext:value-type="float">
            <text:p>0.000244251137039</text:p>
          </table:table-cell>
          <table:table-cell office:value-type="float" office:value="0.0234788870475083" calcext:value-type="float">
            <text:p>0.023478887047508</text:p>
          </table:table-cell>
          <table:table-cell office:value-type="float" office:value="-0.0188096166325019" calcext:value-type="float">
            <text:p>-0.018809616632502</text:p>
          </table:table-cell>
          <table:table-cell office:value-type="float" office:value="-0.00458260376020475" calcext:value-type="float">
            <text:p>-0.004582603760205</text:p>
          </table:table-cell>
          <table:table-cell office:value-type="float" office:value="-0.00763256712404714" calcext:value-type="float">
            <text:p>-0.007632567124047</text:p>
          </table:table-cell>
          <table:table-cell office:value-type="float" office:value="0.00140901870380716" calcext:value-type="float">
            <text:p>0.001409018703807</text:p>
          </table:table-cell>
          <table:table-cell office:value-type="float" office:value="0.00158523431966512" calcext:value-type="float">
            <text:p>0.001585234319665</text:p>
          </table:table-cell>
          <table:table-cell office:value-type="float" office:value="-0.00132802589824044" calcext:value-type="float">
            <text:p>-0.00132802589824</text:p>
          </table:table-cell>
          <table:table-cell office:value-type="float" office:value="-0.000572639431059119" calcext:value-type="float">
            <text:p>-0.000572639431059</text:p>
          </table:table-cell>
          <table:table-cell office:value-type="float" office:value="0.000840677062714956" calcext:value-type="float">
            <text:p>0.000840677062715</text:p>
          </table:table-cell>
          <table:table-cell office:value-type="float" office:value="0.00284008606672365" calcext:value-type="float">
            <text:p>0.002840086066724</text:p>
          </table:table-cell>
          <table:table-cell office:value-type="float" office:value="0.00173878007995126" calcext:value-type="float">
            <text:p>0.001738780079951</text:p>
          </table:table-cell>
          <table:table-cell office:value-type="float" office:value="0.00743504454604876" calcext:value-type="float">
            <text:p>0.007435044546049</text:p>
          </table:table-cell>
          <table:table-cell office:value-type="float" office:value="0.00174798069542192" calcext:value-type="float">
            <text:p>0.001747980695422</text:p>
          </table:table-cell>
          <table:table-cell office:value-type="float" office:value="-0.00129950803463613" calcext:value-type="float">
            <text:p>-0.001299508034636</text:p>
          </table:table-cell>
          <table:table-cell office:value-type="float" office:value="-0.00225753834372805" calcext:value-type="float">
            <text:p>-0.002257538343728</text:p>
          </table:table-cell>
          <table:table-cell office:value-type="float" office:value="0.00783460997434249" calcext:value-type="float">
            <text:p>0.007834609974342</text:p>
          </table:table-cell>
          <table:table-cell office:value-type="float" office:value="0.0101112088968678" calcext:value-type="float">
            <text:p>0.010111208896868</text:p>
          </table:table-cell>
          <table:table-cell office:value-type="float" office:value="0.00187901534481444" calcext:value-type="float">
            <text:p>0.001879015344814</text:p>
          </table:table-cell>
          <table:table-cell office:value-type="float" office:value="0.00152679336661415" calcext:value-type="float">
            <text:p>0.001526793366614</text:p>
          </table:table-cell>
          <table:table-cell office:value-type="float" office:value="-0.00178881254590896" calcext:value-type="float">
            <text:p>-0.001788812545909</text:p>
          </table:table-cell>
          <table:table-cell office:value-type="float" office:value="-0.00106086650078568" calcext:value-type="float">
            <text:p>-0.001060866500786</text:p>
          </table:table-cell>
          <table:table-cell office:value-type="float" office:value="0.00286245322195777" calcext:value-type="float">
            <text:p>0.002862453221958</text:p>
          </table:table-cell>
          <table:table-cell office:value-type="float" office:value="-0.00186748444762663" calcext:value-type="float">
            <text:p>-0.001867484447627</text:p>
          </table:table-cell>
          <table:table-cell office:value-type="float" office:value="-0.0179318534329826" calcext:value-type="float">
            <text:p>-0.017931853432983</text:p>
          </table:table-cell>
          <table:table-cell office:value-type="float" office:value="0.00136215111822263" calcext:value-type="float">
            <text:p>0.001362151118223</text:p>
          </table:table-cell>
          <table:table-cell office:value-type="float" office:value="-0.00263634662230333" calcext:value-type="float">
            <text:p>-0.002636346622303</text:p>
          </table:table-cell>
          <table:table-cell office:value-type="float" office:value="-0.00570801898353657" calcext:value-type="float">
            <text:p>-0.005708018983537</text:p>
          </table:table-cell>
          <table:table-cell office:value-type="float" office:value="-0.00195186513677537" calcext:value-type="float">
            <text:p>-0.001951865136775</text:p>
          </table:table-cell>
          <table:table-cell office:value-type="float" office:value="-0.000120067378441557" calcext:value-type="float">
            <text:p>-0.000120067378442</text:p>
          </table:table-cell>
          <table:table-cell office:value-type="float" office:value="-0.005239251522693" calcext:value-type="float">
            <text:p>-0.005239251522693</text:p>
          </table:table-cell>
          <table:table-cell office:value-type="float" office:value="-0.00247699487797626" calcext:value-type="float">
            <text:p>-0.002476994877976</text:p>
          </table:table-cell>
          <table:table-cell office:value-type="float" office:value="-0.00044945997377438" calcext:value-type="float">
            <text:p>-0.000449459973774</text:p>
          </table:table-cell>
          <table:table-cell office:value-type="float" office:value="0.0426515502650057" calcext:value-type="float">
            <text:p>0.042651550265006</text:p>
          </table:table-cell>
          <table:table-cell office:value-type="float" office:value="-0.0020712494546542" calcext:value-type="float">
            <text:p>-0.002071249454654</text:p>
          </table:table-cell>
          <table:table-cell office:value-type="float" office:value="-0.000595870261039744" calcext:value-type="float">
            <text:p>-0.00059587026104</text:p>
          </table:table-cell>
          <table:table-cell office:value-type="float" office:value="-0.000318340221188318" calcext:value-type="float">
            <text:p>-0.000318340221188</text:p>
          </table:table-cell>
          <table:table-cell office:value-type="float" office:value="-0.0136690244032684" calcext:value-type="float">
            <text:p>-0.013669024403268</text:p>
          </table:table-cell>
          <table:table-cell office:value-type="float" office:value="-0.00632211702760555" calcext:value-type="float">
            <text:p>-0.006322117027606</text:p>
          </table:table-cell>
          <table:table-cell office:value-type="float" office:value="-0.0132533429021304" calcext:value-type="float">
            <text:p>-0.01325334290213</text:p>
          </table:table-cell>
          <table:table-cell office:value-type="float" office:value="0.000127340746098714" calcext:value-type="float">
            <text:p>0.000127340746099</text:p>
          </table:table-cell>
          <table:table-cell office:value-type="float" office:value="0.00205230658919764" calcext:value-type="float">
            <text:p>0.002052306589198</text:p>
          </table:table-cell>
          <table:table-cell office:value-type="float" office:value="-0.000533146482524338" calcext:value-type="float">
            <text:p>-0.000533146482524</text:p>
          </table:table-cell>
          <table:table-cell office:value-type="float" office:value="-0.00238485527228755" calcext:value-type="float">
            <text:p>-0.002384855272288</text:p>
          </table:table-cell>
          <table:table-cell office:value-type="float" office:value="-0.000371234515457619" calcext:value-type="float">
            <text:p>-0.000371234515458</text:p>
          </table:table-cell>
          <table:table-cell office:value-type="float" office:value="-0.00043664719833747" calcext:value-type="float">
            <text:p>-0.000436647198337</text:p>
          </table:table-cell>
          <table:table-cell office:value-type="float" office:value="0.00151281682073845" calcext:value-type="float">
            <text:p>0.001512816820738</text:p>
          </table:table-cell>
          <table:table-cell office:value-type="float" office:value="0.00151649722481123" calcext:value-type="float">
            <text:p>0.001516497224811</text:p>
          </table:table-cell>
          <table:table-cell office:value-type="float" office:value="0.00380311678749057" calcext:value-type="float">
            <text:p>0.003803116787491</text:p>
          </table:table-cell>
          <table:table-cell office:value-type="float" office:value="0.00874796961932756" calcext:value-type="float">
            <text:p>0.008747969619328</text:p>
          </table:table-cell>
          <table:table-cell office:value-type="float" office:value="0.0115206366401699" calcext:value-type="float">
            <text:p>0.01152063664017</text:p>
          </table:table-cell>
          <table:table-cell office:value-type="float" office:value="0.0033415905323545" calcext:value-type="float">
            <text:p>0.003341590532355</text:p>
          </table:table-cell>
          <table:table-cell office:value-type="float" office:value="0.00124877252642841" calcext:value-type="float">
            <text:p>0.001248772526428</text:p>
          </table:table-cell>
          <table:table-cell office:value-type="float" office:value="-0.00180946284915923" calcext:value-type="float">
            <text:p>-0.001809462849159</text:p>
          </table:table-cell>
          <table:table-cell office:value-type="float" office:value="-0.00192347034851609" calcext:value-type="float">
            <text:p>-0.001923470348516</text:p>
          </table:table-cell>
          <table:table-cell office:value-type="float" office:value="-0.00212533765996498" calcext:value-type="float">
            <text:p>-0.002125337659965</text:p>
          </table:table-cell>
          <table:table-cell office:value-type="float" office:value="-0.00034800927100842" calcext:value-type="float">
            <text:p>-0.000348009271008</text:p>
          </table:table-cell>
          <table:table-cell office:value-type="float" office:value="-0.00258490079423646" calcext:value-type="float">
            <text:p>-0.002584900794236</text:p>
          </table:table-cell>
          <table:table-cell office:value-type="float" office:value="-0.00831577569100278" calcext:value-type="float">
            <text:p>-0.008315775691003</text:p>
          </table:table-cell>
          <table:table-cell office:value-type="float" office:value="-0.00350352095014317" calcext:value-type="float">
            <text:p>-0.003503520950143</text:p>
          </table:table-cell>
          <table:table-cell office:value-type="float" office:value="-0.00975756118897497" calcext:value-type="float">
            <text:p>-0.009757561188975</text:p>
          </table:table-cell>
          <table:table-cell office:value-type="float" office:value="-0.00194111093388921" calcext:value-type="float">
            <text:p>-0.001941110933889</text:p>
          </table:table-cell>
          <table:table-cell office:value-type="float" office:value="-0.00209027721975491" calcext:value-type="float">
            <text:p>-0.002090277219755</text:p>
          </table:table-cell>
          <table:table-cell office:value-type="float" office:value="-0.00277411101106456" calcext:value-type="float">
            <text:p>-0.002774111011065</text:p>
          </table:table-cell>
          <table:table-cell office:value-type="float" office:value="-0.0019323534881609" calcext:value-type="float">
            <text:p>-0.001932353488161</text:p>
          </table:table-cell>
          <table:table-cell office:value-type="float" office:value="0.000474374084780127" calcext:value-type="float">
            <text:p>0.00047437408478</text:p>
          </table:table-cell>
          <table:table-cell office:value-type="float" office:value="0.0388573658922043" calcext:value-type="float">
            <text:p>0.038857365892204</text:p>
          </table:table-cell>
          <table:table-cell office:value-type="float" office:value="-0.00356123961864962" calcext:value-type="float">
            <text:p>-0.00356123961865</text:p>
          </table:table-cell>
          <table:table-cell office:value-type="float" office:value="-0.00323864169539989" calcext:value-type="float">
            <text:p>-0.0032386416954</text:p>
          </table:table-cell>
          <table:table-cell office:value-type="float" office:value="-0.0165845183507727" calcext:value-type="float">
            <text:p>-0.016584518350773</text:p>
          </table:table-cell>
          <table:table-cell office:value-type="float" office:value="-0.00485195163251923" calcext:value-type="float">
            <text:p>-0.004851951632519</text:p>
          </table:table-cell>
          <table:table-cell office:value-type="float" office:value="-0.0055936592281412" calcext:value-type="float">
            <text:p>-0.005593659228141</text:p>
          </table:table-cell>
          <table:table-cell office:value-type="float" office:value="0.0000269593269173751" calcext:value-type="float">
            <text:p>2.69593269173751E-05</text:p>
          </table:table-cell>
          <table:table-cell office:value-type="float" office:value="0.00482179513645098" calcext:value-type="float">
            <text:p>0.004821795136451</text:p>
          </table:table-cell>
          <table:table-cell office:value-type="float" office:value="0.00182184656689832" calcext:value-type="float">
            <text:p>0.001821846566898</text:p>
          </table:table-cell>
          <table:table-cell office:value-type="float" office:value="0.0000358155473135224" calcext:value-type="float">
            <text:p>3.58155473135224E-05</text:p>
          </table:table-cell>
          <table:table-cell office:value-type="float" office:value="-0.0008219972717598" calcext:value-type="float">
            <text:p>-0.00082199727176</text:p>
          </table:table-cell>
          <table:table-cell office:value-type="float" office:value="-0.0000987005581101763" calcext:value-type="float">
            <text:p>-9.87005581101763E-05</text:p>
          </table:table-cell>
          <table:table-cell office:value-type="float" office:value="-0.0015245695201358" calcext:value-type="float">
            <text:p>-0.001524569520136</text:p>
          </table:table-cell>
          <table:table-cell office:value-type="float" office:value="0.0020779371821445" calcext:value-type="float">
            <text:p>0.002077937182145</text:p>
          </table:table-cell>
          <table:table-cell office:value-type="float" office:value="0.00266255989140773" calcext:value-type="float">
            <text:p>0.002662559891408</text:p>
          </table:table-cell>
          <table:table-cell office:value-type="float" office:value="0.0055038812442495" calcext:value-type="float">
            <text:p>0.00550388124425</text:p>
          </table:table-cell>
          <table:table-cell office:value-type="float" office:value="0.00259221941461213" calcext:value-type="float">
            <text:p>0.002592219414612</text:p>
          </table:table-cell>
          <table:table-cell office:value-type="float" office:value="0.00404015161214255" calcext:value-type="float">
            <text:p>0.004040151612143</text:p>
          </table:table-cell>
          <table:table-cell office:value-type="float" office:value="0.00186154347746792" calcext:value-type="float">
            <text:p>0.001861543477468</text:p>
          </table:table-cell>
          <table:table-cell office:value-type="float" office:value="0.0101934290382948" calcext:value-type="float">
            <text:p>0.010193429038295</text:p>
          </table:table-cell>
          <table:table-cell office:value-type="float" office:value="0.00427581885785022" calcext:value-type="float">
            <text:p>0.00427581885785</text:p>
          </table:table-cell>
          <table:table-cell office:value-type="float" office:value="0.00065825924740115" calcext:value-type="float">
            <text:p>0.000658259247401</text:p>
          </table:table-cell>
          <table:table-cell office:value-type="float" office:value="0.000588687353126449" calcext:value-type="float">
            <text:p>0.000588687353126</text:p>
          </table:table-cell>
          <table:table-cell office:value-type="float" office:value="-0.00089036102954948" calcext:value-type="float">
            <text:p>-0.000890361029549</text:p>
          </table:table-cell>
          <table:table-cell office:value-type="float" office:value="-0.000478847643273661" calcext:value-type="float">
            <text:p>-0.000478847643274</text:p>
          </table:table-cell>
          <table:table-cell office:value-type="float" office:value="0.00279845510131277" calcext:value-type="float">
            <text:p>0.002798455101313</text:p>
          </table:table-cell>
          <table:table-cell office:value-type="float" office:value="-0.0012936918106648" calcext:value-type="float">
            <text:p>-0.001293691810665</text:p>
          </table:table-cell>
          <table:table-cell office:value-type="float" office:value="-0.0249634248016181" calcext:value-type="float">
            <text:p>-0.024963424801618</text:p>
          </table:table-cell>
          <table:table-cell office:value-type="float" office:value="-0.0041850282626244" calcext:value-type="float">
            <text:p>-0.004185028262624</text:p>
          </table:table-cell>
          <table:table-cell office:value-type="float" office:value="-0.00260112642201638" calcext:value-type="float">
            <text:p>-0.002601126422016</text:p>
          </table:table-cell>
          <table:table-cell office:value-type="float" office:value="0.000352817055264243" calcext:value-type="float">
            <text:p>0.000352817055264</text:p>
          </table:table-cell>
          <table:table-cell office:value-type="float" office:value="0.000422694818050073" calcext:value-type="float">
            <text:p>0.00042269481805</text:p>
          </table:table-cell>
          <table:table-cell office:value-type="float" office:value="0.00122584267717446" calcext:value-type="float">
            <text:p>0.001225842677174</text:p>
          </table:table-cell>
          <table:table-cell office:value-type="float" office:value="-0.000153284574169299" calcext:value-type="float">
            <text:p>-0.000153284574169</text:p>
          </table:table-cell>
          <table:table-cell office:value-type="float" office:value="-0.00126526015646544" calcext:value-type="float">
            <text:p>-0.001265260156465</text:p>
          </table:table-cell>
          <table:table-cell office:value-type="float" office:value="-0.00225490430097919" calcext:value-type="float">
            <text:p>-0.002254904300979</text:p>
          </table:table-cell>
          <table:table-cell office:value-type="float" office:value="0.0257317133628971" calcext:value-type="float">
            <text:p>0.025731713362897</text:p>
          </table:table-cell>
          <table:table-cell office:value-type="float" office:value="-0.00217277018191725" calcext:value-type="float">
            <text:p>-0.002172770181917</text:p>
          </table:table-cell>
          <table:table-cell office:value-type="float" office:value="-0.00839094017072783" calcext:value-type="float">
            <text:p>-0.008390940170728</text:p>
          </table:table-cell>
          <table:table-cell office:value-type="float" office:value="-0.0047031691410942" calcext:value-type="float">
            <text:p>-0.004703169141094</text:p>
          </table:table-cell>
          <table:table-cell office:value-type="float" office:value="-0.0000225231065759668" calcext:value-type="float">
            <text:p>-2.25231065759668E-05</text:p>
          </table:table-cell>
          <table:table-cell office:value-type="float" office:value="-0.00589684382261257" calcext:value-type="float">
            <text:p>-0.005896843822613</text:p>
          </table:table-cell>
          <table:table-cell office:value-type="float" office:value="-0.000660781835402746" calcext:value-type="float">
            <text:p>-0.000660781835403</text:p>
          </table:table-cell>
          <table:table-cell office:value-type="float" office:value="-0.00140798605860593" calcext:value-type="float">
            <text:p>-0.001407986058606</text:p>
          </table:table-cell>
          <table:table-cell office:value-type="float" office:value="-0.0015444001518774" calcext:value-type="float">
            <text:p>-0.001544400151877</text:p>
          </table:table-cell>
          <table:table-cell office:value-type="float" office:value="-0.000190450839213929" calcext:value-type="float">
            <text:p>-0.000190450839214</text:p>
          </table:table-cell>
          <table:table-cell office:value-type="float" office:value="0.000403298500380567" calcext:value-type="float">
            <text:p>0.000403298500381</text:p>
          </table:table-cell>
          <table:table-cell office:value-type="float" office:value="0.00396658844187764" calcext:value-type="float">
            <text:p>0.003966588441878</text:p>
          </table:table-cell>
          <table:table-cell office:value-type="float" office:value="0.00412945990053087" calcext:value-type="float">
            <text:p>0.004129459900531</text:p>
          </table:table-cell>
          <table:table-cell office:value-type="float" office:value="0.00827573139609888" calcext:value-type="float">
            <text:p>0.008275731396099</text:p>
          </table:table-cell>
          <table:table-cell office:value-type="float" office:value="0.00256592630306357" calcext:value-type="float">
            <text:p>0.002565926303064</text:p>
          </table:table-cell>
          <table:table-cell office:value-type="float" office:value="0.00253176601621496" calcext:value-type="float">
            <text:p>0.002531766016215</text:p>
          </table:table-cell>
          <table:table-cell office:value-type="float" office:value="0.00433530373592595" calcext:value-type="float">
            <text:p>0.004335303735926</text:p>
          </table:table-cell>
          <table:table-cell office:value-type="float" office:value="0.0101162545905818" calcext:value-type="float">
            <text:p>0.010116254590582</text:p>
          </table:table-cell>
          <table:table-cell office:value-type="float" office:value="-0.00347335697252432" calcext:value-type="float">
            <text:p>-0.003473356972524</text:p>
          </table:table-cell>
          <table:table-cell office:value-type="float" office:value="-0.00183760562446428" calcext:value-type="float">
            <text:p>-0.001837605624464</text:p>
          </table:table-cell>
          <table:table-cell office:value-type="float" office:value="-0.00254218523779448" calcext:value-type="float">
            <text:p>-0.002542185237794</text:p>
          </table:table-cell>
          <table:table-cell office:value-type="float" office:value="-0.0254624303327901" calcext:value-type="float">
            <text:p>-0.02546243033279</text:p>
          </table:table-cell>
          <table:table-cell office:value-type="float" office:value="0.0000415801626629797" calcext:value-type="float">
            <text:p>4.15801626629797E-05</text:p>
          </table:table-cell>
          <table:table-cell office:value-type="float" office:value="-0.00993653084205598" calcext:value-type="float">
            <text:p>-0.009936530842056</text:p>
          </table:table-cell>
          <table:table-cell office:value-type="float" office:value="-0.00328355308323158" calcext:value-type="float">
            <text:p>-0.003283553083232</text:p>
          </table:table-cell>
          <table:table-cell office:value-type="float" office:value="0.0372100368970429" calcext:value-type="float">
            <text:p>0.037210036897043</text:p>
          </table:table-cell>
          <table:table-cell office:value-type="float" office:value="-0.00123629322111429" calcext:value-type="float">
            <text:p>-0.001236293221114</text:p>
          </table:table-cell>
          <table:table-cell office:value-type="float" office:value="-0.00254404513452217" calcext:value-type="float">
            <text:p>-0.002544045134522</text:p>
          </table:table-cell>
          <table:table-cell office:value-type="float" office:value="-0.00496088402267259" calcext:value-type="float">
            <text:p>-0.004960884022673</text:p>
          </table:table-cell>
          <table:table-cell office:value-type="float" office:value="-0.010797886323976" calcext:value-type="float">
            <text:p>-0.010797886323976</text:p>
          </table:table-cell>
          <table:table-cell office:value-type="float" office:value="-0.00328348858163974" calcext:value-type="float">
            <text:p>-0.00328348858164</text:p>
          </table:table-cell>
          <table:table-cell office:value-type="float" office:value="-0.00260875956582252" calcext:value-type="float">
            <text:p>-0.002608759565823</text:p>
          </table:table-cell>
          <table:table-cell office:value-type="float" office:value="-0.00567572064314731" calcext:value-type="float">
            <text:p>-0.005675720643147</text:p>
          </table:table-cell>
          <table:table-cell office:value-type="float" office:value="0.000821188214937429" calcext:value-type="float">
            <text:p>0.000821188214937</text:p>
          </table:table-cell>
          <table:table-cell office:value-type="float" office:value="0.00435796656663301" calcext:value-type="float">
            <text:p>0.004357966566633</text:p>
          </table:table-cell>
          <table:table-cell office:value-type="float" office:value="-0.000475479987504968" calcext:value-type="float">
            <text:p>-0.000475479987505</text:p>
          </table:table-cell>
          <table:table-cell office:value-type="float" office:value="-0.00104970422144907" calcext:value-type="float">
            <text:p>-0.001049704221449</text:p>
          </table:table-cell>
          <table:table-cell office:value-type="float" office:value="-0.00135256974536119" calcext:value-type="float">
            <text:p>-0.001352569745361</text:p>
          </table:table-cell>
          <table:table-cell office:value-type="float" office:value="0.00248961028007522" calcext:value-type="float">
            <text:p>0.002489610280075</text:p>
          </table:table-cell>
          <table:table-cell office:value-type="float" office:value="0.00226017143251261" calcext:value-type="float">
            <text:p>0.002260171432513</text:p>
          </table:table-cell>
          <table:table-cell office:value-type="float" office:value="0.00568694174012085" calcext:value-type="float">
            <text:p>0.005686941740121</text:p>
          </table:table-cell>
          <table:table-cell office:value-type="float" office:value="0.00118900547074091" calcext:value-type="float">
            <text:p>0.001189005470741</text:p>
          </table:table-cell>
          <table:table-cell office:value-type="float" office:value="0.00806762058989208" calcext:value-type="float">
            <text:p>0.008067620589892</text:p>
          </table:table-cell>
          <table:table-cell office:value-type="float" office:value="0.000247992515244322" calcext:value-type="float">
            <text:p>0.000247992515244</text:p>
          </table:table-cell>
          <table:table-cell office:value-type="float" office:value="0.00202270946768762" calcext:value-type="float">
            <text:p>0.002022709467688</text:p>
          </table:table-cell>
          <table:table-cell office:value-type="float" office:value="0.0113800084573243" calcext:value-type="float">
            <text:p>0.011380008457324</text:p>
          </table:table-cell>
          <table:table-cell office:value-type="float" office:value="0.00135367807241832" calcext:value-type="float">
            <text:p>0.001353678072418</text:p>
          </table:table-cell>
          <table:table-cell office:value-type="float" office:value="0.000538837081646815" calcext:value-type="float">
            <text:p>0.000538837081647</text:p>
          </table:table-cell>
          <table:table-cell office:value-type="float" office:value="0.000717557169148064" calcext:value-type="float">
            <text:p>0.000717557169148</text:p>
          </table:table-cell>
          <table:table-cell office:value-type="float" office:value="-0.0228912684031672" calcext:value-type="float">
            <text:p>-0.022891268403167</text:p>
          </table:table-cell>
          <table:table-cell office:value-type="float" office:value="-0.00592311915975369" calcext:value-type="float">
            <text:p>-0.005923119159754</text:p>
          </table:table-cell>
          <table:table-cell office:value-type="float" office:value="-0.00214208790097936" calcext:value-type="float">
            <text:p>-0.002142087900979</text:p>
          </table:table-cell>
          <table:table-cell office:value-type="float" office:value="-0.00319956101497776" calcext:value-type="float">
            <text:p>-0.003199561014978</text:p>
          </table:table-cell>
          <table:table-cell office:value-type="float" office:value="0.0014392201751342" calcext:value-type="float">
            <text:p>0.001439220175134</text:p>
          </table:table-cell>
          <table:table-cell office:value-type="float" office:value="0.002274705547756" calcext:value-type="float">
            <text:p>0.002274705547756</text:p>
          </table:table-cell>
          <table:table-cell office:value-type="float" office:value="0.000782945389684708" calcext:value-type="float">
            <text:p>0.000782945389685</text:p>
          </table:table-cell>
          <table:table-cell office:value-type="float" office:value="-0.00402758231063438" calcext:value-type="float">
            <text:p>-0.004027582310634</text:p>
          </table:table-cell>
          <table:table-cell office:value-type="float" office:value="0.0054162338610636" calcext:value-type="float">
            <text:p>0.005416233861064</text:p>
          </table:table-cell>
          <table:table-cell office:value-type="float" office:value="-0.00149178980090936" calcext:value-type="float">
            <text:p>-0.001491789800909</text:p>
          </table:table-cell>
          <table:table-cell office:value-type="float" office:value="-0.0117715003898478" calcext:value-type="float">
            <text:p>-0.011771500389848</text:p>
          </table:table-cell>
          <table:table-cell office:value-type="float" office:value="-0.00178041780104765" calcext:value-type="float">
            <text:p>-0.001780417801048</text:p>
          </table:table-cell>
          <table:table-cell office:value-type="float" office:value="-0.0000297329366742427" calcext:value-type="float">
            <text:p>-2.97329366742427E-05</text:p>
          </table:table-cell>
          <table:table-cell office:value-type="float" office:value="0.00140134200991388" calcext:value-type="float">
            <text:p>0.001401342009914</text:p>
          </table:table-cell>
          <table:table-cell office:value-type="float" office:value="0.00686016400717876" calcext:value-type="float">
            <text:p>0.006860164007179</text:p>
          </table:table-cell>
          <table:table-cell office:value-type="float" office:value="0.00312792367948728" calcext:value-type="float">
            <text:p>0.003127923679487</text:p>
          </table:table-cell>
          <table:table-cell office:value-type="float" office:value="-0.000820837104056449" calcext:value-type="float">
            <text:p>-0.000820837104056</text:p>
          </table:table-cell>
          <table:table-cell office:value-type="float" office:value="-0.000650465520083632" calcext:value-type="float">
            <text:p>-0.000650465520084</text:p>
          </table:table-cell>
          <table:table-cell office:value-type="float" office:value="-0.000264989923066672" calcext:value-type="float">
            <text:p>-0.000264989923067</text:p>
          </table:table-cell>
          <table:table-cell office:value-type="float" office:value="-0.000359247866025647" calcext:value-type="float">
            <text:p>-0.000359247866026</text:p>
          </table:table-cell>
          <table:table-cell office:value-type="float" office:value="-0.000247230665527898" calcext:value-type="float">
            <text:p>-0.000247230665528</text:p>
          </table:table-cell>
          <table:table-cell office:value-type="float" office:value="0.00268028947466553" calcext:value-type="float">
            <text:p>0.002680289474666</text:p>
          </table:table-cell>
          <table:table-cell office:value-type="float" office:value="0.00284457488974532" calcext:value-type="float">
            <text:p>0.002844574889745</text:p>
          </table:table-cell>
          <table:table-cell office:value-type="float" office:value="0.00380120601941913" calcext:value-type="float">
            <text:p>0.003801206019419</text:p>
          </table:table-cell>
          <table:table-cell office:value-type="float" office:value="0.00328479081395611" calcext:value-type="float">
            <text:p>0.003284790813956</text:p>
          </table:table-cell>
          <table:table-cell office:value-type="float" office:value="0.0145604327168102" calcext:value-type="float">
            <text:p>0.01456043271681</text:p>
          </table:table-cell>
          <table:table-cell office:value-type="float" office:value="-0.000477292146121577" calcext:value-type="float">
            <text:p>-0.000477292146122</text:p>
          </table:table-cell>
          <table:table-cell office:value-type="float" office:value="0.000423559203921897" calcext:value-type="float">
            <text:p>0.000423559203922</text:p>
          </table:table-cell>
          <table:table-cell office:value-type="float" office:value="-0.000107690571614416" calcext:value-type="float">
            <text:p>-0.000107690571614</text:p>
          </table:table-cell>
          <table:table-cell office:value-type="float" office:value="-0.0000970064198492215" calcext:value-type="float">
            <text:p>-9.70064198492215E-05</text:p>
          </table:table-cell>
          <table:table-cell office:value-type="float" office:value="-0.00013016048329928" calcext:value-type="float">
            <text:p>-0.000130160483299</text:p>
          </table:table-cell>
          <table:table-cell office:value-type="float" office:value="-0.0000149629427063092" calcext:value-type="float">
            <text:p>-1.49629427063092E-05</text:p>
          </table:table-cell>
          <table:table-cell office:value-type="float" office:value="0.00000945152031661678" calcext:value-type="float">
            <text:p>9.45152031661678E-06</text:p>
          </table:table-cell>
          <table:table-cell office:value-type="float" office:value="0.0000744871170200723" calcext:value-type="float">
            <text:p>7.44871170200723E-05</text:p>
          </table:table-cell>
          <table:table-cell office:value-type="float" office:value="-0.0000619518956990195" calcext:value-type="float">
            <text:p>-6.19518956990195E-05</text:p>
          </table:table-cell>
          <table:table-cell office:value-type="float" office:value="0.0000166018636377219" calcext:value-type="float">
            <text:p>1.66018636377219E-05</text:p>
          </table:table-cell>
          <table:table-cell office:value-type="float" office:value="0.000062303218897275" calcext:value-type="float">
            <text:p>6.2303218897275E-05</text:p>
          </table:table-cell>
          <table:table-cell office:value-type="float" office:value="-0.0000365835440654383" calcext:value-type="float">
            <text:p>-3.65835440654383E-05</text:p>
          </table:table-cell>
          <table:table-cell office:value-type="float" office:value="-0.0000276612570443979" calcext:value-type="float">
            <text:p>-2.76612570443979E-05</text:p>
          </table:table-cell>
          <table:table-cell office:value-type="float" office:value="0.000065459766367959" calcext:value-type="float">
            <text:p>6.5459766367959E-05</text:p>
          </table:table-cell>
          <table:table-cell office:value-type="float" office:value="-0.0000332214727692404" calcext:value-type="float">
            <text:p>-3.32214727692404E-05</text:p>
          </table:table-cell>
          <table:table-cell office:value-type="float" office:value="-0.00000916368952424973" calcext:value-type="float">
            <text:p>-9.16368952424973E-06</text:p>
          </table:table-cell>
          <table:table-cell office:value-type="float" office:value="-0.00000514625280650938" calcext:value-type="float">
            <text:p>-5.14625280650938E-06</text:p>
          </table:table-cell>
          <table:table-cell office:value-type="float" office:value="0.0000105883178803112" calcext:value-type="float">
            <text:p>1.05883178803112E-05</text:p>
          </table:table-cell>
          <table:table-cell office:value-type="float" office:value="-0.0000455315900264042" calcext:value-type="float">
            <text:p>-4.55315900264042E-05</text:p>
          </table:table-cell>
          <table:table-cell office:value-type="float" office:value="0.0000364664396002579" calcext:value-type="float">
            <text:p>3.64664396002579E-05</text:p>
          </table:table-cell>
          <table:table-cell office:value-type="float" office:value="0.00000664219425577928" calcext:value-type="float">
            <text:p>6.64219425577928E-06</text:p>
          </table:table-cell>
          <table:table-cell office:value-type="float" office:value="-0.0000130282460801823" calcext:value-type="float">
            <text:p>-1.30282460801823E-05</text:p>
          </table:table-cell>
          <table:table-cell office:value-type="float" office:value="-0.00000364861154800167" calcext:value-type="float">
            <text:p>-3.64861154800167E-06</text:p>
          </table:table-cell>
          <table:table-cell office:value-type="float" office:value="-0.0000299234545473315" calcext:value-type="float">
            <text:p>-2.99234545473315E-05</text:p>
          </table:table-cell>
          <table:table-cell office:value-type="float" office:value="0.0000182616241767297" calcext:value-type="float">
            <text:p>1.82616241767297E-05</text:p>
          </table:table-cell>
          <table:table-cell office:value-type="float" office:value="-0.00000677058327980262" calcext:value-type="float">
            <text:p>-6.77058327980262E-06</text:p>
          </table:table-cell>
          <table:table-cell office:value-type="float" office:value="0.0000130165215369571" calcext:value-type="float">
            <text:p>1.30165215369571E-05</text:p>
          </table:table-cell>
          <table:table-cell office:value-type="float" office:value="0.000034285784862087" calcext:value-type="float">
            <text:p>3.4285784862087E-05</text:p>
          </table:table-cell>
          <table:table-cell office:value-type="float" office:value="-0.0000468168527082424" calcext:value-type="float">
            <text:p>-4.68168527082424E-05</text:p>
          </table:table-cell>
          <table:table-cell office:value-type="float" office:value="-0.0000088786352047121" calcext:value-type="float">
            <text:p>-8.8786352047121E-06</text:p>
          </table:table-cell>
          <table:table-cell office:value-type="float" office:value="0.0000538823759168028" calcext:value-type="float">
            <text:p>5.38823759168028E-05</text:p>
          </table:table-cell>
          <table:table-cell office:value-type="float" office:value="-0.00000208101036519581" calcext:value-type="float">
            <text:p>-2.08101036519581E-06</text:p>
          </table:table-cell>
          <table:table-cell office:value-type="float" office:value="0.0000171334136985224" calcext:value-type="float">
            <text:p>1.71334136985224E-05</text:p>
          </table:table-cell>
          <table:table-cell office:value-type="float" office:value="-0.0000457721471963102" calcext:value-type="float">
            <text:p>-4.57721471963102E-05</text:p>
          </table:table-cell>
          <table:table-cell office:value-type="float" office:value="-0.00000831732174866318" calcext:value-type="float">
            <text:p>-8.31732174866318E-06</text:p>
          </table:table-cell>
          <table:table-cell office:value-type="float" office:value="0.000008159556520837" calcext:value-type="float">
            <text:p>8.159556520837E-06</text:p>
          </table:table-cell>
          <table:table-cell office:value-type="float" office:value="-0.0000361562655782355" calcext:value-type="float">
            <text:p>-3.61562655782355E-05</text:p>
          </table:table-cell>
          <table:table-cell office:value-type="float" office:value="0.0000409593683209919" calcext:value-type="float">
            <text:p>4.09593683209919E-05</text:p>
          </table:table-cell>
          <table:table-cell office:value-type="float" office:value="0.0000393160897969591" calcext:value-type="float">
            <text:p>3.93160897969591E-05</text:p>
          </table:table-cell>
          <table:table-cell office:value-type="float" office:value="-0.0000725432717928465" calcext:value-type="float">
            <text:p>-7.25432717928465E-05</text:p>
          </table:table-cell>
          <table:table-cell office:value-type="float" office:value="0.0000815704837998643" calcext:value-type="float">
            <text:p>8.15704837998643E-05</text:p>
          </table:table-cell>
          <table:table-cell office:value-type="float" office:value="-0.0000597807488747493" calcext:value-type="float">
            <text:p>-5.97807488747493E-05</text:p>
          </table:table-cell>
          <table:table-cell office:value-type="float" office:value="0.000067801041305493" calcext:value-type="float">
            <text:p>6.7801041305493E-05</text:p>
          </table:table-cell>
          <table:table-cell office:value-type="float" office:value="-0.0000532121477710423" calcext:value-type="float">
            <text:p>-5.32121477710423E-05</text:p>
          </table:table-cell>
          <table:table-cell office:value-type="float" office:value="-0.0000226119434854621" calcext:value-type="float">
            <text:p>-2.26119434854621E-05</text:p>
          </table:table-cell>
          <table:table-cell office:value-type="float" office:value="0.0000249776677458957" calcext:value-type="float">
            <text:p>2.49776677458957E-05</text:p>
          </table:table-cell>
          <table:table-cell office:value-type="float" office:value="-0.00000911576418810567" calcext:value-type="float">
            <text:p>-9.11576418810567E-06</text:p>
          </table:table-cell>
          <table:table-cell office:value-type="float" office:value="0.0000156384882734062" calcext:value-type="float">
            <text:p>1.56384882734062E-05</text:p>
          </table:table-cell>
          <table:table-cell office:value-type="float" office:value="-0.0000180453304711725" calcext:value-type="float">
            <text:p>-1.80453304711725E-05</text:p>
          </table:table-cell>
          <table:table-cell office:value-type="float" office:value="0.0000157916117372592" calcext:value-type="float">
            <text:p>1.57916117372592E-05</text:p>
          </table:table-cell>
          <table:table-cell office:value-type="float" office:value="-0.0000112600150754538" calcext:value-type="float">
            <text:p>-1.12600150754538E-05</text:p>
          </table:table-cell>
          <table:table-cell office:value-type="float" office:value="-0.0000159521506590266" calcext:value-type="float">
            <text:p>-1.59521506590266E-05</text:p>
          </table:table-cell>
          <table:table-cell office:value-type="float" office:value="-0.0000113168525492369" calcext:value-type="float">
            <text:p>-1.13168525492369E-05</text:p>
          </table:table-cell>
          <table:table-cell office:value-type="float" office:value="0.0000373842939540014" calcext:value-type="float">
            <text:p>3.73842939540014E-05</text:p>
          </table:table-cell>
          <table:table-cell office:value-type="float" office:value="-0.0000278057997998848" calcext:value-type="float">
            <text:p>-2.78057997998848E-05</text:p>
          </table:table-cell>
          <table:table-cell office:value-type="float" office:value="0.00002227690511869" calcext:value-type="float">
            <text:p>2.227690511869E-05</text:p>
          </table:table-cell>
          <table:table-cell office:value-type="float" office:value="-0.00000979908772286153" calcext:value-type="float">
            <text:p>-9.79908772286153E-06</text:p>
          </table:table-cell>
          <table:table-cell office:value-type="float" office:value="0.0000307898682970209" calcext:value-type="float">
            <text:p>3.07898682970209E-05</text:p>
          </table:table-cell>
          <table:table-cell office:value-type="float" office:value="-0.0000366712942875269" calcext:value-type="float">
            <text:p>-3.66712942875269E-05</text:p>
          </table:table-cell>
          <table:table-cell office:value-type="float" office:value="0.0000282284339778727" calcext:value-type="float">
            <text:p>2.82284339778727E-05</text:p>
          </table:table-cell>
          <table:table-cell office:value-type="float" office:value="-0.0000245186184496537" calcext:value-type="float">
            <text:p>-2.45186184496537E-05</text:p>
          </table:table-cell>
          <table:table-cell office:value-type="float" office:value="-0.00000370950135714088" calcext:value-type="float">
            <text:p>-3.70950135714088E-06</text:p>
          </table:table-cell>
          <table:table-cell office:value-type="float" office:value="-0.00000194089197930181" calcext:value-type="float">
            <text:p>-1.94089197930181E-06</text:p>
          </table:table-cell>
          <table:table-cell office:value-type="float" office:value="0.0000156819306542655" calcext:value-type="float">
            <text:p>1.56819306542655E-05</text:p>
          </table:table-cell>
          <table:table-cell office:value-type="float" office:value="-0.0000255226862399538" calcext:value-type="float">
            <text:p>-2.55226862399538E-05</text:p>
          </table:table-cell>
          <table:table-cell office:value-type="float" office:value="0.0000339979542793301" calcext:value-type="float">
            <text:p>3.39979542793301E-05</text:p>
          </table:table-cell>
          <table:table-cell office:value-type="float" office:value="0.00000511864466079537" calcext:value-type="float">
            <text:p>5.11864466079537E-06</text:p>
          </table:table-cell>
          <table:table-cell office:value-type="float" office:value="-0.0000237998007575624" calcext:value-type="float">
            <text:p>-2.37998007575624E-05</text:p>
          </table:table-cell>
          <table:table-cell office:value-type="float" office:value="0.0000243112797799205" calcext:value-type="float">
            <text:p>2.43112797799205E-05</text:p>
          </table:table-cell>
          <table:table-cell office:value-type="float" office:value="-0.00000629500581866838" calcext:value-type="float">
            <text:p>-6.29500581866838E-06</text:p>
          </table:table-cell>
          <table:table-cell office:value-type="float" office:value="0.0000101068717012764" calcext:value-type="float">
            <text:p>1.01068717012764E-05</text:p>
          </table:table-cell>
          <table:table-cell office:value-type="float" office:value="-0.0000176326579164332" calcext:value-type="float">
            <text:p>-1.76326579164332E-05</text:p>
          </table:table-cell>
          <table:table-cell office:value-type="float" office:value="-0.0000224398626988975" calcext:value-type="float">
            <text:p>-2.24398626988975E-05</text:p>
          </table:table-cell>
          <table:table-cell office:value-type="float" office:value="0.0000283075199203342" calcext:value-type="float">
            <text:p>2.83075199203342E-05</text:p>
          </table:table-cell>
          <table:table-cell office:value-type="float" office:value="-0.0000088003303310713" calcext:value-type="float">
            <text:p>-8.8003303310713E-06</text:p>
          </table:table-cell>
          <table:table-cell office:value-type="float" office:value="0.00000869451803681143" calcext:value-type="float">
            <text:p>8.69451803681143E-06</text:p>
          </table:table-cell>
          <table:table-cell office:value-type="float" office:value="0.00000446380556473613" calcext:value-type="float">
            <text:p>4.46380556473613E-06</text:p>
          </table:table-cell>
          <table:table-cell office:value-type="float" office:value="0.00000419898700726451" calcext:value-type="float">
            <text:p>4.19898700726451E-06</text:p>
          </table:table-cell>
          <table:table-cell office:value-type="float" office:value="-0.00000823937161370525" calcext:value-type="float">
            <text:p>-8.23937161370525E-06</text:p>
          </table:table-cell>
          <table:table-cell office:value-type="float" office:value="0.00000144249038880329" calcext:value-type="float">
            <text:p>1.44249038880329E-06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11760145764158" calcext:value-type="float">
            <text:p>0.911760145764158</text:p>
          </table:table-cell>
          <table:table-cell table:formula="of:=[.B9]*9.8" office:value-type="float" office:value="8.93524942848875" calcext:value-type="float">
            <text:p>8.93524942848875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77876274249069" calcext:value-type="float">
            <text:p>1.77876274249069E-05</text:p>
          </table:table-cell>
          <table:table-cell table:formula="of:=0.5*[.D12]*(([.D5]-[.C5])/([.D1]-[.C1]))^2" office:value-type="float" office:value="0.0000000211267982997306" calcext:value-type="float">
            <text:p>2.11267982997306E-08</text:p>
          </table:table-cell>
          <table:table-cell table:formula="of:=0.5*[.E12]*(([.E5]-[.D5])/([.E1]-[.D1]))^2" office:value-type="float" office:value="0.00000333935098880043" calcext:value-type="float">
            <text:p>3.33935098880043E-06</text:p>
          </table:table-cell>
          <table:table-cell table:formula="of:=0.5*[.F12]*(([.F5]-[.E5])/([.F1]-[.E1]))^2" office:value-type="float" office:value="0.0000021362206764469" calcext:value-type="float">
            <text:p>2.1362206764469E-06</text:p>
          </table:table-cell>
          <table:table-cell table:formula="of:=0.5*[.G12]*(([.G5]-[.F5])/([.G1]-[.F1]))^2" office:value-type="float" office:value="0.00000405489325716014" calcext:value-type="float">
            <text:p>4.05489325716014E-06</text:p>
          </table:table-cell>
          <table:table-cell table:formula="of:=0.5*[.H12]*(([.H5]-[.G5])/([.H1]-[.G1]))^2" office:value-type="float" office:value="0.0000035303795236049" calcext:value-type="float">
            <text:p>3.5303795236049E-06</text:p>
          </table:table-cell>
          <table:table-cell table:formula="of:=0.5*[.I12]*(([.I5]-[.H5])/([.I1]-[.H1]))^2" office:value-type="float" office:value="0.0000276677070645782" calcext:value-type="float">
            <text:p>2.76677070645782E-05</text:p>
          </table:table-cell>
          <table:table-cell table:formula="of:=0.5*[.J12]*(([.J5]-[.I5])/([.J1]-[.I1]))^2" office:value-type="float" office:value="0.000036725887948842" calcext:value-type="float">
            <text:p>3.6725887948842E-05</text:p>
          </table:table-cell>
          <table:table-cell table:formula="of:=0.5*[.K12]*(([.K5]-[.J5])/([.K1]-[.J1]))^2" office:value-type="float" office:value="0.0000221762948145243" calcext:value-type="float">
            <text:p>2.21762948145243E-05</text:p>
          </table:table-cell>
          <table:table-cell table:formula="of:=0.5*[.L12]*(([.L5]-[.K5])/([.L1]-[.K1]))^2" office:value-type="float" office:value="0.000002154705637098" calcext:value-type="float">
            <text:p>2.154705637098E-06</text:p>
          </table:table-cell>
          <table:table-cell table:formula="of:=0.5*[.M12]*(([.M5]-[.L5])/([.M1]-[.L1]))^2" office:value-type="float" office:value="0.0000239072050051318" calcext:value-type="float">
            <text:p>2.39072050051318E-05</text:p>
          </table:table-cell>
          <table:table-cell table:formula="of:=0.5*[.N12]*(([.N5]-[.M5])/([.N1]-[.M1]))^2" office:value-type="float" office:value="0.00000049532258800897" calcext:value-type="float">
            <text:p>4.9532258800897E-07</text:p>
          </table:table-cell>
          <table:table-cell table:formula="of:=0.5*[.O12]*(([.O5]-[.N5])/([.O1]-[.N1]))^2" office:value-type="float" office:value="0.00000359208760965627" calcext:value-type="float">
            <text:p>3.59208760965627E-06</text:p>
          </table:table-cell>
          <table:table-cell table:formula="of:=0.5*[.P12]*(([.P5]-[.O5])/([.P1]-[.O1]))^2" office:value-type="float" office:value="0.00000198882576809257" calcext:value-type="float">
            <text:p>1.98882576809257E-06</text:p>
          </table:table-cell>
          <table:table-cell table:formula="of:=0.5*[.Q12]*(([.Q5]-[.P5])/([.Q1]-[.P1]))^2" office:value-type="float" office:value="0.00000388240365083784" calcext:value-type="float">
            <text:p>3.88240365083784E-06</text:p>
          </table:table-cell>
          <table:table-cell table:formula="of:=0.5*[.R12]*(([.R5]-[.Q5])/([.R1]-[.Q1]))^2" office:value-type="float" office:value="0.0000176527882072305" calcext:value-type="float">
            <text:p>1.76527882072305E-05</text:p>
          </table:table-cell>
          <table:table-cell table:formula="of:=0.5*[.S12]*(([.S5]-[.R5])/([.S1]-[.R1]))^2" office:value-type="float" office:value="0.00000559260787846687" calcext:value-type="float">
            <text:p>5.59260787846687E-06</text:p>
          </table:table-cell>
          <table:table-cell table:formula="of:=0.5*[.T12]*(([.T5]-[.S5])/([.T1]-[.S1]))^2" office:value-type="float" office:value="0.000000196402507315184" calcext:value-type="float">
            <text:p>1.96402507315184E-07</text:p>
          </table:table-cell>
          <table:table-cell table:formula="of:=0.5*[.U12]*(([.U5]-[.T5])/([.U1]-[.T1]))^2" office:value-type="float" office:value="0.0000012091205292024" calcext:value-type="float">
            <text:p>1.2091205292024E-06</text:p>
          </table:table-cell>
          <table:table-cell table:formula="of:=0.5*[.V12]*(([.V5]-[.U5])/([.V1]-[.U1]))^2" office:value-type="float" office:value="0.00000247604736571757" calcext:value-type="float">
            <text:p>2.47604736571757E-06</text:p>
          </table:table-cell>
          <table:table-cell table:formula="of:=0.5*[.W12]*(([.W5]-[.V5])/([.W1]-[.V1]))^2" office:value-type="float" office:value="0.00000685754268150133" calcext:value-type="float">
            <text:p>6.85754268150133E-06</text:p>
          </table:table-cell>
          <table:table-cell table:formula="of:=0.5*[.X12]*(([.X5]-[.W5])/([.X1]-[.W1]))^2" office:value-type="float" office:value="0.00000768644717540796" calcext:value-type="float">
            <text:p>7.68644717540796E-06</text:p>
          </table:table-cell>
          <table:table-cell table:formula="of:=0.5*[.Y12]*(([.Y5]-[.X5])/([.Y1]-[.X1]))^2" office:value-type="float" office:value="0.0000211011891545703" calcext:value-type="float">
            <text:p>2.11011891545703E-05</text:p>
          </table:table-cell>
          <table:table-cell table:formula="of:=0.5*[.Z12]*(([.Z5]-[.Y5])/([.Z1]-[.Y1]))^2" office:value-type="float" office:value="0.00000657371487952695" calcext:value-type="float">
            <text:p>6.57371487952695E-06</text:p>
          </table:table-cell>
          <table:table-cell table:formula="of:=0.5*[.AA12]*(([.AA5]-[.Z5])/([.AA1]-[.Z1]))^2" office:value-type="float" office:value="0.00000539590368599769" calcext:value-type="float">
            <text:p>5.39590368599769E-06</text:p>
          </table:table-cell>
          <table:table-cell table:formula="of:=0.5*[.AB12]*(([.AB5]-[.AA5])/([.AB1]-[.AA1]))^2" office:value-type="float" office:value="0.00000376475364282548" calcext:value-type="float">
            <text:p>3.76475364282548E-06</text:p>
          </table:table-cell>
          <table:table-cell table:formula="of:=0.5*[.AC12]*(([.AC5]-[.AB5])/([.AC1]-[.AB1]))^2" office:value-type="float" office:value="0.0000167931408280887" calcext:value-type="float">
            <text:p>1.67931408280887E-05</text:p>
          </table:table-cell>
          <table:table-cell table:formula="of:=0.5*[.AD12]*(([.AD5]-[.AC5])/([.AD1]-[.AC1]))^2" office:value-type="float" office:value="0.00000657853333749233" calcext:value-type="float">
            <text:p>6.57853333749233E-06</text:p>
          </table:table-cell>
          <table:table-cell table:formula="of:=0.5*[.AE12]*(([.AE5]-[.AD5])/([.AE1]-[.AD1]))^2" office:value-type="float" office:value="0.00000766072833633534" calcext:value-type="float">
            <text:p>7.66072833633534E-06</text:p>
          </table:table-cell>
          <table:table-cell table:formula="of:=0.5*[.AF12]*(([.AF5]-[.AE5])/([.AF1]-[.AE1]))^2" office:value-type="float" office:value="0.00000000967685577558796" calcext:value-type="float">
            <text:p>9.67685577558796E-09</text:p>
          </table:table-cell>
          <table:table-cell table:formula="of:=0.5*[.AG12]*(([.AG5]-[.AF5])/([.AG1]-[.AF1]))^2" office:value-type="float" office:value="0.00000507183535593187" calcext:value-type="float">
            <text:p>5.07183535593187E-06</text:p>
          </table:table-cell>
          <table:table-cell table:formula="of:=0.5*[.AH12]*(([.AH5]-[.AG5])/([.AH1]-[.AG1]))^2" office:value-type="float" office:value="0.0000170435358093478" calcext:value-type="float">
            <text:p>1.70435358093478E-05</text:p>
          </table:table-cell>
          <table:table-cell table:formula="of:=0.5*[.AI12]*(([.AI5]-[.AH5])/([.AI1]-[.AH1]))^2" office:value-type="float" office:value="0.00000146656342222659" calcext:value-type="float">
            <text:p>1.46656342222659E-06</text:p>
          </table:table-cell>
          <table:table-cell table:formula="of:=0.5*[.AJ12]*(([.AJ5]-[.AI5])/([.AJ1]-[.AI1]))^2" office:value-type="float" office:value="0.0000012180183438808" calcext:value-type="float">
            <text:p>1.2180183438808E-06</text:p>
          </table:table-cell>
          <table:table-cell table:formula="of:=0.5*[.AK12]*(([.AK5]-[.AJ5])/([.AK1]-[.AJ1]))^2" office:value-type="float" office:value="0.0000000583886927691732" calcext:value-type="float">
            <text:p>5.83886927691732E-08</text:p>
          </table:table-cell>
          <table:table-cell table:formula="of:=0.5*[.AL12]*(([.AL5]-[.AK5])/([.AL1]-[.AK1]))^2" office:value-type="float" office:value="0.0000001488447303761" calcext:value-type="float">
            <text:p>1.488447303761E-07</text:p>
          </table:table-cell>
          <table:table-cell table:formula="of:=0.5*[.AM12]*(([.AM5]-[.AL5])/([.AM1]-[.AL1]))^2" office:value-type="float" office:value="0.0000000486192817009967" calcext:value-type="float">
            <text:p>4.86192817009967E-08</text:p>
          </table:table-cell>
          <table:table-cell table:formula="of:=0.5*[.AN12]*(([.AN5]-[.AM5])/([.AN1]-[.AM1]))^2" office:value-type="float" office:value="0.0000000180647087993044" calcext:value-type="float">
            <text:p>1.80647087993044E-08</text:p>
          </table:table-cell>
          <table:table-cell table:formula="of:=0.5*[.AO12]*(([.AO5]-[.AN5])/([.AO1]-[.AN1]))^2" office:value-type="float" office:value="0.00000518463832561142" calcext:value-type="float">
            <text:p>5.18463832561142E-06</text:p>
          </table:table-cell>
          <table:table-cell table:formula="of:=0.5*[.AP12]*(([.AP5]-[.AO5])/([.AP1]-[.AO1]))^2" office:value-type="float" office:value="0.00000204090383414192" calcext:value-type="float">
            <text:p>2.04090383414192E-06</text:p>
          </table:table-cell>
          <table:table-cell table:formula="of:=0.5*[.AQ12]*(([.AQ5]-[.AP5])/([.AQ1]-[.AP1]))^2" office:value-type="float" office:value="0.000019339870364661" calcext:value-type="float">
            <text:p>1.9339870364661E-05</text:p>
          </table:table-cell>
          <table:table-cell table:formula="of:=0.5*[.AR12]*(([.AR5]-[.AQ5])/([.AR1]-[.AQ1]))^2" office:value-type="float" office:value="0.00000831950514382082" calcext:value-type="float">
            <text:p>8.31950514382082E-06</text:p>
          </table:table-cell>
          <table:table-cell table:formula="of:=0.5*[.AS12]*(([.AS5]-[.AR5])/([.AS1]-[.AR1]))^2" office:value-type="float" office:value="0.00000102820514998571" calcext:value-type="float">
            <text:p>1.02820514998571E-06</text:p>
          </table:table-cell>
          <table:table-cell table:formula="of:=0.5*[.AT12]*(([.AT5]-[.AS5])/([.AT1]-[.AS1]))^2" office:value-type="float" office:value="0.0000395492112539268" calcext:value-type="float">
            <text:p>3.95492112539268E-05</text:p>
          </table:table-cell>
          <table:table-cell table:formula="of:=0.5*[.AU12]*(([.AU5]-[.AT5])/([.AU1]-[.AT1]))^2" office:value-type="float" office:value="0.00000955701678020485" calcext:value-type="float">
            <text:p>9.55701678020485E-06</text:p>
          </table:table-cell>
          <table:table-cell table:formula="of:=0.5*[.AV12]*(([.AV5]-[.AU5])/([.AV1]-[.AU1]))^2" office:value-type="float" office:value="0.000000705143342164378" calcext:value-type="float">
            <text:p>7.05143342164378E-07</text:p>
          </table:table-cell>
          <table:table-cell table:formula="of:=0.5*[.AW12]*(([.AW5]-[.AV5])/([.AW1]-[.AV1]))^2" office:value-type="float" office:value="0.0000264408119800984" calcext:value-type="float">
            <text:p>2.64408119800984E-05</text:p>
          </table:table-cell>
          <table:table-cell table:formula="of:=0.5*[.AX12]*(([.AX5]-[.AW5])/([.AX1]-[.AW1]))^2" office:value-type="float" office:value="0.0000891470927252586" calcext:value-type="float">
            <text:p>8.91470927252586E-05</text:p>
          </table:table-cell>
          <table:table-cell table:formula="of:=0.5*[.AY12]*(([.AY5]-[.AX5])/([.AY1]-[.AX1]))^2" office:value-type="float" office:value="0.000000995461208946811" calcext:value-type="float">
            <text:p>9.95461208946811E-07</text:p>
          </table:table-cell>
          <table:table-cell table:formula="of:=0.5*[.AZ12]*(([.AZ5]-[.AY5])/([.AZ1]-[.AY1]))^2" office:value-type="float" office:value="0.0000123133027960685" calcext:value-type="float">
            <text:p>1.23133027960685E-05</text:p>
          </table:table-cell>
          <table:table-cell table:formula="of:=0.5*[.BA12]*(([.BA5]-[.AZ5])/([.BA1]-[.AZ1]))^2" office:value-type="float" office:value="0.00000235534729724719" calcext:value-type="float">
            <text:p>2.35534729724719E-06</text:p>
          </table:table-cell>
          <table:table-cell table:formula="of:=0.5*[.BB12]*(([.BB5]-[.BA5])/([.BB1]-[.BA1]))^2" office:value-type="float" office:value="0.00000000132722806297531" calcext:value-type="float">
            <text:p>1.32722806297531E-09</text:p>
          </table:table-cell>
          <table:table-cell table:formula="of:=0.5*[.BC12]*(([.BC5]-[.BB5])/([.BC1]-[.BB1]))^2" office:value-type="float" office:value="0.00000144607197927311" calcext:value-type="float">
            <text:p>1.44607197927311E-06</text:p>
          </table:table-cell>
          <table:table-cell table:formula="of:=0.5*[.BD12]*(([.BD5]-[.BC5])/([.BD1]-[.BC1]))^2" office:value-type="float" office:value="0.000000184711180540474" calcext:value-type="float">
            <text:p>1.84711180540474E-07</text:p>
          </table:table-cell>
          <table:table-cell table:formula="of:=0.5*[.BE12]*(([.BE5]-[.BD5])/([.BE1]-[.BD1]))^2" office:value-type="float" office:value="0.000000387796192873339" calcext:value-type="float">
            <text:p>3.87796192873339E-07</text:p>
          </table:table-cell>
          <table:table-cell table:formula="of:=0.5*[.BF12]*(([.BF5]-[.BE5])/([.BF1]-[.BE1]))^2" office:value-type="float" office:value="0.00000248121832966623" calcext:value-type="float">
            <text:p>2.48121832966623E-06</text:p>
          </table:table-cell>
          <table:table-cell table:formula="of:=0.5*[.BG12]*(([.BG5]-[.BF5])/([.BG1]-[.BF1]))^2" office:value-type="float" office:value="0.0000108197330615318" calcext:value-type="float">
            <text:p>1.08197330615318E-05</text:p>
          </table:table-cell>
          <table:table-cell table:formula="of:=0.5*[.BH12]*(([.BH5]-[.BG5])/([.BH1]-[.BG1]))^2" office:value-type="float" office:value="0.0000159734059158901" calcext:value-type="float">
            <text:p>1.59734059158901E-05</text:p>
          </table:table-cell>
          <table:table-cell table:formula="of:=0.5*[.BI12]*(([.BI5]-[.BH5])/([.BI1]-[.BH1]))^2" office:value-type="float" office:value="0.00000507788353749857" calcext:value-type="float">
            <text:p>5.07788353749857E-06</text:p>
          </table:table-cell>
          <table:table-cell table:formula="of:=0.5*[.BJ12]*(([.BJ5]-[.BI5])/([.BJ1]-[.BI1]))^2" office:value-type="float" office:value="0.00000615863654170931" calcext:value-type="float">
            <text:p>6.15863654170931E-06</text:p>
          </table:table-cell>
          <table:table-cell table:formula="of:=0.5*[.BK12]*(([.BK5]-[.BJ5])/([.BK1]-[.BJ1]))^2" office:value-type="float" office:value="0.000000443229209751772" calcext:value-type="float">
            <text:p>4.43229209751772E-07</text:p>
          </table:table-cell>
          <table:table-cell table:formula="of:=0.5*[.BL12]*(([.BL5]-[.BK5])/([.BL1]-[.BK1]))^2" office:value-type="float" office:value="0.00000602115312435471" calcext:value-type="float">
            <text:p>6.02115312435471E-06</text:p>
          </table:table-cell>
          <table:table-cell table:formula="of:=0.5*[.BM12]*(([.BM5]-[.BL5])/([.BM1]-[.BL1]))^2" office:value-type="float" office:value="0.00000213892118003848" calcext:value-type="float">
            <text:p>2.13892118003848E-06</text:p>
          </table:table-cell>
          <table:table-cell table:formula="of:=0.5*[.BN12]*(([.BN5]-[.BM5])/([.BN1]-[.BM1]))^2" office:value-type="float" office:value="0.00000062972832543703" calcext:value-type="float">
            <text:p>6.2972832543703E-07</text:p>
          </table:table-cell>
          <table:table-cell table:formula="of:=0.5*[.BO12]*(([.BO5]-[.BN5])/([.BO1]-[.BN1]))^2" office:value-type="float" office:value="0.0000153318611690443" calcext:value-type="float">
            <text:p>1.53318611690443E-05</text:p>
          </table:table-cell>
          <table:table-cell table:formula="of:=0.5*[.BP12]*(([.BP5]-[.BO5])/([.BP1]-[.BO1]))^2" office:value-type="float" office:value="0.00000127094522183218" calcext:value-type="float">
            <text:p>1.27094522183218E-06</text:p>
          </table:table-cell>
          <table:table-cell table:formula="of:=0.5*[.BQ12]*(([.BQ5]-[.BP5])/([.BQ1]-[.BP1]))^2" office:value-type="float" office:value="0.0000182467927105926" calcext:value-type="float">
            <text:p>1.82467927105926E-05</text:p>
          </table:table-cell>
          <table:table-cell table:formula="of:=0.5*[.BR12]*(([.BR5]-[.BQ5])/([.BR1]-[.BQ1]))^2" office:value-type="float" office:value="0.000000000261471409620969" calcext:value-type="float">
            <text:p>2.61471409620969E-10</text:p>
          </table:table-cell>
          <table:table-cell table:formula="of:=0.5*[.BS12]*(([.BS5]-[.BR5])/([.BS1]-[.BR1]))^2" office:value-type="float" office:value="0.00000115046072622439" calcext:value-type="float">
            <text:p>1.15046072622439E-06</text:p>
          </table:table-cell>
          <table:table-cell table:formula="of:=0.5*[.BT12]*(([.BT5]-[.BS5])/([.BT1]-[.BS1]))^2" office:value-type="float" office:value="0.00000195676451781968" calcext:value-type="float">
            <text:p>1.95676451781968E-06</text:p>
          </table:table-cell>
          <table:table-cell table:formula="of:=0.5*[.BU12]*(([.BU5]-[.BT5])/([.BU1]-[.BT1]))^2" office:value-type="float" office:value="0.00000721861319745253" calcext:value-type="float">
            <text:p>7.21861319745253E-06</text:p>
          </table:table-cell>
          <table:table-cell table:formula="of:=0.5*[.BV12]*(([.BV5]-[.BU5])/([.BV1]-[.BU1]))^2" office:value-type="float" office:value="0.000000294919596391522" calcext:value-type="float">
            <text:p>2.94919596391522E-07</text:p>
          </table:table-cell>
          <table:table-cell table:formula="of:=0.5*[.BW12]*(([.BW5]-[.BV5])/([.BW1]-[.BV1]))^2" office:value-type="float" office:value="0.00000222654725539417" calcext:value-type="float">
            <text:p>2.22654725539417E-06</text:p>
          </table:table-cell>
          <table:table-cell table:formula="of:=0.5*[.BX12]*(([.BX5]-[.BW5])/([.BX1]-[.BW1]))^2" office:value-type="float" office:value="0.000000000929951963747236" calcext:value-type="float">
            <text:p>9.29951963747236E-10</text:p>
          </table:table-cell>
          <table:table-cell table:formula="of:=0.5*[.BY12]*(([.BY5]-[.BX5])/([.BY1]-[.BX1]))^2" office:value-type="float" office:value="0.0000085599578641434" calcext:value-type="float">
            <text:p>8.5599578641434E-06</text:p>
          </table:table-cell>
          <table:table-cell table:formula="of:=0.5*[.BZ12]*(([.BZ5]-[.BY5])/([.BZ1]-[.BY1]))^2" office:value-type="float" office:value="0.00000294363681652407" calcext:value-type="float">
            <text:p>2.94363681652407E-06</text:p>
          </table:table-cell>
          <table:table-cell table:formula="of:=0.5*[.CA12]*(([.CA5]-[.BZ5])/([.CA1]-[.BZ1]))^2" office:value-type="float" office:value="0.0000126428140847277" calcext:value-type="float">
            <text:p>1.26428140847277E-05</text:p>
          </table:table-cell>
          <table:table-cell table:formula="of:=0.5*[.CB12]*(([.CB5]-[.CA5])/([.CB1]-[.CA1]))^2" office:value-type="float" office:value="0.0000000245144010244415" calcext:value-type="float">
            <text:p>2.45144010244415E-08</text:p>
          </table:table-cell>
          <table:table-cell table:formula="of:=0.5*[.CC12]*(([.CC5]-[.CB5])/([.CC1]-[.CB1]))^2" office:value-type="float" office:value="0.0000126638013664459" calcext:value-type="float">
            <text:p>1.26638013664459E-05</text:p>
          </table:table-cell>
          <table:table-cell table:formula="of:=0.5*[.CD12]*(([.CD5]-[.CC5])/([.CD1]-[.CC1]))^2" office:value-type="float" office:value="0.0000613645194669909" calcext:value-type="float">
            <text:p>6.13645194669909E-05</text:p>
          </table:table-cell>
          <table:table-cell table:formula="of:=0.5*[.CE12]*(([.CE5]-[.CD5])/([.CE1]-[.CD1]))^2" office:value-type="float" office:value="0.000000123471240487998" calcext:value-type="float">
            <text:p>1.23471240487998E-07</text:p>
          </table:table-cell>
          <table:table-cell table:formula="of:=0.5*[.CF12]*(([.CF5]-[.CE5])/([.CF1]-[.CE1]))^2" office:value-type="float" office:value="0.000119447723921177" calcext:value-type="float">
            <text:p>0.000119447723921</text:p>
          </table:table-cell>
          <table:table-cell table:formula="of:=0.5*[.CG12]*(([.CG5]-[.CF5])/([.CG1]-[.CF1]))^2" office:value-type="float" office:value="0.00000331069793630279" calcext:value-type="float">
            <text:p>3.31069793630279E-06</text:p>
          </table:table-cell>
          <table:table-cell table:formula="of:=0.5*[.CH12]*(([.CH5]-[.CG5])/([.CH1]-[.CG1]))^2" office:value-type="float" office:value="0.000379750589820416" calcext:value-type="float">
            <text:p>0.00037975058982</text:p>
          </table:table-cell>
          <table:table-cell table:formula="of:=0.5*[.CI12]*(([.CI5]-[.CH5])/([.CI1]-[.CH1]))^2" office:value-type="float" office:value="0.00155745428986341" calcext:value-type="float">
            <text:p>0.001557454289863</text:p>
          </table:table-cell>
          <table:table-cell table:formula="of:=0.5*[.CJ12]*(([.CJ5]-[.CI5])/([.CJ1]-[.CI1]))^2" office:value-type="float" office:value="0.00156531366818482" calcext:value-type="float">
            <text:p>0.001565313668185</text:p>
          </table:table-cell>
          <table:table-cell table:formula="of:=0.5*[.CK12]*(([.CK5]-[.CJ5])/([.CK1]-[.CJ1]))^2" office:value-type="float" office:value="0.000573233216110057" calcext:value-type="float">
            <text:p>0.00057323321611</text:p>
          </table:table-cell>
          <table:table-cell table:formula="of:=0.5*[.CL12]*(([.CL5]-[.CK5])/([.CL1]-[.CK1]))^2" office:value-type="float" office:value="0.00000322455286389858" calcext:value-type="float">
            <text:p>3.22455286389858E-06</text:p>
          </table:table-cell>
          <table:table-cell table:formula="of:=0.5*[.CM12]*(([.CM5]-[.CL5])/([.CM1]-[.CL1]))^2" office:value-type="float" office:value="0.000665482366008414" calcext:value-type="float">
            <text:p>0.000665482366008</text:p>
          </table:table-cell>
          <table:table-cell table:formula="of:=0.5*[.CN12]*(([.CN5]-[.CM5])/([.CN1]-[.CM1]))^2" office:value-type="float" office:value="0.000437734378975224" calcext:value-type="float">
            <text:p>0.000437734378975</text:p>
          </table:table-cell>
          <table:table-cell table:formula="of:=0.5*[.CO12]*(([.CO5]-[.CN5])/([.CO1]-[.CN1]))^2" office:value-type="float" office:value="0.0132649157060423" calcext:value-type="float">
            <text:p>0.013264915706042</text:p>
          </table:table-cell>
          <table:table-cell table:formula="of:=0.5*[.CP12]*(([.CP5]-[.CO5])/([.CP1]-[.CO1]))^2" office:value-type="float" office:value="0.00938422504429167" calcext:value-type="float">
            <text:p>0.009384225044292</text:p>
          </table:table-cell>
          <table:table-cell table:formula="of:=0.5*[.CQ12]*(([.CQ5]-[.CP5])/([.CQ1]-[.CP1]))^2" office:value-type="float" office:value="0.0038795239389971" calcext:value-type="float">
            <text:p>0.003879523938997</text:p>
          </table:table-cell>
          <table:table-cell table:formula="of:=0.5*[.CR12]*(([.CR5]-[.CQ5])/([.CR1]-[.CQ1]))^2" office:value-type="float" office:value="0.067521611782644" calcext:value-type="float">
            <text:p>0.067521611782644</text:p>
          </table:table-cell>
          <table:table-cell table:formula="of:=0.5*[.CS12]*(([.CS5]-[.CR5])/([.CS1]-[.CR1]))^2" office:value-type="float" office:value="0.00445489013281651" calcext:value-type="float">
            <text:p>0.004454890132817</text:p>
          </table:table-cell>
          <table:table-cell table:formula="of:=0.5*[.CT12]*(([.CT5]-[.CS5])/([.CT1]-[.CS1]))^2" office:value-type="float" office:value="0.00128920769737769" calcext:value-type="float">
            <text:p>0.001289207697378</text:p>
          </table:table-cell>
          <table:table-cell table:formula="of:=0.5*[.CU12]*(([.CU5]-[.CT5])/([.CU1]-[.CT1]))^2" office:value-type="float" office:value="0.0016751365926062" calcext:value-type="float">
            <text:p>0.001675136592606</text:p>
          </table:table-cell>
          <table:table-cell table:formula="of:=0.5*[.CV12]*(([.CV5]-[.CU5])/([.CV1]-[.CU1]))^2" office:value-type="float" office:value="0.000244698487254841" calcext:value-type="float">
            <text:p>0.000244698487255</text:p>
          </table:table-cell>
          <table:table-cell table:formula="of:=0.5*[.CW12]*(([.CW5]-[.CV5])/([.CW1]-[.CV1]))^2" office:value-type="float" office:value="0.0000330311806101663" calcext:value-type="float">
            <text:p>3.30311806101663E-05</text:p>
          </table:table-cell>
          <table:table-cell table:formula="of:=0.5*[.CX12]*(([.CX5]-[.CW5])/([.CX1]-[.CW1]))^2" office:value-type="float" office:value="0.00126239465193952" calcext:value-type="float">
            <text:p>0.00126239465194</text:p>
          </table:table-cell>
          <table:table-cell table:formula="of:=0.5*[.CY12]*(([.CY5]-[.CX5])/([.CY1]-[.CX1]))^2" office:value-type="float" office:value="0.00530355286509211" calcext:value-type="float">
            <text:p>0.005303552865092</text:p>
          </table:table-cell>
          <table:table-cell table:formula="of:=0.5*[.CZ12]*(([.CZ5]-[.CY5])/([.CZ1]-[.CY1]))^2" office:value-type="float" office:value="0.0134542584269039" calcext:value-type="float">
            <text:p>0.013454258426904</text:p>
          </table:table-cell>
          <table:table-cell table:formula="of:=0.5*[.DA12]*(([.DA5]-[.CZ5])/([.DA1]-[.CZ1]))^2" office:value-type="float" office:value="0.0110619026670275" calcext:value-type="float">
            <text:p>0.011061902667028</text:p>
          </table:table-cell>
          <table:table-cell table:formula="of:=0.5*[.DB12]*(([.DB5]-[.DA5])/([.DB1]-[.DA1]))^2" office:value-type="float" office:value="0.0036710865193995" calcext:value-type="float">
            <text:p>0.0036710865194</text:p>
          </table:table-cell>
          <table:table-cell table:formula="of:=0.5*[.DC12]*(([.DC5]-[.DB5])/([.DC1]-[.DB1]))^2" office:value-type="float" office:value="0.000737812721815915" calcext:value-type="float">
            <text:p>0.000737812721816</text:p>
          </table:table-cell>
          <table:table-cell table:formula="of:=0.5*[.DD12]*(([.DD5]-[.DC5])/([.DD1]-[.DC1]))^2" office:value-type="float" office:value="0.0152455567519562" calcext:value-type="float">
            <text:p>0.015245556751956</text:p>
          </table:table-cell>
          <table:table-cell table:formula="of:=0.5*[.DE12]*(([.DE5]-[.DD5])/([.DE1]-[.DD1]))^2" office:value-type="float" office:value="0.0359998544365086" calcext:value-type="float">
            <text:p>0.035999854436509</text:p>
          </table:table-cell>
          <table:table-cell table:formula="of:=0.5*[.DF12]*(([.DF5]-[.DE5])/([.DF1]-[.DE1]))^2" office:value-type="float" office:value="0.0930174023309082" calcext:value-type="float">
            <text:p>0.093017402330908</text:p>
          </table:table-cell>
          <table:table-cell table:formula="of:=0.5*[.DG12]*(([.DG5]-[.DF5])/([.DG1]-[.DF1]))^2" office:value-type="float" office:value="0.000748424858250253" calcext:value-type="float">
            <text:p>0.00074842485825</text:p>
          </table:table-cell>
          <table:table-cell table:formula="of:=0.5*[.DH12]*(([.DH5]-[.DG5])/([.DH1]-[.DG1]))^2" office:value-type="float" office:value="0.0244246143197267" calcext:value-type="float">
            <text:p>0.024424614319727</text:p>
          </table:table-cell>
          <table:table-cell table:formula="of:=0.5*[.DI12]*(([.DI5]-[.DH5])/([.DI1]-[.DH1]))^2" office:value-type="float" office:value="0.00111565795088453" calcext:value-type="float">
            <text:p>0.001115657950885</text:p>
          </table:table-cell>
          <table:table-cell table:formula="of:=0.5*[.DJ12]*(([.DJ5]-[.DI5])/([.DJ1]-[.DI1]))^2" office:value-type="float" office:value="0.00813804097184327" calcext:value-type="float">
            <text:p>0.008138040971843</text:p>
          </table:table-cell>
          <table:table-cell table:formula="of:=0.5*[.DK12]*(([.DK5]-[.DJ5])/([.DK1]-[.DJ1]))^2" office:value-type="float" office:value="0.004909093460181" calcext:value-type="float">
            <text:p>0.004909093460181</text:p>
          </table:table-cell>
          <table:table-cell table:formula="of:=0.5*[.DL12]*(([.DL5]-[.DK5])/([.DL1]-[.DK1]))^2" office:value-type="float" office:value="0.0052155046342568" calcext:value-type="float">
            <text:p>0.005215504634257</text:p>
          </table:table-cell>
          <table:table-cell table:formula="of:=0.5*[.DM12]*(([.DM5]-[.DL5])/([.DM1]-[.DL1]))^2" office:value-type="float" office:value="0.000453268667550422" calcext:value-type="float">
            <text:p>0.00045326866755</text:p>
          </table:table-cell>
          <table:table-cell table:formula="of:=0.5*[.DN12]*(([.DN5]-[.DM5])/([.DN1]-[.DM1]))^2" office:value-type="float" office:value="0.0000294738012514508" calcext:value-type="float">
            <text:p>2.94738012514508E-05</text:p>
          </table:table-cell>
          <table:table-cell table:formula="of:=0.5*[.DO12]*(([.DO5]-[.DN5])/([.DO1]-[.DN1]))^2" office:value-type="float" office:value="0.0154544578957706" calcext:value-type="float">
            <text:p>0.015454457895771</text:p>
          </table:table-cell>
          <table:table-cell table:formula="of:=0.5*[.DP12]*(([.DP5]-[.DO5])/([.DP1]-[.DO1]))^2" office:value-type="float" office:value="0.0131384586789538" calcext:value-type="float">
            <text:p>0.013138458678954</text:p>
          </table:table-cell>
          <table:table-cell table:formula="of:=0.5*[.DQ12]*(([.DQ5]-[.DP5])/([.DQ1]-[.DP1]))^2" office:value-type="float" office:value="0.00941681252486718" calcext:value-type="float">
            <text:p>0.009416812524867</text:p>
          </table:table-cell>
          <table:table-cell table:formula="of:=0.5*[.DR12]*(([.DR5]-[.DQ5])/([.DR1]-[.DQ1]))^2" office:value-type="float" office:value="0.00906311552820982" calcext:value-type="float">
            <text:p>0.00906311552821</text:p>
          </table:table-cell>
          <table:table-cell table:formula="of:=0.5*[.DS12]*(([.DS5]-[.DR5])/([.DS1]-[.DR1]))^2" office:value-type="float" office:value="0.00361943178700952" calcext:value-type="float">
            <text:p>0.00361943178701</text:p>
          </table:table-cell>
          <table:table-cell table:formula="of:=0.5*[.DT12]*(([.DT5]-[.DS5])/([.DT1]-[.DS1]))^2" office:value-type="float" office:value="0.0211149402156431" calcext:value-type="float">
            <text:p>0.021114940215643</text:p>
          </table:table-cell>
          <table:table-cell table:formula="of:=0.5*[.DU12]*(([.DU5]-[.DT5])/([.DU1]-[.DT1]))^2" office:value-type="float" office:value="0.000624197738221089" calcext:value-type="float">
            <text:p>0.000624197738221</text:p>
          </table:table-cell>
          <table:table-cell table:formula="of:=0.5*[.DV12]*(([.DV5]-[.DU5])/([.DV1]-[.DU1]))^2" office:value-type="float" office:value="0.00479530414348923" calcext:value-type="float">
            <text:p>0.004795304143489</text:p>
          </table:table-cell>
          <table:table-cell table:formula="of:=0.5*[.DW12]*(([.DW5]-[.DV5])/([.DW1]-[.DV1]))^2" office:value-type="float" office:value="0.0331289189627724" calcext:value-type="float">
            <text:p>0.033128918962772</text:p>
          </table:table-cell>
          <table:table-cell table:formula="of:=0.5*[.DX12]*(([.DX5]-[.DW5])/([.DX1]-[.DW1]))^2" office:value-type="float" office:value="0.0111375356583782" calcext:value-type="float">
            <text:p>0.011137535658378</text:p>
          </table:table-cell>
          <table:table-cell table:formula="of:=0.5*[.DY12]*(([.DY5]-[.DX5])/([.DY1]-[.DX1]))^2" office:value-type="float" office:value="0.000402319418605572" calcext:value-type="float">
            <text:p>0.000402319418606</text:p>
          </table:table-cell>
          <table:table-cell table:formula="of:=0.5*[.DZ12]*(([.DZ5]-[.DY5])/([.DZ1]-[.DY1]))^2" office:value-type="float" office:value="0.0000610957473034631" calcext:value-type="float">
            <text:p>6.10957473034631E-05</text:p>
          </table:table-cell>
          <table:table-cell table:formula="of:=0.5*[.EA12]*(([.EA5]-[.DZ5])/([.EA1]-[.DZ1]))^2" office:value-type="float" office:value="0.0244327358537128" calcext:value-type="float">
            <text:p>0.024432735853713</text:p>
          </table:table-cell>
          <table:table-cell table:formula="of:=0.5*[.EB12]*(([.EB5]-[.EA5])/([.EB1]-[.EA1]))^2" office:value-type="float" office:value="0.0112686946198934" calcext:value-type="float">
            <text:p>0.011268694619894</text:p>
          </table:table-cell>
          <table:table-cell table:formula="of:=0.5*[.EC12]*(([.EC5]-[.EB5])/([.EC1]-[.EB1]))^2" office:value-type="float" office:value="0.0171514967347394" calcext:value-type="float">
            <text:p>0.01715149673474</text:p>
          </table:table-cell>
          <table:table-cell table:formula="of:=0.5*[.ED12]*(([.ED5]-[.EC5])/([.ED1]-[.EC1]))^2" office:value-type="float" office:value="0.0023100925339347" calcext:value-type="float">
            <text:p>0.002310092533935</text:p>
          </table:table-cell>
          <table:table-cell table:formula="of:=0.5*[.EE12]*(([.EE5]-[.ED5])/([.EE1]-[.ED1]))^2" office:value-type="float" office:value="0.00787285704167615" calcext:value-type="float">
            <text:p>0.007872857041676</text:p>
          </table:table-cell>
          <table:table-cell table:formula="of:=0.5*[.EF12]*(([.EF5]-[.EE5])/([.EF1]-[.EE1]))^2" office:value-type="float" office:value="0.0247047655492825" calcext:value-type="float">
            <text:p>0.024704765549283</text:p>
          </table:table-cell>
          <table:table-cell table:formula="of:=0.5*[.EG12]*(([.EG5]-[.EF5])/([.EG1]-[.EF1]))^2" office:value-type="float" office:value="0.0360191315099975" calcext:value-type="float">
            <text:p>0.036019131509998</text:p>
          </table:table-cell>
          <table:table-cell table:formula="of:=0.5*[.EH12]*(([.EH5]-[.EG5])/([.EH1]-[.EG1]))^2" office:value-type="float" office:value="0.000248405361275002" calcext:value-type="float">
            <text:p>0.000248405361275</text:p>
          </table:table-cell>
          <table:table-cell table:formula="of:=0.5*[.EI12]*(([.EI5]-[.EH5])/([.EI1]-[.EH1]))^2" office:value-type="float" office:value="0.019017692856793" calcext:value-type="float">
            <text:p>0.019017692856793</text:p>
          </table:table-cell>
          <table:table-cell table:formula="of:=0.5*[.EJ12]*(([.EJ5]-[.EI5])/([.EJ1]-[.EI1]))^2" office:value-type="float" office:value="0.00236661817715809" calcext:value-type="float">
            <text:p>0.002366618177158</text:p>
          </table:table-cell>
          <table:table-cell table:formula="of:=0.5*[.EK12]*(([.EK5]-[.EJ5])/([.EK1]-[.EJ1]))^2" office:value-type="float" office:value="0.000872779193715813" calcext:value-type="float">
            <text:p>0.000872779193716</text:p>
          </table:table-cell>
          <table:table-cell table:formula="of:=0.5*[.EL12]*(([.EL5]-[.EK5])/([.EL1]-[.EK1]))^2" office:value-type="float" office:value="0.0321189540095237" calcext:value-type="float">
            <text:p>0.032118954009524</text:p>
          </table:table-cell>
          <table:table-cell table:formula="of:=0.5*[.EM12]*(([.EM5]-[.EL5])/([.EM1]-[.EL1]))^2" office:value-type="float" office:value="0.0367855456675993" calcext:value-type="float">
            <text:p>0.036785545667599</text:p>
          </table:table-cell>
          <table:table-cell table:formula="of:=0.5*[.EN12]*(([.EN5]-[.EM5])/([.EN1]-[.EM1]))^2" office:value-type="float" office:value="0.00134646152792204" calcext:value-type="float">
            <text:p>0.001346461527922</text:p>
          </table:table-cell>
          <table:table-cell table:formula="of:=0.5*[.EO12]*(([.EO5]-[.EN5])/([.EO1]-[.EN1]))^2" office:value-type="float" office:value="0.000122459982525254" calcext:value-type="float">
            <text:p>0.000122459982525</text:p>
          </table:table-cell>
          <table:table-cell table:formula="of:=0.5*[.EP12]*(([.EP5]-[.EO5])/([.EP1]-[.EO1]))^2" office:value-type="float" office:value="0.000725727095574579" calcext:value-type="float">
            <text:p>0.000725727095575</text:p>
          </table:table-cell>
          <table:table-cell table:formula="of:=0.5*[.EQ12]*(([.EQ5]-[.EP5])/([.EQ1]-[.EP1]))^2" office:value-type="float" office:value="0.0290442141288184" calcext:value-type="float">
            <text:p>0.029044214128818</text:p>
          </table:table-cell>
          <table:table-cell table:formula="of:=0.5*[.ER12]*(([.ER5]-[.EQ5])/([.ER1]-[.EQ1]))^2" office:value-type="float" office:value="0.00359347497721823" calcext:value-type="float">
            <text:p>0.003593474977218</text:p>
          </table:table-cell>
          <table:table-cell table:formula="of:=0.5*[.ES12]*(([.ES5]-[.ER5])/([.ES1]-[.ER1]))^2" office:value-type="float" office:value="0.0249914904084785" calcext:value-type="float">
            <text:p>0.024991490408479</text:p>
          </table:table-cell>
          <table:table-cell table:formula="of:=0.5*[.ET12]*(([.ET5]-[.ES5])/([.ET1]-[.ES1]))^2" office:value-type="float" office:value="0.00398596377087495" calcext:value-type="float">
            <text:p>0.003985963770875</text:p>
          </table:table-cell>
          <table:table-cell table:formula="of:=0.5*[.EU12]*(([.EU5]-[.ET5])/([.EU1]-[.ET1]))^2" office:value-type="float" office:value="0.000508502735011972" calcext:value-type="float">
            <text:p>0.000508502735012</text:p>
          </table:table-cell>
          <table:table-cell table:formula="of:=0.5*[.EV12]*(([.EV5]-[.EU5])/([.EV1]-[.EU1]))^2" office:value-type="float" office:value="0.0148870283443393" calcext:value-type="float">
            <text:p>0.014887028344339</text:p>
          </table:table-cell>
          <table:table-cell table:formula="of:=0.5*[.EW12]*(([.EW5]-[.EV5])/([.EW1]-[.EV1]))^2" office:value-type="float" office:value="0.00259196533343249" calcext:value-type="float">
            <text:p>0.002591965333432</text:p>
          </table:table-cell>
          <table:table-cell table:formula="of:=0.5*[.EX12]*(([.EX5]-[.EW5])/([.EX1]-[.EW1]))^2" office:value-type="float" office:value="0.0000628550343056519" calcext:value-type="float">
            <text:p>6.28550343056519E-05</text:p>
          </table:table-cell>
          <table:table-cell table:formula="of:=0.5*[.EY12]*(([.EY5]-[.EX5])/([.EY1]-[.EX1]))^2" office:value-type="float" office:value="0.000260720295226135" calcext:value-type="float">
            <text:p>0.000260720295226</text:p>
          </table:table-cell>
          <table:table-cell table:formula="of:=0.5*[.EZ12]*(([.EZ5]-[.EY5])/([.EZ1]-[.EY1]))^2" office:value-type="float" office:value="0.00912013991937911" calcext:value-type="float">
            <text:p>0.009120139919379</text:p>
          </table:table-cell>
          <table:table-cell table:formula="of:=0.5*[.FA12]*(([.FA5]-[.EZ5])/([.FA1]-[.EZ1]))^2" office:value-type="float" office:value="0.00303994012484494" calcext:value-type="float">
            <text:p>0.003039940124845</text:p>
          </table:table-cell>
          <table:table-cell table:formula="of:=0.5*[.FB12]*(([.FB5]-[.FA5])/([.FB1]-[.FA1]))^2" office:value-type="float" office:value="0.0696851628622622" calcext:value-type="float">
            <text:p>0.069685162862262</text:p>
          </table:table-cell>
          <table:table-cell table:formula="of:=0.5*[.FC12]*(([.FC5]-[.FB5])/([.FC1]-[.FB1]))^2" office:value-type="float" office:value="0.0964900652526906" calcext:value-type="float">
            <text:p>0.096490065252691</text:p>
          </table:table-cell>
          <table:table-cell table:formula="of:=0.5*[.FD12]*(([.FD5]-[.FC5])/([.FD1]-[.FC1]))^2" office:value-type="float" office:value="0.00011023034352267" calcext:value-type="float">
            <text:p>0.000110230343523</text:p>
          </table:table-cell>
          <table:table-cell table:formula="of:=0.5*[.FE12]*(([.FE5]-[.FD5])/([.FE1]-[.FD1]))^2" office:value-type="float" office:value="0.0552525075422349" calcext:value-type="float">
            <text:p>0.055252507542235</text:p>
          </table:table-cell>
          <table:table-cell table:formula="of:=0.5*[.FF12]*(([.FF5]-[.FE5])/([.FF1]-[.FE1]))^2" office:value-type="float" office:value="0.00720202901541368" calcext:value-type="float">
            <text:p>0.007202029015414</text:p>
          </table:table-cell>
          <table:table-cell table:formula="of:=0.5*[.FG12]*(([.FG5]-[.FF5])/([.FG1]-[.FF1]))^2" office:value-type="float" office:value="0.0107479038242654" calcext:value-type="float">
            <text:p>0.010747903824266</text:p>
          </table:table-cell>
          <table:table-cell table:formula="of:=0.5*[.FH12]*(([.FH5]-[.FG5])/([.FH1]-[.FG1]))^2" office:value-type="float" office:value="0.011250119225733" calcext:value-type="float">
            <text:p>0.011250119225733</text:p>
          </table:table-cell>
          <table:table-cell table:formula="of:=0.5*[.FI12]*(([.FI5]-[.FH5])/([.FI1]-[.FH1]))^2" office:value-type="float" office:value="0.00144064638763015" calcext:value-type="float">
            <text:p>0.00144064638763</text:p>
          </table:table-cell>
          <table:table-cell table:formula="of:=0.5*[.FJ12]*(([.FJ5]-[.FI5])/([.FJ1]-[.FI1]))^2" office:value-type="float" office:value="0.0399295677158426" calcext:value-type="float">
            <text:p>0.039929567715843</text:p>
          </table:table-cell>
          <table:table-cell table:formula="of:=0.5*[.FK12]*(([.FK5]-[.FJ5])/([.FK1]-[.FJ1]))^2" office:value-type="float" office:value="0.0348668501175047" calcext:value-type="float">
            <text:p>0.034866850117505</text:p>
          </table:table-cell>
          <table:table-cell table:formula="of:=0.5*[.FL12]*(([.FL5]-[.FK5])/([.FL1]-[.FK1]))^2" office:value-type="float" office:value="0.0563257582055502" calcext:value-type="float">
            <text:p>0.05632575820555</text:p>
          </table:table-cell>
          <table:table-cell table:formula="of:=0.5*[.FM12]*(([.FM5]-[.FL5])/([.FM1]-[.FL1]))^2" office:value-type="float" office:value="0.0620001481630231" calcext:value-type="float">
            <text:p>0.062000148163023</text:p>
          </table:table-cell>
          <table:table-cell table:formula="of:=0.5*[.FN12]*(([.FN5]-[.FM5])/([.FN1]-[.FM1]))^2" office:value-type="float" office:value="0.0116174255924908" calcext:value-type="float">
            <text:p>0.011617425592491</text:p>
          </table:table-cell>
          <table:table-cell table:formula="of:=0.5*[.FO12]*(([.FO5]-[.FN5])/([.FO1]-[.FN1]))^2" office:value-type="float" office:value="0.0332315851693995" calcext:value-type="float">
            <text:p>0.0332315851694</text:p>
          </table:table-cell>
          <table:table-cell table:formula="of:=0.5*[.FP12]*(([.FP5]-[.FO5])/([.FP1]-[.FO1]))^2" office:value-type="float" office:value="0.0405639383499468" calcext:value-type="float">
            <text:p>0.040563938349947</text:p>
          </table:table-cell>
          <table:table-cell table:formula="of:=0.5*[.FQ12]*(([.FQ5]-[.FP5])/([.FQ1]-[.FP1]))^2" office:value-type="float" office:value="0.00462255810571961" calcext:value-type="float">
            <text:p>0.00462255810572</text:p>
          </table:table-cell>
          <table:table-cell table:formula="of:=0.5*[.FR12]*(([.FR5]-[.FQ5])/([.FR1]-[.FQ1]))^2" office:value-type="float" office:value="0.036634002974812" calcext:value-type="float">
            <text:p>0.036634002974812</text:p>
          </table:table-cell>
          <table:table-cell table:formula="of:=0.5*[.FS12]*(([.FS5]-[.FR5])/([.FS1]-[.FR1]))^2" office:value-type="float" office:value="0.092521569647312" calcext:value-type="float">
            <text:p>0.092521569647312</text:p>
          </table:table-cell>
          <table:table-cell table:formula="of:=0.5*[.FT12]*(([.FT5]-[.FS5])/([.FT1]-[.FS1]))^2" office:value-type="float" office:value="0.00288266715701271" calcext:value-type="float">
            <text:p>0.002882667157013</text:p>
          </table:table-cell>
          <table:table-cell table:formula="of:=0.5*[.FU12]*(([.FU5]-[.FT5])/([.FU1]-[.FT1]))^2" office:value-type="float" office:value="0.000819776077187134" calcext:value-type="float">
            <text:p>0.000819776077187</text:p>
          </table:table-cell>
          <table:table-cell table:formula="of:=0.5*[.FV12]*(([.FV5]-[.FU5])/([.FV1]-[.FU1]))^2" office:value-type="float" office:value="0.0000763703564202312" calcext:value-type="float">
            <text:p>7.63703564202312E-05</text:p>
          </table:table-cell>
          <table:table-cell table:formula="of:=0.5*[.FW12]*(([.FW5]-[.FV5])/([.FW1]-[.FV1]))^2" office:value-type="float" office:value="0.0000149064050613448" calcext:value-type="float">
            <text:p>1.49064050613448E-05</text:p>
          </table:table-cell>
          <table:table-cell table:formula="of:=0.5*[.FX12]*(([.FX5]-[.FW5])/([.FX1]-[.FW1]))^2" office:value-type="float" office:value="0.00187622140318899" calcext:value-type="float">
            <text:p>0.001876221403189</text:p>
          </table:table-cell>
          <table:table-cell table:formula="of:=0.5*[.FY12]*(([.FY5]-[.FX5])/([.FY1]-[.FX1]))^2" office:value-type="float" office:value="0.0000452435954620507" calcext:value-type="float">
            <text:p>4.52435954620507E-05</text:p>
          </table:table-cell>
          <table:table-cell table:formula="of:=0.5*[.FZ12]*(([.FZ5]-[.FY5])/([.FZ1]-[.FY1]))^2" office:value-type="float" office:value="0.0208625998753738" calcext:value-type="float">
            <text:p>0.020862599875374</text:p>
          </table:table-cell>
          <table:table-cell table:formula="of:=0.5*[.GA12]*(([.GA5]-[.FZ5])/([.GA1]-[.FZ1]))^2" office:value-type="float" office:value="0.0318009860261521" calcext:value-type="float">
            <text:p>0.031800986026152</text:p>
          </table:table-cell>
          <table:table-cell table:formula="of:=0.5*[.GB12]*(([.GB5]-[.GA5])/([.GB1]-[.GA1]))^2" office:value-type="float" office:value="0.0113786026066896" calcext:value-type="float">
            <text:p>0.01137860260669</text:p>
          </table:table-cell>
          <table:table-cell table:formula="of:=0.5*[.GC12]*(([.GC5]-[.GB5])/([.GC1]-[.GB1]))^2" office:value-type="float" office:value="0.0083052626989478" calcext:value-type="float">
            <text:p>0.008305262698948</text:p>
          </table:table-cell>
          <table:table-cell table:formula="of:=0.5*[.GD12]*(([.GD5]-[.GC5])/([.GD1]-[.GC1]))^2" office:value-type="float" office:value="0.0120645920874822" calcext:value-type="float">
            <text:p>0.012064592087482</text:p>
          </table:table-cell>
          <table:table-cell table:formula="of:=0.5*[.GE12]*(([.GE5]-[.GD5])/([.GE1]-[.GD1]))^2" office:value-type="float" office:value="0.000234913495594203" calcext:value-type="float">
            <text:p>0.000234913495594</text:p>
          </table:table-cell>
          <table:table-cell table:formula="of:=0.5*[.GF12]*(([.GF5]-[.GE5])/([.GF1]-[.GE1]))^2" office:value-type="float" office:value="0.00260334555224452" calcext:value-type="float">
            <text:p>0.002603345552245</text:p>
          </table:table-cell>
          <table:table-cell table:formula="of:=0.5*[.GG12]*(([.GG5]-[.GF5])/([.GG1]-[.GF1]))^2" office:value-type="float" office:value="0.00667372476611445" calcext:value-type="float">
            <text:p>0.006673724766114</text:p>
          </table:table-cell>
          <table:table-cell table:formula="of:=0.5*[.GH12]*(([.GH5]-[.GG5])/([.GH1]-[.GG1]))^2" office:value-type="float" office:value="0.0167018014957452" calcext:value-type="float">
            <text:p>0.016701801495745</text:p>
          </table:table-cell>
          <table:table-cell table:formula="of:=0.5*[.GI12]*(([.GI5]-[.GH5])/([.GI1]-[.GH1]))^2" office:value-type="float" office:value="0.101615686281141" calcext:value-type="float">
            <text:p>0.101615686281141</text:p>
          </table:table-cell>
          <table:table-cell table:formula="of:=0.5*[.GJ12]*(([.GJ5]-[.GI5])/([.GJ1]-[.GI1]))^2" office:value-type="float" office:value="0.00162154449065055" calcext:value-type="float">
            <text:p>0.001621544490651</text:p>
          </table:table-cell>
          <table:table-cell table:formula="of:=0.5*[.GK12]*(([.GK5]-[.GJ5])/([.GK1]-[.GJ1]))^2" office:value-type="float" office:value="0.0553985203127474" calcext:value-type="float">
            <text:p>0.055398520312747</text:p>
          </table:table-cell>
          <table:table-cell table:formula="of:=0.5*[.GL12]*(([.GL5]-[.GK5])/([.GL1]-[.GK1]))^2" office:value-type="float" office:value="0.129344035501006" calcext:value-type="float">
            <text:p>0.129344035501006</text:p>
          </table:table-cell>
          <table:table-cell table:formula="of:=0.5*[.GM12]*(([.GM5]-[.GL5])/([.GM1]-[.GL1]))^2" office:value-type="float" office:value="0.0653402754887085" calcext:value-type="float">
            <text:p>0.065340275488709</text:p>
          </table:table-cell>
          <table:table-cell table:formula="of:=0.5*[.GN12]*(([.GN5]-[.GM5])/([.GN1]-[.GM1]))^2" office:value-type="float" office:value="0.0604072476788602" calcext:value-type="float">
            <text:p>0.06040724767886</text:p>
          </table:table-cell>
          <table:table-cell table:formula="of:=0.5*[.GO12]*(([.GO5]-[.GN5])/([.GO1]-[.GN1]))^2" office:value-type="float" office:value="0.0336399291812639" calcext:value-type="float">
            <text:p>0.033639929181264</text:p>
          </table:table-cell>
          <table:table-cell table:formula="of:=0.5*[.GP12]*(([.GP5]-[.GO5])/([.GP1]-[.GO1]))^2" office:value-type="float" office:value="0.000219758680754298" calcext:value-type="float">
            <text:p>0.000219758680754</text:p>
          </table:table-cell>
          <table:table-cell table:formula="of:=0.5*[.GQ12]*(([.GQ5]-[.GP5])/([.GQ1]-[.GP1]))^2" office:value-type="float" office:value="0.0169288978455418" calcext:value-type="float">
            <text:p>0.016928897845542</text:p>
          </table:table-cell>
          <table:table-cell table:formula="of:=0.5*[.GR12]*(([.GR5]-[.GQ5])/([.GR1]-[.GQ1]))^2" office:value-type="float" office:value="0.000972852344294638" calcext:value-type="float">
            <text:p>0.000972852344295</text:p>
          </table:table-cell>
          <table:table-cell table:formula="of:=0.5*[.GS12]*(([.GS5]-[.GR5])/([.GS1]-[.GR1]))^2" office:value-type="float" office:value="0.00241708746541602" calcext:value-type="float">
            <text:p>0.002417087465416</text:p>
          </table:table-cell>
          <table:table-cell table:formula="of:=0.5*[.GT12]*(([.GT5]-[.GS5])/([.GT1]-[.GS1]))^2" office:value-type="float" office:value="0.0113568711312591" calcext:value-type="float">
            <text:p>0.011356871131259</text:p>
          </table:table-cell>
          <table:table-cell table:formula="of:=0.5*[.GU12]*(([.GU5]-[.GT5])/([.GU1]-[.GT1]))^2" office:value-type="float" office:value="0.0473097240510634" calcext:value-type="float">
            <text:p>0.047309724051063</text:p>
          </table:table-cell>
          <table:table-cell table:formula="of:=0.5*[.GV12]*(([.GV5]-[.GU5])/([.GV1]-[.GU1]))^2" office:value-type="float" office:value="0.00305729508471878" calcext:value-type="float">
            <text:p>0.003057295084719</text:p>
          </table:table-cell>
          <table:table-cell table:formula="of:=0.5*[.GW12]*(([.GW5]-[.GV5])/([.GW1]-[.GV1]))^2" office:value-type="float" office:value="0.0505873800892803" calcext:value-type="float">
            <text:p>0.05058738008928</text:p>
          </table:table-cell>
          <table:table-cell table:formula="of:=0.5*[.GX12]*(([.GX5]-[.GW5])/([.GX1]-[.GW1]))^2" office:value-type="float" office:value="0.00177390368635842" calcext:value-type="float">
            <text:p>0.001773903686358</text:p>
          </table:table-cell>
          <table:table-cell table:formula="of:=0.5*[.GY12]*(([.GY5]-[.GX5])/([.GY1]-[.GX1]))^2" office:value-type="float" office:value="0.00192739401356253" calcext:value-type="float">
            <text:p>0.001927394013563</text:p>
          </table:table-cell>
          <table:table-cell table:formula="of:=0.5*[.GZ12]*(([.GZ5]-[.GY5])/([.GZ1]-[.GY1]))^2" office:value-type="float" office:value="0.00102378014577962" calcext:value-type="float">
            <text:p>0.00102378014578</text:p>
          </table:table-cell>
          <table:table-cell table:formula="of:=0.5*[.HA12]*(([.HA5]-[.GZ5])/([.HA1]-[.GZ1]))^2" office:value-type="float" office:value="0.0000658075440385971" calcext:value-type="float">
            <text:p>6.58075440385971E-05</text:p>
          </table:table-cell>
          <table:table-cell table:formula="of:=0.5*[.HB12]*(([.HB5]-[.HA5])/([.HB1]-[.HA1]))^2" office:value-type="float" office:value="0.0554416418826314" calcext:value-type="float">
            <text:p>0.055441641882631</text:p>
          </table:table-cell>
          <table:table-cell table:formula="of:=0.5*[.HC12]*(([.HC5]-[.HB5])/([.HC1]-[.HB1]))^2" office:value-type="float" office:value="0.0966706232081948" calcext:value-type="float">
            <text:p>0.096670623208195</text:p>
          </table:table-cell>
          <table:table-cell table:formula="of:=0.5*[.HD12]*(([.HD5]-[.HC5])/([.HD1]-[.HC1]))^2" office:value-type="float" office:value="0.00206074198452352" calcext:value-type="float">
            <text:p>0.002060741984524</text:p>
          </table:table-cell>
          <table:table-cell table:formula="of:=0.5*[.HE12]*(([.HE5]-[.HD5])/([.HE1]-[.HD1]))^2" office:value-type="float" office:value="0.0460917893422952" calcext:value-type="float">
            <text:p>0.046091789342295</text:p>
          </table:table-cell>
          <table:table-cell table:formula="of:=0.5*[.HF12]*(([.HF5]-[.HE5])/([.HF1]-[.HE1]))^2" office:value-type="float" office:value="0.00551390377409072" calcext:value-type="float">
            <text:p>0.005513903774091</text:p>
          </table:table-cell>
          <table:table-cell table:formula="of:=0.5*[.HG12]*(([.HG5]-[.HF5])/([.HG1]-[.HF1]))^2" office:value-type="float" office:value="0.000111491120409359" calcext:value-type="float">
            <text:p>0.000111491120409</text:p>
          </table:table-cell>
          <table:table-cell table:formula="of:=0.5*[.HH12]*(([.HH5]-[.HG5])/([.HH1]-[.HG1]))^2" office:value-type="float" office:value="0.00159511967253627" calcext:value-type="float">
            <text:p>0.001595119672536</text:p>
          </table:table-cell>
          <table:table-cell table:formula="of:=0.5*[.HI12]*(([.HI5]-[.HH5])/([.HI1]-[.HH1]))^2" office:value-type="float" office:value="0.0181043857359198" calcext:value-type="float">
            <text:p>0.01810438573592</text:p>
          </table:table-cell>
          <table:table-cell table:formula="of:=0.5*[.HJ12]*(([.HJ5]-[.HI5])/([.HJ1]-[.HI1]))^2" office:value-type="float" office:value="0.0346204743201925" calcext:value-type="float">
            <text:p>0.034620474320193</text:p>
          </table:table-cell>
          <table:table-cell table:formula="of:=0.5*[.HK12]*(([.HK5]-[.HJ5])/([.HK1]-[.HJ1]))^2" office:value-type="float" office:value="0.00933324322104265" calcext:value-type="float">
            <text:p>0.009333243221043</text:p>
          </table:table-cell>
          <table:table-cell table:formula="of:=0.5*[.HL12]*(([.HL5]-[.HK5])/([.HL1]-[.HK1]))^2" office:value-type="float" office:value="0.0029783484264392" calcext:value-type="float">
            <text:p>0.002978348426439</text:p>
          </table:table-cell>
          <table:table-cell table:formula="of:=0.5*[.HM12]*(([.HM5]-[.HL5])/([.HM1]-[.HL1]))^2" office:value-type="float" office:value="0.00818819850794915" calcext:value-type="float">
            <text:p>0.008188198507949</text:p>
          </table:table-cell>
          <table:table-cell table:formula="of:=0.5*[.HN12]*(([.HN5]-[.HM5])/([.HN1]-[.HM1]))^2" office:value-type="float" office:value="0.00690272246659574" calcext:value-type="float">
            <text:p>0.006902722466596</text:p>
          </table:table-cell>
          <table:table-cell table:formula="of:=0.5*[.HO12]*(([.HO5]-[.HN5])/([.HO1]-[.HN1]))^2" office:value-type="float" office:value="0.000438549720438658" calcext:value-type="float">
            <text:p>0.000438549720439</text:p>
          </table:table-cell>
          <table:table-cell table:formula="of:=0.5*[.HP12]*(([.HP5]-[.HO5])/([.HP1]-[.HO1]))^2" office:value-type="float" office:value="0.0589808668535358" calcext:value-type="float">
            <text:p>0.058980866853536</text:p>
          </table:table-cell>
          <table:table-cell table:formula="of:=0.5*[.HQ12]*(([.HQ5]-[.HP5])/([.HQ1]-[.HP1]))^2" office:value-type="float" office:value="0.13444090869113" calcext:value-type="float">
            <text:p>0.13444090869113</text:p>
          </table:table-cell>
          <table:table-cell table:formula="of:=0.5*[.HR12]*(([.HR5]-[.HQ5])/([.HR1]-[.HQ1]))^2" office:value-type="float" office:value="0.00803348259932823" calcext:value-type="float">
            <text:p>0.008033482599328</text:p>
          </table:table-cell>
          <table:table-cell table:formula="of:=0.5*[.HS12]*(([.HS5]-[.HR5])/([.HS1]-[.HR1]))^2" office:value-type="float" office:value="0.0473406179639034" calcext:value-type="float">
            <text:p>0.047340617963903</text:p>
          </table:table-cell>
          <table:table-cell table:formula="of:=0.5*[.HT12]*(([.HT5]-[.HS5])/([.HT1]-[.HS1]))^2" office:value-type="float" office:value="0.141059743193931" calcext:value-type="float">
            <text:p>0.141059743193931</text:p>
          </table:table-cell>
          <table:table-cell table:formula="of:=0.5*[.HU12]*(([.HU5]-[.HT5])/([.HU1]-[.HT1]))^2" office:value-type="float" office:value="0.0211052558544659" calcext:value-type="float">
            <text:p>0.021105255854466</text:p>
          </table:table-cell>
          <table:table-cell table:formula="of:=0.5*[.HV12]*(([.HV5]-[.HU5])/([.HV1]-[.HU1]))^2" office:value-type="float" office:value="0.0275947956121597" calcext:value-type="float">
            <text:p>0.02759479561216</text:p>
          </table:table-cell>
          <table:table-cell table:formula="of:=0.5*[.HW12]*(([.HW5]-[.HV5])/([.HW1]-[.HV1]))^2" office:value-type="float" office:value="0.0287977194243841" calcext:value-type="float">
            <text:p>0.028797719424384</text:p>
          </table:table-cell>
          <table:table-cell table:formula="of:=0.5*[.HX12]*(([.HX5]-[.HW5])/([.HX1]-[.HW1]))^2" office:value-type="float" office:value="0.0134490747840384" calcext:value-type="float">
            <text:p>0.013449074784039</text:p>
          </table:table-cell>
          <table:table-cell table:formula="of:=0.5*[.HY12]*(([.HY5]-[.HX5])/([.HY1]-[.HX1]))^2" office:value-type="float" office:value="0.0000825028926321895" calcext:value-type="float">
            <text:p>8.25028926321895E-05</text:p>
          </table:table-cell>
          <table:table-cell table:formula="of:=0.5*[.HZ12]*(([.HZ5]-[.HY5])/([.HZ1]-[.HY1]))^2" office:value-type="float" office:value="0.0261770627966086" calcext:value-type="float">
            <text:p>0.026177062796609</text:p>
          </table:table-cell>
          <table:table-cell table:formula="of:=0.5*[.IA12]*(([.IA5]-[.HZ5])/([.IA1]-[.HZ1]))^2" office:value-type="float" office:value="0.00733663410285704" calcext:value-type="float">
            <text:p>0.007336634102857</text:p>
          </table:table-cell>
          <table:table-cell table:formula="of:=0.5*[.IB12]*(([.IB5]-[.IA5])/([.IB1]-[.IA1]))^2" office:value-type="float" office:value="0.0847787423672985" calcext:value-type="float">
            <text:p>0.084778742367299</text:p>
          </table:table-cell>
          <table:table-cell table:formula="of:=0.5*[.IC12]*(([.IC5]-[.IB5])/([.IC1]-[.IB1]))^2" office:value-type="float" office:value="0.000420600966076088" calcext:value-type="float">
            <text:p>0.000420600966076</text:p>
          </table:table-cell>
          <table:table-cell table:formula="of:=0.5*[.ID12]*(([.ID5]-[.IC5])/([.ID1]-[.IC1]))^2" office:value-type="float" office:value="0.00507376504325802" calcext:value-type="float">
            <text:p>0.005073765043258</text:p>
          </table:table-cell>
          <table:table-cell table:formula="of:=0.5*[.IE12]*(([.IE5]-[.ID5])/([.IE1]-[.ID1]))^2" office:value-type="float" office:value="0.0183131829307679" calcext:value-type="float">
            <text:p>0.018313182930768</text:p>
          </table:table-cell>
          <table:table-cell table:formula="of:=0.5*[.IF12]*(([.IF5]-[.IE5])/([.IF1]-[.IE1]))^2" office:value-type="float" office:value="0.00217369292866507" calcext:value-type="float">
            <text:p>0.002173692928665</text:p>
          </table:table-cell>
          <table:table-cell table:formula="of:=0.5*[.IG12]*(([.IG5]-[.IF5])/([.IG1]-[.IF1]))^2" office:value-type="float" office:value="0.000173451178296344" calcext:value-type="float">
            <text:p>0.000173451178296</text:p>
          </table:table-cell>
          <table:table-cell table:formula="of:=0.5*[.IH12]*(([.IH5]-[.IG5])/([.IH1]-[.IG1]))^2" office:value-type="float" office:value="0.000447610291543583" calcext:value-type="float">
            <text:p>0.000447610291544</text:p>
          </table:table-cell>
          <table:table-cell table:formula="of:=0.5*[.II12]*(([.II5]-[.IH5])/([.II1]-[.IH1]))^2" office:value-type="float" office:value="0.0420508274894318" calcext:value-type="float">
            <text:p>0.042050827489432</text:p>
          </table:table-cell>
          <table:table-cell table:formula="of:=0.5*[.IJ12]*(([.IJ5]-[.II5])/([.IJ1]-[.II1]))^2" office:value-type="float" office:value="0.028645603186226" calcext:value-type="float">
            <text:p>0.028645603186226</text:p>
          </table:table-cell>
          <table:table-cell table:formula="of:=0.5*[.IK12]*(([.IK5]-[.IJ5])/([.IK1]-[.IJ1]))^2" office:value-type="float" office:value="0.0359416916572745" calcext:value-type="float">
            <text:p>0.035941691657275</text:p>
          </table:table-cell>
          <table:table-cell table:formula="of:=0.5*[.IL12]*(([.IL5]-[.IK5])/([.IL1]-[.IK1]))^2" office:value-type="float" office:value="0.0558741404308247" calcext:value-type="float">
            <text:p>0.055874140430825</text:p>
          </table:table-cell>
          <table:table-cell table:formula="of:=0.5*[.IM12]*(([.IM5]-[.IL5])/([.IM1]-[.IL1]))^2" office:value-type="float" office:value="0.00269117468744852" calcext:value-type="float">
            <text:p>0.002691174687449</text:p>
          </table:table-cell>
          <table:table-cell table:formula="of:=0.5*[.IN12]*(([.IN5]-[.IM5])/([.IN1]-[.IM1]))^2" office:value-type="float" office:value="0.000174968196985996" calcext:value-type="float">
            <text:p>0.000174968196986</text:p>
          </table:table-cell>
          <table:table-cell table:formula="of:=0.5*[.IO12]*(([.IO5]-[.IN5])/([.IO1]-[.IN1]))^2" office:value-type="float" office:value="0.00344474545227142" calcext:value-type="float">
            <text:p>0.003444745452271</text:p>
          </table:table-cell>
          <table:table-cell table:formula="of:=0.5*[.IP12]*(([.IP5]-[.IO5])/([.IP1]-[.IO1]))^2" office:value-type="float" office:value="0.00347865618034913" calcext:value-type="float">
            <text:p>0.003478656180349</text:p>
          </table:table-cell>
          <table:table-cell table:formula="of:=0.5*[.IQ12]*(([.IQ5]-[.IP5])/([.IQ1]-[.IP1]))^2" office:value-type="float" office:value="0.0270207533871239" calcext:value-type="float">
            <text:p>0.027020753387124</text:p>
          </table:table-cell>
          <table:table-cell table:formula="of:=0.5*[.IR12]*(([.IR5]-[.IQ5])/([.IR1]-[.IQ1]))^2" office:value-type="float" office:value="0.0784375346475587" calcext:value-type="float">
            <text:p>0.078437534647559</text:p>
          </table:table-cell>
          <table:table-cell table:formula="of:=0.5*[.IS12]*(([.IS5]-[.IR5])/([.IS1]-[.IR1]))^2" office:value-type="float" office:value="0.00809131237955293" calcext:value-type="float">
            <text:p>0.008091312379553</text:p>
          </table:table-cell>
          <table:table-cell table:formula="of:=0.5*[.IT12]*(([.IT5]-[.IS5])/([.IT1]-[.IS1]))^2" office:value-type="float" office:value="0.0712899362918222" calcext:value-type="float">
            <text:p>0.071289936291822</text:p>
          </table:table-cell>
          <table:table-cell table:formula="of:=0.5*[.IU12]*(([.IU5]-[.IT5])/([.IU1]-[.IT1]))^2" office:value-type="float" office:value="0.21895051563409" calcext:value-type="float">
            <text:p>0.21895051563409</text:p>
          </table:table-cell>
          <table:table-cell table:formula="of:=0.5*[.IV12]*(([.IV5]-[.IU5])/([.IV1]-[.IU1]))^2" office:value-type="float" office:value="0.0983735730050316" calcext:value-type="float">
            <text:p>0.098373573005032</text:p>
          </table:table-cell>
          <table:table-cell table:formula="of:=0.5*[.IW12]*(([.IW5]-[.IV5])/([.IW1]-[.IV1]))^2" office:value-type="float" office:value="0.0986773791462229" calcext:value-type="float">
            <text:p>0.098677379146223</text:p>
          </table:table-cell>
          <table:table-cell table:formula="of:=0.5*[.IX12]*(([.IX5]-[.IW5])/([.IX1]-[.IW1]))^2" office:value-type="float" office:value="0.00153035372144135" calcext:value-type="float">
            <text:p>0.001530353721441</text:p>
          </table:table-cell>
          <table:table-cell table:formula="of:=0.5*[.IY12]*(([.IY5]-[.IX5])/([.IY1]-[.IX1]))^2" office:value-type="float" office:value="0.00292568159893797" calcext:value-type="float">
            <text:p>0.002925681598938</text:p>
          </table:table-cell>
          <table:table-cell table:formula="of:=0.5*[.IZ12]*(([.IZ5]-[.IY5])/([.IZ1]-[.IY1]))^2" office:value-type="float" office:value="0.0325194614908101" calcext:value-type="float">
            <text:p>0.03251946149081</text:p>
          </table:table-cell>
          <table:table-cell table:formula="of:=0.5*[.JA12]*(([.JA5]-[.IZ5])/([.JA1]-[.IZ1]))^2" office:value-type="float" office:value="0.0601734363113134" calcext:value-type="float">
            <text:p>0.060173436311313</text:p>
          </table:table-cell>
          <table:table-cell table:formula="of:=0.5*[.JB12]*(([.JB5]-[.JA5])/([.JB1]-[.JA1]))^2" office:value-type="float" office:value="0.000446206137059179" calcext:value-type="float">
            <text:p>0.000446206137059</text:p>
          </table:table-cell>
          <table:table-cell table:formula="of:=0.5*[.JC12]*(([.JC5]-[.JB5])/([.JC1]-[.JB1]))^2" office:value-type="float" office:value="0.00146283524149234" calcext:value-type="float">
            <text:p>0.001462835241492</text:p>
          </table:table-cell>
          <table:table-cell table:formula="of:=0.5*[.JD12]*(([.JD5]-[.JC5])/([.JD1]-[.JC1]))^2" office:value-type="float" office:value="0.00613933563040293" calcext:value-type="float">
            <text:p>0.006139335630403</text:p>
          </table:table-cell>
          <table:table-cell table:formula="of:=0.5*[.JE12]*(([.JE5]-[.JD5])/([.JE1]-[.JD1]))^2" office:value-type="float" office:value="0.00330463087250001" calcext:value-type="float">
            <text:p>0.0033046308725</text:p>
          </table:table-cell>
          <table:table-cell table:formula="of:=0.5*[.JF12]*(([.JF5]-[.JE5])/([.JF1]-[.JE1]))^2" office:value-type="float" office:value="0.00130303720708379" calcext:value-type="float">
            <text:p>0.001303037207084</text:p>
          </table:table-cell>
          <table:table-cell table:formula="of:=0.5*[.JG12]*(([.JG5]-[.JF5])/([.JG1]-[.JF1]))^2" office:value-type="float" office:value="0.00169221585145657" calcext:value-type="float">
            <text:p>0.001692215851457</text:p>
          </table:table-cell>
          <table:table-cell table:formula="of:=0.5*[.JH12]*(([.JH5]-[.JG5])/([.JH1]-[.JG1]))^2" office:value-type="float" office:value="0.00474716807969568" calcext:value-type="float">
            <text:p>0.004747168079696</text:p>
          </table:table-cell>
          <table:table-cell table:formula="of:=0.5*[.JI12]*(([.JI5]-[.JH5])/([.JI1]-[.JH1]))^2" office:value-type="float" office:value="0.169455396989103" calcext:value-type="float">
            <text:p>0.169455396989103</text:p>
          </table:table-cell>
          <table:table-cell table:formula="of:=0.5*[.JJ12]*(([.JJ5]-[.JI5])/([.JJ1]-[.JI1]))^2" office:value-type="float" office:value="0.0139181892237758" calcext:value-type="float">
            <text:p>0.013918189223776</text:p>
          </table:table-cell>
          <table:table-cell table:formula="of:=0.5*[.JK12]*(([.JK5]-[.JJ5])/([.JK1]-[.JJ1]))^2" office:value-type="float" office:value="0.00835215809256516" calcext:value-type="float">
            <text:p>0.008352158092565</text:p>
          </table:table-cell>
          <table:table-cell table:formula="of:=0.5*[.JL12]*(([.JL5]-[.JK5])/([.JL1]-[.JK1]))^2" office:value-type="float" office:value="0.00914697371633275" calcext:value-type="float">
            <text:p>0.009146973716333</text:p>
          </table:table-cell>
          <table:table-cell table:formula="of:=0.5*[.JM12]*(([.JM5]-[.JL5])/([.JM1]-[.JL1]))^2" office:value-type="float" office:value="0.00388319797469115" calcext:value-type="float">
            <text:p>0.003883197974691</text:p>
          </table:table-cell>
          <table:table-cell table:formula="of:=0.5*[.JN12]*(([.JN5]-[.JM5])/([.JN1]-[.JM1]))^2" office:value-type="float" office:value="0.00362482373996488" calcext:value-type="float">
            <text:p>0.003624823739965</text:p>
          </table:table-cell>
          <table:table-cell table:formula="of:=0.5*[.JO12]*(([.JO5]-[.JN5])/([.JO1]-[.JN1]))^2" office:value-type="float" office:value="0.0160020955894419" calcext:value-type="float">
            <text:p>0.016002095589442</text:p>
          </table:table-cell>
          <table:table-cell table:formula="of:=0.5*[.JP12]*(([.JP5]-[.JO5])/([.JP1]-[.JO1]))^2" office:value-type="float" office:value="0.0376105548062219" calcext:value-type="float">
            <text:p>0.037610554806222</text:p>
          </table:table-cell>
          <table:table-cell table:formula="of:=0.5*[.JQ12]*(([.JQ5]-[.JP5])/([.JQ1]-[.JP1]))^2" office:value-type="float" office:value="0.057425908641582" calcext:value-type="float">
            <text:p>0.057425908641582</text:p>
          </table:table-cell>
          <table:table-cell table:formula="of:=0.5*[.JR12]*(([.JR5]-[.JQ5])/([.JR1]-[.JQ1]))^2" office:value-type="float" office:value="0.00746894417288523" calcext:value-type="float">
            <text:p>0.007468944172885</text:p>
          </table:table-cell>
          <table:table-cell table:formula="of:=0.5*[.JS12]*(([.JS5]-[.JR5])/([.JS1]-[.JR1]))^2" office:value-type="float" office:value="0.000851462446135615" calcext:value-type="float">
            <text:p>0.000851462446136</text:p>
          </table:table-cell>
          <table:table-cell table:formula="of:=0.5*[.JT12]*(([.JT5]-[.JS5])/([.JT1]-[.JS1]))^2" office:value-type="float" office:value="0.000167734992005929" calcext:value-type="float">
            <text:p>0.000167734992006</text:p>
          </table:table-cell>
          <table:table-cell table:formula="of:=0.5*[.JU12]*(([.JU5]-[.JT5])/([.JU1]-[.JT1]))^2" office:value-type="float" office:value="0.0058351101819708" calcext:value-type="float">
            <text:p>0.005835110181971</text:p>
          </table:table-cell>
          <table:table-cell table:formula="of:=0.5*[.JV12]*(([.JV5]-[.JU5])/([.JV1]-[.JU1]))^2" office:value-type="float" office:value="0.0591427624091177" calcext:value-type="float">
            <text:p>0.059142762409118</text:p>
          </table:table-cell>
          <table:table-cell table:formula="of:=0.5*[.JW12]*(([.JW5]-[.JV5])/([.JW1]-[.JV1]))^2" office:value-type="float" office:value="0.0171666454705703" calcext:value-type="float">
            <text:p>0.01716664547057</text:p>
          </table:table-cell>
          <table:table-cell table:formula="of:=0.5*[.JX12]*(([.JX5]-[.JW5])/([.JX1]-[.JW1]))^2" office:value-type="float" office:value="0.155270802092423" calcext:value-type="float">
            <text:p>0.155270802092423</text:p>
          </table:table-cell>
          <table:table-cell table:formula="of:=0.5*[.JY12]*(([.JY5]-[.JX5])/([.JY1]-[.JX1]))^2" office:value-type="float" office:value="0.0233260165542931" calcext:value-type="float">
            <text:p>0.023326016554293</text:p>
          </table:table-cell>
          <table:table-cell table:formula="of:=0.5*[.JZ12]*(([.JZ5]-[.JY5])/([.JZ1]-[.JY1]))^2" office:value-type="float" office:value="0.00323807684743692" calcext:value-type="float">
            <text:p>0.003238076847437</text:p>
          </table:table-cell>
          <table:table-cell table:formula="of:=0.5*[.KA12]*(([.KA5]-[.JZ5])/([.KA1]-[.JZ1]))^2" office:value-type="float" office:value="0.00207255408994216" calcext:value-type="float">
            <text:p>0.002072554089942</text:p>
          </table:table-cell>
          <table:table-cell table:formula="of:=0.5*[.KB12]*(([.KB5]-[.KA5])/([.KB1]-[.KA1]))^2" office:value-type="float" office:value="0.00198023436222572" calcext:value-type="float">
            <text:p>0.001980234362226</text:p>
          </table:table-cell>
          <table:table-cell table:formula="of:=0.5*[.KC12]*(([.KC5]-[.KB5])/([.KC1]-[.KB1]))^2" office:value-type="float" office:value="0.0000642863745458022" calcext:value-type="float">
            <text:p>6.42863745458022E-05</text:p>
          </table:table-cell>
          <table:table-cell table:formula="of:=0.5*[.KD12]*(([.KD5]-[.KC5])/([.KD1]-[.KC1]))^2" office:value-type="float" office:value="0.000447144035362217" calcext:value-type="float">
            <text:p>0.000447144035362</text:p>
          </table:table-cell>
          <table:table-cell table:formula="of:=0.5*[.KE12]*(([.KE5]-[.KD5])/([.KE1]-[.KD1]))^2" office:value-type="float" office:value="0.000336391362174466" calcext:value-type="float">
            <text:p>0.000336391362174</text:p>
          </table:table-cell>
          <table:table-cell table:formula="of:=0.5*[.KF12]*(([.KF5]-[.KE5])/([.KF1]-[.KE1]))^2" office:value-type="float" office:value="0.0000590842271334812" calcext:value-type="float">
            <text:p>5.90842271334812E-05</text:p>
          </table:table-cell>
          <table:table-cell table:formula="of:=0.5*[.KG12]*(([.KG5]-[.KF5])/([.KG1]-[.KF1]))^2" office:value-type="float" office:value="0.000013312422773924" calcext:value-type="float">
            <text:p>1.3312422773924E-05</text:p>
          </table:table-cell>
          <table:table-cell table:formula="of:=0.5*[.KH12]*(([.KH5]-[.KG5])/([.KH1]-[.KG1]))^2" office:value-type="float" office:value="0.00000659003829141799" calcext:value-type="float">
            <text:p>6.59003829141799E-06</text:p>
          </table:table-cell>
          <table:table-cell table:formula="of:=0.5*[.KI12]*(([.KI5]-[.KH5])/([.KI1]-[.KH1]))^2" office:value-type="float" office:value="0.000144557841401554" calcext:value-type="float">
            <text:p>0.000144557841402</text:p>
          </table:table-cell>
          <table:table-cell table:formula="of:=0.5*[.KJ12]*(([.KJ5]-[.KI5])/([.KJ1]-[.KI1]))^2" office:value-type="float" office:value="0.00000160906764019056" calcext:value-type="float">
            <text:p>1.60906764019056E-06</text:p>
          </table:table-cell>
          <table:table-cell table:formula="of:=0.5*[.KK12]*(([.KK5]-[.KJ5])/([.KK1]-[.KJ1]))^2" office:value-type="float" office:value="0.0000119055917234028" calcext:value-type="float">
            <text:p>1.19055917234028E-05</text:p>
          </table:table-cell>
          <table:table-cell table:formula="of:=0.5*[.KL12]*(([.KL5]-[.KK5])/([.KL1]-[.KK1]))^2" office:value-type="float" office:value="0.0000109689112950376" calcext:value-type="float">
            <text:p>1.09689112950376E-05</text:p>
          </table:table-cell>
          <table:table-cell table:formula="of:=0.5*[.KM12]*(([.KM5]-[.KL5])/([.KM1]-[.KL1]))^2" office:value-type="float" office:value="0.0000915767424454248" calcext:value-type="float">
            <text:p>9.15767424454248E-05</text:p>
          </table:table-cell>
          <table:table-cell table:formula="of:=0.5*[.KN12]*(([.KN5]-[.KM5])/([.KN1]-[.KM1]))^2" office:value-type="float" office:value="0.00000232472548177005" calcext:value-type="float">
            <text:p>2.32472548177005E-06</text:p>
          </table:table-cell>
          <table:table-cell table:formula="of:=0.5*[.KO12]*(([.KO5]-[.KN5])/([.KO1]-[.KN1]))^2" office:value-type="float" office:value="0.00000122651116978534" calcext:value-type="float">
            <text:p>1.22651116978534E-06</text:p>
          </table:table-cell>
          <table:table-cell table:formula="of:=0.5*[.KP12]*(([.KP5]-[.KO5])/([.KP1]-[.KO1]))^2" office:value-type="float" office:value="0.000000295108180055725" calcext:value-type="float">
            <text:p>2.95108180055725E-07</text:p>
          </table:table-cell>
          <table:table-cell table:formula="of:=0.5*[.KQ12]*(([.KQ5]-[.KP5])/([.KQ1]-[.KP1]))^2" office:value-type="float" office:value="0.000000183643729877812" calcext:value-type="float">
            <text:p>1.83643729877812E-07</text:p>
          </table:table-cell>
          <table:table-cell table:formula="of:=0.5*[.KR12]*(([.KR5]-[.KQ5])/([.KR1]-[.KQ1]))^2" office:value-type="float" office:value="0.0000124102385045095" calcext:value-type="float">
            <text:p>1.24102385045095E-05</text:p>
          </table:table-cell>
          <table:table-cell table:formula="of:=0.5*[.KS12]*(([.KS5]-[.KR5])/([.KS1]-[.KR1]))^2" office:value-type="float" office:value="0.0000416240928434244" calcext:value-type="float">
            <text:p>4.16240928434244E-05</text:p>
          </table:table-cell>
          <table:table-cell table:formula="of:=0.5*[.KT12]*(([.KT5]-[.KS5])/([.KT1]-[.KS1]))^2" office:value-type="float" office:value="0.00000397726292404319" calcext:value-type="float">
            <text:p>3.97726292404319E-06</text:p>
          </table:table-cell>
          <table:table-cell table:formula="of:=0.5*[.KU12]*(([.KU5]-[.KT5])/([.KU1]-[.KT1]))^2" office:value-type="float" office:value="0.00000453495759020659" calcext:value-type="float">
            <text:p>4.53495759020659E-06</text:p>
          </table:table-cell>
          <table:table-cell table:formula="of:=0.5*[.KV12]*(([.KV5]-[.KU5])/([.KV1]-[.KU1]))^2" office:value-type="float" office:value="0.000000153595457012137" calcext:value-type="float">
            <text:p>1.53595457012137E-07</text:p>
          </table:table-cell>
          <table:table-cell table:formula="of:=0.5*[.KW12]*(([.KW5]-[.KV5])/([.KW1]-[.KV1]))^2" office:value-type="float" office:value="0.0000133180636831839" calcext:value-type="float">
            <text:p>1.33180636831839E-05</text:p>
          </table:table-cell>
          <table:table-cell table:formula="of:=0.5*[.KX12]*(([.KX5]-[.KW5])/([.KX1]-[.KW1]))^2" office:value-type="float" office:value="0.00000158832606503675" calcext:value-type="float">
            <text:p>1.58832606503675E-06</text:p>
          </table:table-cell>
          <table:table-cell table:formula="of:=0.5*[.KY12]*(([.KY5]-[.KX5])/([.KY1]-[.KX1]))^2" office:value-type="float" office:value="0.0000000621810499007831" calcext:value-type="float">
            <text:p>6.21810499007831E-08</text:p>
          </table:table-cell>
          <table:table-cell table:formula="of:=0.5*[.KZ12]*(([.KZ5]-[.KY5])/([.KZ1]-[.KY1]))^2" office:value-type="float" office:value="0.00000174582032907909" calcext:value-type="float">
            <text:p>1.74582032907909E-06</text:p>
          </table:table-cell>
          <table:table-cell table:formula="of:=0.5*[.LA12]*(([.LA5]-[.KZ5])/([.LA1]-[.KZ1]))^2" office:value-type="float" office:value="0.0000024559669895589" calcext:value-type="float">
            <text:p>2.4559669895589E-06</text:p>
          </table:table-cell>
          <table:table-cell table:formula="of:=0.5*[.LB12]*(([.LB5]-[.LA5])/([.LB1]-[.LA1]))^2" office:value-type="float" office:value="0.000024216875014355" calcext:value-type="float">
            <text:p>2.4216875014355E-05</text:p>
          </table:table-cell>
          <table:table-cell table:formula="of:=0.5*[.LC12]*(([.LC5]-[.LB5])/([.LC1]-[.LB1]))^2" office:value-type="float" office:value="0.000015736531079437" calcext:value-type="float">
            <text:p>1.5736531079437E-05</text:p>
          </table:table-cell>
          <table:table-cell table:formula="of:=0.5*[.LD12]*(([.LD5]-[.LC5])/([.LD1]-[.LC1]))^2" office:value-type="float" office:value="0.0000232110561165587" calcext:value-type="float">
            <text:p>2.32110561165587E-05</text:p>
          </table:table-cell>
          <table:table-cell table:formula="of:=0.5*[.LE12]*(([.LE5]-[.LD5])/([.LE1]-[.LD1]))^2" office:value-type="float" office:value="0.000000378257598787034" calcext:value-type="float">
            <text:p>3.78257598787034E-07</text:p>
          </table:table-cell>
          <table:table-cell table:formula="of:=0.5*[.LF12]*(([.LF5]-[.LE5])/([.LF1]-[.LE1]))^2" office:value-type="float" office:value="0.0000067605731523702" calcext:value-type="float">
            <text:p>6.7605731523702E-06</text:p>
          </table:table-cell>
          <table:table-cell table:formula="of:=0.5*[.LG12]*(([.LG5]-[.LF5])/([.LG1]-[.LF1]))^2" office:value-type="float" office:value="0.0000528072546319674" calcext:value-type="float">
            <text:p>5.28072546319674E-05</text:p>
          </table:table-cell>
          <table:table-cell table:formula="of:=0.5*[.LH12]*(([.LH5]-[.LG5])/([.LH1]-[.LG1]))^2" office:value-type="float" office:value="0.000000193356991562229" calcext:value-type="float">
            <text:p>1.93356991562229E-07</text:p>
          </table:table-cell>
          <table:table-cell table:formula="of:=0.5*[.LI12]*(([.LI5]-[.LH5])/([.LI1]-[.LH1]))^2" office:value-type="float" office:value="0.00000379622843308395" calcext:value-type="float">
            <text:p>3.79622843308395E-06</text:p>
          </table:table-cell>
          <table:table-cell table:formula="of:=0.5*[.LJ12]*(([.LJ5]-[.LI5])/([.LJ1]-[.LI1]))^2" office:value-type="float" office:value="0.000033167758326835" calcext:value-type="float">
            <text:p>3.3167758326835E-05</text:p>
          </table:table-cell>
          <table:table-cell table:formula="of:=0.5*[.LK12]*(([.LK5]-[.LJ5])/([.LK1]-[.LJ1]))^2" office:value-type="float" office:value="0.00000801407321821393" calcext:value-type="float">
            <text:p>8.01407321821393E-06</text:p>
          </table:table-cell>
          <table:table-cell table:formula="of:=0.5*[.LL12]*(([.LL5]-[.LK5])/([.LL1]-[.LK1]))^2" office:value-type="float" office:value="0.00000577409923874241" calcext:value-type="float">
            <text:p>5.77409923874241E-06</text:p>
          </table:table-cell>
          <table:table-cell table:formula="of:=0.5*[.LM12]*(([.LM5]-[.LL5])/([.LM1]-[.LL1]))^2" office:value-type="float" office:value="0.0000239055370411284" calcext:value-type="float">
            <text:p>2.39055370411284E-05</text:p>
          </table:table-cell>
          <table:table-cell table:formula="of:=0.5*[.LN12]*(([.LN5]-[.LM5])/([.LN1]-[.LM1]))^2" office:value-type="float" office:value="0.0000291010922854753" calcext:value-type="float">
            <text:p>2.91010922854753E-05</text:p>
          </table:table-cell>
          <table:table-cell table:formula="of:=0.5*[.LO12]*(([.LO5]-[.LN5])/([.LO1]-[.LN1]))^2" office:value-type="float" office:value="0.0000155192323034123" calcext:value-type="float">
            <text:p>1.55192323034123E-05</text:p>
          </table:table-cell>
          <table:table-cell table:formula="of:=0.5*[.LP12]*(([.LP5]-[.LO5])/([.LP1]-[.LO1]))^2" office:value-type="float" office:value="0.0000293013558201569" calcext:value-type="float">
            <text:p>2.93013558201569E-05</text:p>
          </table:table-cell>
          <table:table-cell table:formula="of:=0.5*[.LQ12]*(([.LQ5]-[.LP5])/([.LQ1]-[.LP1]))^2" office:value-type="float" office:value="0.0000153856801937762" calcext:value-type="float">
            <text:p>1.53856801937762E-05</text:p>
          </table:table-cell>
          <table:table-cell table:formula="of:=0.5*[.LR12]*(([.LR5]-[.LQ5])/([.LR1]-[.LQ1]))^2" office:value-type="float" office:value="0.00000000133779027976799" calcext:value-type="float">
            <text:p>1.33779027976799E-09</text:p>
          </table:table-cell>
          <table:table-cell table:formula="of:=0.5*[.LS12]*(([.LS5]-[.LR5])/([.LS1]-[.LR1]))^2" office:value-type="float" office:value="0.000000334954269059418" calcext:value-type="float">
            <text:p>3.34954269059418E-07</text:p>
          </table:table-cell>
          <table:table-cell table:formula="of:=0.5*[.LT12]*(([.LT5]-[.LS5])/([.LT1]-[.LS1]))^2" office:value-type="float" office:value="0.000000539037138655134" calcext:value-type="float">
            <text:p>5.39037138655134E-07</text:p>
          </table:table-cell>
          <table:table-cell table:formula="of:=0.5*[.LU12]*(([.LU5]-[.LT5])/([.LU1]-[.LT1]))^2" office:value-type="float" office:value="0.00000470477741479199" calcext:value-type="float">
            <text:p>4.70477741479199E-06</text:p>
          </table:table-cell>
          <table:table-cell table:formula="of:=0.5*[.LV12]*(([.LV5]-[.LU5])/([.LV1]-[.LU1]))^2" office:value-type="float" office:value="0.00000238926591010015" calcext:value-type="float">
            <text:p>2.38926591010015E-06</text:p>
          </table:table-cell>
          <table:table-cell table:formula="of:=0.5*[.LW12]*(([.LW5]-[.LV5])/([.LW1]-[.LV1]))^2" office:value-type="float" office:value="0.00000209816272976479" calcext:value-type="float">
            <text:p>2.09816272976479E-06</text:p>
          </table:table-cell>
          <table:table-cell table:formula="of:=0.5*[.LX12]*(([.LX5]-[.LW5])/([.LX1]-[.LW1]))^2" office:value-type="float" office:value="0.0000105200046749207" calcext:value-type="float">
            <text:p>1.05200046749207E-05</text:p>
          </table:table-cell>
          <table:table-cell table:formula="of:=0.5*[.LY12]*(([.LY5]-[.LX5])/([.LY1]-[.LX1]))^2" office:value-type="float" office:value="0.000000585412546219949" calcext:value-type="float">
            <text:p>5.85412546219949E-07</text:p>
          </table:table-cell>
          <table:table-cell table:formula="of:=0.5*[.LZ12]*(([.LZ5]-[.LY5])/([.LZ1]-[.LY1]))^2" office:value-type="float" office:value="0.0000019850782935206" calcext:value-type="float">
            <text:p>1.9850782935206E-06</text:p>
          </table:table-cell>
          <table:table-cell table:formula="of:=0.5*[.MA12]*(([.MA5]-[.LZ5])/([.MA1]-[.LZ1]))^2" office:value-type="float" office:value="0.00000568609488882528" calcext:value-type="float">
            <text:p>5.68609488882528E-06</text:p>
          </table:table-cell>
          <table:table-cell table:formula="of:=0.5*[.MB12]*(([.MB5]-[.MA5])/([.MB1]-[.MA1]))^2" office:value-type="float" office:value="0.00000226927750032724" calcext:value-type="float">
            <text:p>2.26927750032724E-06</text:p>
          </table:table-cell>
          <table:table-cell table:formula="of:=0.5*[.MC12]*(([.MC5]-[.MB5])/([.MC1]-[.MB1]))^2" office:value-type="float" office:value="0.00000828257082279334" calcext:value-type="float">
            <text:p>8.28257082279334E-06</text:p>
          </table:table-cell>
          <table:table-cell table:formula="of:=0.5*[.MD12]*(([.MD5]-[.MC5])/([.MD1]-[.MC1]))^2" office:value-type="float" office:value="0.000000877004189308528" calcext:value-type="float">
            <text:p>8.77004189308528E-07</text:p>
          </table:table-cell>
          <table:table-cell table:formula="of:=0.5*[.ME12]*(([.ME5]-[.MD5])/([.ME1]-[.MD1]))^2" office:value-type="float" office:value="0.0000280523554300772" calcext:value-type="float">
            <text:p>2.80523554300772E-05</text:p>
          </table:table-cell>
          <table:table-cell table:formula="of:=0.5*[.MF12]*(([.MF5]-[.ME5])/([.MF1]-[.ME1]))^2" office:value-type="float" office:value="0.00000572254705201442" calcext:value-type="float">
            <text:p>5.72254705201442E-06</text:p>
          </table:table-cell>
          <table:table-cell table:formula="of:=0.5*[.MG12]*(([.MG5]-[.MF5])/([.MG1]-[.MF1]))^2" office:value-type="float" office:value="0.00000601874553905449" calcext:value-type="float">
            <text:p>6.01874553905449E-06</text:p>
          </table:table-cell>
          <table:table-cell table:formula="of:=0.5*[.MH12]*(([.MH5]-[.MG5])/([.MH1]-[.MG1]))^2" office:value-type="float" office:value="0.00000116263035561762" calcext:value-type="float">
            <text:p>1.16263035561762E-06</text:p>
          </table:table-cell>
          <table:table-cell table:formula="of:=0.5*[.MI12]*(([.MI5]-[.MH5])/([.MI1]-[.MH1]))^2" office:value-type="float" office:value="0.0000021108791335809" calcext:value-type="float">
            <text:p>2.1108791335809E-06</text:p>
          </table:table-cell>
          <table:table-cell table:formula="of:=0.5*[.MJ12]*(([.MJ5]-[.MI5])/([.MJ1]-[.MI1]))^2" office:value-type="float" office:value="0.000000461949651388117" calcext:value-type="float">
            <text:p>4.61949651388117E-07</text:p>
          </table:table-cell>
          <table:table-cell table:formula="of:=0.5*[.MK12]*(([.MK5]-[.MJ5])/([.MK1]-[.MJ1]))^2" office:value-type="float" office:value="0.00000602650967401598" calcext:value-type="float">
            <text:p>6.02650967401598E-06</text:p>
          </table:table-cell>
          <table:table-cell table:formula="of:=0.5*[.ML12]*(([.ML5]-[.MK5])/([.ML1]-[.MK1]))^2" office:value-type="float" office:value="0.00000421403078188546" calcext:value-type="float">
            <text:p>4.21403078188546E-06</text:p>
          </table:table-cell>
          <table:table-cell table:formula="of:=0.5*[.MM12]*(([.MM5]-[.ML5])/([.MM1]-[.ML1]))^2" office:value-type="float" office:value="0.0000156168384641755" calcext:value-type="float">
            <text:p>1.56168384641755E-05</text:p>
          </table:table-cell>
          <table:table-cell table:formula="of:=0.5*[.MN12]*(([.MN5]-[.MM5])/([.MN1]-[.MM1]))^2" office:value-type="float" office:value="0.0000000434423581601355" calcext:value-type="float">
            <text:p>4.34423581601355E-08</text:p>
          </table:table-cell>
          <table:table-cell table:formula="of:=0.5*[.MO12]*(([.MO5]-[.MN5])/([.MO1]-[.MN1]))^2" office:value-type="float" office:value="0.00000165944530874342" calcext:value-type="float">
            <text:p>1.65944530874342E-06</text:p>
          </table:table-cell>
          <table:table-cell table:formula="of:=0.5*[.MP12]*(([.MP5]-[.MO5])/([.MP1]-[.MO1]))^2" office:value-type="float" office:value="0.0000249238066187641" calcext:value-type="float">
            <text:p>2.49238066187641E-05</text:p>
          </table:table-cell>
          <table:table-cell table:formula="of:=0.5*[.MQ12]*(([.MQ5]-[.MP5])/([.MQ1]-[.MP1]))^2" office:value-type="float" office:value="0.000000706041704069347" calcext:value-type="float">
            <text:p>7.06041704069347E-07</text:p>
          </table:table-cell>
          <table:table-cell table:formula="of:=0.5*[.MR12]*(([.MR5]-[.MQ5])/([.MR1]-[.MQ1]))^2" office:value-type="float" office:value="0.00000331768033372188" calcext:value-type="float">
            <text:p>3.31768033372188E-06</text:p>
          </table:table-cell>
          <table:table-cell table:formula="of:=0.5*[.MS12]*(([.MS5]-[.MR5])/([.MS1]-[.MR1]))^2" office:value-type="float" office:value="0.00000143280349729328" calcext:value-type="float">
            <text:p>1.43280349729328E-06</text:p>
          </table:table-cell>
          <table:table-cell table:formula="of:=0.5*[.MT12]*(([.MT5]-[.MS5])/([.MT1]-[.MS1]))^2" office:value-type="float" office:value="0.00000836866484486517" calcext:value-type="float">
            <text:p>8.36866484486517E-06</text:p>
          </table:table-cell>
          <table:table-cell table:formula="of:=0.5*[.MU12]*(([.MU5]-[.MT5])/([.MU1]-[.MT1]))^2" office:value-type="float" office:value="0.00000280400011685091" calcext:value-type="float">
            <text:p>2.80400011685091E-06</text:p>
          </table:table-cell>
          <table:table-cell table:formula="of:=0.5*[.MV12]*(([.MV5]-[.MU5])/([.MV1]-[.MU1]))^2" office:value-type="float" office:value="0.0000000196110919277355" calcext:value-type="float">
            <text:p>1.96110919277355E-08</text:p>
          </table:table-cell>
          <table:table-cell table:formula="of:=0.5*[.MW12]*(([.MW5]-[.MV5])/([.MW1]-[.MV1]))^2" office:value-type="float" office:value="0.0000000587511315697472" calcext:value-type="float">
            <text:p>5.87511315697472E-08</text:p>
          </table:table-cell>
          <table:table-cell table:formula="of:=0.5*[.MX12]*(([.MX5]-[.MW5])/([.MX1]-[.MW1]))^2" office:value-type="float" office:value="0.000000349810367245869" calcext:value-type="float">
            <text:p>3.49810367245869E-07</text:p>
          </table:table-cell>
          <table:table-cell table:formula="of:=0.5*[.MY12]*(([.MY5]-[.MX5])/([.MY1]-[.MX1]))^2" office:value-type="float" office:value="0.0000000215802500812991" calcext:value-type="float">
            <text:p>2.15802500812991E-08</text:p>
          </table:table-cell>
          <table:table-cell table:formula="of:=0.5*[.MZ12]*(([.MZ5]-[.MY5])/([.MZ1]-[.MY1]))^2" office:value-type="float" office:value="0.00000130187059804044" calcext:value-type="float">
            <text:p>1.30187059804044E-06</text:p>
          </table:table-cell>
          <table:table-cell table:formula="of:=0.5*[.NA12]*(([.NA5]-[.MZ5])/([.NA1]-[.MZ1]))^2" office:value-type="float" office:value="0.0000000236977918253412" calcext:value-type="float">
            <text:p>2.36977918253412E-08</text:p>
          </table:table-cell>
          <table:table-cell table:formula="of:=0.5*[.NB12]*(([.NB5]-[.NA5])/([.NB1]-[.NA1]))^2" office:value-type="float" office:value="0.000111857212610479" calcext:value-type="float">
            <text:p>0.00011185721261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753661371389149" calcext:value-type="float">
            <text:p>7.53661371389149E-08</text:p>
          </table:table-cell>
          <table:table-cell table:formula="of:=0.5*[.D12]*(([.D6]-[.C6])/([.D1]-[.C1]))^2" office:value-type="float" office:value="0.00000000264229214606126" calcext:value-type="float">
            <text:p>2.64229214606126E-09</text:p>
          </table:table-cell>
          <table:table-cell table:formula="of:=0.5*[.E12]*(([.E6]-[.D6])/([.E1]-[.D1]))^2" office:value-type="float" office:value="0.000000187953658160135" calcext:value-type="float">
            <text:p>1.87953658160135E-07</text:p>
          </table:table-cell>
          <table:table-cell table:formula="of:=0.5*[.F12]*(([.F6]-[.E6])/([.F1]-[.E1]))^2" office:value-type="float" office:value="0.0000000277105032126193" calcext:value-type="float">
            <text:p>2.77105032126193E-08</text:p>
          </table:table-cell>
          <table:table-cell table:formula="of:=0.5*[.G12]*(([.G6]-[.F6])/([.G1]-[.F1]))^2" office:value-type="float" office:value="0.0000000106068352757296" calcext:value-type="float">
            <text:p>1.06068352757296E-08</text:p>
          </table:table-cell>
          <table:table-cell table:formula="of:=0.5*[.H12]*(([.H6]-[.G6])/([.H1]-[.G1]))^2" office:value-type="float" office:value="0.0000000333791954888216" calcext:value-type="float">
            <text:p>3.33791954888216E-08</text:p>
          </table:table-cell>
          <table:table-cell table:formula="of:=0.5*[.I12]*(([.I6]-[.H6])/([.I1]-[.H1]))^2" office:value-type="float" office:value="0.0000000900656489593766" calcext:value-type="float">
            <text:p>9.00656489593766E-08</text:p>
          </table:table-cell>
          <table:table-cell table:formula="of:=0.5*[.J12]*(([.J6]-[.I6])/([.J1]-[.I1]))^2" office:value-type="float" office:value="0.00000000163428351686142" calcext:value-type="float">
            <text:p>1.63428351686142E-09</text:p>
          </table:table-cell>
          <table:table-cell table:formula="of:=0.5*[.K12]*(([.K6]-[.J6])/([.K1]-[.J1]))^2" office:value-type="float" office:value="0.00000000105015546317489" calcext:value-type="float">
            <text:p>1.05015546317489E-09</text:p>
          </table:table-cell>
          <table:table-cell table:formula="of:=0.5*[.L12]*(([.L6]-[.K6])/([.L1]-[.K1]))^2" office:value-type="float" office:value="0.0000000935000893897056" calcext:value-type="float">
            <text:p>9.35000893897056E-08</text:p>
          </table:table-cell>
          <table:table-cell table:formula="of:=0.5*[.M12]*(([.M6]-[.L6])/([.M1]-[.L1]))^2" office:value-type="float" office:value="0.000000098477590370933" calcext:value-type="float">
            <text:p>9.8477590370933E-08</text:p>
          </table:table-cell>
          <table:table-cell table:formula="of:=0.5*[.N12]*(([.N6]-[.M6])/([.N1]-[.M1]))^2" office:value-type="float" office:value="0.00000000293774595841905" calcext:value-type="float">
            <text:p>2.93774595841905E-09</text:p>
          </table:table-cell>
          <table:table-cell table:formula="of:=0.5*[.O12]*(([.O6]-[.N6])/([.O1]-[.N1]))^2" office:value-type="float" office:value="0.0000000143966246158604" calcext:value-type="float">
            <text:p>1.43966246158604E-08</text:p>
          </table:table-cell>
          <table:table-cell table:formula="of:=0.5*[.P12]*(([.P6]-[.O6])/([.P1]-[.O1]))^2" office:value-type="float" office:value="0.000000506542813950158" calcext:value-type="float">
            <text:p>5.06542813950158E-07</text:p>
          </table:table-cell>
          <table:table-cell table:formula="of:=0.5*[.Q12]*(([.Q6]-[.P6])/([.Q1]-[.P1]))^2" office:value-type="float" office:value="0.00000013633807007157" calcext:value-type="float">
            <text:p>1.3633807007157E-07</text:p>
          </table:table-cell>
          <table:table-cell table:formula="of:=0.5*[.R12]*(([.R6]-[.Q6])/([.R1]-[.Q1]))^2" office:value-type="float" office:value="0.0000000756568101142653" calcext:value-type="float">
            <text:p>7.56568101142653E-08</text:p>
          </table:table-cell>
          <table:table-cell table:formula="of:=0.5*[.S12]*(([.S6]-[.R6])/([.S1]-[.R1]))^2" office:value-type="float" office:value="0.00000000213448326177654" calcext:value-type="float">
            <text:p>2.13448326177654E-09</text:p>
          </table:table-cell>
          <table:table-cell table:formula="of:=0.5*[.T12]*(([.T6]-[.S6])/([.T1]-[.S1]))^2" office:value-type="float" office:value="0.0000000727809922408684" calcext:value-type="float">
            <text:p>7.27809922408684E-08</text:p>
          </table:table-cell>
          <table:table-cell table:formula="of:=0.5*[.U12]*(([.U6]-[.T6])/([.U1]-[.T1]))^2" office:value-type="float" office:value="0.000000111595742534443" calcext:value-type="float">
            <text:p>1.11595742534443E-07</text:p>
          </table:table-cell>
          <table:table-cell table:formula="of:=0.5*[.V12]*(([.V6]-[.U6])/([.V1]-[.U1]))^2" office:value-type="float" office:value="0.0000000276096623283377" calcext:value-type="float">
            <text:p>2.76096623283377E-08</text:p>
          </table:table-cell>
          <table:table-cell table:formula="of:=0.5*[.W12]*(([.W6]-[.V6])/([.W1]-[.V1]))^2" office:value-type="float" office:value="0.000000445929227695376" calcext:value-type="float">
            <text:p>4.45929227695376E-07</text:p>
          </table:table-cell>
          <table:table-cell table:formula="of:=0.5*[.X12]*(([.X6]-[.W6])/([.X1]-[.W1]))^2" office:value-type="float" office:value="0.0000000549559022587359" calcext:value-type="float">
            <text:p>5.49559022587359E-08</text:p>
          </table:table-cell>
          <table:table-cell table:formula="of:=0.5*[.Y12]*(([.Y6]-[.X6])/([.Y1]-[.X1]))^2" office:value-type="float" office:value="0.000000360379274761923" calcext:value-type="float">
            <text:p>3.60379274761923E-07</text:p>
          </table:table-cell>
          <table:table-cell table:formula="of:=0.5*[.Z12]*(([.Z6]-[.Y6])/([.Z1]-[.Y1]))^2" office:value-type="float" office:value="0.00000000000825017659468391" calcext:value-type="float">
            <text:p>8.25017659468391E-12</text:p>
          </table:table-cell>
          <table:table-cell table:formula="of:=0.5*[.AA12]*(([.AA6]-[.Z6])/([.AA1]-[.Z1]))^2" office:value-type="float" office:value="0.0000000653039588436732" calcext:value-type="float">
            <text:p>6.53039588436732E-08</text:p>
          </table:table-cell>
          <table:table-cell table:formula="of:=0.5*[.AB12]*(([.AB6]-[.AA6])/([.AB1]-[.AA1]))^2" office:value-type="float" office:value="0.00000000286510862440733" calcext:value-type="float">
            <text:p>2.86510862440733E-09</text:p>
          </table:table-cell>
          <table:table-cell table:formula="of:=0.5*[.AC12]*(([.AC6]-[.AB6])/([.AC1]-[.AB1]))^2" office:value-type="float" office:value="0.0000000291448092515509" calcext:value-type="float">
            <text:p>2.91448092515509E-08</text:p>
          </table:table-cell>
          <table:table-cell table:formula="of:=0.5*[.AD12]*(([.AD6]-[.AC6])/([.AD1]-[.AC1]))^2" office:value-type="float" office:value="0.0000000000180666770600313" calcext:value-type="float">
            <text:p>1.80666770600313E-11</text:p>
          </table:table-cell>
          <table:table-cell table:formula="of:=0.5*[.AE12]*(([.AE6]-[.AD6])/([.AE1]-[.AD1]))^2" office:value-type="float" office:value="0.00000000109177238741255" calcext:value-type="float">
            <text:p>1.09177238741255E-09</text:p>
          </table:table-cell>
          <table:table-cell table:formula="of:=0.5*[.AF12]*(([.AF6]-[.AE6])/([.AF1]-[.AE1]))^2" office:value-type="float" office:value="0.00000000147108866867918" calcext:value-type="float">
            <text:p>1.47108866867918E-09</text:p>
          </table:table-cell>
          <table:table-cell table:formula="of:=0.5*[.AG12]*(([.AG6]-[.AF6])/([.AG1]-[.AF1]))^2" office:value-type="float" office:value="0.0000000445898228213941" calcext:value-type="float">
            <text:p>4.45898228213941E-08</text:p>
          </table:table-cell>
          <table:table-cell table:formula="of:=0.5*[.AH12]*(([.AH6]-[.AG6])/([.AH1]-[.AG1]))^2" office:value-type="float" office:value="0.0000000111227394057149" calcext:value-type="float">
            <text:p>1.11227394057149E-08</text:p>
          </table:table-cell>
          <table:table-cell table:formula="of:=0.5*[.AI12]*(([.AI6]-[.AH6])/([.AI1]-[.AH1]))^2" office:value-type="float" office:value="0.000000251195919187777" calcext:value-type="float">
            <text:p>2.51195919187777E-07</text:p>
          </table:table-cell>
          <table:table-cell table:formula="of:=0.5*[.AJ12]*(([.AJ6]-[.AI6])/([.AJ1]-[.AI1]))^2" office:value-type="float" office:value="0.000000259971533126818" calcext:value-type="float">
            <text:p>2.59971533126818E-07</text:p>
          </table:table-cell>
          <table:table-cell table:formula="of:=0.5*[.AK12]*(([.AK6]-[.AJ6])/([.AK1]-[.AJ1]))^2" office:value-type="float" office:value="0.0000000408622637736667" calcext:value-type="float">
            <text:p>4.08622637736667E-08</text:p>
          </table:table-cell>
          <table:table-cell table:formula="of:=0.5*[.AL12]*(([.AL6]-[.AK6])/([.AL1]-[.AK1]))^2" office:value-type="float" office:value="0.000000171925660782728" calcext:value-type="float">
            <text:p>1.71925660782728E-07</text:p>
          </table:table-cell>
          <table:table-cell table:formula="of:=0.5*[.AM12]*(([.AM6]-[.AL6])/([.AM1]-[.AL1]))^2" office:value-type="float" office:value="0.000000000206716097269295" calcext:value-type="float">
            <text:p>2.06716097269295E-10</text:p>
          </table:table-cell>
          <table:table-cell table:formula="of:=0.5*[.AN12]*(([.AN6]-[.AM6])/([.AN1]-[.AM1]))^2" office:value-type="float" office:value="0.0000000560522731102298" calcext:value-type="float">
            <text:p>5.60522731102298E-08</text:p>
          </table:table-cell>
          <table:table-cell table:formula="of:=0.5*[.AO12]*(([.AO6]-[.AN6])/([.AO1]-[.AN1]))^2" office:value-type="float" office:value="0.000000375737366398939" calcext:value-type="float">
            <text:p>3.75737366398939E-07</text:p>
          </table:table-cell>
          <table:table-cell table:formula="of:=0.5*[.AP12]*(([.AP6]-[.AO6])/([.AP1]-[.AO1]))^2" office:value-type="float" office:value="0.0000000592394767205705" calcext:value-type="float">
            <text:p>5.92394767205705E-08</text:p>
          </table:table-cell>
          <table:table-cell table:formula="of:=0.5*[.AQ12]*(([.AQ6]-[.AP6])/([.AQ1]-[.AP1]))^2" office:value-type="float" office:value="0.0000000421938007197663" calcext:value-type="float">
            <text:p>4.21938007197663E-08</text:p>
          </table:table-cell>
          <table:table-cell table:formula="of:=0.5*[.AR12]*(([.AR6]-[.AQ6])/([.AR1]-[.AQ1]))^2" office:value-type="float" office:value="0.000000128481251649513" calcext:value-type="float">
            <text:p>1.28481251649513E-07</text:p>
          </table:table-cell>
          <table:table-cell table:formula="of:=0.5*[.AS12]*(([.AS6]-[.AR6])/([.AS1]-[.AR1]))^2" office:value-type="float" office:value="0.000000751006582648943" calcext:value-type="float">
            <text:p>7.51006582648943E-07</text:p>
          </table:table-cell>
          <table:table-cell table:formula="of:=0.5*[.AT12]*(([.AT6]-[.AS6])/([.AT1]-[.AS1]))^2" office:value-type="float" office:value="0.000000854189402145061" calcext:value-type="float">
            <text:p>8.54189402145061E-07</text:p>
          </table:table-cell>
          <table:table-cell table:formula="of:=0.5*[.AU12]*(([.AU6]-[.AT6])/([.AU1]-[.AT1]))^2" office:value-type="float" office:value="0.00000000735060699685437" calcext:value-type="float">
            <text:p>7.35060699685437E-09</text:p>
          </table:table-cell>
          <table:table-cell table:formula="of:=0.5*[.AV12]*(([.AV6]-[.AU6])/([.AV1]-[.AU1]))^2" office:value-type="float" office:value="0.000000082939989267334" calcext:value-type="float">
            <text:p>8.2939989267334E-08</text:p>
          </table:table-cell>
          <table:table-cell table:formula="of:=0.5*[.AW12]*(([.AW6]-[.AV6])/([.AW1]-[.AV1]))^2" office:value-type="float" office:value="0.0000000461494930691038" calcext:value-type="float">
            <text:p>4.61494930691038E-08</text:p>
          </table:table-cell>
          <table:table-cell table:formula="of:=0.5*[.AX12]*(([.AX6]-[.AW6])/([.AX1]-[.AW1]))^2" office:value-type="float" office:value="0.000000697772982439521" calcext:value-type="float">
            <text:p>6.97772982439521E-07</text:p>
          </table:table-cell>
          <table:table-cell table:formula="of:=0.5*[.AY12]*(([.AY6]-[.AX6])/([.AY1]-[.AX1]))^2" office:value-type="float" office:value="0.000000102263879899427" calcext:value-type="float">
            <text:p>1.02263879899427E-07</text:p>
          </table:table-cell>
          <table:table-cell table:formula="of:=0.5*[.AZ12]*(([.AZ6]-[.AY6])/([.AZ1]-[.AY1]))^2" office:value-type="float" office:value="0.00000009933333068719" calcext:value-type="float">
            <text:p>9.933333068719E-08</text:p>
          </table:table-cell>
          <table:table-cell table:formula="of:=0.5*[.BA12]*(([.BA6]-[.AZ6])/([.BA1]-[.AZ1]))^2" office:value-type="float" office:value="0.000000356892397481127" calcext:value-type="float">
            <text:p>3.56892397481127E-07</text:p>
          </table:table-cell>
          <table:table-cell table:formula="of:=0.5*[.BB12]*(([.BB6]-[.BA6])/([.BB1]-[.BA1]))^2" office:value-type="float" office:value="0.000000413829679268358" calcext:value-type="float">
            <text:p>4.13829679268358E-07</text:p>
          </table:table-cell>
          <table:table-cell table:formula="of:=0.5*[.BC12]*(([.BC6]-[.BB6])/([.BC1]-[.BB1]))^2" office:value-type="float" office:value="0.000000138291513256133" calcext:value-type="float">
            <text:p>1.38291513256133E-07</text:p>
          </table:table-cell>
          <table:table-cell table:formula="of:=0.5*[.BD12]*(([.BD6]-[.BC6])/([.BD1]-[.BC1]))^2" office:value-type="float" office:value="0.000000000235182342734779" calcext:value-type="float">
            <text:p>2.35182342734779E-10</text:p>
          </table:table-cell>
          <table:table-cell table:formula="of:=0.5*[.BE12]*(([.BE6]-[.BD6])/([.BE1]-[.BD1]))^2" office:value-type="float" office:value="0.000000322874635842896" calcext:value-type="float">
            <text:p>3.22874635842896E-07</text:p>
          </table:table-cell>
          <table:table-cell table:formula="of:=0.5*[.BF12]*(([.BF6]-[.BE6])/([.BF1]-[.BE1]))^2" office:value-type="float" office:value="0.000000132546406491094" calcext:value-type="float">
            <text:p>1.32546406491094E-07</text:p>
          </table:table-cell>
          <table:table-cell table:formula="of:=0.5*[.BG12]*(([.BG6]-[.BF6])/([.BG1]-[.BF1]))^2" office:value-type="float" office:value="0.000000298228375773659" calcext:value-type="float">
            <text:p>2.98228375773659E-07</text:p>
          </table:table-cell>
          <table:table-cell table:formula="of:=0.5*[.BH12]*(([.BH6]-[.BG6])/([.BH1]-[.BG1]))^2" office:value-type="float" office:value="0.000000130910911900304" calcext:value-type="float">
            <text:p>1.30910911900304E-07</text:p>
          </table:table-cell>
          <table:table-cell table:formula="of:=0.5*[.BI12]*(([.BI6]-[.BH6])/([.BI1]-[.BH1]))^2" office:value-type="float" office:value="0.000000103779915516028" calcext:value-type="float">
            <text:p>1.03779915516028E-07</text:p>
          </table:table-cell>
          <table:table-cell table:formula="of:=0.5*[.BJ12]*(([.BJ6]-[.BI6])/([.BJ1]-[.BI1]))^2" office:value-type="float" office:value="0.00000000115685621535622" calcext:value-type="float">
            <text:p>1.15685621535622E-09</text:p>
          </table:table-cell>
          <table:table-cell table:formula="of:=0.5*[.BK12]*(([.BK6]-[.BJ6])/([.BK1]-[.BJ1]))^2" office:value-type="float" office:value="0.000000000642097529163199" calcext:value-type="float">
            <text:p>6.42097529163199E-10</text:p>
          </table:table-cell>
          <table:table-cell table:formula="of:=0.5*[.BL12]*(([.BL6]-[.BK6])/([.BL1]-[.BK1]))^2" office:value-type="float" office:value="0.000000111209426891609" calcext:value-type="float">
            <text:p>1.11209426891609E-07</text:p>
          </table:table-cell>
          <table:table-cell table:formula="of:=0.5*[.BM12]*(([.BM6]-[.BL6])/([.BM1]-[.BL1]))^2" office:value-type="float" office:value="0.000000189186533369617" calcext:value-type="float">
            <text:p>1.89186533369617E-07</text:p>
          </table:table-cell>
          <table:table-cell table:formula="of:=0.5*[.BN12]*(([.BN6]-[.BM6])/([.BN1]-[.BM1]))^2" office:value-type="float" office:value="0.0000000419204525333692" calcext:value-type="float">
            <text:p>4.19204525333692E-08</text:p>
          </table:table-cell>
          <table:table-cell table:formula="of:=0.5*[.BO12]*(([.BO6]-[.BN6])/([.BO1]-[.BN1]))^2" office:value-type="float" office:value="0.000000637272291040586" calcext:value-type="float">
            <text:p>6.37272291040586E-07</text:p>
          </table:table-cell>
          <table:table-cell table:formula="of:=0.5*[.BP12]*(([.BP6]-[.BO6])/([.BP1]-[.BO1]))^2" office:value-type="float" office:value="0.00000087345726593034" calcext:value-type="float">
            <text:p>8.7345726593034E-07</text:p>
          </table:table-cell>
          <table:table-cell table:formula="of:=0.5*[.BQ12]*(([.BQ6]-[.BP6])/([.BQ1]-[.BP1]))^2" office:value-type="float" office:value="0.00000108257611437118" calcext:value-type="float">
            <text:p>1.08257611437118E-06</text:p>
          </table:table-cell>
          <table:table-cell table:formula="of:=0.5*[.BR12]*(([.BR6]-[.BQ6])/([.BR1]-[.BQ1]))^2" office:value-type="float" office:value="0.000000000104738864484112" calcext:value-type="float">
            <text:p>1.04738864484112E-10</text:p>
          </table:table-cell>
          <table:table-cell table:formula="of:=0.5*[.BS12]*(([.BS6]-[.BR6])/([.BS1]-[.BR1]))^2" office:value-type="float" office:value="0.0000000845531710836832" calcext:value-type="float">
            <text:p>8.45531710836832E-08</text:p>
          </table:table-cell>
          <table:table-cell table:formula="of:=0.5*[.BT12]*(([.BT6]-[.BS6])/([.BT1]-[.BS1]))^2" office:value-type="float" office:value="0.00000000464745506444501" calcext:value-type="float">
            <text:p>4.64745506444501E-09</text:p>
          </table:table-cell>
          <table:table-cell table:formula="of:=0.5*[.BU12]*(([.BU6]-[.BT6])/([.BU1]-[.BT1]))^2" office:value-type="float" office:value="0.000000349317720804676" calcext:value-type="float">
            <text:p>3.49317720804676E-07</text:p>
          </table:table-cell>
          <table:table-cell table:formula="of:=0.5*[.BV12]*(([.BV6]-[.BU6])/([.BV1]-[.BU1]))^2" office:value-type="float" office:value="0.0000000364311495945547" calcext:value-type="float">
            <text:p>3.64311495945547E-08</text:p>
          </table:table-cell>
          <table:table-cell table:formula="of:=0.5*[.BW12]*(([.BW6]-[.BV6])/([.BW1]-[.BV1]))^2" office:value-type="float" office:value="0.000000799650346333491" calcext:value-type="float">
            <text:p>7.99650346333491E-07</text:p>
          </table:table-cell>
          <table:table-cell table:formula="of:=0.5*[.BX12]*(([.BX6]-[.BW6])/([.BX1]-[.BW1]))^2" office:value-type="float" office:value="0.000000930398424759857" calcext:value-type="float">
            <text:p>9.30398424759857E-07</text:p>
          </table:table-cell>
          <table:table-cell table:formula="of:=0.5*[.BY12]*(([.BY6]-[.BX6])/([.BY1]-[.BX1]))^2" office:value-type="float" office:value="0.000000000408012619592477" calcext:value-type="float">
            <text:p>4.08012619592477E-10</text:p>
          </table:table-cell>
          <table:table-cell table:formula="of:=0.5*[.BZ12]*(([.BZ6]-[.BY6])/([.BZ1]-[.BY1]))^2" office:value-type="float" office:value="0.000000276779164992728" calcext:value-type="float">
            <text:p>2.76779164992728E-07</text:p>
          </table:table-cell>
          <table:table-cell table:formula="of:=0.5*[.CA12]*(([.CA6]-[.BZ6])/([.CA1]-[.BZ1]))^2" office:value-type="float" office:value="0.000000142080030714522" calcext:value-type="float">
            <text:p>1.42080030714522E-07</text:p>
          </table:table-cell>
          <table:table-cell table:formula="of:=0.5*[.CB12]*(([.CB6]-[.CA6])/([.CB1]-[.CA1]))^2" office:value-type="float" office:value="0.0000000193223084310221" calcext:value-type="float">
            <text:p>1.93223084310221E-08</text:p>
          </table:table-cell>
          <table:table-cell table:formula="of:=0.5*[.CC12]*(([.CC6]-[.CB6])/([.CC1]-[.CB1]))^2" office:value-type="float" office:value="0.00000010398670141063" calcext:value-type="float">
            <text:p>1.0398670141063E-07</text:p>
          </table:table-cell>
          <table:table-cell table:formula="of:=0.5*[.CD12]*(([.CD6]-[.CC6])/([.CD1]-[.CC1]))^2" office:value-type="float" office:value="0.000000551775503829883" calcext:value-type="float">
            <text:p>5.51775503829883E-07</text:p>
          </table:table-cell>
          <table:table-cell table:formula="of:=0.5*[.CE12]*(([.CE6]-[.CD6])/([.CE1]-[.CD1]))^2" office:value-type="float" office:value="0.000348052494127248" calcext:value-type="float">
            <text:p>0.000348052494127</text:p>
          </table:table-cell>
          <table:table-cell table:formula="of:=0.5*[.CF12]*(([.CF6]-[.CE6])/([.CF1]-[.CE1]))^2" office:value-type="float" office:value="0.00000141333687842133" calcext:value-type="float">
            <text:p>1.41333687842133E-06</text:p>
          </table:table-cell>
          <table:table-cell table:formula="of:=0.5*[.CG12]*(([.CG6]-[.CF6])/([.CG1]-[.CF1]))^2" office:value-type="float" office:value="0.00000863397567001209" calcext:value-type="float">
            <text:p>8.63397567001209E-06</text:p>
          </table:table-cell>
          <table:table-cell table:formula="of:=0.5*[.CH12]*(([.CH6]-[.CG6])/([.CH1]-[.CG1]))^2" office:value-type="float" office:value="0.000113129768041746" calcext:value-type="float">
            <text:p>0.000113129768042</text:p>
          </table:table-cell>
          <table:table-cell table:formula="of:=0.5*[.CI12]*(([.CI6]-[.CH6])/([.CI1]-[.CH1]))^2" office:value-type="float" office:value="0.000546539835329392" calcext:value-type="float">
            <text:p>0.000546539835329</text:p>
          </table:table-cell>
          <table:table-cell table:formula="of:=0.5*[.CJ12]*(([.CJ6]-[.CI6])/([.CJ1]-[.CI1]))^2" office:value-type="float" office:value="0.000376459530626956" calcext:value-type="float">
            <text:p>0.000376459530627</text:p>
          </table:table-cell>
          <table:table-cell table:formula="of:=0.5*[.CK12]*(([.CK6]-[.CJ6])/([.CK1]-[.CJ1]))^2" office:value-type="float" office:value="0.000261701799586648" calcext:value-type="float">
            <text:p>0.000261701799587</text:p>
          </table:table-cell>
          <table:table-cell table:formula="of:=0.5*[.CL12]*(([.CL6]-[.CK6])/([.CL1]-[.CK1]))^2" office:value-type="float" office:value="0.0000147938660965674" calcext:value-type="float">
            <text:p>1.47938660965674E-05</text:p>
          </table:table-cell>
          <table:table-cell table:formula="of:=0.5*[.CM12]*(([.CM6]-[.CL6])/([.CM1]-[.CL1]))^2" office:value-type="float" office:value="0.0000314430834382441" calcext:value-type="float">
            <text:p>3.14430834382441E-05</text:p>
          </table:table-cell>
          <table:table-cell table:formula="of:=0.5*[.CN12]*(([.CN6]-[.CM6])/([.CN1]-[.CM1]))^2" office:value-type="float" office:value="0.000280220142020606" calcext:value-type="float">
            <text:p>0.000280220142021</text:p>
          </table:table-cell>
          <table:table-cell table:formula="of:=0.5*[.CO12]*(([.CO6]-[.CN6])/([.CO1]-[.CN1]))^2" office:value-type="float" office:value="0.00318536304941997" calcext:value-type="float">
            <text:p>0.00318536304942</text:p>
          </table:table-cell>
          <table:table-cell table:formula="of:=0.5*[.CP12]*(([.CP6]-[.CO6])/([.CP1]-[.CO1]))^2" office:value-type="float" office:value="0.00380513682787783" calcext:value-type="float">
            <text:p>0.003805136827878</text:p>
          </table:table-cell>
          <table:table-cell table:formula="of:=0.5*[.CQ12]*(([.CQ6]-[.CP6])/([.CQ1]-[.CP1]))^2" office:value-type="float" office:value="0.0201634488941762" calcext:value-type="float">
            <text:p>0.020163448894176</text:p>
          </table:table-cell>
          <table:table-cell table:formula="of:=0.5*[.CR12]*(([.CR6]-[.CQ6])/([.CR1]-[.CQ1]))^2" office:value-type="float" office:value="0.00651483835692874" calcext:value-type="float">
            <text:p>0.006514838356929</text:p>
          </table:table-cell>
          <table:table-cell table:formula="of:=0.5*[.CS12]*(([.CS6]-[.CR6])/([.CS1]-[.CR1]))^2" office:value-type="float" office:value="0.0238998138071112" calcext:value-type="float">
            <text:p>0.023899813807111</text:p>
          </table:table-cell>
          <table:table-cell table:formula="of:=0.5*[.CT12]*(([.CT6]-[.CS6])/([.CT1]-[.CS1]))^2" office:value-type="float" office:value="0.00574508583127233" calcext:value-type="float">
            <text:p>0.005745085831272</text:p>
          </table:table-cell>
          <table:table-cell table:formula="of:=0.5*[.CU12]*(([.CU6]-[.CT6])/([.CU1]-[.CT1]))^2" office:value-type="float" office:value="0.000610568855034629" calcext:value-type="float">
            <text:p>0.000610568855035</text:p>
          </table:table-cell>
          <table:table-cell table:formula="of:=0.5*[.CV12]*(([.CV6]-[.CU6])/([.CV1]-[.CU1]))^2" office:value-type="float" office:value="0.00111074729062351" calcext:value-type="float">
            <text:p>0.001110747290624</text:p>
          </table:table-cell>
          <table:table-cell table:formula="of:=0.5*[.CW12]*(([.CW6]-[.CV6])/([.CW1]-[.CV1]))^2" office:value-type="float" office:value="0.000805563296255105" calcext:value-type="float">
            <text:p>0.000805563296255</text:p>
          </table:table-cell>
          <table:table-cell table:formula="of:=0.5*[.CX12]*(([.CX6]-[.CW6])/([.CX1]-[.CW1]))^2" office:value-type="float" office:value="0.0295680457147882" calcext:value-type="float">
            <text:p>0.029568045714788</text:p>
          </table:table-cell>
          <table:table-cell table:formula="of:=0.5*[.CY12]*(([.CY6]-[.CX6])/([.CY1]-[.CX1]))^2" office:value-type="float" office:value="0.0010539002652602" calcext:value-type="float">
            <text:p>0.00105390026526</text:p>
          </table:table-cell>
          <table:table-cell table:formula="of:=0.5*[.CZ12]*(([.CZ6]-[.CY6])/([.CZ1]-[.CY1]))^2" office:value-type="float" office:value="0.00144436029963638" calcext:value-type="float">
            <text:p>0.001444360299636</text:p>
          </table:table-cell>
          <table:table-cell table:formula="of:=0.5*[.DA12]*(([.DA6]-[.CZ6])/([.DA1]-[.CZ1]))^2" office:value-type="float" office:value="0.00120843850858981" calcext:value-type="float">
            <text:p>0.00120843850859</text:p>
          </table:table-cell>
          <table:table-cell table:formula="of:=0.5*[.DB12]*(([.DB6]-[.DA6])/([.DB1]-[.DA1]))^2" office:value-type="float" office:value="0.002758286596371" calcext:value-type="float">
            <text:p>0.002758286596371</text:p>
          </table:table-cell>
          <table:table-cell table:formula="of:=0.5*[.DC12]*(([.DC6]-[.DB6])/([.DC1]-[.DB1]))^2" office:value-type="float" office:value="0.000724184365725428" calcext:value-type="float">
            <text:p>0.000724184365725</text:p>
          </table:table-cell>
          <table:table-cell table:formula="of:=0.5*[.DD12]*(([.DD6]-[.DC6])/([.DD1]-[.DC1]))^2" office:value-type="float" office:value="0.00588070868149217" calcext:value-type="float">
            <text:p>0.005880708681492</text:p>
          </table:table-cell>
          <table:table-cell table:formula="of:=0.5*[.DE12]*(([.DE6]-[.DD6])/([.DE1]-[.DD1]))^2" office:value-type="float" office:value="0.000093810797967721" calcext:value-type="float">
            <text:p>9.3810797967721E-05</text:p>
          </table:table-cell>
          <table:table-cell table:formula="of:=0.5*[.DF12]*(([.DF6]-[.DE6])/([.DF1]-[.DE1]))^2" office:value-type="float" office:value="0.00716447338602426" calcext:value-type="float">
            <text:p>0.007164473386024</text:p>
          </table:table-cell>
          <table:table-cell table:formula="of:=0.5*[.DG12]*(([.DG6]-[.DF6])/([.DG1]-[.DF1]))^2" office:value-type="float" office:value="0.0347817532177477" calcext:value-type="float">
            <text:p>0.034781753217748</text:p>
          </table:table-cell>
          <table:table-cell table:formula="of:=0.5*[.DH12]*(([.DH6]-[.DG6])/([.DH1]-[.DG1]))^2" office:value-type="float" office:value="0.00825805438976965" calcext:value-type="float">
            <text:p>0.00825805438977</text:p>
          </table:table-cell>
          <table:table-cell table:formula="of:=0.5*[.DI12]*(([.DI6]-[.DH6])/([.DI1]-[.DH1]))^2" office:value-type="float" office:value="0.0229083805747275" calcext:value-type="float">
            <text:p>0.022908380574728</text:p>
          </table:table-cell>
          <table:table-cell table:formula="of:=0.5*[.DJ12]*(([.DJ6]-[.DI6])/([.DJ1]-[.DI1]))^2" office:value-type="float" office:value="0.00312284002160878" calcext:value-type="float">
            <text:p>0.003122840021609</text:p>
          </table:table-cell>
          <table:table-cell table:formula="of:=0.5*[.DK12]*(([.DK6]-[.DJ6])/([.DK1]-[.DJ1]))^2" office:value-type="float" office:value="0.000988196158050643" calcext:value-type="float">
            <text:p>0.000988196158051</text:p>
          </table:table-cell>
          <table:table-cell table:formula="of:=0.5*[.DL12]*(([.DL6]-[.DK6])/([.DL1]-[.DK1]))^2" office:value-type="float" office:value="0.000308238441185071" calcext:value-type="float">
            <text:p>0.000308238441185</text:p>
          </table:table-cell>
          <table:table-cell table:formula="of:=0.5*[.DM12]*(([.DM6]-[.DL6])/([.DM1]-[.DL1]))^2" office:value-type="float" office:value="0.000128949222554181" calcext:value-type="float">
            <text:p>0.000128949222554</text:p>
          </table:table-cell>
          <table:table-cell table:formula="of:=0.5*[.DN12]*(([.DN6]-[.DM6])/([.DN1]-[.DM1]))^2" office:value-type="float" office:value="0.000277918674370933" calcext:value-type="float">
            <text:p>0.000277918674371</text:p>
          </table:table-cell>
          <table:table-cell table:formula="of:=0.5*[.DO12]*(([.DO6]-[.DN6])/([.DO1]-[.DN1]))^2" office:value-type="float" office:value="0.00317189813385069" calcext:value-type="float">
            <text:p>0.003171898133851</text:p>
          </table:table-cell>
          <table:table-cell table:formula="of:=0.5*[.DP12]*(([.DP6]-[.DO6])/([.DP1]-[.DO1]))^2" office:value-type="float" office:value="0.00475560234513359" calcext:value-type="float">
            <text:p>0.004755602345134</text:p>
          </table:table-cell>
          <table:table-cell table:formula="of:=0.5*[.DQ12]*(([.DQ6]-[.DP6])/([.DQ1]-[.DP1]))^2" office:value-type="float" office:value="0.00543460574895538" calcext:value-type="float">
            <text:p>0.005434605748955</text:p>
          </table:table-cell>
          <table:table-cell table:formula="of:=0.5*[.DR12]*(([.DR6]-[.DQ6])/([.DR1]-[.DQ1]))^2" office:value-type="float" office:value="0.00480613198272442" calcext:value-type="float">
            <text:p>0.004806131982724</text:p>
          </table:table-cell>
          <table:table-cell table:formula="of:=0.5*[.DS12]*(([.DS6]-[.DR6])/([.DS1]-[.DR1]))^2" office:value-type="float" office:value="0.000664065721185467" calcext:value-type="float">
            <text:p>0.000664065721185</text:p>
          </table:table-cell>
          <table:table-cell table:formula="of:=0.5*[.DT12]*(([.DT6]-[.DS6])/([.DT1]-[.DS1]))^2" office:value-type="float" office:value="0.00801641667212292" calcext:value-type="float">
            <text:p>0.008016416672123</text:p>
          </table:table-cell>
          <table:table-cell table:formula="of:=0.5*[.DU12]*(([.DU6]-[.DT6])/([.DU1]-[.DT1]))^2" office:value-type="float" office:value="0.0241369104057" calcext:value-type="float">
            <text:p>0.0241369104057</text:p>
          </table:table-cell>
          <table:table-cell table:formula="of:=0.5*[.DV12]*(([.DV6]-[.DU6])/([.DV1]-[.DU1]))^2" office:value-type="float" office:value="0.0402025019871455" calcext:value-type="float">
            <text:p>0.040202501987146</text:p>
          </table:table-cell>
          <table:table-cell table:formula="of:=0.5*[.DW12]*(([.DW6]-[.DV6])/([.DW1]-[.DV1]))^2" office:value-type="float" office:value="0.00555354973051646" calcext:value-type="float">
            <text:p>0.005553549730516</text:p>
          </table:table-cell>
          <table:table-cell table:formula="of:=0.5*[.DX12]*(([.DX6]-[.DW6])/([.DX1]-[.DW1]))^2" office:value-type="float" office:value="0.00366665915367016" calcext:value-type="float">
            <text:p>0.00366665915367</text:p>
          </table:table-cell>
          <table:table-cell table:formula="of:=0.5*[.DY12]*(([.DY6]-[.DX6])/([.DY1]-[.DX1]))^2" office:value-type="float" office:value="0.00125828692757429" calcext:value-type="float">
            <text:p>0.001258286927574</text:p>
          </table:table-cell>
          <table:table-cell table:formula="of:=0.5*[.DZ12]*(([.DZ6]-[.DY6])/([.DZ1]-[.DY1]))^2" office:value-type="float" office:value="0.000442559320912488" calcext:value-type="float">
            <text:p>0.000442559320912</text:p>
          </table:table-cell>
          <table:table-cell table:formula="of:=0.5*[.EA12]*(([.EA6]-[.DZ6])/([.EA1]-[.DZ1]))^2" office:value-type="float" office:value="0.00322200950139479" calcext:value-type="float">
            <text:p>0.003222009501395</text:p>
          </table:table-cell>
          <table:table-cell table:formula="of:=0.5*[.EB12]*(([.EB6]-[.EA6])/([.EB1]-[.EA1]))^2" office:value-type="float" office:value="0.00548559826549569" calcext:value-type="float">
            <text:p>0.005485598265496</text:p>
          </table:table-cell>
          <table:table-cell table:formula="of:=0.5*[.EC12]*(([.EC6]-[.EB6])/([.EC1]-[.EB1]))^2" office:value-type="float" office:value="0.0316114958057145" calcext:value-type="float">
            <text:p>0.031611495805715</text:p>
          </table:table-cell>
          <table:table-cell table:formula="of:=0.5*[.ED12]*(([.ED6]-[.EC6])/([.ED1]-[.EC1]))^2" office:value-type="float" office:value="0.000729631721585734" calcext:value-type="float">
            <text:p>0.000729631721586</text:p>
          </table:table-cell>
          <table:table-cell table:formula="of:=0.5*[.EE12]*(([.EE6]-[.ED6])/([.EE1]-[.ED1]))^2" office:value-type="float" office:value="0.0109325441588636" calcext:value-type="float">
            <text:p>0.010932544158864</text:p>
          </table:table-cell>
          <table:table-cell table:formula="of:=0.5*[.EF12]*(([.EF6]-[.EE6])/([.EF1]-[.EE1]))^2" office:value-type="float" office:value="0.00320306316494381" calcext:value-type="float">
            <text:p>0.003203063164944</text:p>
          </table:table-cell>
          <table:table-cell table:formula="of:=0.5*[.EG12]*(([.EG6]-[.EF6])/([.EG1]-[.EF1]))^2" office:value-type="float" office:value="0.00149815187773778" calcext:value-type="float">
            <text:p>0.001498151877738</text:p>
          </table:table-cell>
          <table:table-cell table:formula="of:=0.5*[.EH12]*(([.EH6]-[.EG6])/([.EH1]-[.EG1]))^2" office:value-type="float" office:value="0.0000226759910523292" calcext:value-type="float">
            <text:p>2.26759910523292E-05</text:p>
          </table:table-cell>
          <table:table-cell table:formula="of:=0.5*[.EI12]*(([.EI6]-[.EH6])/([.EI1]-[.EH1]))^2" office:value-type="float" office:value="0.0017267976535186" calcext:value-type="float">
            <text:p>0.001726797653519</text:p>
          </table:table-cell>
          <table:table-cell table:formula="of:=0.5*[.EJ12]*(([.EJ6]-[.EI6])/([.EJ1]-[.EI1]))^2" office:value-type="float" office:value="0.00241221729014741" calcext:value-type="float">
            <text:p>0.002412217290147</text:p>
          </table:table-cell>
          <table:table-cell table:formula="of:=0.5*[.EK12]*(([.EK6]-[.EJ6])/([.EK1]-[.EJ1]))^2" office:value-type="float" office:value="0.000317686626296751" calcext:value-type="float">
            <text:p>0.000317686626297</text:p>
          </table:table-cell>
          <table:table-cell table:formula="of:=0.5*[.EL12]*(([.EL6]-[.EK6])/([.EL1]-[.EK1]))^2" office:value-type="float" office:value="0.0447002200167934" calcext:value-type="float">
            <text:p>0.044700220016793</text:p>
          </table:table-cell>
          <table:table-cell table:formula="of:=0.5*[.EM12]*(([.EM6]-[.EL6])/([.EM1]-[.EL1]))^2" office:value-type="float" office:value="0.00168664939629876" calcext:value-type="float">
            <text:p>0.001686649396299</text:p>
          </table:table-cell>
          <table:table-cell table:formula="of:=0.5*[.EN12]*(([.EN6]-[.EM6])/([.EN1]-[.EM1]))^2" office:value-type="float" office:value="0.000558359747983477" calcext:value-type="float">
            <text:p>0.000558359747983</text:p>
          </table:table-cell>
          <table:table-cell table:formula="of:=0.5*[.EO12]*(([.EO6]-[.EN6])/([.EO1]-[.EN1]))^2" office:value-type="float" office:value="0.00015936755721046" calcext:value-type="float">
            <text:p>0.00015936755721</text:p>
          </table:table-cell>
          <table:table-cell table:formula="of:=0.5*[.EP12]*(([.EP6]-[.EO6])/([.EP1]-[.EO1]))^2" office:value-type="float" office:value="0.0326473058157975" calcext:value-type="float">
            <text:p>0.032647305815798</text:p>
          </table:table-cell>
          <table:table-cell table:formula="of:=0.5*[.EQ12]*(([.EQ6]-[.EP6])/([.EQ1]-[.EP1]))^2" office:value-type="float" office:value="0.00698385641450832" calcext:value-type="float">
            <text:p>0.006983856414508</text:p>
          </table:table-cell>
          <table:table-cell table:formula="of:=0.5*[.ER12]*(([.ER6]-[.EQ6])/([.ER1]-[.EQ1]))^2" office:value-type="float" office:value="0.030691565427265" calcext:value-type="float">
            <text:p>0.030691565427265</text:p>
          </table:table-cell>
          <table:table-cell table:formula="of:=0.5*[.ES12]*(([.ES6]-[.ER6])/([.ES1]-[.ER1]))^2" office:value-type="float" office:value="0.0000255003100404422" calcext:value-type="float">
            <text:p>2.55003100404422E-05</text:p>
          </table:table-cell>
          <table:table-cell table:formula="of:=0.5*[.ET12]*(([.ET6]-[.ES6])/([.ET1]-[.ES1]))^2" office:value-type="float" office:value="0.00165603424028975" calcext:value-type="float">
            <text:p>0.00165603424029</text:p>
          </table:table-cell>
          <table:table-cell table:formula="of:=0.5*[.EU12]*(([.EU6]-[.ET6])/([.EU1]-[.ET1]))^2" office:value-type="float" office:value="0.000111766609019192" calcext:value-type="float">
            <text:p>0.000111766609019</text:p>
          </table:table-cell>
          <table:table-cell table:formula="of:=0.5*[.EV12]*(([.EV6]-[.EU6])/([.EV1]-[.EU1]))^2" office:value-type="float" office:value="0.00223638277906081" calcext:value-type="float">
            <text:p>0.002236382779061</text:p>
          </table:table-cell>
          <table:table-cell table:formula="of:=0.5*[.EW12]*(([.EW6]-[.EV6])/([.EW1]-[.EV1]))^2" office:value-type="float" office:value="0.000216758264564358" calcext:value-type="float">
            <text:p>0.000216758264564</text:p>
          </table:table-cell>
          <table:table-cell table:formula="of:=0.5*[.EX12]*(([.EX6]-[.EW6])/([.EX1]-[.EW1]))^2" office:value-type="float" office:value="0.000299879331297223" calcext:value-type="float">
            <text:p>0.000299879331297</text:p>
          </table:table-cell>
          <table:table-cell table:formula="of:=0.5*[.EY12]*(([.EY6]-[.EX6])/([.EY1]-[.EX1]))^2" office:value-type="float" office:value="0.000899894645266937" calcext:value-type="float">
            <text:p>0.000899894645267</text:p>
          </table:table-cell>
          <table:table-cell table:formula="of:=0.5*[.EZ12]*(([.EZ6]-[.EY6])/([.EZ1]-[.EY1]))^2" office:value-type="float" office:value="0.00361711410598491" calcext:value-type="float">
            <text:p>0.003617114105985</text:p>
          </table:table-cell>
          <table:table-cell table:formula="of:=0.5*[.FA12]*(([.FA6]-[.EZ6])/([.FA1]-[.EZ1]))^2" office:value-type="float" office:value="0.00568723804598296" calcext:value-type="float">
            <text:p>0.005687238045983</text:p>
          </table:table-cell>
          <table:table-cell table:formula="of:=0.5*[.FB12]*(([.FB6]-[.FA6])/([.FB1]-[.FA1]))^2" office:value-type="float" office:value="0.00188068075238118" calcext:value-type="float">
            <text:p>0.001880680752381</text:p>
          </table:table-cell>
          <table:table-cell table:formula="of:=0.5*[.FC12]*(([.FC6]-[.FB6])/([.FC1]-[.FB1]))^2" office:value-type="float" office:value="0.0521885271897832" calcext:value-type="float">
            <text:p>0.052188527189783</text:p>
          </table:table-cell>
          <table:table-cell table:formula="of:=0.5*[.FD12]*(([.FD6]-[.FC6])/([.FD1]-[.FC1]))^2" office:value-type="float" office:value="0.017562714497974" calcext:value-type="float">
            <text:p>0.017562714497974</text:p>
          </table:table-cell>
          <table:table-cell table:formula="of:=0.5*[.FE12]*(([.FE6]-[.FD6])/([.FE1]-[.FD1]))^2" office:value-type="float" office:value="0.00245270683012694" calcext:value-type="float">
            <text:p>0.002452706830127</text:p>
          </table:table-cell>
          <table:table-cell table:formula="of:=0.5*[.FF12]*(([.FF6]-[.FE6])/([.FF1]-[.FE1]))^2" office:value-type="float" office:value="0.00128742347569227" calcext:value-type="float">
            <text:p>0.001287423475692</text:p>
          </table:table-cell>
          <table:table-cell table:formula="of:=0.5*[.FG12]*(([.FG6]-[.FF6])/([.FG1]-[.FF1]))^2" office:value-type="float" office:value="0.00581902148991509" calcext:value-type="float">
            <text:p>0.005819021489915</text:p>
          </table:table-cell>
          <table:table-cell table:formula="of:=0.5*[.FH12]*(([.FH6]-[.FG6])/([.FH1]-[.FG1]))^2" office:value-type="float" office:value="0.00710462326129422" calcext:value-type="float">
            <text:p>0.007104623261294</text:p>
          </table:table-cell>
          <table:table-cell table:formula="of:=0.5*[.FI12]*(([.FI6]-[.FH6])/([.FI1]-[.FH1]))^2" office:value-type="float" office:value="0.0000476212296899378" calcext:value-type="float">
            <text:p>4.76212296899378E-05</text:p>
          </table:table-cell>
          <table:table-cell table:formula="of:=0.5*[.FJ12]*(([.FJ6]-[.FI6])/([.FJ1]-[.FI1]))^2" office:value-type="float" office:value="0.0011674362361843" calcext:value-type="float">
            <text:p>0.001167436236184</text:p>
          </table:table-cell>
          <table:table-cell table:formula="of:=0.5*[.FK12]*(([.FK6]-[.FJ6])/([.FK1]-[.FJ1]))^2" office:value-type="float" office:value="0.108740514104463" calcext:value-type="float">
            <text:p>0.108740514104463</text:p>
          </table:table-cell>
          <table:table-cell table:formula="of:=0.5*[.FL12]*(([.FL6]-[.FK6])/([.FL1]-[.FK1]))^2" office:value-type="float" office:value="0.0193016878184674" calcext:value-type="float">
            <text:p>0.019301687818467</text:p>
          </table:table-cell>
          <table:table-cell table:formula="of:=0.5*[.FM12]*(([.FM6]-[.FL6])/([.FM1]-[.FL1]))^2" office:value-type="float" office:value="0.00123731484736469" calcext:value-type="float">
            <text:p>0.001237314847365</text:p>
          </table:table-cell>
          <table:table-cell table:formula="of:=0.5*[.FN12]*(([.FN6]-[.FM6])/([.FN1]-[.FM1]))^2" office:value-type="float" office:value="0.0014812121252856" calcext:value-type="float">
            <text:p>0.001481212125286</text:p>
          </table:table-cell>
          <table:table-cell table:formula="of:=0.5*[.FO12]*(([.FO6]-[.FN6])/([.FO1]-[.FN1]))^2" office:value-type="float" office:value="0.00171762133399349" calcext:value-type="float">
            <text:p>0.001717621333994</text:p>
          </table:table-cell>
          <table:table-cell table:formula="of:=0.5*[.FP12]*(([.FP6]-[.FO6])/([.FP1]-[.FO1]))^2" office:value-type="float" office:value="0.00302527054584021" calcext:value-type="float">
            <text:p>0.00302527054584</text:p>
          </table:table-cell>
          <table:table-cell table:formula="of:=0.5*[.FQ12]*(([.FQ6]-[.FP6])/([.FQ1]-[.FP1]))^2" office:value-type="float" office:value="0.00146787710831596" calcext:value-type="float">
            <text:p>0.001467877108316</text:p>
          </table:table-cell>
          <table:table-cell table:formula="of:=0.5*[.FR12]*(([.FR6]-[.FQ6])/([.FR1]-[.FQ1]))^2" office:value-type="float" office:value="0.0000884617147795381" calcext:value-type="float">
            <text:p>8.84617147795381E-05</text:p>
          </table:table-cell>
          <table:table-cell table:formula="of:=0.5*[.FS12]*(([.FS6]-[.FR6])/([.FS1]-[.FR1]))^2" office:value-type="float" office:value="0.0371017583041377" calcext:value-type="float">
            <text:p>0.037101758304138</text:p>
          </table:table-cell>
          <table:table-cell table:formula="of:=0.5*[.FT12]*(([.FT6]-[.FS6])/([.FT1]-[.FS1]))^2" office:value-type="float" office:value="0.00498679333853074" calcext:value-type="float">
            <text:p>0.004986793338531</text:p>
          </table:table-cell>
          <table:table-cell table:formula="of:=0.5*[.FU12]*(([.FU6]-[.FT6])/([.FU1]-[.FT1]))^2" office:value-type="float" office:value="0.0164969924326241" calcext:value-type="float">
            <text:p>0.016496992432624</text:p>
          </table:table-cell>
          <table:table-cell table:formula="of:=0.5*[.FV12]*(([.FV6]-[.FU6])/([.FV1]-[.FU1]))^2" office:value-type="float" office:value="0.048066694367863" calcext:value-type="float">
            <text:p>0.048066694367863</text:p>
          </table:table-cell>
          <table:table-cell table:formula="of:=0.5*[.FW12]*(([.FW6]-[.FV6])/([.FW1]-[.FV1]))^2" office:value-type="float" office:value="0.00925660866893119" calcext:value-type="float">
            <text:p>0.009256608668931</text:p>
          </table:table-cell>
          <table:table-cell table:formula="of:=0.5*[.FX12]*(([.FX6]-[.FW6])/([.FX1]-[.FW1]))^2" office:value-type="float" office:value="0.0123030869309046" calcext:value-type="float">
            <text:p>0.012303086930905</text:p>
          </table:table-cell>
          <table:table-cell table:formula="of:=0.5*[.FY12]*(([.FY6]-[.FX6])/([.FY1]-[.FX1]))^2" office:value-type="float" office:value="0.00000114313378341182" calcext:value-type="float">
            <text:p>1.14313378341182E-06</text:p>
          </table:table-cell>
          <table:table-cell table:formula="of:=0.5*[.FZ12]*(([.FZ6]-[.FY6])/([.FZ1]-[.FY1]))^2" office:value-type="float" office:value="0.00914196578380497" calcext:value-type="float">
            <text:p>0.009141965783805</text:p>
          </table:table-cell>
          <table:table-cell table:formula="of:=0.5*[.GA12]*(([.GA6]-[.FZ6])/([.GA1]-[.FZ1]))^2" office:value-type="float" office:value="0.00130510567911831" calcext:value-type="float">
            <text:p>0.001305105679118</text:p>
          </table:table-cell>
          <table:table-cell table:formula="of:=0.5*[.GB12]*(([.GB6]-[.GA6])/([.GB1]-[.GA1]))^2" office:value-type="float" office:value="0.00000201756884173766" calcext:value-type="float">
            <text:p>2.01756884173766E-06</text:p>
          </table:table-cell>
          <table:table-cell table:formula="of:=0.5*[.GC12]*(([.GC6]-[.GB6])/([.GC1]-[.GB1]))^2" office:value-type="float" office:value="0.00106272212351719" calcext:value-type="float">
            <text:p>0.001062722123517</text:p>
          </table:table-cell>
          <table:table-cell table:formula="of:=0.5*[.GD12]*(([.GD6]-[.GC6])/([.GD1]-[.GC1]))^2" office:value-type="float" office:value="0.0000153223152925923" calcext:value-type="float">
            <text:p>1.53223152925923E-05</text:p>
          </table:table-cell>
          <table:table-cell table:formula="of:=0.5*[.GE12]*(([.GE6]-[.GD6])/([.GE1]-[.GD1]))^2" office:value-type="float" office:value="0.000913937607002569" calcext:value-type="float">
            <text:p>0.000913937607003</text:p>
          </table:table-cell>
          <table:table-cell table:formula="of:=0.5*[.GF12]*(([.GF6]-[.GE6])/([.GF1]-[.GE1]))^2" office:value-type="float" office:value="0.00169780149237931" calcext:value-type="float">
            <text:p>0.001697801492379</text:p>
          </table:table-cell>
          <table:table-cell table:formula="of:=0.5*[.GG12]*(([.GG6]-[.GF6])/([.GG1]-[.GF1]))^2" office:value-type="float" office:value="0.0111500737665775" calcext:value-type="float">
            <text:p>0.011150073766578</text:p>
          </table:table-cell>
          <table:table-cell table:formula="of:=0.5*[.GH12]*(([.GH6]-[.GG6])/([.GH1]-[.GG1]))^2" office:value-type="float" office:value="0.0119113282142632" calcext:value-type="float">
            <text:p>0.011911328214263</text:p>
          </table:table-cell>
          <table:table-cell table:formula="of:=0.5*[.GI12]*(([.GI6]-[.GH6])/([.GI1]-[.GH1]))^2" office:value-type="float" office:value="0.0105687223189316" calcext:value-type="float">
            <text:p>0.010568722318932</text:p>
          </table:table-cell>
          <table:table-cell table:formula="of:=0.5*[.GJ12]*(([.GJ6]-[.GI6])/([.GJ1]-[.GI1]))^2" office:value-type="float" office:value="0.00641826150785138" calcext:value-type="float">
            <text:p>0.006418261507851</text:p>
          </table:table-cell>
          <table:table-cell table:formula="of:=0.5*[.GK12]*(([.GK6]-[.GJ6])/([.GK1]-[.GJ1]))^2" office:value-type="float" office:value="0.000218015097913279" calcext:value-type="float">
            <text:p>0.000218015097913</text:p>
          </table:table-cell>
          <table:table-cell table:formula="of:=0.5*[.GL12]*(([.GL6]-[.GK6])/([.GL1]-[.GK1]))^2" office:value-type="float" office:value="0.0408563519503167" calcext:value-type="float">
            <text:p>0.040856351950317</text:p>
          </table:table-cell>
          <table:table-cell table:formula="of:=0.5*[.GM12]*(([.GM6]-[.GL6])/([.GM1]-[.GL1]))^2" office:value-type="float" office:value="0.00718887080972651" calcext:value-type="float">
            <text:p>0.007188870809727</text:p>
          </table:table-cell>
          <table:table-cell table:formula="of:=0.5*[.GN12]*(([.GN6]-[.GM6])/([.GN1]-[.GM1]))^2" office:value-type="float" office:value="0.000170378982440745" calcext:value-type="float">
            <text:p>0.000170378982441</text:p>
          </table:table-cell>
          <table:table-cell table:formula="of:=0.5*[.GO12]*(([.GO6]-[.GN6])/([.GO1]-[.GN1]))^2" office:value-type="float" office:value="0.000545057315586125" calcext:value-type="float">
            <text:p>0.000545057315586</text:p>
          </table:table-cell>
          <table:table-cell table:formula="of:=0.5*[.GP12]*(([.GP6]-[.GO6])/([.GP1]-[.GO1]))^2" office:value-type="float" office:value="0.000311712607693915" calcext:value-type="float">
            <text:p>0.000311712607694</text:p>
          </table:table-cell>
          <table:table-cell table:formula="of:=0.5*[.GQ12]*(([.GQ6]-[.GP6])/([.GQ1]-[.GP1]))^2" office:value-type="float" office:value="0.00036064497592038" calcext:value-type="float">
            <text:p>0.00036064497592</text:p>
          </table:table-cell>
          <table:table-cell table:formula="of:=0.5*[.GR12]*(([.GR6]-[.GQ6])/([.GR1]-[.GQ1]))^2" office:value-type="float" office:value="0.00307934798244759" calcext:value-type="float">
            <text:p>0.003079347982448</text:p>
          </table:table-cell>
          <table:table-cell table:formula="of:=0.5*[.GS12]*(([.GS6]-[.GR6])/([.GS1]-[.GR1]))^2" office:value-type="float" office:value="0.00263233178282774" calcext:value-type="float">
            <text:p>0.002632331782828</text:p>
          </table:table-cell>
          <table:table-cell table:formula="of:=0.5*[.GT12]*(([.GT6]-[.GS6])/([.GT1]-[.GS1]))^2" office:value-type="float" office:value="0.0200030241069441" calcext:value-type="float">
            <text:p>0.020003024106944</text:p>
          </table:table-cell>
          <table:table-cell table:formula="of:=0.5*[.GU12]*(([.GU6]-[.GT6])/([.GU1]-[.GT1]))^2" office:value-type="float" office:value="0.00688682223306712" calcext:value-type="float">
            <text:p>0.006886822233067</text:p>
          </table:table-cell>
          <table:table-cell table:formula="of:=0.5*[.GV12]*(([.GV6]-[.GU6])/([.GV1]-[.GU1]))^2" office:value-type="float" office:value="0.000425674881617452" calcext:value-type="float">
            <text:p>0.000425674881617</text:p>
          </table:table-cell>
          <table:table-cell table:formula="of:=0.5*[.GW12]*(([.GW6]-[.GV6])/([.GW1]-[.GV1]))^2" office:value-type="float" office:value="0.00019579560766459" calcext:value-type="float">
            <text:p>0.000195795607665</text:p>
          </table:table-cell>
          <table:table-cell table:formula="of:=0.5*[.GX12]*(([.GX6]-[.GW6])/([.GX1]-[.GW1]))^2" office:value-type="float" office:value="0.000281029196783043" calcext:value-type="float">
            <text:p>0.000281029196783</text:p>
          </table:table-cell>
          <table:table-cell table:formula="of:=0.5*[.GY12]*(([.GY6]-[.GX6])/([.GY1]-[.GX1]))^2" office:value-type="float" office:value="0.000590890594946624" calcext:value-type="float">
            <text:p>0.000590890594947</text:p>
          </table:table-cell>
          <table:table-cell table:formula="of:=0.5*[.GZ12]*(([.GZ6]-[.GY6])/([.GZ1]-[.GY1]))^2" office:value-type="float" office:value="0.000036957340106519" calcext:value-type="float">
            <text:p>3.6957340106519E-05</text:p>
          </table:table-cell>
          <table:table-cell table:formula="of:=0.5*[.HA12]*(([.HA6]-[.GZ6])/([.HA1]-[.GZ1]))^2" office:value-type="float" office:value="0.00062950672195485" calcext:value-type="float">
            <text:p>0.000629506721955</text:p>
          </table:table-cell>
          <table:table-cell table:formula="of:=0.5*[.HB12]*(([.HB6]-[.HA6])/([.HB1]-[.HA1]))^2" office:value-type="float" office:value="0.00799749219033512" calcext:value-type="float">
            <text:p>0.007997492190335</text:p>
          </table:table-cell>
          <table:table-cell table:formula="of:=0.5*[.HC12]*(([.HC6]-[.HB6])/([.HC1]-[.HB1]))^2" office:value-type="float" office:value="0.00860704650568637" calcext:value-type="float">
            <text:p>0.008607046505686</text:p>
          </table:table-cell>
          <table:table-cell table:formula="of:=0.5*[.HD12]*(([.HD6]-[.HC6])/([.HD1]-[.HC1]))^2" office:value-type="float" office:value="0.00742549106563119" calcext:value-type="float">
            <text:p>0.007425491065631</text:p>
          </table:table-cell>
          <table:table-cell table:formula="of:=0.5*[.HE12]*(([.HE6]-[.HD6])/([.HE1]-[.HD1]))^2" office:value-type="float" office:value="0.0276863089487515" calcext:value-type="float">
            <text:p>0.027686308948752</text:p>
          </table:table-cell>
          <table:table-cell table:formula="of:=0.5*[.HF12]*(([.HF6]-[.HE6])/([.HF1]-[.HE1]))^2" office:value-type="float" office:value="0.00869811223384388" calcext:value-type="float">
            <text:p>0.008698112233844</text:p>
          </table:table-cell>
          <table:table-cell table:formula="of:=0.5*[.HG12]*(([.HG6]-[.HF6])/([.HG1]-[.HF1]))^2" office:value-type="float" office:value="0.000000199481901722289" calcext:value-type="float">
            <text:p>1.99481901722289E-07</text:p>
          </table:table-cell>
          <table:table-cell table:formula="of:=0.5*[.HH12]*(([.HH6]-[.HG6])/([.HH1]-[.HG1]))^2" office:value-type="float" office:value="0.0136732151108139" calcext:value-type="float">
            <text:p>0.013673215110814</text:p>
          </table:table-cell>
          <table:table-cell table:formula="of:=0.5*[.HI12]*(([.HI6]-[.HH6])/([.HI1]-[.HH1]))^2" office:value-type="float" office:value="0.0000763074846743315" calcext:value-type="float">
            <text:p>7.63074846743315E-05</text:p>
          </table:table-cell>
          <table:table-cell table:formula="of:=0.5*[.HJ12]*(([.HJ6]-[.HI6])/([.HJ1]-[.HI1]))^2" office:value-type="float" office:value="0.000779527082853629" calcext:value-type="float">
            <text:p>0.000779527082854</text:p>
          </table:table-cell>
          <table:table-cell table:formula="of:=0.5*[.HK12]*(([.HK6]-[.HJ6])/([.HK1]-[.HJ1]))^2" office:value-type="float" office:value="0.000937894891740728" calcext:value-type="float">
            <text:p>0.000937894891741</text:p>
          </table:table-cell>
          <table:table-cell table:formula="of:=0.5*[.HL12]*(([.HL6]-[.HK6])/([.HL1]-[.HK1]))^2" office:value-type="float" office:value="0.0000142626518272542" calcext:value-type="float">
            <text:p>1.42626518272542E-05</text:p>
          </table:table-cell>
          <table:table-cell table:formula="of:=0.5*[.HM12]*(([.HM6]-[.HL6])/([.HM1]-[.HL1]))^2" office:value-type="float" office:value="0.000255825952945034" calcext:value-type="float">
            <text:p>0.000255825952945</text:p>
          </table:table-cell>
          <table:table-cell table:formula="of:=0.5*[.HN12]*(([.HN6]-[.HM6])/([.HN1]-[.HM1]))^2" office:value-type="float" office:value="0.0061868827770809" calcext:value-type="float">
            <text:p>0.006186882777081</text:p>
          </table:table-cell>
          <table:table-cell table:formula="of:=0.5*[.HO12]*(([.HO6]-[.HN6])/([.HO1]-[.HN1]))^2" office:value-type="float" office:value="0.0268215641614243" calcext:value-type="float">
            <text:p>0.026821564161424</text:p>
          </table:table-cell>
          <table:table-cell table:formula="of:=0.5*[.HP12]*(([.HP6]-[.HO6])/([.HP1]-[.HO1]))^2" office:value-type="float" office:value="0.0269306770527595" calcext:value-type="float">
            <text:p>0.02693067705276</text:p>
          </table:table-cell>
          <table:table-cell table:formula="of:=0.5*[.HQ12]*(([.HQ6]-[.HP6])/([.HQ1]-[.HP1]))^2" office:value-type="float" office:value="0.0103558547888663" calcext:value-type="float">
            <text:p>0.010355854788866</text:p>
          </table:table-cell>
          <table:table-cell table:formula="of:=0.5*[.HR12]*(([.HR6]-[.HQ6])/([.HR1]-[.HQ1]))^2" office:value-type="float" office:value="0.00252048858832358" calcext:value-type="float">
            <text:p>0.002520488588324</text:p>
          </table:table-cell>
          <table:table-cell table:formula="of:=0.5*[.HS12]*(([.HS6]-[.HR6])/([.HS1]-[.HR1]))^2" office:value-type="float" office:value="0.000821172040464873" calcext:value-type="float">
            <text:p>0.000821172040465</text:p>
          </table:table-cell>
          <table:table-cell table:formula="of:=0.5*[.HT12]*(([.HT6]-[.HS6])/([.HT1]-[.HS1]))^2" office:value-type="float" office:value="0.0100604791449778" calcext:value-type="float">
            <text:p>0.010060479144978</text:p>
          </table:table-cell>
          <table:table-cell table:formula="of:=0.5*[.HU12]*(([.HU6]-[.HT6])/([.HU1]-[.HT1]))^2" office:value-type="float" office:value="0.00474384220866494" calcext:value-type="float">
            <text:p>0.004743842208665</text:p>
          </table:table-cell>
          <table:table-cell table:formula="of:=0.5*[.HV12]*(([.HV6]-[.HU6])/([.HV1]-[.HU1]))^2" office:value-type="float" office:value="0.00132780076232135" calcext:value-type="float">
            <text:p>0.001327800762321</text:p>
          </table:table-cell>
          <table:table-cell table:formula="of:=0.5*[.HW12]*(([.HW6]-[.HV6])/([.HW1]-[.HV1]))^2" office:value-type="float" office:value="0.00112944025291613" calcext:value-type="float">
            <text:p>0.001129440252916</text:p>
          </table:table-cell>
          <table:table-cell table:formula="of:=0.5*[.HX12]*(([.HX6]-[.HW6])/([.HX1]-[.HW1]))^2" office:value-type="float" office:value="0.00708156293304175" calcext:value-type="float">
            <text:p>0.007081562933042</text:p>
          </table:table-cell>
          <table:table-cell table:formula="of:=0.5*[.HY12]*(([.HY6]-[.HX6])/([.HY1]-[.HX1]))^2" office:value-type="float" office:value="0.000000302150497905868" calcext:value-type="float">
            <text:p>3.02150497905868E-07</text:p>
          </table:table-cell>
          <table:table-cell table:formula="of:=0.5*[.HZ12]*(([.HZ6]-[.HY6])/([.HZ1]-[.HY1]))^2" office:value-type="float" office:value="0.00431382570757866" calcext:value-type="float">
            <text:p>0.004313825707579</text:p>
          </table:table-cell>
          <table:table-cell table:formula="of:=0.5*[.IA12]*(([.IA6]-[.HZ6])/([.IA1]-[.HZ1]))^2" office:value-type="float" office:value="0.00423960784099662" calcext:value-type="float">
            <text:p>0.004239607840997</text:p>
          </table:table-cell>
          <table:table-cell table:formula="of:=0.5*[.IB12]*(([.IB6]-[.IA6])/([.IB1]-[.IA1]))^2" office:value-type="float" office:value="0.0340253126184891" calcext:value-type="float">
            <text:p>0.034025312618489</text:p>
          </table:table-cell>
          <table:table-cell table:formula="of:=0.5*[.IC12]*(([.IC6]-[.IB6])/([.IC1]-[.IB1]))^2" office:value-type="float" office:value="0.000600956904488394" calcext:value-type="float">
            <text:p>0.000600956904488</text:p>
          </table:table-cell>
          <table:table-cell table:formula="of:=0.5*[.ID12]*(([.ID6]-[.IC6])/([.ID1]-[.IC1]))^2" office:value-type="float" office:value="0.0101791137756122" calcext:value-type="float">
            <text:p>0.010179113775612</text:p>
          </table:table-cell>
          <table:table-cell table:formula="of:=0.5*[.IE12]*(([.IE6]-[.ID6])/([.IE1]-[.ID1]))^2" office:value-type="float" office:value="0.0387060178753741" calcext:value-type="float">
            <text:p>0.038706017875374</text:p>
          </table:table-cell>
          <table:table-cell table:formula="of:=0.5*[.IF12]*(([.IF6]-[.IE6])/([.IF1]-[.IE1]))^2" office:value-type="float" office:value="0.0458431816648009" calcext:value-type="float">
            <text:p>0.045843181664801</text:p>
          </table:table-cell>
          <table:table-cell table:formula="of:=0.5*[.IG12]*(([.IG6]-[.IF6])/([.IG1]-[.IF1]))^2" office:value-type="float" office:value="0.0169563106865894" calcext:value-type="float">
            <text:p>0.01695631068659</text:p>
          </table:table-cell>
          <table:table-cell table:formula="of:=0.5*[.IH12]*(([.IH6]-[.IG6])/([.IH1]-[.IG1]))^2" office:value-type="float" office:value="0.00267589126883677" calcext:value-type="float">
            <text:p>0.002675891268837</text:p>
          </table:table-cell>
          <table:table-cell table:formula="of:=0.5*[.II12]*(([.II6]-[.IH6])/([.II1]-[.IH1]))^2" office:value-type="float" office:value="0.01266599383478" calcext:value-type="float">
            <text:p>0.01266599383478</text:p>
          </table:table-cell>
          <table:table-cell table:formula="of:=0.5*[.IJ12]*(([.IJ6]-[.II6])/([.IJ1]-[.II1]))^2" office:value-type="float" office:value="0.0010605705238193" calcext:value-type="float">
            <text:p>0.001060570523819</text:p>
          </table:table-cell>
          <table:table-cell table:formula="of:=0.5*[.IK12]*(([.IK6]-[.IJ6])/([.IK1]-[.IJ1]))^2" office:value-type="float" office:value="0.00746732472498833" calcext:value-type="float">
            <text:p>0.007467324724988</text:p>
          </table:table-cell>
          <table:table-cell table:formula="of:=0.5*[.IL12]*(([.IL6]-[.IK6])/([.IL1]-[.IK1]))^2" office:value-type="float" office:value="0.0000888918069746531" calcext:value-type="float">
            <text:p>8.88918069746531E-05</text:p>
          </table:table-cell>
          <table:table-cell table:formula="of:=0.5*[.IM12]*(([.IM6]-[.IL6])/([.IM1]-[.IL1]))^2" office:value-type="float" office:value="0.000433236390279421" calcext:value-type="float">
            <text:p>0.000433236390279</text:p>
          </table:table-cell>
          <table:table-cell table:formula="of:=0.5*[.IN12]*(([.IN6]-[.IM6])/([.IN1]-[.IM1]))^2" office:value-type="float" office:value="0.000719310809703896" calcext:value-type="float">
            <text:p>0.000719310809704</text:p>
          </table:table-cell>
          <table:table-cell table:formula="of:=0.5*[.IO12]*(([.IO6]-[.IN6])/([.IO1]-[.IN1]))^2" office:value-type="float" office:value="0.00108313513017556" calcext:value-type="float">
            <text:p>0.001083135130176</text:p>
          </table:table-cell>
          <table:table-cell table:formula="of:=0.5*[.IP12]*(([.IP6]-[.IO6])/([.IP1]-[.IO1]))^2" office:value-type="float" office:value="0.00803443837284263" calcext:value-type="float">
            <text:p>0.008034438372843</text:p>
          </table:table-cell>
          <table:table-cell table:formula="of:=0.5*[.IQ12]*(([.IQ6]-[.IP6])/([.IQ1]-[.IP1]))^2" office:value-type="float" office:value="0.0127165800120137" calcext:value-type="float">
            <text:p>0.012716580012014</text:p>
          </table:table-cell>
          <table:table-cell table:formula="of:=0.5*[.IR12]*(([.IR6]-[.IQ6])/([.IR1]-[.IQ1]))^2" office:value-type="float" office:value="0.00222351706505857" calcext:value-type="float">
            <text:p>0.002223517065059</text:p>
          </table:table-cell>
          <table:table-cell table:formula="of:=0.5*[.IS12]*(([.IS6]-[.IR6])/([.IS1]-[.IR1]))^2" office:value-type="float" office:value="0.0255921519361803" calcext:value-type="float">
            <text:p>0.02559215193618</text:p>
          </table:table-cell>
          <table:table-cell table:formula="of:=0.5*[.IT12]*(([.IT6]-[.IS6])/([.IT1]-[.IS1]))^2" office:value-type="float" office:value="0.0000060455111923148" calcext:value-type="float">
            <text:p>6.0455111923148E-06</text:p>
          </table:table-cell>
          <table:table-cell table:formula="of:=0.5*[.IU12]*(([.IU6]-[.IT6])/([.IU1]-[.IT1]))^2" office:value-type="float" office:value="0.00643486997354429" calcext:value-type="float">
            <text:p>0.006434869973544</text:p>
          </table:table-cell>
          <table:table-cell table:formula="of:=0.5*[.IV12]*(([.IV6]-[.IU6])/([.IV1]-[.IU1]))^2" office:value-type="float" office:value="0.0226318241648317" calcext:value-type="float">
            <text:p>0.022631824164832</text:p>
          </table:table-cell>
          <table:table-cell table:formula="of:=0.5*[.IW12]*(([.IW6]-[.IV6])/([.IW1]-[.IV1]))^2" office:value-type="float" office:value="0.00072051588158921" calcext:value-type="float">
            <text:p>0.000720515881589</text:p>
          </table:table-cell>
          <table:table-cell table:formula="of:=0.5*[.IX12]*(([.IX6]-[.IW6])/([.IX1]-[.IW1]))^2" office:value-type="float" office:value="0.0000507396271812798" calcext:value-type="float">
            <text:p>5.07396271812798E-05</text:p>
          </table:table-cell>
          <table:table-cell table:formula="of:=0.5*[.IY12]*(([.IY6]-[.IX6])/([.IY1]-[.IX1]))^2" office:value-type="float" office:value="0.0000506139754952169" calcext:value-type="float">
            <text:p>5.06139754952169E-05</text:p>
          </table:table-cell>
          <table:table-cell table:formula="of:=0.5*[.IZ12]*(([.IZ6]-[.IY6])/([.IZ1]-[.IY1]))^2" office:value-type="float" office:value="0.0228934921723162" calcext:value-type="float">
            <text:p>0.022893492172316</text:p>
          </table:table-cell>
          <table:table-cell table:formula="of:=0.5*[.JA12]*(([.JA6]-[.IZ6])/([.JA1]-[.IZ1]))^2" office:value-type="float" office:value="0.0137949432335182" calcext:value-type="float">
            <text:p>0.013794943233518</text:p>
          </table:table-cell>
          <table:table-cell table:formula="of:=0.5*[.JB12]*(([.JB6]-[.JA6])/([.JB1]-[.JA1]))^2" office:value-type="float" office:value="0.00721694749887344" calcext:value-type="float">
            <text:p>0.007216947498873</text:p>
          </table:table-cell>
          <table:table-cell table:formula="of:=0.5*[.JC12]*(([.JC6]-[.JB6])/([.JC1]-[.JB1]))^2" office:value-type="float" office:value="0.000447259249973676" calcext:value-type="float">
            <text:p>0.000447259249974</text:p>
          </table:table-cell>
          <table:table-cell table:formula="of:=0.5*[.JD12]*(([.JD6]-[.JC6])/([.JD1]-[.JC1]))^2" office:value-type="float" office:value="0.000814472750914947" calcext:value-type="float">
            <text:p>0.000814472750915</text:p>
          </table:table-cell>
          <table:table-cell table:formula="of:=0.5*[.JE12]*(([.JE6]-[.JD6])/([.JE1]-[.JD1]))^2" office:value-type="float" office:value="0.00203455461213008" calcext:value-type="float">
            <text:p>0.00203455461213</text:p>
          </table:table-cell>
          <table:table-cell table:formula="of:=0.5*[.JF12]*(([.JF6]-[.JE6])/([.JF1]-[.JE1]))^2" office:value-type="float" office:value="0.00024103945062529" calcext:value-type="float">
            <text:p>0.000241039450625</text:p>
          </table:table-cell>
          <table:table-cell table:formula="of:=0.5*[.JG12]*(([.JG6]-[.JF6])/([.JG1]-[.JF1]))^2" office:value-type="float" office:value="0.00637838796795329" calcext:value-type="float">
            <text:p>0.006378387967953</text:p>
          </table:table-cell>
          <table:table-cell table:formula="of:=0.5*[.JH12]*(([.JH6]-[.JG6])/([.JH1]-[.JG1]))^2" office:value-type="float" office:value="0.0115349813925174" calcext:value-type="float">
            <text:p>0.011534981392518</text:p>
          </table:table-cell>
          <table:table-cell table:formula="of:=0.5*[.JI12]*(([.JI6]-[.JH6])/([.JI1]-[.JH1]))^2" office:value-type="float" office:value="0.0000350025112178992" calcext:value-type="float">
            <text:p>3.50025112178992E-05</text:p>
          </table:table-cell>
          <table:table-cell table:formula="of:=0.5*[.JJ12]*(([.JJ6]-[.JI6])/([.JJ1]-[.JI1]))^2" office:value-type="float" office:value="0.0544861002385296" calcext:value-type="float">
            <text:p>0.05448610023853</text:p>
          </table:table-cell>
          <table:table-cell table:formula="of:=0.5*[.JK12]*(([.JK6]-[.JJ6])/([.JK1]-[.JJ1]))^2" office:value-type="float" office:value="0.00498380938451827" calcext:value-type="float">
            <text:p>0.004983809384518</text:p>
          </table:table-cell>
          <table:table-cell table:formula="of:=0.5*[.JL12]*(([.JL6]-[.JK6])/([.JL1]-[.JK1]))^2" office:value-type="float" office:value="0.000000347475251259919" calcext:value-type="float">
            <text:p>3.47475251259919E-07</text:p>
          </table:table-cell>
          <table:table-cell table:formula="of:=0.5*[.JM12]*(([.JM6]-[.JL6])/([.JM1]-[.JL1]))^2" office:value-type="float" office:value="0.000771856470338421" calcext:value-type="float">
            <text:p>0.000771856470338</text:p>
          </table:table-cell>
          <table:table-cell table:formula="of:=0.5*[.JN12]*(([.JN6]-[.JM6])/([.JN1]-[.JM1]))^2" office:value-type="float" office:value="0.0184975478518696" calcext:value-type="float">
            <text:p>0.01849754785187</text:p>
          </table:table-cell>
          <table:table-cell table:formula="of:=0.5*[.JO12]*(([.JO6]-[.JN6])/([.JO1]-[.JN1]))^2" office:value-type="float" office:value="0.00384556858706006" calcext:value-type="float">
            <text:p>0.00384556858706</text:p>
          </table:table-cell>
          <table:table-cell table:formula="of:=0.5*[.JP12]*(([.JP6]-[.JO6])/([.JP1]-[.JO1]))^2" office:value-type="float" office:value="0.00105928520259443" calcext:value-type="float">
            <text:p>0.001059285202594</text:p>
          </table:table-cell>
          <table:table-cell table:formula="of:=0.5*[.JQ12]*(([.JQ6]-[.JP6])/([.JQ1]-[.JP1]))^2" office:value-type="float" office:value="0.000665202257529667" calcext:value-type="float">
            <text:p>0.00066520225753</text:p>
          </table:table-cell>
          <table:table-cell table:formula="of:=0.5*[.JR12]*(([.JR6]-[.JQ6])/([.JR1]-[.JQ1]))^2" office:value-type="float" office:value="0.0000275992749722935" calcext:value-type="float">
            <text:p>2.75992749722935E-05</text:p>
          </table:table-cell>
          <table:table-cell table:formula="of:=0.5*[.JS12]*(([.JS6]-[.JR6])/([.JS1]-[.JR1]))^2" office:value-type="float" office:value="0.000202902473177487" calcext:value-type="float">
            <text:p>0.000202902473177</text:p>
          </table:table-cell>
          <table:table-cell table:formula="of:=0.5*[.JT12]*(([.JT6]-[.JS6])/([.JT1]-[.JS1]))^2" office:value-type="float" office:value="0.0000240240783010027" calcext:value-type="float">
            <text:p>2.40240783010027E-05</text:p>
          </table:table-cell>
          <table:table-cell table:formula="of:=0.5*[.JU12]*(([.JU6]-[.JT6])/([.JU1]-[.JT1]))^2" office:value-type="float" office:value="0.00282355433868713" calcext:value-type="float">
            <text:p>0.002823554338687</text:p>
          </table:table-cell>
          <table:table-cell table:formula="of:=0.5*[.JV12]*(([.JV6]-[.JU6])/([.JV1]-[.JU1]))^2" office:value-type="float" office:value="0.0127213643288361" calcext:value-type="float">
            <text:p>0.012721364328836</text:p>
          </table:table-cell>
          <table:table-cell table:formula="of:=0.5*[.JW12]*(([.JW6]-[.JV6])/([.JW1]-[.JV1]))^2" office:value-type="float" office:value="0.0227161933316644" calcext:value-type="float">
            <text:p>0.022716193331665</text:p>
          </table:table-cell>
          <table:table-cell table:formula="of:=0.5*[.JX12]*(([.JX6]-[.JW6])/([.JX1]-[.JW1]))^2" office:value-type="float" office:value="0.00424080382797016" calcext:value-type="float">
            <text:p>0.00424080382797</text:p>
          </table:table-cell>
          <table:table-cell table:formula="of:=0.5*[.JY12]*(([.JY6]-[.JX6])/([.JY1]-[.JX1]))^2" office:value-type="float" office:value="0.00520782850024869" calcext:value-type="float">
            <text:p>0.005207828500249</text:p>
          </table:table-cell>
          <table:table-cell table:formula="of:=0.5*[.JZ12]*(([.JZ6]-[.JY6])/([.JZ1]-[.JY1]))^2" office:value-type="float" office:value="0.0000895764326219252" calcext:value-type="float">
            <text:p>8.95764326219252E-05</text:p>
          </table:table-cell>
          <table:table-cell table:formula="of:=0.5*[.KA12]*(([.KA6]-[.JZ6])/([.KA1]-[.JZ1]))^2" office:value-type="float" office:value="0.000282171680478872" calcext:value-type="float">
            <text:p>0.000282171680479</text:p>
          </table:table-cell>
          <table:table-cell table:formula="of:=0.5*[.KB12]*(([.KB6]-[.KA6])/([.KB1]-[.KA1]))^2" office:value-type="float" office:value="0.00000456019753069598" calcext:value-type="float">
            <text:p>4.56019753069598E-06</text:p>
          </table:table-cell>
          <table:table-cell table:formula="of:=0.5*[.KC12]*(([.KC6]-[.KB6])/([.KC1]-[.KB1]))^2" office:value-type="float" office:value="0.0000148008320714422" calcext:value-type="float">
            <text:p>1.48008320714422E-05</text:p>
          </table:table-cell>
          <table:table-cell table:formula="of:=0.5*[.KD12]*(([.KD6]-[.KC6])/([.KD1]-[.KC1]))^2" office:value-type="float" office:value="0.0000266467030929004" calcext:value-type="float">
            <text:p>2.66467030929004E-05</text:p>
          </table:table-cell>
          <table:table-cell table:formula="of:=0.5*[.KE12]*(([.KE6]-[.KD6])/([.KE1]-[.KD1]))^2" office:value-type="float" office:value="0.000000352143116830247" calcext:value-type="float">
            <text:p>3.52143116830247E-07</text:p>
          </table:table-cell>
          <table:table-cell table:formula="of:=0.5*[.KF12]*(([.KF6]-[.KE6])/([.KF1]-[.KE1]))^2" office:value-type="float" office:value="0.0000000351259865672818" calcext:value-type="float">
            <text:p>3.51259865672818E-08</text:p>
          </table:table-cell>
          <table:table-cell table:formula="of:=0.5*[.KG12]*(([.KG6]-[.KF6])/([.KG1]-[.KF1]))^2" office:value-type="float" office:value="0.00000218167784663416" calcext:value-type="float">
            <text:p>2.18167784663416E-06</text:p>
          </table:table-cell>
          <table:table-cell table:formula="of:=0.5*[.KH12]*(([.KH6]-[.KG6])/([.KH1]-[.KG1]))^2" office:value-type="float" office:value="0.00000150916766298754" calcext:value-type="float">
            <text:p>1.50916766298754E-06</text:p>
          </table:table-cell>
          <table:table-cell table:formula="of:=0.5*[.KI12]*(([.KI6]-[.KH6])/([.KI1]-[.KH1]))^2" office:value-type="float" office:value="0.000000433509743094869" calcext:value-type="float">
            <text:p>4.33509743094869E-07</text:p>
          </table:table-cell>
          <table:table-cell table:formula="of:=0.5*[.KJ12]*(([.KJ6]-[.KI6])/([.KJ1]-[.KI1]))^2" office:value-type="float" office:value="0.00000152633288371118" calcext:value-type="float">
            <text:p>1.52633288371118E-06</text:p>
          </table:table-cell>
          <table:table-cell table:formula="of:=0.5*[.KK12]*(([.KK6]-[.KJ6])/([.KK1]-[.KJ1]))^2" office:value-type="float" office:value="0.00000210505253092018" calcext:value-type="float">
            <text:p>2.10505253092018E-06</text:p>
          </table:table-cell>
          <table:table-cell table:formula="of:=0.5*[.KL12]*(([.KL6]-[.KK6])/([.KL1]-[.KK1]))^2" office:value-type="float" office:value="0.000000300865309588483" calcext:value-type="float">
            <text:p>3.00865309588483E-07</text:p>
          </table:table-cell>
          <table:table-cell table:formula="of:=0.5*[.KM12]*(([.KM6]-[.KL6])/([.KM1]-[.KL1]))^2" office:value-type="float" office:value="0.00000673969569586741" calcext:value-type="float">
            <text:p>6.73969569586741E-06</text:p>
          </table:table-cell>
          <table:table-cell table:formula="of:=0.5*[.KN12]*(([.KN6]-[.KM6])/([.KN1]-[.KM1]))^2" office:value-type="float" office:value="0.00000043397634114932" calcext:value-type="float">
            <text:p>4.3397634114932E-07</text:p>
          </table:table-cell>
          <table:table-cell table:formula="of:=0.5*[.KO12]*(([.KO6]-[.KN6])/([.KO1]-[.KN1]))^2" office:value-type="float" office:value="0.0000000146753885841911" calcext:value-type="float">
            <text:p>1.46753885841911E-08</text:p>
          </table:table-cell>
          <table:table-cell table:formula="of:=0.5*[.KP12]*(([.KP6]-[.KO6])/([.KP1]-[.KO1]))^2" office:value-type="float" office:value="0.0000000104139054118475" calcext:value-type="float">
            <text:p>1.04139054118475E-08</text:p>
          </table:table-cell>
          <table:table-cell table:formula="of:=0.5*[.KQ12]*(([.KQ6]-[.KP6])/([.KQ1]-[.KP1]))^2" office:value-type="float" office:value="0.0000000440844409008887" calcext:value-type="float">
            <text:p>4.40844409008887E-08</text:p>
          </table:table-cell>
          <table:table-cell table:formula="of:=0.5*[.KR12]*(([.KR6]-[.KQ6])/([.KR1]-[.KQ1]))^2" office:value-type="float" office:value="0.000000815029294480288" calcext:value-type="float">
            <text:p>8.15029294480288E-07</text:p>
          </table:table-cell>
          <table:table-cell table:formula="of:=0.5*[.KS12]*(([.KS6]-[.KR6])/([.KS1]-[.KR1]))^2" office:value-type="float" office:value="0.0000020912088426961" calcext:value-type="float">
            <text:p>2.0912088426961E-06</text:p>
          </table:table-cell>
          <table:table-cell table:formula="of:=0.5*[.KT12]*(([.KT6]-[.KS6])/([.KT1]-[.KS1]))^2" office:value-type="float" office:value="0.0000000693789332821901" calcext:value-type="float">
            <text:p>6.93789332821901E-08</text:p>
          </table:table-cell>
          <table:table-cell table:formula="of:=0.5*[.KU12]*(([.KU6]-[.KT6])/([.KU1]-[.KT1]))^2" office:value-type="float" office:value="0.0000000667297490075313" calcext:value-type="float">
            <text:p>6.67297490075313E-08</text:p>
          </table:table-cell>
          <table:table-cell table:formula="of:=0.5*[.KV12]*(([.KV6]-[.KU6])/([.KV1]-[.KU1]))^2" office:value-type="float" office:value="0.0000000209340627519963" calcext:value-type="float">
            <text:p>2.09340627519963E-08</text:p>
          </table:table-cell>
          <table:table-cell table:formula="of:=0.5*[.KW12]*(([.KW6]-[.KV6])/([.KW1]-[.KV1]))^2" office:value-type="float" office:value="0.00000140810207983989" calcext:value-type="float">
            <text:p>1.40810207983989E-06</text:p>
          </table:table-cell>
          <table:table-cell table:formula="of:=0.5*[.KX12]*(([.KX6]-[.KW6])/([.KX1]-[.KW1]))^2" office:value-type="float" office:value="0.000000131105279007357" calcext:value-type="float">
            <text:p>1.31105279007357E-07</text:p>
          </table:table-cell>
          <table:table-cell table:formula="of:=0.5*[.KY12]*(([.KY6]-[.KX6])/([.KY1]-[.KX1]))^2" office:value-type="float" office:value="0.0000000180217371108059" calcext:value-type="float">
            <text:p>1.80217371108059E-08</text:p>
          </table:table-cell>
          <table:table-cell table:formula="of:=0.5*[.KZ12]*(([.KZ6]-[.KY6])/([.KZ1]-[.KY1]))^2" office:value-type="float" office:value="0.0000000666087463893876" calcext:value-type="float">
            <text:p>6.66087463893876E-08</text:p>
          </table:table-cell>
          <table:table-cell table:formula="of:=0.5*[.LA12]*(([.LA6]-[.KZ6])/([.LA1]-[.KZ1]))^2" office:value-type="float" office:value="0.000000462132450140137" calcext:value-type="float">
            <text:p>4.62132450140137E-07</text:p>
          </table:table-cell>
          <table:table-cell table:formula="of:=0.5*[.LB12]*(([.LB6]-[.LA6])/([.LB1]-[.LA1]))^2" office:value-type="float" office:value="0.00000344674299788444" calcext:value-type="float">
            <text:p>3.44674299788444E-06</text:p>
          </table:table-cell>
          <table:table-cell table:formula="of:=0.5*[.LC12]*(([.LC6]-[.LB6])/([.LC1]-[.LB1]))^2" office:value-type="float" office:value="0.000000123960831970255" calcext:value-type="float">
            <text:p>1.23960831970255E-07</text:p>
          </table:table-cell>
          <table:table-cell table:formula="of:=0.5*[.LD12]*(([.LD6]-[.LC6])/([.LD1]-[.LC1]))^2" office:value-type="float" office:value="0.00000114139207413265" calcext:value-type="float">
            <text:p>1.14139207413265E-06</text:p>
          </table:table-cell>
          <table:table-cell table:formula="of:=0.5*[.LE12]*(([.LE6]-[.LD6])/([.LE1]-[.LD1]))^2" office:value-type="float" office:value="0.00000000170248642169483" calcext:value-type="float">
            <text:p>1.70248642169483E-09</text:p>
          </table:table-cell>
          <table:table-cell table:formula="of:=0.5*[.LF12]*(([.LF6]-[.LE6])/([.LF1]-[.LE1]))^2" office:value-type="float" office:value="0.000000461621542351847" calcext:value-type="float">
            <text:p>4.61621542351847E-07</text:p>
          </table:table-cell>
          <table:table-cell table:formula="of:=0.5*[.LG12]*(([.LG6]-[.LF6])/([.LG1]-[.LF1]))^2" office:value-type="float" office:value="0.00000329449172719766" calcext:value-type="float">
            <text:p>3.29449172719766E-06</text:p>
          </table:table-cell>
          <table:table-cell table:formula="of:=0.5*[.LH12]*(([.LH6]-[.LG6])/([.LH1]-[.LG1]))^2" office:value-type="float" office:value="0.0000000271958210012982" calcext:value-type="float">
            <text:p>2.71958210012982E-08</text:p>
          </table:table-cell>
          <table:table-cell table:formula="of:=0.5*[.LI12]*(([.LI6]-[.LH6])/([.LI1]-[.LH1]))^2" office:value-type="float" office:value="0.000000104694813464514" calcext:value-type="float">
            <text:p>1.04694813464514E-07</text:p>
          </table:table-cell>
          <table:table-cell table:formula="of:=0.5*[.LJ12]*(([.LJ6]-[.LI6])/([.LJ1]-[.LI1]))^2" office:value-type="float" office:value="0.00000205572681302452" calcext:value-type="float">
            <text:p>2.05572681302452E-06</text:p>
          </table:table-cell>
          <table:table-cell table:formula="of:=0.5*[.LK12]*(([.LK6]-[.LJ6])/([.LK1]-[.LJ1]))^2" office:value-type="float" office:value="0.000000659531378268431" calcext:value-type="float">
            <text:p>6.59531378268431E-07</text:p>
          </table:table-cell>
          <table:table-cell table:formula="of:=0.5*[.LL12]*(([.LL6]-[.LK6])/([.LL1]-[.LK1]))^2" office:value-type="float" office:value="0.000000607789798684086" calcext:value-type="float">
            <text:p>6.07789798684086E-07</text:p>
          </table:table-cell>
          <table:table-cell table:formula="of:=0.5*[.LM12]*(([.LM6]-[.LL6])/([.LM1]-[.LL1]))^2" office:value-type="float" office:value="0.00000206919223240463" calcext:value-type="float">
            <text:p>2.06919223240463E-06</text:p>
          </table:table-cell>
          <table:table-cell table:formula="of:=0.5*[.LN12]*(([.LN6]-[.LM6])/([.LN1]-[.LM1]))^2" office:value-type="float" office:value="0.000002616247619377" calcext:value-type="float">
            <text:p>2.616247619377E-06</text:p>
          </table:table-cell>
          <table:table-cell table:formula="of:=0.5*[.LO12]*(([.LO6]-[.LN6])/([.LO1]-[.LN1]))^2" office:value-type="float" office:value="0.00000140519136445125" calcext:value-type="float">
            <text:p>1.40519136445125E-06</text:p>
          </table:table-cell>
          <table:table-cell table:formula="of:=0.5*[.LP12]*(([.LP6]-[.LO6])/([.LP1]-[.LO1]))^2" office:value-type="float" office:value="0.00000180752993175709" calcext:value-type="float">
            <text:p>1.80752993175709E-06</text:p>
          </table:table-cell>
          <table:table-cell table:formula="of:=0.5*[.LQ12]*(([.LQ6]-[.LP6])/([.LQ1]-[.LP1]))^2" office:value-type="float" office:value="0.00000111335675077651" calcext:value-type="float">
            <text:p>1.11335675077651E-06</text:p>
          </table:table-cell>
          <table:table-cell table:formula="of:=0.5*[.LR12]*(([.LR6]-[.LQ6])/([.LR1]-[.LQ1]))^2" office:value-type="float" office:value="0.00000080415975688677" calcext:value-type="float">
            <text:p>8.0415975688677E-07</text:p>
          </table:table-cell>
          <table:table-cell table:formula="of:=0.5*[.LS12]*(([.LS6]-[.LR6])/([.LS1]-[.LR1]))^2" office:value-type="float" office:value="0.00000024531072640214" calcext:value-type="float">
            <text:p>2.4531072640214E-07</text:p>
          </table:table-cell>
          <table:table-cell table:formula="of:=0.5*[.LT12]*(([.LT6]-[.LS6])/([.LT1]-[.LS1]))^2" office:value-type="float" office:value="0.0000000326737464073216" calcext:value-type="float">
            <text:p>3.26737464073216E-08</text:p>
          </table:table-cell>
          <table:table-cell table:formula="of:=0.5*[.LU12]*(([.LU6]-[.LT6])/([.LU1]-[.LT1]))^2" office:value-type="float" office:value="0.0000000961617387482503" calcext:value-type="float">
            <text:p>9.61617387482503E-08</text:p>
          </table:table-cell>
          <table:table-cell table:formula="of:=0.5*[.LV12]*(([.LV6]-[.LU6])/([.LV1]-[.LU1]))^2" office:value-type="float" office:value="0.000000128039967065546" calcext:value-type="float">
            <text:p>1.28039967065546E-07</text:p>
          </table:table-cell>
          <table:table-cell table:formula="of:=0.5*[.LW12]*(([.LW6]-[.LV6])/([.LW1]-[.LV1]))^2" office:value-type="float" office:value="0.0000000980540835788283" calcext:value-type="float">
            <text:p>9.80540835788283E-08</text:p>
          </table:table-cell>
          <table:table-cell table:formula="of:=0.5*[.LX12]*(([.LX6]-[.LW6])/([.LX1]-[.LW1]))^2" office:value-type="float" office:value="0.000000199408881196138" calcext:value-type="float">
            <text:p>1.99408881196138E-07</text:p>
          </table:table-cell>
          <table:table-cell table:formula="of:=0.5*[.LY12]*(([.LY6]-[.LX6])/([.LY1]-[.LX1]))^2" office:value-type="float" office:value="0.000000100058585554889" calcext:value-type="float">
            <text:p>1.00058585554889E-07</text:p>
          </table:table-cell>
          <table:table-cell table:formula="of:=0.5*[.LZ12]*(([.LZ6]-[.LY6])/([.LZ1]-[.LY1]))^2" office:value-type="float" office:value="0.000000201429964410994" calcext:value-type="float">
            <text:p>2.01429964410994E-07</text:p>
          </table:table-cell>
          <table:table-cell table:formula="of:=0.5*[.MA12]*(([.MA6]-[.LZ6])/([.MA1]-[.LZ1]))^2" office:value-type="float" office:value="0.000000549533585191055" calcext:value-type="float">
            <text:p>5.49533585191055E-07</text:p>
          </table:table-cell>
          <table:table-cell table:formula="of:=0.5*[.MB12]*(([.MB6]-[.MA6])/([.MB1]-[.MA1]))^2" office:value-type="float" office:value="0.000000304024362485434" calcext:value-type="float">
            <text:p>3.04024362485434E-07</text:p>
          </table:table-cell>
          <table:table-cell table:formula="of:=0.5*[.MC12]*(([.MC6]-[.MB6])/([.MC1]-[.MB1]))^2" office:value-type="float" office:value="0.000000780595297304134" calcext:value-type="float">
            <text:p>7.80595297304134E-07</text:p>
          </table:table-cell>
          <table:table-cell table:formula="of:=0.5*[.MD12]*(([.MD6]-[.MC6])/([.MD1]-[.MC1]))^2" office:value-type="float" office:value="0.000000037759881647106" calcext:value-type="float">
            <text:p>3.7759881647106E-08</text:p>
          </table:table-cell>
          <table:table-cell table:formula="of:=0.5*[.ME12]*(([.ME6]-[.MD6])/([.ME1]-[.MD1]))^2" office:value-type="float" office:value="0.00000149118622348218" calcext:value-type="float">
            <text:p>1.49118622348218E-06</text:p>
          </table:table-cell>
          <table:table-cell table:formula="of:=0.5*[.MF12]*(([.MF6]-[.ME6])/([.MF1]-[.ME1]))^2" office:value-type="float" office:value="0.000000528828575326894" calcext:value-type="float">
            <text:p>5.28828575326894E-07</text:p>
          </table:table-cell>
          <table:table-cell table:formula="of:=0.5*[.MG12]*(([.MG6]-[.MF6])/([.MG1]-[.MF1]))^2" office:value-type="float" office:value="0.0000012534182102605" calcext:value-type="float">
            <text:p>1.2534182102605E-06</text:p>
          </table:table-cell>
          <table:table-cell table:formula="of:=0.5*[.MH12]*(([.MH6]-[.MG6])/([.MH1]-[.MG1]))^2" office:value-type="float" office:value="0.000000236402096650349" calcext:value-type="float">
            <text:p>2.36402096650349E-07</text:p>
          </table:table-cell>
          <table:table-cell table:formula="of:=0.5*[.MI12]*(([.MI6]-[.MH6])/([.MI1]-[.MH1]))^2" office:value-type="float" office:value="0.00000000541119900643934" calcext:value-type="float">
            <text:p>5.41119900643934E-09</text:p>
          </table:table-cell>
          <table:table-cell table:formula="of:=0.5*[.MJ12]*(([.MJ6]-[.MI6])/([.MJ1]-[.MI1]))^2" office:value-type="float" office:value="0.00000000592550214147499" calcext:value-type="float">
            <text:p>5.92550214147499E-09</text:p>
          </table:table-cell>
          <table:table-cell table:formula="of:=0.5*[.MK12]*(([.MK6]-[.MJ6])/([.MK1]-[.MJ1]))^2" office:value-type="float" office:value="0.0000000967077982291588" calcext:value-type="float">
            <text:p>9.67077982291588E-08</text:p>
          </table:table-cell>
          <table:table-cell table:formula="of:=0.5*[.ML12]*(([.ML6]-[.MK6])/([.ML1]-[.MK1]))^2" office:value-type="float" office:value="0.000000256164123220505" calcext:value-type="float">
            <text:p>2.56164123220505E-07</text:p>
          </table:table-cell>
          <table:table-cell table:formula="of:=0.5*[.MM12]*(([.MM6]-[.ML6])/([.MM1]-[.ML1]))^2" office:value-type="float" office:value="0.00000181816883205875" calcext:value-type="float">
            <text:p>1.81816883205875E-06</text:p>
          </table:table-cell>
          <table:table-cell table:formula="of:=0.5*[.MN12]*(([.MN6]-[.MM6])/([.MN1]-[.MM1]))^2" office:value-type="float" office:value="0.0000000103032800692689" calcext:value-type="float">
            <text:p>1.03032800692689E-08</text:p>
          </table:table-cell>
          <table:table-cell table:formula="of:=0.5*[.MO12]*(([.MO6]-[.MN6])/([.MO1]-[.MN1]))^2" office:value-type="float" office:value="0.0000000989989757228076" calcext:value-type="float">
            <text:p>9.89989757228076E-08</text:p>
          </table:table-cell>
          <table:table-cell table:formula="of:=0.5*[.MP12]*(([.MP6]-[.MO6])/([.MP1]-[.MO1]))^2" office:value-type="float" office:value="0.00000092968981153287" calcext:value-type="float">
            <text:p>9.2968981153287E-07</text:p>
          </table:table-cell>
          <table:table-cell table:formula="of:=0.5*[.MQ12]*(([.MQ6]-[.MP6])/([.MQ1]-[.MP1]))^2" office:value-type="float" office:value="0.0000000155833533348112" calcext:value-type="float">
            <text:p>1.55833533348112E-08</text:p>
          </table:table-cell>
          <table:table-cell table:formula="of:=0.5*[.MR12]*(([.MR6]-[.MQ6])/([.MR1]-[.MQ1]))^2" office:value-type="float" office:value="0.000000160682415476922" calcext:value-type="float">
            <text:p>1.60682415476922E-07</text:p>
          </table:table-cell>
          <table:table-cell table:formula="of:=0.5*[.MS12]*(([.MS6]-[.MR6])/([.MS1]-[.MR1]))^2" office:value-type="float" office:value="0.000000122265579411264" calcext:value-type="float">
            <text:p>1.22265579411264E-07</text:p>
          </table:table-cell>
          <table:table-cell table:formula="of:=0.5*[.MT12]*(([.MT6]-[.MS6])/([.MT1]-[.MS1]))^2" office:value-type="float" office:value="0.000000792079964795758" calcext:value-type="float">
            <text:p>7.92079964795758E-07</text:p>
          </table:table-cell>
          <table:table-cell table:formula="of:=0.5*[.MU12]*(([.MU6]-[.MT6])/([.MU1]-[.MT1]))^2" office:value-type="float" office:value="0.000000315081294718617" calcext:value-type="float">
            <text:p>3.15081294718617E-07</text:p>
          </table:table-cell>
          <table:table-cell table:formula="of:=0.5*[.MV12]*(([.MV6]-[.MU6])/([.MV1]-[.MU1]))^2" office:value-type="float" office:value="0.0000000304518598584424" calcext:value-type="float">
            <text:p>3.04518598584424E-08</text:p>
          </table:table-cell>
          <table:table-cell table:formula="of:=0.5*[.MW12]*(([.MW6]-[.MV6])/([.MW1]-[.MV1]))^2" office:value-type="float" office:value="0.000000118896753164942" calcext:value-type="float">
            <text:p>1.18896753164942E-07</text:p>
          </table:table-cell>
          <table:table-cell table:formula="of:=0.5*[.MX12]*(([.MX6]-[.MW6])/([.MX1]-[.MW1]))^2" office:value-type="float" office:value="0.00000000783477289916816" calcext:value-type="float">
            <text:p>7.83477289916816E-09</text:p>
          </table:table-cell>
          <table:table-cell table:formula="of:=0.5*[.MY12]*(([.MY6]-[.MX6])/([.MY1]-[.MX1]))^2" office:value-type="float" office:value="0.00000000693278991578424" calcext:value-type="float">
            <text:p>6.93278991578424E-09</text:p>
          </table:table-cell>
          <table:table-cell table:formula="of:=0.5*[.MZ12]*(([.MZ6]-[.MY6])/([.MZ1]-[.MY1]))^2" office:value-type="float" office:value="0.000000106774402886675" calcext:value-type="float">
            <text:p>1.06774402886675E-07</text:p>
          </table:table-cell>
          <table:table-cell table:formula="of:=0.5*[.NA12]*(([.NA6]-[.MZ6])/([.NA1]-[.MZ1]))^2" office:value-type="float" office:value="0.000000000818172418053271" calcext:value-type="float">
            <text:p>8.18172418053271E-10</text:p>
          </table:table-cell>
          <table:table-cell table:formula="of:=0.5*[.NB12]*(([.NB6]-[.NA6])/([.NB1]-[.NA1]))^2" office:value-type="float" office:value="0.000294081902047939" calcext:value-type="float">
            <text:p>0.000294081902048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A13])" office:value-type="float" office:value="4.53066435682773" calcext:value-type="float">
            <text:p>4.5306643568277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A14])" office:value-type="float" office:value="1.60912897016044" calcext:value-type="float">
            <text:p>1.6091289701604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13979332698817" calcext:value-type="float">
            <text:p>6.13979332698817</text:p>
          </table:table-cell>
          <table:table-cell table:formula="of:=[.B17]+[.C9]" office:value-type="float" office:value="15.0750427554769" calcext:value-type="float">
            <text:p>15.0750427554769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1:52.791596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2:05.321484915</dc:date>
    <meta:editing-duration>PT8M55S</meta:editing-duration>
    <meta:editing-cycles>3</meta:editing-cycles>
    <meta:generator>LibreOffice/6.4.7.2$Linux_X86_64 LibreOffice_project/40$Build-2</meta:generator>
    <meta:document-statistic meta:table-count="1" meta:cell-count="54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row-mapping="0 1" chart:style-name="ch1">
        <chart:legend chart:legend-position="end" svg:x="12.719cm" svg:y="3.954cm" style:legend-expansion="high" chart:style-name="ch2"/>
        <chart:plot-area chart:style-name="ch3" table:cell-range-address="flatDgait1.B1:flatDgait1.NA1 flatDgait1.A6:flatDgait1.NA6 flatDgait1.A8:flatDgait1.NA8" chart:data-source-has-labels="both" svg:x="0.319cm" svg:y="0.18cm" svg:width="12.081cm" svg:height="8.645cm">
          <chartooo:coordinate-region svg:x="1.337cm" svg:y="0.38cm" svg:width="10.876cm" svg:height="8.246cm"/>
          <chart:axis chart:dimension="x" chart:name="primary-x" chart:style-name="ch4" chartooo:axis-type="auto">
            <chart:categories table:cell-range-address="flatDgait1.B1:flatDgait1.NA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1.B6:flatDgait1.NA6" chart:label-cell-address="flatDgait1.A6:flatDgait1.A6" chart:class="chart:scatter">
            <chart:domain table:cell-range-address="flatDgait1.B1:flatDgait1.NA1"/>
            <chart:data-point chart:repeated="364"/>
          </chart:series>
          <chart:series chart:style-name="ch7" chart:values-cell-range-address="flatDgait1.B8:flatDgait1.NA8" chart:label-cell-address="flatDgait1.A8:flatDgait1.A8" chart:class="chart:scatter">
            <chart:data-point chart:repeated="3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1.B1:flatDgait1.NA1</svg:desc>
                </draw:g>
              </table:table-cell>
              <table:table-cell office:value-type="float" office:value="0.0667119026184082">
                <text:p>0.0667119026184082</text:p>
              </table:table-cell>
              <table:table-cell office:value-type="float" office:value="0.133423566818237">
                <text:p>0.133423566818237</text:p>
              </table:table-cell>
              <table:table-cell office:value-type="float" office:value="0.200135469436645">
                <text:p>0.200135469436645</text:p>
              </table:table-cell>
              <table:table-cell office:value-type="float" office:value="0.23349142074585">
                <text:p>0.23349142074585</text:p>
              </table:table-cell>
              <table:table-cell office:value-type="float" office:value="0.300203084945679">
                <text:p>0.300203084945679</text:p>
              </table:table-cell>
              <table:table-cell office:value-type="float" office:value="0.366914749145508">
                <text:p>0.366914749145508</text:p>
              </table:table-cell>
              <table:table-cell office:value-type="float" office:value="0.400270462036133">
                <text:p>0.400270462036133</text:p>
              </table:table-cell>
              <table:table-cell office:value-type="float" office:value="0.466982126235962">
                <text:p>0.466982126235962</text:p>
              </table:table-cell>
              <table:table-cell office:value-type="float" office:value="0.500338077545166">
                <text:p>0.500338077545166</text:p>
              </table:table-cell>
              <table:table-cell office:value-type="float" office:value="0.567049503326416">
                <text:p>0.567049503326416</text:p>
              </table:table-cell>
              <table:table-cell office:value-type="float" office:value="0.60040545463562">
                <text:p>0.60040545463562</text:p>
              </table:table-cell>
              <table:table-cell office:value-type="float" office:value="0.667120933532715">
                <text:p>0.667120933532715</text:p>
              </table:table-cell>
              <table:table-cell office:value-type="float" office:value="0.700480699539185">
                <text:p>0.700480699539185</text:p>
              </table:table-cell>
              <table:table-cell office:value-type="float" office:value="0.733840703964233">
                <text:p>0.733840703964233</text:p>
              </table:table-cell>
              <table:table-cell office:value-type="float" office:value="0.800560474395752">
                <text:p>0.800560474395752</text:p>
              </table:table-cell>
              <table:table-cell office:value-type="float" office:value="0.867280244827271">
                <text:p>0.867280244827271</text:p>
              </table:table-cell>
              <table:table-cell office:value-type="float" office:value="0.934000015258789">
                <text:p>0.934000015258789</text:p>
              </table:table-cell>
              <table:table-cell office:value-type="float" office:value="0.967360019683838">
                <text:p>0.967360019683838</text:p>
              </table:table-cell>
              <table:table-cell office:value-type="float" office:value="1.00072002410889">
                <text:p>1.00072002410889</text:p>
              </table:table-cell>
              <table:table-cell office:value-type="float" office:value="1.06744003295898">
                <text:p>1.06744003295898</text:p>
              </table:table-cell>
              <table:table-cell office:value-type="float" office:value="1.10080003738403">
                <text:p>1.10080003738403</text:p>
              </table:table-cell>
              <table:table-cell office:value-type="float" office:value="1.16752028465271">
                <text:p>1.16752028465271</text:p>
              </table:table-cell>
              <table:table-cell office:value-type="float" office:value="1.20088028907776">
                <text:p>1.20088028907776</text:p>
              </table:table-cell>
              <table:table-cell office:value-type="float" office:value="1.23424029350281">
                <text:p>1.23424029350281</text:p>
              </table:table-cell>
              <table:table-cell office:value-type="float" office:value="1.26760077476501">
                <text:p>1.26760077476501</text:p>
              </table:table-cell>
              <table:table-cell office:value-type="float" office:value="1.33432078361511">
                <text:p>1.33432078361511</text:p>
              </table:table-cell>
              <table:table-cell office:value-type="float" office:value="1.36768102645874">
                <text:p>1.36768102645874</text:p>
              </table:table-cell>
              <table:table-cell office:value-type="float" office:value="1.40104126930237">
                <text:p>1.40104126930237</text:p>
              </table:table-cell>
              <table:table-cell office:value-type="float" office:value="1.46776151657105">
                <text:p>1.46776151657105</text:p>
              </table:table-cell>
              <table:table-cell office:value-type="float" office:value="1.53448224067688">
                <text:p>1.53448224067688</text:p>
              </table:table-cell>
              <table:table-cell office:value-type="float" office:value="1.60120272636414">
                <text:p>1.60120272636414</text:p>
              </table:table-cell>
              <table:table-cell office:value-type="float" office:value="1.66791939735413">
                <text:p>1.66791939735413</text:p>
              </table:table-cell>
              <table:table-cell office:value-type="float" office:value="1.73463177680969">
                <text:p>1.73463177680969</text:p>
              </table:table-cell>
              <table:table-cell office:value-type="float" office:value="1.76798796653748">
                <text:p>1.76798796653748</text:p>
              </table:table-cell>
              <table:table-cell office:value-type="float" office:value="1.83470034599304">
                <text:p>1.83470034599304</text:p>
              </table:table-cell>
              <table:table-cell office:value-type="float" office:value="1.90141272544861">
                <text:p>1.90141272544861</text:p>
              </table:table-cell>
              <table:table-cell office:value-type="float" office:value="1.96812510490417">
                <text:p>1.96812510490417</text:p>
              </table:table-cell>
              <table:table-cell office:value-type="float" office:value="2.03483724594116">
                <text:p>2.03483724594116</text:p>
              </table:table-cell>
              <table:table-cell office:value-type="float" office:value="2.06819343566895">
                <text:p>2.06819343566895</text:p>
              </table:table-cell>
              <table:table-cell office:value-type="float" office:value="2.13490581512451">
                <text:p>2.13490581512451</text:p>
              </table:table-cell>
              <table:table-cell office:value-type="float" office:value="2.2016179561615">
                <text:p>2.2016179561615</text:p>
              </table:table-cell>
              <table:table-cell office:value-type="float" office:value="2.26833009719849">
                <text:p>2.26833009719849</text:p>
              </table:table-cell>
              <table:table-cell office:value-type="float" office:value="2.33504247665405">
                <text:p>2.33504247665405</text:p>
              </table:table-cell>
              <table:table-cell office:value-type="float" office:value="2.36839842796326">
                <text:p>2.36839842796326</text:p>
              </table:table-cell>
              <table:table-cell office:value-type="float" office:value="2.43511080741882">
                <text:p>2.43511080741882</text:p>
              </table:table-cell>
              <table:table-cell office:value-type="float" office:value="2.50182294845581">
                <text:p>2.50182294845581</text:p>
              </table:table-cell>
              <table:table-cell office:value-type="float" office:value="2.53517913818359">
                <text:p>2.53517913818359</text:p>
              </table:table-cell>
              <table:table-cell office:value-type="float" office:value="2.5685350894928">
                <text:p>2.5685350894928</text:p>
              </table:table-cell>
              <table:table-cell office:value-type="float" office:value="2.63524723052979">
                <text:p>2.63524723052979</text:p>
              </table:table-cell>
              <table:table-cell office:value-type="float" office:value="2.70195937156677">
                <text:p>2.70195937156677</text:p>
              </table:table-cell>
              <table:table-cell office:value-type="float" office:value="2.76867151260376">
                <text:p>2.76867151260376</text:p>
              </table:table-cell>
              <table:table-cell office:value-type="float" office:value="2.83538365364075">
                <text:p>2.83538365364075</text:p>
              </table:table-cell>
              <table:table-cell office:value-type="float" office:value="2.86873960494995">
                <text:p>2.86873960494995</text:p>
              </table:table-cell>
              <table:table-cell office:value-type="float" office:value="2.93545174598694">
                <text:p>2.93545174598694</text:p>
              </table:table-cell>
              <table:table-cell office:value-type="float" office:value="3.00216364860535">
                <text:p>3.00216364860535</text:p>
              </table:table-cell>
              <table:table-cell office:value-type="float" office:value="3.06887578964233">
                <text:p>3.06887578964233</text:p>
              </table:table-cell>
              <table:table-cell office:value-type="float" office:value="3.10223174095154">
                <text:p>3.10223174095154</text:p>
              </table:table-cell>
              <table:table-cell office:value-type="float" office:value="3.13558769226074">
                <text:p>3.13558769226074</text:p>
              </table:table-cell>
              <table:table-cell office:value-type="float" office:value="3.20229959487915">
                <text:p>3.20229959487915</text:p>
              </table:table-cell>
              <table:table-cell office:value-type="float" office:value="3.26901149749756">
                <text:p>3.26901149749756</text:p>
              </table:table-cell>
              <table:table-cell office:value-type="float" office:value="3.30236744880676">
                <text:p>3.30236744880676</text:p>
              </table:table-cell>
              <table:table-cell office:value-type="float" office:value="3.36907935142517">
                <text:p>3.36907935142517</text:p>
              </table:table-cell>
              <table:table-cell office:value-type="float" office:value="3.40243530273437">
                <text:p>3.40243530273437</text:p>
              </table:table-cell>
              <table:table-cell office:value-type="float" office:value="3.46914720535278">
                <text:p>3.46914720535278</text:p>
              </table:table-cell>
              <table:table-cell office:value-type="float" office:value="3.53585886955261">
                <text:p>3.53585886955261</text:p>
              </table:table-cell>
              <table:table-cell office:value-type="float" office:value="3.6025710105896">
                <text:p>3.6025710105896</text:p>
              </table:table-cell>
              <table:table-cell office:value-type="float" office:value="3.6359269618988">
                <text:p>3.6359269618988</text:p>
              </table:table-cell>
              <table:table-cell office:value-type="float" office:value="3.70263886451721">
                <text:p>3.70263886451721</text:p>
              </table:table-cell>
              <table:table-cell office:value-type="float" office:value="3.73599481582642">
                <text:p>3.73599481582642</text:p>
              </table:table-cell>
              <table:table-cell office:value-type="float" office:value="3.80270671844482">
                <text:p>3.80270671844482</text:p>
              </table:table-cell>
              <table:table-cell office:value-type="float" office:value="3.83606266975403">
                <text:p>3.83606266975403</text:p>
              </table:table-cell>
              <table:table-cell office:value-type="float" office:value="3.90277457237244">
                <text:p>3.90277457237244</text:p>
              </table:table-cell>
              <table:table-cell office:value-type="float" office:value="3.93613052368164">
                <text:p>3.93613052368164</text:p>
              </table:table-cell>
              <table:table-cell office:value-type="float" office:value="3.96948623657227">
                <text:p>3.96948623657227</text:p>
              </table:table-cell>
              <table:table-cell office:value-type="float" office:value="4.03619813919067">
                <text:p>4.03619813919067</text:p>
              </table:table-cell>
              <table:table-cell office:value-type="float" office:value="4.06955409049988">
                <text:p>4.06955409049988</text:p>
              </table:table-cell>
              <table:table-cell office:value-type="float" office:value="4.1029098033905">
                <text:p>4.1029098033905</text:p>
              </table:table-cell>
              <table:table-cell office:value-type="float" office:value="4.16962170600891">
                <text:p>4.16962170600891</text:p>
              </table:table-cell>
              <table:table-cell office:value-type="float" office:value="4.23633337020874">
                <text:p>4.23633337020874</text:p>
              </table:table-cell>
              <table:table-cell office:value-type="float" office:value="4.26968932151794">
                <text:p>4.26968932151794</text:p>
              </table:table-cell>
              <table:table-cell office:value-type="float" office:value="4.33640098571777">
                <text:p>4.33640098571777</text:p>
              </table:table-cell>
              <table:table-cell office:value-type="float" office:value="4.40311241149902">
                <text:p>4.40311241149902</text:p>
              </table:table-cell>
              <table:table-cell office:value-type="float" office:value="4.43646836280823">
                <text:p>4.43646836280823</text:p>
              </table:table-cell>
              <table:table-cell office:value-type="float" office:value="4.50318002700806">
                <text:p>4.50318002700806</text:p>
              </table:table-cell>
              <table:table-cell office:value-type="float" office:value="4.56989145278931">
                <text:p>4.56989145278931</text:p>
              </table:table-cell>
              <table:table-cell office:value-type="float" office:value="4.60324716567993">
                <text:p>4.60324716567993</text:p>
              </table:table-cell>
              <table:table-cell office:value-type="float" office:value="4.66995930671692">
                <text:p>4.66995930671692</text:p>
              </table:table-cell>
              <table:table-cell office:value-type="float" office:value="4.7033154964447">
                <text:p>4.7033154964447</text:p>
              </table:table-cell>
              <table:table-cell office:value-type="float" office:value="4.73667168617249">
                <text:p>4.73667168617249</text:p>
              </table:table-cell>
              <table:table-cell office:value-type="float" office:value="4.77002787590027">
                <text:p>4.77002787590027</text:p>
              </table:table-cell>
              <table:table-cell office:value-type="float" office:value="4.83674025535584">
                <text:p>4.83674025535584</text:p>
              </table:table-cell>
              <table:table-cell office:value-type="float" office:value="4.87009644508362">
                <text:p>4.87009644508362</text:p>
              </table:table-cell>
              <table:table-cell office:value-type="float" office:value="4.93680858612061">
                <text:p>4.93680858612061</text:p>
              </table:table-cell>
              <table:table-cell office:value-type="float" office:value="5.13694596290588">
                <text:p>5.13694596290588</text:p>
              </table:table-cell>
              <table:table-cell office:value-type="float" office:value="5.23701429367065">
                <text:p>5.23701429367065</text:p>
              </table:table-cell>
              <table:table-cell office:value-type="float" office:value="5.33708262443543">
                <text:p>5.33708262443543</text:p>
              </table:table-cell>
              <table:table-cell office:value-type="float" office:value="5.40379476547241">
                <text:p>5.40379476547241</text:p>
              </table:table-cell>
              <table:table-cell office:value-type="float" office:value="5.4371509552002">
                <text:p>5.4371509552002</text:p>
              </table:table-cell>
              <table:table-cell office:value-type="float" office:value="5.53721928596497">
                <text:p>5.53721928596497</text:p>
              </table:table-cell>
              <table:table-cell office:value-type="float" office:value="5.77072715759277">
                <text:p>5.77072715759277</text:p>
              </table:table-cell>
              <table:table-cell office:value-type="float" office:value="6.03760695457459">
                <text:p>6.03760695457459</text:p>
              </table:table-cell>
              <table:table-cell office:value-type="float" office:value="6.10432720184326">
                <text:p>6.10432720184326</text:p>
              </table:table-cell>
              <table:table-cell office:value-type="float" office:value="6.13768744468689">
                <text:p>6.13768744468689</text:p>
              </table:table-cell>
              <table:table-cell office:value-type="float" office:value="6.20440745353699">
                <text:p>6.20440745353699</text:p>
              </table:table-cell>
              <table:table-cell office:value-type="float" office:value="6.27112770080566">
                <text:p>6.27112770080566</text:p>
              </table:table-cell>
              <table:table-cell office:value-type="float" office:value="6.33784818649292">
                <text:p>6.33784818649292</text:p>
              </table:table-cell>
              <table:table-cell office:value-type="float" office:value="6.37120842933655">
                <text:p>6.37120842933655</text:p>
              </table:table-cell>
              <table:table-cell office:value-type="float" office:value="6.73815631866455">
                <text:p>6.73815631866455</text:p>
              </table:table-cell>
              <table:table-cell office:value-type="float" office:value="6.87157702445984">
                <text:p>6.87157702445984</text:p>
              </table:table-cell>
              <table:table-cell office:value-type="float" office:value="6.93828725814819">
                <text:p>6.93828725814819</text:p>
              </table:table-cell>
              <table:table-cell office:value-type="float" office:value="7.00499749183655">
                <text:p>7.00499749183655</text:p>
              </table:table-cell>
              <table:table-cell office:value-type="float" office:value="7.03835248947144">
                <text:p>7.03835248947144</text:p>
              </table:table-cell>
              <table:table-cell office:value-type="float" office:value="7.10506248474121">
                <text:p>7.10506248474121</text:p>
              </table:table-cell>
              <table:table-cell office:value-type="float" office:value="7.20512747764587">
                <text:p>7.20512747764587</text:p>
              </table:table-cell>
              <table:table-cell office:value-type="float" office:value="7.27183747291565">
                <text:p>7.27183747291565</text:p>
              </table:table-cell>
              <table:table-cell office:value-type="float" office:value="7.33854722976685">
                <text:p>7.33854722976685</text:p>
              </table:table-cell>
              <table:table-cell office:value-type="float" office:value="7.40525722503662">
                <text:p>7.40525722503662</text:p>
              </table:table-cell>
              <table:table-cell office:value-type="float" office:value="7.43861222267151">
                <text:p>7.43861222267151</text:p>
              </table:table-cell>
              <table:table-cell office:value-type="float" office:value="7.57203149795532">
                <text:p>7.57203149795532</text:p>
              </table:table-cell>
              <table:table-cell office:value-type="float" office:value="7.60538625717163">
                <text:p>7.60538625717163</text:p>
              </table:table-cell>
              <table:table-cell office:value-type="float" office:value="7.67209649085999">
                <text:p>7.67209649085999</text:p>
              </table:table-cell>
              <table:table-cell office:value-type="float" office:value="7.70545172691345">
                <text:p>7.70545172691345</text:p>
              </table:table-cell>
              <table:table-cell office:value-type="float" office:value="7.77216243743897">
                <text:p>7.77216243743897</text:p>
              </table:table-cell>
              <table:table-cell office:value-type="float" office:value="7.83887314796448">
                <text:p>7.83887314796448</text:p>
              </table:table-cell>
              <table:table-cell office:value-type="float" office:value="7.87222838401794">
                <text:p>7.87222838401794</text:p>
              </table:table-cell>
              <table:table-cell office:value-type="float" office:value="7.90558362007141">
                <text:p>7.90558362007141</text:p>
              </table:table-cell>
              <table:table-cell office:value-type="float" office:value="7.97229409217835">
                <text:p>7.97229409217835</text:p>
              </table:table-cell>
              <table:table-cell office:value-type="float" office:value="8.03900456428528">
                <text:p>8.03900456428528</text:p>
              </table:table-cell>
              <table:table-cell office:value-type="float" office:value="8.10571503639221">
                <text:p>8.10571503639221</text:p>
              </table:table-cell>
              <table:table-cell office:value-type="float" office:value="8.13907027244568">
                <text:p>8.13907027244568</text:p>
              </table:table-cell>
              <table:table-cell office:value-type="float" office:value="8.27249050140381">
                <text:p>8.27249050140381</text:p>
              </table:table-cell>
              <table:table-cell office:value-type="float" office:value="8.33920073509216">
                <text:p>8.33920073509216</text:p>
              </table:table-cell>
              <table:table-cell office:value-type="float" office:value="8.37255573272705">
                <text:p>8.37255573272705</text:p>
              </table:table-cell>
              <table:table-cell office:value-type="float" office:value="8.50597596168518">
                <text:p>8.50597596168518</text:p>
              </table:table-cell>
              <table:table-cell office:value-type="float" office:value="8.57268595695496">
                <text:p>8.57268595695496</text:p>
              </table:table-cell>
              <table:table-cell office:value-type="float" office:value="8.60604095458984">
                <text:p>8.60604095458984</text:p>
              </table:table-cell>
              <table:table-cell office:value-type="float" office:value="8.77283000946045">
                <text:p>8.77283000946045</text:p>
              </table:table-cell>
              <table:table-cell office:value-type="float" office:value="8.83954691886902">
                <text:p>8.83954691886902</text:p>
              </table:table-cell>
              <table:table-cell office:value-type="float" office:value="8.87290573120117">
                <text:p>8.87290573120117</text:p>
              </table:table-cell>
              <table:table-cell office:value-type="float" office:value="9.13977527618408">
                <text:p>9.13977527618408</text:p>
              </table:table-cell>
              <table:table-cell office:value-type="float" office:value="9.20649266242981">
                <text:p>9.20649266242981</text:p>
              </table:table-cell>
              <table:table-cell office:value-type="float" office:value="9.23985171318054">
                <text:p>9.23985171318054</text:p>
              </table:table-cell>
              <table:table-cell office:value-type="float" office:value="9.2732105255127">
                <text:p>9.2732105255127</text:p>
              </table:table-cell>
              <table:table-cell office:value-type="float" office:value="9.37328720092773">
                <text:p>9.37328720092773</text:p>
              </table:table-cell>
              <table:table-cell office:value-type="float" office:value="9.47336411476135">
                <text:p>9.47336411476135</text:p>
              </table:table-cell>
              <table:table-cell office:value-type="float" office:value="9.57344126701355">
                <text:p>9.57344126701355</text:p>
              </table:table-cell>
              <table:table-cell office:value-type="float" office:value="9.60680031776428">
                <text:p>9.60680031776428</text:p>
              </table:table-cell>
              <table:table-cell office:value-type="float" office:value="9.67351579666138">
                <text:p>9.67351579666138</text:p>
              </table:table-cell>
              <table:table-cell office:value-type="float" office:value="9.7402286529541">
                <text:p>9.7402286529541</text:p>
              </table:table-cell>
              <table:table-cell office:value-type="float" office:value="9.80694127082825">
                <text:p>9.80694127082825</text:p>
              </table:table-cell>
              <table:table-cell office:value-type="float" office:value="9.84029769897461">
                <text:p>9.84029769897461</text:p>
              </table:table-cell>
              <table:table-cell office:value-type="float" office:value="9.87365388870239">
                <text:p>9.87365388870239</text:p>
              </table:table-cell>
              <table:table-cell office:value-type="float" office:value="9.94036674499512">
                <text:p>9.94036674499512</text:p>
              </table:table-cell>
              <table:table-cell office:value-type="float" office:value="9.97372317314148">
                <text:p>9.97372317314148</text:p>
              </table:table-cell>
              <table:table-cell office:value-type="float" office:value="10.0404357910156">
                <text:p>10.0404357910156</text:p>
              </table:table-cell>
              <table:table-cell office:value-type="float" office:value="10.3072867393494">
                <text:p>10.3072867393494</text:p>
              </table:table-cell>
              <table:table-cell office:value-type="float" office:value="10.3739993572235">
                <text:p>10.3739993572235</text:p>
              </table:table-cell>
              <table:table-cell office:value-type="float" office:value="10.4073555469513">
                <text:p>10.4073555469513</text:p>
              </table:table-cell>
              <table:table-cell office:value-type="float" office:value="10.4407119750977">
                <text:p>10.4407119750977</text:p>
              </table:table-cell>
              <table:table-cell office:value-type="float" office:value="10.5074245929718">
                <text:p>10.5074245929718</text:p>
              </table:table-cell>
              <table:table-cell office:value-type="float" office:value="10.5407810211182">
                <text:p>10.5407810211182</text:p>
              </table:table-cell>
              <table:table-cell office:value-type="float" office:value="10.5741372108459">
                <text:p>10.5741372108459</text:p>
              </table:table-cell>
              <table:table-cell office:value-type="float" office:value="10.6408500671387">
                <text:p>10.6408500671387</text:p>
              </table:table-cell>
              <table:table-cell office:value-type="float" office:value="10.7409298419952">
                <text:p>10.7409298419952</text:p>
              </table:table-cell>
              <table:table-cell office:value-type="float" office:value="10.7742898464203">
                <text:p>10.7742898464203</text:p>
              </table:table-cell>
              <table:table-cell office:value-type="float" office:value="10.8076498508453">
                <text:p>10.8076498508453</text:p>
              </table:table-cell>
              <table:table-cell office:value-type="float" office:value="11.1746110916138">
                <text:p>11.1746110916138</text:p>
              </table:table-cell>
              <table:table-cell office:value-type="float" office:value="11.2413318157196">
                <text:p>11.2413318157196</text:p>
              </table:table-cell>
              <table:table-cell office:value-type="float" office:value="11.3080523014069">
                <text:p>11.3080523014069</text:p>
              </table:table-cell>
              <table:table-cell office:value-type="float" office:value="11.3747730255127">
                <text:p>11.3747730255127</text:p>
              </table:table-cell>
              <table:table-cell office:value-type="float" office:value="11.4414937496185">
                <text:p>11.4414937496185</text:p>
              </table:table-cell>
              <table:table-cell office:value-type="float" office:value="11.5082147121429">
                <text:p>11.5082147121429</text:p>
              </table:table-cell>
              <table:table-cell office:value-type="float" office:value="11.7750818729401">
                <text:p>11.7750818729401</text:p>
              </table:table-cell>
              <table:table-cell office:value-type="float" office:value="11.8417947292328">
                <text:p>11.8417947292328</text:p>
              </table:table-cell>
              <table:table-cell office:value-type="float" office:value="11.8751511573792">
                <text:p>11.8751511573792</text:p>
              </table:table-cell>
              <table:table-cell office:value-type="float" office:value="11.9752202033997">
                <text:p>11.9752202033997</text:p>
              </table:table-cell>
              <table:table-cell office:value-type="float" office:value="12.0419330596924">
                <text:p>12.0419330596924</text:p>
              </table:table-cell>
              <table:table-cell office:value-type="float" office:value="12.1086456775665">
                <text:p>12.1086456775665</text:p>
              </table:table-cell>
              <table:table-cell office:value-type="float" office:value="12.1420021057129">
                <text:p>12.1420021057129</text:p>
              </table:table-cell>
              <table:table-cell office:value-type="float" office:value="12.208714723587">
                <text:p>12.208714723587</text:p>
              </table:table-cell>
              <table:table-cell office:value-type="float" office:value="12.2754273414612">
                <text:p>12.2754273414612</text:p>
              </table:table-cell>
              <table:table-cell office:value-type="float" office:value="12.308783531189">
                <text:p>12.308783531189</text:p>
              </table:table-cell>
              <table:table-cell office:value-type="float" office:value="12.3421399593353">
                <text:p>12.3421399593353</text:p>
              </table:table-cell>
              <table:table-cell office:value-type="float" office:value="12.3754961490631">
                <text:p>12.3754961490631</text:p>
              </table:table-cell>
              <table:table-cell office:value-type="float" office:value="12.4422087669373">
                <text:p>12.4422087669373</text:p>
              </table:table-cell>
              <table:table-cell office:value-type="float" office:value="12.5089213848114">
                <text:p>12.5089213848114</text:p>
              </table:table-cell>
              <table:table-cell office:value-type="float" office:value="12.5422778129578">
                <text:p>12.5422778129578</text:p>
              </table:table-cell>
              <table:table-cell office:value-type="float" office:value="12.6089904308319">
                <text:p>12.6089904308319</text:p>
              </table:table-cell>
              <table:table-cell office:value-type="float" office:value="12.6423468589783">
                <text:p>12.6423468589783</text:p>
              </table:table-cell>
              <table:table-cell office:value-type="float" office:value="12.7090594768524">
                <text:p>12.7090594768524</text:p>
              </table:table-cell>
              <table:table-cell office:value-type="float" office:value="12.8758413791657">
                <text:p>12.8758413791657</text:p>
              </table:table-cell>
              <table:table-cell office:value-type="float" office:value="12.9425542354584">
                <text:p>12.9425542354584</text:p>
              </table:table-cell>
              <table:table-cell office:value-type="float" office:value="13.0092668533325">
                <text:p>13.0092668533325</text:p>
              </table:table-cell>
              <table:table-cell office:value-type="float" office:value="13.0759794712067">
                <text:p>13.0759794712067</text:p>
              </table:table-cell>
              <table:table-cell office:value-type="float" office:value="13.1093361377716">
                <text:p>13.1093361377716</text:p>
              </table:table-cell>
              <table:table-cell office:value-type="float" office:value="13.1760487556458">
                <text:p>13.1760487556458</text:p>
              </table:table-cell>
              <table:table-cell office:value-type="float" office:value="13.2094049453735">
                <text:p>13.2094049453735</text:p>
              </table:table-cell>
              <table:table-cell office:value-type="float" office:value="13.2761175632477">
                <text:p>13.2761175632477</text:p>
              </table:table-cell>
              <table:table-cell office:value-type="float" office:value="13.309473991394">
                <text:p>13.309473991394</text:p>
              </table:table-cell>
              <table:table-cell office:value-type="float" office:value="13.5429677963257">
                <text:p>13.5429677963257</text:p>
              </table:table-cell>
              <table:table-cell office:value-type="float" office:value="13.6096804141998">
                <text:p>13.6096804141998</text:p>
              </table:table-cell>
              <table:table-cell office:value-type="float" office:value="13.7764594554901">
                <text:p>13.7764594554901</text:p>
              </table:table-cell>
              <table:table-cell office:value-type="float" office:value="13.8098149299622">
                <text:p>13.8098149299622</text:p>
              </table:table-cell>
              <table:table-cell office:value-type="float" office:value="13.8431706428528">
                <text:p>13.8431706428528</text:p>
              </table:table-cell>
              <table:table-cell office:value-type="float" office:value="13.909882068634">
                <text:p>13.909882068634</text:p>
              </table:table-cell>
              <table:table-cell office:value-type="float" office:value="13.9432375431061">
                <text:p>13.9432375431061</text:p>
              </table:table-cell>
              <table:table-cell office:value-type="float" office:value="14.0099487304688">
                <text:p>14.0099487304688</text:p>
              </table:table-cell>
              <table:table-cell office:value-type="float" office:value="14.0433044433594">
                <text:p>14.0433044433594</text:p>
              </table:table-cell>
              <table:table-cell office:value-type="float" office:value="14.4102153778076">
                <text:p>14.4102153778076</text:p>
              </table:table-cell>
              <table:table-cell office:value-type="float" office:value="14.4435710906982">
                <text:p>14.4435710906982</text:p>
              </table:table-cell>
              <table:table-cell office:value-type="float" office:value="14.5102820396423">
                <text:p>14.5102820396423</text:p>
              </table:table-cell>
              <table:table-cell office:value-type="float" office:value="14.5769929885864">
                <text:p>14.5769929885864</text:p>
              </table:table-cell>
              <table:table-cell office:value-type="float" office:value="14.6437036991119">
                <text:p>14.6437036991119</text:p>
              </table:table-cell>
              <table:table-cell office:value-type="float" office:value="14.7104156017303">
                <text:p>14.7104156017303</text:p>
              </table:table-cell>
              <table:table-cell office:value-type="float" office:value="14.8104832172394">
                <text:p>14.8104832172394</text:p>
              </table:table-cell>
              <table:table-cell office:value-type="float" office:value="14.8771948814392">
                <text:p>14.8771948814392</text:p>
              </table:table-cell>
              <table:table-cell office:value-type="float" office:value="14.943906545639">
                <text:p>14.943906545639</text:p>
              </table:table-cell>
              <table:table-cell office:value-type="float" office:value="15.0106182098389">
                <text:p>15.0106182098389</text:p>
              </table:table-cell>
              <table:table-cell office:value-type="float" office:value="15.0439741611481">
                <text:p>15.0439741611481</text:p>
              </table:table-cell>
              <table:table-cell office:value-type="float" office:value="15.1106855869293">
                <text:p>15.1106855869293</text:p>
              </table:table-cell>
              <table:table-cell office:value-type="float" office:value="15.1440412998199">
                <text:p>15.1440412998199</text:p>
              </table:table-cell>
              <table:table-cell office:value-type="float" office:value="15.2107529640198">
                <text:p>15.2107529640198</text:p>
              </table:table-cell>
              <table:table-cell office:value-type="float" office:value="15.2441086769104">
                <text:p>15.2441086769104</text:p>
              </table:table-cell>
              <table:table-cell office:value-type="float" office:value="15.3108201026917">
                <text:p>15.3108201026917</text:p>
              </table:table-cell>
              <table:table-cell office:value-type="float" office:value="15.5109543800354">
                <text:p>15.5109543800354</text:p>
              </table:table-cell>
              <table:table-cell office:value-type="float" office:value="15.6443769931793">
                <text:p>15.6443769931793</text:p>
              </table:table-cell>
              <table:table-cell office:value-type="float" office:value="15.7110888957977">
                <text:p>15.7110888957977</text:p>
              </table:table-cell>
              <table:table-cell office:value-type="float" office:value="15.7778010368347">
                <text:p>15.7778010368347</text:p>
              </table:table-cell>
              <table:table-cell office:value-type="float" office:value="15.8778688907623">
                <text:p>15.8778688907623</text:p>
              </table:table-cell>
              <table:table-cell office:value-type="float" office:value="16.2781400680542">
                <text:p>16.2781400680542</text:p>
              </table:table-cell>
              <table:table-cell office:value-type="float" office:value="16.3782076835632">
                <text:p>16.3782076835632</text:p>
              </table:table-cell>
              <table:table-cell office:value-type="float" office:value="16.5783424377441">
                <text:p>16.5783424377441</text:p>
              </table:table-cell>
              <table:table-cell office:value-type="float" office:value="16.6450538635254">
                <text:p>16.6450538635254</text:p>
              </table:table-cell>
              <table:table-cell office:value-type="float" office:value="16.911910533905">
                <text:p>16.911910533905</text:p>
              </table:table-cell>
              <table:table-cell office:value-type="float" office:value="16.9786248207092">
                <text:p>16.9786248207092</text:p>
              </table:table-cell>
              <table:table-cell office:value-type="float" office:value="17.0119819641113">
                <text:p>17.0119819641113</text:p>
              </table:table-cell>
              <table:table-cell office:value-type="float" office:value="17.0453391075134">
                <text:p>17.0453391075134</text:p>
              </table:table-cell>
              <table:table-cell office:value-type="float" office:value="17.1120536327362">
                <text:p>17.1120536327362</text:p>
              </table:table-cell>
              <table:table-cell office:value-type="float" office:value="17.1454107761383">
                <text:p>17.1454107761383</text:p>
              </table:table-cell>
              <table:table-cell office:value-type="float" office:value="17.2121250629425">
                <text:p>17.2121250629425</text:p>
              </table:table-cell>
              <table:table-cell office:value-type="float" office:value="17.2788395881653">
                <text:p>17.2788395881653</text:p>
              </table:table-cell>
              <table:table-cell office:value-type="float" office:value="17.312196969986">
                <text:p>17.312196969986</text:p>
              </table:table-cell>
              <table:table-cell office:value-type="float" office:value="17.3789114952087">
                <text:p>17.3789114952087</text:p>
              </table:table-cell>
              <table:table-cell office:value-type="float" office:value="17.4456260204315">
                <text:p>17.4456260204315</text:p>
              </table:table-cell>
              <table:table-cell office:value-type="float" office:value="17.5123410224915">
                <text:p>17.5123410224915</text:p>
              </table:table-cell>
              <table:table-cell office:value-type="float" office:value="17.5790555477142">
                <text:p>17.5790555477142</text:p>
              </table:table-cell>
              <table:table-cell office:value-type="float" office:value="17.679126739502">
                <text:p>17.679126739502</text:p>
              </table:table-cell>
              <table:table-cell office:value-type="float" office:value="17.7124834060669">
                <text:p>17.7124834060669</text:p>
              </table:table-cell>
              <table:table-cell office:value-type="float" office:value="17.7791967391968">
                <text:p>17.7791967391968</text:p>
              </table:table-cell>
              <table:table-cell office:value-type="float" office:value="17.8125534057617">
                <text:p>17.8125534057617</text:p>
              </table:table-cell>
              <table:table-cell office:value-type="float" office:value="17.879266500473">
                <text:p>17.879266500473</text:p>
              </table:table-cell>
              <table:table-cell office:value-type="float" office:value="18.0126926898956">
                <text:p>18.0126926898956</text:p>
              </table:table-cell>
              <table:table-cell office:value-type="float" office:value="18.0460493564606">
                <text:p>18.0460493564606</text:p>
              </table:table-cell>
              <table:table-cell office:value-type="float" office:value="18.1461188793182">
                <text:p>18.1461188793182</text:p>
              </table:table-cell>
              <table:table-cell office:value-type="float" office:value="18.2128322124481">
                <text:p>18.2128322124481</text:p>
              </table:table-cell>
              <table:table-cell office:value-type="float" office:value="18.3129019737244">
                <text:p>18.3129019737244</text:p>
              </table:table-cell>
              <table:table-cell office:value-type="float" office:value="18.4463279247284">
                <text:p>18.4463279247284</text:p>
              </table:table-cell>
              <table:table-cell office:value-type="float" office:value="18.6464674472809">
                <text:p>18.6464674472809</text:p>
              </table:table-cell>
              <table:table-cell office:value-type="float" office:value="18.7131803035736">
                <text:p>18.7131803035736</text:p>
              </table:table-cell>
              <table:table-cell office:value-type="float" office:value="18.74653673172">
                <text:p>18.74653673172</text:p>
              </table:table-cell>
              <table:table-cell office:value-type="float" office:value="18.946674823761">
                <text:p>18.946674823761</text:p>
              </table:table-cell>
              <table:table-cell office:value-type="float" office:value="19.0133874416351">
                <text:p>19.0133874416351</text:p>
              </table:table-cell>
              <table:table-cell office:value-type="float" office:value="19.0801002979279">
                <text:p>19.0801002979279</text:p>
              </table:table-cell>
              <table:table-cell office:value-type="float" office:value="19.1468126773834">
                <text:p>19.1468126773834</text:p>
              </table:table-cell>
              <table:table-cell office:value-type="float" office:value="19.2135252952576">
                <text:p>19.2135252952576</text:p>
              </table:table-cell>
              <table:table-cell office:value-type="float" office:value="19.2802379131317">
                <text:p>19.2802379131317</text:p>
              </table:table-cell>
              <table:table-cell office:value-type="float" office:value="19.6138002872467">
                <text:p>19.6138002872467</text:p>
              </table:table-cell>
              <table:table-cell office:value-type="float" office:value="19.6805129051209">
                <text:p>19.6805129051209</text:p>
              </table:table-cell>
              <table:table-cell office:value-type="float" office:value="19.7138755321503">
                <text:p>19.7138755321503</text:p>
              </table:table-cell>
              <table:table-cell office:value-type="float" office:value="19.7806015014648">
                <text:p>19.7806015014648</text:p>
              </table:table-cell>
              <table:table-cell office:value-type="float" office:value="19.8473274707794">
                <text:p>19.8473274707794</text:p>
              </table:table-cell>
              <table:table-cell office:value-type="float" office:value="19.9140536785126">
                <text:p>19.9140536785126</text:p>
              </table:table-cell>
              <table:table-cell office:value-type="float" office:value="19.9807796478271">
                <text:p>19.9807796478271</text:p>
              </table:table-cell>
              <table:table-cell office:value-type="float" office:value="20.0141429901123">
                <text:p>20.0141429901123</text:p>
              </table:table-cell>
              <table:table-cell office:value-type="float" office:value="20.0475060939789">
                <text:p>20.0475060939789</text:p>
              </table:table-cell>
              <table:table-cell office:value-type="float" office:value="20.1142327785492">
                <text:p>20.1142327785492</text:p>
              </table:table-cell>
              <table:table-cell office:value-type="float" office:value="20.1475961208344">
                <text:p>20.1475961208344</text:p>
              </table:table-cell>
              <table:table-cell office:value-type="float" office:value="20.2143225669861">
                <text:p>20.2143225669861</text:p>
              </table:table-cell>
              <table:table-cell office:value-type="float" office:value="20.2810497283936">
                <text:p>20.2810497283936</text:p>
              </table:table-cell>
              <table:table-cell office:value-type="float" office:value="20.3144130706787">
                <text:p>20.3144130706787</text:p>
              </table:table-cell>
              <table:table-cell office:value-type="float" office:value="20.3477766513824">
                <text:p>20.3477766513824</text:p>
              </table:table-cell>
              <table:table-cell office:value-type="float" office:value="20.4145038127899">
                <text:p>20.4145038127899</text:p>
              </table:table-cell>
              <table:table-cell office:value-type="float" office:value="20.6814138889313">
                <text:p>20.6814138889313</text:p>
              </table:table-cell>
              <table:table-cell office:value-type="float" office:value="20.7481262683868">
                <text:p>20.7481262683868</text:p>
              </table:table-cell>
              <table:table-cell office:value-type="float" office:value="20.7814824581146">
                <text:p>20.7814824581146</text:p>
              </table:table-cell>
              <table:table-cell office:value-type="float" office:value="20.8481945991516">
                <text:p>20.8481945991516</text:p>
              </table:table-cell>
              <table:table-cell office:value-type="float" office:value="20.8815507888794">
                <text:p>20.8815507888794</text:p>
              </table:table-cell>
              <table:table-cell office:value-type="float" office:value="20.9149069786072">
                <text:p>20.9149069786072</text:p>
              </table:table-cell>
              <table:table-cell office:value-type="float" office:value="20.948263168335">
                <text:p>20.948263168335</text:p>
              </table:table-cell>
              <table:table-cell office:value-type="float" office:value="21.0149755477905">
                <text:p>21.0149755477905</text:p>
              </table:table-cell>
              <table:table-cell office:value-type="float" office:value="21.0816876888275">
                <text:p>21.0816876888275</text:p>
              </table:table-cell>
              <table:table-cell office:value-type="float" office:value="21.1483998298645">
                <text:p>21.1483998298645</text:p>
              </table:table-cell>
              <table:table-cell office:value-type="float" office:value="21.1817560195923">
                <text:p>21.1817560195923</text:p>
              </table:table-cell>
              <table:table-cell office:value-type="float" office:value="21.2484681606293">
                <text:p>21.2484681606293</text:p>
              </table:table-cell>
              <table:table-cell office:value-type="float" office:value="21.2818241119385">
                <text:p>21.2818241119385</text:p>
              </table:table-cell>
              <table:table-cell office:value-type="float" office:value="21.3485362529755">
                <text:p>21.3485362529755</text:p>
              </table:table-cell>
              <table:table-cell office:value-type="float" office:value="21.3818922042847">
                <text:p>21.3818922042847</text:p>
              </table:table-cell>
              <table:table-cell office:value-type="float" office:value="21.4486043453217">
                <text:p>21.4486043453217</text:p>
              </table:table-cell>
              <table:table-cell office:value-type="float" office:value="21.5486721992493">
                <text:p>21.5486721992493</text:p>
              </table:table-cell>
              <table:table-cell office:value-type="float" office:value="21.6153841018677">
                <text:p>21.6153841018677</text:p>
              </table:table-cell>
              <table:table-cell office:value-type="float" office:value="21.6820960044861">
                <text:p>21.6820960044861</text:p>
              </table:table-cell>
              <table:table-cell office:value-type="float" office:value="21.7488143444061">
                <text:p>21.7488143444061</text:p>
              </table:table-cell>
              <table:table-cell office:value-type="float" office:value="21.7821733951569">
                <text:p>21.7821733951569</text:p>
              </table:table-cell>
              <table:table-cell office:value-type="float" office:value="21.8155326843262">
                <text:p>21.8155326843262</text:p>
              </table:table-cell>
              <table:table-cell office:value-type="float" office:value="21.8822510242462">
                <text:p>21.8822510242462</text:p>
              </table:table-cell>
              <table:table-cell office:value-type="float" office:value="21.9156105518341">
                <text:p>21.9156105518341</text:p>
              </table:table-cell>
              <table:table-cell office:value-type="float" office:value="21.9489696025848">
                <text:p>21.9489696025848</text:p>
              </table:table-cell>
              <table:table-cell office:value-type="float" office:value="22.015688419342">
                <text:p>22.015688419342</text:p>
              </table:table-cell>
              <table:table-cell office:value-type="float" office:value="22.0824069976807">
                <text:p>22.0824069976807</text:p>
              </table:table-cell>
              <table:table-cell office:value-type="float" office:value="22.1491258144379">
                <text:p>22.1491258144379</text:p>
              </table:table-cell>
              <table:table-cell office:value-type="float" office:value="22.2158448696136">
                <text:p>22.2158448696136</text:p>
              </table:table-cell>
              <table:table-cell office:value-type="float" office:value="22.249204158783">
                <text:p>22.249204158783</text:p>
              </table:table-cell>
              <table:table-cell office:value-type="float" office:value="22.2825639247894">
                <text:p>22.2825639247894</text:p>
              </table:table-cell>
              <table:table-cell office:value-type="float" office:value="22.3492827415466">
                <text:p>22.3492827415466</text:p>
              </table:table-cell>
              <table:table-cell office:value-type="float" office:value="22.416002035141">
                <text:p>22.416002035141</text:p>
              </table:table-cell>
              <table:table-cell office:value-type="float" office:value="22.4493615627289">
                <text:p>22.4493615627289</text:p>
              </table:table-cell>
              <table:table-cell office:value-type="float" office:value="22.4827215671539">
                <text:p>22.4827215671539</text:p>
              </table:table-cell>
              <table:table-cell office:value-type="float" office:value="22.5494408607483">
                <text:p>22.5494408607483</text:p>
              </table:table-cell>
              <table:table-cell office:value-type="float" office:value="22.5828006267548">
                <text:p>22.5828006267548</text:p>
              </table:table-cell>
              <table:table-cell office:value-type="float" office:value="22.6161601543426">
                <text:p>22.6161601543426</text:p>
              </table:table-cell>
              <table:table-cell office:value-type="float" office:value="22.6828799247742">
                <text:p>22.6828799247742</text:p>
              </table:table-cell>
              <table:table-cell office:value-type="float" office:value="22.7495932579041">
                <text:p>22.7495932579041</text:p>
              </table:table-cell>
              <table:table-cell office:value-type="float" office:value="22.8163070678711">
                <text:p>22.8163070678711</text:p>
              </table:table-cell>
              <table:table-cell office:value-type="float" office:value="22.883020401001">
                <text:p>22.883020401001</text:p>
              </table:table-cell>
              <table:table-cell office:value-type="float" office:value="22.9497337341309">
                <text:p>22.9497337341309</text:p>
              </table:table-cell>
              <table:table-cell office:value-type="float" office:value="23.0164470672607">
                <text:p>23.0164470672607</text:p>
              </table:table-cell>
              <table:table-cell office:value-type="float" office:value="23.0831604003906">
                <text:p>23.0831604003906</text:p>
              </table:table-cell>
              <table:table-cell office:value-type="float" office:value="23.1165173053741">
                <text:p>23.1165173053741</text:p>
              </table:table-cell>
              <table:table-cell office:value-type="float" office:value="23.183230638504">
                <text:p>23.183230638504</text:p>
              </table:table-cell>
              <table:table-cell office:value-type="float" office:value="23.2499439716339">
                <text:p>23.2499439716339</text:p>
              </table:table-cell>
              <table:table-cell office:value-type="float" office:value="23.3166573047638">
                <text:p>23.3166573047638</text:p>
              </table:table-cell>
              <table:table-cell office:value-type="float" office:value="23.3833703994751">
                <text:p>23.3833703994751</text:p>
              </table:table-cell>
              <table:table-cell office:value-type="float" office:value="23.450083732605">
                <text:p>23.450083732605</text:p>
              </table:table-cell>
              <table:table-cell office:value-type="float" office:value="23.4834406375885">
                <text:p>23.4834406375885</text:p>
              </table:table-cell>
              <table:table-cell office:value-type="float" office:value="23.5501537322998">
                <text:p>23.5501537322998</text:p>
              </table:table-cell>
              <table:table-cell office:value-type="float" office:value="23.5835103988647">
                <text:p>23.5835103988647</text:p>
              </table:table-cell>
              <table:table-cell office:value-type="float" office:value="23.650223493576">
                <text:p>23.650223493576</text:p>
              </table:table-cell>
              <table:table-cell office:value-type="float" office:value="23.7169349193573">
                <text:p>23.7169349193573</text:p>
              </table:table-cell>
              <table:table-cell office:value-type="float" office:value="23.7502899169922">
                <text:p>23.7502899169922</text:p>
              </table:table-cell>
              <table:table-cell office:value-type="float" office:value="23.8169996738434">
                <text:p>23.8169996738434</text:p>
              </table:table-cell>
              <table:table-cell office:value-type="float" office:value="23.8503546714783">
                <text:p>23.8503546714783</text:p>
              </table:table-cell>
              <table:table-cell office:value-type="float" office:value="23.9170641899109">
                <text:p>23.9170641899109</text:p>
              </table:table-cell>
              <table:table-cell office:value-type="float" office:value="23.9504189491272">
                <text:p>23.9504189491272</text:p>
              </table:table-cell>
              <table:table-cell office:value-type="float" office:value="24.0171287059784">
                <text:p>24.0171287059784</text:p>
              </table:table-cell>
              <table:table-cell office:value-type="float" office:value="24.083838224411">
                <text:p>24.083838224411</text:p>
              </table:table-cell>
              <table:table-cell office:value-type="float" office:value="24.1171929836273">
                <text:p>24.1171929836273</text:p>
              </table:table-cell>
              <table:table-cell office:value-type="float" office:value="24.1839025020599">
                <text:p>24.1839025020599</text:p>
              </table:table-cell>
              <table:table-cell office:value-type="float" office:value="24.250611782074">
                <text:p>24.250611782074</text:p>
              </table:table-cell>
              <table:table-cell office:value-type="float" office:value="24.2839663028717">
                <text:p>24.2839663028717</text:p>
              </table:table-cell>
              <table:table-cell office:value-type="float" office:value="24.3506755828857">
                <text:p>24.3506755828857</text:p>
              </table:table-cell>
              <table:table-cell office:value-type="float" office:value="24.4507393836975">
                <text:p>24.4507393836975</text:p>
              </table:table-cell>
              <table:table-cell office:value-type="float" office:value="24.4840941429138">
                <text:p>24.4840941429138</text:p>
              </table:table-cell>
              <table:table-cell office:value-type="float" office:value="24.5508031845093">
                <text:p>24.5508031845093</text:p>
              </table:table-cell>
              <table:table-cell office:value-type="float" office:value="24.5841574668884">
                <text:p>24.5841574668884</text:p>
              </table:table-cell>
              <table:table-cell office:value-type="float" office:value="24.6508665084839">
                <text:p>24.6508665084839</text:p>
              </table:table-cell>
              <table:table-cell office:value-type="float" office:value="24.6842210292816">
                <text:p>24.6842210292816</text:p>
              </table:table-cell>
              <table:table-cell office:value-type="float" office:value="24.7509338855743">
                <text:p>24.7509338855743</text:p>
              </table:table-cell>
              <table:table-cell office:value-type="float" office:value="24.8176469802856">
                <text:p>24.8176469802856</text:p>
              </table:table-cell>
              <table:table-cell office:value-type="float" office:value="24.851003408432">
                <text:p>24.851003408432</text:p>
              </table:table-cell>
              <table:table-cell office:value-type="float" office:value="24.9177165031433">
                <text:p>24.9177165031433</text:p>
              </table:table-cell>
              <table:table-cell office:value-type="float" office:value="24.984429359436">
                <text:p>24.984429359436</text:p>
              </table:table-cell>
              <table:table-cell office:value-type="float" office:value="25.0177857875824">
                <text:p>25.0177857875824</text:p>
              </table:table-cell>
              <table:table-cell office:value-type="float" office:value="25.0844986438751">
                <text:p>25.084498643875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Dgait1.B1:flatDgait1.NA1</svg:desc>
                </draw:g>
              </table:table-cell>
              <table:table-cell office:value-type="float" office:value="0.0667119026184082">
                <text:p>0.0667119026184082</text:p>
              </table:table-cell>
              <table:table-cell office:value-type="float" office:value="0.133423566818237">
                <text:p>0.133423566818237</text:p>
              </table:table-cell>
              <table:table-cell office:value-type="float" office:value="0.200135469436645">
                <text:p>0.200135469436645</text:p>
              </table:table-cell>
              <table:table-cell office:value-type="float" office:value="0.23349142074585">
                <text:p>0.23349142074585</text:p>
              </table:table-cell>
              <table:table-cell office:value-type="float" office:value="0.300203084945679">
                <text:p>0.300203084945679</text:p>
              </table:table-cell>
              <table:table-cell office:value-type="float" office:value="0.366914749145508">
                <text:p>0.366914749145508</text:p>
              </table:table-cell>
              <table:table-cell office:value-type="float" office:value="0.400270462036133">
                <text:p>0.400270462036133</text:p>
              </table:table-cell>
              <table:table-cell office:value-type="float" office:value="0.466982126235962">
                <text:p>0.466982126235962</text:p>
              </table:table-cell>
              <table:table-cell office:value-type="float" office:value="0.500338077545166">
                <text:p>0.500338077545166</text:p>
              </table:table-cell>
              <table:table-cell office:value-type="float" office:value="0.567049503326416">
                <text:p>0.567049503326416</text:p>
              </table:table-cell>
              <table:table-cell office:value-type="float" office:value="0.60040545463562">
                <text:p>0.60040545463562</text:p>
              </table:table-cell>
              <table:table-cell office:value-type="float" office:value="0.667120933532715">
                <text:p>0.667120933532715</text:p>
              </table:table-cell>
              <table:table-cell office:value-type="float" office:value="0.700480699539185">
                <text:p>0.700480699539185</text:p>
              </table:table-cell>
              <table:table-cell office:value-type="float" office:value="0.733840703964233">
                <text:p>0.733840703964233</text:p>
              </table:table-cell>
              <table:table-cell office:value-type="float" office:value="0.800560474395752">
                <text:p>0.800560474395752</text:p>
              </table:table-cell>
              <table:table-cell office:value-type="float" office:value="0.867280244827271">
                <text:p>0.867280244827271</text:p>
              </table:table-cell>
              <table:table-cell office:value-type="float" office:value="0.934000015258789">
                <text:p>0.934000015258789</text:p>
              </table:table-cell>
              <table:table-cell office:value-type="float" office:value="0.967360019683838">
                <text:p>0.967360019683838</text:p>
              </table:table-cell>
              <table:table-cell office:value-type="float" office:value="1.00072002410889">
                <text:p>1.00072002410889</text:p>
              </table:table-cell>
              <table:table-cell office:value-type="float" office:value="1.06744003295898">
                <text:p>1.06744003295898</text:p>
              </table:table-cell>
              <table:table-cell office:value-type="float" office:value="1.10080003738403">
                <text:p>1.10080003738403</text:p>
              </table:table-cell>
              <table:table-cell office:value-type="float" office:value="1.16752028465271">
                <text:p>1.16752028465271</text:p>
              </table:table-cell>
              <table:table-cell office:value-type="float" office:value="1.20088028907776">
                <text:p>1.20088028907776</text:p>
              </table:table-cell>
              <table:table-cell office:value-type="float" office:value="1.23424029350281">
                <text:p>1.23424029350281</text:p>
              </table:table-cell>
              <table:table-cell office:value-type="float" office:value="1.26760077476501">
                <text:p>1.26760077476501</text:p>
              </table:table-cell>
              <table:table-cell office:value-type="float" office:value="1.33432078361511">
                <text:p>1.33432078361511</text:p>
              </table:table-cell>
              <table:table-cell office:value-type="float" office:value="1.36768102645874">
                <text:p>1.36768102645874</text:p>
              </table:table-cell>
              <table:table-cell office:value-type="float" office:value="1.40104126930237">
                <text:p>1.40104126930237</text:p>
              </table:table-cell>
              <table:table-cell office:value-type="float" office:value="1.46776151657105">
                <text:p>1.46776151657105</text:p>
              </table:table-cell>
              <table:table-cell office:value-type="float" office:value="1.53448224067688">
                <text:p>1.53448224067688</text:p>
              </table:table-cell>
              <table:table-cell office:value-type="float" office:value="1.60120272636414">
                <text:p>1.60120272636414</text:p>
              </table:table-cell>
              <table:table-cell office:value-type="float" office:value="1.66791939735413">
                <text:p>1.66791939735413</text:p>
              </table:table-cell>
              <table:table-cell office:value-type="float" office:value="1.73463177680969">
                <text:p>1.73463177680969</text:p>
              </table:table-cell>
              <table:table-cell office:value-type="float" office:value="1.76798796653748">
                <text:p>1.76798796653748</text:p>
              </table:table-cell>
              <table:table-cell office:value-type="float" office:value="1.83470034599304">
                <text:p>1.83470034599304</text:p>
              </table:table-cell>
              <table:table-cell office:value-type="float" office:value="1.90141272544861">
                <text:p>1.90141272544861</text:p>
              </table:table-cell>
              <table:table-cell office:value-type="float" office:value="1.96812510490417">
                <text:p>1.96812510490417</text:p>
              </table:table-cell>
              <table:table-cell office:value-type="float" office:value="2.03483724594116">
                <text:p>2.03483724594116</text:p>
              </table:table-cell>
              <table:table-cell office:value-type="float" office:value="2.06819343566895">
                <text:p>2.06819343566895</text:p>
              </table:table-cell>
              <table:table-cell office:value-type="float" office:value="2.13490581512451">
                <text:p>2.13490581512451</text:p>
              </table:table-cell>
              <table:table-cell office:value-type="float" office:value="2.2016179561615">
                <text:p>2.2016179561615</text:p>
              </table:table-cell>
              <table:table-cell office:value-type="float" office:value="2.26833009719849">
                <text:p>2.26833009719849</text:p>
              </table:table-cell>
              <table:table-cell office:value-type="float" office:value="2.33504247665405">
                <text:p>2.33504247665405</text:p>
              </table:table-cell>
              <table:table-cell office:value-type="float" office:value="2.36839842796326">
                <text:p>2.36839842796326</text:p>
              </table:table-cell>
              <table:table-cell office:value-type="float" office:value="2.43511080741882">
                <text:p>2.43511080741882</text:p>
              </table:table-cell>
              <table:table-cell office:value-type="float" office:value="2.50182294845581">
                <text:p>2.50182294845581</text:p>
              </table:table-cell>
              <table:table-cell office:value-type="float" office:value="2.53517913818359">
                <text:p>2.53517913818359</text:p>
              </table:table-cell>
              <table:table-cell office:value-type="float" office:value="2.5685350894928">
                <text:p>2.5685350894928</text:p>
              </table:table-cell>
              <table:table-cell office:value-type="float" office:value="2.63524723052979">
                <text:p>2.63524723052979</text:p>
              </table:table-cell>
              <table:table-cell office:value-type="float" office:value="2.70195937156677">
                <text:p>2.70195937156677</text:p>
              </table:table-cell>
              <table:table-cell office:value-type="float" office:value="2.76867151260376">
                <text:p>2.76867151260376</text:p>
              </table:table-cell>
              <table:table-cell office:value-type="float" office:value="2.83538365364075">
                <text:p>2.83538365364075</text:p>
              </table:table-cell>
              <table:table-cell office:value-type="float" office:value="2.86873960494995">
                <text:p>2.86873960494995</text:p>
              </table:table-cell>
              <table:table-cell office:value-type="float" office:value="2.93545174598694">
                <text:p>2.93545174598694</text:p>
              </table:table-cell>
              <table:table-cell office:value-type="float" office:value="3.00216364860535">
                <text:p>3.00216364860535</text:p>
              </table:table-cell>
              <table:table-cell office:value-type="float" office:value="3.06887578964233">
                <text:p>3.06887578964233</text:p>
              </table:table-cell>
              <table:table-cell office:value-type="float" office:value="3.10223174095154">
                <text:p>3.10223174095154</text:p>
              </table:table-cell>
              <table:table-cell office:value-type="float" office:value="3.13558769226074">
                <text:p>3.13558769226074</text:p>
              </table:table-cell>
              <table:table-cell office:value-type="float" office:value="3.20229959487915">
                <text:p>3.20229959487915</text:p>
              </table:table-cell>
              <table:table-cell office:value-type="float" office:value="3.26901149749756">
                <text:p>3.26901149749756</text:p>
              </table:table-cell>
              <table:table-cell office:value-type="float" office:value="3.30236744880676">
                <text:p>3.30236744880676</text:p>
              </table:table-cell>
              <table:table-cell office:value-type="float" office:value="3.36907935142517">
                <text:p>3.36907935142517</text:p>
              </table:table-cell>
              <table:table-cell office:value-type="float" office:value="3.40243530273437">
                <text:p>3.40243530273437</text:p>
              </table:table-cell>
              <table:table-cell office:value-type="float" office:value="3.46914720535278">
                <text:p>3.46914720535278</text:p>
              </table:table-cell>
              <table:table-cell office:value-type="float" office:value="3.53585886955261">
                <text:p>3.53585886955261</text:p>
              </table:table-cell>
              <table:table-cell office:value-type="float" office:value="3.6025710105896">
                <text:p>3.6025710105896</text:p>
              </table:table-cell>
              <table:table-cell office:value-type="float" office:value="3.6359269618988">
                <text:p>3.6359269618988</text:p>
              </table:table-cell>
              <table:table-cell office:value-type="float" office:value="3.70263886451721">
                <text:p>3.70263886451721</text:p>
              </table:table-cell>
              <table:table-cell office:value-type="float" office:value="3.73599481582642">
                <text:p>3.73599481582642</text:p>
              </table:table-cell>
              <table:table-cell office:value-type="float" office:value="3.80270671844482">
                <text:p>3.80270671844482</text:p>
              </table:table-cell>
              <table:table-cell office:value-type="float" office:value="3.83606266975403">
                <text:p>3.83606266975403</text:p>
              </table:table-cell>
              <table:table-cell office:value-type="float" office:value="3.90277457237244">
                <text:p>3.90277457237244</text:p>
              </table:table-cell>
              <table:table-cell office:value-type="float" office:value="3.93613052368164">
                <text:p>3.93613052368164</text:p>
              </table:table-cell>
              <table:table-cell office:value-type="float" office:value="3.96948623657227">
                <text:p>3.96948623657227</text:p>
              </table:table-cell>
              <table:table-cell office:value-type="float" office:value="4.03619813919067">
                <text:p>4.03619813919067</text:p>
              </table:table-cell>
              <table:table-cell office:value-type="float" office:value="4.06955409049988">
                <text:p>4.06955409049988</text:p>
              </table:table-cell>
              <table:table-cell office:value-type="float" office:value="4.1029098033905">
                <text:p>4.1029098033905</text:p>
              </table:table-cell>
              <table:table-cell office:value-type="float" office:value="4.16962170600891">
                <text:p>4.16962170600891</text:p>
              </table:table-cell>
              <table:table-cell office:value-type="float" office:value="4.23633337020874">
                <text:p>4.23633337020874</text:p>
              </table:table-cell>
              <table:table-cell office:value-type="float" office:value="4.26968932151794">
                <text:p>4.26968932151794</text:p>
              </table:table-cell>
              <table:table-cell office:value-type="float" office:value="4.33640098571777">
                <text:p>4.33640098571777</text:p>
              </table:table-cell>
              <table:table-cell office:value-type="float" office:value="4.40311241149902">
                <text:p>4.40311241149902</text:p>
              </table:table-cell>
              <table:table-cell office:value-type="float" office:value="4.43646836280823">
                <text:p>4.43646836280823</text:p>
              </table:table-cell>
              <table:table-cell office:value-type="float" office:value="4.50318002700806">
                <text:p>4.50318002700806</text:p>
              </table:table-cell>
              <table:table-cell office:value-type="float" office:value="4.56989145278931">
                <text:p>4.56989145278931</text:p>
              </table:table-cell>
              <table:table-cell office:value-type="float" office:value="4.60324716567993">
                <text:p>4.60324716567993</text:p>
              </table:table-cell>
              <table:table-cell office:value-type="float" office:value="4.66995930671692">
                <text:p>4.66995930671692</text:p>
              </table:table-cell>
              <table:table-cell office:value-type="float" office:value="4.7033154964447">
                <text:p>4.7033154964447</text:p>
              </table:table-cell>
              <table:table-cell office:value-type="float" office:value="4.73667168617249">
                <text:p>4.73667168617249</text:p>
              </table:table-cell>
              <table:table-cell office:value-type="float" office:value="4.77002787590027">
                <text:p>4.77002787590027</text:p>
              </table:table-cell>
              <table:table-cell office:value-type="float" office:value="4.83674025535584">
                <text:p>4.83674025535584</text:p>
              </table:table-cell>
              <table:table-cell office:value-type="float" office:value="4.87009644508362">
                <text:p>4.87009644508362</text:p>
              </table:table-cell>
              <table:table-cell office:value-type="float" office:value="4.93680858612061">
                <text:p>4.93680858612061</text:p>
              </table:table-cell>
              <table:table-cell office:value-type="float" office:value="5.13694596290588">
                <text:p>5.13694596290588</text:p>
              </table:table-cell>
              <table:table-cell office:value-type="float" office:value="5.23701429367065">
                <text:p>5.23701429367065</text:p>
              </table:table-cell>
              <table:table-cell office:value-type="float" office:value="5.33708262443543">
                <text:p>5.33708262443543</text:p>
              </table:table-cell>
              <table:table-cell office:value-type="float" office:value="5.40379476547241">
                <text:p>5.40379476547241</text:p>
              </table:table-cell>
              <table:table-cell office:value-type="float" office:value="5.4371509552002">
                <text:p>5.4371509552002</text:p>
              </table:table-cell>
              <table:table-cell office:value-type="float" office:value="5.53721928596497">
                <text:p>5.53721928596497</text:p>
              </table:table-cell>
              <table:table-cell office:value-type="float" office:value="5.77072715759277">
                <text:p>5.77072715759277</text:p>
              </table:table-cell>
              <table:table-cell office:value-type="float" office:value="6.03760695457459">
                <text:p>6.03760695457459</text:p>
              </table:table-cell>
              <table:table-cell office:value-type="float" office:value="6.10432720184326">
                <text:p>6.10432720184326</text:p>
              </table:table-cell>
              <table:table-cell office:value-type="float" office:value="6.13768744468689">
                <text:p>6.13768744468689</text:p>
              </table:table-cell>
              <table:table-cell office:value-type="float" office:value="6.20440745353699">
                <text:p>6.20440745353699</text:p>
              </table:table-cell>
              <table:table-cell office:value-type="float" office:value="6.27112770080566">
                <text:p>6.27112770080566</text:p>
              </table:table-cell>
              <table:table-cell office:value-type="float" office:value="6.33784818649292">
                <text:p>6.33784818649292</text:p>
              </table:table-cell>
              <table:table-cell office:value-type="float" office:value="6.37120842933655">
                <text:p>6.37120842933655</text:p>
              </table:table-cell>
              <table:table-cell office:value-type="float" office:value="6.73815631866455">
                <text:p>6.73815631866455</text:p>
              </table:table-cell>
              <table:table-cell office:value-type="float" office:value="6.87157702445984">
                <text:p>6.87157702445984</text:p>
              </table:table-cell>
              <table:table-cell office:value-type="float" office:value="6.93828725814819">
                <text:p>6.93828725814819</text:p>
              </table:table-cell>
              <table:table-cell office:value-type="float" office:value="7.00499749183655">
                <text:p>7.00499749183655</text:p>
              </table:table-cell>
              <table:table-cell office:value-type="float" office:value="7.03835248947144">
                <text:p>7.03835248947144</text:p>
              </table:table-cell>
              <table:table-cell office:value-type="float" office:value="7.10506248474121">
                <text:p>7.10506248474121</text:p>
              </table:table-cell>
              <table:table-cell office:value-type="float" office:value="7.20512747764587">
                <text:p>7.20512747764587</text:p>
              </table:table-cell>
              <table:table-cell office:value-type="float" office:value="7.27183747291565">
                <text:p>7.27183747291565</text:p>
              </table:table-cell>
              <table:table-cell office:value-type="float" office:value="7.33854722976685">
                <text:p>7.33854722976685</text:p>
              </table:table-cell>
              <table:table-cell office:value-type="float" office:value="7.40525722503662">
                <text:p>7.40525722503662</text:p>
              </table:table-cell>
              <table:table-cell office:value-type="float" office:value="7.43861222267151">
                <text:p>7.43861222267151</text:p>
              </table:table-cell>
              <table:table-cell office:value-type="float" office:value="7.57203149795532">
                <text:p>7.57203149795532</text:p>
              </table:table-cell>
              <table:table-cell office:value-type="float" office:value="7.60538625717163">
                <text:p>7.60538625717163</text:p>
              </table:table-cell>
              <table:table-cell office:value-type="float" office:value="7.67209649085999">
                <text:p>7.67209649085999</text:p>
              </table:table-cell>
              <table:table-cell office:value-type="float" office:value="7.70545172691345">
                <text:p>7.70545172691345</text:p>
              </table:table-cell>
              <table:table-cell office:value-type="float" office:value="7.77216243743897">
                <text:p>7.77216243743897</text:p>
              </table:table-cell>
              <table:table-cell office:value-type="float" office:value="7.83887314796448">
                <text:p>7.83887314796448</text:p>
              </table:table-cell>
              <table:table-cell office:value-type="float" office:value="7.87222838401794">
                <text:p>7.87222838401794</text:p>
              </table:table-cell>
              <table:table-cell office:value-type="float" office:value="7.90558362007141">
                <text:p>7.90558362007141</text:p>
              </table:table-cell>
              <table:table-cell office:value-type="float" office:value="7.97229409217835">
                <text:p>7.97229409217835</text:p>
              </table:table-cell>
              <table:table-cell office:value-type="float" office:value="8.03900456428528">
                <text:p>8.03900456428528</text:p>
              </table:table-cell>
              <table:table-cell office:value-type="float" office:value="8.10571503639221">
                <text:p>8.10571503639221</text:p>
              </table:table-cell>
              <table:table-cell office:value-type="float" office:value="8.13907027244568">
                <text:p>8.13907027244568</text:p>
              </table:table-cell>
              <table:table-cell office:value-type="float" office:value="8.27249050140381">
                <text:p>8.27249050140381</text:p>
              </table:table-cell>
              <table:table-cell office:value-type="float" office:value="8.33920073509216">
                <text:p>8.33920073509216</text:p>
              </table:table-cell>
              <table:table-cell office:value-type="float" office:value="8.37255573272705">
                <text:p>8.37255573272705</text:p>
              </table:table-cell>
              <table:table-cell office:value-type="float" office:value="8.50597596168518">
                <text:p>8.50597596168518</text:p>
              </table:table-cell>
              <table:table-cell office:value-type="float" office:value="8.57268595695496">
                <text:p>8.57268595695496</text:p>
              </table:table-cell>
              <table:table-cell office:value-type="float" office:value="8.60604095458984">
                <text:p>8.60604095458984</text:p>
              </table:table-cell>
              <table:table-cell office:value-type="float" office:value="8.77283000946045">
                <text:p>8.77283000946045</text:p>
              </table:table-cell>
              <table:table-cell office:value-type="float" office:value="8.83954691886902">
                <text:p>8.83954691886902</text:p>
              </table:table-cell>
              <table:table-cell office:value-type="float" office:value="8.87290573120117">
                <text:p>8.87290573120117</text:p>
              </table:table-cell>
              <table:table-cell office:value-type="float" office:value="9.13977527618408">
                <text:p>9.13977527618408</text:p>
              </table:table-cell>
              <table:table-cell office:value-type="float" office:value="9.20649266242981">
                <text:p>9.20649266242981</text:p>
              </table:table-cell>
              <table:table-cell office:value-type="float" office:value="9.23985171318054">
                <text:p>9.23985171318054</text:p>
              </table:table-cell>
              <table:table-cell office:value-type="float" office:value="9.2732105255127">
                <text:p>9.2732105255127</text:p>
              </table:table-cell>
              <table:table-cell office:value-type="float" office:value="9.37328720092773">
                <text:p>9.37328720092773</text:p>
              </table:table-cell>
              <table:table-cell office:value-type="float" office:value="9.47336411476135">
                <text:p>9.47336411476135</text:p>
              </table:table-cell>
              <table:table-cell office:value-type="float" office:value="9.57344126701355">
                <text:p>9.57344126701355</text:p>
              </table:table-cell>
              <table:table-cell office:value-type="float" office:value="9.60680031776428">
                <text:p>9.60680031776428</text:p>
              </table:table-cell>
              <table:table-cell office:value-type="float" office:value="9.67351579666138">
                <text:p>9.67351579666138</text:p>
              </table:table-cell>
              <table:table-cell office:value-type="float" office:value="9.7402286529541">
                <text:p>9.7402286529541</text:p>
              </table:table-cell>
              <table:table-cell office:value-type="float" office:value="9.80694127082825">
                <text:p>9.80694127082825</text:p>
              </table:table-cell>
              <table:table-cell office:value-type="float" office:value="9.84029769897461">
                <text:p>9.84029769897461</text:p>
              </table:table-cell>
              <table:table-cell office:value-type="float" office:value="9.87365388870239">
                <text:p>9.87365388870239</text:p>
              </table:table-cell>
              <table:table-cell office:value-type="float" office:value="9.94036674499512">
                <text:p>9.94036674499512</text:p>
              </table:table-cell>
              <table:table-cell office:value-type="float" office:value="9.97372317314148">
                <text:p>9.97372317314148</text:p>
              </table:table-cell>
              <table:table-cell office:value-type="float" office:value="10.0404357910156">
                <text:p>10.0404357910156</text:p>
              </table:table-cell>
              <table:table-cell office:value-type="float" office:value="10.3072867393494">
                <text:p>10.3072867393494</text:p>
              </table:table-cell>
              <table:table-cell office:value-type="float" office:value="10.3739993572235">
                <text:p>10.3739993572235</text:p>
              </table:table-cell>
              <table:table-cell office:value-type="float" office:value="10.4073555469513">
                <text:p>10.4073555469513</text:p>
              </table:table-cell>
              <table:table-cell office:value-type="float" office:value="10.4407119750977">
                <text:p>10.4407119750977</text:p>
              </table:table-cell>
              <table:table-cell office:value-type="float" office:value="10.5074245929718">
                <text:p>10.5074245929718</text:p>
              </table:table-cell>
              <table:table-cell office:value-type="float" office:value="10.5407810211182">
                <text:p>10.5407810211182</text:p>
              </table:table-cell>
              <table:table-cell office:value-type="float" office:value="10.5741372108459">
                <text:p>10.5741372108459</text:p>
              </table:table-cell>
              <table:table-cell office:value-type="float" office:value="10.6408500671387">
                <text:p>10.6408500671387</text:p>
              </table:table-cell>
              <table:table-cell office:value-type="float" office:value="10.7409298419952">
                <text:p>10.7409298419952</text:p>
              </table:table-cell>
              <table:table-cell office:value-type="float" office:value="10.7742898464203">
                <text:p>10.7742898464203</text:p>
              </table:table-cell>
              <table:table-cell office:value-type="float" office:value="10.8076498508453">
                <text:p>10.8076498508453</text:p>
              </table:table-cell>
              <table:table-cell office:value-type="float" office:value="11.1746110916138">
                <text:p>11.1746110916138</text:p>
              </table:table-cell>
              <table:table-cell office:value-type="float" office:value="11.2413318157196">
                <text:p>11.2413318157196</text:p>
              </table:table-cell>
              <table:table-cell office:value-type="float" office:value="11.3080523014069">
                <text:p>11.3080523014069</text:p>
              </table:table-cell>
              <table:table-cell office:value-type="float" office:value="11.3747730255127">
                <text:p>11.3747730255127</text:p>
              </table:table-cell>
              <table:table-cell office:value-type="float" office:value="11.4414937496185">
                <text:p>11.4414937496185</text:p>
              </table:table-cell>
              <table:table-cell office:value-type="float" office:value="11.5082147121429">
                <text:p>11.5082147121429</text:p>
              </table:table-cell>
              <table:table-cell office:value-type="float" office:value="11.7750818729401">
                <text:p>11.7750818729401</text:p>
              </table:table-cell>
              <table:table-cell office:value-type="float" office:value="11.8417947292328">
                <text:p>11.8417947292328</text:p>
              </table:table-cell>
              <table:table-cell office:value-type="float" office:value="11.8751511573792">
                <text:p>11.8751511573792</text:p>
              </table:table-cell>
              <table:table-cell office:value-type="float" office:value="11.9752202033997">
                <text:p>11.9752202033997</text:p>
              </table:table-cell>
              <table:table-cell office:value-type="float" office:value="12.0419330596924">
                <text:p>12.0419330596924</text:p>
              </table:table-cell>
              <table:table-cell office:value-type="float" office:value="12.1086456775665">
                <text:p>12.1086456775665</text:p>
              </table:table-cell>
              <table:table-cell office:value-type="float" office:value="12.1420021057129">
                <text:p>12.1420021057129</text:p>
              </table:table-cell>
              <table:table-cell office:value-type="float" office:value="12.208714723587">
                <text:p>12.208714723587</text:p>
              </table:table-cell>
              <table:table-cell office:value-type="float" office:value="12.2754273414612">
                <text:p>12.2754273414612</text:p>
              </table:table-cell>
              <table:table-cell office:value-type="float" office:value="12.308783531189">
                <text:p>12.308783531189</text:p>
              </table:table-cell>
              <table:table-cell office:value-type="float" office:value="12.3421399593353">
                <text:p>12.3421399593353</text:p>
              </table:table-cell>
              <table:table-cell office:value-type="float" office:value="12.3754961490631">
                <text:p>12.3754961490631</text:p>
              </table:table-cell>
              <table:table-cell office:value-type="float" office:value="12.4422087669373">
                <text:p>12.4422087669373</text:p>
              </table:table-cell>
              <table:table-cell office:value-type="float" office:value="12.5089213848114">
                <text:p>12.5089213848114</text:p>
              </table:table-cell>
              <table:table-cell office:value-type="float" office:value="12.5422778129578">
                <text:p>12.5422778129578</text:p>
              </table:table-cell>
              <table:table-cell office:value-type="float" office:value="12.6089904308319">
                <text:p>12.6089904308319</text:p>
              </table:table-cell>
              <table:table-cell office:value-type="float" office:value="12.6423468589783">
                <text:p>12.6423468589783</text:p>
              </table:table-cell>
              <table:table-cell office:value-type="float" office:value="12.7090594768524">
                <text:p>12.7090594768524</text:p>
              </table:table-cell>
              <table:table-cell office:value-type="float" office:value="12.8758413791657">
                <text:p>12.8758413791657</text:p>
              </table:table-cell>
              <table:table-cell office:value-type="float" office:value="12.9425542354584">
                <text:p>12.9425542354584</text:p>
              </table:table-cell>
              <table:table-cell office:value-type="float" office:value="13.0092668533325">
                <text:p>13.0092668533325</text:p>
              </table:table-cell>
              <table:table-cell office:value-type="float" office:value="13.0759794712067">
                <text:p>13.0759794712067</text:p>
              </table:table-cell>
              <table:table-cell office:value-type="float" office:value="13.1093361377716">
                <text:p>13.1093361377716</text:p>
              </table:table-cell>
              <table:table-cell office:value-type="float" office:value="13.1760487556458">
                <text:p>13.1760487556458</text:p>
              </table:table-cell>
              <table:table-cell office:value-type="float" office:value="13.2094049453735">
                <text:p>13.2094049453735</text:p>
              </table:table-cell>
              <table:table-cell office:value-type="float" office:value="13.2761175632477">
                <text:p>13.2761175632477</text:p>
              </table:table-cell>
              <table:table-cell office:value-type="float" office:value="13.309473991394">
                <text:p>13.309473991394</text:p>
              </table:table-cell>
              <table:table-cell office:value-type="float" office:value="13.5429677963257">
                <text:p>13.5429677963257</text:p>
              </table:table-cell>
              <table:table-cell office:value-type="float" office:value="13.6096804141998">
                <text:p>13.6096804141998</text:p>
              </table:table-cell>
              <table:table-cell office:value-type="float" office:value="13.7764594554901">
                <text:p>13.7764594554901</text:p>
              </table:table-cell>
              <table:table-cell office:value-type="float" office:value="13.8098149299622">
                <text:p>13.8098149299622</text:p>
              </table:table-cell>
              <table:table-cell office:value-type="float" office:value="13.8431706428528">
                <text:p>13.8431706428528</text:p>
              </table:table-cell>
              <table:table-cell office:value-type="float" office:value="13.909882068634">
                <text:p>13.909882068634</text:p>
              </table:table-cell>
              <table:table-cell office:value-type="float" office:value="13.9432375431061">
                <text:p>13.9432375431061</text:p>
              </table:table-cell>
              <table:table-cell office:value-type="float" office:value="14.0099487304688">
                <text:p>14.0099487304688</text:p>
              </table:table-cell>
              <table:table-cell office:value-type="float" office:value="14.0433044433594">
                <text:p>14.0433044433594</text:p>
              </table:table-cell>
              <table:table-cell office:value-type="float" office:value="14.4102153778076">
                <text:p>14.4102153778076</text:p>
              </table:table-cell>
              <table:table-cell office:value-type="float" office:value="14.4435710906982">
                <text:p>14.4435710906982</text:p>
              </table:table-cell>
              <table:table-cell office:value-type="float" office:value="14.5102820396423">
                <text:p>14.5102820396423</text:p>
              </table:table-cell>
              <table:table-cell office:value-type="float" office:value="14.5769929885864">
                <text:p>14.5769929885864</text:p>
              </table:table-cell>
              <table:table-cell office:value-type="float" office:value="14.6437036991119">
                <text:p>14.6437036991119</text:p>
              </table:table-cell>
              <table:table-cell office:value-type="float" office:value="14.7104156017303">
                <text:p>14.7104156017303</text:p>
              </table:table-cell>
              <table:table-cell office:value-type="float" office:value="14.8104832172394">
                <text:p>14.8104832172394</text:p>
              </table:table-cell>
              <table:table-cell office:value-type="float" office:value="14.8771948814392">
                <text:p>14.8771948814392</text:p>
              </table:table-cell>
              <table:table-cell office:value-type="float" office:value="14.943906545639">
                <text:p>14.943906545639</text:p>
              </table:table-cell>
              <table:table-cell office:value-type="float" office:value="15.0106182098389">
                <text:p>15.0106182098389</text:p>
              </table:table-cell>
              <table:table-cell office:value-type="float" office:value="15.0439741611481">
                <text:p>15.0439741611481</text:p>
              </table:table-cell>
              <table:table-cell office:value-type="float" office:value="15.1106855869293">
                <text:p>15.1106855869293</text:p>
              </table:table-cell>
              <table:table-cell office:value-type="float" office:value="15.1440412998199">
                <text:p>15.1440412998199</text:p>
              </table:table-cell>
              <table:table-cell office:value-type="float" office:value="15.2107529640198">
                <text:p>15.2107529640198</text:p>
              </table:table-cell>
              <table:table-cell office:value-type="float" office:value="15.2441086769104">
                <text:p>15.2441086769104</text:p>
              </table:table-cell>
              <table:table-cell office:value-type="float" office:value="15.3108201026917">
                <text:p>15.3108201026917</text:p>
              </table:table-cell>
              <table:table-cell office:value-type="float" office:value="15.5109543800354">
                <text:p>15.5109543800354</text:p>
              </table:table-cell>
              <table:table-cell office:value-type="float" office:value="15.6443769931793">
                <text:p>15.6443769931793</text:p>
              </table:table-cell>
              <table:table-cell office:value-type="float" office:value="15.7110888957977">
                <text:p>15.7110888957977</text:p>
              </table:table-cell>
              <table:table-cell office:value-type="float" office:value="15.7778010368347">
                <text:p>15.7778010368347</text:p>
              </table:table-cell>
              <table:table-cell office:value-type="float" office:value="15.8778688907623">
                <text:p>15.8778688907623</text:p>
              </table:table-cell>
              <table:table-cell office:value-type="float" office:value="16.2781400680542">
                <text:p>16.2781400680542</text:p>
              </table:table-cell>
              <table:table-cell office:value-type="float" office:value="16.3782076835632">
                <text:p>16.3782076835632</text:p>
              </table:table-cell>
              <table:table-cell office:value-type="float" office:value="16.5783424377441">
                <text:p>16.5783424377441</text:p>
              </table:table-cell>
              <table:table-cell office:value-type="float" office:value="16.6450538635254">
                <text:p>16.6450538635254</text:p>
              </table:table-cell>
              <table:table-cell office:value-type="float" office:value="16.911910533905">
                <text:p>16.911910533905</text:p>
              </table:table-cell>
              <table:table-cell office:value-type="float" office:value="16.9786248207092">
                <text:p>16.9786248207092</text:p>
              </table:table-cell>
              <table:table-cell office:value-type="float" office:value="17.0119819641113">
                <text:p>17.0119819641113</text:p>
              </table:table-cell>
              <table:table-cell office:value-type="float" office:value="17.0453391075134">
                <text:p>17.0453391075134</text:p>
              </table:table-cell>
              <table:table-cell office:value-type="float" office:value="17.1120536327362">
                <text:p>17.1120536327362</text:p>
              </table:table-cell>
              <table:table-cell office:value-type="float" office:value="17.1454107761383">
                <text:p>17.1454107761383</text:p>
              </table:table-cell>
              <table:table-cell office:value-type="float" office:value="17.2121250629425">
                <text:p>17.2121250629425</text:p>
              </table:table-cell>
              <table:table-cell office:value-type="float" office:value="17.2788395881653">
                <text:p>17.2788395881653</text:p>
              </table:table-cell>
              <table:table-cell office:value-type="float" office:value="17.312196969986">
                <text:p>17.312196969986</text:p>
              </table:table-cell>
              <table:table-cell office:value-type="float" office:value="17.3789114952087">
                <text:p>17.3789114952087</text:p>
              </table:table-cell>
              <table:table-cell office:value-type="float" office:value="17.4456260204315">
                <text:p>17.4456260204315</text:p>
              </table:table-cell>
              <table:table-cell office:value-type="float" office:value="17.5123410224915">
                <text:p>17.5123410224915</text:p>
              </table:table-cell>
              <table:table-cell office:value-type="float" office:value="17.5790555477142">
                <text:p>17.5790555477142</text:p>
              </table:table-cell>
              <table:table-cell office:value-type="float" office:value="17.679126739502">
                <text:p>17.679126739502</text:p>
              </table:table-cell>
              <table:table-cell office:value-type="float" office:value="17.7124834060669">
                <text:p>17.7124834060669</text:p>
              </table:table-cell>
              <table:table-cell office:value-type="float" office:value="17.7791967391968">
                <text:p>17.7791967391968</text:p>
              </table:table-cell>
              <table:table-cell office:value-type="float" office:value="17.8125534057617">
                <text:p>17.8125534057617</text:p>
              </table:table-cell>
              <table:table-cell office:value-type="float" office:value="17.879266500473">
                <text:p>17.879266500473</text:p>
              </table:table-cell>
              <table:table-cell office:value-type="float" office:value="18.0126926898956">
                <text:p>18.0126926898956</text:p>
              </table:table-cell>
              <table:table-cell office:value-type="float" office:value="18.0460493564606">
                <text:p>18.0460493564606</text:p>
              </table:table-cell>
              <table:table-cell office:value-type="float" office:value="18.1461188793182">
                <text:p>18.1461188793182</text:p>
              </table:table-cell>
              <table:table-cell office:value-type="float" office:value="18.2128322124481">
                <text:p>18.2128322124481</text:p>
              </table:table-cell>
              <table:table-cell office:value-type="float" office:value="18.3129019737244">
                <text:p>18.3129019737244</text:p>
              </table:table-cell>
              <table:table-cell office:value-type="float" office:value="18.4463279247284">
                <text:p>18.4463279247284</text:p>
              </table:table-cell>
              <table:table-cell office:value-type="float" office:value="18.6464674472809">
                <text:p>18.6464674472809</text:p>
              </table:table-cell>
              <table:table-cell office:value-type="float" office:value="18.7131803035736">
                <text:p>18.7131803035736</text:p>
              </table:table-cell>
              <table:table-cell office:value-type="float" office:value="18.74653673172">
                <text:p>18.74653673172</text:p>
              </table:table-cell>
              <table:table-cell office:value-type="float" office:value="18.946674823761">
                <text:p>18.946674823761</text:p>
              </table:table-cell>
              <table:table-cell office:value-type="float" office:value="19.0133874416351">
                <text:p>19.0133874416351</text:p>
              </table:table-cell>
              <table:table-cell office:value-type="float" office:value="19.0801002979279">
                <text:p>19.0801002979279</text:p>
              </table:table-cell>
              <table:table-cell office:value-type="float" office:value="19.1468126773834">
                <text:p>19.1468126773834</text:p>
              </table:table-cell>
              <table:table-cell office:value-type="float" office:value="19.2135252952576">
                <text:p>19.2135252952576</text:p>
              </table:table-cell>
              <table:table-cell office:value-type="float" office:value="19.2802379131317">
                <text:p>19.2802379131317</text:p>
              </table:table-cell>
              <table:table-cell office:value-type="float" office:value="19.6138002872467">
                <text:p>19.6138002872467</text:p>
              </table:table-cell>
              <table:table-cell office:value-type="float" office:value="19.6805129051209">
                <text:p>19.6805129051209</text:p>
              </table:table-cell>
              <table:table-cell office:value-type="float" office:value="19.7138755321503">
                <text:p>19.7138755321503</text:p>
              </table:table-cell>
              <table:table-cell office:value-type="float" office:value="19.7806015014648">
                <text:p>19.7806015014648</text:p>
              </table:table-cell>
              <table:table-cell office:value-type="float" office:value="19.8473274707794">
                <text:p>19.8473274707794</text:p>
              </table:table-cell>
              <table:table-cell office:value-type="float" office:value="19.9140536785126">
                <text:p>19.9140536785126</text:p>
              </table:table-cell>
              <table:table-cell office:value-type="float" office:value="19.9807796478271">
                <text:p>19.9807796478271</text:p>
              </table:table-cell>
              <table:table-cell office:value-type="float" office:value="20.0141429901123">
                <text:p>20.0141429901123</text:p>
              </table:table-cell>
              <table:table-cell office:value-type="float" office:value="20.0475060939789">
                <text:p>20.0475060939789</text:p>
              </table:table-cell>
              <table:table-cell office:value-type="float" office:value="20.1142327785492">
                <text:p>20.1142327785492</text:p>
              </table:table-cell>
              <table:table-cell office:value-type="float" office:value="20.1475961208344">
                <text:p>20.1475961208344</text:p>
              </table:table-cell>
              <table:table-cell office:value-type="float" office:value="20.2143225669861">
                <text:p>20.2143225669861</text:p>
              </table:table-cell>
              <table:table-cell office:value-type="float" office:value="20.2810497283936">
                <text:p>20.2810497283936</text:p>
              </table:table-cell>
              <table:table-cell office:value-type="float" office:value="20.3144130706787">
                <text:p>20.3144130706787</text:p>
              </table:table-cell>
              <table:table-cell office:value-type="float" office:value="20.3477766513824">
                <text:p>20.3477766513824</text:p>
              </table:table-cell>
              <table:table-cell office:value-type="float" office:value="20.4145038127899">
                <text:p>20.4145038127899</text:p>
              </table:table-cell>
              <table:table-cell office:value-type="float" office:value="20.6814138889313">
                <text:p>20.6814138889313</text:p>
              </table:table-cell>
              <table:table-cell office:value-type="float" office:value="20.7481262683868">
                <text:p>20.7481262683868</text:p>
              </table:table-cell>
              <table:table-cell office:value-type="float" office:value="20.7814824581146">
                <text:p>20.7814824581146</text:p>
              </table:table-cell>
              <table:table-cell office:value-type="float" office:value="20.8481945991516">
                <text:p>20.8481945991516</text:p>
              </table:table-cell>
              <table:table-cell office:value-type="float" office:value="20.8815507888794">
                <text:p>20.8815507888794</text:p>
              </table:table-cell>
              <table:table-cell office:value-type="float" office:value="20.9149069786072">
                <text:p>20.9149069786072</text:p>
              </table:table-cell>
              <table:table-cell office:value-type="float" office:value="20.948263168335">
                <text:p>20.948263168335</text:p>
              </table:table-cell>
              <table:table-cell office:value-type="float" office:value="21.0149755477905">
                <text:p>21.0149755477905</text:p>
              </table:table-cell>
              <table:table-cell office:value-type="float" office:value="21.0816876888275">
                <text:p>21.0816876888275</text:p>
              </table:table-cell>
              <table:table-cell office:value-type="float" office:value="21.1483998298645">
                <text:p>21.1483998298645</text:p>
              </table:table-cell>
              <table:table-cell office:value-type="float" office:value="21.1817560195923">
                <text:p>21.1817560195923</text:p>
              </table:table-cell>
              <table:table-cell office:value-type="float" office:value="21.2484681606293">
                <text:p>21.2484681606293</text:p>
              </table:table-cell>
              <table:table-cell office:value-type="float" office:value="21.2818241119385">
                <text:p>21.2818241119385</text:p>
              </table:table-cell>
              <table:table-cell office:value-type="float" office:value="21.3485362529755">
                <text:p>21.3485362529755</text:p>
              </table:table-cell>
              <table:table-cell office:value-type="float" office:value="21.3818922042847">
                <text:p>21.3818922042847</text:p>
              </table:table-cell>
              <table:table-cell office:value-type="float" office:value="21.4486043453217">
                <text:p>21.4486043453217</text:p>
              </table:table-cell>
              <table:table-cell office:value-type="float" office:value="21.5486721992493">
                <text:p>21.5486721992493</text:p>
              </table:table-cell>
              <table:table-cell office:value-type="float" office:value="21.6153841018677">
                <text:p>21.6153841018677</text:p>
              </table:table-cell>
              <table:table-cell office:value-type="float" office:value="21.6820960044861">
                <text:p>21.6820960044861</text:p>
              </table:table-cell>
              <table:table-cell office:value-type="float" office:value="21.7488143444061">
                <text:p>21.7488143444061</text:p>
              </table:table-cell>
              <table:table-cell office:value-type="float" office:value="21.7821733951569">
                <text:p>21.7821733951569</text:p>
              </table:table-cell>
              <table:table-cell office:value-type="float" office:value="21.8155326843262">
                <text:p>21.8155326843262</text:p>
              </table:table-cell>
              <table:table-cell office:value-type="float" office:value="21.8822510242462">
                <text:p>21.8822510242462</text:p>
              </table:table-cell>
              <table:table-cell office:value-type="float" office:value="21.9156105518341">
                <text:p>21.9156105518341</text:p>
              </table:table-cell>
              <table:table-cell office:value-type="float" office:value="21.9489696025848">
                <text:p>21.9489696025848</text:p>
              </table:table-cell>
              <table:table-cell office:value-type="float" office:value="22.015688419342">
                <text:p>22.015688419342</text:p>
              </table:table-cell>
              <table:table-cell office:value-type="float" office:value="22.0824069976807">
                <text:p>22.0824069976807</text:p>
              </table:table-cell>
              <table:table-cell office:value-type="float" office:value="22.1491258144379">
                <text:p>22.1491258144379</text:p>
              </table:table-cell>
              <table:table-cell office:value-type="float" office:value="22.2158448696136">
                <text:p>22.2158448696136</text:p>
              </table:table-cell>
              <table:table-cell office:value-type="float" office:value="22.249204158783">
                <text:p>22.249204158783</text:p>
              </table:table-cell>
              <table:table-cell office:value-type="float" office:value="22.2825639247894">
                <text:p>22.2825639247894</text:p>
              </table:table-cell>
              <table:table-cell office:value-type="float" office:value="22.3492827415466">
                <text:p>22.3492827415466</text:p>
              </table:table-cell>
              <table:table-cell office:value-type="float" office:value="22.416002035141">
                <text:p>22.416002035141</text:p>
              </table:table-cell>
              <table:table-cell office:value-type="float" office:value="22.4493615627289">
                <text:p>22.4493615627289</text:p>
              </table:table-cell>
              <table:table-cell office:value-type="float" office:value="22.4827215671539">
                <text:p>22.4827215671539</text:p>
              </table:table-cell>
              <table:table-cell office:value-type="float" office:value="22.5494408607483">
                <text:p>22.5494408607483</text:p>
              </table:table-cell>
              <table:table-cell office:value-type="float" office:value="22.5828006267548">
                <text:p>22.5828006267548</text:p>
              </table:table-cell>
              <table:table-cell office:value-type="float" office:value="22.6161601543426">
                <text:p>22.6161601543426</text:p>
              </table:table-cell>
              <table:table-cell office:value-type="float" office:value="22.6828799247742">
                <text:p>22.6828799247742</text:p>
              </table:table-cell>
              <table:table-cell office:value-type="float" office:value="22.7495932579041">
                <text:p>22.7495932579041</text:p>
              </table:table-cell>
              <table:table-cell office:value-type="float" office:value="22.8163070678711">
                <text:p>22.8163070678711</text:p>
              </table:table-cell>
              <table:table-cell office:value-type="float" office:value="22.883020401001">
                <text:p>22.883020401001</text:p>
              </table:table-cell>
              <table:table-cell office:value-type="float" office:value="22.9497337341309">
                <text:p>22.9497337341309</text:p>
              </table:table-cell>
              <table:table-cell office:value-type="float" office:value="23.0164470672607">
                <text:p>23.0164470672607</text:p>
              </table:table-cell>
              <table:table-cell office:value-type="float" office:value="23.0831604003906">
                <text:p>23.0831604003906</text:p>
              </table:table-cell>
              <table:table-cell office:value-type="float" office:value="23.1165173053741">
                <text:p>23.1165173053741</text:p>
              </table:table-cell>
              <table:table-cell office:value-type="float" office:value="23.183230638504">
                <text:p>23.183230638504</text:p>
              </table:table-cell>
              <table:table-cell office:value-type="float" office:value="23.2499439716339">
                <text:p>23.2499439716339</text:p>
              </table:table-cell>
              <table:table-cell office:value-type="float" office:value="23.3166573047638">
                <text:p>23.3166573047638</text:p>
              </table:table-cell>
              <table:table-cell office:value-type="float" office:value="23.3833703994751">
                <text:p>23.3833703994751</text:p>
              </table:table-cell>
              <table:table-cell office:value-type="float" office:value="23.450083732605">
                <text:p>23.450083732605</text:p>
              </table:table-cell>
              <table:table-cell office:value-type="float" office:value="23.4834406375885">
                <text:p>23.4834406375885</text:p>
              </table:table-cell>
              <table:table-cell office:value-type="float" office:value="23.5501537322998">
                <text:p>23.5501537322998</text:p>
              </table:table-cell>
              <table:table-cell office:value-type="float" office:value="23.5835103988647">
                <text:p>23.5835103988647</text:p>
              </table:table-cell>
              <table:table-cell office:value-type="float" office:value="23.650223493576">
                <text:p>23.650223493576</text:p>
              </table:table-cell>
              <table:table-cell office:value-type="float" office:value="23.7169349193573">
                <text:p>23.7169349193573</text:p>
              </table:table-cell>
              <table:table-cell office:value-type="float" office:value="23.7502899169922">
                <text:p>23.7502899169922</text:p>
              </table:table-cell>
              <table:table-cell office:value-type="float" office:value="23.8169996738434">
                <text:p>23.8169996738434</text:p>
              </table:table-cell>
              <table:table-cell office:value-type="float" office:value="23.8503546714783">
                <text:p>23.8503546714783</text:p>
              </table:table-cell>
              <table:table-cell office:value-type="float" office:value="23.9170641899109">
                <text:p>23.9170641899109</text:p>
              </table:table-cell>
              <table:table-cell office:value-type="float" office:value="23.9504189491272">
                <text:p>23.9504189491272</text:p>
              </table:table-cell>
              <table:table-cell office:value-type="float" office:value="24.0171287059784">
                <text:p>24.0171287059784</text:p>
              </table:table-cell>
              <table:table-cell office:value-type="float" office:value="24.083838224411">
                <text:p>24.083838224411</text:p>
              </table:table-cell>
              <table:table-cell office:value-type="float" office:value="24.1171929836273">
                <text:p>24.1171929836273</text:p>
              </table:table-cell>
              <table:table-cell office:value-type="float" office:value="24.1839025020599">
                <text:p>24.1839025020599</text:p>
              </table:table-cell>
              <table:table-cell office:value-type="float" office:value="24.250611782074">
                <text:p>24.250611782074</text:p>
              </table:table-cell>
              <table:table-cell office:value-type="float" office:value="24.2839663028717">
                <text:p>24.2839663028717</text:p>
              </table:table-cell>
              <table:table-cell office:value-type="float" office:value="24.3506755828857">
                <text:p>24.3506755828857</text:p>
              </table:table-cell>
              <table:table-cell office:value-type="float" office:value="24.4507393836975">
                <text:p>24.4507393836975</text:p>
              </table:table-cell>
              <table:table-cell office:value-type="float" office:value="24.4840941429138">
                <text:p>24.4840941429138</text:p>
              </table:table-cell>
              <table:table-cell office:value-type="float" office:value="24.5508031845093">
                <text:p>24.5508031845093</text:p>
              </table:table-cell>
              <table:table-cell office:value-type="float" office:value="24.5841574668884">
                <text:p>24.5841574668884</text:p>
              </table:table-cell>
              <table:table-cell office:value-type="float" office:value="24.6508665084839">
                <text:p>24.6508665084839</text:p>
              </table:table-cell>
              <table:table-cell office:value-type="float" office:value="24.6842210292816">
                <text:p>24.6842210292816</text:p>
              </table:table-cell>
              <table:table-cell office:value-type="float" office:value="24.7509338855743">
                <text:p>24.7509338855743</text:p>
              </table:table-cell>
              <table:table-cell office:value-type="float" office:value="24.8176469802856">
                <text:p>24.8176469802856</text:p>
              </table:table-cell>
              <table:table-cell office:value-type="float" office:value="24.851003408432">
                <text:p>24.851003408432</text:p>
              </table:table-cell>
              <table:table-cell office:value-type="float" office:value="24.9177165031433">
                <text:p>24.9177165031433</text:p>
              </table:table-cell>
              <table:table-cell office:value-type="float" office:value="24.984429359436">
                <text:p>24.984429359436</text:p>
              </table:table-cell>
              <table:table-cell office:value-type="float" office:value="25.0177857875824">
                <text:p>25.0177857875824</text:p>
              </table:table-cell>
              <table:table-cell office:value-type="float" office:value="25.0844986438751">
                <text:p>25.0844986438751</text:p>
              </table:table-cell>
            </table:table-row>
            <table:table-row>
              <table:table-cell office:value-type="string">
                <text:p>y_disp-axis</text:p>
                <draw:g>
                  <svg:desc>flatDgait1.A6:flatDgait1.A6</svg:desc>
                </draw:g>
              </table:table-cell>
              <table:table-cell office:value-type="float" office:value="0.290276806921989">
                <text:p>0.290276806921989</text:p>
                <draw:g>
                  <svg:desc>flatDgait1.B6:flatDgait1.NA6</svg:desc>
                </draw:g>
              </table:table-cell>
              <table:table-cell office:value-type="float" office:value="0.290262962576437">
                <text:p>0.290262962576437</text:p>
              </table:table-cell>
              <table:table-cell office:value-type="float" office:value="0.290260370348616">
                <text:p>0.290260370348616</text:p>
              </table:table-cell>
              <table:table-cell office:value-type="float" office:value="0.290282233345554">
                <text:p>0.290282233345554</text:p>
              </table:table-cell>
              <table:table-cell office:value-type="float" office:value="0.290278035982716">
                <text:p>0.290278035982716</text:p>
              </table:table-cell>
              <table:table-cell office:value-type="float" office:value="0.290283229668394">
                <text:p>0.290283229668394</text:p>
              </table:table-cell>
              <table:table-cell office:value-type="float" office:value="0.290274016252346">
                <text:p>0.290274016252346</text:p>
              </table:table-cell>
              <table:table-cell office:value-type="float" office:value="0.290266449129334">
                <text:p>0.290266449129334</text:p>
              </table:table-cell>
              <table:table-cell office:value-type="float" office:value="0.290268487797074">
                <text:p>0.290268487797074</text:p>
              </table:table-cell>
              <table:table-cell office:value-type="float" office:value="0.290269304908164">
                <text:p>0.290269304908164</text:p>
              </table:table-cell>
              <table:table-cell office:value-type="float" office:value="0.290284725008917">
                <text:p>0.290284725008917</text:p>
              </table:table-cell>
              <table:table-cell office:value-type="float" office:value="0.290276812339649">
                <text:p>0.290276812339649</text:p>
              </table:table-cell>
              <table:table-cell office:value-type="float" office:value="0.290279545812106">
                <text:p>0.290279545812106</text:p>
              </table:table-cell>
              <table:table-cell office:value-type="float" office:value="0.290282571570953">
                <text:p>0.290282571570953</text:p>
              </table:table-cell>
              <table:table-cell office:value-type="float" office:value="0.290264623608408">
                <text:p>0.290264623608408</text:p>
              </table:table-cell>
              <table:table-cell office:value-type="float" office:value="0.29028324637028">
                <text:p>0.29028324637028</text:p>
              </table:table-cell>
              <table:table-cell office:value-type="float" office:value="0.290269373716997">
                <text:p>0.290269373716997</text:p>
              </table:table-cell>
              <table:table-cell office:value-type="float" office:value="0.290271703856356">
                <text:p>0.290271703856356</text:p>
              </table:table-cell>
              <table:table-cell office:value-type="float" office:value="0.290278507100575">
                <text:p>0.290278507100575</text:p>
              </table:table-cell>
              <table:table-cell office:value-type="float" office:value="0.290270082857524">
                <text:p>0.290270082857524</text:p>
              </table:table-cell>
              <table:table-cell office:value-type="float" office:value="0.290261702402137">
                <text:p>0.290261702402137</text:p>
              </table:table-cell>
              <table:table-cell office:value-type="float" office:value="0.290278542322929">
                <text:p>0.290278542322929</text:p>
              </table:table-cell>
              <table:table-cell office:value-type="float" office:value="0.290266718830053">
                <text:p>0.290266718830053</text:p>
              </table:table-cell>
              <table:table-cell office:value-type="float" office:value="0.290281857474139">
                <text:p>0.290281857474139</text:p>
              </table:table-cell>
              <table:table-cell office:value-type="float" office:value="0.290281785040768">
                <text:p>0.290281785040768</text:p>
              </table:table-cell>
              <table:table-cell office:value-type="float" office:value="0.290275340632625">
                <text:p>0.290275340632625</text:p>
              </table:table-cell>
              <table:table-cell office:value-type="float" office:value="0.290278040283581">
                <text:p>0.290278040283581</text:p>
              </table:table-cell>
              <table:table-cell office:value-type="float" office:value="0.290273735108799">
                <text:p>0.290273735108799</text:p>
              </table:table-cell>
              <table:table-cell office:value-type="float" office:value="0.290273842297577">
                <text:p>0.290273842297577</text:p>
              </table:table-cell>
              <table:table-cell office:value-type="float" office:value="0.290272175800041">
                <text:p>0.290272175800041</text:p>
              </table:table-cell>
              <table:table-cell office:value-type="float" office:value="0.290274110266267">
                <text:p>0.290274110266267</text:p>
              </table:table-cell>
              <table:table-cell office:value-type="float" office:value="0.290263460059288">
                <text:p>0.290263460059288</text:p>
              </table:table-cell>
              <table:table-cell office:value-type="float" office:value="0.290258141166644">
                <text:p>0.290258141166644</text:p>
              </table:table-cell>
              <table:table-cell office:value-type="float" office:value="0.290283416314022">
                <text:p>0.290283416314022</text:p>
              </table:table-cell>
              <table:table-cell office:value-type="float" office:value="0.290270559886414">
                <text:p>0.290270559886414</text:p>
              </table:table-cell>
              <table:table-cell office:value-type="float" office:value="0.290260365792783">
                <text:p>0.290260365792783</text:p>
              </table:table-cell>
              <table:table-cell office:value-type="float" office:value="0.290281275972132">
                <text:p>0.290281275972132</text:p>
              </table:table-cell>
              <table:table-cell office:value-type="float" office:value="0.290280550911116">
                <text:p>0.290280550911116</text:p>
              </table:table-cell>
              <table:table-cell office:value-type="float" office:value="0.290268611512025">
                <text:p>0.290268611512025</text:p>
              </table:table-cell>
              <table:table-cell office:value-type="float" office:value="0.290284067600837">
                <text:p>0.290284067600837</text:p>
              </table:table-cell>
              <table:table-cell office:value-type="float" office:value="0.290271793405981">
                <text:p>0.290271793405981</text:p>
              </table:table-cell>
              <table:table-cell office:value-type="float" office:value="0.290282152223398">
                <text:p>0.290282152223398</text:p>
              </table:table-cell>
              <table:table-cell office:value-type="float" office:value="0.290300228364969">
                <text:p>0.290300228364969</text:p>
              </table:table-cell>
              <table:table-cell office:value-type="float" office:value="0.290256525563376">
                <text:p>0.290256525563376</text:p>
              </table:table-cell>
              <table:table-cell office:value-type="float" office:value="0.290279829612994">
                <text:p>0.290279829612994</text:p>
              </table:table-cell>
              <table:table-cell office:value-type="float" office:value="0.290275505978146">
                <text:p>0.290275505978146</text:p>
              </table:table-cell>
              <table:table-cell office:value-type="float" office:value="0.290260982593419">
                <text:p>0.290260982593419</text:p>
              </table:table-cell>
              <table:table-cell office:value-type="float" office:value="0.290255565817395">
                <text:p>0.290255565817395</text:p>
              </table:table-cell>
              <table:table-cell office:value-type="float" office:value="0.290276628388372">
                <text:p>0.290276628388372</text:p>
              </table:table-cell>
              <table:table-cell office:value-type="float" office:value="0.290292755143351">
                <text:p>0.290292755143351</text:p>
              </table:table-cell>
              <table:table-cell office:value-type="float" office:value="0.29027686113805">
                <text:p>0.29027686113805</text:p>
              </table:table-cell>
              <table:table-cell office:value-type="float" office:value="0.29024673423409">
                <text:p>0.29024673423409</text:p>
              </table:table-cell>
              <table:table-cell office:value-type="float" office:value="0.290279175416271">
                <text:p>0.290279175416271</text:p>
              </table:table-cell>
              <table:table-cell office:value-type="float" office:value="0.29026979867201">
                <text:p>0.29026979867201</text:p>
              </table:table-cell>
              <table:table-cell office:value-type="float" office:value="0.290270572043594">
                <text:p>0.290270572043594</text:p>
              </table:table-cell>
              <table:table-cell office:value-type="float" office:value="0.290241916987219">
                <text:p>0.290241916987219</text:p>
              </table:table-cell>
              <table:table-cell office:value-type="float" office:value="0.290260276867019">
                <text:p>0.290260276867019</text:p>
              </table:table-cell>
              <table:table-cell office:value-type="float" office:value="0.290274046703675">
                <text:p>0.290274046703675</text:p>
              </table:table-cell>
              <table:table-cell office:value-type="float" office:value="0.290264923607968">
                <text:p>0.290264923607968</text:p>
              </table:table-cell>
              <table:table-cell office:value-type="float" office:value="0.290248677813334">
                <text:p>0.290248677813334</text:p>
              </table:table-cell>
              <table:table-cell office:value-type="float" office:value="0.290246962576894">
                <text:p>0.290246962576894</text:p>
              </table:table-cell>
              <table:table-cell office:value-type="float" office:value="0.290247601509139">
                <text:p>0.290247601509139</text:p>
              </table:table-cell>
              <table:table-cell office:value-type="float" office:value="0.290264418763923">
                <text:p>0.290264418763923</text:p>
              </table:table-cell>
              <table:table-cell office:value-type="float" office:value="0.290253451471671">
                <text:p>0.290253451471671</text:p>
              </table:table-cell>
              <table:table-cell office:value-type="float" office:value="0.290243126299941">
                <text:p>0.290243126299941</text:p>
              </table:table-cell>
              <table:table-cell office:value-type="float" office:value="0.290283383657799">
                <text:p>0.290283383657799</text:p>
              </table:table-cell>
              <table:table-cell office:value-type="float" office:value="0.290236252654424">
                <text:p>0.290236252654424</text:p>
              </table:table-cell>
              <table:table-cell office:value-type="float" office:value="0.29026248780295">
                <text:p>0.29026248780295</text:p>
              </table:table-cell>
              <table:table-cell office:value-type="float" office:value="0.290263003908148">
                <text:p>0.290263003908148</text:p>
              </table:table-cell>
              <table:table-cell office:value-type="float" office:value="0.290255671962162">
                <text:p>0.290255671962162</text:p>
              </table:table-cell>
              <table:table-cell office:value-type="float" office:value="0.290259109851572">
                <text:p>0.290259109851572</text:p>
              </table:table-cell>
              <table:table-cell office:value-type="float" office:value="0.290244207163347">
                <text:p>0.290244207163347</text:p>
              </table:table-cell>
              <table:table-cell office:value-type="float" office:value="0.290253832606654">
                <text:p>0.290253832606654</text:p>
              </table:table-cell>
              <table:table-cell office:value-type="float" office:value="0.290276380416921">
                <text:p>0.290276380416921</text:p>
              </table:table-cell>
              <table:table-cell office:value-type="float" office:value="0.29025205917846">
                <text:p>0.29025205917846</text:p>
              </table:table-cell>
              <table:table-cell office:value-type="float" office:value="0.290253077819338">
                <text:p>0.290253077819338</text:p>
              </table:table-cell>
              <table:table-cell office:value-type="float" office:value="0.29026634323932">
                <text:p>0.29026634323932</text:p>
              </table:table-cell>
              <table:table-cell office:value-type="float" office:value="0.290256838992114">
                <text:p>0.290256838992114</text:p>
              </table:table-cell>
              <table:table-cell office:value-type="float" office:value="0.290249829060073">
                <text:p>0.290249829060073</text:p>
              </table:table-cell>
              <table:table-cell office:value-type="float" office:value="0.290266090973753">
                <text:p>0.290266090973753</text:p>
              </table:table-cell>
              <table:table-cell office:value-type="float" office:value="0.290247361071329">
                <text:p>0.290247361071329</text:p>
              </table:table-cell>
              <table:table-cell office:value-type="float" office:value="0.289306544137834">
                <text:p>0.289306544137834</text:p>
              </table:table-cell>
              <table:table-cell office:value-type="float" office:value="0.28924659208701">
                <text:p>0.28924659208701</text:p>
              </table:table-cell>
              <table:table-cell office:value-type="float" office:value="0.289172502066139">
                <text:p>0.289172502066139</text:p>
              </table:table-cell>
              <table:table-cell office:value-type="float" office:value="0.289708880365229">
                <text:p>0.289708880365229</text:p>
              </table:table-cell>
              <table:table-cell office:value-type="float" office:value="0.290887821467584">
                <text:p>0.290887821467584</text:p>
              </table:table-cell>
              <table:table-cell office:value-type="float" office:value="0.291377048392681">
                <text:p>0.291377048392681</text:p>
              </table:table-cell>
              <table:table-cell office:value-type="float" office:value="0.292192858739593">
                <text:p>0.292192858739593</text:p>
              </table:table-cell>
              <table:table-cell office:value-type="float" office:value="0.29228984232884">
                <text:p>0.29228984232884</text:p>
              </table:table-cell>
              <table:table-cell office:value-type="float" office:value="0.292431232745778">
                <text:p>0.292431232745778</text:p>
              </table:table-cell>
              <table:table-cell office:value-type="float" office:value="0.292853324711307">
                <text:p>0.292853324711307</text:p>
              </table:table-cell>
              <table:table-cell office:value-type="float" office:value="0.295699534288506">
                <text:p>0.295699534288506</text:p>
              </table:table-cell>
              <table:table-cell office:value-type="float" office:value="0.29725493591978">
                <text:p>0.29725493591978</text:p>
              </table:table-cell>
              <table:table-cell office:value-type="float" office:value="0.304415846721142">
                <text:p>0.304415846721142</text:p>
              </table:table-cell>
              <table:table-cell office:value-type="float" office:value="0.316627121423474">
                <text:p>0.316627121423474</text:p>
              </table:table-cell>
              <table:table-cell office:value-type="float" office:value="0.328321439168739">
                <text:p>0.328321439168739</text:p>
              </table:table-cell>
              <table:table-cell office:value-type="float" office:value="0.334055019369565">
                <text:p>0.334055019369565</text:p>
              </table:table-cell>
              <table:table-cell office:value-type="float" office:value="0.332808918559714">
                <text:p>0.332808918559714</text:p>
              </table:table-cell>
              <table:table-cell office:value-type="float" office:value="0.331968559198352">
                <text:p>0.331968559198352</text:p>
              </table:table-cell>
              <table:table-cell office:value-type="float" office:value="0.334115536565326">
                <text:p>0.334115536565326</text:p>
              </table:table-cell>
              <table:table-cell office:value-type="float" office:value="0.303763082431316">
                <text:p>0.303763082431316</text:p>
              </table:table-cell>
              <table:table-cell office:value-type="float" office:value="0.297213759105154">
                <text:p>0.297213759105154</text:p>
              </table:table-cell>
              <table:table-cell office:value-type="float" office:value="0.299130557310793">
                <text:p>0.299130557310793</text:p>
              </table:table-cell>
              <table:table-cell office:value-type="float" office:value="0.300007199680708">
                <text:p>0.300007199680708</text:p>
              </table:table-cell>
              <table:table-cell office:value-type="float" office:value="0.302656046019896">
                <text:p>0.302656046019896</text:p>
              </table:table-cell>
              <table:table-cell office:value-type="float" office:value="0.304013306473117">
                <text:p>0.304013306473117</text:p>
              </table:table-cell>
              <table:table-cell office:value-type="float" office:value="0.300145586638397">
                <text:p>0.300145586638397</text:p>
              </table:table-cell>
              <table:table-cell office:value-type="float" office:value="0.300389837775436">
                <text:p>0.300389837775436</text:p>
              </table:table-cell>
              <table:table-cell office:value-type="float" office:value="0.323868724822944">
                <text:p>0.323868724822944</text:p>
              </table:table-cell>
              <table:table-cell office:value-type="float" office:value="0.305059108190442">
                <text:p>0.305059108190442</text:p>
              </table:table-cell>
              <table:table-cell office:value-type="float" office:value="0.300476504430238">
                <text:p>0.300476504430238</text:p>
              </table:table-cell>
              <table:table-cell office:value-type="float" office:value="0.29284393730619">
                <text:p>0.29284393730619</text:p>
              </table:table-cell>
              <table:table-cell office:value-type="float" office:value="0.294252956009998">
                <text:p>0.294252956009998</text:p>
              </table:table-cell>
              <table:table-cell office:value-type="float" office:value="0.295838190329663">
                <text:p>0.295838190329663</text:p>
              </table:table-cell>
              <table:table-cell office:value-type="float" office:value="0.294510164431422">
                <text:p>0.294510164431422</text:p>
              </table:table-cell>
              <table:table-cell office:value-type="float" office:value="0.293937525000363">
                <text:p>0.293937525000363</text:p>
              </table:table-cell>
              <table:table-cell office:value-type="float" office:value="0.294778202063078">
                <text:p>0.294778202063078</text:p>
              </table:table-cell>
              <table:table-cell office:value-type="float" office:value="0.297618288129802">
                <text:p>0.297618288129802</text:p>
              </table:table-cell>
              <table:table-cell office:value-type="float" office:value="0.299357068209753">
                <text:p>0.299357068209753</text:p>
              </table:table-cell>
              <table:table-cell office:value-type="float" office:value="0.306792112755802">
                <text:p>0.306792112755802</text:p>
              </table:table-cell>
              <table:table-cell office:value-type="float" office:value="0.308540093451224">
                <text:p>0.308540093451224</text:p>
              </table:table-cell>
              <table:table-cell office:value-type="float" office:value="0.307240585416588">
                <text:p>0.307240585416588</text:p>
              </table:table-cell>
              <table:table-cell office:value-type="float" office:value="0.30498304707286">
                <text:p>0.30498304707286</text:p>
              </table:table-cell>
              <table:table-cell office:value-type="float" office:value="0.312817657047202">
                <text:p>0.312817657047202</text:p>
              </table:table-cell>
              <table:table-cell office:value-type="float" office:value="0.32292886594407">
                <text:p>0.32292886594407</text:p>
              </table:table-cell>
              <table:table-cell office:value-type="float" office:value="0.324807881288884">
                <text:p>0.324807881288884</text:p>
              </table:table-cell>
              <table:table-cell office:value-type="float" office:value="0.326334674655498">
                <text:p>0.326334674655498</text:p>
              </table:table-cell>
              <table:table-cell office:value-type="float" office:value="0.324545862109589">
                <text:p>0.324545862109589</text:p>
              </table:table-cell>
              <table:table-cell office:value-type="float" office:value="0.323484995608804">
                <text:p>0.323484995608804</text:p>
              </table:table-cell>
              <table:table-cell office:value-type="float" office:value="0.326347448830762">
                <text:p>0.326347448830762</text:p>
              </table:table-cell>
              <table:table-cell office:value-type="float" office:value="0.324479964383135">
                <text:p>0.324479964383135</text:p>
              </table:table-cell>
              <table:table-cell office:value-type="float" office:value="0.306548110950152">
                <text:p>0.306548110950152</text:p>
              </table:table-cell>
              <table:table-cell office:value-type="float" office:value="0.307910262068375">
                <text:p>0.307910262068375</text:p>
              </table:table-cell>
              <table:table-cell office:value-type="float" office:value="0.305273915446072">
                <text:p>0.305273915446072</text:p>
              </table:table-cell>
              <table:table-cell office:value-type="float" office:value="0.299565896462535">
                <text:p>0.299565896462535</text:p>
              </table:table-cell>
              <table:table-cell office:value-type="float" office:value="0.29761403132576">
                <text:p>0.29761403132576</text:p>
              </table:table-cell>
              <table:table-cell office:value-type="float" office:value="0.297493963947318">
                <text:p>0.297493963947318</text:p>
              </table:table-cell>
              <table:table-cell office:value-type="float" office:value="0.292254712424625">
                <text:p>0.292254712424625</text:p>
              </table:table-cell>
              <table:table-cell office:value-type="float" office:value="0.289777717546649">
                <text:p>0.289777717546649</text:p>
              </table:table-cell>
              <table:table-cell office:value-type="float" office:value="0.289328257572875">
                <text:p>0.289328257572875</text:p>
              </table:table-cell>
              <table:table-cell office:value-type="float" office:value="0.33197980783788">
                <text:p>0.33197980783788</text:p>
              </table:table-cell>
              <table:table-cell office:value-type="float" office:value="0.329908558383226">
                <text:p>0.329908558383226</text:p>
              </table:table-cell>
              <table:table-cell office:value-type="float" office:value="0.329312688122186">
                <text:p>0.329312688122186</text:p>
              </table:table-cell>
              <table:table-cell office:value-type="float" office:value="0.328994347900998">
                <text:p>0.328994347900998</text:p>
              </table:table-cell>
              <table:table-cell office:value-type="float" office:value="0.31532532349773">
                <text:p>0.31532532349773</text:p>
              </table:table-cell>
              <table:table-cell office:value-type="float" office:value="0.309003206470124">
                <text:p>0.309003206470124</text:p>
              </table:table-cell>
              <table:table-cell office:value-type="float" office:value="0.295749863567994">
                <text:p>0.295749863567994</text:p>
              </table:table-cell>
              <table:table-cell office:value-type="float" office:value="0.295877204314092">
                <text:p>0.295877204314092</text:p>
              </table:table-cell>
              <table:table-cell office:value-type="float" office:value="0.29792951090329">
                <text:p>0.29792951090329</text:p>
              </table:table-cell>
              <table:table-cell office:value-type="float" office:value="0.297396364420766">
                <text:p>0.297396364420766</text:p>
              </table:table-cell>
              <table:table-cell office:value-type="float" office:value="0.295011509148478">
                <text:p>0.295011509148478</text:p>
              </table:table-cell>
              <table:table-cell office:value-type="float" office:value="0.29464027463302">
                <text:p>0.29464027463302</text:p>
              </table:table-cell>
              <table:table-cell office:value-type="float" office:value="0.294203627434683">
                <text:p>0.294203627434683</text:p>
              </table:table-cell>
              <table:table-cell office:value-type="float" office:value="0.295716444255421">
                <text:p>0.295716444255421</text:p>
              </table:table-cell>
              <table:table-cell office:value-type="float" office:value="0.297232941480233">
                <text:p>0.297232941480233</text:p>
              </table:table-cell>
              <table:table-cell office:value-type="float" office:value="0.301036058267723">
                <text:p>0.301036058267723</text:p>
              </table:table-cell>
              <table:table-cell office:value-type="float" office:value="0.309784027887051">
                <text:p>0.309784027887051</text:p>
              </table:table-cell>
              <table:table-cell office:value-type="float" office:value="0.321304664527221">
                <text:p>0.321304664527221</text:p>
              </table:table-cell>
              <table:table-cell office:value-type="float" office:value="0.324646255059575">
                <text:p>0.324646255059575</text:p>
              </table:table-cell>
              <table:table-cell office:value-type="float" office:value="0.325895027586004">
                <text:p>0.325895027586004</text:p>
              </table:table-cell>
              <table:table-cell office:value-type="float" office:value="0.324085564736844">
                <text:p>0.324085564736844</text:p>
              </table:table-cell>
              <table:table-cell office:value-type="float" office:value="0.322162094388328">
                <text:p>0.322162094388328</text:p>
              </table:table-cell>
              <table:table-cell office:value-type="float" office:value="0.320036756728363">
                <text:p>0.320036756728363</text:p>
              </table:table-cell>
              <table:table-cell office:value-type="float" office:value="0.319688747457355">
                <text:p>0.319688747457355</text:p>
              </table:table-cell>
              <table:table-cell office:value-type="float" office:value="0.317103846663118">
                <text:p>0.317103846663118</text:p>
              </table:table-cell>
              <table:table-cell office:value-type="float" office:value="0.308788070972116">
                <text:p>0.308788070972116</text:p>
              </table:table-cell>
              <table:table-cell office:value-type="float" office:value="0.305284550021972">
                <text:p>0.305284550021972</text:p>
              </table:table-cell>
              <table:table-cell office:value-type="float" office:value="0.295526988832998">
                <text:p>0.295526988832998</text:p>
              </table:table-cell>
              <table:table-cell office:value-type="float" office:value="0.293585877899108">
                <text:p>0.293585877899108</text:p>
              </table:table-cell>
              <table:table-cell office:value-type="float" office:value="0.291495600679353">
                <text:p>0.291495600679353</text:p>
              </table:table-cell>
              <table:table-cell office:value-type="float" office:value="0.288721489668289">
                <text:p>0.288721489668289</text:p>
              </table:table-cell>
              <table:table-cell office:value-type="float" office:value="0.286789136180128">
                <text:p>0.286789136180128</text:p>
              </table:table-cell>
              <table:table-cell office:value-type="float" office:value="0.287263510264908">
                <text:p>0.287263510264908</text:p>
              </table:table-cell>
              <table:table-cell office:value-type="float" office:value="0.326120876157112">
                <text:p>0.326120876157112</text:p>
              </table:table-cell>
              <table:table-cell office:value-type="float" office:value="0.322559636538463">
                <text:p>0.322559636538463</text:p>
              </table:table-cell>
              <table:table-cell office:value-type="float" office:value="0.319320994843063">
                <text:p>0.319320994843063</text:p>
              </table:table-cell>
              <table:table-cell office:value-type="float" office:value="0.30273647649229">
                <text:p>0.30273647649229</text:p>
              </table:table-cell>
              <table:table-cell office:value-type="float" office:value="0.297884524859771">
                <text:p>0.297884524859771</text:p>
              </table:table-cell>
              <table:table-cell office:value-type="float" office:value="0.29229086563163">
                <text:p>0.29229086563163</text:p>
              </table:table-cell>
              <table:table-cell office:value-type="float" office:value="0.292317824958547">
                <text:p>0.292317824958547</text:p>
              </table:table-cell>
              <table:table-cell office:value-type="float" office:value="0.297139620094998">
                <text:p>0.297139620094998</text:p>
              </table:table-cell>
              <table:table-cell office:value-type="float" office:value="0.298961466661896">
                <text:p>0.298961466661896</text:p>
              </table:table-cell>
              <table:table-cell office:value-type="float" office:value="0.29899728220921">
                <text:p>0.29899728220921</text:p>
              </table:table-cell>
              <table:table-cell office:value-type="float" office:value="0.29817528493745">
                <text:p>0.29817528493745</text:p>
              </table:table-cell>
              <table:table-cell office:value-type="float" office:value="0.29807658437934">
                <text:p>0.29807658437934</text:p>
              </table:table-cell>
              <table:table-cell office:value-type="float" office:value="0.296552014859204">
                <text:p>0.296552014859204</text:p>
              </table:table-cell>
              <table:table-cell office:value-type="float" office:value="0.298629952041349">
                <text:p>0.298629952041349</text:p>
              </table:table-cell>
              <table:table-cell office:value-type="float" office:value="0.301292511932756">
                <text:p>0.301292511932756</text:p>
              </table:table-cell>
              <table:table-cell office:value-type="float" office:value="0.306796393177006">
                <text:p>0.306796393177006</text:p>
              </table:table-cell>
              <table:table-cell office:value-type="float" office:value="0.309388612591618">
                <text:p>0.309388612591618</text:p>
              </table:table-cell>
              <table:table-cell office:value-type="float" office:value="0.313428764203761">
                <text:p>0.313428764203761</text:p>
              </table:table-cell>
              <table:table-cell office:value-type="float" office:value="0.315290307681228">
                <text:p>0.315290307681228</text:p>
              </table:table-cell>
              <table:table-cell office:value-type="float" office:value="0.325483736719523">
                <text:p>0.325483736719523</text:p>
              </table:table-cell>
              <table:table-cell office:value-type="float" office:value="0.329759555577374">
                <text:p>0.329759555577374</text:p>
              </table:table-cell>
              <table:table-cell office:value-type="float" office:value="0.330417814824775">
                <text:p>0.330417814824775</text:p>
              </table:table-cell>
              <table:table-cell office:value-type="float" office:value="0.331006502177901">
                <text:p>0.331006502177901</text:p>
              </table:table-cell>
              <table:table-cell office:value-type="float" office:value="0.330116141148352">
                <text:p>0.330116141148352</text:p>
              </table:table-cell>
              <table:table-cell office:value-type="float" office:value="0.329637293505078">
                <text:p>0.329637293505078</text:p>
              </table:table-cell>
              <table:table-cell office:value-type="float" office:value="0.332435748606391">
                <text:p>0.332435748606391</text:p>
              </table:table-cell>
              <table:table-cell office:value-type="float" office:value="0.331142056795726">
                <text:p>0.331142056795726</text:p>
              </table:table-cell>
              <table:table-cell office:value-type="float" office:value="0.306178631994108">
                <text:p>0.306178631994108</text:p>
              </table:table-cell>
              <table:table-cell office:value-type="float" office:value="0.301993603731484">
                <text:p>0.301993603731484</text:p>
              </table:table-cell>
              <table:table-cell office:value-type="float" office:value="0.299392477309467">
                <text:p>0.299392477309467</text:p>
              </table:table-cell>
              <table:table-cell office:value-type="float" office:value="0.299745294364731">
                <text:p>0.299745294364731</text:p>
              </table:table-cell>
              <table:table-cell office:value-type="float" office:value="0.300167989182781">
                <text:p>0.300167989182781</text:p>
              </table:table-cell>
              <table:table-cell office:value-type="float" office:value="0.301393831859956">
                <text:p>0.301393831859956</text:p>
              </table:table-cell>
              <table:table-cell office:value-type="float" office:value="0.301240547285787">
                <text:p>0.301240547285787</text:p>
              </table:table-cell>
              <table:table-cell office:value-type="float" office:value="0.299975287129321">
                <text:p>0.299975287129321</text:p>
              </table:table-cell>
              <table:table-cell office:value-type="float" office:value="0.297720382828342">
                <text:p>0.297720382828342</text:p>
              </table:table-cell>
              <table:table-cell office:value-type="float" office:value="0.323452096191239">
                <text:p>0.323452096191239</text:p>
              </table:table-cell>
              <table:table-cell office:value-type="float" office:value="0.321279326009322">
                <text:p>0.321279326009322</text:p>
              </table:table-cell>
              <table:table-cell office:value-type="float" office:value="0.312888385838594">
                <text:p>0.312888385838594</text:p>
              </table:table-cell>
              <table:table-cell office:value-type="float" office:value="0.3081852166975">
                <text:p>0.3081852166975</text:p>
              </table:table-cell>
              <table:table-cell office:value-type="float" office:value="0.308162693590924">
                <text:p>0.308162693590924</text:p>
              </table:table-cell>
              <table:table-cell office:value-type="float" office:value="0.302265849768311">
                <text:p>0.302265849768311</text:p>
              </table:table-cell>
              <table:table-cell office:value-type="float" office:value="0.301605067932909">
                <text:p>0.301605067932909</text:p>
              </table:table-cell>
              <table:table-cell office:value-type="float" office:value="0.300197081874303">
                <text:p>0.300197081874303</text:p>
              </table:table-cell>
              <table:table-cell office:value-type="float" office:value="0.298652681722425">
                <text:p>0.298652681722425</text:p>
              </table:table-cell>
              <table:table-cell office:value-type="float" office:value="0.298462230883211">
                <text:p>0.298462230883211</text:p>
              </table:table-cell>
              <table:table-cell office:value-type="float" office:value="0.298865529383592">
                <text:p>0.298865529383592</text:p>
              </table:table-cell>
              <table:table-cell office:value-type="float" office:value="0.30283211782547">
                <text:p>0.30283211782547</text:p>
              </table:table-cell>
              <table:table-cell office:value-type="float" office:value="0.306961577726">
                <text:p>0.306961577726</text:p>
              </table:table-cell>
              <table:table-cell office:value-type="float" office:value="0.315237309122099">
                <text:p>0.315237309122099</text:p>
              </table:table-cell>
              <table:table-cell office:value-type="float" office:value="0.317803235425163">
                <text:p>0.317803235425163</text:p>
              </table:table-cell>
              <table:table-cell office:value-type="float" office:value="0.320335001441378">
                <text:p>0.320335001441378</text:p>
              </table:table-cell>
              <table:table-cell office:value-type="float" office:value="0.324670305177304">
                <text:p>0.324670305177304</text:p>
              </table:table-cell>
              <table:table-cell office:value-type="float" office:value="0.334786559767886">
                <text:p>0.334786559767886</text:p>
              </table:table-cell>
              <table:table-cell office:value-type="float" office:value="0.331313202795361">
                <text:p>0.331313202795361</text:p>
              </table:table-cell>
              <table:table-cell office:value-type="float" office:value="0.329475597170897">
                <text:p>0.329475597170897</text:p>
              </table:table-cell>
              <table:table-cell office:value-type="float" office:value="0.326933411933102">
                <text:p>0.326933411933102</text:p>
              </table:table-cell>
              <table:table-cell office:value-type="float" office:value="0.301470981600312">
                <text:p>0.301470981600312</text:p>
              </table:table-cell>
              <table:table-cell office:value-type="float" office:value="0.301512561762975">
                <text:p>0.301512561762975</text:p>
              </table:table-cell>
              <table:table-cell office:value-type="float" office:value="0.291576030920919">
                <text:p>0.291576030920919</text:p>
              </table:table-cell>
              <table:table-cell office:value-type="float" office:value="0.288292477837688">
                <text:p>0.288292477837688</text:p>
              </table:table-cell>
              <table:table-cell office:value-type="float" office:value="0.325502514734731">
                <text:p>0.325502514734731</text:p>
              </table:table-cell>
              <table:table-cell office:value-type="float" office:value="0.324266221513616">
                <text:p>0.324266221513616</text:p>
              </table:table-cell>
              <table:table-cell office:value-type="float" office:value="0.321722176379094">
                <text:p>0.321722176379094</text:p>
              </table:table-cell>
              <table:table-cell office:value-type="float" office:value="0.316761292356422">
                <text:p>0.316761292356422</text:p>
              </table:table-cell>
              <table:table-cell office:value-type="float" office:value="0.305963406032446">
                <text:p>0.305963406032446</text:p>
              </table:table-cell>
              <table:table-cell office:value-type="float" office:value="0.302679917450806">
                <text:p>0.302679917450806</text:p>
              </table:table-cell>
              <table:table-cell office:value-type="float" office:value="0.300071157884983">
                <text:p>0.300071157884983</text:p>
              </table:table-cell>
              <table:table-cell office:value-type="float" office:value="0.294395437241836">
                <text:p>0.294395437241836</text:p>
              </table:table-cell>
              <table:table-cell office:value-type="float" office:value="0.295216625456773">
                <text:p>0.295216625456773</text:p>
              </table:table-cell>
              <table:table-cell office:value-type="float" office:value="0.299574592023406">
                <text:p>0.299574592023406</text:p>
              </table:table-cell>
              <table:table-cell office:value-type="float" office:value="0.299099112035902">
                <text:p>0.299099112035902</text:p>
              </table:table-cell>
              <table:table-cell office:value-type="float" office:value="0.298049407814452">
                <text:p>0.298049407814452</text:p>
              </table:table-cell>
              <table:table-cell office:value-type="float" office:value="0.296696838069091">
                <text:p>0.296696838069091</text:p>
              </table:table-cell>
              <table:table-cell office:value-type="float" office:value="0.299186448349166">
                <text:p>0.299186448349166</text:p>
              </table:table-cell>
              <table:table-cell office:value-type="float" office:value="0.301446619781679">
                <text:p>0.301446619781679</text:p>
              </table:table-cell>
              <table:table-cell office:value-type="float" office:value="0.3071335615218">
                <text:p>0.3071335615218</text:p>
              </table:table-cell>
              <table:table-cell office:value-type="float" office:value="0.308322566992541">
                <text:p>0.308322566992541</text:p>
              </table:table-cell>
              <table:table-cell office:value-type="float" office:value="0.316390187582433">
                <text:p>0.316390187582433</text:p>
              </table:table-cell>
              <table:table-cell office:value-type="float" office:value="0.316638180097677">
                <text:p>0.316638180097677</text:p>
              </table:table-cell>
              <table:table-cell office:value-type="float" office:value="0.318660889565365">
                <text:p>0.318660889565365</text:p>
              </table:table-cell>
              <table:table-cell office:value-type="float" office:value="0.330040898022689">
                <text:p>0.330040898022689</text:p>
              </table:table-cell>
              <table:table-cell office:value-type="float" office:value="0.331394576095108">
                <text:p>0.331394576095108</text:p>
              </table:table-cell>
              <table:table-cell office:value-type="float" office:value="0.331933413176754">
                <text:p>0.331933413176754</text:p>
              </table:table-cell>
              <table:table-cell office:value-type="float" office:value="0.332650970345902">
                <text:p>0.332650970345902</text:p>
              </table:table-cell>
              <table:table-cell office:value-type="float" office:value="0.309759701942735">
                <text:p>0.309759701942735</text:p>
              </table:table-cell>
              <table:table-cell office:value-type="float" office:value="0.303836582782982">
                <text:p>0.303836582782982</text:p>
              </table:table-cell>
              <table:table-cell office:value-type="float" office:value="0.301694494882002">
                <text:p>0.301694494882002</text:p>
              </table:table-cell>
              <table:table-cell office:value-type="float" office:value="0.298494933867024">
                <text:p>0.298494933867024</text:p>
              </table:table-cell>
              <table:table-cell office:value-type="float" office:value="0.299934154042159">
                <text:p>0.299934154042159</text:p>
              </table:table-cell>
              <table:table-cell office:value-type="float" office:value="0.302208859589915">
                <text:p>0.302208859589915</text:p>
              </table:table-cell>
              <table:table-cell office:value-type="float" office:value="0.302991804979599">
                <text:p>0.302991804979599</text:p>
              </table:table-cell>
              <table:table-cell office:value-type="float" office:value="0.298964222668965">
                <text:p>0.298964222668965</text:p>
              </table:table-cell>
              <table:table-cell office:value-type="float" office:value="0.304380456530029">
                <text:p>0.304380456530029</text:p>
              </table:table-cell>
              <table:table-cell office:value-type="float" office:value="0.302888666729119">
                <text:p>0.302888666729119</text:p>
              </table:table-cell>
              <table:table-cell office:value-type="float" office:value="0.291117166339271">
                <text:p>0.291117166339271</text:p>
              </table:table-cell>
              <table:table-cell office:value-type="float" office:value="0.289336748538224">
                <text:p>0.289336748538224</text:p>
              </table:table-cell>
              <table:table-cell office:value-type="float" office:value="0.28930701560155">
                <text:p>0.28930701560155</text:p>
              </table:table-cell>
              <table:table-cell office:value-type="float" office:value="0.290708357611463">
                <text:p>0.290708357611463</text:p>
              </table:table-cell>
              <table:table-cell office:value-type="float" office:value="0.297568521618642">
                <text:p>0.297568521618642</text:p>
              </table:table-cell>
              <table:table-cell office:value-type="float" office:value="0.300696445298129">
                <text:p>0.300696445298129</text:p>
              </table:table-cell>
              <table:table-cell office:value-type="float" office:value="0.299875608194073">
                <text:p>0.299875608194073</text:p>
              </table:table-cell>
              <table:table-cell office:value-type="float" office:value="0.299225142673989">
                <text:p>0.299225142673989</text:p>
              </table:table-cell>
              <table:table-cell office:value-type="float" office:value="0.298960152750923">
                <text:p>0.298960152750923</text:p>
              </table:table-cell>
              <table:table-cell office:value-type="float" office:value="0.298600904884897">
                <text:p>0.298600904884897</text:p>
              </table:table-cell>
              <table:table-cell office:value-type="float" office:value="0.298353674219369">
                <text:p>0.298353674219369</text:p>
              </table:table-cell>
              <table:table-cell office:value-type="float" office:value="0.301033963694035">
                <text:p>0.301033963694035</text:p>
              </table:table-cell>
              <table:table-cell office:value-type="float" office:value="0.30387853858378">
                <text:p>0.30387853858378</text:p>
              </table:table-cell>
              <table:table-cell office:value-type="float" office:value="0.307679744603199">
                <text:p>0.307679744603199</text:p>
              </table:table-cell>
              <table:table-cell office:value-type="float" office:value="0.310964535417155">
                <text:p>0.310964535417155</text:p>
              </table:table-cell>
              <table:table-cell office:value-type="float" office:value="0.325524968133965">
                <text:p>0.325524968133965</text:p>
              </table:table-cell>
              <table:table-cell office:value-type="float" office:value="0.325047675987844">
                <text:p>0.325047675987844</text:p>
              </table:table-cell>
              <table:table-cell office:value-type="float" office:value="0.325471235191766">
                <text:p>0.325471235191766</text:p>
              </table:table-cell>
              <table:table-cell office:value-type="float" office:value="0.325363544620151">
                <text:p>0.325363544620151</text:p>
              </table:table-cell>
              <table:table-cell office:value-type="float" office:value="0.325266538200302">
                <text:p>0.325266538200302</text:p>
              </table:table-cell>
              <table:table-cell office:value-type="float" office:value="0.325136377717003">
                <text:p>0.325136377717003</text:p>
              </table:table-cell>
              <table:table-cell office:value-type="float" office:value="0.325121414774297">
                <text:p>0.325121414774297</text:p>
              </table:table-cell>
              <table:table-cell office:value-type="float" office:value="0.325130866294613">
                <text:p>0.325130866294613</text:p>
              </table:table-cell>
              <table:table-cell office:value-type="float" office:value="0.325205353411633">
                <text:p>0.325205353411633</text:p>
              </table:table-cell>
              <table:table-cell office:value-type="float" office:value="0.325143401515934">
                <text:p>0.325143401515934</text:p>
              </table:table-cell>
              <table:table-cell office:value-type="float" office:value="0.325160003379572">
                <text:p>0.325160003379572</text:p>
              </table:table-cell>
              <table:table-cell office:value-type="float" office:value="0.325222306598469">
                <text:p>0.325222306598469</text:p>
              </table:table-cell>
              <table:table-cell office:value-type="float" office:value="0.325185723054404">
                <text:p>0.325185723054404</text:p>
              </table:table-cell>
              <table:table-cell office:value-type="float" office:value="0.325158061797359">
                <text:p>0.325158061797359</text:p>
              </table:table-cell>
              <table:table-cell office:value-type="float" office:value="0.325223521563727">
                <text:p>0.325223521563727</text:p>
              </table:table-cell>
              <table:table-cell office:value-type="float" office:value="0.325190300090958">
                <text:p>0.325190300090958</text:p>
              </table:table-cell>
              <table:table-cell office:value-type="float" office:value="0.325181136401434">
                <text:p>0.325181136401434</text:p>
              </table:table-cell>
              <table:table-cell office:value-type="float" office:value="0.325175990148627">
                <text:p>0.325175990148627</text:p>
              </table:table-cell>
              <table:table-cell office:value-type="float" office:value="0.325186578466508">
                <text:p>0.325186578466508</text:p>
              </table:table-cell>
              <table:table-cell office:value-type="float" office:value="0.325141046876481">
                <text:p>0.325141046876481</text:p>
              </table:table-cell>
              <table:table-cell office:value-type="float" office:value="0.325177513316081">
                <text:p>0.325177513316081</text:p>
              </table:table-cell>
              <table:table-cell office:value-type="float" office:value="0.325184155510337">
                <text:p>0.325184155510337</text:p>
              </table:table-cell>
              <table:table-cell office:value-type="float" office:value="0.325171127264257">
                <text:p>0.325171127264257</text:p>
              </table:table-cell>
              <table:table-cell office:value-type="float" office:value="0.325167478652709">
                <text:p>0.325167478652709</text:p>
              </table:table-cell>
              <table:table-cell office:value-type="float" office:value="0.325137555198162">
                <text:p>0.325137555198162</text:p>
              </table:table-cell>
              <table:table-cell office:value-type="float" office:value="0.325155816822339">
                <text:p>0.325155816822339</text:p>
              </table:table-cell>
              <table:table-cell office:value-type="float" office:value="0.325149046239059">
                <text:p>0.325149046239059</text:p>
              </table:table-cell>
              <table:table-cell office:value-type="float" office:value="0.325162062760596">
                <text:p>0.325162062760596</text:p>
              </table:table-cell>
              <table:table-cell office:value-type="float" office:value="0.325196348545458">
                <text:p>0.325196348545458</text:p>
              </table:table-cell>
              <table:table-cell office:value-type="float" office:value="0.32514953169275">
                <text:p>0.32514953169275</text:p>
              </table:table-cell>
              <table:table-cell office:value-type="float" office:value="0.325140653057545">
                <text:p>0.325140653057545</text:p>
              </table:table-cell>
              <table:table-cell office:value-type="float" office:value="0.325194535433462">
                <text:p>0.325194535433462</text:p>
              </table:table-cell>
              <table:table-cell office:value-type="float" office:value="0.325192454423096">
                <text:p>0.325192454423096</text:p>
              </table:table-cell>
              <table:table-cell office:value-type="float" office:value="0.325209587836795">
                <text:p>0.325209587836795</text:p>
              </table:table-cell>
              <table:table-cell office:value-type="float" office:value="0.325163815689599">
                <text:p>0.325163815689599</text:p>
              </table:table-cell>
              <table:table-cell office:value-type="float" office:value="0.32515549836785">
                <text:p>0.32515549836785</text:p>
              </table:table-cell>
              <table:table-cell office:value-type="float" office:value="0.325163657924371">
                <text:p>0.325163657924371</text:p>
              </table:table-cell>
              <table:table-cell office:value-type="float" office:value="0.325127501658793">
                <text:p>0.325127501658793</text:p>
              </table:table-cell>
              <table:table-cell office:value-type="float" office:value="0.325168461027114">
                <text:p>0.325168461027114</text:p>
              </table:table-cell>
              <table:table-cell office:value-type="float" office:value="0.32520777711691">
                <text:p>0.32520777711691</text:p>
              </table:table-cell>
              <table:table-cell office:value-type="float" office:value="0.325135233845118">
                <text:p>0.325135233845118</text:p>
              </table:table-cell>
              <table:table-cell office:value-type="float" office:value="0.325216804328918">
                <text:p>0.325216804328918</text:p>
              </table:table-cell>
              <table:table-cell office:value-type="float" office:value="0.325157023580043">
                <text:p>0.325157023580043</text:p>
              </table:table-cell>
              <table:table-cell office:value-type="float" office:value="0.325224824621348">
                <text:p>0.325224824621348</text:p>
              </table:table-cell>
              <table:table-cell office:value-type="float" office:value="0.325171612473577">
                <text:p>0.325171612473577</text:p>
              </table:table-cell>
              <table:table-cell office:value-type="float" office:value="0.325149000530092">
                <text:p>0.325149000530092</text:p>
              </table:table-cell>
              <table:table-cell office:value-type="float" office:value="0.325173978197838">
                <text:p>0.325173978197838</text:p>
              </table:table-cell>
              <table:table-cell office:value-type="float" office:value="0.32516486243365">
                <text:p>0.32516486243365</text:p>
              </table:table-cell>
              <table:table-cell office:value-type="float" office:value="0.325180500921923">
                <text:p>0.325180500921923</text:p>
              </table:table-cell>
              <table:table-cell office:value-type="float" office:value="0.325162455591452">
                <text:p>0.325162455591452</text:p>
              </table:table-cell>
              <table:table-cell office:value-type="float" office:value="0.325178247203189">
                <text:p>0.325178247203189</text:p>
              </table:table-cell>
              <table:table-cell office:value-type="float" office:value="0.325166987188114">
                <text:p>0.325166987188114</text:p>
              </table:table-cell>
              <table:table-cell office:value-type="float" office:value="0.325151035037455">
                <text:p>0.325151035037455</text:p>
              </table:table-cell>
              <table:table-cell office:value-type="float" office:value="0.325139718184905">
                <text:p>0.325139718184905</text:p>
              </table:table-cell>
              <table:table-cell office:value-type="float" office:value="0.325177102478859">
                <text:p>0.325177102478859</text:p>
              </table:table-cell>
              <table:table-cell office:value-type="float" office:value="0.325149296679059">
                <text:p>0.325149296679059</text:p>
              </table:table-cell>
              <table:table-cell office:value-type="float" office:value="0.325171573584178">
                <text:p>0.325171573584178</text:p>
              </table:table-cell>
              <table:table-cell office:value-type="float" office:value="0.325161774496455">
                <text:p>0.325161774496455</text:p>
              </table:table-cell>
              <table:table-cell office:value-type="float" office:value="0.325192564364752">
                <text:p>0.325192564364752</text:p>
              </table:table-cell>
              <table:table-cell office:value-type="float" office:value="0.325155893070465">
                <text:p>0.325155893070465</text:p>
              </table:table-cell>
              <table:table-cell office:value-type="float" office:value="0.325184121504443">
                <text:p>0.325184121504443</text:p>
              </table:table-cell>
              <table:table-cell office:value-type="float" office:value="0.325159602885993">
                <text:p>0.325159602885993</text:p>
              </table:table-cell>
              <table:table-cell office:value-type="float" office:value="0.325155893384636">
                <text:p>0.325155893384636</text:p>
              </table:table-cell>
              <table:table-cell office:value-type="float" office:value="0.325153952492657">
                <text:p>0.325153952492657</text:p>
              </table:table-cell>
              <table:table-cell office:value-type="float" office:value="0.325169634423311">
                <text:p>0.325169634423311</text:p>
              </table:table-cell>
              <table:table-cell office:value-type="float" office:value="0.325144111737071">
                <text:p>0.325144111737071</text:p>
              </table:table-cell>
              <table:table-cell office:value-type="float" office:value="0.32517810969135">
                <text:p>0.32517810969135</text:p>
              </table:table-cell>
              <table:table-cell office:value-type="float" office:value="0.325183228336011">
                <text:p>0.325183228336011</text:p>
              </table:table-cell>
              <table:table-cell office:value-type="float" office:value="0.325159428535253">
                <text:p>0.325159428535253</text:p>
              </table:table-cell>
              <table:table-cell office:value-type="float" office:value="0.325183739815033">
                <text:p>0.325183739815033</text:p>
              </table:table-cell>
              <table:table-cell office:value-type="float" office:value="0.325177444809215">
                <text:p>0.325177444809215</text:p>
              </table:table-cell>
              <table:table-cell office:value-type="float" office:value="0.325187551680916">
                <text:p>0.325187551680916</text:p>
              </table:table-cell>
              <table:table-cell office:value-type="float" office:value="0.325169919023">
                <text:p>0.325169919023</text:p>
              </table:table-cell>
              <table:table-cell office:value-type="float" office:value="0.325147479160301">
                <text:p>0.325147479160301</text:p>
              </table:table-cell>
              <table:table-cell office:value-type="float" office:value="0.325175786680221">
                <text:p>0.325175786680221</text:p>
              </table:table-cell>
              <table:table-cell office:value-type="float" office:value="0.32516698634989">
                <text:p>0.32516698634989</text:p>
              </table:table-cell>
              <table:table-cell office:value-type="float" office:value="0.325175680867927">
                <text:p>0.325175680867927</text:p>
              </table:table-cell>
              <table:table-cell office:value-type="float" office:value="0.325180144673491">
                <text:p>0.325180144673491</text:p>
              </table:table-cell>
              <table:table-cell office:value-type="float" office:value="0.325184343660499">
                <text:p>0.325184343660499</text:p>
              </table:table-cell>
              <table:table-cell office:value-type="float" office:value="0.325176104288885">
                <text:p>0.325176104288885</text:p>
              </table:table-cell>
              <table:table-cell office:value-type="float" office:value="0.325177546779274">
                <text:p>0.325177546779274</text:p>
              </table:table-cell>
            </table:table-row>
            <table:table-row>
              <table:table-cell office:value-type="string">
                <text:p>Potential diff</text:p>
                <draw:g>
                  <svg:desc>flatDgait1.A8:flatDgait1.A8</svg:desc>
                </draw:g>
              </table:table-cell>
              <table:table-cell office:value-type="float" office:value="0.00000384408863468577">
                <text:p>0.00000384408863468577</text:p>
                <draw:g>
                  <svg:desc>flatDgait1.B8:flatDgait1.NA8</svg:desc>
                </draw:g>
              </table:table-cell>
              <table:table-cell office:value-type="float" office:value="-0.0000138443455521275">
                <text:p>-0.0000138443455521275</text:p>
              </table:table-cell>
              <table:table-cell office:value-type="float" office:value="-0.00000259222782028612">
                <text:p>-0.00000259222782028612</text:p>
              </table:table-cell>
              <table:table-cell office:value-type="float" office:value="0.0000218629969378492">
                <text:p>0.0000218629969378492</text:p>
              </table:table-cell>
              <table:table-cell office:value-type="float" office:value="-0.00000419736283813199">
                <text:p>-0.00000419736283813199</text:p>
              </table:table-cell>
              <table:table-cell office:value-type="float" office:value="0.00000519368567764023">
                <text:p>0.00000519368567764023</text:p>
              </table:table-cell>
              <table:table-cell office:value-type="float" office:value="-0.00000921341604781523">
                <text:p>-0.00000921341604781523</text:p>
              </table:table-cell>
              <table:table-cell office:value-type="float" office:value="-0.00000756712301236417">
                <text:p>-0.00000756712301236417</text:p>
              </table:table-cell>
              <table:table-cell office:value-type="float" office:value="0.00000203866774006745">
                <text:p>0.00000203866774006745</text:p>
              </table:table-cell>
              <table:table-cell office:value-type="float" office:value="0.000000817111090400946">
                <text:p>0.000000817111090400946</text:p>
              </table:table-cell>
              <table:table-cell office:value-type="float" office:value="0.0000154201007528942">
                <text:p>0.0000154201007528942</text:p>
              </table:table-cell>
              <table:table-cell office:value-type="float" office:value="-0.00000791266926836176">
                <text:p>-0.00000791266926836176</text:p>
              </table:table-cell>
              <table:table-cell office:value-type="float" office:value="0.00000273347245743905">
                <text:p>0.00000273347245743905</text:p>
              </table:table-cell>
              <table:table-cell office:value-type="float" office:value="0.00000302575884719714">
                <text:p>0.00000302575884719714</text:p>
              </table:table-cell>
              <table:table-cell office:value-type="float" office:value="-0.0000179479625448953">
                <text:p>-0.0000179479625448953</text:p>
              </table:table-cell>
              <table:table-cell office:value-type="float" office:value="0.0000186227618717005">
                <text:p>0.0000186227618717005</text:p>
              </table:table-cell>
              <table:table-cell office:value-type="float" office:value="-0.0000138726532827871">
                <text:p>-0.0000138726532827871</text:p>
              </table:table-cell>
              <table:table-cell office:value-type="float" office:value="0.00000233013935846404">
                <text:p>0.00000233013935846404</text:p>
              </table:table-cell>
              <table:table-cell office:value-type="float" office:value="0.0000068032442192556">
                <text:p>0.0000068032442192556</text:p>
              </table:table-cell>
              <table:table-cell office:value-type="float" office:value="-0.0000084242430509196">
                <text:p>-0.0000084242430509196</text:p>
              </table:table-cell>
              <table:table-cell office:value-type="float" office:value="-0.00000838045538742449">
                <text:p>-0.00000838045538742449</text:p>
              </table:table-cell>
              <table:table-cell office:value-type="float" office:value="0.0000168399207920444">
                <text:p>0.0000168399207920444</text:p>
              </table:table-cell>
              <table:table-cell office:value-type="float" office:value="-0.0000118234928757621">
                <text:p>-0.0000118234928757621</text:p>
              </table:table-cell>
              <table:table-cell office:value-type="float" office:value="0.0000151386440862544">
                <text:p>0.0000151386440862544</text:p>
              </table:table-cell>
              <table:table-cell office:value-type="float" office:value="-0.0000000724333716339842">
                <text:p>-0.0000000724333716339842</text:p>
              </table:table-cell>
              <table:table-cell office:value-type="float" office:value="-0.00000644440814301372">
                <text:p>-0.00000644440814301372</text:p>
              </table:table-cell>
              <table:table-cell office:value-type="float" office:value="0.00000269965095689439">
                <text:p>0.00000269965095689439</text:p>
              </table:table-cell>
              <table:table-cell office:value-type="float" office:value="-0.00000430517478278158">
                <text:p>-0.00000430517478278158</text:p>
              </table:table-cell>
              <table:table-cell office:value-type="float" office:value="0.000000107188778131206">
                <text:p>0.000000107188778131206</text:p>
              </table:table-cell>
              <table:table-cell office:value-type="float" office:value="-0.00000166649753541304">
                <text:p>-0.00000166649753541304</text:p>
              </table:table-cell>
              <table:table-cell office:value-type="float" office:value="0.00000193446622592797">
                <text:p>0.00000193446622592797</text:p>
              </table:table-cell>
              <table:table-cell office:value-type="float" office:value="-0.0000106502069795456">
                <text:p>-0.0000106502069795456</text:p>
              </table:table-cell>
              <table:table-cell office:value-type="float" office:value="-0.00000531889264404617">
                <text:p>-0.00000531889264404617</text:p>
              </table:table-cell>
              <table:table-cell office:value-type="float" office:value="0.0000252751473786561">
                <text:p>0.0000252751473786561</text:p>
              </table:table-cell>
              <table:table-cell office:value-type="float" office:value="-0.0000128564276086207">
                <text:p>-0.0000128564276086207</text:p>
              </table:table-cell>
              <table:table-cell office:value-type="float" office:value="-0.0000101940936311218">
                <text:p>-0.0000101940936311218</text:p>
              </table:table-cell>
              <table:table-cell office:value-type="float" office:value="0.0000209101793492428">
                <text:p>0.0000209101793492428</text:p>
              </table:table-cell>
              <table:table-cell office:value-type="float" office:value="-0.000000725061015560691">
                <text:p>-0.000000725061015560691</text:p>
              </table:table-cell>
              <table:table-cell office:value-type="float" office:value="-0.0000119393990917205">
                <text:p>-0.0000119393990917205</text:p>
              </table:table-cell>
              <table:table-cell office:value-type="float" office:value="0.0000154560888125932">
                <text:p>0.0000154560888125932</text:p>
              </table:table-cell>
              <table:table-cell office:value-type="float" office:value="-0.0000122741948564986">
                <text:p>-0.0000122741948564986</text:p>
              </table:table-cell>
              <table:table-cell office:value-type="float" office:value="0.0000103588174175662">
                <text:p>0.0000103588174175662</text:p>
              </table:table-cell>
              <table:table-cell office:value-type="float" office:value="0.0000180761415705111">
                <text:p>0.0000180761415705111</text:p>
              </table:table-cell>
              <table:table-cell office:value-type="float" office:value="-0.0000437028015928265">
                <text:p>-0.0000437028015928265</text:p>
              </table:table-cell>
              <table:table-cell office:value-type="float" office:value="0.0000233040496176451">
                <text:p>0.0000233040496176451</text:p>
              </table:table-cell>
              <table:table-cell office:value-type="float" office:value="-0.00000432363484770271">
                <text:p>-0.00000432363484770271</text:p>
              </table:table-cell>
              <table:table-cell office:value-type="float" office:value="-0.0000145233847273496">
                <text:p>-0.0000145233847273496</text:p>
              </table:table-cell>
              <table:table-cell office:value-type="float" office:value="-0.00000541677602355906">
                <text:p>-0.00000541677602355906</text:p>
              </table:table-cell>
              <table:table-cell office:value-type="float" office:value="0.0000210625709775036">
                <text:p>0.0000210625709775036</text:p>
              </table:table-cell>
              <table:table-cell office:value-type="float" office:value="0.0000161267549785848">
                <text:p>0.0000161267549785848</text:p>
              </table:table-cell>
              <table:table-cell office:value-type="float" office:value="-0.0000158940053013312">
                <text:p>-0.0000158940053013312</text:p>
              </table:table-cell>
              <table:table-cell office:value-type="float" office:value="-0.0000301269039595931">
                <text:p>-0.0000301269039595931</text:p>
              </table:table-cell>
              <table:table-cell office:value-type="float" office:value="0.0000324411821812087">
                <text:p>0.0000324411821812087</text:p>
              </table:table-cell>
              <table:table-cell office:value-type="float" office:value="-0.0000093767442617132">
                <text:p>-0.0000093767442617132</text:p>
              </table:table-cell>
              <table:table-cell office:value-type="float" office:value="0.000000773371584050775">
                <text:p>0.000000773371584050775</text:p>
              </table:table-cell>
              <table:table-cell office:value-type="float" office:value="-0.0000286550563749488">
                <text:p>-0.0000286550563749488</text:p>
              </table:table-cell>
              <table:table-cell office:value-type="float" office:value="0.000018359879800367">
                <text:p>0.000018359879800367</text:p>
              </table:table-cell>
              <table:table-cell office:value-type="float" office:value="0.0000137698366562411">
                <text:p>0.0000137698366562411</text:p>
              </table:table-cell>
              <table:table-cell office:value-type="float" office:value="-0.00000912309570705316">
                <text:p>-0.00000912309570705316</text:p>
              </table:table-cell>
              <table:table-cell office:value-type="float" office:value="-0.0000162457946342731">
                <text:p>-0.0000162457946342731</text:p>
              </table:table-cell>
              <table:table-cell office:value-type="float" office:value="-0.0000017152364397699">
                <text:p>-0.0000017152364397699</text:p>
              </table:table-cell>
              <table:table-cell office:value-type="float" office:value="0.000000638932244501067">
                <text:p>0.000000638932244501067</text:p>
              </table:table-cell>
              <table:table-cell office:value-type="float" office:value="0.000016817254784085">
                <text:p>0.000016817254784085</text:p>
              </table:table-cell>
              <table:table-cell office:value-type="float" office:value="-0.0000109672922518067">
                <text:p>-0.0000109672922518067</text:p>
              </table:table-cell>
              <table:table-cell office:value-type="float" office:value="-0.0000103251717301633">
                <text:p>-0.0000103251717301633</text:p>
              </table:table-cell>
              <table:table-cell office:value-type="float" office:value="0.0000402573578584531">
                <text:p>0.0000402573578584531</text:p>
              </table:table-cell>
              <table:table-cell office:value-type="float" office:value="-0.0000471310033752226">
                <text:p>-0.0000471310033752226</text:p>
              </table:table-cell>
              <table:table-cell office:value-type="float" office:value="0.0000262351485259549">
                <text:p>0.0000262351485259549</text:p>
              </table:table-cell>
              <table:table-cell office:value-type="float" office:value="0.000000516105198411498">
                <text:p>0.000000516105198411498</text:p>
              </table:table-cell>
              <table:table-cell office:value-type="float" office:value="-0.0000073319459867327">
                <text:p>-0.0000073319459867327</text:p>
              </table:table-cell>
              <table:table-cell office:value-type="float" office:value="0.0000034378894098186">
                <text:p>0.0000034378894098186</text:p>
              </table:table-cell>
              <table:table-cell office:value-type="float" office:value="-0.0000149026882244052">
                <text:p>-0.0000149026882244052</text:p>
              </table:table-cell>
              <table:table-cell office:value-type="float" office:value="0.00000962544330690429">
                <text:p>0.00000962544330690429</text:p>
              </table:table-cell>
              <table:table-cell office:value-type="float" office:value="0.000022547810266671">
                <text:p>0.000022547810266671</text:p>
              </table:table-cell>
              <table:table-cell office:value-type="float" office:value="-0.0000243212384606339">
                <text:p>-0.0000243212384606339</text:p>
              </table:table-cell>
              <table:table-cell office:value-type="float" office:value="0.00000101864087764803">
                <text:p>0.00000101864087764803</text:p>
              </table:table-cell>
              <table:table-cell office:value-type="float" office:value="0.0000132654199826443">
                <text:p>0.0000132654199826443</text:p>
              </table:table-cell>
              <table:table-cell office:value-type="float" office:value="-0.00000950424720669307">
                <text:p>-0.00000950424720669307</text:p>
              </table:table-cell>
              <table:table-cell office:value-type="float" office:value="-0.00000700993204016953">
                <text:p>-0.00000700993204016953</text:p>
              </table:table-cell>
              <table:table-cell office:value-type="float" office:value="0.0000162619136798159">
                <text:p>0.0000162619136798159</text:p>
              </table:table-cell>
              <table:table-cell office:value-type="float" office:value="-0.0000187299024246856">
                <text:p>-0.0000187299024246856</text:p>
              </table:table-cell>
              <table:table-cell office:value-type="float" office:value="-0.000940816933494348">
                <text:p>-0.000940816933494348</text:p>
              </table:table-cell>
              <table:table-cell office:value-type="float" office:value="-0.000059952050824541">
                <text:p>-0.000059952050824541</text:p>
              </table:table-cell>
              <table:table-cell office:value-type="float" office:value="-0.0000740900208707207">
                <text:p>-0.0000740900208707207</text:p>
              </table:table-cell>
              <table:table-cell office:value-type="float" office:value="0.000536378299090257">
                <text:p>0.000536378299090257</text:p>
              </table:table-cell>
              <table:table-cell office:value-type="float" office:value="0.00117894110235511">
                <text:p>0.00117894110235511</text:p>
              </table:table-cell>
              <table:table-cell office:value-type="float" office:value="0.000489226925096897">
                <text:p>0.000489226925096897</text:p>
              </table:table-cell>
              <table:table-cell office:value-type="float" office:value="0.000815810346911527">
                <text:p>0.000815810346911527</text:p>
              </table:table-cell>
              <table:table-cell office:value-type="float" office:value="0.0000969835892475346">
                <text:p>0.0000969835892475346</text:p>
              </table:table-cell>
              <table:table-cell office:value-type="float" office:value="0.000141390416937726">
                <text:p>0.000141390416937726</text:p>
              </table:table-cell>
              <table:table-cell office:value-type="float" office:value="0.000422091965529337">
                <text:p>0.000422091965529337</text:p>
              </table:table-cell>
              <table:table-cell office:value-type="float" office:value="0.00284620957719861">
                <text:p>0.00284620957719861</text:p>
              </table:table-cell>
              <table:table-cell office:value-type="float" office:value="0.00155540163127366">
                <text:p>0.00155540163127366</text:p>
              </table:table-cell>
              <table:table-cell office:value-type="float" office:value="0.00716091080136244">
                <text:p>0.00716091080136244</text:p>
              </table:table-cell>
              <table:table-cell office:value-type="float" office:value="0.0122112747023322">
                <text:p>0.0122112747023322</text:p>
              </table:table-cell>
              <table:table-cell office:value-type="float" office:value="0.0116943177452642">
                <text:p>0.0116943177452642</text:p>
              </table:table-cell>
              <table:table-cell office:value-type="float" office:value="0.00573358020082665">
                <text:p>0.00573358020082665</text:p>
              </table:table-cell>
              <table:table-cell office:value-type="float" office:value="-0.00124610080985166">
                <text:p>-0.00124610080985166</text:p>
              </table:table-cell>
              <table:table-cell office:value-type="float" office:value="-0.000840359361361176">
                <text:p>-0.000840359361361176</text:p>
              </table:table-cell>
              <table:table-cell office:value-type="float" office:value="0.00214697736697378">
                <text:p>0.00214697736697378</text:p>
              </table:table-cell>
              <table:table-cell office:value-type="float" office:value="-0.0303524541340104">
                <text:p>-0.0303524541340104</text:p>
              </table:table-cell>
              <table:table-cell office:value-type="float" office:value="-0.00654932332616154">
                <text:p>-0.00654932332616154</text:p>
              </table:table-cell>
              <table:table-cell office:value-type="float" office:value="0.00191679820563906">
                <text:p>0.00191679820563906</text:p>
              </table:table-cell>
              <table:table-cell office:value-type="float" office:value="0.000876642369914415">
                <text:p>0.000876642369914415</text:p>
              </table:table-cell>
              <table:table-cell office:value-type="float" office:value="0.00264884633918816">
                <text:p>0.00264884633918816</text:p>
              </table:table-cell>
              <table:table-cell office:value-type="float" office:value="0.00135726045322138">
                <text:p>0.00135726045322138</text:p>
              </table:table-cell>
              <table:table-cell office:value-type="float" office:value="-0.0038677198347204">
                <text:p>-0.0038677198347204</text:p>
              </table:table-cell>
              <table:table-cell office:value-type="float" office:value="0.000244251137039075">
                <text:p>0.000244251137039075</text:p>
              </table:table-cell>
              <table:table-cell office:value-type="float" office:value="0.0234788870475083">
                <text:p>0.0234788870475083</text:p>
              </table:table-cell>
              <table:table-cell office:value-type="float" office:value="-0.0188096166325019">
                <text:p>-0.0188096166325019</text:p>
              </table:table-cell>
              <table:table-cell office:value-type="float" office:value="-0.00458260376020475">
                <text:p>-0.00458260376020475</text:p>
              </table:table-cell>
              <table:table-cell office:value-type="float" office:value="-0.00763256712404714">
                <text:p>-0.00763256712404714</text:p>
              </table:table-cell>
              <table:table-cell office:value-type="float" office:value="0.00140901870380716">
                <text:p>0.00140901870380716</text:p>
              </table:table-cell>
              <table:table-cell office:value-type="float" office:value="0.00158523431966512">
                <text:p>0.00158523431966512</text:p>
              </table:table-cell>
              <table:table-cell office:value-type="float" office:value="-0.00132802589824044">
                <text:p>-0.00132802589824044</text:p>
              </table:table-cell>
              <table:table-cell office:value-type="float" office:value="-0.000572639431059119">
                <text:p>-0.000572639431059119</text:p>
              </table:table-cell>
              <table:table-cell office:value-type="float" office:value="0.000840677062714956">
                <text:p>0.000840677062714956</text:p>
              </table:table-cell>
              <table:table-cell office:value-type="float" office:value="0.00284008606672365">
                <text:p>0.00284008606672365</text:p>
              </table:table-cell>
              <table:table-cell office:value-type="float" office:value="0.00173878007995126">
                <text:p>0.00173878007995126</text:p>
              </table:table-cell>
              <table:table-cell office:value-type="float" office:value="0.00743504454604876">
                <text:p>0.00743504454604876</text:p>
              </table:table-cell>
              <table:table-cell office:value-type="float" office:value="0.00174798069542192">
                <text:p>0.00174798069542192</text:p>
              </table:table-cell>
              <table:table-cell office:value-type="float" office:value="-0.00129950803463613">
                <text:p>-0.00129950803463613</text:p>
              </table:table-cell>
              <table:table-cell office:value-type="float" office:value="-0.00225753834372805">
                <text:p>-0.00225753834372805</text:p>
              </table:table-cell>
              <table:table-cell office:value-type="float" office:value="0.00783460997434249">
                <text:p>0.00783460997434249</text:p>
              </table:table-cell>
              <table:table-cell office:value-type="float" office:value="0.0101112088968678">
                <text:p>0.0101112088968678</text:p>
              </table:table-cell>
              <table:table-cell office:value-type="float" office:value="0.00187901534481444">
                <text:p>0.00187901534481444</text:p>
              </table:table-cell>
              <table:table-cell office:value-type="float" office:value="0.00152679336661415">
                <text:p>0.00152679336661415</text:p>
              </table:table-cell>
              <table:table-cell office:value-type="float" office:value="-0.00178881254590896">
                <text:p>-0.00178881254590896</text:p>
              </table:table-cell>
              <table:table-cell office:value-type="float" office:value="-0.00106086650078568">
                <text:p>-0.00106086650078568</text:p>
              </table:table-cell>
              <table:table-cell office:value-type="float" office:value="0.00286245322195777">
                <text:p>0.00286245322195777</text:p>
              </table:table-cell>
              <table:table-cell office:value-type="float" office:value="-0.00186748444762663">
                <text:p>-0.00186748444762663</text:p>
              </table:table-cell>
              <table:table-cell office:value-type="float" office:value="-0.0179318534329826">
                <text:p>-0.0179318534329826</text:p>
              </table:table-cell>
              <table:table-cell office:value-type="float" office:value="0.00136215111822263">
                <text:p>0.00136215111822263</text:p>
              </table:table-cell>
              <table:table-cell office:value-type="float" office:value="-0.00263634662230333">
                <text:p>-0.00263634662230333</text:p>
              </table:table-cell>
              <table:table-cell office:value-type="float" office:value="-0.00570801898353657">
                <text:p>-0.00570801898353657</text:p>
              </table:table-cell>
              <table:table-cell office:value-type="float" office:value="-0.00195186513677537">
                <text:p>-0.00195186513677537</text:p>
              </table:table-cell>
              <table:table-cell office:value-type="float" office:value="-0.000120067378441557">
                <text:p>-0.000120067378441557</text:p>
              </table:table-cell>
              <table:table-cell office:value-type="float" office:value="-0.005239251522693">
                <text:p>-0.005239251522693</text:p>
              </table:table-cell>
              <table:table-cell office:value-type="float" office:value="-0.00247699487797626">
                <text:p>-0.00247699487797626</text:p>
              </table:table-cell>
              <table:table-cell office:value-type="float" office:value="-0.00044945997377438">
                <text:p>-0.00044945997377438</text:p>
              </table:table-cell>
              <table:table-cell office:value-type="float" office:value="0.0426515502650057">
                <text:p>0.0426515502650057</text:p>
              </table:table-cell>
              <table:table-cell office:value-type="float" office:value="-0.0020712494546542">
                <text:p>-0.0020712494546542</text:p>
              </table:table-cell>
              <table:table-cell office:value-type="float" office:value="-0.000595870261039744">
                <text:p>-0.000595870261039744</text:p>
              </table:table-cell>
              <table:table-cell office:value-type="float" office:value="-0.000318340221188318">
                <text:p>-0.000318340221188318</text:p>
              </table:table-cell>
              <table:table-cell office:value-type="float" office:value="-0.0136690244032684">
                <text:p>-0.0136690244032684</text:p>
              </table:table-cell>
              <table:table-cell office:value-type="float" office:value="-0.00632211702760555">
                <text:p>-0.00632211702760555</text:p>
              </table:table-cell>
              <table:table-cell office:value-type="float" office:value="-0.0132533429021304">
                <text:p>-0.0132533429021304</text:p>
              </table:table-cell>
              <table:table-cell office:value-type="float" office:value="0.000127340746098714">
                <text:p>0.000127340746098714</text:p>
              </table:table-cell>
              <table:table-cell office:value-type="float" office:value="0.00205230658919764">
                <text:p>0.00205230658919764</text:p>
              </table:table-cell>
              <table:table-cell office:value-type="float" office:value="-0.000533146482524338">
                <text:p>-0.000533146482524338</text:p>
              </table:table-cell>
              <table:table-cell office:value-type="float" office:value="-0.00238485527228755">
                <text:p>-0.00238485527228755</text:p>
              </table:table-cell>
              <table:table-cell office:value-type="float" office:value="-0.000371234515457619">
                <text:p>-0.000371234515457619</text:p>
              </table:table-cell>
              <table:table-cell office:value-type="float" office:value="-0.00043664719833747">
                <text:p>-0.00043664719833747</text:p>
              </table:table-cell>
              <table:table-cell office:value-type="float" office:value="0.00151281682073845">
                <text:p>0.00151281682073845</text:p>
              </table:table-cell>
              <table:table-cell office:value-type="float" office:value="0.00151649722481123">
                <text:p>0.00151649722481123</text:p>
              </table:table-cell>
              <table:table-cell office:value-type="float" office:value="0.00380311678749057">
                <text:p>0.00380311678749057</text:p>
              </table:table-cell>
              <table:table-cell office:value-type="float" office:value="0.00874796961932756">
                <text:p>0.00874796961932756</text:p>
              </table:table-cell>
              <table:table-cell office:value-type="float" office:value="0.0115206366401699">
                <text:p>0.0115206366401699</text:p>
              </table:table-cell>
              <table:table-cell office:value-type="float" office:value="0.0033415905323545">
                <text:p>0.0033415905323545</text:p>
              </table:table-cell>
              <table:table-cell office:value-type="float" office:value="0.00124877252642841">
                <text:p>0.00124877252642841</text:p>
              </table:table-cell>
              <table:table-cell office:value-type="float" office:value="-0.00180946284915923">
                <text:p>-0.00180946284915923</text:p>
              </table:table-cell>
              <table:table-cell office:value-type="float" office:value="-0.00192347034851609">
                <text:p>-0.00192347034851609</text:p>
              </table:table-cell>
              <table:table-cell office:value-type="float" office:value="-0.00212533765996498">
                <text:p>-0.00212533765996498</text:p>
              </table:table-cell>
              <table:table-cell office:value-type="float" office:value="-0.00034800927100842">
                <text:p>-0.00034800927100842</text:p>
              </table:table-cell>
              <table:table-cell office:value-type="float" office:value="-0.00258490079423646">
                <text:p>-0.00258490079423646</text:p>
              </table:table-cell>
              <table:table-cell office:value-type="float" office:value="-0.00831577569100278">
                <text:p>-0.00831577569100278</text:p>
              </table:table-cell>
              <table:table-cell office:value-type="float" office:value="-0.00350352095014317">
                <text:p>-0.00350352095014317</text:p>
              </table:table-cell>
              <table:table-cell office:value-type="float" office:value="-0.00975756118897497">
                <text:p>-0.00975756118897497</text:p>
              </table:table-cell>
              <table:table-cell office:value-type="float" office:value="-0.00194111093388921">
                <text:p>-0.00194111093388921</text:p>
              </table:table-cell>
              <table:table-cell office:value-type="float" office:value="-0.00209027721975491">
                <text:p>-0.00209027721975491</text:p>
              </table:table-cell>
              <table:table-cell office:value-type="float" office:value="-0.00277411101106456">
                <text:p>-0.00277411101106456</text:p>
              </table:table-cell>
              <table:table-cell office:value-type="float" office:value="-0.0019323534881609">
                <text:p>-0.0019323534881609</text:p>
              </table:table-cell>
              <table:table-cell office:value-type="float" office:value="0.000474374084780127">
                <text:p>0.000474374084780127</text:p>
              </table:table-cell>
              <table:table-cell office:value-type="float" office:value="0.0388573658922043">
                <text:p>0.0388573658922043</text:p>
              </table:table-cell>
              <table:table-cell office:value-type="float" office:value="-0.00356123961864962">
                <text:p>-0.00356123961864962</text:p>
              </table:table-cell>
              <table:table-cell office:value-type="float" office:value="-0.00323864169539989">
                <text:p>-0.00323864169539989</text:p>
              </table:table-cell>
              <table:table-cell office:value-type="float" office:value="-0.0165845183507727">
                <text:p>-0.0165845183507727</text:p>
              </table:table-cell>
              <table:table-cell office:value-type="float" office:value="-0.00485195163251923">
                <text:p>-0.00485195163251923</text:p>
              </table:table-cell>
              <table:table-cell office:value-type="float" office:value="-0.0055936592281412">
                <text:p>-0.0055936592281412</text:p>
              </table:table-cell>
              <table:table-cell office:value-type="float" office:value="0.0000269593269173751">
                <text:p>0.0000269593269173751</text:p>
              </table:table-cell>
              <table:table-cell office:value-type="float" office:value="0.00482179513645098">
                <text:p>0.00482179513645098</text:p>
              </table:table-cell>
              <table:table-cell office:value-type="float" office:value="0.00182184656689832">
                <text:p>0.00182184656689832</text:p>
              </table:table-cell>
              <table:table-cell office:value-type="float" office:value="0.0000358155473135224">
                <text:p>0.0000358155473135224</text:p>
              </table:table-cell>
              <table:table-cell office:value-type="float" office:value="-0.0008219972717598">
                <text:p>-0.0008219972717598</text:p>
              </table:table-cell>
              <table:table-cell office:value-type="float" office:value="-0.0000987005581101763">
                <text:p>-0.0000987005581101763</text:p>
              </table:table-cell>
              <table:table-cell office:value-type="float" office:value="-0.0015245695201358">
                <text:p>-0.0015245695201358</text:p>
              </table:table-cell>
              <table:table-cell office:value-type="float" office:value="0.0020779371821445">
                <text:p>0.0020779371821445</text:p>
              </table:table-cell>
              <table:table-cell office:value-type="float" office:value="0.00266255989140773">
                <text:p>0.00266255989140773</text:p>
              </table:table-cell>
              <table:table-cell office:value-type="float" office:value="0.0055038812442495">
                <text:p>0.0055038812442495</text:p>
              </table:table-cell>
              <table:table-cell office:value-type="float" office:value="0.00259221941461213">
                <text:p>0.00259221941461213</text:p>
              </table:table-cell>
              <table:table-cell office:value-type="float" office:value="0.00404015161214255">
                <text:p>0.00404015161214255</text:p>
              </table:table-cell>
              <table:table-cell office:value-type="float" office:value="0.00186154347746792">
                <text:p>0.00186154347746792</text:p>
              </table:table-cell>
              <table:table-cell office:value-type="float" office:value="0.0101934290382948">
                <text:p>0.0101934290382948</text:p>
              </table:table-cell>
              <table:table-cell office:value-type="float" office:value="0.00427581885785022">
                <text:p>0.00427581885785022</text:p>
              </table:table-cell>
              <table:table-cell office:value-type="float" office:value="0.00065825924740115">
                <text:p>0.00065825924740115</text:p>
              </table:table-cell>
              <table:table-cell office:value-type="float" office:value="0.000588687353126449">
                <text:p>0.000588687353126449</text:p>
              </table:table-cell>
              <table:table-cell office:value-type="float" office:value="-0.00089036102954948">
                <text:p>-0.00089036102954948</text:p>
              </table:table-cell>
              <table:table-cell office:value-type="float" office:value="-0.000478847643273661">
                <text:p>-0.000478847643273661</text:p>
              </table:table-cell>
              <table:table-cell office:value-type="float" office:value="0.00279845510131277">
                <text:p>0.00279845510131277</text:p>
              </table:table-cell>
              <table:table-cell office:value-type="float" office:value="-0.0012936918106648">
                <text:p>-0.0012936918106648</text:p>
              </table:table-cell>
              <table:table-cell office:value-type="float" office:value="-0.0249634248016181">
                <text:p>-0.0249634248016181</text:p>
              </table:table-cell>
              <table:table-cell office:value-type="float" office:value="-0.0041850282626244">
                <text:p>-0.0041850282626244</text:p>
              </table:table-cell>
              <table:table-cell office:value-type="float" office:value="-0.00260112642201638">
                <text:p>-0.00260112642201638</text:p>
              </table:table-cell>
              <table:table-cell office:value-type="float" office:value="0.000352817055264243">
                <text:p>0.000352817055264243</text:p>
              </table:table-cell>
              <table:table-cell office:value-type="float" office:value="0.000422694818050073">
                <text:p>0.000422694818050073</text:p>
              </table:table-cell>
              <table:table-cell office:value-type="float" office:value="0.00122584267717446">
                <text:p>0.00122584267717446</text:p>
              </table:table-cell>
              <table:table-cell office:value-type="float" office:value="-0.000153284574169299">
                <text:p>-0.000153284574169299</text:p>
              </table:table-cell>
              <table:table-cell office:value-type="float" office:value="-0.00126526015646544">
                <text:p>-0.00126526015646544</text:p>
              </table:table-cell>
              <table:table-cell office:value-type="float" office:value="-0.00225490430097919">
                <text:p>-0.00225490430097919</text:p>
              </table:table-cell>
              <table:table-cell office:value-type="float" office:value="0.0257317133628971">
                <text:p>0.0257317133628971</text:p>
              </table:table-cell>
              <table:table-cell office:value-type="float" office:value="-0.00217277018191725">
                <text:p>-0.00217277018191725</text:p>
              </table:table-cell>
              <table:table-cell office:value-type="float" office:value="-0.00839094017072783">
                <text:p>-0.00839094017072783</text:p>
              </table:table-cell>
              <table:table-cell office:value-type="float" office:value="-0.0047031691410942">
                <text:p>-0.0047031691410942</text:p>
              </table:table-cell>
              <table:table-cell office:value-type="float" office:value="-0.0000225231065759668">
                <text:p>-0.0000225231065759668</text:p>
              </table:table-cell>
              <table:table-cell office:value-type="float" office:value="-0.00589684382261257">
                <text:p>-0.00589684382261257</text:p>
              </table:table-cell>
              <table:table-cell office:value-type="float" office:value="-0.000660781835402746">
                <text:p>-0.000660781835402746</text:p>
              </table:table-cell>
              <table:table-cell office:value-type="float" office:value="-0.00140798605860593">
                <text:p>-0.00140798605860593</text:p>
              </table:table-cell>
              <table:table-cell office:value-type="float" office:value="-0.0015444001518774">
                <text:p>-0.0015444001518774</text:p>
              </table:table-cell>
              <table:table-cell office:value-type="float" office:value="-0.000190450839213929">
                <text:p>-0.000190450839213929</text:p>
              </table:table-cell>
              <table:table-cell office:value-type="float" office:value="0.000403298500380567">
                <text:p>0.000403298500380567</text:p>
              </table:table-cell>
              <table:table-cell office:value-type="float" office:value="0.00396658844187764">
                <text:p>0.00396658844187764</text:p>
              </table:table-cell>
              <table:table-cell office:value-type="float" office:value="0.00412945990053087">
                <text:p>0.00412945990053087</text:p>
              </table:table-cell>
              <table:table-cell office:value-type="float" office:value="0.00827573139609888">
                <text:p>0.00827573139609888</text:p>
              </table:table-cell>
              <table:table-cell office:value-type="float" office:value="0.00256592630306357">
                <text:p>0.00256592630306357</text:p>
              </table:table-cell>
              <table:table-cell office:value-type="float" office:value="0.00253176601621496">
                <text:p>0.00253176601621496</text:p>
              </table:table-cell>
              <table:table-cell office:value-type="float" office:value="0.00433530373592595">
                <text:p>0.00433530373592595</text:p>
              </table:table-cell>
              <table:table-cell office:value-type="float" office:value="0.0101162545905818">
                <text:p>0.0101162545905818</text:p>
              </table:table-cell>
              <table:table-cell office:value-type="float" office:value="-0.00347335697252432">
                <text:p>-0.00347335697252432</text:p>
              </table:table-cell>
              <table:table-cell office:value-type="float" office:value="-0.00183760562446428">
                <text:p>-0.00183760562446428</text:p>
              </table:table-cell>
              <table:table-cell office:value-type="float" office:value="-0.00254218523779448">
                <text:p>-0.00254218523779448</text:p>
              </table:table-cell>
              <table:table-cell office:value-type="float" office:value="-0.0254624303327901">
                <text:p>-0.0254624303327901</text:p>
              </table:table-cell>
              <table:table-cell office:value-type="float" office:value="0.0000415801626629797">
                <text:p>0.0000415801626629797</text:p>
              </table:table-cell>
              <table:table-cell office:value-type="float" office:value="-0.00993653084205598">
                <text:p>-0.00993653084205598</text:p>
              </table:table-cell>
              <table:table-cell office:value-type="float" office:value="-0.00328355308323158">
                <text:p>-0.00328355308323158</text:p>
              </table:table-cell>
              <table:table-cell office:value-type="float" office:value="0.0372100368970429">
                <text:p>0.0372100368970429</text:p>
              </table:table-cell>
              <table:table-cell office:value-type="float" office:value="-0.00123629322111429">
                <text:p>-0.00123629322111429</text:p>
              </table:table-cell>
              <table:table-cell office:value-type="float" office:value="-0.00254404513452217">
                <text:p>-0.00254404513452217</text:p>
              </table:table-cell>
              <table:table-cell office:value-type="float" office:value="-0.00496088402267259">
                <text:p>-0.00496088402267259</text:p>
              </table:table-cell>
              <table:table-cell office:value-type="float" office:value="-0.010797886323976">
                <text:p>-0.010797886323976</text:p>
              </table:table-cell>
              <table:table-cell office:value-type="float" office:value="-0.00328348858163974">
                <text:p>-0.00328348858163974</text:p>
              </table:table-cell>
              <table:table-cell office:value-type="float" office:value="-0.00260875956582252">
                <text:p>-0.00260875956582252</text:p>
              </table:table-cell>
              <table:table-cell office:value-type="float" office:value="-0.00567572064314731">
                <text:p>-0.00567572064314731</text:p>
              </table:table-cell>
              <table:table-cell office:value-type="float" office:value="0.000821188214937429">
                <text:p>0.000821188214937429</text:p>
              </table:table-cell>
              <table:table-cell office:value-type="float" office:value="0.00435796656663301">
                <text:p>0.00435796656663301</text:p>
              </table:table-cell>
              <table:table-cell office:value-type="float" office:value="-0.000475479987504968">
                <text:p>-0.000475479987504968</text:p>
              </table:table-cell>
              <table:table-cell office:value-type="float" office:value="-0.00104970422144907">
                <text:p>-0.00104970422144907</text:p>
              </table:table-cell>
              <table:table-cell office:value-type="float" office:value="-0.00135256974536119">
                <text:p>-0.00135256974536119</text:p>
              </table:table-cell>
              <table:table-cell office:value-type="float" office:value="0.00248961028007522">
                <text:p>0.00248961028007522</text:p>
              </table:table-cell>
              <table:table-cell office:value-type="float" office:value="0.00226017143251261">
                <text:p>0.00226017143251261</text:p>
              </table:table-cell>
              <table:table-cell office:value-type="float" office:value="0.00568694174012085">
                <text:p>0.00568694174012085</text:p>
              </table:table-cell>
              <table:table-cell office:value-type="float" office:value="0.00118900547074091">
                <text:p>0.00118900547074091</text:p>
              </table:table-cell>
              <table:table-cell office:value-type="float" office:value="0.00806762058989208">
                <text:p>0.00806762058989208</text:p>
              </table:table-cell>
              <table:table-cell office:value-type="float" office:value="0.000247992515244322">
                <text:p>0.000247992515244322</text:p>
              </table:table-cell>
              <table:table-cell office:value-type="float" office:value="0.00202270946768762">
                <text:p>0.00202270946768762</text:p>
              </table:table-cell>
              <table:table-cell office:value-type="float" office:value="0.0113800084573243">
                <text:p>0.0113800084573243</text:p>
              </table:table-cell>
              <table:table-cell office:value-type="float" office:value="0.00135367807241832">
                <text:p>0.00135367807241832</text:p>
              </table:table-cell>
              <table:table-cell office:value-type="float" office:value="0.000538837081646815">
                <text:p>0.000538837081646815</text:p>
              </table:table-cell>
              <table:table-cell office:value-type="float" office:value="0.000717557169148064">
                <text:p>0.000717557169148064</text:p>
              </table:table-cell>
              <table:table-cell office:value-type="float" office:value="-0.0228912684031672">
                <text:p>-0.0228912684031672</text:p>
              </table:table-cell>
              <table:table-cell office:value-type="float" office:value="-0.00592311915975369">
                <text:p>-0.00592311915975369</text:p>
              </table:table-cell>
              <table:table-cell office:value-type="float" office:value="-0.00214208790097936">
                <text:p>-0.00214208790097936</text:p>
              </table:table-cell>
              <table:table-cell office:value-type="float" office:value="-0.00319956101497776">
                <text:p>-0.00319956101497776</text:p>
              </table:table-cell>
              <table:table-cell office:value-type="float" office:value="0.0014392201751342">
                <text:p>0.0014392201751342</text:p>
              </table:table-cell>
              <table:table-cell office:value-type="float" office:value="0.002274705547756">
                <text:p>0.002274705547756</text:p>
              </table:table-cell>
              <table:table-cell office:value-type="float" office:value="0.000782945389684708">
                <text:p>0.000782945389684708</text:p>
              </table:table-cell>
              <table:table-cell office:value-type="float" office:value="-0.00402758231063438">
                <text:p>-0.00402758231063438</text:p>
              </table:table-cell>
              <table:table-cell office:value-type="float" office:value="0.0054162338610636">
                <text:p>0.0054162338610636</text:p>
              </table:table-cell>
              <table:table-cell office:value-type="float" office:value="-0.00149178980090936">
                <text:p>-0.00149178980090936</text:p>
              </table:table-cell>
              <table:table-cell office:value-type="float" office:value="-0.0117715003898478">
                <text:p>-0.0117715003898478</text:p>
              </table:table-cell>
              <table:table-cell office:value-type="float" office:value="-0.00178041780104765">
                <text:p>-0.00178041780104765</text:p>
              </table:table-cell>
              <table:table-cell office:value-type="float" office:value="-0.0000297329366742427">
                <text:p>-0.0000297329366742427</text:p>
              </table:table-cell>
              <table:table-cell office:value-type="float" office:value="0.00140134200991388">
                <text:p>0.00140134200991388</text:p>
              </table:table-cell>
              <table:table-cell office:value-type="float" office:value="0.00686016400717876">
                <text:p>0.00686016400717876</text:p>
              </table:table-cell>
              <table:table-cell office:value-type="float" office:value="0.00312792367948728">
                <text:p>0.00312792367948728</text:p>
              </table:table-cell>
              <table:table-cell office:value-type="float" office:value="-0.000820837104056449">
                <text:p>-0.000820837104056449</text:p>
              </table:table-cell>
              <table:table-cell office:value-type="float" office:value="-0.000650465520083632">
                <text:p>-0.000650465520083632</text:p>
              </table:table-cell>
              <table:table-cell office:value-type="float" office:value="-0.000264989923066672">
                <text:p>-0.000264989923066672</text:p>
              </table:table-cell>
              <table:table-cell office:value-type="float" office:value="-0.000359247866025647">
                <text:p>-0.000359247866025647</text:p>
              </table:table-cell>
              <table:table-cell office:value-type="float" office:value="-0.000247230665527898">
                <text:p>-0.000247230665527898</text:p>
              </table:table-cell>
              <table:table-cell office:value-type="float" office:value="0.00268028947466553">
                <text:p>0.00268028947466553</text:p>
              </table:table-cell>
              <table:table-cell office:value-type="float" office:value="0.00284457488974532">
                <text:p>0.00284457488974532</text:p>
              </table:table-cell>
              <table:table-cell office:value-type="float" office:value="0.00380120601941913">
                <text:p>0.00380120601941913</text:p>
              </table:table-cell>
              <table:table-cell office:value-type="float" office:value="0.00328479081395611">
                <text:p>0.00328479081395611</text:p>
              </table:table-cell>
              <table:table-cell office:value-type="float" office:value="0.0145604327168102">
                <text:p>0.0145604327168102</text:p>
              </table:table-cell>
              <table:table-cell office:value-type="float" office:value="-0.000477292146121577">
                <text:p>-0.000477292146121577</text:p>
              </table:table-cell>
              <table:table-cell office:value-type="float" office:value="0.000423559203921897">
                <text:p>0.000423559203921897</text:p>
              </table:table-cell>
              <table:table-cell office:value-type="float" office:value="-0.000107690571614416">
                <text:p>-0.000107690571614416</text:p>
              </table:table-cell>
              <table:table-cell office:value-type="float" office:value="-0.0000970064198492215">
                <text:p>-0.0000970064198492215</text:p>
              </table:table-cell>
              <table:table-cell office:value-type="float" office:value="-0.00013016048329928">
                <text:p>-0.00013016048329928</text:p>
              </table:table-cell>
              <table:table-cell office:value-type="float" office:value="-0.0000149629427063092">
                <text:p>-0.0000149629427063092</text:p>
              </table:table-cell>
              <table:table-cell office:value-type="float" office:value="0.00000945152031661678">
                <text:p>0.00000945152031661678</text:p>
              </table:table-cell>
              <table:table-cell office:value-type="float" office:value="0.0000744871170200723">
                <text:p>0.0000744871170200723</text:p>
              </table:table-cell>
              <table:table-cell office:value-type="float" office:value="-0.0000619518956990195">
                <text:p>-0.0000619518956990195</text:p>
              </table:table-cell>
              <table:table-cell office:value-type="float" office:value="0.0000166018636377219">
                <text:p>0.0000166018636377219</text:p>
              </table:table-cell>
              <table:table-cell office:value-type="float" office:value="0.000062303218897275">
                <text:p>0.000062303218897275</text:p>
              </table:table-cell>
              <table:table-cell office:value-type="float" office:value="-0.0000365835440654383">
                <text:p>-0.0000365835440654383</text:p>
              </table:table-cell>
              <table:table-cell office:value-type="float" office:value="-0.0000276612570443979">
                <text:p>-0.0000276612570443979</text:p>
              </table:table-cell>
              <table:table-cell office:value-type="float" office:value="0.000065459766367959">
                <text:p>0.000065459766367959</text:p>
              </table:table-cell>
              <table:table-cell office:value-type="float" office:value="-0.0000332214727692404">
                <text:p>-0.0000332214727692404</text:p>
              </table:table-cell>
              <table:table-cell office:value-type="float" office:value="-0.00000916368952424973">
                <text:p>-0.00000916368952424973</text:p>
              </table:table-cell>
              <table:table-cell office:value-type="float" office:value="-0.00000514625280650938">
                <text:p>-0.00000514625280650938</text:p>
              </table:table-cell>
              <table:table-cell office:value-type="float" office:value="0.0000105883178803112">
                <text:p>0.0000105883178803112</text:p>
              </table:table-cell>
              <table:table-cell office:value-type="float" office:value="-0.0000455315900264042">
                <text:p>-0.0000455315900264042</text:p>
              </table:table-cell>
              <table:table-cell office:value-type="float" office:value="0.0000364664396002579">
                <text:p>0.0000364664396002579</text:p>
              </table:table-cell>
              <table:table-cell office:value-type="float" office:value="0.00000664219425577928">
                <text:p>0.00000664219425577928</text:p>
              </table:table-cell>
              <table:table-cell office:value-type="float" office:value="-0.0000130282460801823">
                <text:p>-0.0000130282460801823</text:p>
              </table:table-cell>
              <table:table-cell office:value-type="float" office:value="-0.00000364861154800167">
                <text:p>-0.00000364861154800167</text:p>
              </table:table-cell>
              <table:table-cell office:value-type="float" office:value="-0.0000299234545473315">
                <text:p>-0.0000299234545473315</text:p>
              </table:table-cell>
              <table:table-cell office:value-type="float" office:value="0.0000182616241767297">
                <text:p>0.0000182616241767297</text:p>
              </table:table-cell>
              <table:table-cell office:value-type="float" office:value="-0.00000677058327980262">
                <text:p>-0.00000677058327980262</text:p>
              </table:table-cell>
              <table:table-cell office:value-type="float" office:value="0.0000130165215369571">
                <text:p>0.0000130165215369571</text:p>
              </table:table-cell>
              <table:table-cell office:value-type="float" office:value="0.000034285784862087">
                <text:p>0.000034285784862087</text:p>
              </table:table-cell>
              <table:table-cell office:value-type="float" office:value="-0.0000468168527082424">
                <text:p>-0.0000468168527082424</text:p>
              </table:table-cell>
              <table:table-cell office:value-type="float" office:value="-0.0000088786352047121">
                <text:p>-0.0000088786352047121</text:p>
              </table:table-cell>
              <table:table-cell office:value-type="float" office:value="0.0000538823759168028">
                <text:p>0.0000538823759168028</text:p>
              </table:table-cell>
              <table:table-cell office:value-type="float" office:value="-0.00000208101036519581">
                <text:p>-0.00000208101036519581</text:p>
              </table:table-cell>
              <table:table-cell office:value-type="float" office:value="0.0000171334136985224">
                <text:p>0.0000171334136985224</text:p>
              </table:table-cell>
              <table:table-cell office:value-type="float" office:value="-0.0000457721471963102">
                <text:p>-0.0000457721471963102</text:p>
              </table:table-cell>
              <table:table-cell office:value-type="float" office:value="-0.00000831732174866318">
                <text:p>-0.00000831732174866318</text:p>
              </table:table-cell>
              <table:table-cell office:value-type="float" office:value="0.000008159556520837">
                <text:p>0.000008159556520837</text:p>
              </table:table-cell>
              <table:table-cell office:value-type="float" office:value="-0.0000361562655782355">
                <text:p>-0.0000361562655782355</text:p>
              </table:table-cell>
              <table:table-cell office:value-type="float" office:value="0.0000409593683209919">
                <text:p>0.0000409593683209919</text:p>
              </table:table-cell>
              <table:table-cell office:value-type="float" office:value="0.0000393160897969591">
                <text:p>0.0000393160897969591</text:p>
              </table:table-cell>
              <table:table-cell office:value-type="float" office:value="-0.0000725432717928465">
                <text:p>-0.0000725432717928465</text:p>
              </table:table-cell>
              <table:table-cell office:value-type="float" office:value="0.0000815704837998643">
                <text:p>0.0000815704837998643</text:p>
              </table:table-cell>
              <table:table-cell office:value-type="float" office:value="-0.0000597807488747493">
                <text:p>-0.0000597807488747493</text:p>
              </table:table-cell>
              <table:table-cell office:value-type="float" office:value="0.000067801041305493">
                <text:p>0.000067801041305493</text:p>
              </table:table-cell>
              <table:table-cell office:value-type="float" office:value="-0.0000532121477710423">
                <text:p>-0.0000532121477710423</text:p>
              </table:table-cell>
              <table:table-cell office:value-type="float" office:value="-0.0000226119434854621">
                <text:p>-0.0000226119434854621</text:p>
              </table:table-cell>
              <table:table-cell office:value-type="float" office:value="0.0000249776677458957">
                <text:p>0.0000249776677458957</text:p>
              </table:table-cell>
              <table:table-cell office:value-type="float" office:value="-0.00000911576418810567">
                <text:p>-0.00000911576418810567</text:p>
              </table:table-cell>
              <table:table-cell office:value-type="float" office:value="0.0000156384882734062">
                <text:p>0.0000156384882734062</text:p>
              </table:table-cell>
              <table:table-cell office:value-type="float" office:value="-0.0000180453304711725">
                <text:p>-0.0000180453304711725</text:p>
              </table:table-cell>
              <table:table-cell office:value-type="float" office:value="0.0000157916117372592">
                <text:p>0.0000157916117372592</text:p>
              </table:table-cell>
              <table:table-cell office:value-type="float" office:value="-0.0000112600150754538">
                <text:p>-0.0000112600150754538</text:p>
              </table:table-cell>
              <table:table-cell office:value-type="float" office:value="-0.0000159521506590266">
                <text:p>-0.0000159521506590266</text:p>
              </table:table-cell>
              <table:table-cell office:value-type="float" office:value="-0.0000113168525492369">
                <text:p>-0.0000113168525492369</text:p>
              </table:table-cell>
              <table:table-cell office:value-type="float" office:value="0.0000373842939540014">
                <text:p>0.0000373842939540014</text:p>
              </table:table-cell>
              <table:table-cell office:value-type="float" office:value="-0.0000278057997998848">
                <text:p>-0.0000278057997998848</text:p>
              </table:table-cell>
              <table:table-cell office:value-type="float" office:value="0.00002227690511869">
                <text:p>0.00002227690511869</text:p>
              </table:table-cell>
              <table:table-cell office:value-type="float" office:value="-0.00000979908772286153">
                <text:p>-0.00000979908772286153</text:p>
              </table:table-cell>
              <table:table-cell office:value-type="float" office:value="0.0000307898682970209">
                <text:p>0.0000307898682970209</text:p>
              </table:table-cell>
              <table:table-cell office:value-type="float" office:value="-0.0000366712942875269">
                <text:p>-0.0000366712942875269</text:p>
              </table:table-cell>
              <table:table-cell office:value-type="float" office:value="0.0000282284339778727">
                <text:p>0.0000282284339778727</text:p>
              </table:table-cell>
              <table:table-cell office:value-type="float" office:value="-0.0000245186184496537">
                <text:p>-0.0000245186184496537</text:p>
              </table:table-cell>
              <table:table-cell office:value-type="float" office:value="-0.00000370950135714088">
                <text:p>-0.00000370950135714088</text:p>
              </table:table-cell>
              <table:table-cell office:value-type="float" office:value="-0.00000194089197930181">
                <text:p>-0.00000194089197930181</text:p>
              </table:table-cell>
              <table:table-cell office:value-type="float" office:value="0.0000156819306542655">
                <text:p>0.0000156819306542655</text:p>
              </table:table-cell>
              <table:table-cell office:value-type="float" office:value="-0.0000255226862399538">
                <text:p>-0.0000255226862399538</text:p>
              </table:table-cell>
              <table:table-cell office:value-type="float" office:value="0.0000339979542793301">
                <text:p>0.0000339979542793301</text:p>
              </table:table-cell>
              <table:table-cell office:value-type="float" office:value="0.00000511864466079537">
                <text:p>0.00000511864466079537</text:p>
              </table:table-cell>
              <table:table-cell office:value-type="float" office:value="-0.0000237998007575624">
                <text:p>-0.0000237998007575624</text:p>
              </table:table-cell>
              <table:table-cell office:value-type="float" office:value="0.0000243112797799205">
                <text:p>0.0000243112797799205</text:p>
              </table:table-cell>
              <table:table-cell office:value-type="float" office:value="-0.00000629500581866838">
                <text:p>-0.00000629500581866838</text:p>
              </table:table-cell>
              <table:table-cell office:value-type="float" office:value="0.0000101068717012764">
                <text:p>0.0000101068717012764</text:p>
              </table:table-cell>
              <table:table-cell office:value-type="float" office:value="-0.0000176326579164332">
                <text:p>-0.0000176326579164332</text:p>
              </table:table-cell>
              <table:table-cell office:value-type="float" office:value="-0.0000224398626988975">
                <text:p>-0.0000224398626988975</text:p>
              </table:table-cell>
              <table:table-cell office:value-type="float" office:value="0.0000283075199203342">
                <text:p>0.0000283075199203342</text:p>
              </table:table-cell>
              <table:table-cell office:value-type="float" office:value="-0.0000088003303310713">
                <text:p>-0.0000088003303310713</text:p>
              </table:table-cell>
              <table:table-cell office:value-type="float" office:value="0.00000869451803681143">
                <text:p>0.00000869451803681143</text:p>
              </table:table-cell>
              <table:table-cell office:value-type="float" office:value="0.00000446380556473613">
                <text:p>0.00000446380556473613</text:p>
              </table:table-cell>
              <table:table-cell office:value-type="float" office:value="0.00000419898700726451">
                <text:p>0.00000419898700726451</text:p>
              </table:table-cell>
              <table:table-cell office:value-type="float" office:value="-0.00000823937161370525">
                <text:p>-0.00000823937161370525</text:p>
              </table:table-cell>
              <table:table-cell office:value-type="float" office:value="0.00000144249038880329">
                <text:p>0.00000144249038880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